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Bookman Old Style" svg:font-family="'Bookman Old Style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2" svg:font-family="Arial" style:font-pitch="variable"/>
    <style:font-face style:name="Open Sans1" svg:font-family="'Open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44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0.8811in"/>
    </style:style>
    <style:style style:name="co4" style:family="table-column">
      <style:table-column-properties fo:break-before="auto" style:column-width="1.8299in"/>
    </style:style>
    <style:style style:name="co5" style:family="table-column">
      <style:table-column-properties fo:break-before="auto" style:column-width="1.411in"/>
    </style:style>
    <style:style style:name="co6" style:family="table-column">
      <style:table-column-properties fo:break-before="auto" style:column-width="1.7752in"/>
    </style:style>
    <style:style style:name="co7" style:family="table-column">
      <style:table-column-properties fo:break-before="auto" style:column-width="1.0807in"/>
    </style:style>
    <style:style style:name="co8" style:family="table-column">
      <style:table-column-properties fo:break-before="auto" style:column-width="1.2016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2016">
      <style:table-properties table:display="true" style:writing-mode="lr-tb"/>
    </style:style>
    <style:style style:name="ta2" style:family="table" style:master-page-name="PageStyle_5f_2017">
      <style:table-properties table:display="true" style:writing-mode="lr-tb"/>
    </style:style>
    <style:style style:name="ta3" style:family="table" style:master-page-name="PageStyle_5f_2018">
      <style:table-properties table:display="true" style:writing-mode="lr-tb"/>
    </style:style>
    <style:style style:name="ta4" style:family="table" style:master-page-name="PageStyle_5f_2019">
      <style:table-properties table:display="true" style:writing-mode="lr-tb"/>
    </style:style>
    <style:style style:name="ta5" style:family="table" style:master-page-name="PageStyle_5f_2020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_32_0_25__20_-_20_Énfasis3_20_3" style:data-style-name="N1000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" style:family="table-cell" style:parent-style-name="_32_0_25__20_-_20_Énfasis3_20_3" style:data-style-name="N1000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3" style:family="table-cell" style:parent-style-name="Normal_5f_98UE" style:data-style-name="N10001">
      <style:table-cell-properties style:text-align-source="fix" style:repeat-content="false" fo:background-color="transparent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4" style:family="table-cell" style:parent-style-name="Normal_5f_98UE" style:data-style-name="N10001">
      <style:table-cell-properties style:rotation-align="non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5" style:family="table-cell" style:parent-style-name="_32_0_25__20_-_20_Énfasis3_20_3" style:data-style-name="N1000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6" style:family="table-cell" style:parent-style-name="Normal_5f_98UE" style:data-style-name="N10001">
      <style:table-cell-properties style:text-align-source="fix" style:repeat-content="false" fo:background-color="transparent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7" style:family="table-cell" style:parent-style-name="Normal_5f_98UE" style:data-style-name="N10001">
      <style:table-cell-properties style:rotation-align="non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8" style:family="table-cell" style:parent-style-name="Default" style:data-style-name="N10001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Normal_5f_98UE" style:data-style-name="N1000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0" style:family="table-cell" style:parent-style-name="Normal_5f_98UE" style:data-style-name="N10001">
      <style:table-cell-properties style:text-align-source="fix" style:repeat-content="fals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1" style:family="table-cell" style:parent-style-name="Normal_5f_98UE" style:data-style-name="N10001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2" style:family="table-cell" style:parent-style-name="Normal_5f_98UE" style:data-style-name="N10001">
      <style:table-cell-properties style:text-align-source="fix" style:repeat-content="fals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3" style:family="table-cell" style:parent-style-name="Normal_5f_98UE" style:data-style-name="N1000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4" style:family="table-cell" style:parent-style-name="Normal_5f_98UE" style:data-style-name="N1000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5" style:family="table-cell" style:parent-style-name="Normal_5f_98UE" style:data-style-name="N1000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6" style:family="table-cell" style:parent-style-name="_32_0_25__20_-_20_Énfasis3_20_3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7" style:family="table-cell" style:parent-style-name="_32_0_25__20_-_20_Énfasis3_20_3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8" style:family="table-cell" style:parent-style-name="Normal_5f_98UE" style:data-style-name="N1">
      <style:table-cell-properties style:rotation-align="non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9" style:family="table-cell" style:parent-style-name="_32_0_25__20_-_20_Énfasis3_20_3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0" style:family="table-cell" style:parent-style-name="Normal_5f_98UE" style:data-style-name="N1">
      <style:table-cell-properties style:rotation-align="non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1" style:family="table-cell" style:parent-style-name="Normal_5f_98UE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2" style:family="table-cell" style:parent-style-name="Normal_5f_98UE" style:data-style-name="N1">
      <style:table-cell-properties style:text-align-source="fix" style:repeat-content="false" fo:background-color="transparent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3" style:family="table-cell" style:parent-style-name="Normal_5f_98UE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4" style:family="table-cell" style:parent-style-name="Normal_5f_98UE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25" style:family="table-cell" style:parent-style-name="Normal_5f_98UE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6" style:family="table-cell" style:parent-style-name="_32_0_25__20_-_20_Énfasis3_20_3_20_2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7" style:family="table-cell" style:parent-style-name="_32_0_25__20_-_20_Énfasis3_20_3_20_2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6" table:style-name="ta1">
        <office:forms form:automatic-focus="false" form:apply-design-mode="false"/>
        <table:table-header-columns>
          <table:table-column table:style-name="co1" table:default-cell-style-name="ce4"/>
        </table:table-header-columns>
        <table:table-column table:style-name="co2" table:number-columns-repeated="27" table:default-cell-style-name="ce7"/>
        <table:table-column table:style-name="co2" table:number-columns-repeated="3" table:default-cell-style-name="ce4"/>
        <table:table-column table:style-name="co3" table:number-columns-repeated="993" table:default-cell-style-name="ce7"/>
        <table:table-row table:style-name="ro1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ALEMANIA</text:p>
          </table:table-cell>
          <table:table-cell table:style-name="ce1" office:value-type="string" calcext:value-type="string">
            <text:p>AUSTRIA</text:p>
          </table:table-cell>
          <table:table-cell table:style-name="ce1" office:value-type="string" calcext:value-type="string">
            <text:p>BÉLGICA</text:p>
          </table:table-cell>
          <table:table-cell table:style-name="ce1" office:value-type="string" calcext:value-type="string">
            <text:p>BULGARIA</text:p>
          </table:table-cell>
          <table:table-cell table:style-name="ce1" office:value-type="string" calcext:value-type="string">
            <text:p>CHIPRE</text:p>
          </table:table-cell>
          <table:table-cell table:style-name="ce1" office:value-type="string" calcext:value-type="string">
            <text:p>CROACIA</text:p>
          </table:table-cell>
          <table:table-cell table:style-name="ce1" office:value-type="string" calcext:value-type="string">
            <text:p>DINAMARCA</text:p>
          </table:table-cell>
          <table:table-cell table:style-name="ce1" office:value-type="string" calcext:value-type="string">
            <text:p>ESLOVAQUIA</text:p>
          </table:table-cell>
          <table:table-cell table:style-name="ce1" office:value-type="string" calcext:value-type="string">
            <text:p>ESLOVENIA</text:p>
          </table:table-cell>
          <table:table-cell table:style-name="ce1" office:value-type="string" calcext:value-type="string">
            <text:p>ESTONIA</text:p>
          </table:table-cell>
          <table:table-cell table:style-name="ce1" office:value-type="string" calcext:value-type="string">
            <text:p>FINLANDIA</text:p>
          </table:table-cell>
          <table:table-cell table:style-name="ce1" office:value-type="string" calcext:value-type="string">
            <text:p>FRANCIA</text:p>
          </table:table-cell>
          <table:table-cell table:style-name="ce1" office:value-type="string" calcext:value-type="string">
            <text:p>GRECIA</text:p>
          </table:table-cell>
          <table:table-cell table:style-name="ce1" office:value-type="string" calcext:value-type="string">
            <text:p>HUNGRIA</text:p>
          </table:table-cell>
          <table:table-cell table:style-name="ce1" office:value-type="string" calcext:value-type="string">
            <text:p>IRLAND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LETONIA</text:p>
          </table:table-cell>
          <table:table-cell table:style-name="ce1" office:value-type="string" calcext:value-type="string">
            <text:p>LITUANIA</text:p>
          </table:table-cell>
          <table:table-cell table:style-name="ce1" office:value-type="string" calcext:value-type="string">
            <text:p>LUXEMBURGO</text:p>
          </table:table-cell>
          <table:table-cell table:style-name="ce1" office:value-type="string" calcext:value-type="string">
            <text:p>MALTA</text:p>
          </table:table-cell>
          <table:table-cell table:style-name="ce1" office:value-type="string" calcext:value-type="string">
            <text:p>PAISES BAJOS</text:p>
          </table:table-cell>
          <table:table-cell table:style-name="ce1" office:value-type="string" calcext:value-type="string">
            <text:p>POLONIA</text:p>
          </table:table-cell>
          <table:table-cell table:style-name="ce1" office:value-type="string" calcext:value-type="string">
            <text:p>PORTUGAL</text:p>
          </table:table-cell>
          <table:table-cell table:style-name="ce1" office:value-type="string" calcext:value-type="string">
            <text:p>REINO UNIDO</text:p>
          </table:table-cell>
          <table:table-cell table:style-name="ce1" office:value-type="string" calcext:value-type="string">
            <text:p>REP. CHECA</text:p>
          </table:table-cell>
          <table:table-cell table:style-name="ce1" office:value-type="string" calcext:value-type="string">
            <text:p>RUMANIA</text:p>
          </table:table-cell>
          <table:table-cell table:style-name="ce1" office:value-type="string" calcext:value-type="string">
            <text:p>SUECIA</text:p>
          </table:table-cell>
          <table:table-cell table:style-name="ce1" office:value-type="string" calcext:value-type="string">
            <text:p>TOTAL UE-27</text:p>
          </table:table-cell>
          <table:table-cell table:style-name="ce1" office:value-type="string" calcext:value-type="string">
            <text:p>EXTRE UE</text:p>
          </table:table-cell>
          <table:table-cell table:style-name="ce1" office:value-type="string" calcext:value-type="string">
            <text:p>TOTAL</text:p>
          </table:table-cell>
          <table:table-cell table:style-name="ce9" office:value-type="string" calcext:value-type="string">
            <text:p>TIPO</text:p>
          </table:table-cell>
          <table:table-cell table:style-name="ce9"/>
          <table:table-cell table:style-name="ce13" table:number-columns-repeated="2"/>
          <table:table-cell table:style-name="ce14" table:number-columns-repeated="989"/>
        </table:table-row>
        <table:table-row table:style-name="ro2">
          <table:table-cell table:style-name="ce1" office:value-type="string" calcext:value-type="string">
            <text:p>ACELGA</text:p>
          </table:table-cell>
          <table:table-cell table:style-name="ce5" office:value-type="float" office:value="568660" calcext:value-type="float">
            <text:p>568660</text:p>
          </table:table-cell>
          <table:table-cell table:style-name="ce5" office:value-type="float" office:value="14926" calcext:value-type="float">
            <text:p>14926</text:p>
          </table:table-cell>
          <table:table-cell table:style-name="ce5" office:value-type="float" office:value="236239" calcext:value-type="float">
            <text:p>236239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39265" calcext:value-type="float">
            <text:p>39265</text:p>
          </table:table-cell>
          <table:table-cell table:style-name="ce5" office:value-type="float" office:value="5272" calcext:value-type="float">
            <text:p>527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1060603" calcext:value-type="float">
            <text:p>106060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925" calcext:value-type="float">
            <text:p>5925</text:p>
          </table:table-cell>
          <table:table-cell table:style-name="ce5" office:value-type="float" office:value="70823" calcext:value-type="float">
            <text:p>70823</text:p>
          </table:table-cell>
          <table:table-cell table:style-name="ce5" office:value-type="float" office:value="57119" calcext:value-type="float">
            <text:p>5711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485094" calcext:value-type="float">
            <text:p>485094</text:p>
          </table:table-cell>
          <table:table-cell table:style-name="ce5" office:value-type="float" office:value="7493" calcext:value-type="float">
            <text:p>7493</text:p>
          </table:table-cell>
          <table:table-cell table:style-name="ce5" office:value-type="float" office:value="24090" calcext:value-type="float">
            <text:p>24090</text:p>
          </table:table-cell>
          <table:table-cell table:style-name="ce5" office:value-type="float" office:value="739219" calcext:value-type="float">
            <text:p>739219</text:p>
          </table:table-cell>
          <table:table-cell table:style-name="ce5" office:value-type="float" office:value="14149" calcext:value-type="float">
            <text:p>1414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9218" calcext:value-type="float">
            <text:p>99218</text:p>
          </table:table-cell>
          <table:table-cell table:style-name="ce5" table:formula="of:=(SUM([.B2:.AB2]))+0" office:value-type="float" office:value="3428807" calcext:value-type="float">
            <text:p>3428807</text:p>
          </table:table-cell>
          <table:table-cell table:style-name="ce5" table:formula="of:=(+[.AE2]-[.AC2])+0" office:value-type="float" office:value="131500" calcext:value-type="float">
            <text:p>131500</text:p>
          </table:table-cell>
          <table:table-cell table:style-name="ce5" office:value-type="float" office:value="3560307" calcext:value-type="float">
            <text:p>3560307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AJO</text:p>
          </table:table-cell>
          <table:table-cell table:style-name="ce5" office:value-type="float" office:value="41753059" calcext:value-type="float">
            <text:p>41753059</text:p>
          </table:table-cell>
          <table:table-cell table:style-name="ce5" office:value-type="float" office:value="1459541" calcext:value-type="float">
            <text:p>1459541</text:p>
          </table:table-cell>
          <table:table-cell table:style-name="ce5" office:value-type="float" office:value="3548109" calcext:value-type="float">
            <text:p>3548109</text:p>
          </table:table-cell>
          <table:table-cell table:style-name="ce5" office:value-type="float" office:value="443288" calcext:value-type="float">
            <text:p>44328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35993" calcext:value-type="float">
            <text:p>435993</text:p>
          </table:table-cell>
          <table:table-cell table:style-name="ce5" office:value-type="float" office:value="3696115" calcext:value-type="float">
            <text:p>3696115</text:p>
          </table:table-cell>
          <table:table-cell table:style-name="ce5" office:value-type="float" office:value="608282" calcext:value-type="float">
            <text:p>608282</text:p>
          </table:table-cell>
          <table:table-cell table:style-name="ce5" office:value-type="float" office:value="164070" calcext:value-type="float">
            <text:p>164070</text:p>
          </table:table-cell>
          <table:table-cell table:style-name="ce5" office:value-type="float" office:value="94249" calcext:value-type="float">
            <text:p>94249</text:p>
          </table:table-cell>
          <table:table-cell table:style-name="ce5" office:value-type="float" office:value="1931061" calcext:value-type="float">
            <text:p>1931061</text:p>
          </table:table-cell>
          <table:table-cell table:style-name="ce5" office:value-type="float" office:value="49681958" calcext:value-type="float">
            <text:p>49681958</text:p>
          </table:table-cell>
          <table:table-cell table:style-name="ce5" office:value-type="float" office:value="1257339" calcext:value-type="float">
            <text:p>1257339</text:p>
          </table:table-cell>
          <table:table-cell table:style-name="ce5" office:value-type="float" office:value="2342738" calcext:value-type="float">
            <text:p>2342738</text:p>
          </table:table-cell>
          <table:table-cell table:style-name="ce5" office:value-type="float" office:value="963836" calcext:value-type="float">
            <text:p>963836</text:p>
          </table:table-cell>
          <table:table-cell table:style-name="ce5" office:value-type="float" office:value="46109981" calcext:value-type="float">
            <text:p>46109981</text:p>
          </table:table-cell>
          <table:table-cell table:style-name="ce5" office:value-type="float" office:value="834689" calcext:value-type="float">
            <text:p>834689</text:p>
          </table:table-cell>
          <table:table-cell table:style-name="ce5" office:value-type="float" office:value="111897" calcext:value-type="float">
            <text:p>111897</text:p>
          </table:table-cell>
          <table:table-cell table:style-name="ce5" office:value-type="float" office:value="33955" calcext:value-type="float">
            <text:p>33955</text:p>
          </table:table-cell>
          <table:table-cell table:style-name="ce5" office:value-type="float" office:value="139850" calcext:value-type="float">
            <text:p>139850</text:p>
          </table:table-cell>
          <table:table-cell table:style-name="ce5" office:value-type="float" office:value="9286809" calcext:value-type="float">
            <text:p>9286809</text:p>
          </table:table-cell>
          <table:table-cell table:style-name="ce5" office:value-type="float" office:value="8902037" calcext:value-type="float">
            <text:p>8902037</text:p>
          </table:table-cell>
          <table:table-cell table:style-name="ce5" office:value-type="float" office:value="19203104" calcext:value-type="float">
            <text:p>19203104</text:p>
          </table:table-cell>
          <table:table-cell table:style-name="ce5" office:value-type="float" office:value="33072885" calcext:value-type="float">
            <text:p>33072885</text:p>
          </table:table-cell>
          <table:table-cell table:style-name="ce5" office:value-type="float" office:value="6506337" calcext:value-type="float">
            <text:p>6506337</text:p>
          </table:table-cell>
          <table:table-cell table:style-name="ce5" office:value-type="float" office:value="2932534" calcext:value-type="float">
            <text:p>2932534</text:p>
          </table:table-cell>
          <table:table-cell table:style-name="ce5" office:value-type="float" office:value="3318984" calcext:value-type="float">
            <text:p>3318984</text:p>
          </table:table-cell>
          <table:table-cell table:style-name="ce5" table:formula="of:=(SUM([.B3:.AB3]))+0" office:value-type="float" office:value="238832700" calcext:value-type="float">
            <text:p>238832700</text:p>
          </table:table-cell>
          <table:table-cell table:style-name="ce5" table:formula="of:=(+[.AE3]-[.AC3])+0" office:value-type="float" office:value="137493803" calcext:value-type="float">
            <text:p>137493803</text:p>
          </table:table-cell>
          <table:table-cell table:style-name="ce5" office:value-type="float" office:value="376326503" calcext:value-type="float">
            <text:p>376326503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ALCACHOFA</text:p>
          </table:table-cell>
          <table:table-cell table:style-name="ce5" office:value-type="float" office:value="1684957" calcext:value-type="float">
            <text:p>1684957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233383" calcext:value-type="float">
            <text:p>233383</text:p>
          </table:table-cell>
          <table:table-cell table:style-name="ce5" office:value-type="float" office:value="293" calcext:value-type="float">
            <text:p>29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33" calcext:value-type="float">
            <text:p>733</text:p>
          </table:table-cell>
          <table:table-cell table:style-name="ce5" office:value-type="float" office:value="53026" calcext:value-type="float">
            <text:p>53026</text:p>
          </table:table-cell>
          <table:table-cell table:style-name="ce5" office:value-type="float" office:value="619" calcext:value-type="float">
            <text:p>619</text:p>
          </table:table-cell>
          <table:table-cell table:style-name="ce5" office:value-type="float" office:value="6631" calcext:value-type="float">
            <text:p>663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390820" calcext:value-type="float">
            <text:p>8390820</text:p>
          </table:table-cell>
          <table:table-cell table:style-name="ce5" office:value-type="float" office:value="131230" calcext:value-type="float">
            <text:p>131230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9211" calcext:value-type="float">
            <text:p>9211</text:p>
          </table:table-cell>
          <table:table-cell table:style-name="ce5" office:value-type="float" office:value="1743639" calcext:value-type="float">
            <text:p>174363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514" calcext:value-type="float">
            <text:p>9514</text:p>
          </table:table-cell>
          <table:table-cell table:style-name="ce5" office:value-type="float" office:value="25491" calcext:value-type="float">
            <text:p>25491</text:p>
          </table:table-cell>
          <table:table-cell table:style-name="ce5" office:value-type="float" office:value="396752" calcext:value-type="float">
            <text:p>396752</text:p>
          </table:table-cell>
          <table:table-cell table:style-name="ce5" office:value-type="float" office:value="1659" calcext:value-type="float">
            <text:p>1659</text:p>
          </table:table-cell>
          <table:table-cell table:style-name="ce5" office:value-type="float" office:value="88054" calcext:value-type="float">
            <text:p>88054</text:p>
          </table:table-cell>
          <table:table-cell table:style-name="ce5" office:value-type="float" office:value="205143" calcext:value-type="float">
            <text:p>205143</text:p>
          </table:table-cell>
          <table:table-cell table:style-name="ce5" office:value-type="float" office:value="25517" calcext:value-type="float">
            <text:p>25517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51573" calcext:value-type="float">
            <text:p>151573</text:p>
          </table:table-cell>
          <table:table-cell table:style-name="ce5" table:formula="of:=(SUM([.B4:.AB4]))+0" office:value-type="float" office:value="13158750" calcext:value-type="float">
            <text:p>13158750</text:p>
          </table:table-cell>
          <table:table-cell table:style-name="ce5" table:formula="of:=(+[.AE4]-[.AC4])+0" office:value-type="float" office:value="156643" calcext:value-type="float">
            <text:p>156643</text:p>
          </table:table-cell>
          <table:table-cell table:style-name="ce5" office:value-type="float" office:value="13315393" calcext:value-type="float">
            <text:p>13315393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APIO</text:p>
          </table:table-cell>
          <table:table-cell table:style-name="ce5" office:value-type="float" office:value="7491058" calcext:value-type="float">
            <text:p>7491058</text:p>
          </table:table-cell>
          <table:table-cell table:style-name="ce5" office:value-type="float" office:value="112176" calcext:value-type="float">
            <text:p>112176</text:p>
          </table:table-cell>
          <table:table-cell table:style-name="ce5" office:value-type="float" office:value="2511416" calcext:value-type="float">
            <text:p>2511416</text:p>
          </table:table-cell>
          <table:table-cell table:style-name="ce5" office:value-type="float" office:value="40069" calcext:value-type="float">
            <text:p>40069</text:p>
          </table:table-cell>
          <table:table-cell table:style-name="ce5" office:value-type="float" office:value="18873" calcext:value-type="float">
            <text:p>18873</text:p>
          </table:table-cell>
          <table:table-cell table:style-name="ce5" office:value-type="float" office:value="20118" calcext:value-type="float">
            <text:p>20118</text:p>
          </table:table-cell>
          <table:table-cell table:style-name="ce5" office:value-type="float" office:value="1150266" calcext:value-type="float">
            <text:p>1150266</text:p>
          </table:table-cell>
          <table:table-cell table:style-name="ce5" office:value-type="float" office:value="89931" calcext:value-type="float">
            <text:p>8993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7507" calcext:value-type="float">
            <text:p>97507</text:p>
          </table:table-cell>
          <table:table-cell table:style-name="ce5" office:value-type="float" office:value="358627" calcext:value-type="float">
            <text:p>358627</text:p>
          </table:table-cell>
          <table:table-cell table:style-name="ce5" office:value-type="float" office:value="4207688" calcext:value-type="float">
            <text:p>4207688</text:p>
          </table:table-cell>
          <table:table-cell table:style-name="ce5" office:value-type="float" office:value="17265" calcext:value-type="float">
            <text:p>17265</text:p>
          </table:table-cell>
          <table:table-cell table:style-name="ce5" office:value-type="float" office:value="144534" calcext:value-type="float">
            <text:p>144534</text:p>
          </table:table-cell>
          <table:table-cell table:style-name="ce5" office:value-type="float" office:value="841999" calcext:value-type="float">
            <text:p>841999</text:p>
          </table:table-cell>
          <table:table-cell table:style-name="ce5" office:value-type="float" office:value="2538598" calcext:value-type="float">
            <text:p>2538598</text:p>
          </table:table-cell>
          <table:table-cell table:style-name="ce5" office:value-type="float" office:value="354276" calcext:value-type="float">
            <text:p>354276</text:p>
          </table:table-cell>
          <table:table-cell table:style-name="ce5" office:value-type="float" office:value="307607" calcext:value-type="float">
            <text:p>307607</text:p>
          </table:table-cell>
          <table:table-cell table:style-name="ce5" office:value-type="float" office:value="9653" calcext:value-type="float">
            <text:p>9653</text:p>
          </table:table-cell>
          <table:table-cell table:style-name="ce5" office:value-type="float" office:value="4167" calcext:value-type="float">
            <text:p>4167</text:p>
          </table:table-cell>
          <table:table-cell table:style-name="ce5" office:value-type="float" office:value="6293725" calcext:value-type="float">
            <text:p>6293725</text:p>
          </table:table-cell>
          <table:table-cell table:style-name="ce5" office:value-type="float" office:value="2090784" calcext:value-type="float">
            <text:p>2090784</text:p>
          </table:table-cell>
          <table:table-cell table:style-name="ce5" office:value-type="float" office:value="252909" calcext:value-type="float">
            <text:p>252909</text:p>
          </table:table-cell>
          <table:table-cell table:style-name="ce5" office:value-type="float" office:value="13393066" calcext:value-type="float">
            <text:p>13393066</text:p>
          </table:table-cell>
          <table:table-cell table:style-name="ce5" office:value-type="float" office:value="238180" calcext:value-type="float">
            <text:p>238180</text:p>
          </table:table-cell>
          <table:table-cell table:style-name="ce5" office:value-type="float" office:value="84540" calcext:value-type="float">
            <text:p>84540</text:p>
          </table:table-cell>
          <table:table-cell table:style-name="ce5" office:value-type="float" office:value="585173" calcext:value-type="float">
            <text:p>585173</text:p>
          </table:table-cell>
          <table:table-cell table:style-name="ce5" table:formula="of:=(SUM([.B5:.AB5]))+0" office:value-type="float" office:value="43254205" calcext:value-type="float">
            <text:p>43254205</text:p>
          </table:table-cell>
          <table:table-cell table:style-name="ce5" table:formula="of:=(+[.AE5]-[.AC5])+0" office:value-type="float" office:value="1623852" calcext:value-type="float">
            <text:p>1623852</text:p>
          </table:table-cell>
          <table:table-cell table:style-name="ce5" office:value-type="float" office:value="44878057" calcext:value-type="float">
            <text:p>44878057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BERENJENA</text:p>
          </table:table-cell>
          <table:table-cell table:style-name="ce5" office:value-type="float" office:value="29127958" calcext:value-type="float">
            <text:p>29127958</text:p>
          </table:table-cell>
          <table:table-cell table:style-name="ce5" office:value-type="float" office:value="1322454" calcext:value-type="float">
            <text:p>1322454</text:p>
          </table:table-cell>
          <table:table-cell table:style-name="ce5" office:value-type="float" office:value="3030826" calcext:value-type="float">
            <text:p>3030826</text:p>
          </table:table-cell>
          <table:table-cell table:style-name="ce5" office:value-type="float" office:value="447651" calcext:value-type="float">
            <text:p>447651</text:p>
          </table:table-cell>
          <table:table-cell table:style-name="ce5" office:value-type="float" office:value="2804" calcext:value-type="float">
            <text:p>2804</text:p>
          </table:table-cell>
          <table:table-cell table:style-name="ce5" office:value-type="float" office:value="334874" calcext:value-type="float">
            <text:p>334874</text:p>
          </table:table-cell>
          <table:table-cell table:style-name="ce5" office:value-type="float" office:value="843211" calcext:value-type="float">
            <text:p>843211</text:p>
          </table:table-cell>
          <table:table-cell table:style-name="ce5" office:value-type="float" office:value="299011" calcext:value-type="float">
            <text:p>299011</text:p>
          </table:table-cell>
          <table:table-cell table:style-name="ce5" office:value-type="float" office:value="103532" calcext:value-type="float">
            <text:p>103532</text:p>
          </table:table-cell>
          <table:table-cell table:style-name="ce5" office:value-type="float" office:value="1232713" calcext:value-type="float">
            <text:p>1232713</text:p>
          </table:table-cell>
          <table:table-cell table:style-name="ce5" office:value-type="float" office:value="224983" calcext:value-type="float">
            <text:p>224983</text:p>
          </table:table-cell>
          <table:table-cell table:style-name="ce5" office:value-type="float" office:value="40072819" calcext:value-type="float">
            <text:p>40072819</text:p>
          </table:table-cell>
          <table:table-cell table:style-name="ce5" office:value-type="float" office:value="69135" calcext:value-type="float">
            <text:p>69135</text:p>
          </table:table-cell>
          <table:table-cell table:style-name="ce5" office:value-type="float" office:value="944477" calcext:value-type="float">
            <text:p>944477</text:p>
          </table:table-cell>
          <table:table-cell table:style-name="ce5" office:value-type="float" office:value="322741" calcext:value-type="float">
            <text:p>322741</text:p>
          </table:table-cell>
          <table:table-cell table:style-name="ce5" office:value-type="float" office:value="16924305" calcext:value-type="float">
            <text:p>16924305</text:p>
          </table:table-cell>
          <table:table-cell table:style-name="ce5" office:value-type="float" office:value="1521805" calcext:value-type="float">
            <text:p>1521805</text:p>
          </table:table-cell>
          <table:table-cell table:style-name="ce5" office:value-type="float" office:value="2631214" calcext:value-type="float">
            <text:p>2631214</text:p>
          </table:table-cell>
          <table:table-cell table:style-name="ce5" office:value-type="float" office:value="65487" calcext:value-type="float">
            <text:p>65487</text:p>
          </table:table-cell>
          <table:table-cell table:style-name="ce5" office:value-type="float" office:value="1693" calcext:value-type="float">
            <text:p>1693</text:p>
          </table:table-cell>
          <table:table-cell table:style-name="ce5" office:value-type="float" office:value="11486169" calcext:value-type="float">
            <text:p>11486169</text:p>
          </table:table-cell>
          <table:table-cell table:style-name="ce5" office:value-type="float" office:value="1972137" calcext:value-type="float">
            <text:p>1972137</text:p>
          </table:table-cell>
          <table:table-cell table:style-name="ce5" office:value-type="float" office:value="2205273" calcext:value-type="float">
            <text:p>2205273</text:p>
          </table:table-cell>
          <table:table-cell table:style-name="ce5" office:value-type="float" office:value="12649329" calcext:value-type="float">
            <text:p>12649329</text:p>
          </table:table-cell>
          <table:table-cell table:style-name="ce5" office:value-type="float" office:value="3151639" calcext:value-type="float">
            <text:p>3151639</text:p>
          </table:table-cell>
          <table:table-cell table:style-name="ce5" office:value-type="float" office:value="1186315" calcext:value-type="float">
            <text:p>1186315</text:p>
          </table:table-cell>
          <table:table-cell table:style-name="ce5" office:value-type="float" office:value="1391361" calcext:value-type="float">
            <text:p>1391361</text:p>
          </table:table-cell>
          <table:table-cell table:style-name="ce5" table:formula="of:=(SUM([.B6:.AB6]))+0" office:value-type="float" office:value="133565916" calcext:value-type="float">
            <text:p>133565916</text:p>
          </table:table-cell>
          <table:table-cell table:style-name="ce5" table:formula="of:=(+[.AE6]-[.AC6])+0" office:value-type="float" office:value="1961001" calcext:value-type="float">
            <text:p>1961001</text:p>
          </table:table-cell>
          <table:table-cell table:style-name="ce5" office:value-type="float" office:value="135526917" calcext:value-type="float">
            <text:p>135526917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CALABACÍN</text:p>
          </table:table-cell>
          <table:table-cell table:style-name="ce5" office:value-type="float" office:value="59063506" calcext:value-type="float">
            <text:p>59063506</text:p>
          </table:table-cell>
          <table:table-cell table:style-name="ce5" office:value-type="float" office:value="1933768" calcext:value-type="float">
            <text:p>1933768</text:p>
          </table:table-cell>
          <table:table-cell table:style-name="ce5" office:value-type="float" office:value="11241607" calcext:value-type="float">
            <text:p>11241607</text:p>
          </table:table-cell>
          <table:table-cell table:style-name="ce5" office:value-type="float" office:value="36774" calcext:value-type="float">
            <text:p>36774</text:p>
          </table:table-cell>
          <table:table-cell table:style-name="ce5" office:value-type="float" office:value="2565" calcext:value-type="float">
            <text:p>2565</text:p>
          </table:table-cell>
          <table:table-cell table:style-name="ce5" office:value-type="float" office:value="720599" calcext:value-type="float">
            <text:p>720599</text:p>
          </table:table-cell>
          <table:table-cell table:style-name="ce5" office:value-type="float" office:value="2645694" calcext:value-type="float">
            <text:p>2645694</text:p>
          </table:table-cell>
          <table:table-cell table:style-name="ce5" office:value-type="float" office:value="345495" calcext:value-type="float">
            <text:p>345495</text:p>
          </table:table-cell>
          <table:table-cell table:style-name="ce5" office:value-type="float" office:value="365829" calcext:value-type="float">
            <text:p>365829</text:p>
          </table:table-cell>
          <table:table-cell table:style-name="ce5" office:value-type="float" office:value="85977" calcext:value-type="float">
            <text:p>85977</text:p>
          </table:table-cell>
          <table:table-cell table:style-name="ce5" office:value-type="float" office:value="1609356" calcext:value-type="float">
            <text:p>1609356</text:p>
          </table:table-cell>
          <table:table-cell table:style-name="ce5" office:value-type="float" office:value="88233702" calcext:value-type="float">
            <text:p>88233702</text:p>
          </table:table-cell>
          <table:table-cell table:style-name="ce5" office:value-type="float" office:value="127082" calcext:value-type="float">
            <text:p>127082</text:p>
          </table:table-cell>
          <table:table-cell table:style-name="ce5" office:value-type="float" office:value="1053762" calcext:value-type="float">
            <text:p>1053762</text:p>
          </table:table-cell>
          <table:table-cell table:style-name="ce5" office:value-type="float" office:value="1352587" calcext:value-type="float">
            <text:p>1352587</text:p>
          </table:table-cell>
          <table:table-cell table:style-name="ce5" office:value-type="float" office:value="6422498" calcext:value-type="float">
            <text:p>6422498</text:p>
          </table:table-cell>
          <table:table-cell table:style-name="ce5" office:value-type="float" office:value="313165" calcext:value-type="float">
            <text:p>313165</text:p>
          </table:table-cell>
          <table:table-cell table:style-name="ce5" office:value-type="float" office:value="418325" calcext:value-type="float">
            <text:p>418325</text:p>
          </table:table-cell>
          <table:table-cell table:style-name="ce5" office:value-type="float" office:value="89258" calcext:value-type="float">
            <text:p>89258</text:p>
          </table:table-cell>
          <table:table-cell table:style-name="ce5" office:value-type="float" office:value="2417" calcext:value-type="float">
            <text:p>2417</text:p>
          </table:table-cell>
          <table:table-cell table:style-name="ce5" office:value-type="float" office:value="31165846" calcext:value-type="float">
            <text:p>31165846</text:p>
          </table:table-cell>
          <table:table-cell table:style-name="ce5" office:value-type="float" office:value="7449384" calcext:value-type="float">
            <text:p>7449384</text:p>
          </table:table-cell>
          <table:table-cell table:style-name="ce5" office:value-type="float" office:value="8001436" calcext:value-type="float">
            <text:p>8001436</text:p>
          </table:table-cell>
          <table:table-cell table:style-name="ce5" office:value-type="float" office:value="33467701" calcext:value-type="float">
            <text:p>33467701</text:p>
          </table:table-cell>
          <table:table-cell table:style-name="ce5" office:value-type="float" office:value="1593950" calcext:value-type="float">
            <text:p>1593950</text:p>
          </table:table-cell>
          <table:table-cell table:style-name="ce5" office:value-type="float" office:value="354224" calcext:value-type="float">
            <text:p>354224</text:p>
          </table:table-cell>
          <table:table-cell table:style-name="ce5" office:value-type="float" office:value="3926421" calcext:value-type="float">
            <text:p>3926421</text:p>
          </table:table-cell>
          <table:table-cell table:style-name="ce5" table:formula="of:=(SUM([.B7:.AB7]))+0" office:value-type="float" office:value="262022928" calcext:value-type="float">
            <text:p>262022928</text:p>
          </table:table-cell>
          <table:table-cell table:style-name="ce5" table:formula="of:=(+[.AE7]-[.AC7])+0" office:value-type="float" office:value="4485924" calcext:value-type="float">
            <text:p>4485924</text:p>
          </table:table-cell>
          <table:table-cell table:style-name="ce5" office:value-type="float" office:value="266508852" calcext:value-type="float">
            <text:p>266508852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CALABAZA</text:p>
          </table:table-cell>
          <table:table-cell table:style-name="ce5" office:value-type="float" office:value="6736253" calcext:value-type="float">
            <text:p>6736253</text:p>
          </table:table-cell>
          <table:table-cell table:style-name="ce5" office:value-type="float" office:value="120679" calcext:value-type="float">
            <text:p>120679</text:p>
          </table:table-cell>
          <table:table-cell table:style-name="ce5" office:value-type="float" office:value="479528" calcext:value-type="float">
            <text:p>479528</text:p>
          </table:table-cell>
          <table:table-cell table:style-name="ce5" office:value-type="float" office:value="2538" calcext:value-type="float">
            <text:p>253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5399" calcext:value-type="float">
            <text:p>55399</text:p>
          </table:table-cell>
          <table:table-cell table:style-name="ce5" office:value-type="float" office:value="309519" calcext:value-type="float">
            <text:p>309519</text:p>
          </table:table-cell>
          <table:table-cell table:style-name="ce5" office:value-type="float" office:value="132621" calcext:value-type="float">
            <text:p>132621</text:p>
          </table:table-cell>
          <table:table-cell table:style-name="ce5" office:value-type="float" office:value="20902" calcext:value-type="float">
            <text:p>20902</text:p>
          </table:table-cell>
          <table:table-cell table:style-name="ce5" office:value-type="float" office:value="1806" calcext:value-type="float">
            <text:p>1806</text:p>
          </table:table-cell>
          <table:table-cell table:style-name="ce5" office:value-type="float" office:value="88414" calcext:value-type="float">
            <text:p>88414</text:p>
          </table:table-cell>
          <table:table-cell table:style-name="ce5" office:value-type="float" office:value="10076705" calcext:value-type="float">
            <text:p>10076705</text:p>
          </table:table-cell>
          <table:table-cell table:style-name="ce5" office:value-type="float" office:value="1283" calcext:value-type="float">
            <text:p>1283</text:p>
          </table:table-cell>
          <table:table-cell table:style-name="ce5" office:value-type="float" office:value="27256" calcext:value-type="float">
            <text:p>27256</text:p>
          </table:table-cell>
          <table:table-cell table:style-name="ce5" office:value-type="float" office:value="77078" calcext:value-type="float">
            <text:p>77078</text:p>
          </table:table-cell>
          <table:table-cell table:style-name="ce5" office:value-type="float" office:value="697005" calcext:value-type="float">
            <text:p>697005</text:p>
          </table:table-cell>
          <table:table-cell table:style-name="ce5" office:value-type="float" office:value="3738" calcext:value-type="float">
            <text:p>3738</text:p>
          </table:table-cell>
          <table:table-cell table:style-name="ce5" office:value-type="float" office:value="54654" calcext:value-type="float">
            <text:p>54654</text:p>
          </table:table-cell>
          <table:table-cell table:style-name="ce5" office:value-type="float" office:value="37992" calcext:value-type="float">
            <text:p>37992</text:p>
          </table:table-cell>
          <table:table-cell table:style-name="ce5" office:value-type="float" office:value="7352" calcext:value-type="float">
            <text:p>7352</text:p>
          </table:table-cell>
          <table:table-cell table:style-name="ce5" office:value-type="float" office:value="3871261" calcext:value-type="float">
            <text:p>3871261</text:p>
          </table:table-cell>
          <table:table-cell table:style-name="ce5" office:value-type="float" office:value="277996" calcext:value-type="float">
            <text:p>277996</text:p>
          </table:table-cell>
          <table:table-cell table:style-name="ce5" office:value-type="float" office:value="519895" calcext:value-type="float">
            <text:p>519895</text:p>
          </table:table-cell>
          <table:table-cell table:style-name="ce5" office:value-type="float" office:value="3747785" calcext:value-type="float">
            <text:p>3747785</text:p>
          </table:table-cell>
          <table:table-cell table:style-name="ce5" office:value-type="float" office:value="582763" calcext:value-type="float">
            <text:p>582763</text:p>
          </table:table-cell>
          <table:table-cell table:style-name="ce5" office:value-type="float" office:value="71253" calcext:value-type="float">
            <text:p>71253</text:p>
          </table:table-cell>
          <table:table-cell table:style-name="ce5" office:value-type="float" office:value="161493" calcext:value-type="float">
            <text:p>161493</text:p>
          </table:table-cell>
          <table:table-cell table:style-name="ce5" table:formula="of:=(SUM([.B8:.AB8]))+0" office:value-type="float" office:value="28163168" calcext:value-type="float">
            <text:p>28163168</text:p>
          </table:table-cell>
          <table:table-cell table:style-name="ce5" table:formula="of:=(+[.AE8]-[.AC8])+0" office:value-type="float" office:value="878134" calcext:value-type="float">
            <text:p>878134</text:p>
          </table:table-cell>
          <table:table-cell table:style-name="ce5" office:value-type="float" office:value="29041302" calcext:value-type="float">
            <text:p>29041302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CEBOLLA</text:p>
          </table:table-cell>
          <table:table-cell table:style-name="ce5" office:value-type="float" office:value="37602210" calcext:value-type="float">
            <text:p>37602210</text:p>
          </table:table-cell>
          <table:table-cell table:style-name="ce5" office:value-type="float" office:value="257597" calcext:value-type="float">
            <text:p>257597</text:p>
          </table:table-cell>
          <table:table-cell table:style-name="ce5" office:value-type="float" office:value="4354129" calcext:value-type="float">
            <text:p>4354129</text:p>
          </table:table-cell>
          <table:table-cell table:style-name="ce5" office:value-type="float" office:value="11039" calcext:value-type="float">
            <text:p>11039</text:p>
          </table:table-cell>
          <table:table-cell table:style-name="ce5" office:value-type="float" office:value="668" calcext:value-type="float">
            <text:p>668</text:p>
          </table:table-cell>
          <table:table-cell table:style-name="ce5" office:value-type="float" office:value="270976" calcext:value-type="float">
            <text:p>270976</text:p>
          </table:table-cell>
          <table:table-cell table:style-name="ce5" office:value-type="float" office:value="101771" calcext:value-type="float">
            <text:p>101771</text:p>
          </table:table-cell>
          <table:table-cell table:style-name="ce5" office:value-type="float" office:value="77399" calcext:value-type="float">
            <text:p>77399</text:p>
          </table:table-cell>
          <table:table-cell table:style-name="ce5" office:value-type="float" office:value="72622" calcext:value-type="float">
            <text:p>72622</text:p>
          </table:table-cell>
          <table:table-cell table:style-name="ce5" office:value-type="float" office:value="69219" calcext:value-type="float">
            <text:p>69219</text:p>
          </table:table-cell>
          <table:table-cell table:style-name="ce5" office:value-type="float" office:value="62516" calcext:value-type="float">
            <text:p>62516</text:p>
          </table:table-cell>
          <table:table-cell table:style-name="ce5" office:value-type="float" office:value="16371016" calcext:value-type="float">
            <text:p>16371016</text:p>
          </table:table-cell>
          <table:table-cell table:style-name="ce5" office:value-type="float" office:value="21335" calcext:value-type="float">
            <text:p>21335</text:p>
          </table:table-cell>
          <table:table-cell table:style-name="ce5" office:value-type="float" office:value="217591" calcext:value-type="float">
            <text:p>217591</text:p>
          </table:table-cell>
          <table:table-cell table:style-name="ce5" office:value-type="float" office:value="3619684" calcext:value-type="float">
            <text:p>3619684</text:p>
          </table:table-cell>
          <table:table-cell table:style-name="ce5" office:value-type="float" office:value="950455" calcext:value-type="float">
            <text:p>950455</text:p>
          </table:table-cell>
          <table:table-cell table:style-name="ce5" office:value-type="float" office:value="12916" calcext:value-type="float">
            <text:p>12916</text:p>
          </table:table-cell>
          <table:table-cell table:style-name="ce5" office:value-type="float" office:value="86202" calcext:value-type="float">
            <text:p>86202</text:p>
          </table:table-cell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22318" calcext:value-type="float">
            <text:p>22318</text:p>
          </table:table-cell>
          <table:table-cell table:style-name="ce5" office:value-type="float" office:value="5933070" calcext:value-type="float">
            <text:p>5933070</text:p>
          </table:table-cell>
          <table:table-cell table:style-name="ce5" office:value-type="float" office:value="360823" calcext:value-type="float">
            <text:p>360823</text:p>
          </table:table-cell>
          <table:table-cell table:style-name="ce5" office:value-type="float" office:value="7373668" calcext:value-type="float">
            <text:p>7373668</text:p>
          </table:table-cell>
          <table:table-cell table:style-name="ce5" office:value-type="float" office:value="39163231" calcext:value-type="float">
            <text:p>39163231</text:p>
          </table:table-cell>
          <table:table-cell table:style-name="ce5" office:value-type="float" office:value="302624" calcext:value-type="float">
            <text:p>302624</text:p>
          </table:table-cell>
          <table:table-cell table:style-name="ce5" office:value-type="float" office:value="55757" calcext:value-type="float">
            <text:p>55757</text:p>
          </table:table-cell>
          <table:table-cell table:style-name="ce5" office:value-type="float" office:value="1196211" calcext:value-type="float">
            <text:p>1196211</text:p>
          </table:table-cell>
          <table:table-cell table:style-name="ce5" table:formula="of:=(SUM([.B9:.AB9]))+0" office:value-type="float" office:value="118567388" calcext:value-type="float">
            <text:p>118567388</text:p>
          </table:table-cell>
          <table:table-cell table:style-name="ce5" table:formula="of:=(+[.AE9]-[.AC9])+0" office:value-type="float" office:value="20959650" calcext:value-type="float">
            <text:p>20959650</text:p>
          </table:table-cell>
          <table:table-cell table:style-name="ce5" office:value-type="float" office:value="139527038" calcext:value-type="float">
            <text:p>139527038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COLES</text:p>
          </table:table-cell>
          <table:table-cell table:style-name="ce5" office:value-type="float" office:value="76598531" calcext:value-type="float">
            <text:p>76598531</text:p>
          </table:table-cell>
          <table:table-cell table:style-name="ce5" office:value-type="float" office:value="2328203" calcext:value-type="float">
            <text:p>2328203</text:p>
          </table:table-cell>
          <table:table-cell table:style-name="ce5" office:value-type="float" office:value="11248788" calcext:value-type="float">
            <text:p>11248788</text:p>
          </table:table-cell>
          <table:table-cell table:style-name="ce5" office:value-type="float" office:value="348431" calcext:value-type="float">
            <text:p>348431</text:p>
          </table:table-cell>
          <table:table-cell table:style-name="ce5" office:value-type="float" office:value="75040" calcext:value-type="float">
            <text:p>75040</text:p>
          </table:table-cell>
          <table:table-cell table:style-name="ce5" office:value-type="float" office:value="625622" calcext:value-type="float">
            <text:p>625622</text:p>
          </table:table-cell>
          <table:table-cell table:style-name="ce5" office:value-type="float" office:value="9305721" calcext:value-type="float">
            <text:p>9305721</text:p>
          </table:table-cell>
          <table:table-cell table:style-name="ce5" office:value-type="float" office:value="982516" calcext:value-type="float">
            <text:p>982516</text:p>
          </table:table-cell>
          <table:table-cell table:style-name="ce5" office:value-type="float" office:value="321733" calcext:value-type="float">
            <text:p>321733</text:p>
          </table:table-cell>
          <table:table-cell table:style-name="ce5" office:value-type="float" office:value="747594" calcext:value-type="float">
            <text:p>747594</text:p>
          </table:table-cell>
          <table:table-cell table:style-name="ce5" office:value-type="float" office:value="4667649" calcext:value-type="float">
            <text:p>4667649</text:p>
          </table:table-cell>
          <table:table-cell table:style-name="ce5" office:value-type="float" office:value="50326678" calcext:value-type="float">
            <text:p>50326678</text:p>
          </table:table-cell>
          <table:table-cell table:style-name="ce5" office:value-type="float" office:value="941298" calcext:value-type="float">
            <text:p>941298</text:p>
          </table:table-cell>
          <table:table-cell table:style-name="ce5" office:value-type="float" office:value="2117484" calcext:value-type="float">
            <text:p>2117484</text:p>
          </table:table-cell>
          <table:table-cell table:style-name="ce5" office:value-type="float" office:value="9528103" calcext:value-type="float">
            <text:p>9528103</text:p>
          </table:table-cell>
          <table:table-cell table:style-name="ce5" office:value-type="float" office:value="4284323" calcext:value-type="float">
            <text:p>4284323</text:p>
          </table:table-cell>
          <table:table-cell table:style-name="ce5" office:value-type="float" office:value="525445" calcext:value-type="float">
            <text:p>525445</text:p>
          </table:table-cell>
          <table:table-cell table:style-name="ce5" office:value-type="float" office:value="1702832" calcext:value-type="float">
            <text:p>1702832</text:p>
          </table:table-cell>
          <table:table-cell table:style-name="ce5" office:value-type="float" office:value="70766" calcext:value-type="float">
            <text:p>70766</text:p>
          </table:table-cell>
          <table:table-cell table:style-name="ce5" office:value-type="float" office:value="162473" calcext:value-type="float">
            <text:p>162473</text:p>
          </table:table-cell>
          <table:table-cell table:style-name="ce5" office:value-type="float" office:value="58129166" calcext:value-type="float">
            <text:p>58129166</text:p>
          </table:table-cell>
          <table:table-cell table:style-name="ce5" office:value-type="float" office:value="13191250" calcext:value-type="float">
            <text:p>13191250</text:p>
          </table:table-cell>
          <table:table-cell table:style-name="ce5" office:value-type="float" office:value="11738480" calcext:value-type="float">
            <text:p>11738480</text:p>
          </table:table-cell>
          <table:table-cell table:style-name="ce5" office:value-type="float" office:value="154256347" calcext:value-type="float">
            <text:p>154256347</text:p>
          </table:table-cell>
          <table:table-cell table:style-name="ce5" office:value-type="float" office:value="5936866" calcext:value-type="float">
            <text:p>5936866</text:p>
          </table:table-cell>
          <table:table-cell table:style-name="ce5" office:value-type="float" office:value="1453976" calcext:value-type="float">
            <text:p>1453976</text:p>
          </table:table-cell>
          <table:table-cell table:style-name="ce5" office:value-type="float" office:value="11574684" calcext:value-type="float">
            <text:p>11574684</text:p>
          </table:table-cell>
          <table:table-cell table:style-name="ce5" table:formula="of:=(SUM([.B10:.AB10]))+0" office:value-type="float" office:value="433189999" calcext:value-type="float">
            <text:p>433189999</text:p>
          </table:table-cell>
          <table:table-cell table:style-name="ce5" table:formula="of:=(+[.AE10]-[.AC10])+0" office:value-type="float" office:value="24341322" calcext:value-type="float">
            <text:p>24341322</text:p>
          </table:table-cell>
          <table:table-cell table:style-name="ce5" office:value-type="float" office:value="457531321" calcext:value-type="float">
            <text:p>457531321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ENDIVIA Y ESCAROLA</text:p>
          </table:table-cell>
          <table:table-cell table:style-name="ce5" office:value-type="float" office:value="7867345" calcext:value-type="float">
            <text:p>7867345</text:p>
          </table:table-cell>
          <table:table-cell table:style-name="ce5" office:value-type="float" office:value="1217056" calcext:value-type="float">
            <text:p>1217056</text:p>
          </table:table-cell>
          <table:table-cell table:style-name="ce5" office:value-type="float" office:value="1608721" calcext:value-type="float">
            <text:p>1608721</text:p>
          </table:table-cell>
          <table:table-cell table:style-name="ce5" office:value-type="float" office:value="45274" calcext:value-type="float">
            <text:p>4527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78" calcext:value-type="float">
            <text:p>978</text:p>
          </table:table-cell>
          <table:table-cell table:style-name="ce5" office:value-type="float" office:value="406962" calcext:value-type="float">
            <text:p>406962</text:p>
          </table:table-cell>
          <table:table-cell table:style-name="ce5" office:value-type="float" office:value="237635" calcext:value-type="float">
            <text:p>237635</text:p>
          </table:table-cell>
          <table:table-cell table:style-name="ce5" office:value-type="float" office:value="4621" calcext:value-type="float">
            <text:p>4621</text:p>
          </table:table-cell>
          <table:table-cell table:style-name="ce5" office:value-type="float" office:value="18833" calcext:value-type="float">
            <text:p>18833</text:p>
          </table:table-cell>
          <table:table-cell table:style-name="ce5" office:value-type="float" office:value="184055" calcext:value-type="float">
            <text:p>184055</text:p>
          </table:table-cell>
          <table:table-cell table:style-name="ce5" office:value-type="float" office:value="14865940" calcext:value-type="float">
            <text:p>14865940</text:p>
          </table:table-cell>
          <table:table-cell table:style-name="ce5" office:value-type="float" office:value="225691" calcext:value-type="float">
            <text:p>225691</text:p>
          </table:table-cell>
          <table:table-cell table:style-name="ce5" office:value-type="float" office:value="72857" calcext:value-type="float">
            <text:p>72857</text:p>
          </table:table-cell>
          <table:table-cell table:style-name="ce5" office:value-type="float" office:value="302236" calcext:value-type="float">
            <text:p>302236</text:p>
          </table:table-cell>
          <table:table-cell table:style-name="ce5" office:value-type="float" office:value="5006310" calcext:value-type="float">
            <text:p>5006310</text:p>
          </table:table-cell>
          <table:table-cell table:style-name="ce5" office:value-type="float" office:value="35387" calcext:value-type="float">
            <text:p>35387</text:p>
          </table:table-cell>
          <table:table-cell table:style-name="ce5" office:value-type="float" office:value="24209" calcext:value-type="float">
            <text:p>24209</text:p>
          </table:table-cell>
          <table:table-cell table:style-name="ce5" office:value-type="float" office:value="79560" calcext:value-type="float">
            <text:p>79560</text:p>
          </table:table-cell>
          <table:table-cell table:style-name="ce5" office:value-type="float" office:value="2525" calcext:value-type="float">
            <text:p>2525</text:p>
          </table:table-cell>
          <table:table-cell table:style-name="ce5" office:value-type="float" office:value="11965625" calcext:value-type="float">
            <text:p>11965625</text:p>
          </table:table-cell>
          <table:table-cell table:style-name="ce5" office:value-type="float" office:value="4521186" calcext:value-type="float">
            <text:p>4521186</text:p>
          </table:table-cell>
          <table:table-cell table:style-name="ce5" office:value-type="float" office:value="1537549" calcext:value-type="float">
            <text:p>1537549</text:p>
          </table:table-cell>
          <table:table-cell table:style-name="ce5" office:value-type="float" office:value="4791647" calcext:value-type="float">
            <text:p>4791647</text:p>
          </table:table-cell>
          <table:table-cell table:style-name="ce5" office:value-type="float" office:value="606445" calcext:value-type="float">
            <text:p>606445</text:p>
          </table:table-cell>
          <table:table-cell table:style-name="ce5" office:value-type="float" office:value="184319" calcext:value-type="float">
            <text:p>184319</text:p>
          </table:table-cell>
          <table:table-cell table:style-name="ce5" office:value-type="float" office:value="227336" calcext:value-type="float">
            <text:p>227336</text:p>
          </table:table-cell>
          <table:table-cell table:style-name="ce5" table:formula="of:=(SUM([.B11:.AB11]))+0" office:value-type="float" office:value="56040302" calcext:value-type="float">
            <text:p>56040302</text:p>
          </table:table-cell>
          <table:table-cell table:style-name="ce5" table:formula="of:=(+[.AE11]-[.AC11])+0" office:value-type="float" office:value="1972762" calcext:value-type="float">
            <text:p>1972762</text:p>
          </table:table-cell>
          <table:table-cell table:style-name="ce5" office:value-type="float" office:value="58013064" calcext:value-type="float">
            <text:p>58013064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ESPÁRRAGO</text:p>
          </table:table-cell>
          <table:table-cell table:style-name="ce5" office:value-type="float" office:value="25089141" calcext:value-type="float">
            <text:p>25089141</text:p>
          </table:table-cell>
          <table:table-cell table:style-name="ce5" office:value-type="float" office:value="124422" calcext:value-type="float">
            <text:p>124422</text:p>
          </table:table-cell>
          <table:table-cell table:style-name="ce5" office:value-type="float" office:value="924179" calcext:value-type="float">
            <text:p>924179</text:p>
          </table:table-cell>
          <table:table-cell table:style-name="ce5" office:value-type="float" office:value="17806" calcext:value-type="float">
            <text:p>1780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6088" calcext:value-type="float">
            <text:p>26088</text:p>
          </table:table-cell>
          <table:table-cell table:style-name="ce5" office:value-type="float" office:value="1456388" calcext:value-type="float">
            <text:p>145638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39296" calcext:value-type="float">
            <text:p>839296</text:p>
          </table:table-cell>
          <table:table-cell table:style-name="ce5" office:value-type="float" office:value="17981637" calcext:value-type="float">
            <text:p>17981637</text:p>
          </table:table-cell>
          <table:table-cell table:style-name="ce5" office:value-type="float" office:value="10858" calcext:value-type="float">
            <text:p>10858</text:p>
          </table:table-cell>
          <table:table-cell table:style-name="ce5" office:value-type="float" office:value="2524" calcext:value-type="float">
            <text:p>2524</text:p>
          </table:table-cell>
          <table:table-cell table:style-name="ce5" office:value-type="float" office:value="510730" calcext:value-type="float">
            <text:p>510730</text:p>
          </table:table-cell>
          <table:table-cell table:style-name="ce5" office:value-type="float" office:value="4500131" calcext:value-type="float">
            <text:p>450013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3399" calcext:value-type="float">
            <text:p>5339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1967" calcext:value-type="float">
            <text:p>61967</text:p>
          </table:table-cell>
          <table:table-cell table:style-name="ce5" office:value-type="float" office:value="1000998" calcext:value-type="float">
            <text:p>1000998</text:p>
          </table:table-cell>
          <table:table-cell table:style-name="ce5" office:value-type="float" office:value="207652" calcext:value-type="float">
            <text:p>207652</text:p>
          </table:table-cell>
          <table:table-cell table:style-name="ce5" office:value-type="float" office:value="1834576" calcext:value-type="float">
            <text:p>1834576</text:p>
          </table:table-cell>
          <table:table-cell table:style-name="ce5" office:value-type="float" office:value="608310" calcext:value-type="float">
            <text:p>608310</text:p>
          </table:table-cell>
          <table:table-cell table:style-name="ce5" office:value-type="float" office:value="12289" calcext:value-type="float">
            <text:p>12289</text:p>
          </table:table-cell>
          <table:table-cell table:style-name="ce5" office:value-type="float" office:value="95356" calcext:value-type="float">
            <text:p>95356</text:p>
          </table:table-cell>
          <table:table-cell table:style-name="ce5" office:value-type="float" office:value="475487" calcext:value-type="float">
            <text:p>475487</text:p>
          </table:table-cell>
          <table:table-cell table:style-name="ce5" table:formula="of:=(SUM([.B12:.AB12]))+0" office:value-type="float" office:value="55833249" calcext:value-type="float">
            <text:p>55833249</text:p>
          </table:table-cell>
          <table:table-cell table:style-name="ce5" table:formula="of:=(+[.AE12]-[.AC12])+0" office:value-type="float" office:value="2826474" calcext:value-type="float">
            <text:p>2826474</text:p>
          </table:table-cell>
          <table:table-cell table:style-name="ce5" office:value-type="float" office:value="58659723" calcext:value-type="float">
            <text:p>58659723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ESPINACA</text:p>
          </table:table-cell>
          <table:table-cell table:style-name="ce5" office:value-type="float" office:value="3069558" calcext:value-type="float">
            <text:p>3069558</text:p>
          </table:table-cell>
          <table:table-cell table:style-name="ce5" office:value-type="float" office:value="78424" calcext:value-type="float">
            <text:p>78424</text:p>
          </table:table-cell>
          <table:table-cell table:style-name="ce5" office:value-type="float" office:value="1205565" calcext:value-type="float">
            <text:p>1205565</text:p>
          </table:table-cell>
          <table:table-cell table:style-name="ce5" office:value-type="float" office:value="6188" calcext:value-type="float">
            <text:p>618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611948" calcext:value-type="float">
            <text:p>611948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589" calcext:value-type="float">
            <text:p>6589</text:p>
          </table:table-cell>
          <table:table-cell table:style-name="ce5" office:value-type="float" office:value="171290" calcext:value-type="float">
            <text:p>171290</text:p>
          </table:table-cell>
          <table:table-cell table:style-name="ce5" office:value-type="float" office:value="4117759" calcext:value-type="float">
            <text:p>411775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27" calcext:value-type="float">
            <text:p>627</text:p>
          </table:table-cell>
          <table:table-cell table:style-name="ce5" office:value-type="float" office:value="408415" calcext:value-type="float">
            <text:p>408415</text:p>
          </table:table-cell>
          <table:table-cell table:style-name="ce5" office:value-type="float" office:value="68785" calcext:value-type="float">
            <text:p>68785</text:p>
          </table:table-cell>
          <table:table-cell table:style-name="ce5" office:value-type="float" office:value="3002" calcext:value-type="float">
            <text:p>3002</text:p>
          </table:table-cell>
          <table:table-cell table:style-name="ce5" office:value-type="float" office:value="13297" calcext:value-type="float">
            <text:p>13297</text:p>
          </table:table-cell>
          <table:table-cell table:style-name="ce5" office:value-type="float" office:value="36306" calcext:value-type="float">
            <text:p>3630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263318" calcext:value-type="float">
            <text:p>9263318</text:p>
          </table:table-cell>
          <table:table-cell table:style-name="ce5" office:value-type="float" office:value="950167" calcext:value-type="float">
            <text:p>950167</text:p>
          </table:table-cell>
          <table:table-cell table:style-name="ce5" office:value-type="float" office:value="803128" calcext:value-type="float">
            <text:p>803128</text:p>
          </table:table-cell>
          <table:table-cell table:style-name="ce5" office:value-type="float" office:value="24066103" calcext:value-type="float">
            <text:p>24066103</text:p>
          </table:table-cell>
          <table:table-cell table:style-name="ce5" office:value-type="float" office:value="97605" calcext:value-type="float">
            <text:p>976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66953" calcext:value-type="float">
            <text:p>1566953</text:p>
          </table:table-cell>
          <table:table-cell table:style-name="ce5" table:formula="of:=(SUM([.B13:.AB13]))+0" office:value-type="float" office:value="46545292" calcext:value-type="float">
            <text:p>46545292</text:p>
          </table:table-cell>
          <table:table-cell table:style-name="ce5" table:formula="of:=(+[.AE13]-[.AC13])+0" office:value-type="float" office:value="602839" calcext:value-type="float">
            <text:p>602839</text:p>
          </table:table-cell>
          <table:table-cell table:style-name="ce5" office:value-type="float" office:value="47148131" calcext:value-type="float">
            <text:p>47148131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GUISANTE</text:p>
          </table:table-cell>
          <table:table-cell table:style-name="ce5" office:value-type="float" office:value="59613" calcext:value-type="float">
            <text:p>59613</text:p>
          </table:table-cell>
          <table:table-cell table:style-name="ce5" office:value-type="float" office:value="2880" calcext:value-type="float">
            <text:p>2880</text:p>
          </table:table-cell>
          <table:table-cell table:style-name="ce5" office:value-type="float" office:value="209289" calcext:value-type="float">
            <text:p>209289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6544" calcext:value-type="float">
            <text:p>1654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5762" calcext:value-type="float">
            <text:p>5762</text:p>
          </table:table-cell>
          <table:table-cell table:style-name="ce5" office:value-type="float" office:value="3547015" calcext:value-type="float">
            <text:p>3547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1351" calcext:value-type="float">
            <text:p>1351</text:p>
          </table:table-cell>
          <table:table-cell table:style-name="ce5" office:value-type="float" office:value="98367" calcext:value-type="float">
            <text:p>9836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7139" calcext:value-type="float">
            <text:p>8713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351" calcext:value-type="float">
            <text:p>6351</text:p>
          </table:table-cell>
          <table:table-cell table:style-name="ce5" office:value-type="float" office:value="212597" calcext:value-type="float">
            <text:p>212597</text:p>
          </table:table-cell>
          <table:table-cell table:style-name="ce5" office:value-type="float" office:value="5516" calcext:value-type="float">
            <text:p>5516</text:p>
          </table:table-cell>
          <table:table-cell table:style-name="ce5" office:value-type="float" office:value="106302" calcext:value-type="float">
            <text:p>106302</text:p>
          </table:table-cell>
          <table:table-cell table:style-name="ce5" office:value-type="float" office:value="281017" calcext:value-type="float">
            <text:p>281017</text:p>
          </table:table-cell>
          <table:table-cell table:style-name="ce5" office:value-type="float" office:value="94279" calcext:value-type="float">
            <text:p>9427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61" calcext:value-type="float">
            <text:p>561</text:p>
          </table:table-cell>
          <table:table-cell table:style-name="ce5" table:formula="of:=(SUM([.B14:.AB14]))+0" office:value-type="float" office:value="4734952" calcext:value-type="float">
            <text:p>4734952</text:p>
          </table:table-cell>
          <table:table-cell table:style-name="ce5" table:formula="of:=(+[.AE14]-[.AC14])+0" office:value-type="float" office:value="13121" calcext:value-type="float">
            <text:p>13121</text:p>
          </table:table-cell>
          <table:table-cell table:style-name="ce5" office:value-type="float" office:value="4748073" calcext:value-type="float">
            <text:p>4748073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JUDÍA</text:p>
          </table:table-cell>
          <table:table-cell table:style-name="ce5" office:value-type="float" office:value="5212121" calcext:value-type="float">
            <text:p>5212121</text:p>
          </table:table-cell>
          <table:table-cell table:style-name="ce5" office:value-type="float" office:value="1311570" calcext:value-type="float">
            <text:p>1311570</text:p>
          </table:table-cell>
          <table:table-cell table:style-name="ce5" office:value-type="float" office:value="798985" calcext:value-type="float">
            <text:p>798985</text:p>
          </table:table-cell>
          <table:table-cell table:style-name="ce5" office:value-type="float" office:value="3404" calcext:value-type="float">
            <text:p>340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8732" calcext:value-type="float">
            <text:p>168732</text:p>
          </table:table-cell>
          <table:table-cell table:style-name="ce5" office:value-type="float" office:value="54598" calcext:value-type="float">
            <text:p>54598</text:p>
          </table:table-cell>
          <table:table-cell table:style-name="ce5" office:value-type="float" office:value="769" calcext:value-type="float">
            <text:p>769</text:p>
          </table:table-cell>
          <table:table-cell table:style-name="ce5" office:value-type="float" office:value="36453" calcext:value-type="float">
            <text:p>3645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72" calcext:value-type="float">
            <text:p>872</text:p>
          </table:table-cell>
          <table:table-cell table:style-name="ce5" office:value-type="float" office:value="5422580" calcext:value-type="float">
            <text:p>5422580</text:p>
          </table:table-cell>
          <table:table-cell table:style-name="ce5" office:value-type="float" office:value="296326" calcext:value-type="float">
            <text:p>296326</text:p>
          </table:table-cell>
          <table:table-cell table:style-name="ce5" office:value-type="float" office:value="1665" calcext:value-type="float">
            <text:p>1665</text:p>
          </table:table-cell>
          <table:table-cell table:style-name="ce5" office:value-type="float" office:value="42214" calcext:value-type="float">
            <text:p>42214</text:p>
          </table:table-cell>
          <table:table-cell table:style-name="ce5" office:value-type="float" office:value="1986703" calcext:value-type="float">
            <text:p>1986703</text:p>
          </table:table-cell>
          <table:table-cell table:style-name="ce5" office:value-type="float" office:value="1245" calcext:value-type="float">
            <text:p>124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22" calcext:value-type="float">
            <text:p>822</text:p>
          </table:table-cell>
          <table:table-cell table:style-name="ce5" office:value-type="float" office:value="14099855" calcext:value-type="float">
            <text:p>14099855</text:p>
          </table:table-cell>
          <table:table-cell table:style-name="ce5" office:value-type="float" office:value="7376" calcext:value-type="float">
            <text:p>7376</text:p>
          </table:table-cell>
          <table:table-cell table:style-name="ce5" office:value-type="float" office:value="3989455" calcext:value-type="float">
            <text:p>3989455</text:p>
          </table:table-cell>
          <table:table-cell table:style-name="ce5" office:value-type="float" office:value="4623372" calcext:value-type="float">
            <text:p>4623372</text:p>
          </table:table-cell>
          <table:table-cell table:style-name="ce5" office:value-type="float" office:value="27733" calcext:value-type="float">
            <text:p>27733</text:p>
          </table:table-cell>
          <table:table-cell table:style-name="ce5" office:value-type="float" office:value="34436" calcext:value-type="float">
            <text:p>34436</text:p>
          </table:table-cell>
          <table:table-cell table:style-name="ce5" office:value-type="float" office:value="12269" calcext:value-type="float">
            <text:p>12269</text:p>
          </table:table-cell>
          <table:table-cell table:style-name="ce5" table:formula="of:=(SUM([.B15:.AB15]))+0" office:value-type="float" office:value="38133555" calcext:value-type="float">
            <text:p>38133555</text:p>
          </table:table-cell>
          <table:table-cell table:style-name="ce5" table:formula="of:=(+[.AE15]-[.AC15])+0" office:value-type="float" office:value="245598" calcext:value-type="float">
            <text:p>245598</text:p>
          </table:table-cell>
          <table:table-cell table:style-name="ce5" office:value-type="float" office:value="38379153" calcext:value-type="float">
            <text:p>38379153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LECHUGA</text:p>
          </table:table-cell>
          <table:table-cell table:style-name="ce5" office:value-type="float" office:value="165234006" calcext:value-type="float">
            <text:p>165234006</text:p>
          </table:table-cell>
          <table:table-cell table:style-name="ce5" office:value-type="float" office:value="12988995" calcext:value-type="float">
            <text:p>12988995</text:p>
          </table:table-cell>
          <table:table-cell table:style-name="ce5" office:value-type="float" office:value="7918912" calcext:value-type="float">
            <text:p>7918912</text:p>
          </table:table-cell>
          <table:table-cell table:style-name="ce5" office:value-type="float" office:value="1718088" calcext:value-type="float">
            <text:p>1718088</text:p>
          </table:table-cell>
          <table:table-cell table:style-name="ce5" office:value-type="float" office:value="163697" calcext:value-type="float">
            <text:p>163697</text:p>
          </table:table-cell>
          <table:table-cell table:style-name="ce5" office:value-type="float" office:value="497634" calcext:value-type="float">
            <text:p>497634</text:p>
          </table:table-cell>
          <table:table-cell table:style-name="ce5" office:value-type="float" office:value="15084643" calcext:value-type="float">
            <text:p>15084643</text:p>
          </table:table-cell>
          <table:table-cell table:style-name="ce5" office:value-type="float" office:value="1363828" calcext:value-type="float">
            <text:p>1363828</text:p>
          </table:table-cell>
          <table:table-cell table:style-name="ce5" office:value-type="float" office:value="138662" calcext:value-type="float">
            <text:p>138662</text:p>
          </table:table-cell>
          <table:table-cell table:style-name="ce5" office:value-type="float" office:value="879036" calcext:value-type="float">
            <text:p>879036</text:p>
          </table:table-cell>
          <table:table-cell table:style-name="ce5" office:value-type="float" office:value="11400303" calcext:value-type="float">
            <text:p>11400303</text:p>
          </table:table-cell>
          <table:table-cell table:style-name="ce5" office:value-type="float" office:value="115093977" calcext:value-type="float">
            <text:p>115093977</text:p>
          </table:table-cell>
          <table:table-cell table:style-name="ce5" office:value-type="float" office:value="367573" calcext:value-type="float">
            <text:p>367573</text:p>
          </table:table-cell>
          <table:table-cell table:style-name="ce5" office:value-type="float" office:value="4465798" calcext:value-type="float">
            <text:p>4465798</text:p>
          </table:table-cell>
          <table:table-cell table:style-name="ce5" office:value-type="float" office:value="4540462" calcext:value-type="float">
            <text:p>4540462</text:p>
          </table:table-cell>
          <table:table-cell table:style-name="ce5" office:value-type="float" office:value="42928552" calcext:value-type="float">
            <text:p>42928552</text:p>
          </table:table-cell>
          <table:table-cell table:style-name="ce5" office:value-type="float" office:value="1282476" calcext:value-type="float">
            <text:p>1282476</text:p>
          </table:table-cell>
          <table:table-cell table:style-name="ce5" office:value-type="float" office:value="3601054" calcext:value-type="float">
            <text:p>3601054</text:p>
          </table:table-cell>
          <table:table-cell table:style-name="ce5" office:value-type="float" office:value="205585" calcext:value-type="float">
            <text:p>205585</text:p>
          </table:table-cell>
          <table:table-cell table:style-name="ce5" office:value-type="float" office:value="171437" calcext:value-type="float">
            <text:p>171437</text:p>
          </table:table-cell>
          <table:table-cell table:style-name="ce5" office:value-type="float" office:value="50532316" calcext:value-type="float">
            <text:p>50532316</text:p>
          </table:table-cell>
          <table:table-cell table:style-name="ce5" office:value-type="float" office:value="22839049" calcext:value-type="float">
            <text:p>22839049</text:p>
          </table:table-cell>
          <table:table-cell table:style-name="ce5" office:value-type="float" office:value="4108786" calcext:value-type="float">
            <text:p>4108786</text:p>
          </table:table-cell>
          <table:table-cell table:style-name="ce5" office:value-type="float" office:value="111204913" calcext:value-type="float">
            <text:p>111204913</text:p>
          </table:table-cell>
          <table:table-cell table:style-name="ce5" office:value-type="float" office:value="11692909" calcext:value-type="float">
            <text:p>11692909</text:p>
          </table:table-cell>
          <table:table-cell table:style-name="ce5" office:value-type="float" office:value="967928" calcext:value-type="float">
            <text:p>967928</text:p>
          </table:table-cell>
          <table:table-cell table:style-name="ce5" office:value-type="float" office:value="29020415" calcext:value-type="float">
            <text:p>29020415</text:p>
          </table:table-cell>
          <table:table-cell table:style-name="ce5" table:formula="of:=(SUM([.B16:.AB16]))+0" office:value-type="float" office:value="620411034" calcext:value-type="float">
            <text:p>620411034</text:p>
          </table:table-cell>
          <table:table-cell table:style-name="ce5" table:formula="of:=(+[.AE16]-[.AC16])+0" office:value-type="float" office:value="34013483" calcext:value-type="float">
            <text:p>34013483</text:p>
          </table:table-cell>
          <table:table-cell table:style-name="ce5" office:value-type="float" office:value="654424517" calcext:value-type="float">
            <text:p>654424517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MAÍZ DULCE</text:p>
          </table:table-cell>
          <table:table-cell table:style-name="ce5" office:value-type="float" office:value="2300465" calcext:value-type="float">
            <text:p>2300465</text:p>
          </table:table-cell>
          <table:table-cell table:style-name="ce5" office:value-type="float" office:value="310237" calcext:value-type="float">
            <text:p>310237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8824" calcext:value-type="float">
            <text:p>58824</text:p>
          </table:table-cell>
          <table:table-cell table:style-name="ce5" office:value-type="float" office:value="1390521" calcext:value-type="float">
            <text:p>1390521</text:p>
          </table:table-cell>
          <table:table-cell table:style-name="ce5" office:value-type="float" office:value="7876" calcext:value-type="float">
            <text:p>78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015" calcext:value-type="float">
            <text:p>28015</text:p>
          </table:table-cell>
          <table:table-cell table:style-name="ce5" office:value-type="float" office:value="1416728" calcext:value-type="float">
            <text:p>1416728</text:p>
          </table:table-cell>
          <table:table-cell table:style-name="ce5" office:value-type="float" office:value="2950582" calcext:value-type="float">
            <text:p>2950582</text:p>
          </table:table-cell>
          <table:table-cell table:style-name="ce5" office:value-type="float" office:value="1368" calcext:value-type="float">
            <text:p>136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98637" calcext:value-type="float">
            <text:p>298637</text:p>
          </table:table-cell>
          <table:table-cell table:style-name="ce5" office:value-type="float" office:value="1273384" calcext:value-type="float">
            <text:p>1273384</text:p>
          </table:table-cell>
          <table:table-cell table:style-name="ce5" office:value-type="float" office:value="80430" calcext:value-type="float">
            <text:p>80430</text:p>
          </table:table-cell>
          <table:table-cell table:style-name="ce5" office:value-type="float" office:value="49801" calcext:value-type="float">
            <text:p>4980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244" calcext:value-type="float">
            <text:p>5244</text:p>
          </table:table-cell>
          <table:table-cell table:style-name="ce5" office:value-type="float" office:value="844217" calcext:value-type="float">
            <text:p>844217</text:p>
          </table:table-cell>
          <table:table-cell table:style-name="ce5" office:value-type="float" office:value="108849" calcext:value-type="float">
            <text:p>108849</text:p>
          </table:table-cell>
          <table:table-cell table:style-name="ce5" office:value-type="float" office:value="180868" calcext:value-type="float">
            <text:p>180868</text:p>
          </table:table-cell>
          <table:table-cell table:style-name="ce5" office:value-type="float" office:value="8807472" calcext:value-type="float">
            <text:p>8807472</text:p>
          </table:table-cell>
          <table:table-cell table:style-name="ce5" office:value-type="float" office:value="461176" calcext:value-type="float">
            <text:p>461176</text:p>
          </table:table-cell>
          <table:table-cell table:style-name="ce5" office:value-type="float" office:value="36131" calcext:value-type="float">
            <text:p>36131</text:p>
          </table:table-cell>
          <table:table-cell table:style-name="ce5" office:value-type="float" office:value="4255185" calcext:value-type="float">
            <text:p>4255185</text:p>
          </table:table-cell>
          <table:table-cell table:style-name="ce5" table:formula="of:=(SUM([.B17:.AB17]))+0" office:value-type="float" office:value="24866243" calcext:value-type="float">
            <text:p>24866243</text:p>
          </table:table-cell>
          <table:table-cell table:style-name="ce5" table:formula="of:=(+[.AE17]-[.AC17])+0" office:value-type="float" office:value="555044" calcext:value-type="float">
            <text:p>555044</text:p>
          </table:table-cell>
          <table:table-cell table:style-name="ce5" office:value-type="float" office:value="25421287" calcext:value-type="float">
            <text:p>25421287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PATATA</text:p>
          </table:table-cell>
          <table:table-cell table:style-name="ce5" office:value-type="float" office:value="27293376" calcext:value-type="float">
            <text:p>272933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382867" calcext:value-type="float">
            <text:p>17382867</text:p>
          </table:table-cell>
          <table:table-cell table:style-name="ce5" office:value-type="float" office:value="58609" calcext:value-type="float">
            <text:p>5860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82875" calcext:value-type="float">
            <text:p>482875</text:p>
          </table:table-cell>
          <table:table-cell table:style-name="ce5" office:value-type="float" office:value="2010059" calcext:value-type="float">
            <text:p>2010059</text:p>
          </table:table-cell>
          <table:table-cell table:style-name="ce5" office:value-type="float" office:value="240880" calcext:value-type="float">
            <text:p>240880</text:p>
          </table:table-cell>
          <table:table-cell table:style-name="ce5" office:value-type="float" office:value="104595" calcext:value-type="float">
            <text:p>104595</text:p>
          </table:table-cell>
          <table:table-cell table:style-name="ce5" office:value-type="float" office:value="89802" calcext:value-type="float">
            <text:p>89802</text:p>
          </table:table-cell>
          <table:table-cell table:style-name="ce5" office:value-type="float" office:value="363709" calcext:value-type="float">
            <text:p>363709</text:p>
          </table:table-cell>
          <table:table-cell table:style-name="ce5" office:value-type="float" office:value="5845036" calcext:value-type="float">
            <text:p>5845036</text:p>
          </table:table-cell>
          <table:table-cell table:style-name="ce5" office:value-type="float" office:value="41578" calcext:value-type="float">
            <text:p>41578</text:p>
          </table:table-cell>
          <table:table-cell table:style-name="ce5" office:value-type="float" office:value="648184" calcext:value-type="float">
            <text:p>648184</text:p>
          </table:table-cell>
          <table:table-cell table:style-name="ce5" office:value-type="float" office:value="1415033" calcext:value-type="float">
            <text:p>1415033</text:p>
          </table:table-cell>
          <table:table-cell table:style-name="ce5" office:value-type="float" office:value="1979346" calcext:value-type="float">
            <text:p>1979346</text:p>
          </table:table-cell>
          <table:table-cell table:style-name="ce5" office:value-type="float" office:value="149886" calcext:value-type="float">
            <text:p>149886</text:p>
          </table:table-cell>
          <table:table-cell table:style-name="ce5" office:value-type="float" office:value="165071" calcext:value-type="float">
            <text:p>16507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9" calcext:value-type="float">
            <text:p>399</text:p>
          </table:table-cell>
          <table:table-cell table:style-name="ce5" office:value-type="float" office:value="5701617" calcext:value-type="float">
            <text:p>5701617</text:p>
          </table:table-cell>
          <table:table-cell table:style-name="ce5" office:value-type="float" office:value="2893185" calcext:value-type="float">
            <text:p>2893185</text:p>
          </table:table-cell>
          <table:table-cell table:style-name="ce5" office:value-type="float" office:value="36080083" calcext:value-type="float">
            <text:p>36080083</text:p>
          </table:table-cell>
          <table:table-cell table:style-name="ce5" office:value-type="float" office:value="7953734" calcext:value-type="float">
            <text:p>7953734</text:p>
          </table:table-cell>
          <table:table-cell table:style-name="ce5" office:value-type="float" office:value="2067599" calcext:value-type="float">
            <text:p>2067599</text:p>
          </table:table-cell>
          <table:table-cell table:style-name="ce5" office:value-type="float" office:value="1026169" calcext:value-type="float">
            <text:p>1026169</text:p>
          </table:table-cell>
          <table:table-cell table:style-name="ce5" office:value-type="float" office:value="22213" calcext:value-type="float">
            <text:p>22213</text:p>
          </table:table-cell>
          <table:table-cell table:style-name="ce5" table:formula="of:=(SUM([.B18:.AB18]))+0" office:value-type="float" office:value="114015905" calcext:value-type="float">
            <text:p>114015905</text:p>
          </table:table-cell>
          <table:table-cell table:style-name="ce5" table:formula="of:=(+[.AE18]-[.AC18])+0" office:value-type="float" office:value="8497994" calcext:value-type="float">
            <text:p>8497994</text:p>
          </table:table-cell>
          <table:table-cell table:style-name="ce5" office:value-type="float" office:value="122513899" calcext:value-type="float">
            <text:p>122513899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PEPINO</text:p>
          </table:table-cell>
          <table:table-cell table:style-name="ce5" office:value-type="float" office:value="213075396" calcext:value-type="float">
            <text:p>213075396</text:p>
          </table:table-cell>
          <table:table-cell table:style-name="ce5" office:value-type="float" office:value="9930543" calcext:value-type="float">
            <text:p>9930543</text:p>
          </table:table-cell>
          <table:table-cell table:style-name="ce5" office:value-type="float" office:value="7125460" calcext:value-type="float">
            <text:p>7125460</text:p>
          </table:table-cell>
          <table:table-cell table:style-name="ce5" office:value-type="float" office:value="300473" calcext:value-type="float">
            <text:p>300473</text:p>
          </table:table-cell>
          <table:table-cell table:style-name="ce5" office:value-type="float" office:value="243443" calcext:value-type="float">
            <text:p>243443</text:p>
          </table:table-cell>
          <table:table-cell table:style-name="ce5" office:value-type="float" office:value="738281" calcext:value-type="float">
            <text:p>738281</text:p>
          </table:table-cell>
          <table:table-cell table:style-name="ce5" office:value-type="float" office:value="13092710" calcext:value-type="float">
            <text:p>13092710</text:p>
          </table:table-cell>
          <table:table-cell table:style-name="ce5" office:value-type="float" office:value="3053014" calcext:value-type="float">
            <text:p>3053014</text:p>
          </table:table-cell>
          <table:table-cell table:style-name="ce5" office:value-type="float" office:value="379946" calcext:value-type="float">
            <text:p>379946</text:p>
          </table:table-cell>
          <table:table-cell table:style-name="ce5" office:value-type="float" office:value="1117115" calcext:value-type="float">
            <text:p>1117115</text:p>
          </table:table-cell>
          <table:table-cell table:style-name="ce5" office:value-type="float" office:value="1667067" calcext:value-type="float">
            <text:p>1667067</text:p>
          </table:table-cell>
          <table:table-cell table:style-name="ce5" office:value-type="float" office:value="44844422" calcext:value-type="float">
            <text:p>44844422</text:p>
          </table:table-cell>
          <table:table-cell table:style-name="ce5" office:value-type="float" office:value="3209" calcext:value-type="float">
            <text:p>3209</text:p>
          </table:table-cell>
          <table:table-cell table:style-name="ce5" office:value-type="float" office:value="5288722" calcext:value-type="float">
            <text:p>5288722</text:p>
          </table:table-cell>
          <table:table-cell table:style-name="ce5" office:value-type="float" office:value="2819362" calcext:value-type="float">
            <text:p>2819362</text:p>
          </table:table-cell>
          <table:table-cell table:style-name="ce5" office:value-type="float" office:value="7297403" calcext:value-type="float">
            <text:p>7297403</text:p>
          </table:table-cell>
          <table:table-cell table:style-name="ce5" office:value-type="float" office:value="1972986" calcext:value-type="float">
            <text:p>1972986</text:p>
          </table:table-cell>
          <table:table-cell table:style-name="ce5" office:value-type="float" office:value="2712267" calcext:value-type="float">
            <text:p>2712267</text:p>
          </table:table-cell>
          <table:table-cell table:style-name="ce5" office:value-type="float" office:value="73517" calcext:value-type="float">
            <text:p>73517</text:p>
          </table:table-cell>
          <table:table-cell table:style-name="ce5" office:value-type="float" office:value="22146" calcext:value-type="float">
            <text:p>22146</text:p>
          </table:table-cell>
          <table:table-cell table:style-name="ce5" office:value-type="float" office:value="76852982" calcext:value-type="float">
            <text:p>76852982</text:p>
          </table:table-cell>
          <table:table-cell table:style-name="ce5" office:value-type="float" office:value="26459388" calcext:value-type="float">
            <text:p>26459388</text:p>
          </table:table-cell>
          <table:table-cell table:style-name="ce5" office:value-type="float" office:value="2414968" calcext:value-type="float">
            <text:p>2414968</text:p>
          </table:table-cell>
          <table:table-cell table:style-name="ce5" office:value-type="float" office:value="71446946" calcext:value-type="float">
            <text:p>71446946</text:p>
          </table:table-cell>
          <table:table-cell table:style-name="ce5" office:value-type="float" office:value="20065189" calcext:value-type="float">
            <text:p>20065189</text:p>
          </table:table-cell>
          <table:table-cell table:style-name="ce5" office:value-type="float" office:value="2938855" calcext:value-type="float">
            <text:p>2938855</text:p>
          </table:table-cell>
          <table:table-cell table:style-name="ce5" office:value-type="float" office:value="21408271" calcext:value-type="float">
            <text:p>21408271</text:p>
          </table:table-cell>
          <table:table-cell table:style-name="ce5" table:formula="of:=(SUM([.B19:.AB19]))+0" office:value-type="float" office:value="537344081" calcext:value-type="float">
            <text:p>537344081</text:p>
          </table:table-cell>
          <table:table-cell table:style-name="ce5" table:formula="of:=(+[.AE19]-[.AC19])+0" office:value-type="float" office:value="10133057" calcext:value-type="float">
            <text:p>10133057</text:p>
          </table:table-cell>
          <table:table-cell table:style-name="ce5" office:value-type="float" office:value="547477138" calcext:value-type="float">
            <text:p>547477138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PIMIENTO</text:p>
          </table:table-cell>
          <table:table-cell table:style-name="ce5" office:value-type="float" office:value="341042757" calcext:value-type="float">
            <text:p>341042757</text:p>
          </table:table-cell>
          <table:table-cell table:style-name="ce5" office:value-type="float" office:value="16274617" calcext:value-type="float">
            <text:p>16274617</text:p>
          </table:table-cell>
          <table:table-cell table:style-name="ce5" office:value-type="float" office:value="16045889" calcext:value-type="float">
            <text:p>16045889</text:p>
          </table:table-cell>
          <table:table-cell table:style-name="ce5" office:value-type="float" office:value="222676" calcext:value-type="float">
            <text:p>222676</text:p>
          </table:table-cell>
          <table:table-cell table:style-name="ce5" office:value-type="float" office:value="355372" calcext:value-type="float">
            <text:p>355372</text:p>
          </table:table-cell>
          <table:table-cell table:style-name="ce5" office:value-type="float" office:value="2045621" calcext:value-type="float">
            <text:p>2045621</text:p>
          </table:table-cell>
          <table:table-cell table:style-name="ce5" office:value-type="float" office:value="14836352" calcext:value-type="float">
            <text:p>14836352</text:p>
          </table:table-cell>
          <table:table-cell table:style-name="ce5" office:value-type="float" office:value="2847421" calcext:value-type="float">
            <text:p>2847421</text:p>
          </table:table-cell>
          <table:table-cell table:style-name="ce5" office:value-type="float" office:value="1458589" calcext:value-type="float">
            <text:p>1458589</text:p>
          </table:table-cell>
          <table:table-cell table:style-name="ce5" office:value-type="float" office:value="1242604" calcext:value-type="float">
            <text:p>1242604</text:p>
          </table:table-cell>
          <table:table-cell table:style-name="ce5" office:value-type="float" office:value="5294409" calcext:value-type="float">
            <text:p>5294409</text:p>
          </table:table-cell>
          <table:table-cell table:style-name="ce5" office:value-type="float" office:value="130122869" calcext:value-type="float">
            <text:p>130122869</text:p>
          </table:table-cell>
          <table:table-cell table:style-name="ce5" office:value-type="float" office:value="341568" calcext:value-type="float">
            <text:p>341568</text:p>
          </table:table-cell>
          <table:table-cell table:style-name="ce5" office:value-type="float" office:value="7035024" calcext:value-type="float">
            <text:p>7035024</text:p>
          </table:table-cell>
          <table:table-cell table:style-name="ce5" office:value-type="float" office:value="5020762" calcext:value-type="float">
            <text:p>5020762</text:p>
          </table:table-cell>
          <table:table-cell table:style-name="ce5" office:value-type="float" office:value="63804201" calcext:value-type="float">
            <text:p>63804201</text:p>
          </table:table-cell>
          <table:table-cell table:style-name="ce5" office:value-type="float" office:value="2310739" calcext:value-type="float">
            <text:p>2310739</text:p>
          </table:table-cell>
          <table:table-cell table:style-name="ce5" office:value-type="float" office:value="2663615" calcext:value-type="float">
            <text:p>2663615</text:p>
          </table:table-cell>
          <table:table-cell table:style-name="ce5" office:value-type="float" office:value="301505" calcext:value-type="float">
            <text:p>301505</text:p>
          </table:table-cell>
          <table:table-cell table:style-name="ce5" office:value-type="float" office:value="241483" calcext:value-type="float">
            <text:p>241483</text:p>
          </table:table-cell>
          <table:table-cell table:style-name="ce5" office:value-type="float" office:value="98095601" calcext:value-type="float">
            <text:p>98095601</text:p>
          </table:table-cell>
          <table:table-cell table:style-name="ce5" office:value-type="float" office:value="41895890" calcext:value-type="float">
            <text:p>41895890</text:p>
          </table:table-cell>
          <table:table-cell table:style-name="ce5" office:value-type="float" office:value="15255365" calcext:value-type="float">
            <text:p>15255365</text:p>
          </table:table-cell>
          <table:table-cell table:style-name="ce5" office:value-type="float" office:value="90070589" calcext:value-type="float">
            <text:p>90070589</text:p>
          </table:table-cell>
          <table:table-cell table:style-name="ce5" office:value-type="float" office:value="18992067" calcext:value-type="float">
            <text:p>18992067</text:p>
          </table:table-cell>
          <table:table-cell table:style-name="ce5" office:value-type="float" office:value="8849919" calcext:value-type="float">
            <text:p>8849919</text:p>
          </table:table-cell>
          <table:table-cell table:style-name="ce5" office:value-type="float" office:value="16413773" calcext:value-type="float">
            <text:p>16413773</text:p>
          </table:table-cell>
          <table:table-cell table:style-name="ce5" table:formula="of:=(SUM([.B20:.AB20]))+0" office:value-type="float" office:value="903081277" calcext:value-type="float">
            <text:p>903081277</text:p>
          </table:table-cell>
          <table:table-cell table:style-name="ce5" table:formula="of:=(+[.AE20]-[.AC20])+0" office:value-type="float" office:value="27527598" calcext:value-type="float">
            <text:p>27527598</text:p>
          </table:table-cell>
          <table:table-cell table:style-name="ce5" office:value-type="float" office:value="930608875" calcext:value-type="float">
            <text:p>930608875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PUERRO</text:p>
          </table:table-cell>
          <table:table-cell table:style-name="ce5" office:value-type="float" office:value="2825464" calcext:value-type="float">
            <text:p>2825464</text:p>
          </table:table-cell>
          <table:table-cell table:style-name="ce5" office:value-type="float" office:value="60126" calcext:value-type="float">
            <text:p>60126</text:p>
          </table:table-cell>
          <table:table-cell table:style-name="ce5" office:value-type="float" office:value="261773" calcext:value-type="float">
            <text:p>261773</text:p>
          </table:table-cell>
          <table:table-cell table:style-name="ce5" office:value-type="float" office:value="1325" calcext:value-type="float">
            <text:p>13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697" calcext:value-type="float">
            <text:p>39697</text:p>
          </table:table-cell>
          <table:table-cell table:style-name="ce5" office:value-type="float" office:value="457650" calcext:value-type="float">
            <text:p>457650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5680" calcext:value-type="float">
            <text:p>15680</text:p>
          </table:table-cell>
          <table:table-cell table:style-name="ce5" office:value-type="float" office:value="15147" calcext:value-type="float">
            <text:p>15147</text:p>
          </table:table-cell>
          <table:table-cell table:style-name="ce5" office:value-type="float" office:value="1668" calcext:value-type="float">
            <text:p>1668</text:p>
          </table:table-cell>
          <table:table-cell table:style-name="ce5" office:value-type="float" office:value="6126682" calcext:value-type="float">
            <text:p>6126682</text:p>
          </table:table-cell>
          <table:table-cell table:style-name="ce5" office:value-type="float" office:value="75681" calcext:value-type="float">
            <text:p>75681</text:p>
          </table:table-cell>
          <table:table-cell table:style-name="ce5" office:value-type="float" office:value="2503" calcext:value-type="float">
            <text:p>2503</text:p>
          </table:table-cell>
          <table:table-cell table:style-name="ce5" office:value-type="float" office:value="497610" calcext:value-type="float">
            <text:p>497610</text:p>
          </table:table-cell>
          <table:table-cell table:style-name="ce5" office:value-type="float" office:value="670664" calcext:value-type="float">
            <text:p>670664</text:p>
          </table:table-cell>
          <table:table-cell table:style-name="ce5" office:value-type="float" office:value="2650" calcext:value-type="float">
            <text:p>2650</text:p>
          </table:table-cell>
          <table:table-cell table:style-name="ce5" office:value-type="float" office:value="8830" calcext:value-type="float">
            <text:p>883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162" calcext:value-type="float">
            <text:p>9162</text:p>
          </table:table-cell>
          <table:table-cell table:style-name="ce5" office:value-type="float" office:value="1422756" calcext:value-type="float">
            <text:p>1422756</text:p>
          </table:table-cell>
          <table:table-cell table:style-name="ce5" office:value-type="float" office:value="399377" calcext:value-type="float">
            <text:p>399377</text:p>
          </table:table-cell>
          <table:table-cell table:style-name="ce5" office:value-type="float" office:value="670564" calcext:value-type="float">
            <text:p>670564</text:p>
          </table:table-cell>
          <table:table-cell table:style-name="ce5" office:value-type="float" office:value="11117715" calcext:value-type="float">
            <text:p>11117715</text:p>
          </table:table-cell>
          <table:table-cell table:style-name="ce5" office:value-type="float" office:value="187122" calcext:value-type="float">
            <text:p>187122</text:p>
          </table:table-cell>
          <table:table-cell table:style-name="ce5" office:value-type="float" office:value="1058" calcext:value-type="float">
            <text:p>1058</text:p>
          </table:table-cell>
          <table:table-cell table:style-name="ce5" office:value-type="float" office:value="1000957" calcext:value-type="float">
            <text:p>1000957</text:p>
          </table:table-cell>
          <table:table-cell table:style-name="ce5" table:formula="of:=(SUM([.B21:.AB21]))+0" office:value-type="float" office:value="25871993" calcext:value-type="float">
            <text:p>25871993</text:p>
          </table:table-cell>
          <table:table-cell table:style-name="ce5" table:formula="of:=(+[.AE21]-[.AC21])+0" office:value-type="float" office:value="1237408" calcext:value-type="float">
            <text:p>1237408</text:p>
          </table:table-cell>
          <table:table-cell table:style-name="ce5" office:value-type="float" office:value="27109401" calcext:value-type="float">
            <text:p>27109401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TOMATE</text:p>
          </table:table-cell>
          <table:table-cell table:style-name="ce5" office:value-type="float" office:value="292885811" calcext:value-type="float">
            <text:p>292885811</text:p>
          </table:table-cell>
          <table:table-cell table:style-name="ce5" office:value-type="float" office:value="12187132" calcext:value-type="float">
            <text:p>12187132</text:p>
          </table:table-cell>
          <table:table-cell table:style-name="ce5" office:value-type="float" office:value="24509396" calcext:value-type="float">
            <text:p>24509396</text:p>
          </table:table-cell>
          <table:table-cell table:style-name="ce5" office:value-type="float" office:value="1654141" calcext:value-type="float">
            <text:p>1654141</text:p>
          </table:table-cell>
          <table:table-cell table:style-name="ce5" office:value-type="float" office:value="507534" calcext:value-type="float">
            <text:p>507534</text:p>
          </table:table-cell>
          <table:table-cell table:style-name="ce5" office:value-type="float" office:value="1921843" calcext:value-type="float">
            <text:p>1921843</text:p>
          </table:table-cell>
          <table:table-cell table:style-name="ce5" office:value-type="float" office:value="16271178" calcext:value-type="float">
            <text:p>16271178</text:p>
          </table:table-cell>
          <table:table-cell table:style-name="ce5" office:value-type="float" office:value="3940471" calcext:value-type="float">
            <text:p>3940471</text:p>
          </table:table-cell>
          <table:table-cell table:style-name="ce5" office:value-type="float" office:value="1614690" calcext:value-type="float">
            <text:p>1614690</text:p>
          </table:table-cell>
          <table:table-cell table:style-name="ce5" office:value-type="float" office:value="4536483" calcext:value-type="float">
            <text:p>4536483</text:p>
          </table:table-cell>
          <table:table-cell table:style-name="ce5" office:value-type="float" office:value="14908453" calcext:value-type="float">
            <text:p>14908453</text:p>
          </table:table-cell>
          <table:table-cell table:style-name="ce5" office:value-type="float" office:value="120818194" calcext:value-type="float">
            <text:p>120818194</text:p>
          </table:table-cell>
          <table:table-cell table:style-name="ce5" office:value-type="float" office:value="492547" calcext:value-type="float">
            <text:p>492547</text:p>
          </table:table-cell>
          <table:table-cell table:style-name="ce5" office:value-type="float" office:value="9626649" calcext:value-type="float">
            <text:p>9626649</text:p>
          </table:table-cell>
          <table:table-cell table:style-name="ce5" office:value-type="float" office:value="6898366" calcext:value-type="float">
            <text:p>6898366</text:p>
          </table:table-cell>
          <table:table-cell table:style-name="ce5" office:value-type="float" office:value="26018280" calcext:value-type="float">
            <text:p>26018280</text:p>
          </table:table-cell>
          <table:table-cell table:style-name="ce5" office:value-type="float" office:value="6995661" calcext:value-type="float">
            <text:p>6995661</text:p>
          </table:table-cell>
          <table:table-cell table:style-name="ce5" office:value-type="float" office:value="8577664" calcext:value-type="float">
            <text:p>8577664</text:p>
          </table:table-cell>
          <table:table-cell table:style-name="ce5" office:value-type="float" office:value="197764" calcext:value-type="float">
            <text:p>197764</text:p>
          </table:table-cell>
          <table:table-cell table:style-name="ce5" office:value-type="float" office:value="22806" calcext:value-type="float">
            <text:p>22806</text:p>
          </table:table-cell>
          <table:table-cell table:style-name="ce5" office:value-type="float" office:value="113167421" calcext:value-type="float">
            <text:p>113167421</text:p>
          </table:table-cell>
          <table:table-cell table:style-name="ce5" office:value-type="float" office:value="55802198" calcext:value-type="float">
            <text:p>55802198</text:p>
          </table:table-cell>
          <table:table-cell table:style-name="ce5" office:value-type="float" office:value="20962253" calcext:value-type="float">
            <text:p>20962253</text:p>
          </table:table-cell>
          <table:table-cell table:style-name="ce5" office:value-type="float" office:value="137546975" calcext:value-type="float">
            <text:p>137546975</text:p>
          </table:table-cell>
          <table:table-cell table:style-name="ce5" office:value-type="float" office:value="21640588" calcext:value-type="float">
            <text:p>21640588</text:p>
          </table:table-cell>
          <table:table-cell table:style-name="ce5" office:value-type="float" office:value="14553990" calcext:value-type="float">
            <text:p>14553990</text:p>
          </table:table-cell>
          <table:table-cell table:style-name="ce5" office:value-type="float" office:value="36742167" calcext:value-type="float">
            <text:p>36742167</text:p>
          </table:table-cell>
          <table:table-cell table:style-name="ce5" table:formula="of:=(SUM([.B22:.AB22]))+0" office:value-type="float" office:value="955000655" calcext:value-type="float">
            <text:p>955000655</text:p>
          </table:table-cell>
          <table:table-cell table:style-name="ce5" table:formula="of:=(+[.AE22]-[.AC22])+0" office:value-type="float" office:value="11964738" calcext:value-type="float">
            <text:p>11964738</text:p>
          </table:table-cell>
          <table:table-cell table:style-name="ce5" office:value-type="float" office:value="966965393" calcext:value-type="float">
            <text:p>966965393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ZANAHORIA Y NABO</text:p>
          </table:table-cell>
          <table:table-cell table:style-name="ce5" office:value-type="float" office:value="11822815" calcext:value-type="float">
            <text:p>11822815</text:p>
          </table:table-cell>
          <table:table-cell table:style-name="ce5" office:value-type="float" office:value="2473" calcext:value-type="float">
            <text:p>2473</text:p>
          </table:table-cell>
          <table:table-cell table:style-name="ce5" office:value-type="float" office:value="3657051" calcext:value-type="float">
            <text:p>3657051</text:p>
          </table:table-cell>
          <table:table-cell table:style-name="ce5" office:value-type="float" office:value="13365" calcext:value-type="float">
            <text:p>1336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4568" calcext:value-type="float">
            <text:p>154568</text:p>
          </table:table-cell>
          <table:table-cell table:style-name="ce5" office:value-type="float" office:value="1813363" calcext:value-type="float">
            <text:p>181336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979" calcext:value-type="float">
            <text:p>8979</text:p>
          </table:table-cell>
          <table:table-cell table:style-name="ce5" office:value-type="float" office:value="5623" calcext:value-type="float">
            <text:p>5623</text:p>
          </table:table-cell>
          <table:table-cell table:style-name="ce5" office:value-type="float" office:value="368384" calcext:value-type="float">
            <text:p>368384</text:p>
          </table:table-cell>
          <table:table-cell table:style-name="ce5" office:value-type="float" office:value="14568971" calcext:value-type="float">
            <text:p>14568971</text:p>
          </table:table-cell>
          <table:table-cell table:style-name="ce5" office:value-type="float" office:value="2185" calcext:value-type="float">
            <text:p>218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20783" calcext:value-type="float">
            <text:p>1820783</text:p>
          </table:table-cell>
          <table:table-cell table:style-name="ce5" office:value-type="float" office:value="230815" calcext:value-type="float">
            <text:p>230815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4526" calcext:value-type="float">
            <text:p>4526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7178" calcext:value-type="float">
            <text:p>7178</text:p>
          </table:table-cell>
          <table:table-cell table:style-name="ce5" office:value-type="float" office:value="12077852" calcext:value-type="float">
            <text:p>12077852</text:p>
          </table:table-cell>
          <table:table-cell table:style-name="ce5" office:value-type="float" office:value="1548206" calcext:value-type="float">
            <text:p>1548206</text:p>
          </table:table-cell>
          <table:table-cell table:style-name="ce5" office:value-type="float" office:value="5017429" calcext:value-type="float">
            <text:p>5017429</text:p>
          </table:table-cell>
          <table:table-cell table:style-name="ce5" office:value-type="float" office:value="8691288" calcext:value-type="float">
            <text:p>8691288</text:p>
          </table:table-cell>
          <table:table-cell table:style-name="ce5" office:value-type="float" office:value="49861" calcext:value-type="float">
            <text:p>49861</text:p>
          </table:table-cell>
          <table:table-cell table:style-name="ce5" office:value-type="float" office:value="17109" calcext:value-type="float">
            <text:p>17109</text:p>
          </table:table-cell>
          <table:table-cell table:style-name="ce5" office:value-type="float" office:value="64792" calcext:value-type="float">
            <text:p>64792</text:p>
          </table:table-cell>
          <table:table-cell table:style-name="ce5" table:formula="of:=(SUM([.B23:.AB23]))+0" office:value-type="float" office:value="61948568" calcext:value-type="float">
            <text:p>61948568</text:p>
          </table:table-cell>
          <table:table-cell table:style-name="ce5" table:formula="of:=(+[.AE23]-[.AC23])+0" office:value-type="float" office:value="2451551" calcext:value-type="float">
            <text:p>2451551</text:p>
          </table:table-cell>
          <table:table-cell table:style-name="ce5" office:value-type="float" office:value="64400119" calcext:value-type="float">
            <text:p>64400119</text:p>
          </table:table-cell>
          <table:table-cell table:style-name="ce10" office:value-type="string" calcext:value-type="string">
            <text:p>Hortaliz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OTRAS HORTALIZAS</text:p>
          </table:table-cell>
          <table:table-cell table:style-name="ce5" office:value-type="float" office:value="25044189" calcext:value-type="float">
            <text:p>25044189</text:p>
          </table:table-cell>
          <table:table-cell table:style-name="ce5" office:value-type="float" office:value="2003281" calcext:value-type="float">
            <text:p>2003281</text:p>
          </table:table-cell>
          <table:table-cell table:style-name="ce5" office:value-type="float" office:value="2944426" calcext:value-type="float">
            <text:p>2944426</text:p>
          </table:table-cell>
          <table:table-cell table:style-name="ce5" office:value-type="float" office:value="100192" calcext:value-type="float">
            <text:p>100192</text:p>
          </table:table-cell>
          <table:table-cell table:style-name="ce5" office:value-type="float" office:value="81565" calcext:value-type="float">
            <text:p>81565</text:p>
          </table:table-cell>
          <table:table-cell table:style-name="ce5" office:value-type="float" office:value="83784" calcext:value-type="float">
            <text:p>83784</text:p>
          </table:table-cell>
          <table:table-cell table:style-name="ce5" office:value-type="float" office:value="1459577" calcext:value-type="float">
            <text:p>1459577</text:p>
          </table:table-cell>
          <table:table-cell table:style-name="ce5" office:value-type="float" office:value="60031" calcext:value-type="float">
            <text:p>60031</text:p>
          </table:table-cell>
          <table:table-cell table:style-name="ce5" office:value-type="float" office:value="280430" calcext:value-type="float">
            <text:p>280430</text:p>
          </table:table-cell>
          <table:table-cell table:style-name="ce5" office:value-type="float" office:value="51803" calcext:value-type="float">
            <text:p>51803</text:p>
          </table:table-cell>
          <table:table-cell table:style-name="ce5" office:value-type="float" office:value="512673" calcext:value-type="float">
            <text:p>512673</text:p>
          </table:table-cell>
          <table:table-cell table:style-name="ce5" office:value-type="float" office:value="47157466" calcext:value-type="float">
            <text:p>47157466</text:p>
          </table:table-cell>
          <table:table-cell table:style-name="ce5" office:value-type="float" office:value="35181" calcext:value-type="float">
            <text:p>35181</text:p>
          </table:table-cell>
          <table:table-cell table:style-name="ce5" office:value-type="float" office:value="259238" calcext:value-type="float">
            <text:p>259238</text:p>
          </table:table-cell>
          <table:table-cell table:style-name="ce5" office:value-type="float" office:value="1746677" calcext:value-type="float">
            <text:p>1746677</text:p>
          </table:table-cell>
          <table:table-cell table:style-name="ce5" office:value-type="float" office:value="6177564" calcext:value-type="float">
            <text:p>6177564</text:p>
          </table:table-cell>
          <table:table-cell table:style-name="ce5" office:value-type="float" office:value="106886" calcext:value-type="float">
            <text:p>106886</text:p>
          </table:table-cell>
          <table:table-cell table:style-name="ce5" office:value-type="float" office:value="29911" calcext:value-type="float">
            <text:p>29911</text:p>
          </table:table-cell>
          <table:table-cell table:style-name="ce5" office:value-type="float" office:value="63522" calcext:value-type="float">
            <text:p>63522</text:p>
          </table:table-cell>
          <table:table-cell table:style-name="ce5" office:value-type="float" office:value="213869" calcext:value-type="float">
            <text:p>213869</text:p>
          </table:table-cell>
          <table:table-cell table:style-name="ce5" office:value-type="float" office:value="22806076" calcext:value-type="float">
            <text:p>22806076</text:p>
          </table:table-cell>
          <table:table-cell table:style-name="ce5" office:value-type="float" office:value="4690129" calcext:value-type="float">
            <text:p>4690129</text:p>
          </table:table-cell>
          <table:table-cell table:style-name="ce5" office:value-type="float" office:value="14190403" calcext:value-type="float">
            <text:p>14190403</text:p>
          </table:table-cell>
          <table:table-cell table:style-name="ce5" office:value-type="float" office:value="36347739" calcext:value-type="float">
            <text:p>36347739</text:p>
          </table:table-cell>
          <table:table-cell table:style-name="ce5" office:value-type="float" office:value="2147632" calcext:value-type="float">
            <text:p>2147632</text:p>
          </table:table-cell>
          <table:table-cell table:style-name="ce5" office:value-type="float" office:value="1469938" calcext:value-type="float">
            <text:p>1469938</text:p>
          </table:table-cell>
          <table:table-cell table:style-name="ce5" office:value-type="float" office:value="2849945" calcext:value-type="float">
            <text:p>2849945</text:p>
          </table:table-cell>
          <table:table-cell table:style-name="ce5" table:formula="of:=(SUM([.B24:.AB24]))+0" office:value-type="float" office:value="172914127" calcext:value-type="float">
            <text:p>172914127</text:p>
          </table:table-cell>
          <table:table-cell table:style-name="ce5" table:formula="of:=(+[.AE24]-[.AC24])+0" office:value-type="float" office:value="29800335" calcext:value-type="float">
            <text:p>29800335</text:p>
          </table:table-cell>
          <table:table-cell table:style-name="ce5" office:value-type="float" office:value="202714462" calcext:value-type="float">
            <text:p>202714462</text:p>
          </table:table-cell>
          <table:table-cell table:style-name="ce10" office:value-type="string" calcext:value-type="string">
            <text:p>Hortaliza</text:p>
          </table:table-cell>
          <table:table-cell table:style-name="ce11" table:number-columns-repeated="3"/>
          <table:table-cell table:style-name="ce15" table:number-columns-repeated="989"/>
        </table:table-row>
        <table:table-row table:style-name="ro2">
          <table:table-cell table:style-name="ce1" office:value-type="string" calcext:value-type="string">
            <text:p>AGUACATE</text:p>
          </table:table-cell>
          <table:table-cell table:style-name="ce1" office:value-type="float" office:value="26379589" calcext:value-type="float">
            <text:p>26379589</text:p>
          </table:table-cell>
          <table:table-cell table:style-name="ce1" office:value-type="float" office:value="2282931" calcext:value-type="float">
            <text:p>2282931</text:p>
          </table:table-cell>
          <table:table-cell table:style-name="ce1" office:value-type="float" office:value="8489808" calcext:value-type="float">
            <text:p>8489808</text:p>
          </table:table-cell>
          <table:table-cell table:style-name="ce1" office:value-type="float" office:value="384797" calcext:value-type="float">
            <text:p>3847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238" calcext:value-type="float">
            <text:p>77238</text:p>
          </table:table-cell>
          <table:table-cell table:style-name="ce1" office:value-type="float" office:value="5944014" calcext:value-type="float">
            <text:p>5944014</text:p>
          </table:table-cell>
          <table:table-cell table:style-name="ce1" office:value-type="float" office:value="78185" calcext:value-type="float">
            <text:p>78185</text:p>
          </table:table-cell>
          <table:table-cell table:style-name="ce1" office:value-type="float" office:value="34226" calcext:value-type="float">
            <text:p>34226</text:p>
          </table:table-cell>
          <table:table-cell table:style-name="ce1" office:value-type="float" office:value="39162" calcext:value-type="float">
            <text:p>39162</text:p>
          </table:table-cell>
          <table:table-cell table:style-name="ce1" office:value-type="float" office:value="4802276" calcext:value-type="float">
            <text:p>4802276</text:p>
          </table:table-cell>
          <table:table-cell table:style-name="ce1" office:value-type="float" office:value="107384874" calcext:value-type="float">
            <text:p>107384874</text:p>
          </table:table-cell>
          <table:table-cell table:style-name="ce1" office:value-type="float" office:value="131618" calcext:value-type="float">
            <text:p>131618</text:p>
          </table:table-cell>
          <table:table-cell table:style-name="ce1" office:value-type="float" office:value="286776" calcext:value-type="float">
            <text:p>286776</text:p>
          </table:table-cell>
          <table:table-cell table:style-name="ce1" office:value-type="float" office:value="352740" calcext:value-type="float">
            <text:p>352740</text:p>
          </table:table-cell>
          <table:table-cell table:style-name="ce1" office:value-type="float" office:value="5605292" calcext:value-type="float">
            <text:p>5605292</text:p>
          </table:table-cell>
          <table:table-cell table:style-name="ce1" office:value-type="float" office:value="1782963" calcext:value-type="float">
            <text:p>1782963</text:p>
          </table:table-cell>
          <table:table-cell table:style-name="ce1" office:value-type="float" office:value="607850" calcext:value-type="float">
            <text:p>607850</text:p>
          </table:table-cell>
          <table:table-cell table:style-name="ce1" office:value-type="float" office:value="551901" calcext:value-type="float">
            <text:p>551901</text:p>
          </table:table-cell>
          <table:table-cell table:style-name="ce1" office:value-type="float" office:value="81711" calcext:value-type="float">
            <text:p>81711</text:p>
          </table:table-cell>
          <table:table-cell table:style-name="ce1" office:value-type="float" office:value="26120252" calcext:value-type="float">
            <text:p>26120252</text:p>
          </table:table-cell>
          <table:table-cell table:style-name="ce1" office:value-type="float" office:value="6152870" calcext:value-type="float">
            <text:p>6152870</text:p>
          </table:table-cell>
          <table:table-cell table:style-name="ce1" office:value-type="float" office:value="4206034" calcext:value-type="float">
            <text:p>4206034</text:p>
          </table:table-cell>
          <table:table-cell table:style-name="ce1" office:value-type="float" office:value="26383148" calcext:value-type="float">
            <text:p>26383148</text:p>
          </table:table-cell>
          <table:table-cell table:style-name="ce1" office:value-type="float" office:value="490093" calcext:value-type="float">
            <text:p>490093</text:p>
          </table:table-cell>
          <table:table-cell table:style-name="ce1" office:value-type="float" office:value="1220607" calcext:value-type="float">
            <text:p>1220607</text:p>
          </table:table-cell>
          <table:table-cell table:style-name="ce1" office:value-type="float" office:value="5788957" calcext:value-type="float">
            <text:p>5788957</text:p>
          </table:table-cell>
          <table:table-cell table:style-name="ce1" table:formula="of:=(SUM([.B25:.AB25]))+0" office:value-type="float" office:value="235659912" calcext:value-type="float">
            <text:p>235659912</text:p>
          </table:table-cell>
          <table:table-cell table:style-name="ce1" table:formula="of:=(+[.AE25]-[.AC25])+0" office:value-type="float" office:value="10718127" calcext:value-type="float">
            <text:p>10718127</text:p>
          </table:table-cell>
          <table:table-cell table:style-name="ce1" office:value-type="float" office:value="246378039" calcext:value-type="float">
            <text:p>246378039</text:p>
          </table:table-cell>
          <table:table-cell table:style-name="ce11" office:value-type="string" calcext:value-type="string">
            <text:p>Fruta</text:p>
          </table:table-cell>
          <table:table-cell table:style-name="ce11" table:number-columns-repeated="3"/>
          <table:table-cell table:style-name="ce15" table:number-columns-repeated="989"/>
        </table:table-row>
        <table:table-row table:style-name="ro2">
          <table:table-cell table:style-name="ce1" office:value-type="string" calcext:value-type="string">
            <text:p>ALBARICOQUE</text:p>
          </table:table-cell>
          <table:table-cell table:style-name="ce1" office:value-type="float" office:value="33087142" calcext:value-type="float">
            <text:p>33087142</text:p>
          </table:table-cell>
          <table:table-cell table:style-name="ce1" office:value-type="float" office:value="1338967" calcext:value-type="float">
            <text:p>1338967</text:p>
          </table:table-cell>
          <table:table-cell table:style-name="ce1" office:value-type="float" office:value="3766516" calcext:value-type="float">
            <text:p>3766516</text:p>
          </table:table-cell>
          <table:table-cell table:style-name="ce1" office:value-type="float" office:value="15195" calcext:value-type="float">
            <text:p>151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1093" calcext:value-type="float">
            <text:p>461093</text:p>
          </table:table-cell>
          <table:table-cell table:style-name="ce1" office:value-type="float" office:value="521724" calcext:value-type="float">
            <text:p>521724</text:p>
          </table:table-cell>
          <table:table-cell table:style-name="ce1" office:value-type="float" office:value="141698" calcext:value-type="float">
            <text:p>141698</text:p>
          </table:table-cell>
          <table:table-cell table:style-name="ce1" office:value-type="float" office:value="266766" calcext:value-type="float">
            <text:p>266766</text:p>
          </table:table-cell>
          <table:table-cell table:style-name="ce1" office:value-type="float" office:value="133226" calcext:value-type="float">
            <text:p>133226</text:p>
          </table:table-cell>
          <table:table-cell table:style-name="ce1" office:value-type="float" office:value="324396" calcext:value-type="float">
            <text:p>324396</text:p>
          </table:table-cell>
          <table:table-cell table:style-name="ce1" office:value-type="float" office:value="23621571" calcext:value-type="float">
            <text:p>23621571</text:p>
          </table:table-cell>
          <table:table-cell table:style-name="ce1" office:value-type="float" office:value="127453" calcext:value-type="float">
            <text:p>127453</text:p>
          </table:table-cell>
          <table:table-cell table:style-name="ce1" office:value-type="float" office:value="301703" calcext:value-type="float">
            <text:p>301703</text:p>
          </table:table-cell>
          <table:table-cell table:style-name="ce1" office:value-type="float" office:value="112764" calcext:value-type="float">
            <text:p>112764</text:p>
          </table:table-cell>
          <table:table-cell table:style-name="ce1" office:value-type="float" office:value="15739946" calcext:value-type="float">
            <text:p>15739946</text:p>
          </table:table-cell>
          <table:table-cell table:style-name="ce1" office:value-type="float" office:value="224950" calcext:value-type="float">
            <text:p>224950</text:p>
          </table:table-cell>
          <table:table-cell table:style-name="ce1" office:value-type="float" office:value="577419" calcext:value-type="float">
            <text:p>577419</text:p>
          </table:table-cell>
          <table:table-cell table:style-name="ce1" office:value-type="float" office:value="62428" calcext:value-type="float">
            <text:p>62428</text:p>
          </table:table-cell>
          <table:table-cell table:style-name="ce1" office:value-type="float" office:value="23339" calcext:value-type="float">
            <text:p>23339</text:p>
          </table:table-cell>
          <table:table-cell table:style-name="ce1" office:value-type="float" office:value="4940735" calcext:value-type="float">
            <text:p>4940735</text:p>
          </table:table-cell>
          <table:table-cell table:style-name="ce1" office:value-type="float" office:value="3147351" calcext:value-type="float">
            <text:p>3147351</text:p>
          </table:table-cell>
          <table:table-cell table:style-name="ce1" office:value-type="float" office:value="3979258" calcext:value-type="float">
            <text:p>3979258</text:p>
          </table:table-cell>
          <table:table-cell table:style-name="ce1" office:value-type="float" office:value="11941606" calcext:value-type="float">
            <text:p>11941606</text:p>
          </table:table-cell>
          <table:table-cell table:style-name="ce1" office:value-type="float" office:value="1691112" calcext:value-type="float">
            <text:p>1691112</text:p>
          </table:table-cell>
          <table:table-cell table:style-name="ce1" office:value-type="float" office:value="27980" calcext:value-type="float">
            <text:p>27980</text:p>
          </table:table-cell>
          <table:table-cell table:style-name="ce1" office:value-type="float" office:value="828843" calcext:value-type="float">
            <text:p>828843</text:p>
          </table:table-cell>
          <table:table-cell table:style-name="ce1" table:formula="of:=(SUM([.B26:.AB26]))+0" office:value-type="float" office:value="107405181" calcext:value-type="float">
            <text:p>107405181</text:p>
          </table:table-cell>
          <table:table-cell table:style-name="ce1" table:formula="of:=(+[.AE26]-[.AC26])+0" office:value-type="float" office:value="6894702" calcext:value-type="float">
            <text:p>6894702</text:p>
          </table:table-cell>
          <table:table-cell table:style-name="ce1" office:value-type="float" office:value="114299883" calcext:value-type="float">
            <text:p>114299883</text:p>
          </table:table-cell>
          <table:table-cell table:style-name="ce11" office:value-type="string" calcext:value-type="string">
            <text:p>Fruta</text:p>
          </table:table-cell>
          <table:table-cell table:style-name="ce11" table:number-columns-repeated="3"/>
          <table:table-cell table:style-name="ce15" table:number-columns-repeated="989"/>
        </table:table-row>
        <table:table-row table:style-name="ro2">
          <table:table-cell table:style-name="ce1" office:value-type="string" calcext:value-type="string">
            <text:p>ARÁNDANO</text:p>
          </table:table-cell>
          <table:table-cell table:style-name="ce1" office:value-type="float" office:value="71448109" calcext:value-type="float">
            <text:p>71448109</text:p>
          </table:table-cell>
          <table:table-cell table:style-name="ce1" office:value-type="float" office:value="1974393" calcext:value-type="float">
            <text:p>1974393</text:p>
          </table:table-cell>
          <table:table-cell table:style-name="ce1" office:value-type="float" office:value="11363643" calcext:value-type="float">
            <text:p>11363643</text:p>
          </table:table-cell>
          <table:table-cell table:style-name="ce1" office:value-type="float" office:value="17053" calcext:value-type="float">
            <text:p>170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347" calcext:value-type="float">
            <text:p>102347</text:p>
          </table:table-cell>
          <table:table-cell table:style-name="ce1" office:value-type="float" office:value="1587310" calcext:value-type="float">
            <text:p>1587310</text:p>
          </table:table-cell>
          <table:table-cell table:style-name="ce1" office:value-type="float" office:value="520734" calcext:value-type="float">
            <text:p>520734</text:p>
          </table:table-cell>
          <table:table-cell table:style-name="ce1" office:value-type="float" office:value="54150" calcext:value-type="float">
            <text:p>54150</text:p>
          </table:table-cell>
          <table:table-cell table:style-name="ce1" office:value-type="float" office:value="116008" calcext:value-type="float">
            <text:p>116008</text:p>
          </table:table-cell>
          <table:table-cell table:style-name="ce1" office:value-type="float" office:value="702798" calcext:value-type="float">
            <text:p>702798</text:p>
          </table:table-cell>
          <table:table-cell table:style-name="ce1" office:value-type="float" office:value="19895905" calcext:value-type="float">
            <text:p>19895905</text:p>
          </table:table-cell>
          <table:table-cell table:style-name="ce1" office:value-type="float" office:value="36493" calcext:value-type="float">
            <text:p>36493</text:p>
          </table:table-cell>
          <table:table-cell table:style-name="ce1" office:value-type="float" office:value="394239" calcext:value-type="float">
            <text:p>394239</text:p>
          </table:table-cell>
          <table:table-cell table:style-name="ce1" office:value-type="float" office:value="6742785" calcext:value-type="float">
            <text:p>6742785</text:p>
          </table:table-cell>
          <table:table-cell table:style-name="ce1" office:value-type="float" office:value="4901831" calcext:value-type="float">
            <text:p>4901831</text:p>
          </table:table-cell>
          <table:table-cell table:style-name="ce1" office:value-type="float" office:value="73173" calcext:value-type="float">
            <text:p>73173</text:p>
          </table:table-cell>
          <table:table-cell table:style-name="ce1" office:value-type="float" office:value="436412" calcext:value-type="float">
            <text:p>436412</text:p>
          </table:table-cell>
          <table:table-cell table:style-name="ce1" office:value-type="float" office:value="344235" calcext:value-type="float">
            <text:p>344235</text:p>
          </table:table-cell>
          <table:table-cell table:style-name="ce1" office:value-type="float" office:value="18105" calcext:value-type="float">
            <text:p>18105</text:p>
          </table:table-cell>
          <table:table-cell table:style-name="ce1" office:value-type="float" office:value="35938735" calcext:value-type="float">
            <text:p>35938735</text:p>
          </table:table-cell>
          <table:table-cell table:style-name="ce1" office:value-type="float" office:value="4117976" calcext:value-type="float">
            <text:p>4117976</text:p>
          </table:table-cell>
          <table:table-cell table:style-name="ce1" office:value-type="float" office:value="1915038" calcext:value-type="float">
            <text:p>1915038</text:p>
          </table:table-cell>
          <table:table-cell table:style-name="ce1" office:value-type="float" office:value="82917881" calcext:value-type="float">
            <text:p>82917881</text:p>
          </table:table-cell>
          <table:table-cell table:style-name="ce1" office:value-type="float" office:value="825801" calcext:value-type="float">
            <text:p>825801</text:p>
          </table:table-cell>
          <table:table-cell table:style-name="ce1" office:value-type="float" office:value="4396" calcext:value-type="float">
            <text:p>4396</text:p>
          </table:table-cell>
          <table:table-cell table:style-name="ce1" office:value-type="float" office:value="833952" calcext:value-type="float">
            <text:p>833952</text:p>
          </table:table-cell>
          <table:table-cell table:style-name="ce1" table:formula="of:=(SUM([.B27:.AB27]))+0" office:value-type="float" office:value="247283502" calcext:value-type="float">
            <text:p>247283502</text:p>
          </table:table-cell>
          <table:table-cell table:style-name="ce1" table:formula="of:=(+[.AE27]-[.AC27])+0" office:value-type="float" office:value="13135710" calcext:value-type="float">
            <text:p>13135710</text:p>
          </table:table-cell>
          <table:table-cell table:style-name="ce1" office:value-type="float" office:value="260419212" calcext:value-type="float">
            <text:p>260419212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CAQUI</text:p>
          </table:table-cell>
          <table:table-cell table:style-name="ce1" office:value-type="float" office:value="42223973" calcext:value-type="float">
            <text:p>42223973</text:p>
          </table:table-cell>
          <table:table-cell table:style-name="ce1" office:value-type="float" office:value="1369224" calcext:value-type="float">
            <text:p>1369224</text:p>
          </table:table-cell>
          <table:table-cell table:style-name="ce1" office:value-type="float" office:value="3074800" calcext:value-type="float">
            <text:p>3074800</text:p>
          </table:table-cell>
          <table:table-cell table:style-name="ce1" office:value-type="float" office:value="354579" calcext:value-type="float">
            <text:p>354579</text:p>
          </table:table-cell>
          <table:table-cell table:style-name="ce1" office:value-type="float" office:value="112996" calcext:value-type="float">
            <text:p>112996</text:p>
          </table:table-cell>
          <table:table-cell table:style-name="ce1" office:value-type="float" office:value="200159" calcext:value-type="float">
            <text:p>200159</text:p>
          </table:table-cell>
          <table:table-cell table:style-name="ce1" office:value-type="float" office:value="817254" calcext:value-type="float">
            <text:p>817254</text:p>
          </table:table-cell>
          <table:table-cell table:style-name="ce1" office:value-type="float" office:value="992598" calcext:value-type="float">
            <text:p>992598</text:p>
          </table:table-cell>
          <table:table-cell table:style-name="ce1" office:value-type="float" office:value="774703" calcext:value-type="float">
            <text:p>774703</text:p>
          </table:table-cell>
          <table:table-cell table:style-name="ce1" office:value-type="float" office:value="2444031" calcext:value-type="float">
            <text:p>2444031</text:p>
          </table:table-cell>
          <table:table-cell table:style-name="ce1" office:value-type="float" office:value="2597997" calcext:value-type="float">
            <text:p>2597997</text:p>
          </table:table-cell>
          <table:table-cell table:style-name="ce1" office:value-type="float" office:value="21485758" calcext:value-type="float">
            <text:p>21485758</text:p>
          </table:table-cell>
          <table:table-cell table:style-name="ce1" office:value-type="float" office:value="50908" calcext:value-type="float">
            <text:p>50908</text:p>
          </table:table-cell>
          <table:table-cell table:style-name="ce1" office:value-type="float" office:value="814867" calcext:value-type="float">
            <text:p>814867</text:p>
          </table:table-cell>
          <table:table-cell table:style-name="ce1" office:value-type="float" office:value="175687" calcext:value-type="float">
            <text:p>175687</text:p>
          </table:table-cell>
          <table:table-cell table:style-name="ce1" office:value-type="float" office:value="24120237" calcext:value-type="float">
            <text:p>24120237</text:p>
          </table:table-cell>
          <table:table-cell table:style-name="ce1" office:value-type="float" office:value="3617717" calcext:value-type="float">
            <text:p>3617717</text:p>
          </table:table-cell>
          <table:table-cell table:style-name="ce1" office:value-type="float" office:value="6301121" calcext:value-type="float">
            <text:p>6301121</text:p>
          </table:table-cell>
          <table:table-cell table:style-name="ce1" office:value-type="float" office:value="38729" calcext:value-type="float">
            <text:p>38729</text:p>
          </table:table-cell>
          <table:table-cell table:style-name="ce1" office:value-type="float" office:value="136788" calcext:value-type="float">
            <text:p>136788</text:p>
          </table:table-cell>
          <table:table-cell table:style-name="ce1" office:value-type="float" office:value="9062788" calcext:value-type="float">
            <text:p>9062788</text:p>
          </table:table-cell>
          <table:table-cell table:style-name="ce1" office:value-type="float" office:value="8793042" calcext:value-type="float">
            <text:p>8793042</text:p>
          </table:table-cell>
          <table:table-cell table:style-name="ce1" office:value-type="float" office:value="3171018" calcext:value-type="float">
            <text:p>3171018</text:p>
          </table:table-cell>
          <table:table-cell table:style-name="ce1" office:value-type="float" office:value="7115800" calcext:value-type="float">
            <text:p>7115800</text:p>
          </table:table-cell>
          <table:table-cell table:style-name="ce1" office:value-type="float" office:value="7384271" calcext:value-type="float">
            <text:p>7384271</text:p>
          </table:table-cell>
          <table:table-cell table:style-name="ce1" office:value-type="float" office:value="2026834" calcext:value-type="float">
            <text:p>2026834</text:p>
          </table:table-cell>
          <table:table-cell table:style-name="ce1" office:value-type="float" office:value="1493509" calcext:value-type="float">
            <text:p>1493509</text:p>
          </table:table-cell>
          <table:table-cell table:style-name="ce1" table:formula="of:=(SUM([.B28:.AB28]))+0" office:value-type="float" office:value="150751388" calcext:value-type="float">
            <text:p>150751388</text:p>
          </table:table-cell>
          <table:table-cell table:style-name="ce1" table:formula="of:=(+[.AE28]-[.AC28])+0" office:value-type="float" office:value="33027278" calcext:value-type="float">
            <text:p>33027278</text:p>
          </table:table-cell>
          <table:table-cell table:style-name="ce1" office:value-type="float" office:value="183778666" calcext:value-type="float">
            <text:p>183778666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CEREZA Y GUINDA</text:p>
          </table:table-cell>
          <table:table-cell table:style-name="ce1" office:value-type="float" office:value="5735976" calcext:value-type="float">
            <text:p>5735976</text:p>
          </table:table-cell>
          <table:table-cell table:style-name="ce1" office:value-type="float" office:value="648885" calcext:value-type="float">
            <text:p>648885</text:p>
          </table:table-cell>
          <table:table-cell table:style-name="ce1" office:value-type="float" office:value="5101572" calcext:value-type="float">
            <text:p>5101572</text:p>
          </table:table-cell>
          <table:table-cell table:style-name="ce1" office:value-type="float" office:value="26316" calcext:value-type="float">
            <text:p>263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801" calcext:value-type="float">
            <text:p>117801</text:p>
          </table:table-cell>
          <table:table-cell table:style-name="ce1" office:value-type="float" office:value="234609" calcext:value-type="float">
            <text:p>234609</text:p>
          </table:table-cell>
          <table:table-cell table:style-name="ce1" office:value-type="float" office:value="28091" calcext:value-type="float">
            <text:p>28091</text:p>
          </table:table-cell>
          <table:table-cell table:style-name="ce1" office:value-type="float" office:value="92836" calcext:value-type="float">
            <text:p>92836</text:p>
          </table:table-cell>
          <table:table-cell table:style-name="ce1" office:value-type="float" office:value="766844" calcext:value-type="float">
            <text:p>766844</text:p>
          </table:table-cell>
          <table:table-cell table:style-name="ce1" office:value-type="float" office:value="868520" calcext:value-type="float">
            <text:p>868520</text:p>
          </table:table-cell>
          <table:table-cell table:style-name="ce1" office:value-type="float" office:value="8251369" calcext:value-type="float">
            <text:p>8251369</text:p>
          </table:table-cell>
          <table:table-cell table:style-name="ce1" office:value-type="float" office:value="76541" calcext:value-type="float">
            <text:p>76541</text:p>
          </table:table-cell>
          <table:table-cell table:style-name="ce1" office:value-type="float" office:value="4844" calcext:value-type="float">
            <text:p>4844</text:p>
          </table:table-cell>
          <table:table-cell table:style-name="ce1" office:value-type="float" office:value="497128" calcext:value-type="float">
            <text:p>497128</text:p>
          </table:table-cell>
          <table:table-cell table:style-name="ce1" office:value-type="float" office:value="11624323" calcext:value-type="float">
            <text:p>11624323</text:p>
          </table:table-cell>
          <table:table-cell table:style-name="ce1" office:value-type="float" office:value="185729" calcext:value-type="float">
            <text:p>185729</text:p>
          </table:table-cell>
          <table:table-cell table:style-name="ce1" office:value-type="float" office:value="205142" calcext:value-type="float">
            <text:p>205142</text:p>
          </table:table-cell>
          <table:table-cell table:style-name="ce1" office:value-type="float" office:value="250024" calcext:value-type="float">
            <text:p>250024</text:p>
          </table:table-cell>
          <table:table-cell table:style-name="ce1" office:value-type="float" office:value="95396" calcext:value-type="float">
            <text:p>95396</text:p>
          </table:table-cell>
          <table:table-cell table:style-name="ce1" office:value-type="float" office:value="4881972" calcext:value-type="float">
            <text:p>4881972</text:p>
          </table:table-cell>
          <table:table-cell table:style-name="ce1" office:value-type="float" office:value="1295963" calcext:value-type="float">
            <text:p>1295963</text:p>
          </table:table-cell>
          <table:table-cell table:style-name="ce1" office:value-type="float" office:value="5903254" calcext:value-type="float">
            <text:p>5903254</text:p>
          </table:table-cell>
          <table:table-cell table:style-name="ce1" office:value-type="float" office:value="18977455" calcext:value-type="float">
            <text:p>18977455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float" office:value="4869" calcext:value-type="float">
            <text:p>4869</text:p>
          </table:table-cell>
          <table:table-cell table:style-name="ce1" office:value-type="float" office:value="243482" calcext:value-type="float">
            <text:p>243482</text:p>
          </table:table-cell>
          <table:table-cell table:style-name="ce1" table:formula="of:=(SUM([.B29:.AB29]))+0" office:value-type="float" office:value="66259742" calcext:value-type="float">
            <text:p>66259742</text:p>
          </table:table-cell>
          <table:table-cell table:style-name="ce1" table:formula="of:=(+[.AE29]-[.AC29])+0" office:value-type="float" office:value="1826755" calcext:value-type="float">
            <text:p>1826755</text:p>
          </table:table-cell>
          <table:table-cell table:style-name="ce1" office:value-type="float" office:value="68086497" calcext:value-type="float">
            <text:p>68086497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CIRUELA</text:p>
          </table:table-cell>
          <table:table-cell table:style-name="ce1" office:value-type="float" office:value="18441513" calcext:value-type="float">
            <text:p>18441513</text:p>
          </table:table-cell>
          <table:table-cell table:style-name="ce1" office:value-type="float" office:value="650448" calcext:value-type="float">
            <text:p>650448</text:p>
          </table:table-cell>
          <table:table-cell table:style-name="ce1" office:value-type="float" office:value="2484109" calcext:value-type="float">
            <text:p>2484109</text:p>
          </table:table-cell>
          <table:table-cell table:style-name="ce1" office:value-type="float" office:value="5506" calcext:value-type="float">
            <text:p>5506</text:p>
          </table:table-cell>
          <table:table-cell table:style-name="ce1" office:value-type="float" office:value="301860" calcext:value-type="float">
            <text:p>301860</text:p>
          </table:table-cell>
          <table:table-cell table:style-name="ce1" office:value-type="float" office:value="9173" calcext:value-type="float">
            <text:p>9173</text:p>
          </table:table-cell>
          <table:table-cell table:style-name="ce1" office:value-type="float" office:value="951480" calcext:value-type="float">
            <text:p>951480</text:p>
          </table:table-cell>
          <table:table-cell table:style-name="ce1" office:value-type="float" office:value="96074" calcext:value-type="float">
            <text:p>96074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94150" calcext:value-type="float">
            <text:p>94150</text:p>
          </table:table-cell>
          <table:table-cell table:style-name="ce1" office:value-type="float" office:value="351884" calcext:value-type="float">
            <text:p>351884</text:p>
          </table:table-cell>
          <table:table-cell table:style-name="ce1" office:value-type="float" office:value="8023504" calcext:value-type="float">
            <text:p>8023504</text:p>
          </table:table-cell>
          <table:table-cell table:style-name="ce1" office:value-type="float" office:value="90800" calcext:value-type="float">
            <text:p>90800</text:p>
          </table:table-cell>
          <table:table-cell table:style-name="ce1" office:value-type="float" office:value="79610" calcext:value-type="float">
            <text:p>79610</text:p>
          </table:table-cell>
          <table:table-cell table:style-name="ce1" office:value-type="float" office:value="868939" calcext:value-type="float">
            <text:p>868939</text:p>
          </table:table-cell>
          <table:table-cell table:style-name="ce1" office:value-type="float" office:value="5070039" calcext:value-type="float">
            <text:p>5070039</text:p>
          </table:table-cell>
          <table:table-cell table:style-name="ce1" office:value-type="float" office:value="117505" calcext:value-type="float">
            <text:p>117505</text:p>
          </table:table-cell>
          <table:table-cell table:style-name="ce1" office:value-type="float" office:value="380270" calcext:value-type="float">
            <text:p>380270</text:p>
          </table:table-cell>
          <table:table-cell table:style-name="ce1" office:value-type="float" office:value="51247" calcext:value-type="float">
            <text:p>51247</text:p>
          </table:table-cell>
          <table:table-cell table:style-name="ce1" office:value-type="float" office:value="124333" calcext:value-type="float">
            <text:p>124333</text:p>
          </table:table-cell>
          <table:table-cell table:style-name="ce1" office:value-type="float" office:value="4969693" calcext:value-type="float">
            <text:p>4969693</text:p>
          </table:table-cell>
          <table:table-cell table:style-name="ce1" office:value-type="float" office:value="3697334" calcext:value-type="float">
            <text:p>3697334</text:p>
          </table:table-cell>
          <table:table-cell table:style-name="ce1" office:value-type="float" office:value="7543441" calcext:value-type="float">
            <text:p>7543441</text:p>
          </table:table-cell>
          <table:table-cell table:style-name="ce1" office:value-type="float" office:value="15857257" calcext:value-type="float">
            <text:p>15857257</text:p>
          </table:table-cell>
          <table:table-cell table:style-name="ce1" office:value-type="float" office:value="388825" calcext:value-type="float">
            <text:p>388825</text:p>
          </table:table-cell>
          <table:table-cell table:style-name="ce1" office:value-type="float" office:value="34484" calcext:value-type="float">
            <text:p>34484</text:p>
          </table:table-cell>
          <table:table-cell table:style-name="ce1" office:value-type="float" office:value="1230411" calcext:value-type="float">
            <text:p>1230411</text:p>
          </table:table-cell>
          <table:table-cell table:style-name="ce1" table:formula="of:=(SUM([.B30:.AB30]))+0" office:value-type="float" office:value="71914855" calcext:value-type="float">
            <text:p>71914855</text:p>
          </table:table-cell>
          <table:table-cell table:style-name="ce1" table:formula="of:=(+[.AE30]-[.AC30])+0" office:value-type="float" office:value="39815304" calcext:value-type="float">
            <text:p>39815304</text:p>
          </table:table-cell>
          <table:table-cell table:style-name="ce1" office:value-type="float" office:value="111730159" calcext:value-type="float">
            <text:p>111730159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FRAMBUESA</text:p>
          </table:table-cell>
          <table:table-cell table:style-name="ce1" office:value-type="float" office:value="81276060" calcext:value-type="float">
            <text:p>81276060</text:p>
          </table:table-cell>
          <table:table-cell table:style-name="ce1" office:value-type="float" office:value="3904633" calcext:value-type="float">
            <text:p>3904633</text:p>
          </table:table-cell>
          <table:table-cell table:style-name="ce1" office:value-type="float" office:value="5573446" calcext:value-type="float">
            <text:p>5573446</text:p>
          </table:table-cell>
          <table:table-cell table:style-name="ce1" office:value-type="float" office:value="5086" calcext:value-type="float">
            <text:p>50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802" calcext:value-type="float">
            <text:p>69802</text:p>
          </table:table-cell>
          <table:table-cell table:style-name="ce1" office:value-type="float" office:value="291206" calcext:value-type="float">
            <text:p>291206</text:p>
          </table:table-cell>
          <table:table-cell table:style-name="ce1" office:value-type="float" office:value="533964" calcext:value-type="float">
            <text:p>533964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5829" calcext:value-type="float">
            <text:p>45829</text:p>
          </table:table-cell>
          <table:table-cell table:style-name="ce1" office:value-type="float" office:value="70257" calcext:value-type="float">
            <text:p>70257</text:p>
          </table:table-cell>
          <table:table-cell table:style-name="ce1" office:value-type="float" office:value="38413824" calcext:value-type="float">
            <text:p>38413824</text:p>
          </table:table-cell>
          <table:table-cell table:style-name="ce1" office:value-type="float" office:value="3981" calcext:value-type="float">
            <text:p>3981</text:p>
          </table:table-cell>
          <table:table-cell table:style-name="ce1" office:value-type="float" office:value="320598" calcext:value-type="float">
            <text:p>320598</text:p>
          </table:table-cell>
          <table:table-cell table:style-name="ce1" office:value-type="float" office:value="3332653" calcext:value-type="float">
            <text:p>3332653</text:p>
          </table:table-cell>
          <table:table-cell table:style-name="ce1" office:value-type="float" office:value="6752962" calcext:value-type="float">
            <text:p>6752962</text:p>
          </table:table-cell>
          <table:table-cell table:style-name="ce1" office:value-type="float" office:value="38812" calcext:value-type="float">
            <text:p>38812</text:p>
          </table:table-cell>
          <table:table-cell table:style-name="ce1" office:value-type="float" office:value="118461" calcext:value-type="float">
            <text:p>1184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49" calcext:value-type="float">
            <text:p>6049</text:p>
          </table:table-cell>
          <table:table-cell table:style-name="ce1" office:value-type="float" office:value="31790500" calcext:value-type="float">
            <text:p>31790500</text:p>
          </table:table-cell>
          <table:table-cell table:style-name="ce1" office:value-type="float" office:value="1319688" calcext:value-type="float">
            <text:p>1319688</text:p>
          </table:table-cell>
          <table:table-cell table:style-name="ce1" office:value-type="float" office:value="3192375" calcext:value-type="float">
            <text:p>3192375</text:p>
          </table:table-cell>
          <table:table-cell table:style-name="ce1" office:value-type="float" office:value="115250610" calcext:value-type="float">
            <text:p>115250610</text:p>
          </table:table-cell>
          <table:table-cell table:style-name="ce1" office:value-type="float" office:value="659951" calcext:value-type="float">
            <text:p>6599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5449" calcext:value-type="float">
            <text:p>965449</text:p>
          </table:table-cell>
          <table:table-cell table:style-name="ce1" table:formula="of:=(SUM([.B31:.AB31]))+0" office:value-type="float" office:value="293936634" calcext:value-type="float">
            <text:p>293936634</text:p>
          </table:table-cell>
          <table:table-cell table:style-name="ce1" table:formula="of:=(+[.AE31]-[.AC31])+0" office:value-type="float" office:value="14208777" calcext:value-type="float">
            <text:p>14208777</text:p>
          </table:table-cell>
          <table:table-cell table:style-name="ce1" office:value-type="float" office:value="308145411" calcext:value-type="float">
            <text:p>308145411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FRESA</text:p>
          </table:table-cell>
          <table:table-cell table:style-name="ce1" office:value-type="float" office:value="186562595" calcext:value-type="float">
            <text:p>186562595</text:p>
          </table:table-cell>
          <table:table-cell table:style-name="ce1" office:value-type="float" office:value="23569091" calcext:value-type="float">
            <text:p>23569091</text:p>
          </table:table-cell>
          <table:table-cell table:style-name="ce1" office:value-type="float" office:value="15358999" calcext:value-type="float">
            <text:p>15358999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16476" calcext:value-type="float">
            <text:p>316476</text:p>
          </table:table-cell>
          <table:table-cell table:style-name="ce1" office:value-type="float" office:value="612345" calcext:value-type="float">
            <text:p>612345</text:p>
          </table:table-cell>
          <table:table-cell table:style-name="ce1" office:value-type="float" office:value="5838618" calcext:value-type="float">
            <text:p>5838618</text:p>
          </table:table-cell>
          <table:table-cell table:style-name="ce1" office:value-type="float" office:value="1619853" calcext:value-type="float">
            <text:p>1619853</text:p>
          </table:table-cell>
          <table:table-cell table:style-name="ce1" office:value-type="float" office:value="1278966" calcext:value-type="float">
            <text:p>1278966</text:p>
          </table:table-cell>
          <table:table-cell table:style-name="ce1" office:value-type="float" office:value="360386" calcext:value-type="float">
            <text:p>360386</text:p>
          </table:table-cell>
          <table:table-cell table:style-name="ce1" office:value-type="float" office:value="1292701" calcext:value-type="float">
            <text:p>1292701</text:p>
          </table:table-cell>
          <table:table-cell table:style-name="ce1" office:value-type="float" office:value="97901278" calcext:value-type="float">
            <text:p>979012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83722" calcext:value-type="float">
            <text:p>2083722</text:p>
          </table:table-cell>
          <table:table-cell table:style-name="ce1" office:value-type="float" office:value="4983684" calcext:value-type="float">
            <text:p>4983684</text:p>
          </table:table-cell>
          <table:table-cell table:style-name="ce1" office:value-type="float" office:value="43862501" calcext:value-type="float">
            <text:p>43862501</text:p>
          </table:table-cell>
          <table:table-cell table:style-name="ce1" office:value-type="float" office:value="205003" calcext:value-type="float">
            <text:p>205003</text:p>
          </table:table-cell>
          <table:table-cell table:style-name="ce1" office:value-type="float" office:value="445913" calcext:value-type="float">
            <text:p>445913</text:p>
          </table:table-cell>
          <table:table-cell table:style-name="ce1" office:value-type="float" office:value="117747" calcext:value-type="float">
            <text:p>117747</text:p>
          </table:table-cell>
          <table:table-cell table:style-name="ce1" office:value-type="float" office:value="5344" calcext:value-type="float">
            <text:p>5344</text:p>
          </table:table-cell>
          <table:table-cell table:style-name="ce1" office:value-type="float" office:value="20007239" calcext:value-type="float">
            <text:p>20007239</text:p>
          </table:table-cell>
          <table:table-cell table:style-name="ce1" office:value-type="float" office:value="19191704" calcext:value-type="float">
            <text:p>19191704</text:p>
          </table:table-cell>
          <table:table-cell table:style-name="ce1" office:value-type="float" office:value="21999118" calcext:value-type="float">
            <text:p>21999118</text:p>
          </table:table-cell>
          <table:table-cell table:style-name="ce1" office:value-type="float" office:value="98326883" calcext:value-type="float">
            <text:p>98326883</text:p>
          </table:table-cell>
          <table:table-cell table:style-name="ce1" office:value-type="float" office:value="11663260" calcext:value-type="float">
            <text:p>11663260</text:p>
          </table:table-cell>
          <table:table-cell table:style-name="ce1" office:value-type="float" office:value="689255" calcext:value-type="float">
            <text:p>689255</text:p>
          </table:table-cell>
          <table:table-cell table:style-name="ce1" office:value-type="float" office:value="8423395" calcext:value-type="float">
            <text:p>8423395</text:p>
          </table:table-cell>
          <table:table-cell table:style-name="ce1" table:formula="of:=(SUM([.B32:.AB32]))+0" office:value-type="float" office:value="566716203" calcext:value-type="float">
            <text:p>566716203</text:p>
          </table:table-cell>
          <table:table-cell table:style-name="ce1" table:formula="of:=(+[.AE32]-[.AC32])+0" office:value-type="float" office:value="21914719" calcext:value-type="float">
            <text:p>21914719</text:p>
          </table:table-cell>
          <table:table-cell table:style-name="ce1" office:value-type="float" office:value="588630922" calcext:value-type="float">
            <text:p>588630922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GROSELLA</text:p>
          </table:table-cell>
          <table:table-cell table:style-name="ce1" office:value-type="float" office:value="681145" calcext:value-type="float">
            <text:p>681145</text:p>
          </table:table-cell>
          <table:table-cell table:style-name="ce1" office:value-type="float" office:value="14880" calcext:value-type="float">
            <text:p>14880</text:p>
          </table:table-cell>
          <table:table-cell table:style-name="ce1" office:value-type="float" office:value="2499" calcext:value-type="float">
            <text:p>2499</text:p>
          </table:table-cell>
          <table:table-cell table:style-name="ce1" office:value-type="float" office:value="2357" calcext:value-type="float">
            <text:p>23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550" calcext:value-type="float">
            <text:p>4955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50265" calcext:value-type="float">
            <text:p>150265</text:p>
          </table:table-cell>
          <table:table-cell table:style-name="ce1" office:value-type="float" office:value="11608" calcext:value-type="float">
            <text:p>11608</text:p>
          </table:table-cell>
          <table:table-cell table:style-name="ce1" office:value-type="float" office:value="16790" calcext:value-type="float">
            <text:p>16790</text:p>
          </table:table-cell>
          <table:table-cell table:style-name="ce1" office:value-type="float" office:value="12570" calcext:value-type="float">
            <text:p>12570</text:p>
          </table:table-cell>
          <table:table-cell table:style-name="ce1" office:value-type="float" office:value="213626" calcext:value-type="float">
            <text:p>2136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1373779" calcext:value-type="float">
            <text:p>1373779</text:p>
          </table:table-cell>
          <table:table-cell table:style-name="ce1" office:value-type="float" office:value="46298" calcext:value-type="float">
            <text:p>46298</text:p>
          </table:table-cell>
          <table:table-cell table:style-name="ce1" office:value-type="float" office:value="100949" calcext:value-type="float">
            <text:p>100949</text:p>
          </table:table-cell>
          <table:table-cell table:style-name="ce1" office:value-type="float" office:value="10245232" calcext:value-type="float">
            <text:p>102452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80" calcext:value-type="float">
            <text:p>6680</text:p>
          </table:table-cell>
          <table:table-cell table:style-name="ce1" table:formula="of:=(SUM([.B33:.AB33]))+0" office:value-type="float" office:value="12928457" calcext:value-type="float">
            <text:p>12928457</text:p>
          </table:table-cell>
          <table:table-cell table:style-name="ce1" table:formula="of:=(+[.AE33]-[.AC33])+0" office:value-type="float" office:value="6449" calcext:value-type="float">
            <text:p>6449</text:p>
          </table:table-cell>
          <table:table-cell table:style-name="ce1" office:value-type="float" office:value="12934906" calcext:value-type="float">
            <text:p>12934906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HIGO</text:p>
          </table:table-cell>
          <table:table-cell table:style-name="ce1" office:value-type="float" office:value="284907" calcext:value-type="float">
            <text:p>284907</text:p>
          </table:table-cell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128867" calcext:value-type="float">
            <text:p>128867</text:p>
          </table:table-cell>
          <table:table-cell table:style-name="ce1" office:value-type="float" office:value="6263" calcext:value-type="float">
            <text:p>62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314" calcext:value-type="float">
            <text:p>62314</text:p>
          </table:table-cell>
          <table:table-cell table:style-name="ce1" office:value-type="float" office:value="2706" calcext:value-type="float">
            <text:p>2706</text:p>
          </table:table-cell>
          <table:table-cell table:style-name="ce1" office:value-type="float" office:value="2264" calcext:value-type="float">
            <text:p>2264</text:p>
          </table:table-cell>
          <table:table-cell table:style-name="ce1" office:value-type="float" office:value="35004" calcext:value-type="float">
            <text:p>35004</text:p>
          </table:table-cell>
          <table:table-cell table:style-name="ce1" office:value-type="float" office:value="12766" calcext:value-type="float">
            <text:p>12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61185" calcext:value-type="float">
            <text:p>36611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74" calcext:value-type="float">
            <text:p>6374</text:p>
          </table:table-cell>
          <table:table-cell table:style-name="ce1" office:value-type="float" office:value="5137" calcext:value-type="float">
            <text:p>5137</text:p>
          </table:table-cell>
          <table:table-cell table:style-name="ce1" office:value-type="float" office:value="453639" calcext:value-type="float">
            <text:p>4536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74" calcext:value-type="float">
            <text:p>3174</text:p>
          </table:table-cell>
          <table:table-cell table:style-name="ce1" office:value-type="float" office:value="829" calcext:value-type="float">
            <text:p>8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3355" calcext:value-type="float">
            <text:p>173355</text:p>
          </table:table-cell>
          <table:table-cell table:style-name="ce1" office:value-type="float" office:value="6010" calcext:value-type="float">
            <text:p>6010</text:p>
          </table:table-cell>
          <table:table-cell table:style-name="ce1" office:value-type="float" office:value="139826" calcext:value-type="float">
            <text:p>139826</text:p>
          </table:table-cell>
          <table:table-cell table:style-name="ce1" office:value-type="float" office:value="395656" calcext:value-type="float">
            <text:p>395656</text:p>
          </table:table-cell>
          <table:table-cell table:style-name="ce1" office:value-type="float" office:value="20358" calcext:value-type="float">
            <text:p>203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066" calcext:value-type="float">
            <text:p>29066</text:p>
          </table:table-cell>
          <table:table-cell table:style-name="ce1" table:formula="of:=(SUM([.B34:.AB34]))+0" office:value-type="float" office:value="5430910" calcext:value-type="float">
            <text:p>5430910</text:p>
          </table:table-cell>
          <table:table-cell table:style-name="ce1" table:formula="of:=(+[.AE34]-[.AC34])+0" office:value-type="float" office:value="132911" calcext:value-type="float">
            <text:p>132911</text:p>
          </table:table-cell>
          <table:table-cell table:style-name="ce1" office:value-type="float" office:value="5563821" calcext:value-type="float">
            <text:p>5563821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KIWI</text:p>
          </table:table-cell>
          <table:table-cell table:style-name="ce1" office:value-type="float" office:value="391616" calcext:value-type="float">
            <text:p>391616</text:p>
          </table:table-cell>
          <table:table-cell table:style-name="ce1" office:value-type="float" office:value="305706" calcext:value-type="float">
            <text:p>305706</text:p>
          </table:table-cell>
          <table:table-cell table:style-name="ce1" office:value-type="float" office:value="513845" calcext:value-type="float">
            <text:p>513845</text:p>
          </table:table-cell>
          <table:table-cell table:style-name="ce1" office:value-type="float" office:value="7840" calcext:value-type="float">
            <text:p>78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42" calcext:value-type="float">
            <text:p>5842</text:p>
          </table:table-cell>
          <table:table-cell table:style-name="ce1" office:value-type="float" office:value="3673" calcext:value-type="float">
            <text:p>3673</text:p>
          </table:table-cell>
          <table:table-cell table:style-name="ce1" office:value-type="float" office:value="2805" calcext:value-type="float">
            <text:p>2805</text:p>
          </table:table-cell>
          <table:table-cell table:style-name="ce1" office:value-type="float" office:value="44907" calcext:value-type="float">
            <text:p>44907</text:p>
          </table:table-cell>
          <table:table-cell table:style-name="ce1" office:value-type="float" office:value="1799" calcext:value-type="float">
            <text:p>17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16465" calcext:value-type="float">
            <text:p>2516465</text:p>
          </table:table-cell>
          <table:table-cell table:style-name="ce1" office:value-type="float" office:value="68399" calcext:value-type="float">
            <text:p>68399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7636" calcext:value-type="float">
            <text:p>7636</text:p>
          </table:table-cell>
          <table:table-cell table:style-name="ce1" office:value-type="float" office:value="5722003" calcext:value-type="float">
            <text:p>5722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004" calcext:value-type="float">
            <text:p>260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857961" calcext:value-type="float">
            <text:p>857961</text:p>
          </table:table-cell>
          <table:table-cell table:style-name="ce1" office:value-type="float" office:value="94500" calcext:value-type="float">
            <text:p>94500</text:p>
          </table:table-cell>
          <table:table-cell table:style-name="ce1" office:value-type="float" office:value="8301809" calcext:value-type="float">
            <text:p>8301809</text:p>
          </table:table-cell>
          <table:table-cell table:style-name="ce1" office:value-type="float" office:value="301369" calcext:value-type="float">
            <text:p>301369</text:p>
          </table:table-cell>
          <table:table-cell table:style-name="ce1" office:value-type="float" office:value="204225" calcext:value-type="float">
            <text:p>2042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45" calcext:value-type="float">
            <text:p>3645</text:p>
          </table:table-cell>
          <table:table-cell table:style-name="ce1" table:formula="of:=(SUM([.B35:.AB35]))+0" office:value-type="float" office:value="19384742" calcext:value-type="float">
            <text:p>19384742</text:p>
          </table:table-cell>
          <table:table-cell table:style-name="ce1" table:formula="of:=(+[.AE35]-[.AC35])+0" office:value-type="float" office:value="3860487" calcext:value-type="float">
            <text:p>3860487</text:p>
          </table:table-cell>
          <table:table-cell table:style-name="ce1" office:value-type="float" office:value="23245229" calcext:value-type="float">
            <text:p>23245229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LIMÓN</text:p>
          </table:table-cell>
          <table:table-cell table:style-name="ce1" office:value-type="float" office:value="237091261" calcext:value-type="float">
            <text:p>237091261</text:p>
          </table:table-cell>
          <table:table-cell table:style-name="ce1" office:value-type="float" office:value="17469885" calcext:value-type="float">
            <text:p>17469885</text:p>
          </table:table-cell>
          <table:table-cell table:style-name="ce1" office:value-type="float" office:value="15214559" calcext:value-type="float">
            <text:p>15214559</text:p>
          </table:table-cell>
          <table:table-cell table:style-name="ce1" office:value-type="float" office:value="515899" calcext:value-type="float">
            <text:p>515899</text:p>
          </table:table-cell>
          <table:table-cell table:style-name="ce1" office:value-type="float" office:value="179337" calcext:value-type="float">
            <text:p>179337</text:p>
          </table:table-cell>
          <table:table-cell table:style-name="ce1" office:value-type="float" office:value="3780838" calcext:value-type="float">
            <text:p>3780838</text:p>
          </table:table-cell>
          <table:table-cell table:style-name="ce1" office:value-type="float" office:value="5559771" calcext:value-type="float">
            <text:p>5559771</text:p>
          </table:table-cell>
          <table:table-cell table:style-name="ce1" office:value-type="float" office:value="4554850" calcext:value-type="float">
            <text:p>4554850</text:p>
          </table:table-cell>
          <table:table-cell table:style-name="ce1" office:value-type="float" office:value="3387395" calcext:value-type="float">
            <text:p>3387395</text:p>
          </table:table-cell>
          <table:table-cell table:style-name="ce1" office:value-type="float" office:value="1067481" calcext:value-type="float">
            <text:p>1067481</text:p>
          </table:table-cell>
          <table:table-cell table:style-name="ce1" office:value-type="float" office:value="3480372" calcext:value-type="float">
            <text:p>3480372</text:p>
          </table:table-cell>
          <table:table-cell table:style-name="ce1" office:value-type="float" office:value="155290523" calcext:value-type="float">
            <text:p>155290523</text:p>
          </table:table-cell>
          <table:table-cell table:style-name="ce1" office:value-type="float" office:value="1278125" calcext:value-type="float">
            <text:p>1278125</text:p>
          </table:table-cell>
          <table:table-cell table:style-name="ce1" office:value-type="float" office:value="6804587" calcext:value-type="float">
            <text:p>6804587</text:p>
          </table:table-cell>
          <table:table-cell table:style-name="ce1" office:value-type="float" office:value="3760239" calcext:value-type="float">
            <text:p>3760239</text:p>
          </table:table-cell>
          <table:table-cell table:style-name="ce1" office:value-type="float" office:value="54168830" calcext:value-type="float">
            <text:p>54168830</text:p>
          </table:table-cell>
          <table:table-cell table:style-name="ce1" office:value-type="float" office:value="2139987" calcext:value-type="float">
            <text:p>2139987</text:p>
          </table:table-cell>
          <table:table-cell table:style-name="ce1" office:value-type="float" office:value="4326328" calcext:value-type="float">
            <text:p>4326328</text:p>
          </table:table-cell>
          <table:table-cell table:style-name="ce1" office:value-type="float" office:value="804213" calcext:value-type="float">
            <text:p>804213</text:p>
          </table:table-cell>
          <table:table-cell table:style-name="ce1" office:value-type="float" office:value="153318" calcext:value-type="float">
            <text:p>153318</text:p>
          </table:table-cell>
          <table:table-cell table:style-name="ce1" office:value-type="float" office:value="24899040" calcext:value-type="float">
            <text:p>24899040</text:p>
          </table:table-cell>
          <table:table-cell table:style-name="ce1" office:value-type="float" office:value="48590342" calcext:value-type="float">
            <text:p>48590342</text:p>
          </table:table-cell>
          <table:table-cell table:style-name="ce1" office:value-type="float" office:value="7941575" calcext:value-type="float">
            <text:p>7941575</text:p>
          </table:table-cell>
          <table:table-cell table:style-name="ce1" office:value-type="float" office:value="66077652" calcext:value-type="float">
            <text:p>66077652</text:p>
          </table:table-cell>
          <table:table-cell table:style-name="ce1" office:value-type="float" office:value="15621835" calcext:value-type="float">
            <text:p>15621835</text:p>
          </table:table-cell>
          <table:table-cell table:style-name="ce1" office:value-type="float" office:value="5194672" calcext:value-type="float">
            <text:p>5194672</text:p>
          </table:table-cell>
          <table:table-cell table:style-name="ce1" office:value-type="float" office:value="13248063" calcext:value-type="float">
            <text:p>13248063</text:p>
          </table:table-cell>
          <table:table-cell table:style-name="ce1" table:formula="of:=(SUM([.B36:.AB36]))+0" office:value-type="float" office:value="702600977" calcext:value-type="float">
            <text:p>702600977</text:p>
          </table:table-cell>
          <table:table-cell table:style-name="ce1" table:formula="of:=(+[.AE36]-[.AC36])+0" office:value-type="float" office:value="38641088" calcext:value-type="float">
            <text:p>38641088</text:p>
          </table:table-cell>
          <table:table-cell table:style-name="ce1" office:value-type="float" office:value="741242065" calcext:value-type="float">
            <text:p>741242065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MANDARINA</text:p>
          </table:table-cell>
          <table:table-cell table:style-name="ce1" office:value-type="float" office:value="360475902" calcext:value-type="float">
            <text:p>360475902</text:p>
          </table:table-cell>
          <table:table-cell table:style-name="ce1" office:value-type="float" office:value="24120031" calcext:value-type="float">
            <text:p>24120031</text:p>
          </table:table-cell>
          <table:table-cell table:style-name="ce1" office:value-type="float" office:value="45744509" calcext:value-type="float">
            <text:p>45744509</text:p>
          </table:table-cell>
          <table:table-cell table:style-name="ce1" office:value-type="float" office:value="117391" calcext:value-type="float">
            <text:p>117391</text:p>
          </table:table-cell>
          <table:table-cell table:style-name="ce1" office:value-type="float" office:value="106667" calcext:value-type="float">
            <text:p>106667</text:p>
          </table:table-cell>
          <table:table-cell table:style-name="ce1" office:value-type="float" office:value="1217798" calcext:value-type="float">
            <text:p>1217798</text:p>
          </table:table-cell>
          <table:table-cell table:style-name="ce1" office:value-type="float" office:value="17723494" calcext:value-type="float">
            <text:p>17723494</text:p>
          </table:table-cell>
          <table:table-cell table:style-name="ce1" office:value-type="float" office:value="8799817" calcext:value-type="float">
            <text:p>8799817</text:p>
          </table:table-cell>
          <table:table-cell table:style-name="ce1" office:value-type="float" office:value="3777949" calcext:value-type="float">
            <text:p>3777949</text:p>
          </table:table-cell>
          <table:table-cell table:style-name="ce1" office:value-type="float" office:value="4926819" calcext:value-type="float">
            <text:p>4926819</text:p>
          </table:table-cell>
          <table:table-cell table:style-name="ce1" office:value-type="float" office:value="18392831" calcext:value-type="float">
            <text:p>18392831</text:p>
          </table:table-cell>
          <table:table-cell table:style-name="ce1" office:value-type="float" office:value="274595018" calcext:value-type="float">
            <text:p>274595018</text:p>
          </table:table-cell>
          <table:table-cell table:style-name="ce1" office:value-type="float" office:value="37938" calcext:value-type="float">
            <text:p>37938</text:p>
          </table:table-cell>
          <table:table-cell table:style-name="ce1" office:value-type="float" office:value="9088695" calcext:value-type="float">
            <text:p>9088695</text:p>
          </table:table-cell>
          <table:table-cell table:style-name="ce1" office:value-type="float" office:value="6386399" calcext:value-type="float">
            <text:p>6386399</text:p>
          </table:table-cell>
          <table:table-cell table:style-name="ce1" office:value-type="float" office:value="51735491" calcext:value-type="float">
            <text:p>51735491</text:p>
          </table:table-cell>
          <table:table-cell table:style-name="ce1" office:value-type="float" office:value="7947722" calcext:value-type="float">
            <text:p>7947722</text:p>
          </table:table-cell>
          <table:table-cell table:style-name="ce1" office:value-type="float" office:value="7967480" calcext:value-type="float">
            <text:p>7967480</text:p>
          </table:table-cell>
          <table:table-cell table:style-name="ce1" office:value-type="float" office:value="1260870" calcext:value-type="float">
            <text:p>1260870</text:p>
          </table:table-cell>
          <table:table-cell table:style-name="ce1" office:value-type="float" office:value="556214" calcext:value-type="float">
            <text:p>556214</text:p>
          </table:table-cell>
          <table:table-cell table:style-name="ce1" office:value-type="float" office:value="74819829" calcext:value-type="float">
            <text:p>74819829</text:p>
          </table:table-cell>
          <table:table-cell table:style-name="ce1" office:value-type="float" office:value="74233025" calcext:value-type="float">
            <text:p>74233025</text:p>
          </table:table-cell>
          <table:table-cell table:style-name="ce1" office:value-type="float" office:value="11599346" calcext:value-type="float">
            <text:p>11599346</text:p>
          </table:table-cell>
          <table:table-cell table:style-name="ce1" office:value-type="float" office:value="152094537" calcext:value-type="float">
            <text:p>152094537</text:p>
          </table:table-cell>
          <table:table-cell table:style-name="ce1" office:value-type="float" office:value="28971633" calcext:value-type="float">
            <text:p>28971633</text:p>
          </table:table-cell>
          <table:table-cell table:style-name="ce1" office:value-type="float" office:value="2021118" calcext:value-type="float">
            <text:p>2021118</text:p>
          </table:table-cell>
          <table:table-cell table:style-name="ce1" office:value-type="float" office:value="23017058" calcext:value-type="float">
            <text:p>23017058</text:p>
          </table:table-cell>
          <table:table-cell table:style-name="ce1" table:formula="of:=(SUM([.B37:.AB37]))+0" office:value-type="float" office:value="1211735581" calcext:value-type="float">
            <text:p>1211735581</text:p>
          </table:table-cell>
          <table:table-cell table:style-name="ce1" table:formula="of:=(+[.AE37]-[.AC37])+0" office:value-type="float" office:value="100773525" calcext:value-type="float">
            <text:p>100773525</text:p>
          </table:table-cell>
          <table:table-cell table:style-name="ce1" office:value-type="float" office:value="1312509106" calcext:value-type="float">
            <text:p>1312509106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MANGO, GUAYABA</text:p>
          </table:table-cell>
          <table:table-cell table:style-name="ce1" office:value-type="float" office:value="7689505" calcext:value-type="float">
            <text:p>7689505</text:p>
          </table:table-cell>
          <table:table-cell table:style-name="ce1" office:value-type="float" office:value="1525351" calcext:value-type="float">
            <text:p>1525351</text:p>
          </table:table-cell>
          <table:table-cell table:style-name="ce1" office:value-type="float" office:value="853633" calcext:value-type="float">
            <text:p>853633</text:p>
          </table:table-cell>
          <table:table-cell table:style-name="ce1" office:value-type="float" office:value="54967" calcext:value-type="float">
            <text:p>549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501" calcext:value-type="float">
            <text:p>19501</text:p>
          </table:table-cell>
          <table:table-cell table:style-name="ce1" office:value-type="float" office:value="50704" calcext:value-type="float">
            <text:p>50704</text:p>
          </table:table-cell>
          <table:table-cell table:style-name="ce1" office:value-type="float" office:value="84715" calcext:value-type="float">
            <text:p>84715</text:p>
          </table:table-cell>
          <table:table-cell table:style-name="ce1" office:value-type="float" office:value="12557" calcext:value-type="float">
            <text:p>12557</text:p>
          </table:table-cell>
          <table:table-cell table:style-name="ce1" office:value-type="float" office:value="38132" calcext:value-type="float">
            <text:p>38132</text:p>
          </table:table-cell>
          <table:table-cell table:style-name="ce1" office:value-type="float" office:value="37800" calcext:value-type="float">
            <text:p>37800</text:p>
          </table:table-cell>
          <table:table-cell table:style-name="ce1" office:value-type="float" office:value="21324145" calcext:value-type="float">
            <text:p>21324145</text:p>
          </table:table-cell>
          <table:table-cell table:style-name="ce1" office:value-type="float" office:value="164924" calcext:value-type="float">
            <text:p>164924</text:p>
          </table:table-cell>
          <table:table-cell table:style-name="ce1" office:value-type="float" office:value="62565" calcext:value-type="float">
            <text:p>62565</text:p>
          </table:table-cell>
          <table:table-cell table:style-name="ce1" office:value-type="float" office:value="32172" calcext:value-type="float">
            <text:p>32172</text:p>
          </table:table-cell>
          <table:table-cell table:style-name="ce1" office:value-type="float" office:value="3554987" calcext:value-type="float">
            <text:p>3554987</text:p>
          </table:table-cell>
          <table:table-cell table:style-name="ce1" office:value-type="float" office:value="352433" calcext:value-type="float">
            <text:p>352433</text:p>
          </table:table-cell>
          <table:table-cell table:style-name="ce1" office:value-type="float" office:value="32479" calcext:value-type="float">
            <text:p>32479</text:p>
          </table:table-cell>
          <table:table-cell table:style-name="ce1" office:value-type="float" office:value="146540" calcext:value-type="float">
            <text:p>146540</text:p>
          </table:table-cell>
          <table:table-cell table:style-name="ce1" office:value-type="float" office:value="25220" calcext:value-type="float">
            <text:p>25220</text:p>
          </table:table-cell>
          <table:table-cell table:style-name="ce1" office:value-type="float" office:value="5029718" calcext:value-type="float">
            <text:p>5029718</text:p>
          </table:table-cell>
          <table:table-cell table:style-name="ce1" office:value-type="float" office:value="2149314" calcext:value-type="float">
            <text:p>2149314</text:p>
          </table:table-cell>
          <table:table-cell table:style-name="ce1" office:value-type="float" office:value="15971077" calcext:value-type="float">
            <text:p>15971077</text:p>
          </table:table-cell>
          <table:table-cell table:style-name="ce1" office:value-type="float" office:value="1227972" calcext:value-type="float">
            <text:p>1227972</text:p>
          </table:table-cell>
          <table:table-cell table:style-name="ce1" office:value-type="float" office:value="97624" calcext:value-type="float">
            <text:p>97624</text:p>
          </table:table-cell>
          <table:table-cell table:style-name="ce1" office:value-type="float" office:value="8694" calcext:value-type="float">
            <text:p>8694</text:p>
          </table:table-cell>
          <table:table-cell table:style-name="ce1" office:value-type="float" office:value="589033" calcext:value-type="float">
            <text:p>589033</text:p>
          </table:table-cell>
          <table:table-cell table:style-name="ce1" table:formula="of:=(SUM([.B38:.AB38]))+0" office:value-type="float" office:value="61135762" calcext:value-type="float">
            <text:p>61135762</text:p>
          </table:table-cell>
          <table:table-cell table:style-name="ce1" table:formula="of:=(+[.AE38]-[.AC38])+0" office:value-type="float" office:value="2331687" calcext:value-type="float">
            <text:p>2331687</text:p>
          </table:table-cell>
          <table:table-cell table:style-name="ce1" office:value-type="float" office:value="63467449" calcext:value-type="float">
            <text:p>63467449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MANZANA</text:p>
          </table:table-cell>
          <table:table-cell table:style-name="ce1" office:value-type="float" office:value="1626335" calcext:value-type="float">
            <text:p>1626335</text:p>
          </table:table-cell>
          <table:table-cell table:style-name="ce1" office:value-type="float" office:value="81304" calcext:value-type="float">
            <text:p>81304</text:p>
          </table:table-cell>
          <table:table-cell table:style-name="ce1" office:value-type="float" office:value="62437" calcext:value-type="float">
            <text:p>62437</text:p>
          </table:table-cell>
          <table:table-cell table:style-name="ce1" office:value-type="float" office:value="34201" calcext:value-type="float">
            <text:p>34201</text:p>
          </table:table-cell>
          <table:table-cell table:style-name="ce1" office:value-type="float" office:value="22361" calcext:value-type="float">
            <text:p>22361</text:p>
          </table:table-cell>
          <table:table-cell table:style-name="ce1" office:value-type="float" office:value="3381" calcext:value-type="float">
            <text:p>3381</text:p>
          </table:table-cell>
          <table:table-cell table:style-name="ce1" office:value-type="float" office:value="100361" calcext:value-type="float">
            <text:p>100361</text:p>
          </table:table-cell>
          <table:table-cell table:style-name="ce1" office:value-type="float" office:value="1487" calcext:value-type="float">
            <text:p>1487</text:p>
          </table:table-cell>
          <table:table-cell table:style-name="ce1" office:value-type="float" office:value="27706" calcext:value-type="float">
            <text:p>27706</text:p>
          </table:table-cell>
          <table:table-cell table:style-name="ce1" office:value-type="float" office:value="79838" calcext:value-type="float">
            <text:p>798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50400" calcext:value-type="float">
            <text:p>9050400</text:p>
          </table:table-cell>
          <table:table-cell table:style-name="ce1" office:value-type="float" office:value="24401" calcext:value-type="float">
            <text:p>24401</text:p>
          </table:table-cell>
          <table:table-cell table:style-name="ce1" office:value-type="float" office:value="14307" calcext:value-type="float">
            <text:p>14307</text:p>
          </table:table-cell>
          <table:table-cell table:style-name="ce1" office:value-type="float" office:value="1023225" calcext:value-type="float">
            <text:p>1023225</text:p>
          </table:table-cell>
          <table:table-cell table:style-name="ce1" office:value-type="float" office:value="1483684" calcext:value-type="float">
            <text:p>14836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54" calcext:value-type="float">
            <text:p>3754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7625" calcext:value-type="float">
            <text:p>7625</text:p>
          </table:table-cell>
          <table:table-cell table:style-name="ce1" office:value-type="float" office:value="1123461" calcext:value-type="float">
            <text:p>1123461</text:p>
          </table:table-cell>
          <table:table-cell table:style-name="ce1" office:value-type="float" office:value="14267" calcext:value-type="float">
            <text:p>14267</text:p>
          </table:table-cell>
          <table:table-cell table:style-name="ce1" office:value-type="float" office:value="14377530" calcext:value-type="float">
            <text:p>14377530</text:p>
          </table:table-cell>
          <table:table-cell table:style-name="ce1" office:value-type="float" office:value="12314486" calcext:value-type="float">
            <text:p>12314486</text:p>
          </table:table-cell>
          <table:table-cell table:style-name="ce1" office:value-type="float" office:value="170903" calcext:value-type="float">
            <text:p>170903</text:p>
          </table:table-cell>
          <table:table-cell table:style-name="ce1" office:value-type="float" office:value="9558" calcext:value-type="float">
            <text:p>9558</text:p>
          </table:table-cell>
          <table:table-cell table:style-name="ce1" office:value-type="float" office:value="806672" calcext:value-type="float">
            <text:p>806672</text:p>
          </table:table-cell>
          <table:table-cell table:style-name="ce1" table:formula="of:=(SUM([.B39:.AB39]))+0" office:value-type="float" office:value="42464448" calcext:value-type="float">
            <text:p>42464448</text:p>
          </table:table-cell>
          <table:table-cell table:style-name="ce1" table:formula="of:=(+[.AE39]-[.AC39])+0" office:value-type="float" office:value="56910807" calcext:value-type="float">
            <text:p>56910807</text:p>
          </table:table-cell>
          <table:table-cell table:style-name="ce1" office:value-type="float" office:value="99375255" calcext:value-type="float">
            <text:p>99375255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MELOCOTÓN</text:p>
          </table:table-cell>
          <table:table-cell table:style-name="ce1" office:value-type="float" office:value="108193551" calcext:value-type="float">
            <text:p>108193551</text:p>
          </table:table-cell>
          <table:table-cell table:style-name="ce1" office:value-type="float" office:value="3367093" calcext:value-type="float">
            <text:p>3367093</text:p>
          </table:table-cell>
          <table:table-cell table:style-name="ce1" office:value-type="float" office:value="10297041" calcext:value-type="float">
            <text:p>10297041</text:p>
          </table:table-cell>
          <table:table-cell table:style-name="ce1" office:value-type="float" office:value="1853195" calcext:value-type="float">
            <text:p>1853195</text:p>
          </table:table-cell>
          <table:table-cell table:style-name="ce1" office:value-type="float" office:value="62408" calcext:value-type="float">
            <text:p>62408</text:p>
          </table:table-cell>
          <table:table-cell table:style-name="ce1" office:value-type="float" office:value="552333" calcext:value-type="float">
            <text:p>552333</text:p>
          </table:table-cell>
          <table:table-cell table:style-name="ce1" office:value-type="float" office:value="1934864" calcext:value-type="float">
            <text:p>1934864</text:p>
          </table:table-cell>
          <table:table-cell table:style-name="ce1" office:value-type="float" office:value="1767010" calcext:value-type="float">
            <text:p>1767010</text:p>
          </table:table-cell>
          <table:table-cell table:style-name="ce1" office:value-type="float" office:value="691952" calcext:value-type="float">
            <text:p>691952</text:p>
          </table:table-cell>
          <table:table-cell table:style-name="ce1" office:value-type="float" office:value="4636645" calcext:value-type="float">
            <text:p>4636645</text:p>
          </table:table-cell>
          <table:table-cell table:style-name="ce1" office:value-type="float" office:value="913923" calcext:value-type="float">
            <text:p>913923</text:p>
          </table:table-cell>
          <table:table-cell table:style-name="ce1" office:value-type="float" office:value="69751195" calcext:value-type="float">
            <text:p>69751195</text:p>
          </table:table-cell>
          <table:table-cell table:style-name="ce1" office:value-type="float" office:value="187135" calcext:value-type="float">
            <text:p>187135</text:p>
          </table:table-cell>
          <table:table-cell table:style-name="ce1" office:value-type="float" office:value="1528804" calcext:value-type="float">
            <text:p>1528804</text:p>
          </table:table-cell>
          <table:table-cell table:style-name="ce1" office:value-type="float" office:value="660489" calcext:value-type="float">
            <text:p>660489</text:p>
          </table:table-cell>
          <table:table-cell table:style-name="ce1" office:value-type="float" office:value="45445940" calcext:value-type="float">
            <text:p>45445940</text:p>
          </table:table-cell>
          <table:table-cell table:style-name="ce1" office:value-type="float" office:value="3557106" calcext:value-type="float">
            <text:p>3557106</text:p>
          </table:table-cell>
          <table:table-cell table:style-name="ce1" office:value-type="float" office:value="14831461" calcext:value-type="float">
            <text:p>14831461</text:p>
          </table:table-cell>
          <table:table-cell table:style-name="ce1" office:value-type="float" office:value="107083" calcext:value-type="float">
            <text:p>107083</text:p>
          </table:table-cell>
          <table:table-cell table:style-name="ce1" office:value-type="float" office:value="249326" calcext:value-type="float">
            <text:p>249326</text:p>
          </table:table-cell>
          <table:table-cell table:style-name="ce1" office:value-type="float" office:value="21869439" calcext:value-type="float">
            <text:p>21869439</text:p>
          </table:table-cell>
          <table:table-cell table:style-name="ce1" office:value-type="float" office:value="17611937" calcext:value-type="float">
            <text:p>17611937</text:p>
          </table:table-cell>
          <table:table-cell table:style-name="ce1" office:value-type="float" office:value="12416865" calcext:value-type="float">
            <text:p>12416865</text:p>
          </table:table-cell>
          <table:table-cell table:style-name="ce1" office:value-type="float" office:value="27743975" calcext:value-type="float">
            <text:p>27743975</text:p>
          </table:table-cell>
          <table:table-cell table:style-name="ce1" office:value-type="float" office:value="7311444" calcext:value-type="float">
            <text:p>7311444</text:p>
          </table:table-cell>
          <table:table-cell table:style-name="ce1" office:value-type="float" office:value="1406429" calcext:value-type="float">
            <text:p>1406429</text:p>
          </table:table-cell>
          <table:table-cell table:style-name="ce1" office:value-type="float" office:value="3655004" calcext:value-type="float">
            <text:p>3655004</text:p>
          </table:table-cell>
          <table:table-cell table:style-name="ce1" table:formula="of:=(SUM([.B40:.AB40]))+0" office:value-type="float" office:value="362603647" calcext:value-type="float">
            <text:p>362603647</text:p>
          </table:table-cell>
          <table:table-cell table:style-name="ce1" table:formula="of:=(+[.AE40]-[.AC40])+0" office:value-type="float" office:value="22934011" calcext:value-type="float">
            <text:p>22934011</text:p>
          </table:table-cell>
          <table:table-cell table:style-name="ce1" office:value-type="float" office:value="385537658" calcext:value-type="float">
            <text:p>385537658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MELÓN</text:p>
          </table:table-cell>
          <table:table-cell table:style-name="ce1" office:value-type="float" office:value="64010706" calcext:value-type="float">
            <text:p>64010706</text:p>
          </table:table-cell>
          <table:table-cell table:style-name="ce1" office:value-type="float" office:value="1510756" calcext:value-type="float">
            <text:p>1510756</text:p>
          </table:table-cell>
          <table:table-cell table:style-name="ce1" office:value-type="float" office:value="7830255" calcext:value-type="float">
            <text:p>7830255</text:p>
          </table:table-cell>
          <table:table-cell table:style-name="ce1" office:value-type="float" office:value="36672" calcext:value-type="float">
            <text:p>36672</text:p>
          </table:table-cell>
          <table:table-cell table:style-name="ce1" office:value-type="float" office:value="101428" calcext:value-type="float">
            <text:p>101428</text:p>
          </table:table-cell>
          <table:table-cell table:style-name="ce1" office:value-type="float" office:value="101378" calcext:value-type="float">
            <text:p>101378</text:p>
          </table:table-cell>
          <table:table-cell table:style-name="ce1" office:value-type="float" office:value="5680982" calcext:value-type="float">
            <text:p>5680982</text:p>
          </table:table-cell>
          <table:table-cell table:style-name="ce1" office:value-type="float" office:value="671727" calcext:value-type="float">
            <text:p>671727</text:p>
          </table:table-cell>
          <table:table-cell table:style-name="ce1" office:value-type="float" office:value="38492" calcext:value-type="float">
            <text:p>38492</text:p>
          </table:table-cell>
          <table:table-cell table:style-name="ce1" office:value-type="float" office:value="332303" calcext:value-type="float">
            <text:p>332303</text:p>
          </table:table-cell>
          <table:table-cell table:style-name="ce1" office:value-type="float" office:value="1440938" calcext:value-type="float">
            <text:p>1440938</text:p>
          </table:table-cell>
          <table:table-cell table:style-name="ce1" office:value-type="float" office:value="96168366" calcext:value-type="float">
            <text:p>96168366</text:p>
          </table:table-cell>
          <table:table-cell table:style-name="ce1" office:value-type="float" office:value="101382" calcext:value-type="float">
            <text:p>101382</text:p>
          </table:table-cell>
          <table:table-cell table:style-name="ce1" office:value-type="float" office:value="992749" calcext:value-type="float">
            <text:p>992749</text:p>
          </table:table-cell>
          <table:table-cell table:style-name="ce1" office:value-type="float" office:value="1918655" calcext:value-type="float">
            <text:p>1918655</text:p>
          </table:table-cell>
          <table:table-cell table:style-name="ce1" office:value-type="float" office:value="4926141" calcext:value-type="float">
            <text:p>4926141</text:p>
          </table:table-cell>
          <table:table-cell table:style-name="ce1" office:value-type="float" office:value="558943" calcext:value-type="float">
            <text:p>558943</text:p>
          </table:table-cell>
          <table:table-cell table:style-name="ce1" office:value-type="float" office:value="712429" calcext:value-type="float">
            <text:p>712429</text:p>
          </table:table-cell>
          <table:table-cell table:style-name="ce1" office:value-type="float" office:value="110371" calcext:value-type="float">
            <text:p>110371</text:p>
          </table:table-cell>
          <table:table-cell table:style-name="ce1" office:value-type="float" office:value="218720" calcext:value-type="float">
            <text:p>218720</text:p>
          </table:table-cell>
          <table:table-cell table:style-name="ce1" office:value-type="float" office:value="31017839" calcext:value-type="float">
            <text:p>31017839</text:p>
          </table:table-cell>
          <table:table-cell table:style-name="ce1" office:value-type="float" office:value="2246621" calcext:value-type="float">
            <text:p>2246621</text:p>
          </table:table-cell>
          <table:table-cell table:style-name="ce1" office:value-type="float" office:value="25377124" calcext:value-type="float">
            <text:p>25377124</text:p>
          </table:table-cell>
          <table:table-cell table:style-name="ce1" office:value-type="float" office:value="35034761" calcext:value-type="float">
            <text:p>35034761</text:p>
          </table:table-cell>
          <table:table-cell table:style-name="ce1" office:value-type="float" office:value="1019669" calcext:value-type="float">
            <text:p>1019669</text:p>
          </table:table-cell>
          <table:table-cell table:style-name="ce1" office:value-type="float" office:value="279289" calcext:value-type="float">
            <text:p>279289</text:p>
          </table:table-cell>
          <table:table-cell table:style-name="ce1" office:value-type="float" office:value="6809173" calcext:value-type="float">
            <text:p>6809173</text:p>
          </table:table-cell>
          <table:table-cell table:style-name="ce1" table:formula="of:=(SUM([.B41:.AB41]))+0" office:value-type="float" office:value="289247869" calcext:value-type="float">
            <text:p>289247869</text:p>
          </table:table-cell>
          <table:table-cell table:style-name="ce1" table:formula="of:=(+[.AE41]-[.AC41])+0" office:value-type="float" office:value="8872366" calcext:value-type="float">
            <text:p>8872366</text:p>
          </table:table-cell>
          <table:table-cell table:style-name="ce1" office:value-type="float" office:value="298120235" calcext:value-type="float">
            <text:p>298120235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MORA</text:p>
          </table:table-cell>
          <table:table-cell table:style-name="ce1" office:value-type="float" office:value="4682733" calcext:value-type="float">
            <text:p>4682733</text:p>
          </table:table-cell>
          <table:table-cell table:style-name="ce1" office:value-type="float" office:value="254327" calcext:value-type="float">
            <text:p>254327</text:p>
          </table:table-cell>
          <table:table-cell table:style-name="ce1" office:value-type="float" office:value="753079" calcext:value-type="float">
            <text:p>753079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9" calcext:value-type="float">
            <text:p>1119</text:p>
          </table:table-cell>
          <table:table-cell table:style-name="ce1" office:value-type="float" office:value="622257" calcext:value-type="float">
            <text:p>622257</text:p>
          </table:table-cell>
          <table:table-cell table:style-name="ce1" office:value-type="float" office:value="13162" calcext:value-type="float">
            <text:p>131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40500" calcext:value-type="float">
            <text:p>40500</text:p>
          </table:table-cell>
          <table:table-cell table:style-name="ce1" office:value-type="float" office:value="2076479" calcext:value-type="float">
            <text:p>2076479</text:p>
          </table:table-cell>
          <table:table-cell table:style-name="ce1" office:value-type="float" office:value="15076" calcext:value-type="float">
            <text:p>15076</text:p>
          </table:table-cell>
          <table:table-cell table:style-name="ce1" office:value-type="float" office:value="113281" calcext:value-type="float">
            <text:p>113281</text:p>
          </table:table-cell>
          <table:table-cell table:style-name="ce1" office:value-type="float" office:value="591253" calcext:value-type="float">
            <text:p>591253</text:p>
          </table:table-cell>
          <table:table-cell table:style-name="ce1" office:value-type="float" office:value="1202847" calcext:value-type="float">
            <text:p>120284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073" calcext:value-type="float">
            <text:p>4073</text:p>
          </table:table-cell>
          <table:table-cell table:style-name="ce1" office:value-type="float" office:value="1915505" calcext:value-type="float">
            <text:p>1915505</text:p>
          </table:table-cell>
          <table:table-cell table:style-name="ce1" office:value-type="float" office:value="8244" calcext:value-type="float">
            <text:p>8244</text:p>
          </table:table-cell>
          <table:table-cell table:style-name="ce1" office:value-type="float" office:value="385424" calcext:value-type="float">
            <text:p>385424</text:p>
          </table:table-cell>
          <table:table-cell table:style-name="ce1" office:value-type="float" office:value="4008733" calcext:value-type="float">
            <text:p>4008733</text:p>
          </table:table-cell>
          <table:table-cell table:style-name="ce1" office:value-type="float" office:value="72495" calcext:value-type="float">
            <text:p>72495</text:p>
          </table:table-cell>
          <table:table-cell table:style-name="ce1" office:value-type="float" office:value="30335" calcext:value-type="float">
            <text:p>30335</text:p>
          </table:table-cell>
          <table:table-cell table:style-name="ce1" office:value-type="float" office:value="289874" calcext:value-type="float">
            <text:p>289874</text:p>
          </table:table-cell>
          <table:table-cell table:style-name="ce1" table:formula="of:=(SUM([.B42:.AB42]))+0" office:value-type="float" office:value="17082113" calcext:value-type="float">
            <text:p>17082113</text:p>
          </table:table-cell>
          <table:table-cell table:style-name="ce1" table:formula="of:=(+[.AE42]-[.AC42])+0" office:value-type="float" office:value="654517" calcext:value-type="float">
            <text:p>654517</text:p>
          </table:table-cell>
          <table:table-cell table:style-name="ce1" office:value-type="float" office:value="17736630" calcext:value-type="float">
            <text:p>17736630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NARANJA</text:p>
          </table:table-cell>
          <table:table-cell table:style-name="ce1" office:value-type="float" office:value="293215743" calcext:value-type="float">
            <text:p>293215743</text:p>
          </table:table-cell>
          <table:table-cell table:style-name="ce1" office:value-type="float" office:value="16398892" calcext:value-type="float">
            <text:p>16398892</text:p>
          </table:table-cell>
          <table:table-cell table:style-name="ce1" office:value-type="float" office:value="52593637" calcext:value-type="float">
            <text:p>52593637</text:p>
          </table:table-cell>
          <table:table-cell table:style-name="ce1" office:value-type="float" office:value="320971" calcext:value-type="float">
            <text:p>320971</text:p>
          </table:table-cell>
          <table:table-cell table:style-name="ce1" office:value-type="float" office:value="169199" calcext:value-type="float">
            <text:p>169199</text:p>
          </table:table-cell>
          <table:table-cell table:style-name="ce1" office:value-type="float" office:value="3508395" calcext:value-type="float">
            <text:p>3508395</text:p>
          </table:table-cell>
          <table:table-cell table:style-name="ce1" office:value-type="float" office:value="14286464" calcext:value-type="float">
            <text:p>14286464</text:p>
          </table:table-cell>
          <table:table-cell table:style-name="ce1" office:value-type="float" office:value="2602101" calcext:value-type="float">
            <text:p>2602101</text:p>
          </table:table-cell>
          <table:table-cell table:style-name="ce1" office:value-type="float" office:value="4322148" calcext:value-type="float">
            <text:p>4322148</text:p>
          </table:table-cell>
          <table:table-cell table:style-name="ce1" office:value-type="float" office:value="1044016" calcext:value-type="float">
            <text:p>1044016</text:p>
          </table:table-cell>
          <table:table-cell table:style-name="ce1" office:value-type="float" office:value="4435234" calcext:value-type="float">
            <text:p>4435234</text:p>
          </table:table-cell>
          <table:table-cell table:style-name="ce1" office:value-type="float" office:value="280976821" calcext:value-type="float">
            <text:p>280976821</text:p>
          </table:table-cell>
          <table:table-cell table:style-name="ce1" office:value-type="float" office:value="54294" calcext:value-type="float">
            <text:p>54294</text:p>
          </table:table-cell>
          <table:table-cell table:style-name="ce1" office:value-type="float" office:value="3371413" calcext:value-type="float">
            <text:p>3371413</text:p>
          </table:table-cell>
          <table:table-cell table:style-name="ce1" office:value-type="float" office:value="5669720" calcext:value-type="float">
            <text:p>5669720</text:p>
          </table:table-cell>
          <table:table-cell table:style-name="ce1" office:value-type="float" office:value="46243448" calcext:value-type="float">
            <text:p>46243448</text:p>
          </table:table-cell>
          <table:table-cell table:style-name="ce1" office:value-type="float" office:value="1547574" calcext:value-type="float">
            <text:p>1547574</text:p>
          </table:table-cell>
          <table:table-cell table:style-name="ce1" office:value-type="float" office:value="3493053" calcext:value-type="float">
            <text:p>3493053</text:p>
          </table:table-cell>
          <table:table-cell table:style-name="ce1" office:value-type="float" office:value="1114980" calcext:value-type="float">
            <text:p>1114980</text:p>
          </table:table-cell>
          <table:table-cell table:style-name="ce1" office:value-type="float" office:value="1300088" calcext:value-type="float">
            <text:p>1300088</text:p>
          </table:table-cell>
          <table:table-cell table:style-name="ce1" office:value-type="float" office:value="100733785" calcext:value-type="float">
            <text:p>100733785</text:p>
          </table:table-cell>
          <table:table-cell table:style-name="ce1" office:value-type="float" office:value="37567069" calcext:value-type="float">
            <text:p>37567069</text:p>
          </table:table-cell>
          <table:table-cell table:style-name="ce1" office:value-type="float" office:value="10581256" calcext:value-type="float">
            <text:p>10581256</text:p>
          </table:table-cell>
          <table:table-cell table:style-name="ce1" office:value-type="float" office:value="72347629" calcext:value-type="float">
            <text:p>72347629</text:p>
          </table:table-cell>
          <table:table-cell table:style-name="ce1" office:value-type="float" office:value="14755181" calcext:value-type="float">
            <text:p>14755181</text:p>
          </table:table-cell>
          <table:table-cell table:style-name="ce1" office:value-type="float" office:value="5865061" calcext:value-type="float">
            <text:p>5865061</text:p>
          </table:table-cell>
          <table:table-cell table:style-name="ce1" office:value-type="float" office:value="27883844" calcext:value-type="float">
            <text:p>27883844</text:p>
          </table:table-cell>
          <table:table-cell table:style-name="ce1" table:formula="of:=(SUM([.B43:.AB43]))+0" office:value-type="float" office:value="1006402016" calcext:value-type="float">
            <text:p>1006402016</text:p>
          </table:table-cell>
          <table:table-cell table:style-name="ce1" table:formula="of:=(+[.AE43]-[.AC43])+0" office:value-type="float" office:value="96274733" calcext:value-type="float">
            <text:p>96274733</text:p>
          </table:table-cell>
          <table:table-cell table:style-name="ce1" office:value-type="float" office:value="1102676749" calcext:value-type="float">
            <text:p>1102676749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NECTARINA</text:p>
          </table:table-cell>
          <table:table-cell table:style-name="ce1" office:value-type="float" office:value="113162626" calcext:value-type="float">
            <text:p>113162626</text:p>
          </table:table-cell>
          <table:table-cell table:style-name="ce1" office:value-type="float" office:value="4147545" calcext:value-type="float">
            <text:p>4147545</text:p>
          </table:table-cell>
          <table:table-cell table:style-name="ce1" office:value-type="float" office:value="15285440" calcext:value-type="float">
            <text:p>15285440</text:p>
          </table:table-cell>
          <table:table-cell table:style-name="ce1" office:value-type="float" office:value="890813" calcext:value-type="float">
            <text:p>890813</text:p>
          </table:table-cell>
          <table:table-cell table:style-name="ce1" office:value-type="float" office:value="9425" calcext:value-type="float">
            <text:p>9425</text:p>
          </table:table-cell>
          <table:table-cell table:style-name="ce1" office:value-type="float" office:value="1153305" calcext:value-type="float">
            <text:p>1153305</text:p>
          </table:table-cell>
          <table:table-cell table:style-name="ce1" office:value-type="float" office:value="3042154" calcext:value-type="float">
            <text:p>3042154</text:p>
          </table:table-cell>
          <table:table-cell table:style-name="ce1" office:value-type="float" office:value="1248373" calcext:value-type="float">
            <text:p>1248373</text:p>
          </table:table-cell>
          <table:table-cell table:style-name="ce1" office:value-type="float" office:value="902410" calcext:value-type="float">
            <text:p>902410</text:p>
          </table:table-cell>
          <table:table-cell table:style-name="ce1" office:value-type="float" office:value="2766892" calcext:value-type="float">
            <text:p>2766892</text:p>
          </table:table-cell>
          <table:table-cell table:style-name="ce1" office:value-type="float" office:value="2309427" calcext:value-type="float">
            <text:p>2309427</text:p>
          </table:table-cell>
          <table:table-cell table:style-name="ce1" office:value-type="float" office:value="63589696" calcext:value-type="float">
            <text:p>63589696</text:p>
          </table:table-cell>
          <table:table-cell table:style-name="ce1" office:value-type="float" office:value="486957" calcext:value-type="float">
            <text:p>486957</text:p>
          </table:table-cell>
          <table:table-cell table:style-name="ce1" office:value-type="float" office:value="2348380" calcext:value-type="float">
            <text:p>2348380</text:p>
          </table:table-cell>
          <table:table-cell table:style-name="ce1" office:value-type="float" office:value="623290" calcext:value-type="float">
            <text:p>623290</text:p>
          </table:table-cell>
          <table:table-cell table:style-name="ce1" office:value-type="float" office:value="36321340" calcext:value-type="float">
            <text:p>36321340</text:p>
          </table:table-cell>
          <table:table-cell table:style-name="ce1" office:value-type="float" office:value="2415431" calcext:value-type="float">
            <text:p>2415431</text:p>
          </table:table-cell>
          <table:table-cell table:style-name="ce1" office:value-type="float" office:value="11735698" calcext:value-type="float">
            <text:p>11735698</text:p>
          </table:table-cell>
          <table:table-cell table:style-name="ce1" office:value-type="float" office:value="210557" calcext:value-type="float">
            <text:p>210557</text:p>
          </table:table-cell>
          <table:table-cell table:style-name="ce1" office:value-type="float" office:value="102030" calcext:value-type="float">
            <text:p>102030</text:p>
          </table:table-cell>
          <table:table-cell table:style-name="ce1" office:value-type="float" office:value="21209290" calcext:value-type="float">
            <text:p>21209290</text:p>
          </table:table-cell>
          <table:table-cell table:style-name="ce1" office:value-type="float" office:value="22796005" calcext:value-type="float">
            <text:p>22796005</text:p>
          </table:table-cell>
          <table:table-cell table:style-name="ce1" office:value-type="float" office:value="16677260" calcext:value-type="float">
            <text:p>16677260</text:p>
          </table:table-cell>
          <table:table-cell table:style-name="ce1" office:value-type="float" office:value="45443151" calcext:value-type="float">
            <text:p>45443151</text:p>
          </table:table-cell>
          <table:table-cell table:style-name="ce1" office:value-type="float" office:value="5266138" calcext:value-type="float">
            <text:p>5266138</text:p>
          </table:table-cell>
          <table:table-cell table:style-name="ce1" office:value-type="float" office:value="1441609" calcext:value-type="float">
            <text:p>1441609</text:p>
          </table:table-cell>
          <table:table-cell table:style-name="ce1" office:value-type="float" office:value="5065098" calcext:value-type="float">
            <text:p>5065098</text:p>
          </table:table-cell>
          <table:table-cell table:style-name="ce1" table:formula="of:=(SUM([.B44:.AB44]))+0" office:value-type="float" office:value="380650340" calcext:value-type="float">
            <text:p>380650340</text:p>
          </table:table-cell>
          <table:table-cell table:style-name="ce1" table:formula="of:=(+[.AE44]-[.AC44])+0" office:value-type="float" office:value="25518590" calcext:value-type="float">
            <text:p>25518590</text:p>
          </table:table-cell>
          <table:table-cell table:style-name="ce1" office:value-type="float" office:value="406168930" calcext:value-type="float">
            <text:p>406168930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OTROS CÍTRICOS</text:p>
          </table:table-cell>
          <table:table-cell table:style-name="ce1" office:value-type="float" office:value="447102" calcext:value-type="float">
            <text:p>447102</text:p>
          </table:table-cell>
          <table:table-cell table:style-name="ce1" office:value-type="float" office:value="12793" calcext:value-type="float">
            <text:p>12793</text:p>
          </table:table-cell>
          <table:table-cell table:style-name="ce1" office:value-type="float" office:value="84342" calcext:value-type="float">
            <text:p>8434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4090" calcext:value-type="float">
            <text:p>740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833108" calcext:value-type="float">
            <text:p>2833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35" calcext:value-type="float">
            <text:p>320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8073" calcext:value-type="float">
            <text:p>348073</text:p>
          </table:table-cell>
          <table:table-cell table:style-name="ce1" office:value-type="float" office:value="7832" calcext:value-type="float">
            <text:p>783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1228" calcext:value-type="float">
            <text:p>251228</text:p>
          </table:table-cell>
          <table:table-cell table:style-name="ce1" office:value-type="float" office:value="26280" calcext:value-type="float">
            <text:p>26280</text:p>
          </table:table-cell>
          <table:table-cell table:style-name="ce1" office:value-type="float" office:value="99178" calcext:value-type="float">
            <text:p>99178</text:p>
          </table:table-cell>
          <table:table-cell table:style-name="ce1" office:value-type="float" office:value="471948" calcext:value-type="float">
            <text:p>471948</text:p>
          </table:table-cell>
          <table:table-cell table:style-name="ce1" office:value-type="float" office:value="2458" calcext:value-type="float">
            <text:p>2458</text:p>
          </table:table-cell>
          <table:table-cell table:style-name="ce1" office:value-type="float" office:value="68072" calcext:value-type="float">
            <text:p>68072</text:p>
          </table:table-cell>
          <table:table-cell table:style-name="ce1" office:value-type="float" office:value="2122" calcext:value-type="float">
            <text:p>2122</text:p>
          </table:table-cell>
          <table:table-cell table:style-name="ce1" table:formula="of:=(SUM([.B45:.AB45]))+0" office:value-type="float" office:value="4760700" calcext:value-type="float">
            <text:p>4760700</text:p>
          </table:table-cell>
          <table:table-cell table:style-name="ce1" table:formula="of:=(+[.AE45]-[.AC45])+0" office:value-type="float" office:value="665822" calcext:value-type="float">
            <text:p>665822</text:p>
          </table:table-cell>
          <table:table-cell table:style-name="ce1" office:value-type="float" office:value="5426522" calcext:value-type="float">
            <text:p>5426522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PERA</text:p>
          </table:table-cell>
          <table:table-cell table:style-name="ce1" office:value-type="float" office:value="7725827" calcext:value-type="float">
            <text:p>7725827</text:p>
          </table:table-cell>
          <table:table-cell table:style-name="ce1" office:value-type="float" office:value="328691" calcext:value-type="float">
            <text:p>328691</text:p>
          </table:table-cell>
          <table:table-cell table:style-name="ce1" office:value-type="float" office:value="182674" calcext:value-type="float">
            <text:p>182674</text:p>
          </table:table-cell>
          <table:table-cell table:style-name="ce1" office:value-type="float" office:value="198604" calcext:value-type="float">
            <text:p>198604</text:p>
          </table:table-cell>
          <table:table-cell table:style-name="ce1" office:value-type="float" office:value="756946" calcext:value-type="float">
            <text:p>756946</text:p>
          </table:table-cell>
          <table:table-cell table:style-name="ce1" office:value-type="float" office:value="245080" calcext:value-type="float">
            <text:p>245080</text:p>
          </table:table-cell>
          <table:table-cell table:style-name="ce1" office:value-type="float" office:value="180676" calcext:value-type="float">
            <text:p>180676</text:p>
          </table:table-cell>
          <table:table-cell table:style-name="ce1" office:value-type="float" office:value="74462" calcext:value-type="float">
            <text:p>74462</text:p>
          </table:table-cell>
          <table:table-cell table:style-name="ce1" office:value-type="float" office:value="80225" calcext:value-type="float">
            <text:p>80225</text:p>
          </table:table-cell>
          <table:table-cell table:style-name="ce1" office:value-type="float" office:value="97099" calcext:value-type="float">
            <text:p>97099</text:p>
          </table:table-cell>
          <table:table-cell table:style-name="ce1" office:value-type="float" office:value="4758" calcext:value-type="float">
            <text:p>4758</text:p>
          </table:table-cell>
          <table:table-cell table:style-name="ce1" office:value-type="float" office:value="6408724" calcext:value-type="float">
            <text:p>6408724</text:p>
          </table:table-cell>
          <table:table-cell table:style-name="ce1" office:value-type="float" office:value="1310020" calcext:value-type="float">
            <text:p>1310020</text:p>
          </table:table-cell>
          <table:table-cell table:style-name="ce1" office:value-type="float" office:value="67978" calcext:value-type="float">
            <text:p>67978</text:p>
          </table:table-cell>
          <table:table-cell table:style-name="ce1" office:value-type="float" office:value="228634" calcext:value-type="float">
            <text:p>228634</text:p>
          </table:table-cell>
          <table:table-cell table:style-name="ce1" office:value-type="float" office:value="10719706" calcext:value-type="float">
            <text:p>10719706</text:p>
          </table:table-cell>
          <table:table-cell table:style-name="ce1" office:value-type="float" office:value="117356" calcext:value-type="float">
            <text:p>117356</text:p>
          </table:table-cell>
          <table:table-cell table:style-name="ce1" office:value-type="float" office:value="706003" calcext:value-type="float">
            <text:p>706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57" calcext:value-type="float">
            <text:p>3657</text:p>
          </table:table-cell>
          <table:table-cell table:style-name="ce1" office:value-type="float" office:value="519076" calcext:value-type="float">
            <text:p>519076</text:p>
          </table:table-cell>
          <table:table-cell table:style-name="ce1" office:value-type="float" office:value="1562326" calcext:value-type="float">
            <text:p>1562326</text:p>
          </table:table-cell>
          <table:table-cell table:style-name="ce1" office:value-type="float" office:value="3002249" calcext:value-type="float">
            <text:p>3002249</text:p>
          </table:table-cell>
          <table:table-cell table:style-name="ce1" office:value-type="float" office:value="319985" calcext:value-type="float">
            <text:p>319985</text:p>
          </table:table-cell>
          <table:table-cell table:style-name="ce1" office:value-type="float" office:value="581452" calcext:value-type="float">
            <text:p>581452</text:p>
          </table:table-cell>
          <table:table-cell table:style-name="ce1" office:value-type="float" office:value="215020" calcext:value-type="float">
            <text:p>215020</text:p>
          </table:table-cell>
          <table:table-cell table:style-name="ce1" office:value-type="float" office:value="272992" calcext:value-type="float">
            <text:p>272992</text:p>
          </table:table-cell>
          <table:table-cell table:style-name="ce1" table:formula="of:=(SUM([.B46:.AB46]))+0" office:value-type="float" office:value="35910220" calcext:value-type="float">
            <text:p>35910220</text:p>
          </table:table-cell>
          <table:table-cell table:style-name="ce1" table:formula="of:=(+[.AE46]-[.AC46])+0" office:value-type="float" office:value="41254582" calcext:value-type="float">
            <text:p>41254582</text:p>
          </table:table-cell>
          <table:table-cell table:style-name="ce1" office:value-type="float" office:value="77164802" calcext:value-type="float">
            <text:p>77164802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PIÑA</text:p>
          </table:table-cell>
          <table:table-cell table:style-name="ce1" office:value-type="float" office:value="785495" calcext:value-type="float">
            <text:p>785495</text:p>
          </table:table-cell>
          <table:table-cell table:style-name="ce1" office:value-type="float" office:value="44511" calcext:value-type="float">
            <text:p>44511</text:p>
          </table:table-cell>
          <table:table-cell table:style-name="ce1" office:value-type="float" office:value="223719" calcext:value-type="float">
            <text:p>223719</text:p>
          </table:table-cell>
          <table:table-cell table:style-name="ce1" office:value-type="float" office:value="46661" calcext:value-type="float">
            <text:p>4666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235987" calcext:value-type="float">
            <text:p>235987</text:p>
          </table:table-cell>
          <table:table-cell table:style-name="ce1" office:value-type="float" office:value="3301" calcext:value-type="float">
            <text:p>3301</text:p>
          </table:table-cell>
          <table:table-cell table:style-name="ce1" office:value-type="float" office:value="10366" calcext:value-type="float">
            <text:p>10366</text:p>
          </table:table-cell>
          <table:table-cell table:style-name="ce1" office:value-type="float" office:value="15030" calcext:value-type="float">
            <text:p>15030</text:p>
          </table:table-cell>
          <table:table-cell table:style-name="ce1" office:value-type="float" office:value="22785" calcext:value-type="float">
            <text:p>227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74799" calcext:value-type="float">
            <text:p>3874799</text:p>
          </table:table-cell>
          <table:table-cell table:style-name="ce1" office:value-type="float" office:value="81591" calcext:value-type="float">
            <text:p>81591</text:p>
          </table:table-cell>
          <table:table-cell table:style-name="ce1" office:value-type="float" office:value="108367" calcext:value-type="float">
            <text:p>108367</text:p>
          </table:table-cell>
          <table:table-cell table:style-name="ce1" office:value-type="float" office:value="1257" calcext:value-type="float">
            <text:p>1257</text:p>
          </table:table-cell>
          <table:table-cell table:style-name="ce1" office:value-type="float" office:value="4165096" calcext:value-type="float">
            <text:p>41650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758" calcext:value-type="float">
            <text:p>13758</text:p>
          </table:table-cell>
          <table:table-cell table:style-name="ce1" office:value-type="float" office:value="12875" calcext:value-type="float">
            <text:p>12875</text:p>
          </table:table-cell>
          <table:table-cell table:style-name="ce1" office:value-type="float" office:value="273110" calcext:value-type="float">
            <text:p>273110</text:p>
          </table:table-cell>
          <table:table-cell table:style-name="ce1" office:value-type="float" office:value="123986" calcext:value-type="float">
            <text:p>123986</text:p>
          </table:table-cell>
          <table:table-cell table:style-name="ce1" office:value-type="float" office:value="15500327" calcext:value-type="float">
            <text:p>15500327</text:p>
          </table:table-cell>
          <table:table-cell table:style-name="ce1" office:value-type="float" office:value="198220" calcext:value-type="float">
            <text:p>198220</text:p>
          </table:table-cell>
          <table:table-cell table:style-name="ce1" office:value-type="float" office:value="28565" calcext:value-type="float">
            <text:p>28565</text:p>
          </table:table-cell>
          <table:table-cell table:style-name="ce1" office:value-type="float" office:value="118536" calcext:value-type="float">
            <text:p>118536</text:p>
          </table:table-cell>
          <table:table-cell table:style-name="ce1" office:value-type="float" office:value="31179" calcext:value-type="float">
            <text:p>31179</text:p>
          </table:table-cell>
          <table:table-cell table:style-name="ce1" table:formula="of:=(SUM([.B47:.AB47]))+0" office:value-type="float" office:value="25919656" calcext:value-type="float">
            <text:p>25919656</text:p>
          </table:table-cell>
          <table:table-cell table:style-name="ce1" table:formula="of:=(+[.AE47]-[.AC47])+0" office:value-type="float" office:value="1578335" calcext:value-type="float">
            <text:p>1578335</text:p>
          </table:table-cell>
          <table:table-cell table:style-name="ce1" office:value-type="float" office:value="27497991" calcext:value-type="float">
            <text:p>27497991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PLÁTANO</text:p>
          </table:table-cell>
          <table:table-cell table:style-name="ce1" office:value-type="float" office:value="10844" calcext:value-type="float">
            <text:p>108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227" calcext:value-type="float">
            <text:p>87227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64086" calcext:value-type="float">
            <text:p>29640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09" calcext:value-type="float">
            <text:p>460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499957" calcext:value-type="float">
            <text:p>14999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13585" calcext:value-type="float">
            <text:p>113585</text:p>
          </table:table-cell>
          <table:table-cell table:style-name="ce1" office:value-type="float" office:value="29674" calcext:value-type="float">
            <text:p>29674</text:p>
          </table:table-cell>
          <table:table-cell table:style-name="ce1" office:value-type="float" office:value="53801985" calcext:value-type="float">
            <text:p>53801985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6630" calcext:value-type="float">
            <text:p>16630</text:p>
          </table:table-cell>
          <table:table-cell table:style-name="ce1" office:value-type="float" office:value="302258" calcext:value-type="float">
            <text:p>302258</text:p>
          </table:table-cell>
          <table:table-cell table:style-name="ce1" office:value-type="float" office:value="146" calcext:value-type="float">
            <text:p>146</text:p>
          </table:table-cell>
          <table:table-cell table:style-name="ce1" table:formula="of:=(SUM([.B48:.AB48]))+0" office:value-type="float" office:value="58831974" calcext:value-type="float">
            <text:p>58831974</text:p>
          </table:table-cell>
          <table:table-cell table:style-name="ce1" table:formula="of:=(+[.AE48]-[.AC48])+0" office:value-type="float" office:value="3126835" calcext:value-type="float">
            <text:p>3126835</text:p>
          </table:table-cell>
          <table:table-cell table:style-name="ce1" office:value-type="float" office:value="61958809" calcext:value-type="float">
            <text:p>61958809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POMELO</text:p>
          </table:table-cell>
          <table:table-cell table:style-name="ce1" office:value-type="float" office:value="15059462" calcext:value-type="float">
            <text:p>15059462</text:p>
          </table:table-cell>
          <table:table-cell table:style-name="ce1" office:value-type="float" office:value="1096786" calcext:value-type="float">
            <text:p>1096786</text:p>
          </table:table-cell>
          <table:table-cell table:style-name="ce1" office:value-type="float" office:value="388725" calcext:value-type="float">
            <text:p>388725</text:p>
          </table:table-cell>
          <table:table-cell table:style-name="ce1" office:value-type="float" office:value="34745" calcext:value-type="float">
            <text:p>34745</text:p>
          </table:table-cell>
          <table:table-cell table:style-name="ce1" office:value-type="float" office:value="33527" calcext:value-type="float">
            <text:p>33527</text:p>
          </table:table-cell>
          <table:table-cell table:style-name="ce1" office:value-type="float" office:value="112650" calcext:value-type="float">
            <text:p>112650</text:p>
          </table:table-cell>
          <table:table-cell table:style-name="ce1" office:value-type="float" office:value="322690" calcext:value-type="float">
            <text:p>322690</text:p>
          </table:table-cell>
          <table:table-cell table:style-name="ce1" office:value-type="float" office:value="523509" calcext:value-type="float">
            <text:p>523509</text:p>
          </table:table-cell>
          <table:table-cell table:style-name="ce1" office:value-type="float" office:value="7542" calcext:value-type="float">
            <text:p>7542</text:p>
          </table:table-cell>
          <table:table-cell table:style-name="ce1" office:value-type="float" office:value="10672" calcext:value-type="float">
            <text:p>10672</text:p>
          </table:table-cell>
          <table:table-cell table:style-name="ce1" office:value-type="float" office:value="61542" calcext:value-type="float">
            <text:p>61542</text:p>
          </table:table-cell>
          <table:table-cell table:style-name="ce1" office:value-type="float" office:value="11031164" calcext:value-type="float">
            <text:p>110311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62847" calcext:value-type="float">
            <text:p>562847</text:p>
          </table:table-cell>
          <table:table-cell table:style-name="ce1" office:value-type="float" office:value="585530" calcext:value-type="float">
            <text:p>585530</text:p>
          </table:table-cell>
          <table:table-cell table:style-name="ce1" office:value-type="float" office:value="2263070" calcext:value-type="float">
            <text:p>2263070</text:p>
          </table:table-cell>
          <table:table-cell table:style-name="ce1" office:value-type="float" office:value="281183" calcext:value-type="float">
            <text:p>281183</text:p>
          </table:table-cell>
          <table:table-cell table:style-name="ce1" office:value-type="float" office:value="129077" calcext:value-type="float">
            <text:p>129077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53716" calcext:value-type="float">
            <text:p>53716</text:p>
          </table:table-cell>
          <table:table-cell table:style-name="ce1" office:value-type="float" office:value="1970801" calcext:value-type="float">
            <text:p>1970801</text:p>
          </table:table-cell>
          <table:table-cell table:style-name="ce1" office:value-type="float" office:value="1937399" calcext:value-type="float">
            <text:p>1937399</text:p>
          </table:table-cell>
          <table:table-cell table:style-name="ce1" office:value-type="float" office:value="689422" calcext:value-type="float">
            <text:p>689422</text:p>
          </table:table-cell>
          <table:table-cell table:style-name="ce1" office:value-type="float" office:value="1802049" calcext:value-type="float">
            <text:p>1802049</text:p>
          </table:table-cell>
          <table:table-cell table:style-name="ce1" office:value-type="float" office:value="1006779" calcext:value-type="float">
            <text:p>1006779</text:p>
          </table:table-cell>
          <table:table-cell table:style-name="ce1" office:value-type="float" office:value="59540" calcext:value-type="float">
            <text:p>59540</text:p>
          </table:table-cell>
          <table:table-cell table:style-name="ce1" office:value-type="float" office:value="342399" calcext:value-type="float">
            <text:p>342399</text:p>
          </table:table-cell>
          <table:table-cell table:style-name="ce1" table:formula="of:=(SUM([.B49:.AB49]))+0" office:value-type="float" office:value="40367489" calcext:value-type="float">
            <text:p>40367489</text:p>
          </table:table-cell>
          <table:table-cell table:style-name="ce1" table:formula="of:=(+[.AE49]-[.AC49])+0" office:value-type="float" office:value="2439463" calcext:value-type="float">
            <text:p>2439463</text:p>
          </table:table-cell>
          <table:table-cell table:style-name="ce1" office:value-type="float" office:value="42806952" calcext:value-type="float">
            <text:p>42806952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SANDÍA</text:p>
          </table:table-cell>
          <table:table-cell table:style-name="ce1" office:value-type="float" office:value="132888958" calcext:value-type="float">
            <text:p>132888958</text:p>
          </table:table-cell>
          <table:table-cell table:style-name="ce1" office:value-type="float" office:value="7418494" calcext:value-type="float">
            <text:p>7418494</text:p>
          </table:table-cell>
          <table:table-cell table:style-name="ce1" office:value-type="float" office:value="6496074" calcext:value-type="float">
            <text:p>6496074</text:p>
          </table:table-cell>
          <table:table-cell table:style-name="ce1" office:value-type="float" office:value="10928" calcext:value-type="float">
            <text:p>10928</text:p>
          </table:table-cell>
          <table:table-cell table:style-name="ce1" office:value-type="float" office:value="26753" calcext:value-type="float">
            <text:p>26753</text:p>
          </table:table-cell>
          <table:table-cell table:style-name="ce1" office:value-type="float" office:value="81519" calcext:value-type="float">
            <text:p>81519</text:p>
          </table:table-cell>
          <table:table-cell table:style-name="ce1" office:value-type="float" office:value="11393343" calcext:value-type="float">
            <text:p>11393343</text:p>
          </table:table-cell>
          <table:table-cell table:style-name="ce1" office:value-type="float" office:value="1373815" calcext:value-type="float">
            <text:p>1373815</text:p>
          </table:table-cell>
          <table:table-cell table:style-name="ce1" office:value-type="float" office:value="136773" calcext:value-type="float">
            <text:p>136773</text:p>
          </table:table-cell>
          <table:table-cell table:style-name="ce1" office:value-type="float" office:value="256521" calcext:value-type="float">
            <text:p>256521</text:p>
          </table:table-cell>
          <table:table-cell table:style-name="ce1" office:value-type="float" office:value="5459674" calcext:value-type="float">
            <text:p>5459674</text:p>
          </table:table-cell>
          <table:table-cell table:style-name="ce1" office:value-type="float" office:value="59176040" calcext:value-type="float">
            <text:p>59176040</text:p>
          </table:table-cell>
          <table:table-cell table:style-name="ce1" office:value-type="float" office:value="33299" calcext:value-type="float">
            <text:p>33299</text:p>
          </table:table-cell>
          <table:table-cell table:style-name="ce1" office:value-type="float" office:value="299677" calcext:value-type="float">
            <text:p>299677</text:p>
          </table:table-cell>
          <table:table-cell table:style-name="ce1" office:value-type="float" office:value="942673" calcext:value-type="float">
            <text:p>942673</text:p>
          </table:table-cell>
          <table:table-cell table:style-name="ce1" office:value-type="float" office:value="4989535" calcext:value-type="float">
            <text:p>4989535</text:p>
          </table:table-cell>
          <table:table-cell table:style-name="ce1" office:value-type="float" office:value="553608" calcext:value-type="float">
            <text:p>553608</text:p>
          </table:table-cell>
          <table:table-cell table:style-name="ce1" office:value-type="float" office:value="639626" calcext:value-type="float">
            <text:p>639626</text:p>
          </table:table-cell>
          <table:table-cell table:style-name="ce1" office:value-type="float" office:value="198099" calcext:value-type="float">
            <text:p>198099</text:p>
          </table:table-cell>
          <table:table-cell table:style-name="ce1" office:value-type="float" office:value="16902" calcext:value-type="float">
            <text:p>16902</text:p>
          </table:table-cell>
          <table:table-cell table:style-name="ce1" office:value-type="float" office:value="22590656" calcext:value-type="float">
            <text:p>22590656</text:p>
          </table:table-cell>
          <table:table-cell table:style-name="ce1" office:value-type="float" office:value="7806410" calcext:value-type="float">
            <text:p>7806410</text:p>
          </table:table-cell>
          <table:table-cell table:style-name="ce1" office:value-type="float" office:value="10962519" calcext:value-type="float">
            <text:p>10962519</text:p>
          </table:table-cell>
          <table:table-cell table:style-name="ce1" office:value-type="float" office:value="29253329" calcext:value-type="float">
            <text:p>29253329</text:p>
          </table:table-cell>
          <table:table-cell table:style-name="ce1" office:value-type="float" office:value="4768115" calcext:value-type="float">
            <text:p>4768115</text:p>
          </table:table-cell>
          <table:table-cell table:style-name="ce1" office:value-type="float" office:value="277275" calcext:value-type="float">
            <text:p>277275</text:p>
          </table:table-cell>
          <table:table-cell table:style-name="ce1" office:value-type="float" office:value="16277271" calcext:value-type="float">
            <text:p>16277271</text:p>
          </table:table-cell>
          <table:table-cell table:style-name="ce1" table:formula="of:=(SUM([.B50:.AB50]))+0" office:value-type="float" office:value="324327886" calcext:value-type="float">
            <text:p>324327886</text:p>
          </table:table-cell>
          <table:table-cell table:style-name="ce1" table:formula="of:=(+[.AE50]-[.AC50])+0" office:value-type="float" office:value="6969936" calcext:value-type="float">
            <text:p>6969936</text:p>
          </table:table-cell>
          <table:table-cell table:style-name="ce1" office:value-type="float" office:value="331297822" calcext:value-type="float">
            <text:p>331297822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UVA DE MESA</text:p>
          </table:table-cell>
          <table:table-cell table:style-name="ce1" office:value-type="float" office:value="53409435" calcext:value-type="float">
            <text:p>53409435</text:p>
          </table:table-cell>
          <table:table-cell table:style-name="ce1" office:value-type="float" office:value="1486656" calcext:value-type="float">
            <text:p>1486656</text:p>
          </table:table-cell>
          <table:table-cell table:style-name="ce1" office:value-type="float" office:value="3167159" calcext:value-type="float">
            <text:p>3167159</text:p>
          </table:table-cell>
          <table:table-cell table:style-name="ce1" office:value-type="float" office:value="97664" calcext:value-type="float">
            <text:p>97664</text:p>
          </table:table-cell>
          <table:table-cell table:style-name="ce1" office:value-type="float" office:value="117332" calcext:value-type="float">
            <text:p>117332</text:p>
          </table:table-cell>
          <table:table-cell table:style-name="ce1" office:value-type="float" office:value="153213" calcext:value-type="float">
            <text:p>153213</text:p>
          </table:table-cell>
          <table:table-cell table:style-name="ce1" office:value-type="float" office:value="7437008" calcext:value-type="float">
            <text:p>7437008</text:p>
          </table:table-cell>
          <table:table-cell table:style-name="ce1" office:value-type="float" office:value="219476" calcext:value-type="float">
            <text:p>219476</text:p>
          </table:table-cell>
          <table:table-cell table:style-name="ce1" office:value-type="float" office:value="9605" calcext:value-type="float">
            <text:p>9605</text:p>
          </table:table-cell>
          <table:table-cell table:style-name="ce1" office:value-type="float" office:value="306082" calcext:value-type="float">
            <text:p>306082</text:p>
          </table:table-cell>
          <table:table-cell table:style-name="ce1" office:value-type="float" office:value="6036280" calcext:value-type="float">
            <text:p>6036280</text:p>
          </table:table-cell>
          <table:table-cell table:style-name="ce1" office:value-type="float" office:value="14263920" calcext:value-type="float">
            <text:p>14263920</text:p>
          </table:table-cell>
          <table:table-cell table:style-name="ce1" office:value-type="float" office:value="75523" calcext:value-type="float">
            <text:p>75523</text:p>
          </table:table-cell>
          <table:table-cell table:style-name="ce1" office:value-type="float" office:value="598280" calcext:value-type="float">
            <text:p>598280</text:p>
          </table:table-cell>
          <table:table-cell table:style-name="ce1" office:value-type="float" office:value="7728879" calcext:value-type="float">
            <text:p>7728879</text:p>
          </table:table-cell>
          <table:table-cell table:style-name="ce1" office:value-type="float" office:value="11579393" calcext:value-type="float">
            <text:p>11579393</text:p>
          </table:table-cell>
          <table:table-cell table:style-name="ce1" office:value-type="float" office:value="684714" calcext:value-type="float">
            <text:p>684714</text:p>
          </table:table-cell>
          <table:table-cell table:style-name="ce1" office:value-type="float" office:value="557340" calcext:value-type="float">
            <text:p>557340</text:p>
          </table:table-cell>
          <table:table-cell table:style-name="ce1" office:value-type="float" office:value="81726" calcext:value-type="float">
            <text:p>81726</text:p>
          </table:table-cell>
          <table:table-cell table:style-name="ce1" office:value-type="float" office:value="83703" calcext:value-type="float">
            <text:p>83703</text:p>
          </table:table-cell>
          <table:table-cell table:style-name="ce1" office:value-type="float" office:value="14710669" calcext:value-type="float">
            <text:p>14710669</text:p>
          </table:table-cell>
          <table:table-cell table:style-name="ce1" office:value-type="float" office:value="3083363" calcext:value-type="float">
            <text:p>3083363</text:p>
          </table:table-cell>
          <table:table-cell table:style-name="ce1" office:value-type="float" office:value="21222101" calcext:value-type="float">
            <text:p>21222101</text:p>
          </table:table-cell>
          <table:table-cell table:style-name="ce1" office:value-type="float" office:value="112829365" calcext:value-type="float">
            <text:p>112829365</text:p>
          </table:table-cell>
          <table:table-cell table:style-name="ce1" office:value-type="float" office:value="1179122" calcext:value-type="float">
            <text:p>1179122</text:p>
          </table:table-cell>
          <table:table-cell table:style-name="ce1" office:value-type="float" office:value="1161999" calcext:value-type="float">
            <text:p>1161999</text:p>
          </table:table-cell>
          <table:table-cell table:style-name="ce1" office:value-type="float" office:value="7032697" calcext:value-type="float">
            <text:p>7032697</text:p>
          </table:table-cell>
          <table:table-cell table:style-name="ce1" table:formula="of:=(SUM([.B51:.AB51]))+0" office:value-type="float" office:value="269312704" calcext:value-type="float">
            <text:p>269312704</text:p>
          </table:table-cell>
          <table:table-cell table:style-name="ce1" table:formula="of:=(+[.AE51]-[.AC51])+0" office:value-type="float" office:value="24768351" calcext:value-type="float">
            <text:p>24768351</text:p>
          </table:table-cell>
          <table:table-cell table:style-name="ce1" office:value-type="float" office:value="294081055" calcext:value-type="float">
            <text:p>294081055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office:value-type="string" calcext:value-type="string">
            <text:p>OTRAS FRUTAS</text:p>
          </table:table-cell>
          <table:table-cell table:style-name="ce1" office:value-type="float" office:value="15787527" calcext:value-type="float">
            <text:p>15787527</text:p>
          </table:table-cell>
          <table:table-cell table:style-name="ce1" office:value-type="float" office:value="201796" calcext:value-type="float">
            <text:p>201796</text:p>
          </table:table-cell>
          <table:table-cell table:style-name="ce1" office:value-type="float" office:value="7595432" calcext:value-type="float">
            <text:p>7595432</text:p>
          </table:table-cell>
          <table:table-cell table:style-name="ce1" office:value-type="float" office:value="113089" calcext:value-type="float">
            <text:p>113089</text:p>
          </table:table-cell>
          <table:table-cell table:style-name="ce1" office:value-type="float" office:value="44150" calcext:value-type="float">
            <text:p>44150</text:p>
          </table:table-cell>
          <table:table-cell table:style-name="ce1" office:value-type="float" office:value="58072" calcext:value-type="float">
            <text:p>58072</text:p>
          </table:table-cell>
          <table:table-cell table:style-name="ce1" office:value-type="float" office:value="2407436" calcext:value-type="float">
            <text:p>2407436</text:p>
          </table:table-cell>
          <table:table-cell table:style-name="ce1" office:value-type="float" office:value="127421" calcext:value-type="float">
            <text:p>127421</text:p>
          </table:table-cell>
          <table:table-cell table:style-name="ce1" office:value-type="float" office:value="64173" calcext:value-type="float">
            <text:p>64173</text:p>
          </table:table-cell>
          <table:table-cell table:style-name="ce1" office:value-type="float" office:value="548338" calcext:value-type="float">
            <text:p>548338</text:p>
          </table:table-cell>
          <table:table-cell table:style-name="ce1" office:value-type="float" office:value="82203" calcext:value-type="float">
            <text:p>82203</text:p>
          </table:table-cell>
          <table:table-cell table:style-name="ce1" office:value-type="float" office:value="31229782" calcext:value-type="float">
            <text:p>31229782</text:p>
          </table:table-cell>
          <table:table-cell table:style-name="ce1" office:value-type="float" office:value="448194" calcext:value-type="float">
            <text:p>448194</text:p>
          </table:table-cell>
          <table:table-cell table:style-name="ce1" office:value-type="float" office:value="426707" calcext:value-type="float">
            <text:p>426707</text:p>
          </table:table-cell>
          <table:table-cell table:style-name="ce1" office:value-type="float" office:value="139012" calcext:value-type="float">
            <text:p>139012</text:p>
          </table:table-cell>
          <table:table-cell table:style-name="ce1" office:value-type="float" office:value="28921038" calcext:value-type="float">
            <text:p>28921038</text:p>
          </table:table-cell>
          <table:table-cell table:style-name="ce1" office:value-type="float" office:value="131833" calcext:value-type="float">
            <text:p>131833</text:p>
          </table:table-cell>
          <table:table-cell table:style-name="ce1" office:value-type="float" office:value="1230009" calcext:value-type="float">
            <text:p>1230009</text:p>
          </table:table-cell>
          <table:table-cell table:style-name="ce1" office:value-type="float" office:value="28915" calcext:value-type="float">
            <text:p>28915</text:p>
          </table:table-cell>
          <table:table-cell table:style-name="ce1" office:value-type="float" office:value="38682" calcext:value-type="float">
            <text:p>38682</text:p>
          </table:table-cell>
          <table:table-cell table:style-name="ce1" office:value-type="float" office:value="8071903" calcext:value-type="float">
            <text:p>8071903</text:p>
          </table:table-cell>
          <table:table-cell table:style-name="ce1" office:value-type="float" office:value="3287036" calcext:value-type="float">
            <text:p>3287036</text:p>
          </table:table-cell>
          <table:table-cell table:style-name="ce1" office:value-type="float" office:value="18007133" calcext:value-type="float">
            <text:p>18007133</text:p>
          </table:table-cell>
          <table:table-cell table:style-name="ce1" office:value-type="float" office:value="6359270" calcext:value-type="float">
            <text:p>6359270</text:p>
          </table:table-cell>
          <table:table-cell table:style-name="ce1" office:value-type="float" office:value="1434826" calcext:value-type="float">
            <text:p>1434826</text:p>
          </table:table-cell>
          <table:table-cell table:style-name="ce1" office:value-type="float" office:value="136555" calcext:value-type="float">
            <text:p>136555</text:p>
          </table:table-cell>
          <table:table-cell table:style-name="ce1" office:value-type="float" office:value="9425997" calcext:value-type="float">
            <text:p>9425997</text:p>
          </table:table-cell>
          <table:table-cell table:style-name="ce1" table:formula="of:=(SUM([.B52:.AB52]))+0" office:value-type="float" office:value="136346529" calcext:value-type="float">
            <text:p>136346529</text:p>
          </table:table-cell>
          <table:table-cell table:style-name="ce1" table:formula="of:=(+[.AE52]-[.AC52])+0" office:value-type="float" office:value="13734089" calcext:value-type="float">
            <text:p>13734089</text:p>
          </table:table-cell>
          <table:table-cell table:style-name="ce1" office:value-type="float" office:value="150080618" calcext:value-type="float">
            <text:p>150080618</text:p>
          </table:table-cell>
          <table:table-cell table:style-name="ce11" office:value-type="string" calcext:value-type="string">
            <text:p>Fruta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1" table:number-columns-repeated="28"/>
          <table:table-cell table:style-name="ce2" table:number-columns-repeated="3"/>
          <table:table-cell table:style-name="ce10" table:number-columns-repeated="4"/>
          <table:table-cell table:number-columns-repeated="989"/>
        </table:table-row>
        <table:table-row table:style-name="ro2" table:number-rows-repeated="2">
          <table:table-cell table:style-name="ce2" table:number-columns-repeated="31"/>
          <table:table-cell table:style-name="ce10" table:number-columns-repeated="4"/>
          <table:table-cell table:number-columns-repeated="989"/>
        </table:table-row>
        <table:table-row table:style-name="ro2">
          <table:table-cell table:style-name="ce2" table:number-columns-repeated="31"/>
          <table:table-cell table:style-name="ce12" table:number-columns-repeated="4"/>
          <table:table-cell table:style-name="ce4" table:number-columns-repeated="989"/>
        </table:table-row>
        <table:table-row table:style-name="ro2">
          <table:table-cell table:style-name="ce3"/>
          <table:table-cell table:style-name="ce6" table:number-columns-repeated="27"/>
          <table:table-cell table:style-name="ce3" table:number-columns-repeated="3"/>
          <table:table-cell table:style-name="ce10" table:number-columns-repeated="4"/>
          <table:table-cell table:number-columns-repeated="989"/>
        </table:table-row>
        <table:table-row table:style-name="ro2">
          <table:table-cell table:style-name="ce3" table:number-columns-repeated="31"/>
          <table:table-cell table:style-name="ce12" table:number-columns-repeated="4"/>
          <table:table-cell table:style-name="ce4" table:number-columns-repeated="989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5">
          <table:table-cell table:number-columns-repeated="33"/>
          <table:table-cell table:style-name="ce4" table:number-columns-repeated="99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2016'.$A$1" table:cell-range-address="$'2016'.$A$1:.$A$1048576" table:range-usable-as="repeat-column repeat-row"/>
        </table:named-expressions>
      </table:table>
      <table:table table:name="2017" table:style-name="ta2">
        <office:forms form:automatic-focus="false" form:apply-design-mode="false"/>
        <table:table-header-columns>
          <table:table-column table:style-name="co4" table:default-cell-style-name="ce18"/>
        </table:table-header-columns>
        <table:table-column table:style-name="co5" table:number-columns-repeated="27" table:default-cell-style-name="ce20"/>
        <table:table-column table:style-name="co5" table:number-columns-repeated="3" table:default-cell-style-name="ce18"/>
        <table:table-column table:style-name="co3" table:number-columns-repeated="993" table:default-cell-style-name="ce20"/>
        <table:table-row table:style-name="ro1">
          <table:table-cell table:style-name="ce1" office:value-type="string" calcext:value-type="string">
            <text:p>Producto</text:p>
          </table:table-cell>
          <table:table-cell table:style-name="ce16" office:value-type="string" calcext:value-type="string">
            <text:p>ALEMANIA</text:p>
          </table:table-cell>
          <table:table-cell table:style-name="ce16" office:value-type="string" calcext:value-type="string">
            <text:p>AUSTRIA</text:p>
          </table:table-cell>
          <table:table-cell table:style-name="ce16" office:value-type="string" calcext:value-type="string">
            <text:p>BÉLGICA</text:p>
          </table:table-cell>
          <table:table-cell table:style-name="ce16" office:value-type="string" calcext:value-type="string">
            <text:p>BULGARIA</text:p>
          </table:table-cell>
          <table:table-cell table:style-name="ce16" office:value-type="string" calcext:value-type="string">
            <text:p>CHIPRE</text:p>
          </table:table-cell>
          <table:table-cell table:style-name="ce16" office:value-type="string" calcext:value-type="string">
            <text:p>CROACIA</text:p>
          </table:table-cell>
          <table:table-cell table:style-name="ce16" office:value-type="string" calcext:value-type="string">
            <text:p>DINAMARCA</text:p>
          </table:table-cell>
          <table:table-cell table:style-name="ce16" office:value-type="string" calcext:value-type="string">
            <text:p>ESLOVAQUIA</text:p>
          </table:table-cell>
          <table:table-cell table:style-name="ce16" office:value-type="string" calcext:value-type="string">
            <text:p>ESLOVENIA</text:p>
          </table:table-cell>
          <table:table-cell table:style-name="ce16" office:value-type="string" calcext:value-type="string">
            <text:p>ESTONIA</text:p>
          </table:table-cell>
          <table:table-cell table:style-name="ce16" office:value-type="string" calcext:value-type="string">
            <text:p>FINLANDIA</text:p>
          </table:table-cell>
          <table:table-cell table:style-name="ce16" office:value-type="string" calcext:value-type="string">
            <text:p>FRANCIA</text:p>
          </table:table-cell>
          <table:table-cell table:style-name="ce16" office:value-type="string" calcext:value-type="string">
            <text:p>GRECIA</text:p>
          </table:table-cell>
          <table:table-cell table:style-name="ce16" office:value-type="string" calcext:value-type="string">
            <text:p>HUNGRIA</text:p>
          </table:table-cell>
          <table:table-cell table:style-name="ce16" office:value-type="string" calcext:value-type="string">
            <text:p>IRLANDA</text:p>
          </table:table-cell>
          <table:table-cell table:style-name="ce16" office:value-type="string" calcext:value-type="string">
            <text:p>ITALIA</text:p>
          </table:table-cell>
          <table:table-cell table:style-name="ce16" office:value-type="string" calcext:value-type="string">
            <text:p>LETONIA</text:p>
          </table:table-cell>
          <table:table-cell table:style-name="ce16" office:value-type="string" calcext:value-type="string">
            <text:p>LITUANIA</text:p>
          </table:table-cell>
          <table:table-cell table:style-name="ce16" office:value-type="string" calcext:value-type="string">
            <text:p>LUXEMBURGO</text:p>
          </table:table-cell>
          <table:table-cell table:style-name="ce16" office:value-type="string" calcext:value-type="string">
            <text:p>MALTA</text:p>
          </table:table-cell>
          <table:table-cell table:style-name="ce16" office:value-type="string" calcext:value-type="string">
            <text:p>PAISES BAJOS</text:p>
          </table:table-cell>
          <table:table-cell table:style-name="ce16" office:value-type="string" calcext:value-type="string">
            <text:p>POLONIA</text:p>
          </table:table-cell>
          <table:table-cell table:style-name="ce16" office:value-type="string" calcext:value-type="string">
            <text:p>PORTUGAL</text:p>
          </table:table-cell>
          <table:table-cell table:style-name="ce16" office:value-type="string" calcext:value-type="string">
            <text:p>REINO UNIDO</text:p>
          </table:table-cell>
          <table:table-cell table:style-name="ce16" office:value-type="string" calcext:value-type="string">
            <text:p>REP. CHECA</text:p>
          </table:table-cell>
          <table:table-cell table:style-name="ce16" office:value-type="string" calcext:value-type="string">
            <text:p>RUMANIA</text:p>
          </table:table-cell>
          <table:table-cell table:style-name="ce16" office:value-type="string" calcext:value-type="string">
            <text:p>SUECIA</text:p>
          </table:table-cell>
          <table:table-cell table:style-name="ce16" office:value-type="string" calcext:value-type="string">
            <text:p>TOTAL UE-27</text:p>
          </table:table-cell>
          <table:table-cell table:style-name="ce16" office:value-type="string" calcext:value-type="string">
            <text:p>EXTRE UE</text:p>
          </table:table-cell>
          <table:table-cell table:style-name="ce16" office:value-type="string" calcext:value-type="string">
            <text:p>TOTAL</text:p>
          </table:table-cell>
          <table:table-cell table:style-name="ce9" office:value-type="string" calcext:value-type="string">
            <text:p>TIPO</text:p>
          </table:table-cell>
          <table:table-cell table:style-name="ce23"/>
          <table:table-cell table:style-name="ce24" table:number-columns-repeated="991"/>
        </table:table-row>
        <table:table-row table:style-name="ro2">
          <table:table-cell table:style-name="ce16" office:value-type="string" calcext:value-type="string">
            <text:p>ACELGA</text:p>
          </table:table-cell>
          <table:table-cell table:style-name="ce19" office:value-type="float" office:value="675239" calcext:value-type="float">
            <text:p>675239</text:p>
          </table:table-cell>
          <table:table-cell table:style-name="ce19" office:value-type="float" office:value="26664" calcext:value-type="float">
            <text:p>26664</text:p>
          </table:table-cell>
          <table:table-cell table:style-name="ce19" office:value-type="float" office:value="159046" calcext:value-type="float">
            <text:p>159046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35" calcext:value-type="float">
            <text:p>235</text:p>
          </table:table-cell>
          <table:table-cell table:style-name="ce19" office:value-type="float" office:value="32731" calcext:value-type="float">
            <text:p>32731</text:p>
          </table:table-cell>
          <table:table-cell table:style-name="ce19" office:value-type="float" office:value="8604" calcext:value-type="float">
            <text:p>860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047" calcext:value-type="float">
            <text:p>3047</text:p>
          </table:table-cell>
          <table:table-cell table:style-name="ce19" office:value-type="float" office:value="1356702" calcext:value-type="float">
            <text:p>135670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336" calcext:value-type="float">
            <text:p>8336</text:p>
          </table:table-cell>
          <table:table-cell table:style-name="ce19" office:value-type="float" office:value="5889" calcext:value-type="float">
            <text:p>5889</text:p>
          </table:table-cell>
          <table:table-cell table:style-name="ce19" office:value-type="float" office:value="265493" calcext:value-type="float">
            <text:p>265493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540224" calcext:value-type="float">
            <text:p>540224</text:p>
          </table:table-cell>
          <table:table-cell table:style-name="ce19" office:value-type="float" office:value="26784" calcext:value-type="float">
            <text:p>26784</text:p>
          </table:table-cell>
          <table:table-cell table:style-name="ce19" office:value-type="float" office:value="82011" calcext:value-type="float">
            <text:p>82011</text:p>
          </table:table-cell>
          <table:table-cell table:style-name="ce19" office:value-type="float" office:value="1465981" calcext:value-type="float">
            <text:p>1465981</text:p>
          </table:table-cell>
          <table:table-cell table:style-name="ce19" office:value-type="float" office:value="38280" calcext:value-type="float">
            <text:p>3828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86877" calcext:value-type="float">
            <text:p>286877</text:p>
          </table:table-cell>
          <table:table-cell table:style-name="ce19" table:formula="of:=(SUM([.B2:.AB2]))+0" office:value-type="float" office:value="4982281" calcext:value-type="float">
            <text:p>4982281</text:p>
          </table:table-cell>
          <table:table-cell table:style-name="ce19" table:formula="of:=(+[.AE2]-[.AC2])+0" office:value-type="float" office:value="162178" calcext:value-type="float">
            <text:p>162178</text:p>
          </table:table-cell>
          <table:table-cell table:style-name="ce19" office:value-type="float" office:value="5144459" calcext:value-type="float">
            <text:p>5144459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AJO</text:p>
          </table:table-cell>
          <table:table-cell table:style-name="ce19" office:value-type="float" office:value="43874656" calcext:value-type="float">
            <text:p>43874656</text:p>
          </table:table-cell>
          <table:table-cell table:style-name="ce19" office:value-type="float" office:value="1592008" calcext:value-type="float">
            <text:p>1592008</text:p>
          </table:table-cell>
          <table:table-cell table:style-name="ce19" office:value-type="float" office:value="3853242" calcext:value-type="float">
            <text:p>3853242</text:p>
          </table:table-cell>
          <table:table-cell table:style-name="ce19" office:value-type="float" office:value="406554" calcext:value-type="float">
            <text:p>406554</text:p>
          </table:table-cell>
          <table:table-cell table:style-name="ce19" office:value-type="float" office:value="5416" calcext:value-type="float">
            <text:p>5416</text:p>
          </table:table-cell>
          <table:table-cell table:style-name="ce19" office:value-type="float" office:value="477891" calcext:value-type="float">
            <text:p>477891</text:p>
          </table:table-cell>
          <table:table-cell table:style-name="ce19" office:value-type="float" office:value="3355649" calcext:value-type="float">
            <text:p>3355649</text:p>
          </table:table-cell>
          <table:table-cell table:style-name="ce19" office:value-type="float" office:value="563946" calcext:value-type="float">
            <text:p>563946</text:p>
          </table:table-cell>
          <table:table-cell table:style-name="ce19" office:value-type="float" office:value="157063" calcext:value-type="float">
            <text:p>157063</text:p>
          </table:table-cell>
          <table:table-cell table:style-name="ce19" office:value-type="float" office:value="56901" calcext:value-type="float">
            <text:p>56901</text:p>
          </table:table-cell>
          <table:table-cell table:style-name="ce19" office:value-type="float" office:value="1844310" calcext:value-type="float">
            <text:p>1844310</text:p>
          </table:table-cell>
          <table:table-cell table:style-name="ce19" office:value-type="float" office:value="37754716" calcext:value-type="float">
            <text:p>37754716</text:p>
          </table:table-cell>
          <table:table-cell table:style-name="ce19" office:value-type="float" office:value="630252" calcext:value-type="float">
            <text:p>630252</text:p>
          </table:table-cell>
          <table:table-cell table:style-name="ce19" office:value-type="float" office:value="1747041" calcext:value-type="float">
            <text:p>1747041</text:p>
          </table:table-cell>
          <table:table-cell table:style-name="ce19" office:value-type="float" office:value="866361" calcext:value-type="float">
            <text:p>866361</text:p>
          </table:table-cell>
          <table:table-cell table:style-name="ce19" office:value-type="float" office:value="34210037" calcext:value-type="float">
            <text:p>34210037</text:p>
          </table:table-cell>
          <table:table-cell table:style-name="ce19" office:value-type="float" office:value="825143" calcext:value-type="float">
            <text:p>825143</text:p>
          </table:table-cell>
          <table:table-cell table:style-name="ce19" office:value-type="float" office:value="372206" calcext:value-type="float">
            <text:p>372206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249381" calcext:value-type="float">
            <text:p>249381</text:p>
          </table:table-cell>
          <table:table-cell table:style-name="ce19" office:value-type="float" office:value="8734036" calcext:value-type="float">
            <text:p>8734036</text:p>
          </table:table-cell>
          <table:table-cell table:style-name="ce19" office:value-type="float" office:value="8321026" calcext:value-type="float">
            <text:p>8321026</text:p>
          </table:table-cell>
          <table:table-cell table:style-name="ce19" office:value-type="float" office:value="13018173" calcext:value-type="float">
            <text:p>13018173</text:p>
          </table:table-cell>
          <table:table-cell table:style-name="ce19" office:value-type="float" office:value="28690777" calcext:value-type="float">
            <text:p>28690777</text:p>
          </table:table-cell>
          <table:table-cell table:style-name="ce19" office:value-type="float" office:value="5836587" calcext:value-type="float">
            <text:p>5836587</text:p>
          </table:table-cell>
          <table:table-cell table:style-name="ce19" office:value-type="float" office:value="2192488" calcext:value-type="float">
            <text:p>2192488</text:p>
          </table:table-cell>
          <table:table-cell table:style-name="ce19" office:value-type="float" office:value="3814242" calcext:value-type="float">
            <text:p>3814242</text:p>
          </table:table-cell>
          <table:table-cell table:style-name="ce19" table:formula="of:=(SUM([.B3:.AB3]))+0" office:value-type="float" office:value="203450156" calcext:value-type="float">
            <text:p>203450156</text:p>
          </table:table-cell>
          <table:table-cell table:style-name="ce19" table:formula="of:=(+[.AE3]-[.AC3])+0" office:value-type="float" office:value="111521023" calcext:value-type="float">
            <text:p>111521023</text:p>
          </table:table-cell>
          <table:table-cell table:style-name="ce19" office:value-type="float" office:value="314971179" calcext:value-type="float">
            <text:p>314971179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ALCACHOFA</text:p>
          </table:table-cell>
          <table:table-cell table:style-name="ce19" office:value-type="float" office:value="824015" calcext:value-type="float">
            <text:p>8240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87643" calcext:value-type="float">
            <text:p>287643</text:p>
          </table:table-cell>
          <table:table-cell table:style-name="ce19" office:value-type="float" office:value="162" calcext:value-type="float">
            <text:p>16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34" calcext:value-type="float">
            <text:p>834</text:p>
          </table:table-cell>
          <table:table-cell table:style-name="ce19" office:value-type="float" office:value="47464" calcext:value-type="float">
            <text:p>47464</text:p>
          </table:table-cell>
          <table:table-cell table:style-name="ce19" office:value-type="float" office:value="12534" calcext:value-type="float">
            <text:p>1253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15" calcext:value-type="float">
            <text:p>415</text:p>
          </table:table-cell>
          <table:table-cell table:style-name="ce19" office:value-type="float" office:value="1013" calcext:value-type="float">
            <text:p>1013</text:p>
          </table:table-cell>
          <table:table-cell table:style-name="ce19" office:value-type="float" office:value="10074119" calcext:value-type="float">
            <text:p>10074119</text:p>
          </table:table-cell>
          <table:table-cell table:style-name="ce19" office:value-type="float" office:value="7014" calcext:value-type="float">
            <text:p>7014</text:p>
          </table:table-cell>
          <table:table-cell table:style-name="ce19" office:value-type="float" office:value="168" calcext:value-type="float">
            <text:p>168</text:p>
          </table:table-cell>
          <table:table-cell table:style-name="ce19" office:value-type="float" office:value="5349" calcext:value-type="float">
            <text:p>5349</text:p>
          </table:table-cell>
          <table:table-cell table:style-name="ce19" office:value-type="float" office:value="2043486" calcext:value-type="float">
            <text:p>204348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710" calcext:value-type="float">
            <text:p>2710</text:p>
          </table:table-cell>
          <table:table-cell table:style-name="ce19" office:value-type="float" office:value="16496" calcext:value-type="float">
            <text:p>16496</text:p>
          </table:table-cell>
          <table:table-cell table:style-name="ce19" office:value-type="float" office:value="14958" calcext:value-type="float">
            <text:p>14958</text:p>
          </table:table-cell>
          <table:table-cell table:style-name="ce19" office:value-type="float" office:value="489481" calcext:value-type="float">
            <text:p>489481</text:p>
          </table:table-cell>
          <table:table-cell table:style-name="ce19" office:value-type="float" office:value="10698" calcext:value-type="float">
            <text:p>10698</text:p>
          </table:table-cell>
          <table:table-cell table:style-name="ce19" office:value-type="float" office:value="42799" calcext:value-type="float">
            <text:p>42799</text:p>
          </table:table-cell>
          <table:table-cell table:style-name="ce19" office:value-type="float" office:value="222875" calcext:value-type="float">
            <text:p>222875</text:p>
          </table:table-cell>
          <table:table-cell table:style-name="ce19" office:value-type="float" office:value="14200" calcext:value-type="float">
            <text:p>14200</text:p>
          </table:table-cell>
          <table:table-cell table:style-name="ce19" office:value-type="float" office:value="2356" calcext:value-type="float">
            <text:p>2356</text:p>
          </table:table-cell>
          <table:table-cell table:style-name="ce19" office:value-type="float" office:value="138757" calcext:value-type="float">
            <text:p>138757</text:p>
          </table:table-cell>
          <table:table-cell table:style-name="ce19" table:formula="of:=(SUM([.B4:.AB4]))+0" office:value-type="float" office:value="14259546" calcext:value-type="float">
            <text:p>14259546</text:p>
          </table:table-cell>
          <table:table-cell table:style-name="ce19" table:formula="of:=(+[.AE4]-[.AC4])+0" office:value-type="float" office:value="129216" calcext:value-type="float">
            <text:p>129216</text:p>
          </table:table-cell>
          <table:table-cell table:style-name="ce19" office:value-type="float" office:value="14388762" calcext:value-type="float">
            <text:p>14388762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APIO</text:p>
          </table:table-cell>
          <table:table-cell table:style-name="ce19" office:value-type="float" office:value="10928253" calcext:value-type="float">
            <text:p>10928253</text:p>
          </table:table-cell>
          <table:table-cell table:style-name="ce19" office:value-type="float" office:value="1286128" calcext:value-type="float">
            <text:p>1286128</text:p>
          </table:table-cell>
          <table:table-cell table:style-name="ce19" office:value-type="float" office:value="3207053" calcext:value-type="float">
            <text:p>3207053</text:p>
          </table:table-cell>
          <table:table-cell table:style-name="ce19" office:value-type="float" office:value="59563" calcext:value-type="float">
            <text:p>5956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98" calcext:value-type="float">
            <text:p>2098</text:p>
          </table:table-cell>
          <table:table-cell table:style-name="ce19" office:value-type="float" office:value="1194396" calcext:value-type="float">
            <text:p>1194396</text:p>
          </table:table-cell>
          <table:table-cell table:style-name="ce19" office:value-type="float" office:value="213333" calcext:value-type="float">
            <text:p>213333</text:p>
          </table:table-cell>
          <table:table-cell table:style-name="ce19" office:value-type="float" office:value="1952" calcext:value-type="float">
            <text:p>1952</text:p>
          </table:table-cell>
          <table:table-cell table:style-name="ce19" office:value-type="float" office:value="82325" calcext:value-type="float">
            <text:p>82325</text:p>
          </table:table-cell>
          <table:table-cell table:style-name="ce19" office:value-type="float" office:value="175251" calcext:value-type="float">
            <text:p>175251</text:p>
          </table:table-cell>
          <table:table-cell table:style-name="ce19" office:value-type="float" office:value="5798019" calcext:value-type="float">
            <text:p>5798019</text:p>
          </table:table-cell>
          <table:table-cell table:style-name="ce19" office:value-type="float" office:value="20306" calcext:value-type="float">
            <text:p>20306</text:p>
          </table:table-cell>
          <table:table-cell table:style-name="ce19" office:value-type="float" office:value="271407" calcext:value-type="float">
            <text:p>271407</text:p>
          </table:table-cell>
          <table:table-cell table:style-name="ce19" office:value-type="float" office:value="1081750" calcext:value-type="float">
            <text:p>1081750</text:p>
          </table:table-cell>
          <table:table-cell table:style-name="ce19" office:value-type="float" office:value="3087794" calcext:value-type="float">
            <text:p>3087794</text:p>
          </table:table-cell>
          <table:table-cell table:style-name="ce19" office:value-type="float" office:value="310969" calcext:value-type="float">
            <text:p>310969</text:p>
          </table:table-cell>
          <table:table-cell table:style-name="ce19" office:value-type="float" office:value="368394" calcext:value-type="float">
            <text:p>36839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025" calcext:value-type="float">
            <text:p>4025</text:p>
          </table:table-cell>
          <table:table-cell table:style-name="ce19" office:value-type="float" office:value="7008046" calcext:value-type="float">
            <text:p>7008046</text:p>
          </table:table-cell>
          <table:table-cell table:style-name="ce19" office:value-type="float" office:value="3458847" calcext:value-type="float">
            <text:p>3458847</text:p>
          </table:table-cell>
          <table:table-cell table:style-name="ce19" office:value-type="float" office:value="417894" calcext:value-type="float">
            <text:p>417894</text:p>
          </table:table-cell>
          <table:table-cell table:style-name="ce19" office:value-type="float" office:value="30030905" calcext:value-type="float">
            <text:p>30030905</text:p>
          </table:table-cell>
          <table:table-cell table:style-name="ce19" office:value-type="float" office:value="1133902" calcext:value-type="float">
            <text:p>1133902</text:p>
          </table:table-cell>
          <table:table-cell table:style-name="ce19" office:value-type="float" office:value="91841" calcext:value-type="float">
            <text:p>91841</text:p>
          </table:table-cell>
          <table:table-cell table:style-name="ce19" office:value-type="float" office:value="1404272" calcext:value-type="float">
            <text:p>1404272</text:p>
          </table:table-cell>
          <table:table-cell table:style-name="ce19" table:formula="of:=(SUM([.B5:.AB5]))+0" office:value-type="float" office:value="71638723" calcext:value-type="float">
            <text:p>71638723</text:p>
          </table:table-cell>
          <table:table-cell table:style-name="ce19" table:formula="of:=(+[.AE5]-[.AC5])+0" office:value-type="float" office:value="1420229" calcext:value-type="float">
            <text:p>1420229</text:p>
          </table:table-cell>
          <table:table-cell table:style-name="ce19" office:value-type="float" office:value="73058952" calcext:value-type="float">
            <text:p>73058952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BERENJENA</text:p>
          </table:table-cell>
          <table:table-cell table:style-name="ce19" office:value-type="float" office:value="33580111" calcext:value-type="float">
            <text:p>33580111</text:p>
          </table:table-cell>
          <table:table-cell table:style-name="ce19" office:value-type="float" office:value="1712649" calcext:value-type="float">
            <text:p>1712649</text:p>
          </table:table-cell>
          <table:table-cell table:style-name="ce19" office:value-type="float" office:value="3964263" calcext:value-type="float">
            <text:p>3964263</text:p>
          </table:table-cell>
          <table:table-cell table:style-name="ce19" office:value-type="float" office:value="314913" calcext:value-type="float">
            <text:p>314913</text:p>
          </table:table-cell>
          <table:table-cell table:style-name="ce19" office:value-type="float" office:value="441654" calcext:value-type="float">
            <text:p>441654</text:p>
          </table:table-cell>
          <table:table-cell table:style-name="ce19" office:value-type="float" office:value="281009" calcext:value-type="float">
            <text:p>281009</text:p>
          </table:table-cell>
          <table:table-cell table:style-name="ce19" office:value-type="float" office:value="878784" calcext:value-type="float">
            <text:p>878784</text:p>
          </table:table-cell>
          <table:table-cell table:style-name="ce19" office:value-type="float" office:value="369123" calcext:value-type="float">
            <text:p>369123</text:p>
          </table:table-cell>
          <table:table-cell table:style-name="ce19" office:value-type="float" office:value="102325" calcext:value-type="float">
            <text:p>102325</text:p>
          </table:table-cell>
          <table:table-cell table:style-name="ce19" office:value-type="float" office:value="3193820" calcext:value-type="float">
            <text:p>3193820</text:p>
          </table:table-cell>
          <table:table-cell table:style-name="ce19" office:value-type="float" office:value="331815" calcext:value-type="float">
            <text:p>331815</text:p>
          </table:table-cell>
          <table:table-cell table:style-name="ce19" office:value-type="float" office:value="43348104" calcext:value-type="float">
            <text:p>43348104</text:p>
          </table:table-cell>
          <table:table-cell table:style-name="ce19" office:value-type="float" office:value="155582" calcext:value-type="float">
            <text:p>155582</text:p>
          </table:table-cell>
          <table:table-cell table:style-name="ce19" office:value-type="float" office:value="1127324" calcext:value-type="float">
            <text:p>1127324</text:p>
          </table:table-cell>
          <table:table-cell table:style-name="ce19" office:value-type="float" office:value="234356" calcext:value-type="float">
            <text:p>234356</text:p>
          </table:table-cell>
          <table:table-cell table:style-name="ce19" office:value-type="float" office:value="17895870" calcext:value-type="float">
            <text:p>17895870</text:p>
          </table:table-cell>
          <table:table-cell table:style-name="ce19" office:value-type="float" office:value="1468778" calcext:value-type="float">
            <text:p>1468778</text:p>
          </table:table-cell>
          <table:table-cell table:style-name="ce19" office:value-type="float" office:value="2932235" calcext:value-type="float">
            <text:p>2932235</text:p>
          </table:table-cell>
          <table:table-cell table:style-name="ce19" office:value-type="float" office:value="91045" calcext:value-type="float">
            <text:p>91045</text:p>
          </table:table-cell>
          <table:table-cell table:style-name="ce19" office:value-type="float" office:value="69414" calcext:value-type="float">
            <text:p>69414</text:p>
          </table:table-cell>
          <table:table-cell table:style-name="ce19" office:value-type="float" office:value="12913905" calcext:value-type="float">
            <text:p>12913905</text:p>
          </table:table-cell>
          <table:table-cell table:style-name="ce19" office:value-type="float" office:value="2234340" calcext:value-type="float">
            <text:p>2234340</text:p>
          </table:table-cell>
          <table:table-cell table:style-name="ce19" office:value-type="float" office:value="2254657" calcext:value-type="float">
            <text:p>2254657</text:p>
          </table:table-cell>
          <table:table-cell table:style-name="ce19" office:value-type="float" office:value="14626057" calcext:value-type="float">
            <text:p>14626057</text:p>
          </table:table-cell>
          <table:table-cell table:style-name="ce19" office:value-type="float" office:value="2344241" calcext:value-type="float">
            <text:p>2344241</text:p>
          </table:table-cell>
          <table:table-cell table:style-name="ce19" office:value-type="float" office:value="1353897" calcext:value-type="float">
            <text:p>1353897</text:p>
          </table:table-cell>
          <table:table-cell table:style-name="ce19" office:value-type="float" office:value="1991449" calcext:value-type="float">
            <text:p>1991449</text:p>
          </table:table-cell>
          <table:table-cell table:style-name="ce19" table:formula="of:=(SUM([.B6:.AB6]))+0" office:value-type="float" office:value="150211720" calcext:value-type="float">
            <text:p>150211720</text:p>
          </table:table-cell>
          <table:table-cell table:style-name="ce19" table:formula="of:=(+[.AE6]-[.AC6])+0" office:value-type="float" office:value="2103363" calcext:value-type="float">
            <text:p>2103363</text:p>
          </table:table-cell>
          <table:table-cell table:style-name="ce19" office:value-type="float" office:value="152315083" calcext:value-type="float">
            <text:p>152315083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CALABACÍN</text:p>
          </table:table-cell>
          <table:table-cell table:style-name="ce19" office:value-type="float" office:value="70788608" calcext:value-type="float">
            <text:p>70788608</text:p>
          </table:table-cell>
          <table:table-cell table:style-name="ce19" office:value-type="float" office:value="3701365" calcext:value-type="float">
            <text:p>3701365</text:p>
          </table:table-cell>
          <table:table-cell table:style-name="ce19" office:value-type="float" office:value="13738942" calcext:value-type="float">
            <text:p>13738942</text:p>
          </table:table-cell>
          <table:table-cell table:style-name="ce19" office:value-type="float" office:value="49786" calcext:value-type="float">
            <text:p>49786</text:p>
          </table:table-cell>
          <table:table-cell table:style-name="ce19" office:value-type="float" office:value="7602" calcext:value-type="float">
            <text:p>7602</text:p>
          </table:table-cell>
          <table:table-cell table:style-name="ce19" office:value-type="float" office:value="713948" calcext:value-type="float">
            <text:p>713948</text:p>
          </table:table-cell>
          <table:table-cell table:style-name="ce19" office:value-type="float" office:value="3106767" calcext:value-type="float">
            <text:p>3106767</text:p>
          </table:table-cell>
          <table:table-cell table:style-name="ce19" office:value-type="float" office:value="619605" calcext:value-type="float">
            <text:p>619605</text:p>
          </table:table-cell>
          <table:table-cell table:style-name="ce19" office:value-type="float" office:value="417390" calcext:value-type="float">
            <text:p>417390</text:p>
          </table:table-cell>
          <table:table-cell table:style-name="ce19" office:value-type="float" office:value="360759" calcext:value-type="float">
            <text:p>360759</text:p>
          </table:table-cell>
          <table:table-cell table:style-name="ce19" office:value-type="float" office:value="1632949" calcext:value-type="float">
            <text:p>1632949</text:p>
          </table:table-cell>
          <table:table-cell table:style-name="ce19" office:value-type="float" office:value="98404202" calcext:value-type="float">
            <text:p>98404202</text:p>
          </table:table-cell>
          <table:table-cell table:style-name="ce19" office:value-type="float" office:value="57243" calcext:value-type="float">
            <text:p>57243</text:p>
          </table:table-cell>
          <table:table-cell table:style-name="ce19" office:value-type="float" office:value="1256039" calcext:value-type="float">
            <text:p>1256039</text:p>
          </table:table-cell>
          <table:table-cell table:style-name="ce19" office:value-type="float" office:value="1518527" calcext:value-type="float">
            <text:p>1518527</text:p>
          </table:table-cell>
          <table:table-cell table:style-name="ce19" office:value-type="float" office:value="10898628" calcext:value-type="float">
            <text:p>10898628</text:p>
          </table:table-cell>
          <table:table-cell table:style-name="ce19" office:value-type="float" office:value="547815" calcext:value-type="float">
            <text:p>547815</text:p>
          </table:table-cell>
          <table:table-cell table:style-name="ce19" office:value-type="float" office:value="817138" calcext:value-type="float">
            <text:p>817138</text:p>
          </table:table-cell>
          <table:table-cell table:style-name="ce19" office:value-type="float" office:value="111411" calcext:value-type="float">
            <text:p>111411</text:p>
          </table:table-cell>
          <table:table-cell table:style-name="ce19" office:value-type="float" office:value="23505" calcext:value-type="float">
            <text:p>23505</text:p>
          </table:table-cell>
          <table:table-cell table:style-name="ce19" office:value-type="float" office:value="35874686" calcext:value-type="float">
            <text:p>35874686</text:p>
          </table:table-cell>
          <table:table-cell table:style-name="ce19" office:value-type="float" office:value="9451473" calcext:value-type="float">
            <text:p>9451473</text:p>
          </table:table-cell>
          <table:table-cell table:style-name="ce19" office:value-type="float" office:value="9330062" calcext:value-type="float">
            <text:p>9330062</text:p>
          </table:table-cell>
          <table:table-cell table:style-name="ce19" office:value-type="float" office:value="36813376" calcext:value-type="float">
            <text:p>36813376</text:p>
          </table:table-cell>
          <table:table-cell table:style-name="ce19" office:value-type="float" office:value="2143791" calcext:value-type="float">
            <text:p>2143791</text:p>
          </table:table-cell>
          <table:table-cell table:style-name="ce19" office:value-type="float" office:value="372373" calcext:value-type="float">
            <text:p>372373</text:p>
          </table:table-cell>
          <table:table-cell table:style-name="ce19" office:value-type="float" office:value="4539415" calcext:value-type="float">
            <text:p>4539415</text:p>
          </table:table-cell>
          <table:table-cell table:style-name="ce19" table:formula="of:=(SUM([.B7:.AB7]))+0" office:value-type="float" office:value="307297405" calcext:value-type="float">
            <text:p>307297405</text:p>
          </table:table-cell>
          <table:table-cell table:style-name="ce19" table:formula="of:=(+[.AE7]-[.AC7])+0" office:value-type="float" office:value="5039254" calcext:value-type="float">
            <text:p>5039254</text:p>
          </table:table-cell>
          <table:table-cell table:style-name="ce19" office:value-type="float" office:value="312336659" calcext:value-type="float">
            <text:p>312336659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CALABAZA</text:p>
          </table:table-cell>
          <table:table-cell table:style-name="ce19" office:value-type="float" office:value="7418209" calcext:value-type="float">
            <text:p>7418209</text:p>
          </table:table-cell>
          <table:table-cell table:style-name="ce19" office:value-type="float" office:value="169030" calcext:value-type="float">
            <text:p>169030</text:p>
          </table:table-cell>
          <table:table-cell table:style-name="ce19" office:value-type="float" office:value="480705" calcext:value-type="float">
            <text:p>480705</text:p>
          </table:table-cell>
          <table:table-cell table:style-name="ce19" office:value-type="float" office:value="14590" calcext:value-type="float">
            <text:p>14590</text:p>
          </table:table-cell>
          <table:table-cell table:style-name="ce19" office:value-type="float" office:value="3540" calcext:value-type="float">
            <text:p>3540</text:p>
          </table:table-cell>
          <table:table-cell table:style-name="ce19" office:value-type="float" office:value="2385" calcext:value-type="float">
            <text:p>2385</text:p>
          </table:table-cell>
          <table:table-cell table:style-name="ce19" office:value-type="float" office:value="336216" calcext:value-type="float">
            <text:p>336216</text:p>
          </table:table-cell>
          <table:table-cell table:style-name="ce19" office:value-type="float" office:value="49119" calcext:value-type="float">
            <text:p>49119</text:p>
          </table:table-cell>
          <table:table-cell table:style-name="ce19" office:value-type="float" office:value="9462" calcext:value-type="float">
            <text:p>946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1924" calcext:value-type="float">
            <text:p>51924</text:p>
          </table:table-cell>
          <table:table-cell table:style-name="ce19" office:value-type="float" office:value="9200362" calcext:value-type="float">
            <text:p>9200362</text:p>
          </table:table-cell>
          <table:table-cell table:style-name="ce19" office:value-type="float" office:value="5528" calcext:value-type="float">
            <text:p>5528</text:p>
          </table:table-cell>
          <table:table-cell table:style-name="ce19" office:value-type="float" office:value="61577" calcext:value-type="float">
            <text:p>61577</text:p>
          </table:table-cell>
          <table:table-cell table:style-name="ce19" office:value-type="float" office:value="198144" calcext:value-type="float">
            <text:p>198144</text:p>
          </table:table-cell>
          <table:table-cell table:style-name="ce19" office:value-type="float" office:value="1182639" calcext:value-type="float">
            <text:p>1182639</text:p>
          </table:table-cell>
          <table:table-cell table:style-name="ce19" office:value-type="float" office:value="495" calcext:value-type="float">
            <text:p>495</text:p>
          </table:table-cell>
          <table:table-cell table:style-name="ce19" office:value-type="float" office:value="27789" calcext:value-type="float">
            <text:p>27789</text:p>
          </table:table-cell>
          <table:table-cell table:style-name="ce19" office:value-type="float" office:value="76521" calcext:value-type="float">
            <text:p>76521</text:p>
          </table:table-cell>
          <table:table-cell table:style-name="ce19" office:value-type="float" office:value="6998" calcext:value-type="float">
            <text:p>6998</text:p>
          </table:table-cell>
          <table:table-cell table:style-name="ce19" office:value-type="float" office:value="4472490" calcext:value-type="float">
            <text:p>4472490</text:p>
          </table:table-cell>
          <table:table-cell table:style-name="ce19" office:value-type="float" office:value="340367" calcext:value-type="float">
            <text:p>340367</text:p>
          </table:table-cell>
          <table:table-cell table:style-name="ce19" office:value-type="float" office:value="506317" calcext:value-type="float">
            <text:p>506317</text:p>
          </table:table-cell>
          <table:table-cell table:style-name="ce19" office:value-type="float" office:value="3915484" calcext:value-type="float">
            <text:p>3915484</text:p>
          </table:table-cell>
          <table:table-cell table:style-name="ce19" office:value-type="float" office:value="253246" calcext:value-type="float">
            <text:p>253246</text:p>
          </table:table-cell>
          <table:table-cell table:style-name="ce19" office:value-type="float" office:value="47505" calcext:value-type="float">
            <text:p>47505</text:p>
          </table:table-cell>
          <table:table-cell table:style-name="ce19" office:value-type="float" office:value="289766" calcext:value-type="float">
            <text:p>289766</text:p>
          </table:table-cell>
          <table:table-cell table:style-name="ce19" table:formula="of:=(SUM([.B8:.AB8]))+0" office:value-type="float" office:value="29120408" calcext:value-type="float">
            <text:p>29120408</text:p>
          </table:table-cell>
          <table:table-cell table:style-name="ce19" table:formula="of:=(+[.AE8]-[.AC8])+0" office:value-type="float" office:value="1101587" calcext:value-type="float">
            <text:p>1101587</text:p>
          </table:table-cell>
          <table:table-cell table:style-name="ce19" office:value-type="float" office:value="30221995" calcext:value-type="float">
            <text:p>30221995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CEBOLLA</text:p>
          </table:table-cell>
          <table:table-cell table:style-name="ce19" office:value-type="float" office:value="33508725" calcext:value-type="float">
            <text:p>33508725</text:p>
          </table:table-cell>
          <table:table-cell table:style-name="ce19" office:value-type="float" office:value="380720" calcext:value-type="float">
            <text:p>380720</text:p>
          </table:table-cell>
          <table:table-cell table:style-name="ce19" office:value-type="float" office:value="3666813" calcext:value-type="float">
            <text:p>3666813</text:p>
          </table:table-cell>
          <table:table-cell table:style-name="ce19" office:value-type="float" office:value="10627" calcext:value-type="float">
            <text:p>1062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6924" calcext:value-type="float">
            <text:p>106924</text:p>
          </table:table-cell>
          <table:table-cell table:style-name="ce19" office:value-type="float" office:value="147045" calcext:value-type="float">
            <text:p>147045</text:p>
          </table:table-cell>
          <table:table-cell table:style-name="ce19" office:value-type="float" office:value="46486" calcext:value-type="float">
            <text:p>46486</text:p>
          </table:table-cell>
          <table:table-cell table:style-name="ce19" office:value-type="float" office:value="7587" calcext:value-type="float">
            <text:p>7587</text:p>
          </table:table-cell>
          <table:table-cell table:style-name="ce19" office:value-type="float" office:value="2523" calcext:value-type="float">
            <text:p>2523</text:p>
          </table:table-cell>
          <table:table-cell table:style-name="ce19" office:value-type="float" office:value="30673" calcext:value-type="float">
            <text:p>30673</text:p>
          </table:table-cell>
          <table:table-cell table:style-name="ce19" office:value-type="float" office:value="13754197" calcext:value-type="float">
            <text:p>13754197</text:p>
          </table:table-cell>
          <table:table-cell table:style-name="ce19" office:value-type="float" office:value="21487" calcext:value-type="float">
            <text:p>21487</text:p>
          </table:table-cell>
          <table:table-cell table:style-name="ce19" office:value-type="float" office:value="171418" calcext:value-type="float">
            <text:p>171418</text:p>
          </table:table-cell>
          <table:table-cell table:style-name="ce19" office:value-type="float" office:value="3320056" calcext:value-type="float">
            <text:p>3320056</text:p>
          </table:table-cell>
          <table:table-cell table:style-name="ce19" office:value-type="float" office:value="725199" calcext:value-type="float">
            <text:p>725199</text:p>
          </table:table-cell>
          <table:table-cell table:style-name="ce19" office:value-type="float" office:value="902" calcext:value-type="float">
            <text:p>902</text:p>
          </table:table-cell>
          <table:table-cell table:style-name="ce19" office:value-type="float" office:value="2833" calcext:value-type="float">
            <text:p>2833</text:p>
          </table:table-cell>
          <table:table-cell table:style-name="ce19" office:value-type="float" office:value="9549" calcext:value-type="float">
            <text:p>9549</text:p>
          </table:table-cell>
          <table:table-cell table:style-name="ce19" office:value-type="float" office:value="12695" calcext:value-type="float">
            <text:p>12695</text:p>
          </table:table-cell>
          <table:table-cell table:style-name="ce19" office:value-type="float" office:value="4844402" calcext:value-type="float">
            <text:p>4844402</text:p>
          </table:table-cell>
          <table:table-cell table:style-name="ce19" office:value-type="float" office:value="234638" calcext:value-type="float">
            <text:p>234638</text:p>
          </table:table-cell>
          <table:table-cell table:style-name="ce19" office:value-type="float" office:value="7393434" calcext:value-type="float">
            <text:p>7393434</text:p>
          </table:table-cell>
          <table:table-cell table:style-name="ce19" office:value-type="float" office:value="29184873" calcext:value-type="float">
            <text:p>29184873</text:p>
          </table:table-cell>
          <table:table-cell table:style-name="ce19" office:value-type="float" office:value="259803" calcext:value-type="float">
            <text:p>259803</text:p>
          </table:table-cell>
          <table:table-cell table:style-name="ce19" office:value-type="float" office:value="64419" calcext:value-type="float">
            <text:p>64419</text:p>
          </table:table-cell>
          <table:table-cell table:style-name="ce19" office:value-type="float" office:value="823212" calcext:value-type="float">
            <text:p>823212</text:p>
          </table:table-cell>
          <table:table-cell table:style-name="ce19" table:formula="of:=(SUM([.B9:.AB9]))+0" office:value-type="float" office:value="98731240" calcext:value-type="float">
            <text:p>98731240</text:p>
          </table:table-cell>
          <table:table-cell table:style-name="ce19" table:formula="of:=(+[.AE9]-[.AC9])+0" office:value-type="float" office:value="16940217" calcext:value-type="float">
            <text:p>16940217</text:p>
          </table:table-cell>
          <table:table-cell table:style-name="ce19" office:value-type="float" office:value="115671457" calcext:value-type="float">
            <text:p>115671457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COLES</text:p>
          </table:table-cell>
          <table:table-cell table:style-name="ce19" office:value-type="float" office:value="84373922" calcext:value-type="float">
            <text:p>84373922</text:p>
          </table:table-cell>
          <table:table-cell table:style-name="ce19" office:value-type="float" office:value="2113412" calcext:value-type="float">
            <text:p>2113412</text:p>
          </table:table-cell>
          <table:table-cell table:style-name="ce19" office:value-type="float" office:value="12489188" calcext:value-type="float">
            <text:p>12489188</text:p>
          </table:table-cell>
          <table:table-cell table:style-name="ce19" office:value-type="float" office:value="363674" calcext:value-type="float">
            <text:p>363674</text:p>
          </table:table-cell>
          <table:table-cell table:style-name="ce19" office:value-type="float" office:value="4574" calcext:value-type="float">
            <text:p>4574</text:p>
          </table:table-cell>
          <table:table-cell table:style-name="ce19" office:value-type="float" office:value="674040" calcext:value-type="float">
            <text:p>674040</text:p>
          </table:table-cell>
          <table:table-cell table:style-name="ce19" office:value-type="float" office:value="11976605" calcext:value-type="float">
            <text:p>11976605</text:p>
          </table:table-cell>
          <table:table-cell table:style-name="ce19" office:value-type="float" office:value="914974" calcext:value-type="float">
            <text:p>914974</text:p>
          </table:table-cell>
          <table:table-cell table:style-name="ce19" office:value-type="float" office:value="194377" calcext:value-type="float">
            <text:p>194377</text:p>
          </table:table-cell>
          <table:table-cell table:style-name="ce19" office:value-type="float" office:value="673661" calcext:value-type="float">
            <text:p>673661</text:p>
          </table:table-cell>
          <table:table-cell table:style-name="ce19" office:value-type="float" office:value="5152367" calcext:value-type="float">
            <text:p>5152367</text:p>
          </table:table-cell>
          <table:table-cell table:style-name="ce19" office:value-type="float" office:value="45571746" calcext:value-type="float">
            <text:p>45571746</text:p>
          </table:table-cell>
          <table:table-cell table:style-name="ce19" office:value-type="float" office:value="778615" calcext:value-type="float">
            <text:p>778615</text:p>
          </table:table-cell>
          <table:table-cell table:style-name="ce19" office:value-type="float" office:value="1875851" calcext:value-type="float">
            <text:p>1875851</text:p>
          </table:table-cell>
          <table:table-cell table:style-name="ce19" office:value-type="float" office:value="6618457" calcext:value-type="float">
            <text:p>6618457</text:p>
          </table:table-cell>
          <table:table-cell table:style-name="ce19" office:value-type="float" office:value="9239397" calcext:value-type="float">
            <text:p>9239397</text:p>
          </table:table-cell>
          <table:table-cell table:style-name="ce19" office:value-type="float" office:value="311101" calcext:value-type="float">
            <text:p>311101</text:p>
          </table:table-cell>
          <table:table-cell table:style-name="ce19" office:value-type="float" office:value="1488551" calcext:value-type="float">
            <text:p>1488551</text:p>
          </table:table-cell>
          <table:table-cell table:style-name="ce19" office:value-type="float" office:value="52740" calcext:value-type="float">
            <text:p>52740</text:p>
          </table:table-cell>
          <table:table-cell table:style-name="ce19" office:value-type="float" office:value="130299" calcext:value-type="float">
            <text:p>130299</text:p>
          </table:table-cell>
          <table:table-cell table:style-name="ce19" office:value-type="float" office:value="63626841" calcext:value-type="float">
            <text:p>63626841</text:p>
          </table:table-cell>
          <table:table-cell table:style-name="ce19" office:value-type="float" office:value="12301272" calcext:value-type="float">
            <text:p>12301272</text:p>
          </table:table-cell>
          <table:table-cell table:style-name="ce19" office:value-type="float" office:value="11288920" calcext:value-type="float">
            <text:p>11288920</text:p>
          </table:table-cell>
          <table:table-cell table:style-name="ce19" office:value-type="float" office:value="158439710" calcext:value-type="float">
            <text:p>158439710</text:p>
          </table:table-cell>
          <table:table-cell table:style-name="ce19" office:value-type="float" office:value="5552365" calcext:value-type="float">
            <text:p>5552365</text:p>
          </table:table-cell>
          <table:table-cell table:style-name="ce19" office:value-type="float" office:value="1673973" calcext:value-type="float">
            <text:p>1673973</text:p>
          </table:table-cell>
          <table:table-cell table:style-name="ce19" office:value-type="float" office:value="13200874" calcext:value-type="float">
            <text:p>13200874</text:p>
          </table:table-cell>
          <table:table-cell table:style-name="ce19" table:formula="of:=(SUM([.B10:.AB10]))+0" office:value-type="float" office:value="451081506" calcext:value-type="float">
            <text:p>451081506</text:p>
          </table:table-cell>
          <table:table-cell table:style-name="ce19" table:formula="of:=(+[.AE10]-[.AC10])+0" office:value-type="float" office:value="28476702" calcext:value-type="float">
            <text:p>28476702</text:p>
          </table:table-cell>
          <table:table-cell table:style-name="ce19" office:value-type="float" office:value="479558208" calcext:value-type="float">
            <text:p>479558208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ENDIVIA Y ESCAROLA</text:p>
          </table:table-cell>
          <table:table-cell table:style-name="ce19" office:value-type="float" office:value="8858518" calcext:value-type="float">
            <text:p>8858518</text:p>
          </table:table-cell>
          <table:table-cell table:style-name="ce19" office:value-type="float" office:value="2463303" calcext:value-type="float">
            <text:p>2463303</text:p>
          </table:table-cell>
          <table:table-cell table:style-name="ce19" office:value-type="float" office:value="1836657" calcext:value-type="float">
            <text:p>1836657</text:p>
          </table:table-cell>
          <table:table-cell table:style-name="ce19" office:value-type="float" office:value="35698" calcext:value-type="float">
            <text:p>35698</text:p>
          </table:table-cell>
          <table:table-cell table:style-name="ce19" office:value-type="float" office:value="644" calcext:value-type="float">
            <text:p>644</text:p>
          </table:table-cell>
          <table:table-cell table:style-name="ce19" office:value-type="float" office:value="13472" calcext:value-type="float">
            <text:p>13472</text:p>
          </table:table-cell>
          <table:table-cell table:style-name="ce19" office:value-type="float" office:value="603382" calcext:value-type="float">
            <text:p>603382</text:p>
          </table:table-cell>
          <table:table-cell table:style-name="ce19" office:value-type="float" office:value="139460" calcext:value-type="float">
            <text:p>139460</text:p>
          </table:table-cell>
          <table:table-cell table:style-name="ce19" office:value-type="float" office:value="10127" calcext:value-type="float">
            <text:p>10127</text:p>
          </table:table-cell>
          <table:table-cell table:style-name="ce19" office:value-type="float" office:value="55605" calcext:value-type="float">
            <text:p>55605</text:p>
          </table:table-cell>
          <table:table-cell table:style-name="ce19" office:value-type="float" office:value="175614" calcext:value-type="float">
            <text:p>175614</text:p>
          </table:table-cell>
          <table:table-cell table:style-name="ce19" office:value-type="float" office:value="14553155" calcext:value-type="float">
            <text:p>14553155</text:p>
          </table:table-cell>
          <table:table-cell table:style-name="ce19" office:value-type="float" office:value="6046" calcext:value-type="float">
            <text:p>6046</text:p>
          </table:table-cell>
          <table:table-cell table:style-name="ce19" office:value-type="float" office:value="130127" calcext:value-type="float">
            <text:p>130127</text:p>
          </table:table-cell>
          <table:table-cell table:style-name="ce19" office:value-type="float" office:value="213354" calcext:value-type="float">
            <text:p>213354</text:p>
          </table:table-cell>
          <table:table-cell table:style-name="ce19" office:value-type="float" office:value="3723547" calcext:value-type="float">
            <text:p>3723547</text:p>
          </table:table-cell>
          <table:table-cell table:style-name="ce19" office:value-type="float" office:value="94718" calcext:value-type="float">
            <text:p>94718</text:p>
          </table:table-cell>
          <table:table-cell table:style-name="ce19" office:value-type="float" office:value="9647" calcext:value-type="float">
            <text:p>9647</text:p>
          </table:table-cell>
          <table:table-cell table:style-name="ce19" office:value-type="float" office:value="80152" calcext:value-type="float">
            <text:p>80152</text:p>
          </table:table-cell>
          <table:table-cell table:style-name="ce19" office:value-type="float" office:value="3033" calcext:value-type="float">
            <text:p>3033</text:p>
          </table:table-cell>
          <table:table-cell table:style-name="ce19" office:value-type="float" office:value="12069369" calcext:value-type="float">
            <text:p>12069369</text:p>
          </table:table-cell>
          <table:table-cell table:style-name="ce19" office:value-type="float" office:value="3575848" calcext:value-type="float">
            <text:p>3575848</text:p>
          </table:table-cell>
          <table:table-cell table:style-name="ce19" office:value-type="float" office:value="1124021" calcext:value-type="float">
            <text:p>1124021</text:p>
          </table:table-cell>
          <table:table-cell table:style-name="ce19" office:value-type="float" office:value="3756753" calcext:value-type="float">
            <text:p>3756753</text:p>
          </table:table-cell>
          <table:table-cell table:style-name="ce19" office:value-type="float" office:value="771059" calcext:value-type="float">
            <text:p>771059</text:p>
          </table:table-cell>
          <table:table-cell table:style-name="ce19" office:value-type="float" office:value="265194" calcext:value-type="float">
            <text:p>265194</text:p>
          </table:table-cell>
          <table:table-cell table:style-name="ce19" office:value-type="float" office:value="290216" calcext:value-type="float">
            <text:p>290216</text:p>
          </table:table-cell>
          <table:table-cell table:style-name="ce19" table:formula="of:=(SUM([.B11:.AB11]))+0" office:value-type="float" office:value="54858719" calcext:value-type="float">
            <text:p>54858719</text:p>
          </table:table-cell>
          <table:table-cell table:style-name="ce19" table:formula="of:=(+[.AE11]-[.AC11])+0" office:value-type="float" office:value="1923331" calcext:value-type="float">
            <text:p>1923331</text:p>
          </table:table-cell>
          <table:table-cell table:style-name="ce19" office:value-type="float" office:value="56782050" calcext:value-type="float">
            <text:p>56782050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ESPÁRRAGO</text:p>
          </table:table-cell>
          <table:table-cell table:style-name="ce19" office:value-type="float" office:value="26456667" calcext:value-type="float">
            <text:p>26456667</text:p>
          </table:table-cell>
          <table:table-cell table:style-name="ce19" office:value-type="float" office:value="608517" calcext:value-type="float">
            <text:p>608517</text:p>
          </table:table-cell>
          <table:table-cell table:style-name="ce19" office:value-type="float" office:value="740554" calcext:value-type="float">
            <text:p>740554</text:p>
          </table:table-cell>
          <table:table-cell table:style-name="ce19" office:value-type="float" office:value="41488" calcext:value-type="float">
            <text:p>4148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340" calcext:value-type="float">
            <text:p>13340</text:p>
          </table:table-cell>
          <table:table-cell table:style-name="ce19" office:value-type="float" office:value="2386247" calcext:value-type="float">
            <text:p>2386247</text:p>
          </table:table-cell>
          <table:table-cell table:style-name="ce19" office:value-type="float" office:value="5539" calcext:value-type="float">
            <text:p>5539</text:p>
          </table:table-cell>
          <table:table-cell table:style-name="ce19" office:value-type="float" office:value="168" calcext:value-type="float">
            <text:p>16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25218" calcext:value-type="float">
            <text:p>1125218</text:p>
          </table:table-cell>
          <table:table-cell table:style-name="ce19" office:value-type="float" office:value="18345186" calcext:value-type="float">
            <text:p>18345186</text:p>
          </table:table-cell>
          <table:table-cell table:style-name="ce19" office:value-type="float" office:value="9047" calcext:value-type="float">
            <text:p>9047</text:p>
          </table:table-cell>
          <table:table-cell table:style-name="ce19" office:value-type="float" office:value="7892" calcext:value-type="float">
            <text:p>7892</text:p>
          </table:table-cell>
          <table:table-cell table:style-name="ce19" office:value-type="float" office:value="534248" calcext:value-type="float">
            <text:p>534248</text:p>
          </table:table-cell>
          <table:table-cell table:style-name="ce19" office:value-type="float" office:value="4023514" calcext:value-type="float">
            <text:p>4023514</text:p>
          </table:table-cell>
          <table:table-cell table:style-name="ce19" office:value-type="float" office:value="164" calcext:value-type="float">
            <text:p>164</text:p>
          </table:table-cell>
          <table:table-cell table:style-name="ce19" office:value-type="float" office:value="205416" calcext:value-type="float">
            <text:p>2054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5083" calcext:value-type="float">
            <text:p>25083</text:p>
          </table:table-cell>
          <table:table-cell table:style-name="ce19" office:value-type="float" office:value="1048727" calcext:value-type="float">
            <text:p>1048727</text:p>
          </table:table-cell>
          <table:table-cell table:style-name="ce19" office:value-type="float" office:value="538379" calcext:value-type="float">
            <text:p>538379</text:p>
          </table:table-cell>
          <table:table-cell table:style-name="ce19" office:value-type="float" office:value="2240311" calcext:value-type="float">
            <text:p>2240311</text:p>
          </table:table-cell>
          <table:table-cell table:style-name="ce19" office:value-type="float" office:value="260578" calcext:value-type="float">
            <text:p>260578</text:p>
          </table:table-cell>
          <table:table-cell table:style-name="ce19" office:value-type="float" office:value="85682" calcext:value-type="float">
            <text:p>85682</text:p>
          </table:table-cell>
          <table:table-cell table:style-name="ce19" office:value-type="float" office:value="127735" calcext:value-type="float">
            <text:p>127735</text:p>
          </table:table-cell>
          <table:table-cell table:style-name="ce19" office:value-type="float" office:value="563318" calcext:value-type="float">
            <text:p>563318</text:p>
          </table:table-cell>
          <table:table-cell table:style-name="ce19" table:formula="of:=(SUM([.B12:.AB12]))+0" office:value-type="float" office:value="59393018" calcext:value-type="float">
            <text:p>59393018</text:p>
          </table:table-cell>
          <table:table-cell table:style-name="ce19" table:formula="of:=(+[.AE12]-[.AC12])+0" office:value-type="float" office:value="5617015" calcext:value-type="float">
            <text:p>5617015</text:p>
          </table:table-cell>
          <table:table-cell table:style-name="ce19" office:value-type="float" office:value="65010033" calcext:value-type="float">
            <text:p>65010033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ESPINACA</text:p>
          </table:table-cell>
          <table:table-cell table:style-name="ce19" office:value-type="float" office:value="3103973" calcext:value-type="float">
            <text:p>3103973</text:p>
          </table:table-cell>
          <table:table-cell table:style-name="ce19" office:value-type="float" office:value="104008" calcext:value-type="float">
            <text:p>104008</text:p>
          </table:table-cell>
          <table:table-cell table:style-name="ce19" office:value-type="float" office:value="1337697" calcext:value-type="float">
            <text:p>1337697</text:p>
          </table:table-cell>
          <table:table-cell table:style-name="ce19" office:value-type="float" office:value="5069" calcext:value-type="float">
            <text:p>50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61" calcext:value-type="float">
            <text:p>1461</text:p>
          </table:table-cell>
          <table:table-cell table:style-name="ce19" office:value-type="float" office:value="632060" calcext:value-type="float">
            <text:p>63206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66" calcext:value-type="float">
            <text:p>366</text:p>
          </table:table-cell>
          <table:table-cell table:style-name="ce19" office:value-type="float" office:value="183661" calcext:value-type="float">
            <text:p>183661</text:p>
          </table:table-cell>
          <table:table-cell table:style-name="ce19" office:value-type="float" office:value="4106758" calcext:value-type="float">
            <text:p>4106758</text:p>
          </table:table-cell>
          <table:table-cell table:style-name="ce19" office:value-type="float" office:value="25281" calcext:value-type="float">
            <text:p>25281</text:p>
          </table:table-cell>
          <table:table-cell table:style-name="ce19" office:value-type="float" office:value="1384" calcext:value-type="float">
            <text:p>1384</text:p>
          </table:table-cell>
          <table:table-cell table:style-name="ce19" office:value-type="float" office:value="551794" calcext:value-type="float">
            <text:p>551794</text:p>
          </table:table-cell>
          <table:table-cell table:style-name="ce19" office:value-type="float" office:value="188801" calcext:value-type="float">
            <text:p>188801</text:p>
          </table:table-cell>
          <table:table-cell table:style-name="ce19" office:value-type="float" office:value="11824" calcext:value-type="float">
            <text:p>11824</text:p>
          </table:table-cell>
          <table:table-cell table:style-name="ce19" office:value-type="float" office:value="53031" calcext:value-type="float">
            <text:p>53031</text:p>
          </table:table-cell>
          <table:table-cell table:style-name="ce19" office:value-type="float" office:value="48432" calcext:value-type="float">
            <text:p>4843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554109" calcext:value-type="float">
            <text:p>8554109</text:p>
          </table:table-cell>
          <table:table-cell table:style-name="ce19" office:value-type="float" office:value="1451497" calcext:value-type="float">
            <text:p>1451497</text:p>
          </table:table-cell>
          <table:table-cell table:style-name="ce19" office:value-type="float" office:value="978012" calcext:value-type="float">
            <text:p>978012</text:p>
          </table:table-cell>
          <table:table-cell table:style-name="ce19" office:value-type="float" office:value="22492423" calcext:value-type="float">
            <text:p>22492423</text:p>
          </table:table-cell>
          <table:table-cell table:style-name="ce19" office:value-type="float" office:value="171440" calcext:value-type="float">
            <text:p>171440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1418522" calcext:value-type="float">
            <text:p>1418522</text:p>
          </table:table-cell>
          <table:table-cell table:style-name="ce19" table:formula="of:=(SUM([.B13:.AB13]))+0" office:value-type="float" office:value="45422044" calcext:value-type="float">
            <text:p>45422044</text:p>
          </table:table-cell>
          <table:table-cell table:style-name="ce19" table:formula="of:=(+[.AE13]-[.AC13])+0" office:value-type="float" office:value="391831" calcext:value-type="float">
            <text:p>391831</text:p>
          </table:table-cell>
          <table:table-cell table:style-name="ce19" office:value-type="float" office:value="45813875" calcext:value-type="float">
            <text:p>45813875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GUISANTE</text:p>
          </table:table-cell>
          <table:table-cell table:style-name="ce19" office:value-type="float" office:value="15114" calcext:value-type="float">
            <text:p>1511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6147" calcext:value-type="float">
            <text:p>46147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25772" calcext:value-type="float">
            <text:p>25772</text:p>
          </table:table-cell>
          <table:table-cell table:style-name="ce19" office:value-type="float" office:value="1786" calcext:value-type="float">
            <text:p>178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190" calcext:value-type="float">
            <text:p>2190</text:p>
          </table:table-cell>
          <table:table-cell table:style-name="ce19" office:value-type="float" office:value="3189212" calcext:value-type="float">
            <text:p>3189212</text:p>
          </table:table-cell>
          <table:table-cell table:style-name="ce19" office:value-type="float" office:value="3810" calcext:value-type="float">
            <text:p>3810</text:p>
          </table:table-cell>
          <table:table-cell table:style-name="ce19" office:value-type="float" office:value="1214" calcext:value-type="float">
            <text:p>1214</text:p>
          </table:table-cell>
          <table:table-cell table:style-name="ce19" office:value-type="float" office:value="1986" calcext:value-type="float">
            <text:p>1986</text:p>
          </table:table-cell>
          <table:table-cell table:style-name="ce19" office:value-type="float" office:value="325720" calcext:value-type="float">
            <text:p>325720</text:p>
          </table:table-cell>
          <table:table-cell table:style-name="ce19" office:value-type="float" office:value="1604" calcext:value-type="float">
            <text:p>160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280201" calcext:value-type="float">
            <text:p>280201</text:p>
          </table:table-cell>
          <table:table-cell table:style-name="ce19" office:value-type="float" office:value="4698" calcext:value-type="float">
            <text:p>4698</text:p>
          </table:table-cell>
          <table:table-cell table:style-name="ce19" office:value-type="float" office:value="260703" calcext:value-type="float">
            <text:p>260703</text:p>
          </table:table-cell>
          <table:table-cell table:style-name="ce19" office:value-type="float" office:value="85162" calcext:value-type="float">
            <text:p>85162</text:p>
          </table:table-cell>
          <table:table-cell table:style-name="ce19" office:value-type="float" office:value="67744" calcext:value-type="float">
            <text:p>67744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902" calcext:value-type="float">
            <text:p>902</text:p>
          </table:table-cell>
          <table:table-cell table:style-name="ce19" table:formula="of:=(SUM([.B14:.AB14]))+0" office:value-type="float" office:value="4314205" calcext:value-type="float">
            <text:p>4314205</text:p>
          </table:table-cell>
          <table:table-cell table:style-name="ce19" table:formula="of:=(+[.AE14]-[.AC14])+0" office:value-type="float" office:value="19782" calcext:value-type="float">
            <text:p>19782</text:p>
          </table:table-cell>
          <table:table-cell table:style-name="ce19" office:value-type="float" office:value="4333987" calcext:value-type="float">
            <text:p>4333987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JUDÍA</text:p>
          </table:table-cell>
          <table:table-cell table:style-name="ce19" office:value-type="float" office:value="3859797" calcext:value-type="float">
            <text:p>3859797</text:p>
          </table:table-cell>
          <table:table-cell table:style-name="ce19" office:value-type="float" office:value="471689" calcext:value-type="float">
            <text:p>471689</text:p>
          </table:table-cell>
          <table:table-cell table:style-name="ce19" office:value-type="float" office:value="968775" calcext:value-type="float">
            <text:p>968775</text:p>
          </table:table-cell>
          <table:table-cell table:style-name="ce19" office:value-type="float" office:value="13338" calcext:value-type="float">
            <text:p>13338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100043" calcext:value-type="float">
            <text:p>100043</text:p>
          </table:table-cell>
          <table:table-cell table:style-name="ce19" office:value-type="float" office:value="114456" calcext:value-type="float">
            <text:p>114456</text:p>
          </table:table-cell>
          <table:table-cell table:style-name="ce19" office:value-type="float" office:value="612" calcext:value-type="float">
            <text:p>612</text:p>
          </table:table-cell>
          <table:table-cell table:style-name="ce19" office:value-type="float" office:value="40920" calcext:value-type="float">
            <text:p>4092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1" calcext:value-type="float">
            <text:p>121</text:p>
          </table:table-cell>
          <table:table-cell table:style-name="ce19" office:value-type="float" office:value="4569153" calcext:value-type="float">
            <text:p>4569153</text:p>
          </table:table-cell>
          <table:table-cell table:style-name="ce19" office:value-type="float" office:value="134030" calcext:value-type="float">
            <text:p>134030</text:p>
          </table:table-cell>
          <table:table-cell table:style-name="ce19" office:value-type="float" office:value="3275" calcext:value-type="float">
            <text:p>3275</text:p>
          </table:table-cell>
          <table:table-cell table:style-name="ce19" office:value-type="float" office:value="21697" calcext:value-type="float">
            <text:p>21697</text:p>
          </table:table-cell>
          <table:table-cell table:style-name="ce19" office:value-type="float" office:value="1716314" calcext:value-type="float">
            <text:p>1716314</text:p>
          </table:table-cell>
          <table:table-cell table:style-name="ce19" office:value-type="float" office:value="2744" calcext:value-type="float">
            <text:p>274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4305470" calcext:value-type="float">
            <text:p>14305470</text:p>
          </table:table-cell>
          <table:table-cell table:style-name="ce19" office:value-type="float" office:value="6275" calcext:value-type="float">
            <text:p>6275</text:p>
          </table:table-cell>
          <table:table-cell table:style-name="ce19" office:value-type="float" office:value="3043223" calcext:value-type="float">
            <text:p>3043223</text:p>
          </table:table-cell>
          <table:table-cell table:style-name="ce19" office:value-type="float" office:value="6397977" calcext:value-type="float">
            <text:p>6397977</text:p>
          </table:table-cell>
          <table:table-cell table:style-name="ce19" office:value-type="float" office:value="33014" calcext:value-type="float">
            <text:p>33014</text:p>
          </table:table-cell>
          <table:table-cell table:style-name="ce19" office:value-type="float" office:value="36962" calcext:value-type="float">
            <text:p>36962</text:p>
          </table:table-cell>
          <table:table-cell table:style-name="ce19" office:value-type="float" office:value="4159" calcext:value-type="float">
            <text:p>4159</text:p>
          </table:table-cell>
          <table:table-cell table:style-name="ce19" table:formula="of:=(SUM([.B15:.AB15]))+0" office:value-type="float" office:value="35844102" calcext:value-type="float">
            <text:p>35844102</text:p>
          </table:table-cell>
          <table:table-cell table:style-name="ce19" table:formula="of:=(+[.AE15]-[.AC15])+0" office:value-type="float" office:value="319680" calcext:value-type="float">
            <text:p>319680</text:p>
          </table:table-cell>
          <table:table-cell table:style-name="ce19" office:value-type="float" office:value="36163782" calcext:value-type="float">
            <text:p>36163782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LECHUGA</text:p>
          </table:table-cell>
          <table:table-cell table:style-name="ce19" office:value-type="float" office:value="174211958" calcext:value-type="float">
            <text:p>174211958</text:p>
          </table:table-cell>
          <table:table-cell table:style-name="ce19" office:value-type="float" office:value="14389339" calcext:value-type="float">
            <text:p>14389339</text:p>
          </table:table-cell>
          <table:table-cell table:style-name="ce19" office:value-type="float" office:value="8433974" calcext:value-type="float">
            <text:p>8433974</text:p>
          </table:table-cell>
          <table:table-cell table:style-name="ce19" office:value-type="float" office:value="1965575" calcext:value-type="float">
            <text:p>1965575</text:p>
          </table:table-cell>
          <table:table-cell table:style-name="ce19" office:value-type="float" office:value="177623" calcext:value-type="float">
            <text:p>177623</text:p>
          </table:table-cell>
          <table:table-cell table:style-name="ce19" office:value-type="float" office:value="560371" calcext:value-type="float">
            <text:p>560371</text:p>
          </table:table-cell>
          <table:table-cell table:style-name="ce19" office:value-type="float" office:value="15651465" calcext:value-type="float">
            <text:p>15651465</text:p>
          </table:table-cell>
          <table:table-cell table:style-name="ce19" office:value-type="float" office:value="2041173" calcext:value-type="float">
            <text:p>2041173</text:p>
          </table:table-cell>
          <table:table-cell table:style-name="ce19" office:value-type="float" office:value="120553" calcext:value-type="float">
            <text:p>120553</text:p>
          </table:table-cell>
          <table:table-cell table:style-name="ce19" office:value-type="float" office:value="1235712" calcext:value-type="float">
            <text:p>1235712</text:p>
          </table:table-cell>
          <table:table-cell table:style-name="ce19" office:value-type="float" office:value="9897821" calcext:value-type="float">
            <text:p>9897821</text:p>
          </table:table-cell>
          <table:table-cell table:style-name="ce19" office:value-type="float" office:value="119768948" calcext:value-type="float">
            <text:p>119768948</text:p>
          </table:table-cell>
          <table:table-cell table:style-name="ce19" office:value-type="float" office:value="833581" calcext:value-type="float">
            <text:p>833581</text:p>
          </table:table-cell>
          <table:table-cell table:style-name="ce19" office:value-type="float" office:value="5053072" calcext:value-type="float">
            <text:p>5053072</text:p>
          </table:table-cell>
          <table:table-cell table:style-name="ce19" office:value-type="float" office:value="4868866" calcext:value-type="float">
            <text:p>4868866</text:p>
          </table:table-cell>
          <table:table-cell table:style-name="ce19" office:value-type="float" office:value="43702406" calcext:value-type="float">
            <text:p>43702406</text:p>
          </table:table-cell>
          <table:table-cell table:style-name="ce19" office:value-type="float" office:value="1251580" calcext:value-type="float">
            <text:p>1251580</text:p>
          </table:table-cell>
          <table:table-cell table:style-name="ce19" office:value-type="float" office:value="2628060" calcext:value-type="float">
            <text:p>2628060</text:p>
          </table:table-cell>
          <table:table-cell table:style-name="ce19" office:value-type="float" office:value="148674" calcext:value-type="float">
            <text:p>148674</text:p>
          </table:table-cell>
          <table:table-cell table:style-name="ce19" office:value-type="float" office:value="201543" calcext:value-type="float">
            <text:p>201543</text:p>
          </table:table-cell>
          <table:table-cell table:style-name="ce19" office:value-type="float" office:value="49487216" calcext:value-type="float">
            <text:p>49487216</text:p>
          </table:table-cell>
          <table:table-cell table:style-name="ce19" office:value-type="float" office:value="23191571" calcext:value-type="float">
            <text:p>23191571</text:p>
          </table:table-cell>
          <table:table-cell table:style-name="ce19" office:value-type="float" office:value="5789983" calcext:value-type="float">
            <text:p>5789983</text:p>
          </table:table-cell>
          <table:table-cell table:style-name="ce19" office:value-type="float" office:value="105404168" calcext:value-type="float">
            <text:p>105404168</text:p>
          </table:table-cell>
          <table:table-cell table:style-name="ce19" office:value-type="float" office:value="11313612" calcext:value-type="float">
            <text:p>11313612</text:p>
          </table:table-cell>
          <table:table-cell table:style-name="ce19" office:value-type="float" office:value="1077241" calcext:value-type="float">
            <text:p>1077241</text:p>
          </table:table-cell>
          <table:table-cell table:style-name="ce19" office:value-type="float" office:value="28744034" calcext:value-type="float">
            <text:p>28744034</text:p>
          </table:table-cell>
          <table:table-cell table:style-name="ce19" table:formula="of:=(SUM([.B16:.AB16]))+0" office:value-type="float" office:value="632150119" calcext:value-type="float">
            <text:p>632150119</text:p>
          </table:table-cell>
          <table:table-cell table:style-name="ce19" table:formula="of:=(+[.AE16]-[.AC16])+0" office:value-type="float" office:value="30734995" calcext:value-type="float">
            <text:p>30734995</text:p>
          </table:table-cell>
          <table:table-cell table:style-name="ce19" office:value-type="float" office:value="662885114" calcext:value-type="float">
            <text:p>662885114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MAÍZ DULCE</text:p>
          </table:table-cell>
          <table:table-cell table:style-name="ce19" office:value-type="float" office:value="4115969" calcext:value-type="float">
            <text:p>4115969</text:p>
          </table:table-cell>
          <table:table-cell table:style-name="ce19" office:value-type="float" office:value="288857" calcext:value-type="float">
            <text:p>288857</text:p>
          </table:table-cell>
          <table:table-cell table:style-name="ce19" office:value-type="float" office:value="2564" calcext:value-type="float">
            <text:p>2564</text:p>
          </table:table-cell>
          <table:table-cell table:style-name="ce19" office:value-type="float" office:value="6449" calcext:value-type="float">
            <text:p>6449</text:p>
          </table:table-cell>
          <table:table-cell table:style-name="ce19" office:value-type="float" office:value="693" calcext:value-type="float">
            <text:p>693</text:p>
          </table:table-cell>
          <table:table-cell table:style-name="ce19" office:value-type="float" office:value="58011" calcext:value-type="float">
            <text:p>58011</text:p>
          </table:table-cell>
          <table:table-cell table:style-name="ce19" office:value-type="float" office:value="846864" calcext:value-type="float">
            <text:p>846864</text:p>
          </table:table-cell>
          <table:table-cell table:style-name="ce19" office:value-type="float" office:value="4367" calcext:value-type="float">
            <text:p>436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6124" calcext:value-type="float">
            <text:p>26124</text:p>
          </table:table-cell>
          <table:table-cell table:style-name="ce19" office:value-type="float" office:value="949786" calcext:value-type="float">
            <text:p>949786</text:p>
          </table:table-cell>
          <table:table-cell table:style-name="ce19" office:value-type="float" office:value="3145629" calcext:value-type="float">
            <text:p>3145629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35502" calcext:value-type="float">
            <text:p>335502</text:p>
          </table:table-cell>
          <table:table-cell table:style-name="ce19" office:value-type="float" office:value="1039589" calcext:value-type="float">
            <text:p>1039589</text:p>
          </table:table-cell>
          <table:table-cell table:style-name="ce19" office:value-type="float" office:value="101616" calcext:value-type="float">
            <text:p>101616</text:p>
          </table:table-cell>
          <table:table-cell table:style-name="ce19" office:value-type="float" office:value="83780" calcext:value-type="float">
            <text:p>83780</text:p>
          </table:table-cell>
          <table:table-cell table:style-name="ce19" office:value-type="float" office:value="259" calcext:value-type="float">
            <text:p>259</text:p>
          </table:table-cell>
          <table:table-cell table:style-name="ce19" office:value-type="float" office:value="2527" calcext:value-type="float">
            <text:p>2527</text:p>
          </table:table-cell>
          <table:table-cell table:style-name="ce19" office:value-type="float" office:value="1058580" calcext:value-type="float">
            <text:p>1058580</text:p>
          </table:table-cell>
          <table:table-cell table:style-name="ce19" office:value-type="float" office:value="248821" calcext:value-type="float">
            <text:p>248821</text:p>
          </table:table-cell>
          <table:table-cell table:style-name="ce19" office:value-type="float" office:value="176026" calcext:value-type="float">
            <text:p>176026</text:p>
          </table:table-cell>
          <table:table-cell table:style-name="ce19" office:value-type="float" office:value="8096426" calcext:value-type="float">
            <text:p>8096426</text:p>
          </table:table-cell>
          <table:table-cell table:style-name="ce19" office:value-type="float" office:value="505620" calcext:value-type="float">
            <text:p>505620</text:p>
          </table:table-cell>
          <table:table-cell table:style-name="ce19" office:value-type="float" office:value="57665" calcext:value-type="float">
            <text:p>57665</text:p>
          </table:table-cell>
          <table:table-cell table:style-name="ce19" office:value-type="float" office:value="4075382" calcext:value-type="float">
            <text:p>4075382</text:p>
          </table:table-cell>
          <table:table-cell table:style-name="ce19" table:formula="of:=(SUM([.B17:.AB17]))+0" office:value-type="float" office:value="25227106" calcext:value-type="float">
            <text:p>25227106</text:p>
          </table:table-cell>
          <table:table-cell table:style-name="ce19" table:formula="of:=(+[.AE17]-[.AC17])+0" office:value-type="float" office:value="464594" calcext:value-type="float">
            <text:p>464594</text:p>
          </table:table-cell>
          <table:table-cell table:style-name="ce19" office:value-type="float" office:value="25691700" calcext:value-type="float">
            <text:p>25691700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PATATA</text:p>
          </table:table-cell>
          <table:table-cell table:style-name="ce19" office:value-type="float" office:value="24929926" calcext:value-type="float">
            <text:p>24929926</text:p>
          </table:table-cell>
          <table:table-cell table:style-name="ce19" office:value-type="float" office:value="63398" calcext:value-type="float">
            <text:p>63398</text:p>
          </table:table-cell>
          <table:table-cell table:style-name="ce19" office:value-type="float" office:value="12115441" calcext:value-type="float">
            <text:p>12115441</text:p>
          </table:table-cell>
          <table:table-cell table:style-name="ce19" office:value-type="float" office:value="169751" calcext:value-type="float">
            <text:p>16975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32763" calcext:value-type="float">
            <text:p>432763</text:p>
          </table:table-cell>
          <table:table-cell table:style-name="ce19" office:value-type="float" office:value="1923353" calcext:value-type="float">
            <text:p>1923353</text:p>
          </table:table-cell>
          <table:table-cell table:style-name="ce19" office:value-type="float" office:value="131011" calcext:value-type="float">
            <text:p>131011</text:p>
          </table:table-cell>
          <table:table-cell table:style-name="ce19" office:value-type="float" office:value="193525" calcext:value-type="float">
            <text:p>193525</text:p>
          </table:table-cell>
          <table:table-cell table:style-name="ce19" office:value-type="float" office:value="160954" calcext:value-type="float">
            <text:p>160954</text:p>
          </table:table-cell>
          <table:table-cell table:style-name="ce19" office:value-type="float" office:value="218921" calcext:value-type="float">
            <text:p>218921</text:p>
          </table:table-cell>
          <table:table-cell table:style-name="ce19" office:value-type="float" office:value="6220935" calcext:value-type="float">
            <text:p>6220935</text:p>
          </table:table-cell>
          <table:table-cell table:style-name="ce19" office:value-type="float" office:value="482220" calcext:value-type="float">
            <text:p>482220</text:p>
          </table:table-cell>
          <table:table-cell table:style-name="ce19" office:value-type="float" office:value="19982" calcext:value-type="float">
            <text:p>19982</text:p>
          </table:table-cell>
          <table:table-cell table:style-name="ce19" office:value-type="float" office:value="412896" calcext:value-type="float">
            <text:p>412896</text:p>
          </table:table-cell>
          <table:table-cell table:style-name="ce19" office:value-type="float" office:value="3007274" calcext:value-type="float">
            <text:p>3007274</text:p>
          </table:table-cell>
          <table:table-cell table:style-name="ce19" office:value-type="float" office:value="47661" calcext:value-type="float">
            <text:p>47661</text:p>
          </table:table-cell>
          <table:table-cell table:style-name="ce19" office:value-type="float" office:value="375149" calcext:value-type="float">
            <text:p>37514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51" calcext:value-type="float">
            <text:p>251</text:p>
          </table:table-cell>
          <table:table-cell table:style-name="ce19" office:value-type="float" office:value="2330059" calcext:value-type="float">
            <text:p>2330059</text:p>
          </table:table-cell>
          <table:table-cell table:style-name="ce19" office:value-type="float" office:value="2625993" calcext:value-type="float">
            <text:p>2625993</text:p>
          </table:table-cell>
          <table:table-cell table:style-name="ce19" office:value-type="float" office:value="22901824" calcext:value-type="float">
            <text:p>22901824</text:p>
          </table:table-cell>
          <table:table-cell table:style-name="ce19" office:value-type="float" office:value="5409379" calcext:value-type="float">
            <text:p>5409379</text:p>
          </table:table-cell>
          <table:table-cell table:style-name="ce19" office:value-type="float" office:value="1828481" calcext:value-type="float">
            <text:p>1828481</text:p>
          </table:table-cell>
          <table:table-cell table:style-name="ce19" office:value-type="float" office:value="13082" calcext:value-type="float">
            <text:p>13082</text:p>
          </table:table-cell>
          <table:table-cell table:style-name="ce19" office:value-type="float" office:value="2668" calcext:value-type="float">
            <text:p>2668</text:p>
          </table:table-cell>
          <table:table-cell table:style-name="ce19" table:formula="of:=(SUM([.B18:.AB18]))+0" office:value-type="float" office:value="86016897" calcext:value-type="float">
            <text:p>86016897</text:p>
          </table:table-cell>
          <table:table-cell table:style-name="ce19" table:formula="of:=(+[.AE18]-[.AC18])+0" office:value-type="float" office:value="7572339" calcext:value-type="float">
            <text:p>7572339</text:p>
          </table:table-cell>
          <table:table-cell table:style-name="ce19" office:value-type="float" office:value="93589236" calcext:value-type="float">
            <text:p>93589236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PEPINO</text:p>
          </table:table-cell>
          <table:table-cell table:style-name="ce19" office:value-type="float" office:value="215178155" calcext:value-type="float">
            <text:p>215178155</text:p>
          </table:table-cell>
          <table:table-cell table:style-name="ce19" office:value-type="float" office:value="10895086" calcext:value-type="float">
            <text:p>10895086</text:p>
          </table:table-cell>
          <table:table-cell table:style-name="ce19" office:value-type="float" office:value="7296616" calcext:value-type="float">
            <text:p>7296616</text:p>
          </table:table-cell>
          <table:table-cell table:style-name="ce19" office:value-type="float" office:value="262919" calcext:value-type="float">
            <text:p>2629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12049" calcext:value-type="float">
            <text:p>612049</text:p>
          </table:table-cell>
          <table:table-cell table:style-name="ce19" office:value-type="float" office:value="14360903" calcext:value-type="float">
            <text:p>14360903</text:p>
          </table:table-cell>
          <table:table-cell table:style-name="ce19" office:value-type="float" office:value="3967196" calcext:value-type="float">
            <text:p>3967196</text:p>
          </table:table-cell>
          <table:table-cell table:style-name="ce19" office:value-type="float" office:value="433906" calcext:value-type="float">
            <text:p>433906</text:p>
          </table:table-cell>
          <table:table-cell table:style-name="ce19" office:value-type="float" office:value="829047" calcext:value-type="float">
            <text:p>829047</text:p>
          </table:table-cell>
          <table:table-cell table:style-name="ce19" office:value-type="float" office:value="1335329" calcext:value-type="float">
            <text:p>1335329</text:p>
          </table:table-cell>
          <table:table-cell table:style-name="ce19" office:value-type="float" office:value="43549672" calcext:value-type="float">
            <text:p>43549672</text:p>
          </table:table-cell>
          <table:table-cell table:style-name="ce19" office:value-type="float" office:value="1587578" calcext:value-type="float">
            <text:p>1587578</text:p>
          </table:table-cell>
          <table:table-cell table:style-name="ce19" office:value-type="float" office:value="6159061" calcext:value-type="float">
            <text:p>6159061</text:p>
          </table:table-cell>
          <table:table-cell table:style-name="ce19" office:value-type="float" office:value="3541607" calcext:value-type="float">
            <text:p>3541607</text:p>
          </table:table-cell>
          <table:table-cell table:style-name="ce19" office:value-type="float" office:value="7311786" calcext:value-type="float">
            <text:p>7311786</text:p>
          </table:table-cell>
          <table:table-cell table:style-name="ce19" office:value-type="float" office:value="1320393" calcext:value-type="float">
            <text:p>1320393</text:p>
          </table:table-cell>
          <table:table-cell table:style-name="ce19" office:value-type="float" office:value="1841128" calcext:value-type="float">
            <text:p>1841128</text:p>
          </table:table-cell>
          <table:table-cell table:style-name="ce19" office:value-type="float" office:value="187824" calcext:value-type="float">
            <text:p>187824</text:p>
          </table:table-cell>
          <table:table-cell table:style-name="ce19" office:value-type="float" office:value="21951" calcext:value-type="float">
            <text:p>21951</text:p>
          </table:table-cell>
          <table:table-cell table:style-name="ce19" office:value-type="float" office:value="68123826" calcext:value-type="float">
            <text:p>68123826</text:p>
          </table:table-cell>
          <table:table-cell table:style-name="ce19" office:value-type="float" office:value="26986746" calcext:value-type="float">
            <text:p>26986746</text:p>
          </table:table-cell>
          <table:table-cell table:style-name="ce19" office:value-type="float" office:value="2250825" calcext:value-type="float">
            <text:p>2250825</text:p>
          </table:table-cell>
          <table:table-cell table:style-name="ce19" office:value-type="float" office:value="71210873" calcext:value-type="float">
            <text:p>71210873</text:p>
          </table:table-cell>
          <table:table-cell table:style-name="ce19" office:value-type="float" office:value="21797712" calcext:value-type="float">
            <text:p>21797712</text:p>
          </table:table-cell>
          <table:table-cell table:style-name="ce19" office:value-type="float" office:value="4797275" calcext:value-type="float">
            <text:p>4797275</text:p>
          </table:table-cell>
          <table:table-cell table:style-name="ce19" office:value-type="float" office:value="38073593" calcext:value-type="float">
            <text:p>38073593</text:p>
          </table:table-cell>
          <table:table-cell table:style-name="ce19" table:formula="of:=(SUM([.B19:.AB19]))+0" office:value-type="float" office:value="553933056" calcext:value-type="float">
            <text:p>553933056</text:p>
          </table:table-cell>
          <table:table-cell table:style-name="ce19" table:formula="of:=(+[.AE19]-[.AC19])+0" office:value-type="float" office:value="12285102" calcext:value-type="float">
            <text:p>12285102</text:p>
          </table:table-cell>
          <table:table-cell table:style-name="ce19" office:value-type="float" office:value="566218158" calcext:value-type="float">
            <text:p>566218158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PIMIENTO</text:p>
          </table:table-cell>
          <table:table-cell table:style-name="ce19" office:value-type="float" office:value="357217378" calcext:value-type="float">
            <text:p>357217378</text:p>
          </table:table-cell>
          <table:table-cell table:style-name="ce19" office:value-type="float" office:value="19799009" calcext:value-type="float">
            <text:p>19799009</text:p>
          </table:table-cell>
          <table:table-cell table:style-name="ce19" office:value-type="float" office:value="18414832" calcext:value-type="float">
            <text:p>18414832</text:p>
          </table:table-cell>
          <table:table-cell table:style-name="ce19" office:value-type="float" office:value="341808" calcext:value-type="float">
            <text:p>341808</text:p>
          </table:table-cell>
          <table:table-cell table:style-name="ce19" office:value-type="float" office:value="101309" calcext:value-type="float">
            <text:p>101309</text:p>
          </table:table-cell>
          <table:table-cell table:style-name="ce19" office:value-type="float" office:value="1789050" calcext:value-type="float">
            <text:p>1789050</text:p>
          </table:table-cell>
          <table:table-cell table:style-name="ce19" office:value-type="float" office:value="13864313" calcext:value-type="float">
            <text:p>13864313</text:p>
          </table:table-cell>
          <table:table-cell table:style-name="ce19" office:value-type="float" office:value="3123368" calcext:value-type="float">
            <text:p>3123368</text:p>
          </table:table-cell>
          <table:table-cell table:style-name="ce19" office:value-type="float" office:value="1140828" calcext:value-type="float">
            <text:p>1140828</text:p>
          </table:table-cell>
          <table:table-cell table:style-name="ce19" office:value-type="float" office:value="1806603" calcext:value-type="float">
            <text:p>1806603</text:p>
          </table:table-cell>
          <table:table-cell table:style-name="ce19" office:value-type="float" office:value="5405689" calcext:value-type="float">
            <text:p>5405689</text:p>
          </table:table-cell>
          <table:table-cell table:style-name="ce19" office:value-type="float" office:value="122075897" calcext:value-type="float">
            <text:p>122075897</text:p>
          </table:table-cell>
          <table:table-cell table:style-name="ce19" office:value-type="float" office:value="267730" calcext:value-type="float">
            <text:p>267730</text:p>
          </table:table-cell>
          <table:table-cell table:style-name="ce19" office:value-type="float" office:value="9470550" calcext:value-type="float">
            <text:p>9470550</text:p>
          </table:table-cell>
          <table:table-cell table:style-name="ce19" office:value-type="float" office:value="5653198" calcext:value-type="float">
            <text:p>5653198</text:p>
          </table:table-cell>
          <table:table-cell table:style-name="ce19" office:value-type="float" office:value="61481266" calcext:value-type="float">
            <text:p>61481266</text:p>
          </table:table-cell>
          <table:table-cell table:style-name="ce19" office:value-type="float" office:value="3025095" calcext:value-type="float">
            <text:p>3025095</text:p>
          </table:table-cell>
          <table:table-cell table:style-name="ce19" office:value-type="float" office:value="2441558" calcext:value-type="float">
            <text:p>2441558</text:p>
          </table:table-cell>
          <table:table-cell table:style-name="ce19" office:value-type="float" office:value="314022" calcext:value-type="float">
            <text:p>314022</text:p>
          </table:table-cell>
          <table:table-cell table:style-name="ce19" office:value-type="float" office:value="277541" calcext:value-type="float">
            <text:p>277541</text:p>
          </table:table-cell>
          <table:table-cell table:style-name="ce19" office:value-type="float" office:value="98392437" calcext:value-type="float">
            <text:p>98392437</text:p>
          </table:table-cell>
          <table:table-cell table:style-name="ce19" office:value-type="float" office:value="43353375" calcext:value-type="float">
            <text:p>43353375</text:p>
          </table:table-cell>
          <table:table-cell table:style-name="ce19" office:value-type="float" office:value="14885470" calcext:value-type="float">
            <text:p>14885470</text:p>
          </table:table-cell>
          <table:table-cell table:style-name="ce19" office:value-type="float" office:value="95948692" calcext:value-type="float">
            <text:p>95948692</text:p>
          </table:table-cell>
          <table:table-cell table:style-name="ce19" office:value-type="float" office:value="19635838" calcext:value-type="float">
            <text:p>19635838</text:p>
          </table:table-cell>
          <table:table-cell table:style-name="ce19" office:value-type="float" office:value="9207796" calcext:value-type="float">
            <text:p>9207796</text:p>
          </table:table-cell>
          <table:table-cell table:style-name="ce19" office:value-type="float" office:value="18489143" calcext:value-type="float">
            <text:p>18489143</text:p>
          </table:table-cell>
          <table:table-cell table:style-name="ce19" table:formula="of:=(SUM([.B20:.AB20]))+0" office:value-type="float" office:value="927923795" calcext:value-type="float">
            <text:p>927923795</text:p>
          </table:table-cell>
          <table:table-cell table:style-name="ce19" table:formula="of:=(+[.AE20]-[.AC20])+0" office:value-type="float" office:value="26021519" calcext:value-type="float">
            <text:p>26021519</text:p>
          </table:table-cell>
          <table:table-cell table:style-name="ce19" office:value-type="float" office:value="953945314" calcext:value-type="float">
            <text:p>953945314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PUERRO</text:p>
          </table:table-cell>
          <table:table-cell table:style-name="ce19" office:value-type="float" office:value="2402425" calcext:value-type="float">
            <text:p>2402425</text:p>
          </table:table-cell>
          <table:table-cell table:style-name="ce19" office:value-type="float" office:value="24597" calcext:value-type="float">
            <text:p>24597</text:p>
          </table:table-cell>
          <table:table-cell table:style-name="ce19" office:value-type="float" office:value="309851" calcext:value-type="float">
            <text:p>309851</text:p>
          </table:table-cell>
          <table:table-cell table:style-name="ce19" office:value-type="float" office:value="883" calcext:value-type="float">
            <text:p>88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7665" calcext:value-type="float">
            <text:p>27665</text:p>
          </table:table-cell>
          <table:table-cell table:style-name="ce19" office:value-type="float" office:value="384728" calcext:value-type="float">
            <text:p>384728</text:p>
          </table:table-cell>
          <table:table-cell table:style-name="ce19" office:value-type="float" office:value="1696" calcext:value-type="float">
            <text:p>1696</text:p>
          </table:table-cell>
          <table:table-cell table:style-name="ce19" office:value-type="float" office:value="16180" calcext:value-type="float">
            <text:p>16180</text:p>
          </table:table-cell>
          <table:table-cell table:style-name="ce19" office:value-type="float" office:value="14399" calcext:value-type="float">
            <text:p>1439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830718" calcext:value-type="float">
            <text:p>5830718</text:p>
          </table:table-cell>
          <table:table-cell table:style-name="ce19" office:value-type="float" office:value="30700" calcext:value-type="float">
            <text:p>30700</text:p>
          </table:table-cell>
          <table:table-cell table:style-name="ce19" office:value-type="float" office:value="4247" calcext:value-type="float">
            <text:p>4247</text:p>
          </table:table-cell>
          <table:table-cell table:style-name="ce19" office:value-type="float" office:value="329637" calcext:value-type="float">
            <text:p>329637</text:p>
          </table:table-cell>
          <table:table-cell table:style-name="ce19" office:value-type="float" office:value="534986" calcext:value-type="float">
            <text:p>534986</text:p>
          </table:table-cell>
          <table:table-cell table:style-name="ce19" office:value-type="float" office:value="5140" calcext:value-type="float">
            <text:p>5140</text:p>
          </table:table-cell>
          <table:table-cell table:style-name="ce19" office:value-type="float" office:value="25624" calcext:value-type="float">
            <text:p>25624</text:p>
          </table:table-cell>
          <table:table-cell table:style-name="ce19" office:value-type="float" office:value="1206" calcext:value-type="float">
            <text:p>1206</text:p>
          </table:table-cell>
          <table:table-cell table:style-name="ce19" office:value-type="float" office:value="11046" calcext:value-type="float">
            <text:p>11046</text:p>
          </table:table-cell>
          <table:table-cell table:style-name="ce19" office:value-type="float" office:value="755039" calcext:value-type="float">
            <text:p>755039</text:p>
          </table:table-cell>
          <table:table-cell table:style-name="ce19" office:value-type="float" office:value="224334" calcext:value-type="float">
            <text:p>224334</text:p>
          </table:table-cell>
          <table:table-cell table:style-name="ce19" office:value-type="float" office:value="619554" calcext:value-type="float">
            <text:p>619554</text:p>
          </table:table-cell>
          <table:table-cell table:style-name="ce19" office:value-type="float" office:value="5311096" calcext:value-type="float">
            <text:p>5311096</text:p>
          </table:table-cell>
          <table:table-cell table:style-name="ce19" office:value-type="float" office:value="27138" calcext:value-type="float">
            <text:p>27138</text:p>
          </table:table-cell>
          <table:table-cell table:style-name="ce19" office:value-type="float" office:value="3398" calcext:value-type="float">
            <text:p>3398</text:p>
          </table:table-cell>
          <table:table-cell table:style-name="ce19" office:value-type="float" office:value="962765" calcext:value-type="float">
            <text:p>962765</text:p>
          </table:table-cell>
          <table:table-cell table:style-name="ce19" table:formula="of:=(SUM([.B21:.AB21]))+0" office:value-type="float" office:value="17859052" calcext:value-type="float">
            <text:p>17859052</text:p>
          </table:table-cell>
          <table:table-cell table:style-name="ce19" table:formula="of:=(+[.AE21]-[.AC21])+0" office:value-type="float" office:value="783061" calcext:value-type="float">
            <text:p>783061</text:p>
          </table:table-cell>
          <table:table-cell table:style-name="ce19" office:value-type="float" office:value="18642113" calcext:value-type="float">
            <text:p>18642113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TOMATE</text:p>
          </table:table-cell>
          <table:table-cell table:style-name="ce19" office:value-type="float" office:value="287460172" calcext:value-type="float">
            <text:p>287460172</text:p>
          </table:table-cell>
          <table:table-cell table:style-name="ce19" office:value-type="float" office:value="13245975" calcext:value-type="float">
            <text:p>13245975</text:p>
          </table:table-cell>
          <table:table-cell table:style-name="ce19" office:value-type="float" office:value="25204577" calcext:value-type="float">
            <text:p>25204577</text:p>
          </table:table-cell>
          <table:table-cell table:style-name="ce19" office:value-type="float" office:value="1494647" calcext:value-type="float">
            <text:p>1494647</text:p>
          </table:table-cell>
          <table:table-cell table:style-name="ce19" office:value-type="float" office:value="187463" calcext:value-type="float">
            <text:p>187463</text:p>
          </table:table-cell>
          <table:table-cell table:style-name="ce19" office:value-type="float" office:value="2074709" calcext:value-type="float">
            <text:p>2074709</text:p>
          </table:table-cell>
          <table:table-cell table:style-name="ce19" office:value-type="float" office:value="19233954" calcext:value-type="float">
            <text:p>19233954</text:p>
          </table:table-cell>
          <table:table-cell table:style-name="ce19" office:value-type="float" office:value="4202364" calcext:value-type="float">
            <text:p>4202364</text:p>
          </table:table-cell>
          <table:table-cell table:style-name="ce19" office:value-type="float" office:value="943662" calcext:value-type="float">
            <text:p>943662</text:p>
          </table:table-cell>
          <table:table-cell table:style-name="ce19" office:value-type="float" office:value="5830097" calcext:value-type="float">
            <text:p>5830097</text:p>
          </table:table-cell>
          <table:table-cell table:style-name="ce19" office:value-type="float" office:value="13204102" calcext:value-type="float">
            <text:p>13204102</text:p>
          </table:table-cell>
          <table:table-cell table:style-name="ce19" office:value-type="float" office:value="124862996" calcext:value-type="float">
            <text:p>124862996</text:p>
          </table:table-cell>
          <table:table-cell table:style-name="ce19" office:value-type="float" office:value="923368" calcext:value-type="float">
            <text:p>923368</text:p>
          </table:table-cell>
          <table:table-cell table:style-name="ce19" office:value-type="float" office:value="12753220" calcext:value-type="float">
            <text:p>12753220</text:p>
          </table:table-cell>
          <table:table-cell table:style-name="ce19" office:value-type="float" office:value="9543791" calcext:value-type="float">
            <text:p>9543791</text:p>
          </table:table-cell>
          <table:table-cell table:style-name="ce19" office:value-type="float" office:value="39718669" calcext:value-type="float">
            <text:p>39718669</text:p>
          </table:table-cell>
          <table:table-cell table:style-name="ce19" office:value-type="float" office:value="6742334" calcext:value-type="float">
            <text:p>6742334</text:p>
          </table:table-cell>
          <table:table-cell table:style-name="ce19" office:value-type="float" office:value="10083854" calcext:value-type="float">
            <text:p>10083854</text:p>
          </table:table-cell>
          <table:table-cell table:style-name="ce19" office:value-type="float" office:value="423768" calcext:value-type="float">
            <text:p>423768</text:p>
          </table:table-cell>
          <table:table-cell table:style-name="ce19" office:value-type="float" office:value="50407" calcext:value-type="float">
            <text:p>50407</text:p>
          </table:table-cell>
          <table:table-cell table:style-name="ce19" office:value-type="float" office:value="118763144" calcext:value-type="float">
            <text:p>118763144</text:p>
          </table:table-cell>
          <table:table-cell table:style-name="ce19" office:value-type="float" office:value="59119073" calcext:value-type="float">
            <text:p>59119073</text:p>
          </table:table-cell>
          <table:table-cell table:style-name="ce19" office:value-type="float" office:value="25141036" calcext:value-type="float">
            <text:p>25141036</text:p>
          </table:table-cell>
          <table:table-cell table:style-name="ce19" office:value-type="float" office:value="135580028" calcext:value-type="float">
            <text:p>135580028</text:p>
          </table:table-cell>
          <table:table-cell table:style-name="ce19" office:value-type="float" office:value="20556737" calcext:value-type="float">
            <text:p>20556737</text:p>
          </table:table-cell>
          <table:table-cell table:style-name="ce19" office:value-type="float" office:value="14596101" calcext:value-type="float">
            <text:p>14596101</text:p>
          </table:table-cell>
          <table:table-cell table:style-name="ce19" office:value-type="float" office:value="35418988" calcext:value-type="float">
            <text:p>35418988</text:p>
          </table:table-cell>
          <table:table-cell table:style-name="ce19" table:formula="of:=(SUM([.B22:.AB22]))+0" office:value-type="float" office:value="987359236" calcext:value-type="float">
            <text:p>987359236</text:p>
          </table:table-cell>
          <table:table-cell table:style-name="ce19" table:formula="of:=(+[.AE22]-[.AC22])+0" office:value-type="float" office:value="15833154" calcext:value-type="float">
            <text:p>15833154</text:p>
          </table:table-cell>
          <table:table-cell table:style-name="ce19" office:value-type="float" office:value="1003192390" calcext:value-type="float">
            <text:p>1003192390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ZANAHORIA Y NABO</text:p>
          </table:table-cell>
          <table:table-cell table:style-name="ce19" office:value-type="float" office:value="12996540" calcext:value-type="float">
            <text:p>12996540</text:p>
          </table:table-cell>
          <table:table-cell table:style-name="ce19" office:value-type="float" office:value="48522" calcext:value-type="float">
            <text:p>48522</text:p>
          </table:table-cell>
          <table:table-cell table:style-name="ce19" office:value-type="float" office:value="3400281" calcext:value-type="float">
            <text:p>3400281</text:p>
          </table:table-cell>
          <table:table-cell table:style-name="ce19" office:value-type="float" office:value="20944" calcext:value-type="float">
            <text:p>2094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937" calcext:value-type="float">
            <text:p>4937</text:p>
          </table:table-cell>
          <table:table-cell table:style-name="ce19" office:value-type="float" office:value="936465" calcext:value-type="float">
            <text:p>93646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3677" calcext:value-type="float">
            <text:p>13677</text:p>
          </table:table-cell>
          <table:table-cell table:style-name="ce19" office:value-type="float" office:value="67076" calcext:value-type="float">
            <text:p>67076</text:p>
          </table:table-cell>
          <table:table-cell table:style-name="ce19" office:value-type="float" office:value="13673909" calcext:value-type="float">
            <text:p>13673909</text:p>
          </table:table-cell>
          <table:table-cell table:style-name="ce19" office:value-type="float" office:value="6613" calcext:value-type="float">
            <text:p>6613</text:p>
          </table:table-cell>
          <table:table-cell table:style-name="ce19" office:value-type="float" office:value="443" calcext:value-type="float">
            <text:p>443</text:p>
          </table:table-cell>
          <table:table-cell table:style-name="ce19" office:value-type="float" office:value="760767" calcext:value-type="float">
            <text:p>760767</text:p>
          </table:table-cell>
          <table:table-cell table:style-name="ce19" office:value-type="float" office:value="357602" calcext:value-type="float">
            <text:p>35760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4054" calcext:value-type="float">
            <text:p>24054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29721" calcext:value-type="float">
            <text:p>29721</text:p>
          </table:table-cell>
          <table:table-cell table:style-name="ce19" office:value-type="float" office:value="11025904" calcext:value-type="float">
            <text:p>11025904</text:p>
          </table:table-cell>
          <table:table-cell table:style-name="ce19" office:value-type="float" office:value="175211" calcext:value-type="float">
            <text:p>175211</text:p>
          </table:table-cell>
          <table:table-cell table:style-name="ce19" office:value-type="float" office:value="5085328" calcext:value-type="float">
            <text:p>5085328</text:p>
          </table:table-cell>
          <table:table-cell table:style-name="ce19" office:value-type="float" office:value="4777482" calcext:value-type="float">
            <text:p>4777482</text:p>
          </table:table-cell>
          <table:table-cell table:style-name="ce19" office:value-type="float" office:value="19183" calcext:value-type="float">
            <text:p>19183</text:p>
          </table:table-cell>
          <table:table-cell table:style-name="ce19" office:value-type="float" office:value="21026" calcext:value-type="float">
            <text:p>21026</text:p>
          </table:table-cell>
          <table:table-cell table:style-name="ce19" office:value-type="float" office:value="11359" calcext:value-type="float">
            <text:p>11359</text:p>
          </table:table-cell>
          <table:table-cell table:style-name="ce19" table:formula="of:=(SUM([.B23:.AB23]))+0" office:value-type="float" office:value="53457091" calcext:value-type="float">
            <text:p>53457091</text:p>
          </table:table-cell>
          <table:table-cell table:style-name="ce19" table:formula="of:=(+[.AE23]-[.AC23])+0" office:value-type="float" office:value="1809708" calcext:value-type="float">
            <text:p>1809708</text:p>
          </table:table-cell>
          <table:table-cell table:style-name="ce19" office:value-type="float" office:value="55266799" calcext:value-type="float">
            <text:p>55266799</text:p>
          </table:table-cell>
          <table:table-cell table:style-name="ce21" office:value-type="string" calcext:value-type="string">
            <text:p>Hortaliz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OTRAS HORTALIZAS</text:p>
          </table:table-cell>
          <table:table-cell table:style-name="ce19" office:value-type="float" office:value="25332934" calcext:value-type="float">
            <text:p>25332934</text:p>
          </table:table-cell>
          <table:table-cell table:style-name="ce19" office:value-type="float" office:value="1110357" calcext:value-type="float">
            <text:p>1110357</text:p>
          </table:table-cell>
          <table:table-cell table:style-name="ce19" office:value-type="float" office:value="3062494" calcext:value-type="float">
            <text:p>3062494</text:p>
          </table:table-cell>
          <table:table-cell table:style-name="ce19" office:value-type="float" office:value="86942" calcext:value-type="float">
            <text:p>86942</text:p>
          </table:table-cell>
          <table:table-cell table:style-name="ce19" office:value-type="float" office:value="22989" calcext:value-type="float">
            <text:p>22989</text:p>
          </table:table-cell>
          <table:table-cell table:style-name="ce19" office:value-type="float" office:value="81044" calcext:value-type="float">
            <text:p>81044</text:p>
          </table:table-cell>
          <table:table-cell table:style-name="ce19" office:value-type="float" office:value="1640715" calcext:value-type="float">
            <text:p>1640715</text:p>
          </table:table-cell>
          <table:table-cell table:style-name="ce19" office:value-type="float" office:value="197243" calcext:value-type="float">
            <text:p>197243</text:p>
          </table:table-cell>
          <table:table-cell table:style-name="ce19" office:value-type="float" office:value="292450" calcext:value-type="float">
            <text:p>292450</text:p>
          </table:table-cell>
          <table:table-cell table:style-name="ce19" office:value-type="float" office:value="21287" calcext:value-type="float">
            <text:p>21287</text:p>
          </table:table-cell>
          <table:table-cell table:style-name="ce19" office:value-type="float" office:value="519706" calcext:value-type="float">
            <text:p>519706</text:p>
          </table:table-cell>
          <table:table-cell table:style-name="ce19" office:value-type="float" office:value="40774783" calcext:value-type="float">
            <text:p>40774783</text:p>
          </table:table-cell>
          <table:table-cell table:style-name="ce19" office:value-type="float" office:value="19180" calcext:value-type="float">
            <text:p>19180</text:p>
          </table:table-cell>
          <table:table-cell table:style-name="ce19" office:value-type="float" office:value="255719" calcext:value-type="float">
            <text:p>255719</text:p>
          </table:table-cell>
          <table:table-cell table:style-name="ce19" office:value-type="float" office:value="1176815" calcext:value-type="float">
            <text:p>1176815</text:p>
          </table:table-cell>
          <table:table-cell table:style-name="ce19" office:value-type="float" office:value="9636962" calcext:value-type="float">
            <text:p>9636962</text:p>
          </table:table-cell>
          <table:table-cell table:style-name="ce19" office:value-type="float" office:value="104332" calcext:value-type="float">
            <text:p>104332</text:p>
          </table:table-cell>
          <table:table-cell table:style-name="ce19" office:value-type="float" office:value="96011" calcext:value-type="float">
            <text:p>96011</text:p>
          </table:table-cell>
          <table:table-cell table:style-name="ce19" office:value-type="float" office:value="131104" calcext:value-type="float">
            <text:p>131104</text:p>
          </table:table-cell>
          <table:table-cell table:style-name="ce19" office:value-type="float" office:value="114022" calcext:value-type="float">
            <text:p>114022</text:p>
          </table:table-cell>
          <table:table-cell table:style-name="ce19" office:value-type="float" office:value="20530676" calcext:value-type="float">
            <text:p>20530676</text:p>
          </table:table-cell>
          <table:table-cell table:style-name="ce19" office:value-type="float" office:value="5185302" calcext:value-type="float">
            <text:p>5185302</text:p>
          </table:table-cell>
          <table:table-cell table:style-name="ce19" office:value-type="float" office:value="14893861" calcext:value-type="float">
            <text:p>14893861</text:p>
          </table:table-cell>
          <table:table-cell table:style-name="ce19" office:value-type="float" office:value="20174628" calcext:value-type="float">
            <text:p>20174628</text:p>
          </table:table-cell>
          <table:table-cell table:style-name="ce19" office:value-type="float" office:value="1994123" calcext:value-type="float">
            <text:p>1994123</text:p>
          </table:table-cell>
          <table:table-cell table:style-name="ce19" office:value-type="float" office:value="747902" calcext:value-type="float">
            <text:p>747902</text:p>
          </table:table-cell>
          <table:table-cell table:style-name="ce19" office:value-type="float" office:value="3540411" calcext:value-type="float">
            <text:p>3540411</text:p>
          </table:table-cell>
          <table:table-cell table:style-name="ce19" table:formula="of:=(SUM([.B24:.AB24]))+0" office:value-type="float" office:value="151743992" calcext:value-type="float">
            <text:p>151743992</text:p>
          </table:table-cell>
          <table:table-cell table:style-name="ce19" table:formula="of:=(+[.AE24]-[.AC24])+0" office:value-type="float" office:value="30246924" calcext:value-type="float">
            <text:p>30246924</text:p>
          </table:table-cell>
          <table:table-cell table:style-name="ce19" office:value-type="float" office:value="181990916" calcext:value-type="float">
            <text:p>181990916</text:p>
          </table:table-cell>
          <table:table-cell table:style-name="ce21" office:value-type="string" calcext:value-type="string">
            <text:p>Hortaliza</text:p>
          </table:table-cell>
          <table:table-cell table:style-name="ce21"/>
          <table:table-cell table:style-name="ce25" table:number-columns-repeated="991"/>
        </table:table-row>
        <table:table-row table:style-name="ro2">
          <table:table-cell table:style-name="ce16" office:value-type="string" calcext:value-type="string">
            <text:p>AGUACATE</text:p>
          </table:table-cell>
          <table:table-cell table:style-name="ce16" office:value-type="float" office:value="33446788" calcext:value-type="float">
            <text:p>33446788</text:p>
          </table:table-cell>
          <table:table-cell table:style-name="ce16" office:value-type="float" office:value="3786273" calcext:value-type="float">
            <text:p>3786273</text:p>
          </table:table-cell>
          <table:table-cell table:style-name="ce16" office:value-type="float" office:value="10080423" calcext:value-type="float">
            <text:p>10080423</text:p>
          </table:table-cell>
          <table:table-cell table:style-name="ce16" office:value-type="float" office:value="613344" calcext:value-type="float">
            <text:p>61334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9778" calcext:value-type="float">
            <text:p>79778</text:p>
          </table:table-cell>
          <table:table-cell table:style-name="ce16" office:value-type="float" office:value="6675898" calcext:value-type="float">
            <text:p>6675898</text:p>
          </table:table-cell>
          <table:table-cell table:style-name="ce16" office:value-type="float" office:value="170213" calcext:value-type="float">
            <text:p>170213</text:p>
          </table:table-cell>
          <table:table-cell table:style-name="ce16" office:value-type="float" office:value="54033" calcext:value-type="float">
            <text:p>54033</text:p>
          </table:table-cell>
          <table:table-cell table:style-name="ce16" office:value-type="float" office:value="249787" calcext:value-type="float">
            <text:p>249787</text:p>
          </table:table-cell>
          <table:table-cell table:style-name="ce16" office:value-type="float" office:value="5988955" calcext:value-type="float">
            <text:p>5988955</text:p>
          </table:table-cell>
          <table:table-cell table:style-name="ce16" office:value-type="float" office:value="127041400" calcext:value-type="float">
            <text:p>127041400</text:p>
          </table:table-cell>
          <table:table-cell table:style-name="ce16" office:value-type="float" office:value="246152" calcext:value-type="float">
            <text:p>246152</text:p>
          </table:table-cell>
          <table:table-cell table:style-name="ce16" office:value-type="float" office:value="560179" calcext:value-type="float">
            <text:p>560179</text:p>
          </table:table-cell>
          <table:table-cell table:style-name="ce16" office:value-type="float" office:value="1073581" calcext:value-type="float">
            <text:p>1073581</text:p>
          </table:table-cell>
          <table:table-cell table:style-name="ce16" office:value-type="float" office:value="7794935" calcext:value-type="float">
            <text:p>7794935</text:p>
          </table:table-cell>
          <table:table-cell table:style-name="ce16" office:value-type="float" office:value="1983341" calcext:value-type="float">
            <text:p>1983341</text:p>
          </table:table-cell>
          <table:table-cell table:style-name="ce16" office:value-type="float" office:value="997568" calcext:value-type="float">
            <text:p>997568</text:p>
          </table:table-cell>
          <table:table-cell table:style-name="ce16" office:value-type="float" office:value="849697" calcext:value-type="float">
            <text:p>849697</text:p>
          </table:table-cell>
          <table:table-cell table:style-name="ce16" office:value-type="float" office:value="97469" calcext:value-type="float">
            <text:p>97469</text:p>
          </table:table-cell>
          <table:table-cell table:style-name="ce16" office:value-type="float" office:value="34010920" calcext:value-type="float">
            <text:p>34010920</text:p>
          </table:table-cell>
          <table:table-cell table:style-name="ce16" office:value-type="float" office:value="3926692" calcext:value-type="float">
            <text:p>3926692</text:p>
          </table:table-cell>
          <table:table-cell table:style-name="ce16" office:value-type="float" office:value="5494952" calcext:value-type="float">
            <text:p>5494952</text:p>
          </table:table-cell>
          <table:table-cell table:style-name="ce16" office:value-type="float" office:value="33239404" calcext:value-type="float">
            <text:p>33239404</text:p>
          </table:table-cell>
          <table:table-cell table:style-name="ce16" office:value-type="float" office:value="390891" calcext:value-type="float">
            <text:p>390891</text:p>
          </table:table-cell>
          <table:table-cell table:style-name="ce16" office:value-type="float" office:value="2047822" calcext:value-type="float">
            <text:p>2047822</text:p>
          </table:table-cell>
          <table:table-cell table:style-name="ce16" office:value-type="float" office:value="6060413" calcext:value-type="float">
            <text:p>6060413</text:p>
          </table:table-cell>
          <table:table-cell table:style-name="ce16" table:formula="of:=(SUM([.B25:.AB25]))+0" office:value-type="float" office:value="286960908" calcext:value-type="float">
            <text:p>286960908</text:p>
          </table:table-cell>
          <table:table-cell table:style-name="ce16" table:formula="of:=(+[.AE25]-[.AC25])+0" office:value-type="float" office:value="17196851" calcext:value-type="float">
            <text:p>17196851</text:p>
          </table:table-cell>
          <table:table-cell table:style-name="ce16" office:value-type="float" office:value="304157759" calcext:value-type="float">
            <text:p>304157759</text:p>
          </table:table-cell>
          <table:table-cell table:style-name="ce21" office:value-type="string" calcext:value-type="string">
            <text:p>Fruta</text:p>
          </table:table-cell>
          <table:table-cell table:style-name="ce21"/>
          <table:table-cell table:style-name="ce25" table:number-columns-repeated="991"/>
        </table:table-row>
        <table:table-row table:style-name="ro2">
          <table:table-cell table:style-name="ce16" office:value-type="string" calcext:value-type="string">
            <text:p>ALBARICOQUE</text:p>
          </table:table-cell>
          <table:table-cell table:style-name="ce16" office:value-type="float" office:value="34909476" calcext:value-type="float">
            <text:p>34909476</text:p>
          </table:table-cell>
          <table:table-cell table:style-name="ce16" office:value-type="float" office:value="2267167" calcext:value-type="float">
            <text:p>2267167</text:p>
          </table:table-cell>
          <table:table-cell table:style-name="ce16" office:value-type="float" office:value="2973766" calcext:value-type="float">
            <text:p>2973766</text:p>
          </table:table-cell>
          <table:table-cell table:style-name="ce16" office:value-type="float" office:value="122550" calcext:value-type="float">
            <text:p>122550</text:p>
          </table:table-cell>
          <table:table-cell table:style-name="ce16" office:value-type="float" office:value="46353" calcext:value-type="float">
            <text:p>46353</text:p>
          </table:table-cell>
          <table:table-cell table:style-name="ce16" office:value-type="float" office:value="349426" calcext:value-type="float">
            <text:p>349426</text:p>
          </table:table-cell>
          <table:table-cell table:style-name="ce16" office:value-type="float" office:value="551608" calcext:value-type="float">
            <text:p>551608</text:p>
          </table:table-cell>
          <table:table-cell table:style-name="ce16" office:value-type="float" office:value="123905" calcext:value-type="float">
            <text:p>123905</text:p>
          </table:table-cell>
          <table:table-cell table:style-name="ce16" office:value-type="float" office:value="177716" calcext:value-type="float">
            <text:p>177716</text:p>
          </table:table-cell>
          <table:table-cell table:style-name="ce16" office:value-type="float" office:value="605212" calcext:value-type="float">
            <text:p>605212</text:p>
          </table:table-cell>
          <table:table-cell table:style-name="ce16" office:value-type="float" office:value="306930" calcext:value-type="float">
            <text:p>306930</text:p>
          </table:table-cell>
          <table:table-cell table:style-name="ce16" office:value-type="float" office:value="16800012" calcext:value-type="float">
            <text:p>16800012</text:p>
          </table:table-cell>
          <table:table-cell table:style-name="ce16" office:value-type="float" office:value="213001" calcext:value-type="float">
            <text:p>213001</text:p>
          </table:table-cell>
          <table:table-cell table:style-name="ce16" office:value-type="float" office:value="688324" calcext:value-type="float">
            <text:p>688324</text:p>
          </table:table-cell>
          <table:table-cell table:style-name="ce16" office:value-type="float" office:value="315287" calcext:value-type="float">
            <text:p>315287</text:p>
          </table:table-cell>
          <table:table-cell table:style-name="ce16" office:value-type="float" office:value="11961827" calcext:value-type="float">
            <text:p>11961827</text:p>
          </table:table-cell>
          <table:table-cell table:style-name="ce16" office:value-type="float" office:value="390338" calcext:value-type="float">
            <text:p>390338</text:p>
          </table:table-cell>
          <table:table-cell table:style-name="ce16" office:value-type="float" office:value="1152222" calcext:value-type="float">
            <text:p>1152222</text:p>
          </table:table-cell>
          <table:table-cell table:style-name="ce16" office:value-type="float" office:value="28443" calcext:value-type="float">
            <text:p>28443</text:p>
          </table:table-cell>
          <table:table-cell table:style-name="ce16" office:value-type="float" office:value="22335" calcext:value-type="float">
            <text:p>22335</text:p>
          </table:table-cell>
          <table:table-cell table:style-name="ce16" office:value-type="float" office:value="4753342" calcext:value-type="float">
            <text:p>4753342</text:p>
          </table:table-cell>
          <table:table-cell table:style-name="ce16" office:value-type="float" office:value="4546633" calcext:value-type="float">
            <text:p>4546633</text:p>
          </table:table-cell>
          <table:table-cell table:style-name="ce16" office:value-type="float" office:value="3494425" calcext:value-type="float">
            <text:p>3494425</text:p>
          </table:table-cell>
          <table:table-cell table:style-name="ce16" office:value-type="float" office:value="12834846" calcext:value-type="float">
            <text:p>12834846</text:p>
          </table:table-cell>
          <table:table-cell table:style-name="ce16" office:value-type="float" office:value="1674938" calcext:value-type="float">
            <text:p>1674938</text:p>
          </table:table-cell>
          <table:table-cell table:style-name="ce16" office:value-type="float" office:value="667522" calcext:value-type="float">
            <text:p>667522</text:p>
          </table:table-cell>
          <table:table-cell table:style-name="ce16" office:value-type="float" office:value="1380859" calcext:value-type="float">
            <text:p>1380859</text:p>
          </table:table-cell>
          <table:table-cell table:style-name="ce16" table:formula="of:=(SUM([.B26:.AB26]))+0" office:value-type="float" office:value="103358463" calcext:value-type="float">
            <text:p>103358463</text:p>
          </table:table-cell>
          <table:table-cell table:style-name="ce16" table:formula="of:=(+[.AE26]-[.AC26])+0" office:value-type="float" office:value="5500293" calcext:value-type="float">
            <text:p>5500293</text:p>
          </table:table-cell>
          <table:table-cell table:style-name="ce16" office:value-type="float" office:value="108858756" calcext:value-type="float">
            <text:p>108858756</text:p>
          </table:table-cell>
          <table:table-cell table:style-name="ce21" office:value-type="string" calcext:value-type="string">
            <text:p>Fruta</text:p>
          </table:table-cell>
          <table:table-cell table:style-name="ce21"/>
          <table:table-cell table:style-name="ce25" table:number-columns-repeated="991"/>
        </table:table-row>
        <table:table-row table:style-name="ro2">
          <table:table-cell table:style-name="ce16" office:value-type="string" calcext:value-type="string">
            <text:p>ARÁNDANO</text:p>
          </table:table-cell>
          <table:table-cell table:style-name="ce16" office:value-type="float" office:value="82958674" calcext:value-type="float">
            <text:p>82958674</text:p>
          </table:table-cell>
          <table:table-cell table:style-name="ce16" office:value-type="float" office:value="1560981" calcext:value-type="float">
            <text:p>1560981</text:p>
          </table:table-cell>
          <table:table-cell table:style-name="ce16" office:value-type="float" office:value="14022694" calcext:value-type="float">
            <text:p>14022694</text:p>
          </table:table-cell>
          <table:table-cell table:style-name="ce16" office:value-type="float" office:value="72689" calcext:value-type="float">
            <text:p>7268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7608" calcext:value-type="float">
            <text:p>47608</text:p>
          </table:table-cell>
          <table:table-cell table:style-name="ce16" office:value-type="float" office:value="1472913" calcext:value-type="float">
            <text:p>1472913</text:p>
          </table:table-cell>
          <table:table-cell table:style-name="ce16" office:value-type="float" office:value="470165" calcext:value-type="float">
            <text:p>470165</text:p>
          </table:table-cell>
          <table:table-cell table:style-name="ce16" office:value-type="float" office:value="78722" calcext:value-type="float">
            <text:p>78722</text:p>
          </table:table-cell>
          <table:table-cell table:style-name="ce16" office:value-type="float" office:value="739253" calcext:value-type="float">
            <text:p>739253</text:p>
          </table:table-cell>
          <table:table-cell table:style-name="ce16" office:value-type="float" office:value="771309" calcext:value-type="float">
            <text:p>771309</text:p>
          </table:table-cell>
          <table:table-cell table:style-name="ce16" office:value-type="float" office:value="17849584" calcext:value-type="float">
            <text:p>17849584</text:p>
          </table:table-cell>
          <table:table-cell table:style-name="ce16" office:value-type="float" office:value="45607" calcext:value-type="float">
            <text:p>45607</text:p>
          </table:table-cell>
          <table:table-cell table:style-name="ce16" office:value-type="float" office:value="489963" calcext:value-type="float">
            <text:p>489963</text:p>
          </table:table-cell>
          <table:table-cell table:style-name="ce16" office:value-type="float" office:value="7721495" calcext:value-type="float">
            <text:p>7721495</text:p>
          </table:table-cell>
          <table:table-cell table:style-name="ce16" office:value-type="float" office:value="5911601" calcext:value-type="float">
            <text:p>5911601</text:p>
          </table:table-cell>
          <table:table-cell table:style-name="ce16" office:value-type="float" office:value="164894" calcext:value-type="float">
            <text:p>164894</text:p>
          </table:table-cell>
          <table:table-cell table:style-name="ce16" office:value-type="float" office:value="283244" calcext:value-type="float">
            <text:p>283244</text:p>
          </table:table-cell>
          <table:table-cell table:style-name="ce16" office:value-type="float" office:value="246544" calcext:value-type="float">
            <text:p>246544</text:p>
          </table:table-cell>
          <table:table-cell table:style-name="ce16" office:value-type="float" office:value="20913" calcext:value-type="float">
            <text:p>20913</text:p>
          </table:table-cell>
          <table:table-cell table:style-name="ce16" office:value-type="float" office:value="42603849" calcext:value-type="float">
            <text:p>42603849</text:p>
          </table:table-cell>
          <table:table-cell table:style-name="ce16" office:value-type="float" office:value="5032804" calcext:value-type="float">
            <text:p>5032804</text:p>
          </table:table-cell>
          <table:table-cell table:style-name="ce16" office:value-type="float" office:value="2110796" calcext:value-type="float">
            <text:p>2110796</text:p>
          </table:table-cell>
          <table:table-cell table:style-name="ce16" office:value-type="float" office:value="72370072" calcext:value-type="float">
            <text:p>72370072</text:p>
          </table:table-cell>
          <table:table-cell table:style-name="ce16" office:value-type="float" office:value="1200567" calcext:value-type="float">
            <text:p>1200567</text:p>
          </table:table-cell>
          <table:table-cell table:style-name="ce16" office:value-type="float" office:value="50057" calcext:value-type="float">
            <text:p>50057</text:p>
          </table:table-cell>
          <table:table-cell table:style-name="ce16" office:value-type="float" office:value="1541105" calcext:value-type="float">
            <text:p>1541105</text:p>
          </table:table-cell>
          <table:table-cell table:style-name="ce16" table:formula="of:=(SUM([.B27:.AB27]))+0" office:value-type="float" office:value="259838103" calcext:value-type="float">
            <text:p>259838103</text:p>
          </table:table-cell>
          <table:table-cell table:style-name="ce16" table:formula="of:=(+[.AE27]-[.AC27])+0" office:value-type="float" office:value="14870996" calcext:value-type="float">
            <text:p>14870996</text:p>
          </table:table-cell>
          <table:table-cell table:style-name="ce16" office:value-type="float" office:value="274709099" calcext:value-type="float">
            <text:p>274709099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CAQUI</text:p>
          </table:table-cell>
          <table:table-cell table:style-name="ce16" office:value-type="float" office:value="43657058" calcext:value-type="float">
            <text:p>43657058</text:p>
          </table:table-cell>
          <table:table-cell table:style-name="ce16" office:value-type="float" office:value="2102363" calcext:value-type="float">
            <text:p>2102363</text:p>
          </table:table-cell>
          <table:table-cell table:style-name="ce16" office:value-type="float" office:value="3063204" calcext:value-type="float">
            <text:p>3063204</text:p>
          </table:table-cell>
          <table:table-cell table:style-name="ce16" office:value-type="float" office:value="175821" calcext:value-type="float">
            <text:p>175821</text:p>
          </table:table-cell>
          <table:table-cell table:style-name="ce16" office:value-type="float" office:value="181341" calcext:value-type="float">
            <text:p>181341</text:p>
          </table:table-cell>
          <table:table-cell table:style-name="ce16" office:value-type="float" office:value="315241" calcext:value-type="float">
            <text:p>315241</text:p>
          </table:table-cell>
          <table:table-cell table:style-name="ce16" office:value-type="float" office:value="760589" calcext:value-type="float">
            <text:p>760589</text:p>
          </table:table-cell>
          <table:table-cell table:style-name="ce16" office:value-type="float" office:value="1017239" calcext:value-type="float">
            <text:p>1017239</text:p>
          </table:table-cell>
          <table:table-cell table:style-name="ce16" office:value-type="float" office:value="569025" calcext:value-type="float">
            <text:p>569025</text:p>
          </table:table-cell>
          <table:table-cell table:style-name="ce16" office:value-type="float" office:value="4106237" calcext:value-type="float">
            <text:p>4106237</text:p>
          </table:table-cell>
          <table:table-cell table:style-name="ce16" office:value-type="float" office:value="2677927" calcext:value-type="float">
            <text:p>2677927</text:p>
          </table:table-cell>
          <table:table-cell table:style-name="ce16" office:value-type="float" office:value="20358952" calcext:value-type="float">
            <text:p>20358952</text:p>
          </table:table-cell>
          <table:table-cell table:style-name="ce16" office:value-type="float" office:value="54677" calcext:value-type="float">
            <text:p>54677</text:p>
          </table:table-cell>
          <table:table-cell table:style-name="ce16" office:value-type="float" office:value="592124" calcext:value-type="float">
            <text:p>592124</text:p>
          </table:table-cell>
          <table:table-cell table:style-name="ce16" office:value-type="float" office:value="294300" calcext:value-type="float">
            <text:p>294300</text:p>
          </table:table-cell>
          <table:table-cell table:style-name="ce16" office:value-type="float" office:value="25052859" calcext:value-type="float">
            <text:p>25052859</text:p>
          </table:table-cell>
          <table:table-cell table:style-name="ce16" office:value-type="float" office:value="2993235" calcext:value-type="float">
            <text:p>2993235</text:p>
          </table:table-cell>
          <table:table-cell table:style-name="ce16" office:value-type="float" office:value="7543918" calcext:value-type="float">
            <text:p>7543918</text:p>
          </table:table-cell>
          <table:table-cell table:style-name="ce16" office:value-type="float" office:value="78971" calcext:value-type="float">
            <text:p>78971</text:p>
          </table:table-cell>
          <table:table-cell table:style-name="ce16" office:value-type="float" office:value="131513" calcext:value-type="float">
            <text:p>131513</text:p>
          </table:table-cell>
          <table:table-cell table:style-name="ce16" office:value-type="float" office:value="9396077" calcext:value-type="float">
            <text:p>9396077</text:p>
          </table:table-cell>
          <table:table-cell table:style-name="ce16" office:value-type="float" office:value="9580086" calcext:value-type="float">
            <text:p>9580086</text:p>
          </table:table-cell>
          <table:table-cell table:style-name="ce16" office:value-type="float" office:value="4252139" calcext:value-type="float">
            <text:p>4252139</text:p>
          </table:table-cell>
          <table:table-cell table:style-name="ce16" office:value-type="float" office:value="7733166" calcext:value-type="float">
            <text:p>7733166</text:p>
          </table:table-cell>
          <table:table-cell table:style-name="ce16" office:value-type="float" office:value="4785358" calcext:value-type="float">
            <text:p>4785358</text:p>
          </table:table-cell>
          <table:table-cell table:style-name="ce16" office:value-type="float" office:value="2096443" calcext:value-type="float">
            <text:p>2096443</text:p>
          </table:table-cell>
          <table:table-cell table:style-name="ce16" office:value-type="float" office:value="1081649" calcext:value-type="float">
            <text:p>1081649</text:p>
          </table:table-cell>
          <table:table-cell table:style-name="ce16" table:formula="of:=(SUM([.B28:.AB28]))+0" office:value-type="float" office:value="154651512" calcext:value-type="float">
            <text:p>154651512</text:p>
          </table:table-cell>
          <table:table-cell table:style-name="ce16" table:formula="of:=(+[.AE28]-[.AC28])+0" office:value-type="float" office:value="36808484" calcext:value-type="float">
            <text:p>36808484</text:p>
          </table:table-cell>
          <table:table-cell table:style-name="ce16" office:value-type="float" office:value="191459996" calcext:value-type="float">
            <text:p>191459996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CEREZA Y GUINDA</text:p>
          </table:table-cell>
          <table:table-cell table:style-name="ce16" office:value-type="float" office:value="11017947" calcext:value-type="float">
            <text:p>11017947</text:p>
          </table:table-cell>
          <table:table-cell table:style-name="ce16" office:value-type="float" office:value="683516" calcext:value-type="float">
            <text:p>683516</text:p>
          </table:table-cell>
          <table:table-cell table:style-name="ce16" office:value-type="float" office:value="4936525" calcext:value-type="float">
            <text:p>4936525</text:p>
          </table:table-cell>
          <table:table-cell table:style-name="ce16" office:value-type="float" office:value="22442" calcext:value-type="float">
            <text:p>22442</text:p>
          </table:table-cell>
          <table:table-cell table:style-name="ce16" office:value-type="float" office:value="142072" calcext:value-type="float">
            <text:p>142072</text:p>
          </table:table-cell>
          <table:table-cell table:style-name="ce16" office:value-type="float" office:value="18038" calcext:value-type="float">
            <text:p>18038</text:p>
          </table:table-cell>
          <table:table-cell table:style-name="ce16" office:value-type="float" office:value="935851" calcext:value-type="float">
            <text:p>935851</text:p>
          </table:table-cell>
          <table:table-cell table:style-name="ce16" office:value-type="float" office:value="32924" calcext:value-type="float">
            <text:p>32924</text:p>
          </table:table-cell>
          <table:table-cell table:style-name="ce16" office:value-type="float" office:value="191226" calcext:value-type="float">
            <text:p>191226</text:p>
          </table:table-cell>
          <table:table-cell table:style-name="ce16" office:value-type="float" office:value="662787" calcext:value-type="float">
            <text:p>662787</text:p>
          </table:table-cell>
          <table:table-cell table:style-name="ce16" office:value-type="float" office:value="822398" calcext:value-type="float">
            <text:p>822398</text:p>
          </table:table-cell>
          <table:table-cell table:style-name="ce16" office:value-type="float" office:value="7695850" calcext:value-type="float">
            <text:p>7695850</text:p>
          </table:table-cell>
          <table:table-cell table:style-name="ce16" office:value-type="float" office:value="22122" calcext:value-type="float">
            <text:p>22122</text:p>
          </table:table-cell>
          <table:table-cell table:style-name="ce16" office:value-type="float" office:value="24360" calcext:value-type="float">
            <text:p>24360</text:p>
          </table:table-cell>
          <table:table-cell table:style-name="ce16" office:value-type="float" office:value="464547" calcext:value-type="float">
            <text:p>464547</text:p>
          </table:table-cell>
          <table:table-cell table:style-name="ce16" office:value-type="float" office:value="6641335" calcext:value-type="float">
            <text:p>6641335</text:p>
          </table:table-cell>
          <table:table-cell table:style-name="ce16" office:value-type="float" office:value="168668" calcext:value-type="float">
            <text:p>168668</text:p>
          </table:table-cell>
          <table:table-cell table:style-name="ce16" office:value-type="float" office:value="404072" calcext:value-type="float">
            <text:p>404072</text:p>
          </table:table-cell>
          <table:table-cell table:style-name="ce16" office:value-type="float" office:value="121499" calcext:value-type="float">
            <text:p>121499</text:p>
          </table:table-cell>
          <table:table-cell table:style-name="ce16" office:value-type="float" office:value="66399" calcext:value-type="float">
            <text:p>66399</text:p>
          </table:table-cell>
          <table:table-cell table:style-name="ce16" office:value-type="float" office:value="8921326" calcext:value-type="float">
            <text:p>8921326</text:p>
          </table:table-cell>
          <table:table-cell table:style-name="ce16" office:value-type="float" office:value="2620117" calcext:value-type="float">
            <text:p>2620117</text:p>
          </table:table-cell>
          <table:table-cell table:style-name="ce16" office:value-type="float" office:value="3317300" calcext:value-type="float">
            <text:p>3317300</text:p>
          </table:table-cell>
          <table:table-cell table:style-name="ce16" office:value-type="float" office:value="19628756" calcext:value-type="float">
            <text:p>19628756</text:p>
          </table:table-cell>
          <table:table-cell table:style-name="ce16" office:value-type="float" office:value="166247" calcext:value-type="float">
            <text:p>166247</text:p>
          </table:table-cell>
          <table:table-cell table:style-name="ce16" office:value-type="float" office:value="80821" calcext:value-type="float">
            <text:p>80821</text:p>
          </table:table-cell>
          <table:table-cell table:style-name="ce16" office:value-type="float" office:value="231008" calcext:value-type="float">
            <text:p>231008</text:p>
          </table:table-cell>
          <table:table-cell table:style-name="ce16" table:formula="of:=(SUM([.B29:.AB29]))+0" office:value-type="float" office:value="70040153" calcext:value-type="float">
            <text:p>70040153</text:p>
          </table:table-cell>
          <table:table-cell table:style-name="ce16" table:formula="of:=(+[.AE29]-[.AC29])+0" office:value-type="float" office:value="4506736" calcext:value-type="float">
            <text:p>4506736</text:p>
          </table:table-cell>
          <table:table-cell table:style-name="ce16" office:value-type="float" office:value="74546889" calcext:value-type="float">
            <text:p>74546889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CIRUELA</text:p>
          </table:table-cell>
          <table:table-cell table:style-name="ce16" office:value-type="float" office:value="16810503" calcext:value-type="float">
            <text:p>16810503</text:p>
          </table:table-cell>
          <table:table-cell table:style-name="ce16" office:value-type="float" office:value="286061" calcext:value-type="float">
            <text:p>286061</text:p>
          </table:table-cell>
          <table:table-cell table:style-name="ce16" office:value-type="float" office:value="2367686" calcext:value-type="float">
            <text:p>2367686</text:p>
          </table:table-cell>
          <table:table-cell table:style-name="ce16" office:value-type="float" office:value="64749" calcext:value-type="float">
            <text:p>64749</text:p>
          </table:table-cell>
          <table:table-cell table:style-name="ce16" office:value-type="float" office:value="109141" calcext:value-type="float">
            <text:p>109141</text:p>
          </table:table-cell>
          <table:table-cell table:style-name="ce16" office:value-type="float" office:value="58198" calcext:value-type="float">
            <text:p>58198</text:p>
          </table:table-cell>
          <table:table-cell table:style-name="ce16" office:value-type="float" office:value="749118" calcext:value-type="float">
            <text:p>749118</text:p>
          </table:table-cell>
          <table:table-cell table:style-name="ce16" office:value-type="float" office:value="176890" calcext:value-type="float">
            <text:p>176890</text:p>
          </table:table-cell>
          <table:table-cell table:style-name="ce16" office:value-type="float" office:value="5924" calcext:value-type="float">
            <text:p>5924</text:p>
          </table:table-cell>
          <table:table-cell table:style-name="ce16" office:value-type="float" office:value="184919" calcext:value-type="float">
            <text:p>184919</text:p>
          </table:table-cell>
          <table:table-cell table:style-name="ce16" office:value-type="float" office:value="742942" calcext:value-type="float">
            <text:p>742942</text:p>
          </table:table-cell>
          <table:table-cell table:style-name="ce16" office:value-type="float" office:value="6434887" calcext:value-type="float">
            <text:p>6434887</text:p>
          </table:table-cell>
          <table:table-cell table:style-name="ce16" office:value-type="float" office:value="90885" calcext:value-type="float">
            <text:p>90885</text:p>
          </table:table-cell>
          <table:table-cell table:style-name="ce16" office:value-type="float" office:value="266011" calcext:value-type="float">
            <text:p>266011</text:p>
          </table:table-cell>
          <table:table-cell table:style-name="ce16" office:value-type="float" office:value="1292930" calcext:value-type="float">
            <text:p>1292930</text:p>
          </table:table-cell>
          <table:table-cell table:style-name="ce16" office:value-type="float" office:value="5189778" calcext:value-type="float">
            <text:p>5189778</text:p>
          </table:table-cell>
          <table:table-cell table:style-name="ce16" office:value-type="float" office:value="187102" calcext:value-type="float">
            <text:p>187102</text:p>
          </table:table-cell>
          <table:table-cell table:style-name="ce16" office:value-type="float" office:value="330179" calcext:value-type="float">
            <text:p>330179</text:p>
          </table:table-cell>
          <table:table-cell table:style-name="ce16" office:value-type="float" office:value="59515" calcext:value-type="float">
            <text:p>59515</text:p>
          </table:table-cell>
          <table:table-cell table:style-name="ce16" office:value-type="float" office:value="145778" calcext:value-type="float">
            <text:p>145778</text:p>
          </table:table-cell>
          <table:table-cell table:style-name="ce16" office:value-type="float" office:value="4607646" calcext:value-type="float">
            <text:p>4607646</text:p>
          </table:table-cell>
          <table:table-cell table:style-name="ce16" office:value-type="float" office:value="7378603" calcext:value-type="float">
            <text:p>7378603</text:p>
          </table:table-cell>
          <table:table-cell table:style-name="ce16" office:value-type="float" office:value="4339648" calcext:value-type="float">
            <text:p>4339648</text:p>
          </table:table-cell>
          <table:table-cell table:style-name="ce16" office:value-type="float" office:value="12553568" calcext:value-type="float">
            <text:p>12553568</text:p>
          </table:table-cell>
          <table:table-cell table:style-name="ce16" office:value-type="float" office:value="367956" calcext:value-type="float">
            <text:p>367956</text:p>
          </table:table-cell>
          <table:table-cell table:style-name="ce16" office:value-type="float" office:value="59185" calcext:value-type="float">
            <text:p>59185</text:p>
          </table:table-cell>
          <table:table-cell table:style-name="ce16" office:value-type="float" office:value="896833" calcext:value-type="float">
            <text:p>896833</text:p>
          </table:table-cell>
          <table:table-cell table:style-name="ce16" table:formula="of:=(SUM([.B30:.AB30]))+0" office:value-type="float" office:value="65756635" calcext:value-type="float">
            <text:p>65756635</text:p>
          </table:table-cell>
          <table:table-cell table:style-name="ce16" table:formula="of:=(+[.AE30]-[.AC30])+0" office:value-type="float" office:value="33662596" calcext:value-type="float">
            <text:p>33662596</text:p>
          </table:table-cell>
          <table:table-cell table:style-name="ce16" office:value-type="float" office:value="99419231" calcext:value-type="float">
            <text:p>99419231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FRAMBUESA</text:p>
          </table:table-cell>
          <table:table-cell table:style-name="ce16" office:value-type="float" office:value="99190157" calcext:value-type="float">
            <text:p>99190157</text:p>
          </table:table-cell>
          <table:table-cell table:style-name="ce16" office:value-type="float" office:value="3365871" calcext:value-type="float">
            <text:p>3365871</text:p>
          </table:table-cell>
          <table:table-cell table:style-name="ce16" office:value-type="float" office:value="5923282" calcext:value-type="float">
            <text:p>5923282</text:p>
          </table:table-cell>
          <table:table-cell table:style-name="ce16" office:value-type="float" office:value="9957" calcext:value-type="float">
            <text:p>995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7859" calcext:value-type="float">
            <text:p>17859</text:p>
          </table:table-cell>
          <table:table-cell table:style-name="ce16" office:value-type="float" office:value="95236" calcext:value-type="float">
            <text:p>95236</text:p>
          </table:table-cell>
          <table:table-cell table:style-name="ce16" office:value-type="float" office:value="308554" calcext:value-type="float">
            <text:p>308554</text:p>
          </table:table-cell>
          <table:table-cell table:style-name="ce16" office:value-type="float" office:value="30068" calcext:value-type="float">
            <text:p>30068</text:p>
          </table:table-cell>
          <table:table-cell table:style-name="ce16" office:value-type="float" office:value="334951" calcext:value-type="float">
            <text:p>334951</text:p>
          </table:table-cell>
          <table:table-cell table:style-name="ce16" office:value-type="float" office:value="76539" calcext:value-type="float">
            <text:p>76539</text:p>
          </table:table-cell>
          <table:table-cell table:style-name="ce16" office:value-type="float" office:value="36592370" calcext:value-type="float">
            <text:p>36592370</text:p>
          </table:table-cell>
          <table:table-cell table:style-name="ce16" office:value-type="float" office:value="10468" calcext:value-type="float">
            <text:p>10468</text:p>
          </table:table-cell>
          <table:table-cell table:style-name="ce16" office:value-type="float" office:value="482920" calcext:value-type="float">
            <text:p>482920</text:p>
          </table:table-cell>
          <table:table-cell table:style-name="ce16" office:value-type="float" office:value="5735725" calcext:value-type="float">
            <text:p>5735725</text:p>
          </table:table-cell>
          <table:table-cell table:style-name="ce16" office:value-type="float" office:value="7708460" calcext:value-type="float">
            <text:p>7708460</text:p>
          </table:table-cell>
          <table:table-cell table:style-name="ce16" office:value-type="float" office:value="46158" calcext:value-type="float">
            <text:p>46158</text:p>
          </table:table-cell>
          <table:table-cell table:style-name="ce16" office:value-type="float" office:value="62274" calcext:value-type="float">
            <text:p>62274</text:p>
          </table:table-cell>
          <table:table-cell table:style-name="ce16" office:value-type="float" office:value="1697" calcext:value-type="float">
            <text:p>1697</text:p>
          </table:table-cell>
          <table:table-cell table:style-name="ce16" office:value-type="float" office:value="6509" calcext:value-type="float">
            <text:p>6509</text:p>
          </table:table-cell>
          <table:table-cell table:style-name="ce16" office:value-type="float" office:value="42617389" calcext:value-type="float">
            <text:p>42617389</text:p>
          </table:table-cell>
          <table:table-cell table:style-name="ce16" office:value-type="float" office:value="1751831" calcext:value-type="float">
            <text:p>1751831</text:p>
          </table:table-cell>
          <table:table-cell table:style-name="ce16" office:value-type="float" office:value="5495391" calcext:value-type="float">
            <text:p>5495391</text:p>
          </table:table-cell>
          <table:table-cell table:style-name="ce16" office:value-type="float" office:value="120506157" calcext:value-type="float">
            <text:p>120506157</text:p>
          </table:table-cell>
          <table:table-cell table:style-name="ce16" office:value-type="float" office:value="863888" calcext:value-type="float">
            <text:p>863888</text:p>
          </table:table-cell>
          <table:table-cell table:style-name="ce16" office:value-type="float" office:value="136083" calcext:value-type="float">
            <text:p>136083</text:p>
          </table:table-cell>
          <table:table-cell table:style-name="ce16" office:value-type="float" office:value="1481983" calcext:value-type="float">
            <text:p>1481983</text:p>
          </table:table-cell>
          <table:table-cell table:style-name="ce16" table:formula="of:=(SUM([.B31:.AB31]))+0" office:value-type="float" office:value="332851777" calcext:value-type="float">
            <text:p>332851777</text:p>
          </table:table-cell>
          <table:table-cell table:style-name="ce16" table:formula="of:=(+[.AE31]-[.AC31])+0" office:value-type="float" office:value="13153942" calcext:value-type="float">
            <text:p>13153942</text:p>
          </table:table-cell>
          <table:table-cell table:style-name="ce16" office:value-type="float" office:value="346005719" calcext:value-type="float">
            <text:p>346005719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FRESA</text:p>
          </table:table-cell>
          <table:table-cell table:style-name="ce16" office:value-type="float" office:value="173483479" calcext:value-type="float">
            <text:p>173483479</text:p>
          </table:table-cell>
          <table:table-cell table:style-name="ce16" office:value-type="float" office:value="32891206" calcext:value-type="float">
            <text:p>32891206</text:p>
          </table:table-cell>
          <table:table-cell table:style-name="ce16" office:value-type="float" office:value="18121289" calcext:value-type="float">
            <text:p>18121289</text:p>
          </table:table-cell>
          <table:table-cell table:style-name="ce16" office:value-type="float" office:value="2320900" calcext:value-type="float">
            <text:p>23209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93586" calcext:value-type="float">
            <text:p>493586</text:p>
          </table:table-cell>
          <table:table-cell table:style-name="ce16" office:value-type="float" office:value="4534836" calcext:value-type="float">
            <text:p>4534836</text:p>
          </table:table-cell>
          <table:table-cell table:style-name="ce16" office:value-type="float" office:value="1455444" calcext:value-type="float">
            <text:p>1455444</text:p>
          </table:table-cell>
          <table:table-cell table:style-name="ce16" office:value-type="float" office:value="932574" calcext:value-type="float">
            <text:p>932574</text:p>
          </table:table-cell>
          <table:table-cell table:style-name="ce16" office:value-type="float" office:value="811606" calcext:value-type="float">
            <text:p>811606</text:p>
          </table:table-cell>
          <table:table-cell table:style-name="ce16" office:value-type="float" office:value="1128176" calcext:value-type="float">
            <text:p>1128176</text:p>
          </table:table-cell>
          <table:table-cell table:style-name="ce16" office:value-type="float" office:value="96530462" calcext:value-type="float">
            <text:p>96530462</text:p>
          </table:table-cell>
          <table:table-cell table:style-name="ce16" office:value-type="float" office:value="19001" calcext:value-type="float">
            <text:p>19001</text:p>
          </table:table-cell>
          <table:table-cell table:style-name="ce16" office:value-type="float" office:value="3000502" calcext:value-type="float">
            <text:p>3000502</text:p>
          </table:table-cell>
          <table:table-cell table:style-name="ce16" office:value-type="float" office:value="3066138" calcext:value-type="float">
            <text:p>3066138</text:p>
          </table:table-cell>
          <table:table-cell table:style-name="ce16" office:value-type="float" office:value="48461460" calcext:value-type="float">
            <text:p>48461460</text:p>
          </table:table-cell>
          <table:table-cell table:style-name="ce16" office:value-type="float" office:value="446898" calcext:value-type="float">
            <text:p>446898</text:p>
          </table:table-cell>
          <table:table-cell table:style-name="ce16" office:value-type="float" office:value="414077" calcext:value-type="float">
            <text:p>414077</text:p>
          </table:table-cell>
          <table:table-cell table:style-name="ce16" office:value-type="float" office:value="232642" calcext:value-type="float">
            <text:p>232642</text:p>
          </table:table-cell>
          <table:table-cell table:style-name="ce16" office:value-type="float" office:value="9307" calcext:value-type="float">
            <text:p>9307</text:p>
          </table:table-cell>
          <table:table-cell table:style-name="ce16" office:value-type="float" office:value="19588922" calcext:value-type="float">
            <text:p>19588922</text:p>
          </table:table-cell>
          <table:table-cell table:style-name="ce16" office:value-type="float" office:value="20327481" calcext:value-type="float">
            <text:p>20327481</text:p>
          </table:table-cell>
          <table:table-cell table:style-name="ce16" office:value-type="float" office:value="28005506" calcext:value-type="float">
            <text:p>28005506</text:p>
          </table:table-cell>
          <table:table-cell table:style-name="ce16" office:value-type="float" office:value="88411778" calcext:value-type="float">
            <text:p>88411778</text:p>
          </table:table-cell>
          <table:table-cell table:style-name="ce16" office:value-type="float" office:value="10988376" calcext:value-type="float">
            <text:p>10988376</text:p>
          </table:table-cell>
          <table:table-cell table:style-name="ce16" office:value-type="float" office:value="1546613" calcext:value-type="float">
            <text:p>1546613</text:p>
          </table:table-cell>
          <table:table-cell table:style-name="ce16" office:value-type="float" office:value="9287960" calcext:value-type="float">
            <text:p>9287960</text:p>
          </table:table-cell>
          <table:table-cell table:style-name="ce16" table:formula="of:=(SUM([.B32:.AB32]))+0" office:value-type="float" office:value="566510219" calcext:value-type="float">
            <text:p>566510219</text:p>
          </table:table-cell>
          <table:table-cell table:style-name="ce16" table:formula="of:=(+[.AE32]-[.AC32])+0" office:value-type="float" office:value="20900540" calcext:value-type="float">
            <text:p>20900540</text:p>
          </table:table-cell>
          <table:table-cell table:style-name="ce16" office:value-type="float" office:value="587410759" calcext:value-type="float">
            <text:p>587410759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GROSELLA</text:p>
          </table:table-cell>
          <table:table-cell table:style-name="ce16" office:value-type="float" office:value="820330" calcext:value-type="float">
            <text:p>820330</text:p>
          </table:table-cell>
          <table:table-cell table:style-name="ce16" office:value-type="float" office:value="2839" calcext:value-type="float">
            <text:p>2839</text:p>
          </table:table-cell>
          <table:table-cell table:style-name="ce16" office:value-type="float" office:value="3794" calcext:value-type="float">
            <text:p>3794</text:p>
          </table:table-cell>
          <table:table-cell table:style-name="ce16" office:value-type="float" office:value="3280" calcext:value-type="float">
            <text:p>328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8108" calcext:value-type="float">
            <text:p>1810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29" calcext:value-type="float">
            <text:p>129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42466" calcext:value-type="float">
            <text:p>14246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858" calcext:value-type="float">
            <text:p>8858</text:p>
          </table:table-cell>
          <table:table-cell table:style-name="ce16" office:value-type="float" office:value="4900" calcext:value-type="float">
            <text:p>4900</text:p>
          </table:table-cell>
          <table:table-cell table:style-name="ce16" office:value-type="float" office:value="267030" calcext:value-type="float">
            <text:p>26703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072846" calcext:value-type="float">
            <text:p>1072846</text:p>
          </table:table-cell>
          <table:table-cell table:style-name="ce16" office:value-type="float" office:value="24837" calcext:value-type="float">
            <text:p>24837</text:p>
          </table:table-cell>
          <table:table-cell table:style-name="ce16" office:value-type="float" office:value="160929" calcext:value-type="float">
            <text:p>160929</text:p>
          </table:table-cell>
          <table:table-cell table:style-name="ce16" office:value-type="float" office:value="3387637" calcext:value-type="float">
            <text:p>3387637</text:p>
          </table:table-cell>
          <table:table-cell table:style-name="ce16" office:value-type="float" office:value="968" calcext:value-type="float">
            <text:p>968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(SUM([.B33:.AB33]))+0" office:value-type="float" office:value="5918951" calcext:value-type="float">
            <text:p>5918951</text:p>
          </table:table-cell>
          <table:table-cell table:style-name="ce16" table:formula="of:=(+[.AE33]-[.AC33])+0" office:value-type="float" office:value="16027" calcext:value-type="float">
            <text:p>16027</text:p>
          </table:table-cell>
          <table:table-cell table:style-name="ce16" office:value-type="float" office:value="5934978" calcext:value-type="float">
            <text:p>5934978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HIGO</text:p>
          </table:table-cell>
          <table:table-cell table:style-name="ce16" office:value-type="float" office:value="245621" calcext:value-type="float">
            <text:p>24562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7586" calcext:value-type="float">
            <text:p>207586</text:p>
          </table:table-cell>
          <table:table-cell table:style-name="ce16" office:value-type="float" office:value="16629" calcext:value-type="float">
            <text:p>1662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496" calcext:value-type="float">
            <text:p>8496</text:p>
          </table:table-cell>
          <table:table-cell table:style-name="ce16" office:value-type="float" office:value="8033" calcext:value-type="float">
            <text:p>8033</text:p>
          </table:table-cell>
          <table:table-cell table:style-name="ce16" office:value-type="float" office:value="10728" calcext:value-type="float">
            <text:p>10728</text:p>
          </table:table-cell>
          <table:table-cell table:style-name="ce16" office:value-type="float" office:value="28507" calcext:value-type="float">
            <text:p>2850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206050" calcext:value-type="float">
            <text:p>3206050</text:p>
          </table:table-cell>
          <table:table-cell table:style-name="ce16" office:value-type="float" office:value="818" calcext:value-type="float">
            <text:p>818</text:p>
          </table:table-cell>
          <table:table-cell table:style-name="ce16" office:value-type="float" office:value="976" calcext:value-type="float">
            <text:p>976</text:p>
          </table:table-cell>
          <table:table-cell table:style-name="ce16" office:value-type="float" office:value="8281" calcext:value-type="float">
            <text:p>8281</text:p>
          </table:table-cell>
          <table:table-cell table:style-name="ce16" office:value-type="float" office:value="628496" calcext:value-type="float">
            <text:p>628496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office:value-type="float" office:value="4521" calcext:value-type="float">
            <text:p>4521</text:p>
          </table:table-cell>
          <table:table-cell table:style-name="ce16" office:value-type="float" office:value="206463" calcext:value-type="float">
            <text:p>206463</text:p>
          </table:table-cell>
          <table:table-cell table:style-name="ce16" office:value-type="float" office:value="2864" calcext:value-type="float">
            <text:p>2864</text:p>
          </table:table-cell>
          <table:table-cell table:style-name="ce16" office:value-type="float" office:value="78308" calcext:value-type="float">
            <text:p>78308</text:p>
          </table:table-cell>
          <table:table-cell table:style-name="ce16" office:value-type="float" office:value="442358" calcext:value-type="float">
            <text:p>442358</text:p>
          </table:table-cell>
          <table:table-cell table:style-name="ce16" office:value-type="float" office:value="2600" calcext:value-type="float">
            <text:p>2600</text:p>
          </table:table-cell>
          <table:table-cell table:style-name="ce16" office:value-type="float" office:value="8242" calcext:value-type="float">
            <text:p>8242</text:p>
          </table:table-cell>
          <table:table-cell table:style-name="ce16" office:value-type="float" office:value="148889" calcext:value-type="float">
            <text:p>148889</text:p>
          </table:table-cell>
          <table:table-cell table:style-name="ce16" table:formula="of:=(SUM([.B34:.AB34]))+0" office:value-type="float" office:value="5264710" calcext:value-type="float">
            <text:p>5264710</text:p>
          </table:table-cell>
          <table:table-cell table:style-name="ce16" table:formula="of:=(+[.AE34]-[.AC34])+0" office:value-type="float" office:value="132436" calcext:value-type="float">
            <text:p>132436</text:p>
          </table:table-cell>
          <table:table-cell table:style-name="ce16" office:value-type="float" office:value="5397146" calcext:value-type="float">
            <text:p>5397146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KIWI</text:p>
          </table:table-cell>
          <table:table-cell table:style-name="ce16" office:value-type="float" office:value="971731" calcext:value-type="float">
            <text:p>971731</text:p>
          </table:table-cell>
          <table:table-cell table:style-name="ce16" office:value-type="float" office:value="34815" calcext:value-type="float">
            <text:p>34815</text:p>
          </table:table-cell>
          <table:table-cell table:style-name="ce16" office:value-type="float" office:value="137316" calcext:value-type="float">
            <text:p>137316</text:p>
          </table:table-cell>
          <table:table-cell table:style-name="ce16" office:value-type="float" office:value="10668" calcext:value-type="float">
            <text:p>1066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5926" calcext:value-type="float">
            <text:p>15926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960" calcext:value-type="float">
            <text:p>296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6278" calcext:value-type="float">
            <text:p>6627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683677" calcext:value-type="float">
            <text:p>3683677</text:p>
          </table:table-cell>
          <table:table-cell table:style-name="ce16" office:value-type="float" office:value="319395" calcext:value-type="float">
            <text:p>319395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8889" calcext:value-type="float">
            <text:p>8889</text:p>
          </table:table-cell>
          <table:table-cell table:style-name="ce16" office:value-type="float" office:value="6713425" calcext:value-type="float">
            <text:p>6713425</text:p>
          </table:table-cell>
          <table:table-cell table:style-name="ce16" office:value-type="float" office:value="30969" calcext:value-type="float">
            <text:p>30969</text:p>
          </table:table-cell>
          <table:table-cell table:style-name="ce16" office:value-type="float" office:value="91067" calcext:value-type="float">
            <text:p>91067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7911" calcext:value-type="float">
            <text:p>7911</text:p>
          </table:table-cell>
          <table:table-cell table:style-name="ce16" office:value-type="float" office:value="34550" calcext:value-type="float">
            <text:p>34550</text:p>
          </table:table-cell>
          <table:table-cell table:style-name="ce16" office:value-type="float" office:value="145810" calcext:value-type="float">
            <text:p>145810</text:p>
          </table:table-cell>
          <table:table-cell table:style-name="ce16" office:value-type="float" office:value="9458794" calcext:value-type="float">
            <text:p>9458794</text:p>
          </table:table-cell>
          <table:table-cell table:style-name="ce16" office:value-type="float" office:value="39271" calcext:value-type="float">
            <text:p>39271</text:p>
          </table:table-cell>
          <table:table-cell table:style-name="ce16" office:value-type="float" office:value="37135" calcext:value-type="float">
            <text:p>371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5001" calcext:value-type="float">
            <text:p>25001</text:p>
          </table:table-cell>
          <table:table-cell table:style-name="ce16" table:formula="of:=(SUM([.B35:.AB35]))+0" office:value-type="float" office:value="21836146" calcext:value-type="float">
            <text:p>21836146</text:p>
          </table:table-cell>
          <table:table-cell table:style-name="ce16" table:formula="of:=(+[.AE35]-[.AC35])+0" office:value-type="float" office:value="4708879" calcext:value-type="float">
            <text:p>4708879</text:p>
          </table:table-cell>
          <table:table-cell table:style-name="ce16" office:value-type="float" office:value="26545025" calcext:value-type="float">
            <text:p>26545025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LIMÓN</text:p>
          </table:table-cell>
          <table:table-cell table:style-name="ce16" office:value-type="float" office:value="220906317" calcext:value-type="float">
            <text:p>220906317</text:p>
          </table:table-cell>
          <table:table-cell table:style-name="ce16" office:value-type="float" office:value="19153034" calcext:value-type="float">
            <text:p>19153034</text:p>
          </table:table-cell>
          <table:table-cell table:style-name="ce16" office:value-type="float" office:value="14648280" calcext:value-type="float">
            <text:p>14648280</text:p>
          </table:table-cell>
          <table:table-cell table:style-name="ce16" office:value-type="float" office:value="1500131" calcext:value-type="float">
            <text:p>1500131</text:p>
          </table:table-cell>
          <table:table-cell table:style-name="ce16" office:value-type="float" office:value="158110" calcext:value-type="float">
            <text:p>158110</text:p>
          </table:table-cell>
          <table:table-cell table:style-name="ce16" office:value-type="float" office:value="3138830" calcext:value-type="float">
            <text:p>3138830</text:p>
          </table:table-cell>
          <table:table-cell table:style-name="ce16" office:value-type="float" office:value="6929365" calcext:value-type="float">
            <text:p>6929365</text:p>
          </table:table-cell>
          <table:table-cell table:style-name="ce16" office:value-type="float" office:value="3893843" calcext:value-type="float">
            <text:p>3893843</text:p>
          </table:table-cell>
          <table:table-cell table:style-name="ce16" office:value-type="float" office:value="2850012" calcext:value-type="float">
            <text:p>2850012</text:p>
          </table:table-cell>
          <table:table-cell table:style-name="ce16" office:value-type="float" office:value="1129818" calcext:value-type="float">
            <text:p>1129818</text:p>
          </table:table-cell>
          <table:table-cell table:style-name="ce16" office:value-type="float" office:value="2946208" calcext:value-type="float">
            <text:p>2946208</text:p>
          </table:table-cell>
          <table:table-cell table:style-name="ce16" office:value-type="float" office:value="138714416" calcext:value-type="float">
            <text:p>138714416</text:p>
          </table:table-cell>
          <table:table-cell table:style-name="ce16" office:value-type="float" office:value="1034133" calcext:value-type="float">
            <text:p>1034133</text:p>
          </table:table-cell>
          <table:table-cell table:style-name="ce16" office:value-type="float" office:value="7015810" calcext:value-type="float">
            <text:p>7015810</text:p>
          </table:table-cell>
          <table:table-cell table:style-name="ce16" office:value-type="float" office:value="3846797" calcext:value-type="float">
            <text:p>3846797</text:p>
          </table:table-cell>
          <table:table-cell table:style-name="ce16" office:value-type="float" office:value="65036975" calcext:value-type="float">
            <text:p>65036975</text:p>
          </table:table-cell>
          <table:table-cell table:style-name="ce16" office:value-type="float" office:value="2167470" calcext:value-type="float">
            <text:p>2167470</text:p>
          </table:table-cell>
          <table:table-cell table:style-name="ce16" office:value-type="float" office:value="3927992" calcext:value-type="float">
            <text:p>3927992</text:p>
          </table:table-cell>
          <table:table-cell table:style-name="ce16" office:value-type="float" office:value="596586" calcext:value-type="float">
            <text:p>596586</text:p>
          </table:table-cell>
          <table:table-cell table:style-name="ce16" office:value-type="float" office:value="203415" calcext:value-type="float">
            <text:p>203415</text:p>
          </table:table-cell>
          <table:table-cell table:style-name="ce16" office:value-type="float" office:value="25447870" calcext:value-type="float">
            <text:p>25447870</text:p>
          </table:table-cell>
          <table:table-cell table:style-name="ce16" office:value-type="float" office:value="49505435" calcext:value-type="float">
            <text:p>49505435</text:p>
          </table:table-cell>
          <table:table-cell table:style-name="ce16" office:value-type="float" office:value="11097369" calcext:value-type="float">
            <text:p>11097369</text:p>
          </table:table-cell>
          <table:table-cell table:style-name="ce16" office:value-type="float" office:value="70458112" calcext:value-type="float">
            <text:p>70458112</text:p>
          </table:table-cell>
          <table:table-cell table:style-name="ce16" office:value-type="float" office:value="14623786" calcext:value-type="float">
            <text:p>14623786</text:p>
          </table:table-cell>
          <table:table-cell table:style-name="ce16" office:value-type="float" office:value="7559423" calcext:value-type="float">
            <text:p>7559423</text:p>
          </table:table-cell>
          <table:table-cell table:style-name="ce16" office:value-type="float" office:value="12860566" calcext:value-type="float">
            <text:p>12860566</text:p>
          </table:table-cell>
          <table:table-cell table:style-name="ce16" table:formula="of:=(SUM([.B36:.AB36]))+0" office:value-type="float" office:value="691350103" calcext:value-type="float">
            <text:p>691350103</text:p>
          </table:table-cell>
          <table:table-cell table:style-name="ce16" table:formula="of:=(+[.AE36]-[.AC36])+0" office:value-type="float" office:value="46651957" calcext:value-type="float">
            <text:p>46651957</text:p>
          </table:table-cell>
          <table:table-cell table:style-name="ce16" office:value-type="float" office:value="738002060" calcext:value-type="float">
            <text:p>738002060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MANDARINA</text:p>
          </table:table-cell>
          <table:table-cell table:style-name="ce16" office:value-type="float" office:value="339124053" calcext:value-type="float">
            <text:p>339124053</text:p>
          </table:table-cell>
          <table:table-cell table:style-name="ce16" office:value-type="float" office:value="23677749" calcext:value-type="float">
            <text:p>23677749</text:p>
          </table:table-cell>
          <table:table-cell table:style-name="ce16" office:value-type="float" office:value="42371774" calcext:value-type="float">
            <text:p>42371774</text:p>
          </table:table-cell>
          <table:table-cell table:style-name="ce16" office:value-type="float" office:value="220208" calcext:value-type="float">
            <text:p>220208</text:p>
          </table:table-cell>
          <table:table-cell table:style-name="ce16" office:value-type="float" office:value="122978" calcext:value-type="float">
            <text:p>122978</text:p>
          </table:table-cell>
          <table:table-cell table:style-name="ce16" office:value-type="float" office:value="991364" calcext:value-type="float">
            <text:p>991364</text:p>
          </table:table-cell>
          <table:table-cell table:style-name="ce16" office:value-type="float" office:value="17804383" calcext:value-type="float">
            <text:p>17804383</text:p>
          </table:table-cell>
          <table:table-cell table:style-name="ce16" office:value-type="float" office:value="7314630" calcext:value-type="float">
            <text:p>7314630</text:p>
          </table:table-cell>
          <table:table-cell table:style-name="ce16" office:value-type="float" office:value="4089895" calcext:value-type="float">
            <text:p>4089895</text:p>
          </table:table-cell>
          <table:table-cell table:style-name="ce16" office:value-type="float" office:value="5236594" calcext:value-type="float">
            <text:p>5236594</text:p>
          </table:table-cell>
          <table:table-cell table:style-name="ce16" office:value-type="float" office:value="17132136" calcext:value-type="float">
            <text:p>17132136</text:p>
          </table:table-cell>
          <table:table-cell table:style-name="ce16" office:value-type="float" office:value="249649368" calcext:value-type="float">
            <text:p>249649368</text:p>
          </table:table-cell>
          <table:table-cell table:style-name="ce16" office:value-type="float" office:value="199901" calcext:value-type="float">
            <text:p>199901</text:p>
          </table:table-cell>
          <table:table-cell table:style-name="ce16" office:value-type="float" office:value="7145700" calcext:value-type="float">
            <text:p>7145700</text:p>
          </table:table-cell>
          <table:table-cell table:style-name="ce16" office:value-type="float" office:value="7037020" calcext:value-type="float">
            <text:p>7037020</text:p>
          </table:table-cell>
          <table:table-cell table:style-name="ce16" office:value-type="float" office:value="64208602" calcext:value-type="float">
            <text:p>64208602</text:p>
          </table:table-cell>
          <table:table-cell table:style-name="ce16" office:value-type="float" office:value="6647730" calcext:value-type="float">
            <text:p>6647730</text:p>
          </table:table-cell>
          <table:table-cell table:style-name="ce16" office:value-type="float" office:value="6126196" calcext:value-type="float">
            <text:p>6126196</text:p>
          </table:table-cell>
          <table:table-cell table:style-name="ce16" office:value-type="float" office:value="929023" calcext:value-type="float">
            <text:p>929023</text:p>
          </table:table-cell>
          <table:table-cell table:style-name="ce16" office:value-type="float" office:value="504082" calcext:value-type="float">
            <text:p>504082</text:p>
          </table:table-cell>
          <table:table-cell table:style-name="ce16" office:value-type="float" office:value="73413381" calcext:value-type="float">
            <text:p>73413381</text:p>
          </table:table-cell>
          <table:table-cell table:style-name="ce16" office:value-type="float" office:value="67119284" calcext:value-type="float">
            <text:p>67119284</text:p>
          </table:table-cell>
          <table:table-cell table:style-name="ce16" office:value-type="float" office:value="10593276" calcext:value-type="float">
            <text:p>10593276</text:p>
          </table:table-cell>
          <table:table-cell table:style-name="ce16" office:value-type="float" office:value="148330703" calcext:value-type="float">
            <text:p>148330703</text:p>
          </table:table-cell>
          <table:table-cell table:style-name="ce16" office:value-type="float" office:value="26434264" calcext:value-type="float">
            <text:p>26434264</text:p>
          </table:table-cell>
          <table:table-cell table:style-name="ce16" office:value-type="float" office:value="2712031" calcext:value-type="float">
            <text:p>2712031</text:p>
          </table:table-cell>
          <table:table-cell table:style-name="ce16" office:value-type="float" office:value="24771813" calcext:value-type="float">
            <text:p>24771813</text:p>
          </table:table-cell>
          <table:table-cell table:style-name="ce16" table:formula="of:=(SUM([.B37:.AB37]))+0" office:value-type="float" office:value="1153908138" calcext:value-type="float">
            <text:p>1153908138</text:p>
          </table:table-cell>
          <table:table-cell table:style-name="ce16" table:formula="of:=(+[.AE37]-[.AC37])+0" office:value-type="float" office:value="97904213" calcext:value-type="float">
            <text:p>97904213</text:p>
          </table:table-cell>
          <table:table-cell table:style-name="ce16" office:value-type="float" office:value="1251812351" calcext:value-type="float">
            <text:p>1251812351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MANGO, GUAYABA</text:p>
          </table:table-cell>
          <table:table-cell table:style-name="ce16" office:value-type="float" office:value="7883323" calcext:value-type="float">
            <text:p>7883323</text:p>
          </table:table-cell>
          <table:table-cell table:style-name="ce16" office:value-type="float" office:value="1886344" calcext:value-type="float">
            <text:p>1886344</text:p>
          </table:table-cell>
          <table:table-cell table:style-name="ce16" office:value-type="float" office:value="877655" calcext:value-type="float">
            <text:p>877655</text:p>
          </table:table-cell>
          <table:table-cell table:style-name="ce16" office:value-type="float" office:value="67937" calcext:value-type="float">
            <text:p>6793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897" calcext:value-type="float">
            <text:p>10897</text:p>
          </table:table-cell>
          <table:table-cell table:style-name="ce16" office:value-type="float" office:value="325580" calcext:value-type="float">
            <text:p>325580</text:p>
          </table:table-cell>
          <table:table-cell table:style-name="ce16" office:value-type="float" office:value="14057" calcext:value-type="float">
            <text:p>14057</text:p>
          </table:table-cell>
          <table:table-cell table:style-name="ce16" office:value-type="float" office:value="11524" calcext:value-type="float">
            <text:p>11524</text:p>
          </table:table-cell>
          <table:table-cell table:style-name="ce16" office:value-type="float" office:value="93805" calcext:value-type="float">
            <text:p>93805</text:p>
          </table:table-cell>
          <table:table-cell table:style-name="ce16" office:value-type="float" office:value="168713" calcext:value-type="float">
            <text:p>168713</text:p>
          </table:table-cell>
          <table:table-cell table:style-name="ce16" office:value-type="float" office:value="26997333" calcext:value-type="float">
            <text:p>26997333</text:p>
          </table:table-cell>
          <table:table-cell table:style-name="ce16" office:value-type="float" office:value="200991" calcext:value-type="float">
            <text:p>200991</text:p>
          </table:table-cell>
          <table:table-cell table:style-name="ce16" office:value-type="float" office:value="29612" calcext:value-type="float">
            <text:p>29612</text:p>
          </table:table-cell>
          <table:table-cell table:style-name="ce16" office:value-type="float" office:value="66857" calcext:value-type="float">
            <text:p>66857</text:p>
          </table:table-cell>
          <table:table-cell table:style-name="ce16" office:value-type="float" office:value="3696721" calcext:value-type="float">
            <text:p>3696721</text:p>
          </table:table-cell>
          <table:table-cell table:style-name="ce16" office:value-type="float" office:value="46470" calcext:value-type="float">
            <text:p>46470</text:p>
          </table:table-cell>
          <table:table-cell table:style-name="ce16" office:value-type="float" office:value="273489" calcext:value-type="float">
            <text:p>273489</text:p>
          </table:table-cell>
          <table:table-cell table:style-name="ce16" office:value-type="float" office:value="143505" calcext:value-type="float">
            <text:p>143505</text:p>
          </table:table-cell>
          <table:table-cell table:style-name="ce16" office:value-type="float" office:value="10113" calcext:value-type="float">
            <text:p>10113</text:p>
          </table:table-cell>
          <table:table-cell table:style-name="ce16" office:value-type="float" office:value="5086765" calcext:value-type="float">
            <text:p>5086765</text:p>
          </table:table-cell>
          <table:table-cell table:style-name="ce16" office:value-type="float" office:value="869888" calcext:value-type="float">
            <text:p>869888</text:p>
          </table:table-cell>
          <table:table-cell table:style-name="ce16" office:value-type="float" office:value="21101688" calcext:value-type="float">
            <text:p>21101688</text:p>
          </table:table-cell>
          <table:table-cell table:style-name="ce16" office:value-type="float" office:value="1281251" calcext:value-type="float">
            <text:p>1281251</text:p>
          </table:table-cell>
          <table:table-cell table:style-name="ce16" office:value-type="float" office:value="96016" calcext:value-type="float">
            <text:p>96016</text:p>
          </table:table-cell>
          <table:table-cell table:style-name="ce16" office:value-type="float" office:value="50438" calcext:value-type="float">
            <text:p>50438</text:p>
          </table:table-cell>
          <table:table-cell table:style-name="ce16" office:value-type="float" office:value="683110" calcext:value-type="float">
            <text:p>683110</text:p>
          </table:table-cell>
          <table:table-cell table:style-name="ce16" table:formula="of:=(SUM([.B38:.AB38]))+0" office:value-type="float" office:value="71974082" calcext:value-type="float">
            <text:p>71974082</text:p>
          </table:table-cell>
          <table:table-cell table:style-name="ce16" table:formula="of:=(+[.AE38]-[.AC38])+0" office:value-type="float" office:value="3631516" calcext:value-type="float">
            <text:p>3631516</text:p>
          </table:table-cell>
          <table:table-cell table:style-name="ce16" office:value-type="float" office:value="75605598" calcext:value-type="float">
            <text:p>75605598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MANZANA</text:p>
          </table:table-cell>
          <table:table-cell table:style-name="ce16" office:value-type="float" office:value="2159411" calcext:value-type="float">
            <text:p>2159411</text:p>
          </table:table-cell>
          <table:table-cell table:style-name="ce16" office:value-type="float" office:value="116483" calcext:value-type="float">
            <text:p>116483</text:p>
          </table:table-cell>
          <table:table-cell table:style-name="ce16" office:value-type="float" office:value="232562" calcext:value-type="float">
            <text:p>232562</text:p>
          </table:table-cell>
          <table:table-cell table:style-name="ce16" office:value-type="float" office:value="76419" calcext:value-type="float">
            <text:p>7641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92" calcext:value-type="float">
            <text:p>3092</text:p>
          </table:table-cell>
          <table:table-cell table:style-name="ce16" office:value-type="float" office:value="498579" calcext:value-type="float">
            <text:p>498579</text:p>
          </table:table-cell>
          <table:table-cell table:style-name="ce16" office:value-type="float" office:value="10018" calcext:value-type="float">
            <text:p>10018</text:p>
          </table:table-cell>
          <table:table-cell table:style-name="ce16" office:value-type="float" office:value="851" calcext:value-type="float">
            <text:p>851</text:p>
          </table:table-cell>
          <table:table-cell table:style-name="ce16" office:value-type="float" office:value="338949" calcext:value-type="float">
            <text:p>338949</text:p>
          </table:table-cell>
          <table:table-cell table:style-name="ce16" office:value-type="float" office:value="32938" calcext:value-type="float">
            <text:p>32938</text:p>
          </table:table-cell>
          <table:table-cell table:style-name="ce16" office:value-type="float" office:value="12158949" calcext:value-type="float">
            <text:p>12158949</text:p>
          </table:table-cell>
          <table:table-cell table:style-name="ce16" office:value-type="float" office:value="51910" calcext:value-type="float">
            <text:p>51910</text:p>
          </table:table-cell>
          <table:table-cell table:style-name="ce16" office:value-type="float" office:value="42198" calcext:value-type="float">
            <text:p>42198</text:p>
          </table:table-cell>
          <table:table-cell table:style-name="ce16" office:value-type="float" office:value="1019879" calcext:value-type="float">
            <text:p>1019879</text:p>
          </table:table-cell>
          <table:table-cell table:style-name="ce16" office:value-type="float" office:value="4291056" calcext:value-type="float">
            <text:p>4291056</text:p>
          </table:table-cell>
          <table:table-cell table:style-name="ce16" office:value-type="float" office:value="44176" calcext:value-type="float">
            <text:p>44176</text:p>
          </table:table-cell>
          <table:table-cell table:style-name="ce16" office:value-type="float" office:value="27925" calcext:value-type="float">
            <text:p>27925</text:p>
          </table:table-cell>
          <table:table-cell table:style-name="ce16" office:value-type="float" office:value="3325" calcext:value-type="float">
            <text:p>3325</text:p>
          </table:table-cell>
          <table:table-cell table:style-name="ce16" office:value-type="float" office:value="9549" calcext:value-type="float">
            <text:p>9549</text:p>
          </table:table-cell>
          <table:table-cell table:style-name="ce16" office:value-type="float" office:value="2162643" calcext:value-type="float">
            <text:p>2162643</text:p>
          </table:table-cell>
          <table:table-cell table:style-name="ce16" office:value-type="float" office:value="154757" calcext:value-type="float">
            <text:p>154757</text:p>
          </table:table-cell>
          <table:table-cell table:style-name="ce16" office:value-type="float" office:value="11000967" calcext:value-type="float">
            <text:p>11000967</text:p>
          </table:table-cell>
          <table:table-cell table:style-name="ce16" office:value-type="float" office:value="5564444" calcext:value-type="float">
            <text:p>5564444</text:p>
          </table:table-cell>
          <table:table-cell table:style-name="ce16" office:value-type="float" office:value="255854" calcext:value-type="float">
            <text:p>255854</text:p>
          </table:table-cell>
          <table:table-cell table:style-name="ce16" office:value-type="float" office:value="55520" calcext:value-type="float">
            <text:p>55520</text:p>
          </table:table-cell>
          <table:table-cell table:style-name="ce16" office:value-type="float" office:value="1857516" calcext:value-type="float">
            <text:p>1857516</text:p>
          </table:table-cell>
          <table:table-cell table:style-name="ce16" table:formula="of:=(SUM([.B39:.AB39]))+0" office:value-type="float" office:value="42169970" calcext:value-type="float">
            <text:p>42169970</text:p>
          </table:table-cell>
          <table:table-cell table:style-name="ce16" table:formula="of:=(+[.AE39]-[.AC39])+0" office:value-type="float" office:value="42678662" calcext:value-type="float">
            <text:p>42678662</text:p>
          </table:table-cell>
          <table:table-cell table:style-name="ce16" office:value-type="float" office:value="84848632" calcext:value-type="float">
            <text:p>84848632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MELOCOTÓN</text:p>
          </table:table-cell>
          <table:table-cell table:style-name="ce16" office:value-type="float" office:value="105738227" calcext:value-type="float">
            <text:p>105738227</text:p>
          </table:table-cell>
          <table:table-cell table:style-name="ce16" office:value-type="float" office:value="3563866" calcext:value-type="float">
            <text:p>3563866</text:p>
          </table:table-cell>
          <table:table-cell table:style-name="ce16" office:value-type="float" office:value="8529940" calcext:value-type="float">
            <text:p>8529940</text:p>
          </table:table-cell>
          <table:table-cell table:style-name="ce16" office:value-type="float" office:value="907719" calcext:value-type="float">
            <text:p>907719</text:p>
          </table:table-cell>
          <table:table-cell table:style-name="ce16" office:value-type="float" office:value="1090620" calcext:value-type="float">
            <text:p>1090620</text:p>
          </table:table-cell>
          <table:table-cell table:style-name="ce16" office:value-type="float" office:value="922098" calcext:value-type="float">
            <text:p>922098</text:p>
          </table:table-cell>
          <table:table-cell table:style-name="ce16" office:value-type="float" office:value="1834540" calcext:value-type="float">
            <text:p>1834540</text:p>
          </table:table-cell>
          <table:table-cell table:style-name="ce16" office:value-type="float" office:value="1405736" calcext:value-type="float">
            <text:p>1405736</text:p>
          </table:table-cell>
          <table:table-cell table:style-name="ce16" office:value-type="float" office:value="545076" calcext:value-type="float">
            <text:p>545076</text:p>
          </table:table-cell>
          <table:table-cell table:style-name="ce16" office:value-type="float" office:value="5536804" calcext:value-type="float">
            <text:p>5536804</text:p>
          </table:table-cell>
          <table:table-cell table:style-name="ce16" office:value-type="float" office:value="1196529" calcext:value-type="float">
            <text:p>1196529</text:p>
          </table:table-cell>
          <table:table-cell table:style-name="ce16" office:value-type="float" office:value="65568870" calcext:value-type="float">
            <text:p>65568870</text:p>
          </table:table-cell>
          <table:table-cell table:style-name="ce16" office:value-type="float" office:value="335739" calcext:value-type="float">
            <text:p>335739</text:p>
          </table:table-cell>
          <table:table-cell table:style-name="ce16" office:value-type="float" office:value="1123809" calcext:value-type="float">
            <text:p>1123809</text:p>
          </table:table-cell>
          <table:table-cell table:style-name="ce16" office:value-type="float" office:value="1198585" calcext:value-type="float">
            <text:p>1198585</text:p>
          </table:table-cell>
          <table:table-cell table:style-name="ce16" office:value-type="float" office:value="41929634" calcext:value-type="float">
            <text:p>41929634</text:p>
          </table:table-cell>
          <table:table-cell table:style-name="ce16" office:value-type="float" office:value="3325856" calcext:value-type="float">
            <text:p>3325856</text:p>
          </table:table-cell>
          <table:table-cell table:style-name="ce16" office:value-type="float" office:value="15166897" calcext:value-type="float">
            <text:p>15166897</text:p>
          </table:table-cell>
          <table:table-cell table:style-name="ce16" office:value-type="float" office:value="194688" calcext:value-type="float">
            <text:p>194688</text:p>
          </table:table-cell>
          <table:table-cell table:style-name="ce16" office:value-type="float" office:value="191184" calcext:value-type="float">
            <text:p>191184</text:p>
          </table:table-cell>
          <table:table-cell table:style-name="ce16" office:value-type="float" office:value="21926838" calcext:value-type="float">
            <text:p>21926838</text:p>
          </table:table-cell>
          <table:table-cell table:style-name="ce16" office:value-type="float" office:value="20357187" calcext:value-type="float">
            <text:p>20357187</text:p>
          </table:table-cell>
          <table:table-cell table:style-name="ce16" office:value-type="float" office:value="10841132" calcext:value-type="float">
            <text:p>10841132</text:p>
          </table:table-cell>
          <table:table-cell table:style-name="ce16" office:value-type="float" office:value="31607039" calcext:value-type="float">
            <text:p>31607039</text:p>
          </table:table-cell>
          <table:table-cell table:style-name="ce16" office:value-type="float" office:value="3441689" calcext:value-type="float">
            <text:p>3441689</text:p>
          </table:table-cell>
          <table:table-cell table:style-name="ce16" office:value-type="float" office:value="1804560" calcext:value-type="float">
            <text:p>1804560</text:p>
          </table:table-cell>
          <table:table-cell table:style-name="ce16" office:value-type="float" office:value="2653676" calcext:value-type="float">
            <text:p>2653676</text:p>
          </table:table-cell>
          <table:table-cell table:style-name="ce16" table:formula="of:=(SUM([.B40:.AB40]))+0" office:value-type="float" office:value="352938538" calcext:value-type="float">
            <text:p>352938538</text:p>
          </table:table-cell>
          <table:table-cell table:style-name="ce16" table:formula="of:=(+[.AE40]-[.AC40])+0" office:value-type="float" office:value="23153302" calcext:value-type="float">
            <text:p>23153302</text:p>
          </table:table-cell>
          <table:table-cell table:style-name="ce16" office:value-type="float" office:value="376091840" calcext:value-type="float">
            <text:p>376091840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MELÓN</text:p>
          </table:table-cell>
          <table:table-cell table:style-name="ce16" office:value-type="float" office:value="65802369" calcext:value-type="float">
            <text:p>65802369</text:p>
          </table:table-cell>
          <table:table-cell table:style-name="ce16" office:value-type="float" office:value="2561685" calcext:value-type="float">
            <text:p>2561685</text:p>
          </table:table-cell>
          <table:table-cell table:style-name="ce16" office:value-type="float" office:value="6930315" calcext:value-type="float">
            <text:p>6930315</text:p>
          </table:table-cell>
          <table:table-cell table:style-name="ce16" office:value-type="float" office:value="48085" calcext:value-type="float">
            <text:p>480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8480" calcext:value-type="float">
            <text:p>98480</text:p>
          </table:table-cell>
          <table:table-cell table:style-name="ce16" office:value-type="float" office:value="5061191" calcext:value-type="float">
            <text:p>5061191</text:p>
          </table:table-cell>
          <table:table-cell table:style-name="ce16" office:value-type="float" office:value="652736" calcext:value-type="float">
            <text:p>652736</text:p>
          </table:table-cell>
          <table:table-cell table:style-name="ce16" office:value-type="float" office:value="97773" calcext:value-type="float">
            <text:p>97773</text:p>
          </table:table-cell>
          <table:table-cell table:style-name="ce16" office:value-type="float" office:value="255992" calcext:value-type="float">
            <text:p>255992</text:p>
          </table:table-cell>
          <table:table-cell table:style-name="ce16" office:value-type="float" office:value="1207389" calcext:value-type="float">
            <text:p>1207389</text:p>
          </table:table-cell>
          <table:table-cell table:style-name="ce16" office:value-type="float" office:value="90225504" calcext:value-type="float">
            <text:p>90225504</text:p>
          </table:table-cell>
          <table:table-cell table:style-name="ce16" office:value-type="float" office:value="203445" calcext:value-type="float">
            <text:p>203445</text:p>
          </table:table-cell>
          <table:table-cell table:style-name="ce16" office:value-type="float" office:value="1068974" calcext:value-type="float">
            <text:p>1068974</text:p>
          </table:table-cell>
          <table:table-cell table:style-name="ce16" office:value-type="float" office:value="1877181" calcext:value-type="float">
            <text:p>1877181</text:p>
          </table:table-cell>
          <table:table-cell table:style-name="ce16" office:value-type="float" office:value="4175939" calcext:value-type="float">
            <text:p>4175939</text:p>
          </table:table-cell>
          <table:table-cell table:style-name="ce16" office:value-type="float" office:value="533417" calcext:value-type="float">
            <text:p>533417</text:p>
          </table:table-cell>
          <table:table-cell table:style-name="ce16" office:value-type="float" office:value="820360" calcext:value-type="float">
            <text:p>820360</text:p>
          </table:table-cell>
          <table:table-cell table:style-name="ce16" office:value-type="float" office:value="8007" calcext:value-type="float">
            <text:p>8007</text:p>
          </table:table-cell>
          <table:table-cell table:style-name="ce16" office:value-type="float" office:value="61867" calcext:value-type="float">
            <text:p>61867</text:p>
          </table:table-cell>
          <table:table-cell table:style-name="ce16" office:value-type="float" office:value="31369781" calcext:value-type="float">
            <text:p>31369781</text:p>
          </table:table-cell>
          <table:table-cell table:style-name="ce16" office:value-type="float" office:value="2921948" calcext:value-type="float">
            <text:p>2921948</text:p>
          </table:table-cell>
          <table:table-cell table:style-name="ce16" office:value-type="float" office:value="21551346" calcext:value-type="float">
            <text:p>21551346</text:p>
          </table:table-cell>
          <table:table-cell table:style-name="ce16" office:value-type="float" office:value="33352731" calcext:value-type="float">
            <text:p>33352731</text:p>
          </table:table-cell>
          <table:table-cell table:style-name="ce16" office:value-type="float" office:value="1169151" calcext:value-type="float">
            <text:p>1169151</text:p>
          </table:table-cell>
          <table:table-cell table:style-name="ce16" office:value-type="float" office:value="417664" calcext:value-type="float">
            <text:p>417664</text:p>
          </table:table-cell>
          <table:table-cell table:style-name="ce16" office:value-type="float" office:value="6811018" calcext:value-type="float">
            <text:p>6811018</text:p>
          </table:table-cell>
          <table:table-cell table:style-name="ce16" table:formula="of:=(SUM([.B41:.AB41]))+0" office:value-type="float" office:value="279284348" calcext:value-type="float">
            <text:p>279284348</text:p>
          </table:table-cell>
          <table:table-cell table:style-name="ce16" table:formula="of:=(+[.AE41]-[.AC41])+0" office:value-type="float" office:value="7860464" calcext:value-type="float">
            <text:p>7860464</text:p>
          </table:table-cell>
          <table:table-cell table:style-name="ce16" office:value-type="float" office:value="287144812" calcext:value-type="float">
            <text:p>287144812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MORA</text:p>
          </table:table-cell>
          <table:table-cell table:style-name="ce16" office:value-type="float" office:value="5608760" calcext:value-type="float">
            <text:p>5608760</text:p>
          </table:table-cell>
          <table:table-cell table:style-name="ce16" office:value-type="float" office:value="183692" calcext:value-type="float">
            <text:p>183692</text:p>
          </table:table-cell>
          <table:table-cell table:style-name="ce16" office:value-type="float" office:value="842727" calcext:value-type="float">
            <text:p>842727</text:p>
          </table:table-cell>
          <table:table-cell table:style-name="ce16" office:value-type="float" office:value="443" calcext:value-type="float">
            <text:p>44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255" calcext:value-type="float">
            <text:p>9255</text:p>
          </table:table-cell>
          <table:table-cell table:style-name="ce16" office:value-type="float" office:value="803393" calcext:value-type="float">
            <text:p>803393</text:p>
          </table:table-cell>
          <table:table-cell table:style-name="ce16" office:value-type="float" office:value="3740" calcext:value-type="float">
            <text:p>3740</text:p>
          </table:table-cell>
          <table:table-cell table:style-name="ce16" office:value-type="float" office:value="1732" calcext:value-type="float">
            <text:p>173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658333" calcext:value-type="float">
            <text:p>1658333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10437" calcext:value-type="float">
            <text:p>110437</text:p>
          </table:table-cell>
          <table:table-cell table:style-name="ce16" office:value-type="float" office:value="419512" calcext:value-type="float">
            <text:p>419512</text:p>
          </table:table-cell>
          <table:table-cell table:style-name="ce16" office:value-type="float" office:value="1338236" calcext:value-type="float">
            <text:p>1338236</text:p>
          </table:table-cell>
          <table:table-cell table:style-name="ce16" office:value-type="float" office:value="1214" calcext:value-type="float">
            <text:p>1214</text:p>
          </table:table-cell>
          <table:table-cell table:style-name="ce16" office:value-type="float" office:value="7138" calcext:value-type="float">
            <text:p>713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661" calcext:value-type="float">
            <text:p>1661</text:p>
          </table:table-cell>
          <table:table-cell table:style-name="ce16" office:value-type="float" office:value="3158279" calcext:value-type="float">
            <text:p>3158279</text:p>
          </table:table-cell>
          <table:table-cell table:style-name="ce16" office:value-type="float" office:value="78610" calcext:value-type="float">
            <text:p>78610</text:p>
          </table:table-cell>
          <table:table-cell table:style-name="ce16" office:value-type="float" office:value="382786" calcext:value-type="float">
            <text:p>382786</text:p>
          </table:table-cell>
          <table:table-cell table:style-name="ce16" office:value-type="float" office:value="3256689" calcext:value-type="float">
            <text:p>3256689</text:p>
          </table:table-cell>
          <table:table-cell table:style-name="ce16" office:value-type="float" office:value="49942" calcext:value-type="float">
            <text:p>49942</text:p>
          </table:table-cell>
          <table:table-cell table:style-name="ce16" office:value-type="float" office:value="10324" calcext:value-type="float">
            <text:p>10324</text:p>
          </table:table-cell>
          <table:table-cell table:style-name="ce16" office:value-type="float" office:value="786733" calcext:value-type="float">
            <text:p>786733</text:p>
          </table:table-cell>
          <table:table-cell table:style-name="ce16" table:formula="of:=(SUM([.B42:.AB42]))+0" office:value-type="float" office:value="18713776" calcext:value-type="float">
            <text:p>18713776</text:p>
          </table:table-cell>
          <table:table-cell table:style-name="ce16" table:formula="of:=(+[.AE42]-[.AC42])+0" office:value-type="float" office:value="623040" calcext:value-type="float">
            <text:p>623040</text:p>
          </table:table-cell>
          <table:table-cell table:style-name="ce16" office:value-type="float" office:value="19336816" calcext:value-type="float">
            <text:p>19336816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NARANJA</text:p>
          </table:table-cell>
          <table:table-cell table:style-name="ce16" office:value-type="float" office:value="288687521" calcext:value-type="float">
            <text:p>288687521</text:p>
          </table:table-cell>
          <table:table-cell table:style-name="ce16" office:value-type="float" office:value="17362833" calcext:value-type="float">
            <text:p>17362833</text:p>
          </table:table-cell>
          <table:table-cell table:style-name="ce16" office:value-type="float" office:value="38657292" calcext:value-type="float">
            <text:p>38657292</text:p>
          </table:table-cell>
          <table:table-cell table:style-name="ce16" office:value-type="float" office:value="295351" calcext:value-type="float">
            <text:p>295351</text:p>
          </table:table-cell>
          <table:table-cell table:style-name="ce16" office:value-type="float" office:value="386794" calcext:value-type="float">
            <text:p>386794</text:p>
          </table:table-cell>
          <table:table-cell table:style-name="ce16" office:value-type="float" office:value="3103808" calcext:value-type="float">
            <text:p>3103808</text:p>
          </table:table-cell>
          <table:table-cell table:style-name="ce16" office:value-type="float" office:value="12891344" calcext:value-type="float">
            <text:p>12891344</text:p>
          </table:table-cell>
          <table:table-cell table:style-name="ce16" office:value-type="float" office:value="2657733" calcext:value-type="float">
            <text:p>2657733</text:p>
          </table:table-cell>
          <table:table-cell table:style-name="ce16" office:value-type="float" office:value="4937355" calcext:value-type="float">
            <text:p>4937355</text:p>
          </table:table-cell>
          <table:table-cell table:style-name="ce16" office:value-type="float" office:value="1965237" calcext:value-type="float">
            <text:p>1965237</text:p>
          </table:table-cell>
          <table:table-cell table:style-name="ce16" office:value-type="float" office:value="5254526" calcext:value-type="float">
            <text:p>5254526</text:p>
          </table:table-cell>
          <table:table-cell table:style-name="ce16" office:value-type="float" office:value="269461131" calcext:value-type="float">
            <text:p>269461131</text:p>
          </table:table-cell>
          <table:table-cell table:style-name="ce16" office:value-type="float" office:value="145289" calcext:value-type="float">
            <text:p>145289</text:p>
          </table:table-cell>
          <table:table-cell table:style-name="ce16" office:value-type="float" office:value="3782966" calcext:value-type="float">
            <text:p>3782966</text:p>
          </table:table-cell>
          <table:table-cell table:style-name="ce16" office:value-type="float" office:value="4471044" calcext:value-type="float">
            <text:p>4471044</text:p>
          </table:table-cell>
          <table:table-cell table:style-name="ce16" office:value-type="float" office:value="90022800" calcext:value-type="float">
            <text:p>90022800</text:p>
          </table:table-cell>
          <table:table-cell table:style-name="ce16" office:value-type="float" office:value="1317351" calcext:value-type="float">
            <text:p>1317351</text:p>
          </table:table-cell>
          <table:table-cell table:style-name="ce16" office:value-type="float" office:value="3136548" calcext:value-type="float">
            <text:p>3136548</text:p>
          </table:table-cell>
          <table:table-cell table:style-name="ce16" office:value-type="float" office:value="1040825" calcext:value-type="float">
            <text:p>1040825</text:p>
          </table:table-cell>
          <table:table-cell table:style-name="ce16" office:value-type="float" office:value="1642199" calcext:value-type="float">
            <text:p>1642199</text:p>
          </table:table-cell>
          <table:table-cell table:style-name="ce16" office:value-type="float" office:value="87253430" calcext:value-type="float">
            <text:p>87253430</text:p>
          </table:table-cell>
          <table:table-cell table:style-name="ce16" office:value-type="float" office:value="42599900" calcext:value-type="float">
            <text:p>42599900</text:p>
          </table:table-cell>
          <table:table-cell table:style-name="ce16" office:value-type="float" office:value="12253013" calcext:value-type="float">
            <text:p>12253013</text:p>
          </table:table-cell>
          <table:table-cell table:style-name="ce16" office:value-type="float" office:value="67045373" calcext:value-type="float">
            <text:p>67045373</text:p>
          </table:table-cell>
          <table:table-cell table:style-name="ce16" office:value-type="float" office:value="13335593" calcext:value-type="float">
            <text:p>13335593</text:p>
          </table:table-cell>
          <table:table-cell table:style-name="ce16" office:value-type="float" office:value="5338886" calcext:value-type="float">
            <text:p>5338886</text:p>
          </table:table-cell>
          <table:table-cell table:style-name="ce16" office:value-type="float" office:value="26066805" calcext:value-type="float">
            <text:p>26066805</text:p>
          </table:table-cell>
          <table:table-cell table:style-name="ce16" table:formula="of:=(SUM([.B43:.AB43]))+0" office:value-type="float" office:value="1005112947" calcext:value-type="float">
            <text:p>1005112947</text:p>
          </table:table-cell>
          <table:table-cell table:style-name="ce16" table:formula="of:=(+[.AE43]-[.AC43])+0" office:value-type="float" office:value="124125155" calcext:value-type="float">
            <text:p>124125155</text:p>
          </table:table-cell>
          <table:table-cell table:style-name="ce16" office:value-type="float" office:value="1129238102" calcext:value-type="float">
            <text:p>1129238102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NECTARINA</text:p>
          </table:table-cell>
          <table:table-cell table:style-name="ce16" office:value-type="float" office:value="117494893" calcext:value-type="float">
            <text:p>117494893</text:p>
          </table:table-cell>
          <table:table-cell table:style-name="ce16" office:value-type="float" office:value="3866131" calcext:value-type="float">
            <text:p>3866131</text:p>
          </table:table-cell>
          <table:table-cell table:style-name="ce16" office:value-type="float" office:value="14549500" calcext:value-type="float">
            <text:p>14549500</text:p>
          </table:table-cell>
          <table:table-cell table:style-name="ce16" office:value-type="float" office:value="650002" calcext:value-type="float">
            <text:p>650002</text:p>
          </table:table-cell>
          <table:table-cell table:style-name="ce16" office:value-type="float" office:value="426413" calcext:value-type="float">
            <text:p>426413</text:p>
          </table:table-cell>
          <table:table-cell table:style-name="ce16" office:value-type="float" office:value="1567190" calcext:value-type="float">
            <text:p>1567190</text:p>
          </table:table-cell>
          <table:table-cell table:style-name="ce16" office:value-type="float" office:value="2819365" calcext:value-type="float">
            <text:p>2819365</text:p>
          </table:table-cell>
          <table:table-cell table:style-name="ce16" office:value-type="float" office:value="1582850" calcext:value-type="float">
            <text:p>1582850</text:p>
          </table:table-cell>
          <table:table-cell table:style-name="ce16" office:value-type="float" office:value="883843" calcext:value-type="float">
            <text:p>883843</text:p>
          </table:table-cell>
          <table:table-cell table:style-name="ce16" office:value-type="float" office:value="4898675" calcext:value-type="float">
            <text:p>4898675</text:p>
          </table:table-cell>
          <table:table-cell table:style-name="ce16" office:value-type="float" office:value="2446674" calcext:value-type="float">
            <text:p>2446674</text:p>
          </table:table-cell>
          <table:table-cell table:style-name="ce16" office:value-type="float" office:value="59250147" calcext:value-type="float">
            <text:p>59250147</text:p>
          </table:table-cell>
          <table:table-cell table:style-name="ce16" office:value-type="float" office:value="386955" calcext:value-type="float">
            <text:p>386955</text:p>
          </table:table-cell>
          <table:table-cell table:style-name="ce16" office:value-type="float" office:value="2871301" calcext:value-type="float">
            <text:p>2871301</text:p>
          </table:table-cell>
          <table:table-cell table:style-name="ce16" office:value-type="float" office:value="1799161" calcext:value-type="float">
            <text:p>1799161</text:p>
          </table:table-cell>
          <table:table-cell table:style-name="ce16" office:value-type="float" office:value="33387213" calcext:value-type="float">
            <text:p>33387213</text:p>
          </table:table-cell>
          <table:table-cell table:style-name="ce16" office:value-type="float" office:value="4290386" calcext:value-type="float">
            <text:p>4290386</text:p>
          </table:table-cell>
          <table:table-cell table:style-name="ce16" office:value-type="float" office:value="11555638" calcext:value-type="float">
            <text:p>11555638</text:p>
          </table:table-cell>
          <table:table-cell table:style-name="ce16" office:value-type="float" office:value="252834" calcext:value-type="float">
            <text:p>252834</text:p>
          </table:table-cell>
          <table:table-cell table:style-name="ce16" office:value-type="float" office:value="102868" calcext:value-type="float">
            <text:p>102868</text:p>
          </table:table-cell>
          <table:table-cell table:style-name="ce16" office:value-type="float" office:value="22297830" calcext:value-type="float">
            <text:p>22297830</text:p>
          </table:table-cell>
          <table:table-cell table:style-name="ce16" office:value-type="float" office:value="27717992" calcext:value-type="float">
            <text:p>27717992</text:p>
          </table:table-cell>
          <table:table-cell table:style-name="ce16" office:value-type="float" office:value="13374734" calcext:value-type="float">
            <text:p>13374734</text:p>
          </table:table-cell>
          <table:table-cell table:style-name="ce16" office:value-type="float" office:value="51045540" calcext:value-type="float">
            <text:p>51045540</text:p>
          </table:table-cell>
          <table:table-cell table:style-name="ce16" office:value-type="float" office:value="4665439" calcext:value-type="float">
            <text:p>4665439</text:p>
          </table:table-cell>
          <table:table-cell table:style-name="ce16" office:value-type="float" office:value="2478917" calcext:value-type="float">
            <text:p>2478917</text:p>
          </table:table-cell>
          <table:table-cell table:style-name="ce16" office:value-type="float" office:value="4074148" calcext:value-type="float">
            <text:p>4074148</text:p>
          </table:table-cell>
          <table:table-cell table:style-name="ce16" table:formula="of:=(SUM([.B44:.AB44]))+0" office:value-type="float" office:value="390736639" calcext:value-type="float">
            <text:p>390736639</text:p>
          </table:table-cell>
          <table:table-cell table:style-name="ce16" table:formula="of:=(+[.AE44]-[.AC44])+0" office:value-type="float" office:value="27742265" calcext:value-type="float">
            <text:p>27742265</text:p>
          </table:table-cell>
          <table:table-cell table:style-name="ce16" office:value-type="float" office:value="418478904" calcext:value-type="float">
            <text:p>418478904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OTROS CÍTRICOS</text:p>
          </table:table-cell>
          <table:table-cell table:style-name="ce16" office:value-type="float" office:value="1151459" calcext:value-type="float">
            <text:p>1151459</text:p>
          </table:table-cell>
          <table:table-cell table:style-name="ce16" office:value-type="float" office:value="125715" calcext:value-type="float">
            <text:p>125715</text:p>
          </table:table-cell>
          <table:table-cell table:style-name="ce16" office:value-type="float" office:value="124486" calcext:value-type="float">
            <text:p>124486</text:p>
          </table:table-cell>
          <table:table-cell table:style-name="ce16" office:value-type="float" office:value="17691" calcext:value-type="float">
            <text:p>1769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60" calcext:value-type="float">
            <text:p>9060</text:p>
          </table:table-cell>
          <table:table-cell table:style-name="ce16" office:value-type="float" office:value="38725" calcext:value-type="float">
            <text:p>3872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060" calcext:value-type="float">
            <text:p>706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265051" calcext:value-type="float">
            <text:p>626505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2134" calcext:value-type="float">
            <text:p>4213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81847" calcext:value-type="float">
            <text:p>581847</text:p>
          </table:table-cell>
          <table:table-cell table:style-name="ce16" office:value-type="float" office:value="4720" calcext:value-type="float">
            <text:p>4720</text:p>
          </table:table-cell>
          <table:table-cell table:style-name="ce16" office:value-type="float" office:value="10480" calcext:value-type="float">
            <text:p>10480</text:p>
          </table:table-cell>
          <table:table-cell table:style-name="ce16" office:value-type="float" office:value="2677" calcext:value-type="float">
            <text:p>267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21066" calcext:value-type="float">
            <text:p>321066</text:p>
          </table:table-cell>
          <table:table-cell table:style-name="ce16" office:value-type="float" office:value="96164" calcext:value-type="float">
            <text:p>96164</text:p>
          </table:table-cell>
          <table:table-cell table:style-name="ce16" office:value-type="float" office:value="128403" calcext:value-type="float">
            <text:p>128403</text:p>
          </table:table-cell>
          <table:table-cell table:style-name="ce16" office:value-type="float" office:value="496950" calcext:value-type="float">
            <text:p>496950</text:p>
          </table:table-cell>
          <table:table-cell table:style-name="ce16" office:value-type="float" office:value="18376" calcext:value-type="float">
            <text:p>18376</text:p>
          </table:table-cell>
          <table:table-cell table:style-name="ce16" office:value-type="float" office:value="191485" calcext:value-type="float">
            <text:p>191485</text:p>
          </table:table-cell>
          <table:table-cell table:style-name="ce16" office:value-type="float" office:value="9922" calcext:value-type="float">
            <text:p>9922</text:p>
          </table:table-cell>
          <table:table-cell table:style-name="ce16" table:formula="of:=(SUM([.B45:.AB45]))+0" office:value-type="float" office:value="9643567" calcext:value-type="float">
            <text:p>9643567</text:p>
          </table:table-cell>
          <table:table-cell table:style-name="ce16" table:formula="of:=(+[.AE45]-[.AC45])+0" office:value-type="float" office:value="357632" calcext:value-type="float">
            <text:p>357632</text:p>
          </table:table-cell>
          <table:table-cell table:style-name="ce16" office:value-type="float" office:value="10001199" calcext:value-type="float">
            <text:p>10001199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PERA</text:p>
          </table:table-cell>
          <table:table-cell table:style-name="ce16" office:value-type="float" office:value="8218095" calcext:value-type="float">
            <text:p>8218095</text:p>
          </table:table-cell>
          <table:table-cell table:style-name="ce16" office:value-type="float" office:value="548536" calcext:value-type="float">
            <text:p>548536</text:p>
          </table:table-cell>
          <table:table-cell table:style-name="ce16" office:value-type="float" office:value="121911" calcext:value-type="float">
            <text:p>121911</text:p>
          </table:table-cell>
          <table:table-cell table:style-name="ce16" office:value-type="float" office:value="47528" calcext:value-type="float">
            <text:p>47528</text:p>
          </table:table-cell>
          <table:table-cell table:style-name="ce16" office:value-type="float" office:value="603463" calcext:value-type="float">
            <text:p>603463</text:p>
          </table:table-cell>
          <table:table-cell table:style-name="ce16" office:value-type="float" office:value="465284" calcext:value-type="float">
            <text:p>465284</text:p>
          </table:table-cell>
          <table:table-cell table:style-name="ce16" office:value-type="float" office:value="127707" calcext:value-type="float">
            <text:p>127707</text:p>
          </table:table-cell>
          <table:table-cell table:style-name="ce16" office:value-type="float" office:value="187083" calcext:value-type="float">
            <text:p>187083</text:p>
          </table:table-cell>
          <table:table-cell table:style-name="ce16" office:value-type="float" office:value="209679" calcext:value-type="float">
            <text:p>209679</text:p>
          </table:table-cell>
          <table:table-cell table:style-name="ce16" office:value-type="float" office:value="222498" calcext:value-type="float">
            <text:p>222498</text:p>
          </table:table-cell>
          <table:table-cell table:style-name="ce16" office:value-type="float" office:value="74996" calcext:value-type="float">
            <text:p>74996</text:p>
          </table:table-cell>
          <table:table-cell table:style-name="ce16" office:value-type="float" office:value="7071441" calcext:value-type="float">
            <text:p>7071441</text:p>
          </table:table-cell>
          <table:table-cell table:style-name="ce16" office:value-type="float" office:value="2860816" calcext:value-type="float">
            <text:p>2860816</text:p>
          </table:table-cell>
          <table:table-cell table:style-name="ce16" office:value-type="float" office:value="52810" calcext:value-type="float">
            <text:p>52810</text:p>
          </table:table-cell>
          <table:table-cell table:style-name="ce16" office:value-type="float" office:value="101110" calcext:value-type="float">
            <text:p>101110</text:p>
          </table:table-cell>
          <table:table-cell table:style-name="ce16" office:value-type="float" office:value="12382289" calcext:value-type="float">
            <text:p>12382289</text:p>
          </table:table-cell>
          <table:table-cell table:style-name="ce16" office:value-type="float" office:value="97230" calcext:value-type="float">
            <text:p>97230</text:p>
          </table:table-cell>
          <table:table-cell table:style-name="ce16" office:value-type="float" office:value="616877" calcext:value-type="float">
            <text:p>61687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113" calcext:value-type="float">
            <text:p>8113</text:p>
          </table:table-cell>
          <table:table-cell table:style-name="ce16" office:value-type="float" office:value="399195" calcext:value-type="float">
            <text:p>399195</text:p>
          </table:table-cell>
          <table:table-cell table:style-name="ce16" office:value-type="float" office:value="2840485" calcext:value-type="float">
            <text:p>2840485</text:p>
          </table:table-cell>
          <table:table-cell table:style-name="ce16" office:value-type="float" office:value="2282703" calcext:value-type="float">
            <text:p>2282703</text:p>
          </table:table-cell>
          <table:table-cell table:style-name="ce16" office:value-type="float" office:value="272437" calcext:value-type="float">
            <text:p>272437</text:p>
          </table:table-cell>
          <table:table-cell table:style-name="ce16" office:value-type="float" office:value="648259" calcext:value-type="float">
            <text:p>648259</text:p>
          </table:table-cell>
          <table:table-cell table:style-name="ce16" office:value-type="float" office:value="100855" calcext:value-type="float">
            <text:p>100855</text:p>
          </table:table-cell>
          <table:table-cell table:style-name="ce16" office:value-type="float" office:value="250904" calcext:value-type="float">
            <text:p>250904</text:p>
          </table:table-cell>
          <table:table-cell table:style-name="ce16" table:formula="of:=(SUM([.B46:.AB46]))+0" office:value-type="float" office:value="40812304" calcext:value-type="float">
            <text:p>40812304</text:p>
          </table:table-cell>
          <table:table-cell table:style-name="ce16" table:formula="of:=(+[.AE46]-[.AC46])+0" office:value-type="float" office:value="52973965" calcext:value-type="float">
            <text:p>52973965</text:p>
          </table:table-cell>
          <table:table-cell table:style-name="ce16" office:value-type="float" office:value="93786269" calcext:value-type="float">
            <text:p>93786269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PIÑA</text:p>
          </table:table-cell>
          <table:table-cell table:style-name="ce16" office:value-type="float" office:value="1089608" calcext:value-type="float">
            <text:p>1089608</text:p>
          </table:table-cell>
          <table:table-cell table:style-name="ce16" office:value-type="float" office:value="75051" calcext:value-type="float">
            <text:p>75051</text:p>
          </table:table-cell>
          <table:table-cell table:style-name="ce16" office:value-type="float" office:value="165963" calcext:value-type="float">
            <text:p>165963</text:p>
          </table:table-cell>
          <table:table-cell table:style-name="ce16" office:value-type="float" office:value="34447" calcext:value-type="float">
            <text:p>3444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23408" calcext:value-type="float">
            <text:p>223408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office:value-type="float" office:value="78311" calcext:value-type="float">
            <text:p>78311</text:p>
          </table:table-cell>
          <table:table-cell table:style-name="ce16" office:value-type="float" office:value="27902" calcext:value-type="float">
            <text:p>2790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6049982" calcext:value-type="float">
            <text:p>6049982</text:p>
          </table:table-cell>
          <table:table-cell table:style-name="ce16" office:value-type="float" office:value="184547" calcext:value-type="float">
            <text:p>184547</text:p>
          </table:table-cell>
          <table:table-cell table:style-name="ce16" office:value-type="float" office:value="96874" calcext:value-type="float">
            <text:p>96874</text:p>
          </table:table-cell>
          <table:table-cell table:style-name="ce16" office:value-type="float" office:value="6090" calcext:value-type="float">
            <text:p>6090</text:p>
          </table:table-cell>
          <table:table-cell table:style-name="ce16" office:value-type="float" office:value="5826591" calcext:value-type="float">
            <text:p>582659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2676" calcext:value-type="float">
            <text:p>22676</text:p>
          </table:table-cell>
          <table:table-cell table:style-name="ce16" office:value-type="float" office:value="27272" calcext:value-type="float">
            <text:p>27272</text:p>
          </table:table-cell>
          <table:table-cell table:style-name="ce16" office:value-type="float" office:value="338755" calcext:value-type="float">
            <text:p>338755</text:p>
          </table:table-cell>
          <table:table-cell table:style-name="ce16" office:value-type="float" office:value="755493" calcext:value-type="float">
            <text:p>755493</text:p>
          </table:table-cell>
          <table:table-cell table:style-name="ce16" office:value-type="float" office:value="11923870" calcext:value-type="float">
            <text:p>11923870</text:p>
          </table:table-cell>
          <table:table-cell table:style-name="ce16" office:value-type="float" office:value="197823" calcext:value-type="float">
            <text:p>197823</text:p>
          </table:table-cell>
          <table:table-cell table:style-name="ce16" office:value-type="float" office:value="60949" calcext:value-type="float">
            <text:p>60949</text:p>
          </table:table-cell>
          <table:table-cell table:style-name="ce16" office:value-type="float" office:value="99870" calcext:value-type="float">
            <text:p>99870</text:p>
          </table:table-cell>
          <table:table-cell table:style-name="ce16" office:value-type="float" office:value="9176" calcext:value-type="float">
            <text:p>9176</text:p>
          </table:table-cell>
          <table:table-cell table:style-name="ce16" table:formula="of:=(SUM([.B47:.AB47]))+0" office:value-type="float" office:value="27294796" calcext:value-type="float">
            <text:p>27294796</text:p>
          </table:table-cell>
          <table:table-cell table:style-name="ce16" table:formula="of:=(+[.AE47]-[.AC47])+0" office:value-type="float" office:value="1831982" calcext:value-type="float">
            <text:p>1831982</text:p>
          </table:table-cell>
          <table:table-cell table:style-name="ce16" office:value-type="float" office:value="29126778" calcext:value-type="float">
            <text:p>29126778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PLÁTANO</text:p>
          </table:table-cell>
          <table:table-cell table:style-name="ce16" office:value-type="float" office:value="25669" calcext:value-type="float">
            <text:p>2566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6550" calcext:value-type="float">
            <text:p>46550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7711" calcext:value-type="float">
            <text:p>771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3592937" calcext:value-type="float">
            <text:p>359293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56550" calcext:value-type="float">
            <text:p>356550</text:p>
          </table:table-cell>
          <table:table-cell table:style-name="ce16" office:value-type="float" office:value="4969" calcext:value-type="float">
            <text:p>4969</text:p>
          </table:table-cell>
          <table:table-cell table:style-name="ce16" office:value-type="float" office:value="1753533" calcext:value-type="float">
            <text:p>1753533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39706" calcext:value-type="float">
            <text:p>39706</text:p>
          </table:table-cell>
          <table:table-cell table:style-name="ce16" office:value-type="float" office:value="814697" calcext:value-type="float">
            <text:p>814697</text:p>
          </table:table-cell>
          <table:table-cell table:style-name="ce16" office:value-type="float" office:value="54821326" calcext:value-type="float">
            <text:p>54821326</text:p>
          </table:table-cell>
          <table:table-cell table:style-name="ce16" office:value-type="float" office:value="213749" calcext:value-type="float">
            <text:p>213749</text:p>
          </table:table-cell>
          <table:table-cell table:style-name="ce16" office:value-type="float" office:value="103" calcext:value-type="float">
            <text:p>103</text:p>
          </table:table-cell>
          <table:table-cell table:style-name="ce16" office:value-type="float" office:value="109080" calcext:value-type="float">
            <text:p>10908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SUM([.B48:.AB48]))+0" office:value-type="float" office:value="61786842" calcext:value-type="float">
            <text:p>61786842</text:p>
          </table:table-cell>
          <table:table-cell table:style-name="ce16" table:formula="of:=(+[.AE48]-[.AC48])+0" office:value-type="float" office:value="4484280" calcext:value-type="float">
            <text:p>4484280</text:p>
          </table:table-cell>
          <table:table-cell table:style-name="ce16" office:value-type="float" office:value="66271122" calcext:value-type="float">
            <text:p>66271122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POMELO</text:p>
          </table:table-cell>
          <table:table-cell table:style-name="ce16" office:value-type="float" office:value="16237241" calcext:value-type="float">
            <text:p>16237241</text:p>
          </table:table-cell>
          <table:table-cell table:style-name="ce16" office:value-type="float" office:value="1132579" calcext:value-type="float">
            <text:p>1132579</text:p>
          </table:table-cell>
          <table:table-cell table:style-name="ce16" office:value-type="float" office:value="990067" calcext:value-type="float">
            <text:p>990067</text:p>
          </table:table-cell>
          <table:table-cell table:style-name="ce16" office:value-type="float" office:value="109218" calcext:value-type="float">
            <text:p>1092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5847" calcext:value-type="float">
            <text:p>95847</text:p>
          </table:table-cell>
          <table:table-cell table:style-name="ce16" office:value-type="float" office:value="613022" calcext:value-type="float">
            <text:p>613022</text:p>
          </table:table-cell>
          <table:table-cell table:style-name="ce16" office:value-type="float" office:value="391779" calcext:value-type="float">
            <text:p>391779</text:p>
          </table:table-cell>
          <table:table-cell table:style-name="ce16" office:value-type="float" office:value="33029" calcext:value-type="float">
            <text:p>33029</text:p>
          </table:table-cell>
          <table:table-cell table:style-name="ce16" office:value-type="float" office:value="125539" calcext:value-type="float">
            <text:p>125539</text:p>
          </table:table-cell>
          <table:table-cell table:style-name="ce16" office:value-type="float" office:value="32478" calcext:value-type="float">
            <text:p>32478</text:p>
          </table:table-cell>
          <table:table-cell table:style-name="ce16" office:value-type="float" office:value="16245676" calcext:value-type="float">
            <text:p>16245676</text:p>
          </table:table-cell>
          <table:table-cell table:style-name="ce16" office:value-type="float" office:value="382" calcext:value-type="float">
            <text:p>382</text:p>
          </table:table-cell>
          <table:table-cell table:style-name="ce16" office:value-type="float" office:value="789214" calcext:value-type="float">
            <text:p>789214</text:p>
          </table:table-cell>
          <table:table-cell table:style-name="ce16" office:value-type="float" office:value="417097" calcext:value-type="float">
            <text:p>417097</text:p>
          </table:table-cell>
          <table:table-cell table:style-name="ce16" office:value-type="float" office:value="2453210" calcext:value-type="float">
            <text:p>2453210</text:p>
          </table:table-cell>
          <table:table-cell table:style-name="ce16" office:value-type="float" office:value="348732" calcext:value-type="float">
            <text:p>348732</text:p>
          </table:table-cell>
          <table:table-cell table:style-name="ce16" office:value-type="float" office:value="201613" calcext:value-type="float">
            <text:p>201613</text:p>
          </table:table-cell>
          <table:table-cell table:style-name="ce16" office:value-type="float" office:value="12934" calcext:value-type="float">
            <text:p>12934</text:p>
          </table:table-cell>
          <table:table-cell table:style-name="ce16" office:value-type="float" office:value="38753" calcext:value-type="float">
            <text:p>38753</text:p>
          </table:table-cell>
          <table:table-cell table:style-name="ce16" office:value-type="float" office:value="2323299" calcext:value-type="float">
            <text:p>2323299</text:p>
          </table:table-cell>
          <table:table-cell table:style-name="ce16" office:value-type="float" office:value="3000030" calcext:value-type="float">
            <text:p>3000030</text:p>
          </table:table-cell>
          <table:table-cell table:style-name="ce16" office:value-type="float" office:value="797772" calcext:value-type="float">
            <text:p>797772</text:p>
          </table:table-cell>
          <table:table-cell table:style-name="ce16" office:value-type="float" office:value="2381092" calcext:value-type="float">
            <text:p>2381092</text:p>
          </table:table-cell>
          <table:table-cell table:style-name="ce16" office:value-type="float" office:value="926899" calcext:value-type="float">
            <text:p>926899</text:p>
          </table:table-cell>
          <table:table-cell table:style-name="ce16" office:value-type="float" office:value="268770" calcext:value-type="float">
            <text:p>268770</text:p>
          </table:table-cell>
          <table:table-cell table:style-name="ce16" office:value-type="float" office:value="470472" calcext:value-type="float">
            <text:p>470472</text:p>
          </table:table-cell>
          <table:table-cell table:style-name="ce16" table:formula="of:=(SUM([.B49:.AB49]))+0" office:value-type="float" office:value="50436744" calcext:value-type="float">
            <text:p>50436744</text:p>
          </table:table-cell>
          <table:table-cell table:style-name="ce16" table:formula="of:=(+[.AE49]-[.AC49])+0" office:value-type="float" office:value="2156226" calcext:value-type="float">
            <text:p>2156226</text:p>
          </table:table-cell>
          <table:table-cell table:style-name="ce16" office:value-type="float" office:value="52592970" calcext:value-type="float">
            <text:p>52592970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SANDÍA</text:p>
          </table:table-cell>
          <table:table-cell table:style-name="ce16" office:value-type="float" office:value="130284147" calcext:value-type="float">
            <text:p>130284147</text:p>
          </table:table-cell>
          <table:table-cell table:style-name="ce16" office:value-type="float" office:value="8391650" calcext:value-type="float">
            <text:p>8391650</text:p>
          </table:table-cell>
          <table:table-cell table:style-name="ce16" office:value-type="float" office:value="7860905" calcext:value-type="float">
            <text:p>7860905</text:p>
          </table:table-cell>
          <table:table-cell table:style-name="ce16" office:value-type="float" office:value="49276" calcext:value-type="float">
            <text:p>49276</text:p>
          </table:table-cell>
          <table:table-cell table:style-name="ce16" office:value-type="float" office:value="77903" calcext:value-type="float">
            <text:p>77903</text:p>
          </table:table-cell>
          <table:table-cell table:style-name="ce16" office:value-type="float" office:value="82614" calcext:value-type="float">
            <text:p>82614</text:p>
          </table:table-cell>
          <table:table-cell table:style-name="ce16" office:value-type="float" office:value="7946732" calcext:value-type="float">
            <text:p>7946732</text:p>
          </table:table-cell>
          <table:table-cell table:style-name="ce16" office:value-type="float" office:value="1300051" calcext:value-type="float">
            <text:p>1300051</text:p>
          </table:table-cell>
          <table:table-cell table:style-name="ce16" office:value-type="float" office:value="364222" calcext:value-type="float">
            <text:p>364222</text:p>
          </table:table-cell>
          <table:table-cell table:style-name="ce16" office:value-type="float" office:value="205560" calcext:value-type="float">
            <text:p>205560</text:p>
          </table:table-cell>
          <table:table-cell table:style-name="ce16" office:value-type="float" office:value="5433995" calcext:value-type="float">
            <text:p>5433995</text:p>
          </table:table-cell>
          <table:table-cell table:style-name="ce16" office:value-type="float" office:value="56091852" calcext:value-type="float">
            <text:p>56091852</text:p>
          </table:table-cell>
          <table:table-cell table:style-name="ce16" office:value-type="float" office:value="77062" calcext:value-type="float">
            <text:p>77062</text:p>
          </table:table-cell>
          <table:table-cell table:style-name="ce16" office:value-type="float" office:value="498732" calcext:value-type="float">
            <text:p>498732</text:p>
          </table:table-cell>
          <table:table-cell table:style-name="ce16" office:value-type="float" office:value="1080263" calcext:value-type="float">
            <text:p>1080263</text:p>
          </table:table-cell>
          <table:table-cell table:style-name="ce16" office:value-type="float" office:value="4192866" calcext:value-type="float">
            <text:p>4192866</text:p>
          </table:table-cell>
          <table:table-cell table:style-name="ce16" office:value-type="float" office:value="645474" calcext:value-type="float">
            <text:p>645474</text:p>
          </table:table-cell>
          <table:table-cell table:style-name="ce16" office:value-type="float" office:value="724175" calcext:value-type="float">
            <text:p>724175</text:p>
          </table:table-cell>
          <table:table-cell table:style-name="ce16" office:value-type="float" office:value="253093" calcext:value-type="float">
            <text:p>253093</text:p>
          </table:table-cell>
          <table:table-cell table:style-name="ce16" office:value-type="float" office:value="104832" calcext:value-type="float">
            <text:p>104832</text:p>
          </table:table-cell>
          <table:table-cell table:style-name="ce16" office:value-type="float" office:value="20171016" calcext:value-type="float">
            <text:p>20171016</text:p>
          </table:table-cell>
          <table:table-cell table:style-name="ce16" office:value-type="float" office:value="9077462" calcext:value-type="float">
            <text:p>9077462</text:p>
          </table:table-cell>
          <table:table-cell table:style-name="ce16" office:value-type="float" office:value="10531589" calcext:value-type="float">
            <text:p>10531589</text:p>
          </table:table-cell>
          <table:table-cell table:style-name="ce16" office:value-type="float" office:value="28044659" calcext:value-type="float">
            <text:p>28044659</text:p>
          </table:table-cell>
          <table:table-cell table:style-name="ce16" office:value-type="float" office:value="6295737" calcext:value-type="float">
            <text:p>6295737</text:p>
          </table:table-cell>
          <table:table-cell table:style-name="ce16" office:value-type="float" office:value="359461" calcext:value-type="float">
            <text:p>359461</text:p>
          </table:table-cell>
          <table:table-cell table:style-name="ce16" office:value-type="float" office:value="14898771" calcext:value-type="float">
            <text:p>14898771</text:p>
          </table:table-cell>
          <table:table-cell table:style-name="ce16" table:formula="of:=(SUM([.B50:.AB50]))+0" office:value-type="float" office:value="315044099" calcext:value-type="float">
            <text:p>315044099</text:p>
          </table:table-cell>
          <table:table-cell table:style-name="ce16" table:formula="of:=(+[.AE50]-[.AC50])+0" office:value-type="float" office:value="8263708" calcext:value-type="float">
            <text:p>8263708</text:p>
          </table:table-cell>
          <table:table-cell table:style-name="ce16" office:value-type="float" office:value="323307807" calcext:value-type="float">
            <text:p>323307807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UVA DE MESA</text:p>
          </table:table-cell>
          <table:table-cell table:style-name="ce16" office:value-type="float" office:value="53962458" calcext:value-type="float">
            <text:p>53962458</text:p>
          </table:table-cell>
          <table:table-cell table:style-name="ce16" office:value-type="float" office:value="839843" calcext:value-type="float">
            <text:p>839843</text:p>
          </table:table-cell>
          <table:table-cell table:style-name="ce16" office:value-type="float" office:value="3931194" calcext:value-type="float">
            <text:p>3931194</text:p>
          </table:table-cell>
          <table:table-cell table:style-name="ce16" office:value-type="float" office:value="60274" calcext:value-type="float">
            <text:p>60274</text:p>
          </table:table-cell>
          <table:table-cell table:style-name="ce16" office:value-type="float" office:value="71680" calcext:value-type="float">
            <text:p>71680</text:p>
          </table:table-cell>
          <table:table-cell table:style-name="ce16" office:value-type="float" office:value="128679" calcext:value-type="float">
            <text:p>128679</text:p>
          </table:table-cell>
          <table:table-cell table:style-name="ce16" office:value-type="float" office:value="6495639" calcext:value-type="float">
            <text:p>6495639</text:p>
          </table:table-cell>
          <table:table-cell table:style-name="ce16" office:value-type="float" office:value="397961" calcext:value-type="float">
            <text:p>397961</text:p>
          </table:table-cell>
          <table:table-cell table:style-name="ce16" office:value-type="float" office:value="55664" calcext:value-type="float">
            <text:p>55664</text:p>
          </table:table-cell>
          <table:table-cell table:style-name="ce16" office:value-type="float" office:value="1309696" calcext:value-type="float">
            <text:p>1309696</text:p>
          </table:table-cell>
          <table:table-cell table:style-name="ce16" office:value-type="float" office:value="5713096" calcext:value-type="float">
            <text:p>5713096</text:p>
          </table:table-cell>
          <table:table-cell table:style-name="ce16" office:value-type="float" office:value="13849156" calcext:value-type="float">
            <text:p>13849156</text:p>
          </table:table-cell>
          <table:table-cell table:style-name="ce16" office:value-type="float" office:value="27651" calcext:value-type="float">
            <text:p>27651</text:p>
          </table:table-cell>
          <table:table-cell table:style-name="ce16" office:value-type="float" office:value="183588" calcext:value-type="float">
            <text:p>183588</text:p>
          </table:table-cell>
          <table:table-cell table:style-name="ce16" office:value-type="float" office:value="7991233" calcext:value-type="float">
            <text:p>7991233</text:p>
          </table:table-cell>
          <table:table-cell table:style-name="ce16" office:value-type="float" office:value="8491552" calcext:value-type="float">
            <text:p>8491552</text:p>
          </table:table-cell>
          <table:table-cell table:style-name="ce16" office:value-type="float" office:value="587791" calcext:value-type="float">
            <text:p>587791</text:p>
          </table:table-cell>
          <table:table-cell table:style-name="ce16" office:value-type="float" office:value="605344" calcext:value-type="float">
            <text:p>605344</text:p>
          </table:table-cell>
          <table:table-cell table:style-name="ce16" office:value-type="float" office:value="62411" calcext:value-type="float">
            <text:p>62411</text:p>
          </table:table-cell>
          <table:table-cell table:style-name="ce16" office:value-type="float" office:value="3850" calcext:value-type="float">
            <text:p>3850</text:p>
          </table:table-cell>
          <table:table-cell table:style-name="ce16" office:value-type="float" office:value="15708146" calcext:value-type="float">
            <text:p>15708146</text:p>
          </table:table-cell>
          <table:table-cell table:style-name="ce16" office:value-type="float" office:value="2661642" calcext:value-type="float">
            <text:p>2661642</text:p>
          </table:table-cell>
          <table:table-cell table:style-name="ce16" office:value-type="float" office:value="22118244" calcext:value-type="float">
            <text:p>22118244</text:p>
          </table:table-cell>
          <table:table-cell table:style-name="ce16" office:value-type="float" office:value="103182449" calcext:value-type="float">
            <text:p>103182449</text:p>
          </table:table-cell>
          <table:table-cell table:style-name="ce16" office:value-type="float" office:value="1158795" calcext:value-type="float">
            <text:p>1158795</text:p>
          </table:table-cell>
          <table:table-cell table:style-name="ce16" office:value-type="float" office:value="1014496" calcext:value-type="float">
            <text:p>1014496</text:p>
          </table:table-cell>
          <table:table-cell table:style-name="ce16" office:value-type="float" office:value="6241051" calcext:value-type="float">
            <text:p>6241051</text:p>
          </table:table-cell>
          <table:table-cell table:style-name="ce16" table:formula="of:=(SUM([.B51:.AB51]))+0" office:value-type="float" office:value="256853583" calcext:value-type="float">
            <text:p>256853583</text:p>
          </table:table-cell>
          <table:table-cell table:style-name="ce16" table:formula="of:=(+[.AE51]-[.AC51])+0" office:value-type="float" office:value="27992203" calcext:value-type="float">
            <text:p>27992203</text:p>
          </table:table-cell>
          <table:table-cell table:style-name="ce16" office:value-type="float" office:value="284845786" calcext:value-type="float">
            <text:p>284845786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office:value-type="string" calcext:value-type="string">
            <text:p>OTRAS FRUTAS</text:p>
          </table:table-cell>
          <table:table-cell table:style-name="ce16" office:value-type="float" office:value="39354098" calcext:value-type="float">
            <text:p>39354098</text:p>
          </table:table-cell>
          <table:table-cell table:style-name="ce16" office:value-type="float" office:value="260966" calcext:value-type="float">
            <text:p>260966</text:p>
          </table:table-cell>
          <table:table-cell table:style-name="ce16" office:value-type="float" office:value="12979920" calcext:value-type="float">
            <text:p>12979920</text:p>
          </table:table-cell>
          <table:table-cell table:style-name="ce16" office:value-type="float" office:value="655255" calcext:value-type="float">
            <text:p>655255</text:p>
          </table:table-cell>
          <table:table-cell table:style-name="ce16" office:value-type="float" office:value="204967" calcext:value-type="float">
            <text:p>204967</text:p>
          </table:table-cell>
          <table:table-cell table:style-name="ce16" office:value-type="float" office:value="144833" calcext:value-type="float">
            <text:p>144833</text:p>
          </table:table-cell>
          <table:table-cell table:style-name="ce16" office:value-type="float" office:value="1538195" calcext:value-type="float">
            <text:p>1538195</text:p>
          </table:table-cell>
          <table:table-cell table:style-name="ce16" office:value-type="float" office:value="209040" calcext:value-type="float">
            <text:p>209040</text:p>
          </table:table-cell>
          <table:table-cell table:style-name="ce16" office:value-type="float" office:value="64770" calcext:value-type="float">
            <text:p>64770</text:p>
          </table:table-cell>
          <table:table-cell table:style-name="ce16" office:value-type="float" office:value="1351893" calcext:value-type="float">
            <text:p>1351893</text:p>
          </table:table-cell>
          <table:table-cell table:style-name="ce16" office:value-type="float" office:value="120397" calcext:value-type="float">
            <text:p>120397</text:p>
          </table:table-cell>
          <table:table-cell table:style-name="ce16" office:value-type="float" office:value="32298153" calcext:value-type="float">
            <text:p>32298153</text:p>
          </table:table-cell>
          <table:table-cell table:style-name="ce16" office:value-type="float" office:value="808886" calcext:value-type="float">
            <text:p>808886</text:p>
          </table:table-cell>
          <table:table-cell table:style-name="ce16" office:value-type="float" office:value="573093" calcext:value-type="float">
            <text:p>573093</text:p>
          </table:table-cell>
          <table:table-cell table:style-name="ce16" office:value-type="float" office:value="206724" calcext:value-type="float">
            <text:p>206724</text:p>
          </table:table-cell>
          <table:table-cell table:style-name="ce16" office:value-type="float" office:value="28569649" calcext:value-type="float">
            <text:p>28569649</text:p>
          </table:table-cell>
          <table:table-cell table:style-name="ce16" office:value-type="float" office:value="374031" calcext:value-type="float">
            <text:p>374031</text:p>
          </table:table-cell>
          <table:table-cell table:style-name="ce16" office:value-type="float" office:value="1571944" calcext:value-type="float">
            <text:p>1571944</text:p>
          </table:table-cell>
          <table:table-cell table:style-name="ce16" office:value-type="float" office:value="35346" calcext:value-type="float">
            <text:p>35346</text:p>
          </table:table-cell>
          <table:table-cell table:style-name="ce16" office:value-type="float" office:value="38269" calcext:value-type="float">
            <text:p>38269</text:p>
          </table:table-cell>
          <table:table-cell table:style-name="ce16" office:value-type="float" office:value="7975574" calcext:value-type="float">
            <text:p>7975574</text:p>
          </table:table-cell>
          <table:table-cell table:style-name="ce16" office:value-type="float" office:value="3464962" calcext:value-type="float">
            <text:p>3464962</text:p>
          </table:table-cell>
          <table:table-cell table:style-name="ce16" office:value-type="float" office:value="13440363" calcext:value-type="float">
            <text:p>13440363</text:p>
          </table:table-cell>
          <table:table-cell table:style-name="ce16" office:value-type="float" office:value="4783538" calcext:value-type="float">
            <text:p>4783538</text:p>
          </table:table-cell>
          <table:table-cell table:style-name="ce16" office:value-type="float" office:value="656193" calcext:value-type="float">
            <text:p>656193</text:p>
          </table:table-cell>
          <table:table-cell table:style-name="ce16" office:value-type="float" office:value="216262" calcext:value-type="float">
            <text:p>216262</text:p>
          </table:table-cell>
          <table:table-cell table:style-name="ce16" office:value-type="float" office:value="891136" calcext:value-type="float">
            <text:p>891136</text:p>
          </table:table-cell>
          <table:table-cell table:style-name="ce16" table:formula="of:=(SUM([.B52:.AB52]))+0" office:value-type="float" office:value="152788457" calcext:value-type="float">
            <text:p>152788457</text:p>
          </table:table-cell>
          <table:table-cell table:style-name="ce16" table:formula="of:=(+[.AE52]-[.AC52])+0" office:value-type="float" office:value="19355849" calcext:value-type="float">
            <text:p>19355849</text:p>
          </table:table-cell>
          <table:table-cell table:style-name="ce16" office:value-type="float" office:value="172144306" calcext:value-type="float">
            <text:p>172144306</text:p>
          </table:table-cell>
          <table:table-cell table:style-name="ce21" office:value-type="string" calcext:value-type="string">
            <text:p>Fruta</text:p>
          </table:table-cell>
          <table:table-cell table:style-name="ce22"/>
          <table:table-cell table:number-columns-repeated="991"/>
        </table:table-row>
        <table:table-row table:style-name="ro2">
          <table:table-cell table:style-name="ce16" table:number-columns-repeated="31"/>
          <table:table-cell table:style-name="ce22" table:number-columns-repeated="2"/>
          <table:table-cell table:number-columns-repeated="991"/>
        </table:table-row>
        <table:table-row table:style-name="ro2" table:number-rows-repeated="2">
          <table:table-cell table:style-name="ce17" table:number-columns-repeated="31"/>
          <table:table-cell table:number-columns-repeated="993"/>
        </table:table-row>
        <table:table-row table:style-name="ro2">
          <table:table-cell table:style-name="ce17" table:number-columns-repeated="31"/>
          <table:table-cell table:style-name="ce18"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table:number-columns-repeated="27"/>
          <table:table-cell table:number-columns-repeated="3"/>
          <table:table-cell table:style-name="ce18" table:number-columns-repeated="993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5">
          <table:table-cell table:number-columns-repeated="33"/>
          <table:table-cell table:style-name="ce18" table:number-columns-repeated="99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2016'.$A$1" table:cell-range-address="$'2017'.$A$1:.$A$1048576" table:range-usable-as="repeat-column repeat-row"/>
        </table:named-expressions>
      </table:table>
      <table:table table:name="2018" table:style-name="ta3">
        <office:forms form:automatic-focus="false" form:apply-design-mode="false"/>
        <table:table-header-columns>
          <table:table-column table:style-name="co4" table:default-cell-style-name="ce22"/>
        </table:table-header-columns>
        <table:table-column table:style-name="co5" table:number-columns-repeated="30" table:default-cell-style-name="ce22"/>
        <table:table-column table:style-name="co3" table:number-columns-repeated="993" table:default-cell-style-name="ce22"/>
        <table:table-row table:style-name="ro1">
          <table:table-cell table:style-name="ce1" office:value-type="string" calcext:value-type="string">
            <text:p>Producto</text:p>
          </table:table-cell>
          <table:table-cell table:style-name="ce16" office:value-type="string" calcext:value-type="string">
            <text:p>ALEMANIA</text:p>
          </table:table-cell>
          <table:table-cell table:style-name="ce16" office:value-type="string" calcext:value-type="string">
            <text:p>AUSTRIA</text:p>
          </table:table-cell>
          <table:table-cell table:style-name="ce16" office:value-type="string" calcext:value-type="string">
            <text:p>BÉLGICA</text:p>
          </table:table-cell>
          <table:table-cell table:style-name="ce16" office:value-type="string" calcext:value-type="string">
            <text:p>BULGARIA</text:p>
          </table:table-cell>
          <table:table-cell table:style-name="ce16" office:value-type="string" calcext:value-type="string">
            <text:p>CHIPRE</text:p>
          </table:table-cell>
          <table:table-cell table:style-name="ce16" office:value-type="string" calcext:value-type="string">
            <text:p>CROACIA</text:p>
          </table:table-cell>
          <table:table-cell table:style-name="ce16" office:value-type="string" calcext:value-type="string">
            <text:p>DINAMARCA</text:p>
          </table:table-cell>
          <table:table-cell table:style-name="ce16" office:value-type="string" calcext:value-type="string">
            <text:p>ESLOVAQUIA</text:p>
          </table:table-cell>
          <table:table-cell table:style-name="ce16" office:value-type="string" calcext:value-type="string">
            <text:p>ESLOVENIA</text:p>
          </table:table-cell>
          <table:table-cell table:style-name="ce16" office:value-type="string" calcext:value-type="string">
            <text:p>ESTONIA</text:p>
          </table:table-cell>
          <table:table-cell table:style-name="ce16" office:value-type="string" calcext:value-type="string">
            <text:p>FINLANDIA</text:p>
          </table:table-cell>
          <table:table-cell table:style-name="ce16" office:value-type="string" calcext:value-type="string">
            <text:p>FRANCIA</text:p>
          </table:table-cell>
          <table:table-cell table:style-name="ce16" office:value-type="string" calcext:value-type="string">
            <text:p>GRECIA</text:p>
          </table:table-cell>
          <table:table-cell table:style-name="ce16" office:value-type="string" calcext:value-type="string">
            <text:p>HUNGRIA</text:p>
          </table:table-cell>
          <table:table-cell table:style-name="ce16" office:value-type="string" calcext:value-type="string">
            <text:p>IRLANDA</text:p>
          </table:table-cell>
          <table:table-cell table:style-name="ce16" office:value-type="string" calcext:value-type="string">
            <text:p>ITALIA</text:p>
          </table:table-cell>
          <table:table-cell table:style-name="ce16" office:value-type="string" calcext:value-type="string">
            <text:p>LETONIA</text:p>
          </table:table-cell>
          <table:table-cell table:style-name="ce16" office:value-type="string" calcext:value-type="string">
            <text:p>LITUANIA</text:p>
          </table:table-cell>
          <table:table-cell table:style-name="ce16" office:value-type="string" calcext:value-type="string">
            <text:p>LUXEMBURGO</text:p>
          </table:table-cell>
          <table:table-cell table:style-name="ce16" office:value-type="string" calcext:value-type="string">
            <text:p>MALTA</text:p>
          </table:table-cell>
          <table:table-cell table:style-name="ce16" office:value-type="string" calcext:value-type="string">
            <text:p>PAISES BAJOS</text:p>
          </table:table-cell>
          <table:table-cell table:style-name="ce16" office:value-type="string" calcext:value-type="string">
            <text:p>POLONIA</text:p>
          </table:table-cell>
          <table:table-cell table:style-name="ce16" office:value-type="string" calcext:value-type="string">
            <text:p>PORTUGAL</text:p>
          </table:table-cell>
          <table:table-cell table:style-name="ce16" office:value-type="string" calcext:value-type="string">
            <text:p>REINO UNIDO</text:p>
          </table:table-cell>
          <table:table-cell table:style-name="ce16" office:value-type="string" calcext:value-type="string">
            <text:p>REP. CHECA</text:p>
          </table:table-cell>
          <table:table-cell table:style-name="ce16" office:value-type="string" calcext:value-type="string">
            <text:p>RUMANIA</text:p>
          </table:table-cell>
          <table:table-cell table:style-name="ce16" office:value-type="string" calcext:value-type="string">
            <text:p>SUECIA</text:p>
          </table:table-cell>
          <table:table-cell table:style-name="ce16" office:value-type="string" calcext:value-type="string">
            <text:p>TOTAL UE-27</text:p>
          </table:table-cell>
          <table:table-cell table:style-name="ce16" office:value-type="string" calcext:value-type="string">
            <text:p>EXTRE UE</text:p>
          </table:table-cell>
          <table:table-cell table:style-name="ce16" office:value-type="string" calcext:value-type="string">
            <text:p>TOTAL</text:p>
          </table:table-cell>
          <table:table-cell table:style-name="ce9" office:value-type="string" calcext:value-type="string">
            <text:p>TIPO</text:p>
          </table:table-cell>
          <table:table-cell table:style-name="ce23" table:number-columns-repeated="992"/>
        </table:table-row>
        <table:table-row table:style-name="ro2">
          <table:table-cell table:style-name="ce16" office:value-type="string" calcext:value-type="string">
            <text:p>ACELGA</text:p>
          </table:table-cell>
          <table:table-cell table:style-name="ce19" office:value-type="float" office:value="707572" calcext:value-type="float">
            <text:p>707572</text:p>
          </table:table-cell>
          <table:table-cell table:style-name="ce19" office:value-type="float" office:value="21593" calcext:value-type="float">
            <text:p>21593</text:p>
          </table:table-cell>
          <table:table-cell table:style-name="ce19" office:value-type="float" office:value="175485" calcext:value-type="float">
            <text:p>175485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797" calcext:value-type="float">
            <text:p>1797</text:p>
          </table:table-cell>
          <table:table-cell table:style-name="ce19" office:value-type="float" office:value="34813" calcext:value-type="float">
            <text:p>34813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27638" calcext:value-type="float">
            <text:p>27638</text:p>
          </table:table-cell>
          <table:table-cell table:style-name="ce19" office:value-type="float" office:value="1207973" calcext:value-type="float">
            <text:p>120797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525" calcext:value-type="float">
            <text:p>11525</text:p>
          </table:table-cell>
          <table:table-cell table:style-name="ce19" office:value-type="float" office:value="18644" calcext:value-type="float">
            <text:p>18644</text:p>
          </table:table-cell>
          <table:table-cell table:style-name="ce19" office:value-type="float" office:value="132071" calcext:value-type="float">
            <text:p>13207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444883" calcext:value-type="float">
            <text:p>444883</text:p>
          </table:table-cell>
          <table:table-cell table:style-name="ce19" office:value-type="float" office:value="37350" calcext:value-type="float">
            <text:p>37350</text:p>
          </table:table-cell>
          <table:table-cell table:style-name="ce19" office:value-type="float" office:value="463871" calcext:value-type="float">
            <text:p>463871</text:p>
          </table:table-cell>
          <table:table-cell table:style-name="ce19" office:value-type="float" office:value="1884600" calcext:value-type="float">
            <text:p>1884600</text:p>
          </table:table-cell>
          <table:table-cell table:style-name="ce19" office:value-type="float" office:value="70607" calcext:value-type="float">
            <text:p>7060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08284" calcext:value-type="float">
            <text:p>408284</text:p>
          </table:table-cell>
          <table:table-cell table:style-name="ce19" table:formula="of:=(SUM([.B2:.AB2]))+0" office:value-type="float" office:value="5648743" calcext:value-type="float">
            <text:p>5648743</text:p>
          </table:table-cell>
          <table:table-cell table:style-name="ce19" table:formula="of:=(+[.AE2]-[.AC2])+0" office:value-type="float" office:value="119340" calcext:value-type="float">
            <text:p>119340</text:p>
          </table:table-cell>
          <table:table-cell table:style-name="ce19" office:value-type="float" office:value="5768083" calcext:value-type="float">
            <text:p>5768083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AJO</text:p>
          </table:table-cell>
          <table:table-cell table:style-name="ce19" office:value-type="float" office:value="38621271" calcext:value-type="float">
            <text:p>38621271</text:p>
          </table:table-cell>
          <table:table-cell table:style-name="ce19" office:value-type="float" office:value="1594663" calcext:value-type="float">
            <text:p>1594663</text:p>
          </table:table-cell>
          <table:table-cell table:style-name="ce19" office:value-type="float" office:value="3975204" calcext:value-type="float">
            <text:p>3975204</text:p>
          </table:table-cell>
          <table:table-cell table:style-name="ce19" office:value-type="float" office:value="406724" calcext:value-type="float">
            <text:p>40672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55762" calcext:value-type="float">
            <text:p>455762</text:p>
          </table:table-cell>
          <table:table-cell table:style-name="ce19" office:value-type="float" office:value="3524894" calcext:value-type="float">
            <text:p>3524894</text:p>
          </table:table-cell>
          <table:table-cell table:style-name="ce19" office:value-type="float" office:value="715164" calcext:value-type="float">
            <text:p>715164</text:p>
          </table:table-cell>
          <table:table-cell table:style-name="ce19" office:value-type="float" office:value="88916" calcext:value-type="float">
            <text:p>88916</text:p>
          </table:table-cell>
          <table:table-cell table:style-name="ce19" office:value-type="float" office:value="4392" calcext:value-type="float">
            <text:p>4392</text:p>
          </table:table-cell>
          <table:table-cell table:style-name="ce19" office:value-type="float" office:value="1628226" calcext:value-type="float">
            <text:p>1628226</text:p>
          </table:table-cell>
          <table:table-cell table:style-name="ce19" office:value-type="float" office:value="33783654" calcext:value-type="float">
            <text:p>33783654</text:p>
          </table:table-cell>
          <table:table-cell table:style-name="ce19" office:value-type="float" office:value="534732" calcext:value-type="float">
            <text:p>534732</text:p>
          </table:table-cell>
          <table:table-cell table:style-name="ce19" office:value-type="float" office:value="822597" calcext:value-type="float">
            <text:p>822597</text:p>
          </table:table-cell>
          <table:table-cell table:style-name="ce19" office:value-type="float" office:value="1037735" calcext:value-type="float">
            <text:p>1037735</text:p>
          </table:table-cell>
          <table:table-cell table:style-name="ce19" office:value-type="float" office:value="29189339" calcext:value-type="float">
            <text:p>29189339</text:p>
          </table:table-cell>
          <table:table-cell table:style-name="ce19" office:value-type="float" office:value="450753" calcext:value-type="float">
            <text:p>450753</text:p>
          </table:table-cell>
          <table:table-cell table:style-name="ce19" office:value-type="float" office:value="45820" calcext:value-type="float">
            <text:p>45820</text:p>
          </table:table-cell>
          <table:table-cell table:style-name="ce19" office:value-type="float" office:value="3916" calcext:value-type="float">
            <text:p>3916</text:p>
          </table:table-cell>
          <table:table-cell table:style-name="ce19" office:value-type="float" office:value="264435" calcext:value-type="float">
            <text:p>264435</text:p>
          </table:table-cell>
          <table:table-cell table:style-name="ce19" office:value-type="float" office:value="6534471" calcext:value-type="float">
            <text:p>6534471</text:p>
          </table:table-cell>
          <table:table-cell table:style-name="ce19" office:value-type="float" office:value="7096990" calcext:value-type="float">
            <text:p>7096990</text:p>
          </table:table-cell>
          <table:table-cell table:style-name="ce19" office:value-type="float" office:value="8057820" calcext:value-type="float">
            <text:p>8057820</text:p>
          </table:table-cell>
          <table:table-cell table:style-name="ce19" office:value-type="float" office:value="23923781" calcext:value-type="float">
            <text:p>23923781</text:p>
          </table:table-cell>
          <table:table-cell table:style-name="ce19" office:value-type="float" office:value="6203417" calcext:value-type="float">
            <text:p>6203417</text:p>
          </table:table-cell>
          <table:table-cell table:style-name="ce19" office:value-type="float" office:value="1653446" calcext:value-type="float">
            <text:p>1653446</text:p>
          </table:table-cell>
          <table:table-cell table:style-name="ce19" office:value-type="float" office:value="3736203" calcext:value-type="float">
            <text:p>3736203</text:p>
          </table:table-cell>
          <table:table-cell table:style-name="ce19" table:formula="of:=(SUM([.B3:.AB3]))+0" office:value-type="float" office:value="174354325" calcext:value-type="float">
            <text:p>174354325</text:p>
          </table:table-cell>
          <table:table-cell table:style-name="ce19" table:formula="of:=(+[.AE3]-[.AC3])+0" office:value-type="float" office:value="60461350" calcext:value-type="float">
            <text:p>60461350</text:p>
          </table:table-cell>
          <table:table-cell table:style-name="ce19" office:value-type="float" office:value="234815675" calcext:value-type="float">
            <text:p>234815675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ALCACHOFA</text:p>
          </table:table-cell>
          <table:table-cell table:style-name="ce19" office:value-type="float" office:value="443235" calcext:value-type="float">
            <text:p>443235</text:p>
          </table:table-cell>
          <table:table-cell table:style-name="ce19" office:value-type="float" office:value="1459" calcext:value-type="float">
            <text:p>1459</text:p>
          </table:table-cell>
          <table:table-cell table:style-name="ce19" office:value-type="float" office:value="367967" calcext:value-type="float">
            <text:p>367967</text:p>
          </table:table-cell>
          <table:table-cell table:style-name="ce19" office:value-type="float" office:value="11053" calcext:value-type="float">
            <text:p>1105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12" calcext:value-type="float">
            <text:p>1012</text:p>
          </table:table-cell>
          <table:table-cell table:style-name="ce19" office:value-type="float" office:value="56516" calcext:value-type="float">
            <text:p>5651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663" calcext:value-type="float">
            <text:p>1663</text:p>
          </table:table-cell>
          <table:table-cell table:style-name="ce19" office:value-type="float" office:value="834" calcext:value-type="float">
            <text:p>834</text:p>
          </table:table-cell>
          <table:table-cell table:style-name="ce19" office:value-type="float" office:value="10416475" calcext:value-type="float">
            <text:p>10416475</text:p>
          </table:table-cell>
          <table:table-cell table:style-name="ce19" office:value-type="float" office:value="779" calcext:value-type="float">
            <text:p>77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552" calcext:value-type="float">
            <text:p>2552</text:p>
          </table:table-cell>
          <table:table-cell table:style-name="ce19" office:value-type="float" office:value="1248644" calcext:value-type="float">
            <text:p>124864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99" calcext:value-type="float">
            <text:p>199</text:p>
          </table:table-cell>
          <table:table-cell table:style-name="ce19" office:value-type="float" office:value="14769" calcext:value-type="float">
            <text:p>147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42050" calcext:value-type="float">
            <text:p>642050</text:p>
          </table:table-cell>
          <table:table-cell table:style-name="ce19" office:value-type="float" office:value="653" calcext:value-type="float">
            <text:p>653</text:p>
          </table:table-cell>
          <table:table-cell table:style-name="ce19" office:value-type="float" office:value="38187" calcext:value-type="float">
            <text:p>38187</text:p>
          </table:table-cell>
          <table:table-cell table:style-name="ce19" office:value-type="float" office:value="306797" calcext:value-type="float">
            <text:p>306797</text:p>
          </table:table-cell>
          <table:table-cell table:style-name="ce19" office:value-type="float" office:value="3877" calcext:value-type="float">
            <text:p>387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7567" calcext:value-type="float">
            <text:p>127567</text:p>
          </table:table-cell>
          <table:table-cell table:style-name="ce19" table:formula="of:=(SUM([.B4:.AB4]))+0" office:value-type="float" office:value="13686288" calcext:value-type="float">
            <text:p>13686288</text:p>
          </table:table-cell>
          <table:table-cell table:style-name="ce19" table:formula="of:=(+[.AE4]-[.AC4])+0" office:value-type="float" office:value="76391" calcext:value-type="float">
            <text:p>76391</text:p>
          </table:table-cell>
          <table:table-cell table:style-name="ce19" office:value-type="float" office:value="13762679" calcext:value-type="float">
            <text:p>13762679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APIO</text:p>
          </table:table-cell>
          <table:table-cell table:style-name="ce19" office:value-type="float" office:value="10862848" calcext:value-type="float">
            <text:p>10862848</text:p>
          </table:table-cell>
          <table:table-cell table:style-name="ce19" office:value-type="float" office:value="1192090" calcext:value-type="float">
            <text:p>1192090</text:p>
          </table:table-cell>
          <table:table-cell table:style-name="ce19" office:value-type="float" office:value="3031260" calcext:value-type="float">
            <text:p>3031260</text:p>
          </table:table-cell>
          <table:table-cell table:style-name="ce19" office:value-type="float" office:value="9880" calcext:value-type="float">
            <text:p>9880</text:p>
          </table:table-cell>
          <table:table-cell table:style-name="ce19" office:value-type="float" office:value="3636" calcext:value-type="float">
            <text:p>3636</text:p>
          </table:table-cell>
          <table:table-cell table:style-name="ce19" office:value-type="float" office:value="4088" calcext:value-type="float">
            <text:p>4088</text:p>
          </table:table-cell>
          <table:table-cell table:style-name="ce19" office:value-type="float" office:value="1568632" calcext:value-type="float">
            <text:p>1568632</text:p>
          </table:table-cell>
          <table:table-cell table:style-name="ce19" office:value-type="float" office:value="192195" calcext:value-type="float">
            <text:p>19219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6952" calcext:value-type="float">
            <text:p>206952</text:p>
          </table:table-cell>
          <table:table-cell table:style-name="ce19" office:value-type="float" office:value="453349" calcext:value-type="float">
            <text:p>453349</text:p>
          </table:table-cell>
          <table:table-cell table:style-name="ce19" office:value-type="float" office:value="5798498" calcext:value-type="float">
            <text:p>5798498</text:p>
          </table:table-cell>
          <table:table-cell table:style-name="ce19" office:value-type="float" office:value="21897" calcext:value-type="float">
            <text:p>21897</text:p>
          </table:table-cell>
          <table:table-cell table:style-name="ce19" office:value-type="float" office:value="227642" calcext:value-type="float">
            <text:p>227642</text:p>
          </table:table-cell>
          <table:table-cell table:style-name="ce19" office:value-type="float" office:value="1180324" calcext:value-type="float">
            <text:p>1180324</text:p>
          </table:table-cell>
          <table:table-cell table:style-name="ce19" office:value-type="float" office:value="2437139" calcext:value-type="float">
            <text:p>2437139</text:p>
          </table:table-cell>
          <table:table-cell table:style-name="ce19" office:value-type="float" office:value="341114" calcext:value-type="float">
            <text:p>341114</text:p>
          </table:table-cell>
          <table:table-cell table:style-name="ce19" office:value-type="float" office:value="244002" calcext:value-type="float">
            <text:p>244002</text:p>
          </table:table-cell>
          <table:table-cell table:style-name="ce19" office:value-type="float" office:value="873" calcext:value-type="float">
            <text:p>873</text:p>
          </table:table-cell>
          <table:table-cell table:style-name="ce19" office:value-type="float" office:value="16998" calcext:value-type="float">
            <text:p>16998</text:p>
          </table:table-cell>
          <table:table-cell table:style-name="ce19" office:value-type="float" office:value="9663331" calcext:value-type="float">
            <text:p>9663331</text:p>
          </table:table-cell>
          <table:table-cell table:style-name="ce19" office:value-type="float" office:value="3527385" calcext:value-type="float">
            <text:p>3527385</text:p>
          </table:table-cell>
          <table:table-cell table:style-name="ce19" office:value-type="float" office:value="527563" calcext:value-type="float">
            <text:p>527563</text:p>
          </table:table-cell>
          <table:table-cell table:style-name="ce19" office:value-type="float" office:value="34555655" calcext:value-type="float">
            <text:p>34555655</text:p>
          </table:table-cell>
          <table:table-cell table:style-name="ce19" office:value-type="float" office:value="1202511" calcext:value-type="float">
            <text:p>1202511</text:p>
          </table:table-cell>
          <table:table-cell table:style-name="ce19" office:value-type="float" office:value="187883" calcext:value-type="float">
            <text:p>187883</text:p>
          </table:table-cell>
          <table:table-cell table:style-name="ce19" office:value-type="float" office:value="1480722" calcext:value-type="float">
            <text:p>1480722</text:p>
          </table:table-cell>
          <table:table-cell table:style-name="ce19" table:formula="of:=(SUM([.B5:.AB5]))+0" office:value-type="float" office:value="78938467" calcext:value-type="float">
            <text:p>78938467</text:p>
          </table:table-cell>
          <table:table-cell table:style-name="ce19" table:formula="of:=(+[.AE5]-[.AC5])+0" office:value-type="float" office:value="1847882" calcext:value-type="float">
            <text:p>1847882</text:p>
          </table:table-cell>
          <table:table-cell table:style-name="ce19" office:value-type="float" office:value="80786349" calcext:value-type="float">
            <text:p>80786349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BERENJENA</text:p>
          </table:table-cell>
          <table:table-cell table:style-name="ce19" office:value-type="float" office:value="30293137" calcext:value-type="float">
            <text:p>30293137</text:p>
          </table:table-cell>
          <table:table-cell table:style-name="ce19" office:value-type="float" office:value="1618210" calcext:value-type="float">
            <text:p>1618210</text:p>
          </table:table-cell>
          <table:table-cell table:style-name="ce19" office:value-type="float" office:value="3316745" calcext:value-type="float">
            <text:p>3316745</text:p>
          </table:table-cell>
          <table:table-cell table:style-name="ce19" office:value-type="float" office:value="61631" calcext:value-type="float">
            <text:p>61631</text:p>
          </table:table-cell>
          <table:table-cell table:style-name="ce19" office:value-type="float" office:value="1646231" calcext:value-type="float">
            <text:p>1646231</text:p>
          </table:table-cell>
          <table:table-cell table:style-name="ce19" office:value-type="float" office:value="333410" calcext:value-type="float">
            <text:p>333410</text:p>
          </table:table-cell>
          <table:table-cell table:style-name="ce19" office:value-type="float" office:value="999994" calcext:value-type="float">
            <text:p>999994</text:p>
          </table:table-cell>
          <table:table-cell table:style-name="ce19" office:value-type="float" office:value="341944" calcext:value-type="float">
            <text:p>341944</text:p>
          </table:table-cell>
          <table:table-cell table:style-name="ce19" office:value-type="float" office:value="69551" calcext:value-type="float">
            <text:p>69551</text:p>
          </table:table-cell>
          <table:table-cell table:style-name="ce19" office:value-type="float" office:value="2562110" calcext:value-type="float">
            <text:p>2562110</text:p>
          </table:table-cell>
          <table:table-cell table:style-name="ce19" office:value-type="float" office:value="335865" calcext:value-type="float">
            <text:p>335865</text:p>
          </table:table-cell>
          <table:table-cell table:style-name="ce19" office:value-type="float" office:value="43755139" calcext:value-type="float">
            <text:p>43755139</text:p>
          </table:table-cell>
          <table:table-cell table:style-name="ce19" office:value-type="float" office:value="344459" calcext:value-type="float">
            <text:p>344459</text:p>
          </table:table-cell>
          <table:table-cell table:style-name="ce19" office:value-type="float" office:value="937904" calcext:value-type="float">
            <text:p>937904</text:p>
          </table:table-cell>
          <table:table-cell table:style-name="ce19" office:value-type="float" office:value="343128" calcext:value-type="float">
            <text:p>343128</text:p>
          </table:table-cell>
          <table:table-cell table:style-name="ce19" office:value-type="float" office:value="17466840" calcext:value-type="float">
            <text:p>17466840</text:p>
          </table:table-cell>
          <table:table-cell table:style-name="ce19" office:value-type="float" office:value="639774" calcext:value-type="float">
            <text:p>639774</text:p>
          </table:table-cell>
          <table:table-cell table:style-name="ce19" office:value-type="float" office:value="2066926" calcext:value-type="float">
            <text:p>2066926</text:p>
          </table:table-cell>
          <table:table-cell table:style-name="ce19" office:value-type="float" office:value="104043" calcext:value-type="float">
            <text:p>104043</text:p>
          </table:table-cell>
          <table:table-cell table:style-name="ce19" office:value-type="float" office:value="2882" calcext:value-type="float">
            <text:p>2882</text:p>
          </table:table-cell>
          <table:table-cell table:style-name="ce19" office:value-type="float" office:value="11382196" calcext:value-type="float">
            <text:p>11382196</text:p>
          </table:table-cell>
          <table:table-cell table:style-name="ce19" office:value-type="float" office:value="3189208" calcext:value-type="float">
            <text:p>3189208</text:p>
          </table:table-cell>
          <table:table-cell table:style-name="ce19" office:value-type="float" office:value="1536492" calcext:value-type="float">
            <text:p>1536492</text:p>
          </table:table-cell>
          <table:table-cell table:style-name="ce19" office:value-type="float" office:value="17019856" calcext:value-type="float">
            <text:p>17019856</text:p>
          </table:table-cell>
          <table:table-cell table:style-name="ce19" office:value-type="float" office:value="1427331" calcext:value-type="float">
            <text:p>1427331</text:p>
          </table:table-cell>
          <table:table-cell table:style-name="ce19" office:value-type="float" office:value="1570883" calcext:value-type="float">
            <text:p>1570883</text:p>
          </table:table-cell>
          <table:table-cell table:style-name="ce19" office:value-type="float" office:value="1832396" calcext:value-type="float">
            <text:p>1832396</text:p>
          </table:table-cell>
          <table:table-cell table:style-name="ce19" table:formula="of:=(SUM([.B6:.AB6]))+0" office:value-type="float" office:value="145198285" calcext:value-type="float">
            <text:p>145198285</text:p>
          </table:table-cell>
          <table:table-cell table:style-name="ce19" table:formula="of:=(+[.AE6]-[.AC6])+0" office:value-type="float" office:value="2601142" calcext:value-type="float">
            <text:p>2601142</text:p>
          </table:table-cell>
          <table:table-cell table:style-name="ce19" office:value-type="float" office:value="147799427" calcext:value-type="float">
            <text:p>147799427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CALABACÍN</text:p>
          </table:table-cell>
          <table:table-cell table:style-name="ce19" office:value-type="float" office:value="70953242" calcext:value-type="float">
            <text:p>70953242</text:p>
          </table:table-cell>
          <table:table-cell table:style-name="ce19" office:value-type="float" office:value="3775848" calcext:value-type="float">
            <text:p>3775848</text:p>
          </table:table-cell>
          <table:table-cell table:style-name="ce19" office:value-type="float" office:value="11824217" calcext:value-type="float">
            <text:p>11824217</text:p>
          </table:table-cell>
          <table:table-cell table:style-name="ce19" office:value-type="float" office:value="648330" calcext:value-type="float">
            <text:p>648330</text:p>
          </table:table-cell>
          <table:table-cell table:style-name="ce19" office:value-type="float" office:value="16950" calcext:value-type="float">
            <text:p>16950</text:p>
          </table:table-cell>
          <table:table-cell table:style-name="ce19" office:value-type="float" office:value="926125" calcext:value-type="float">
            <text:p>926125</text:p>
          </table:table-cell>
          <table:table-cell table:style-name="ce19" office:value-type="float" office:value="3294814" calcext:value-type="float">
            <text:p>3294814</text:p>
          </table:table-cell>
          <table:table-cell table:style-name="ce19" office:value-type="float" office:value="902869" calcext:value-type="float">
            <text:p>902869</text:p>
          </table:table-cell>
          <table:table-cell table:style-name="ce19" office:value-type="float" office:value="299590" calcext:value-type="float">
            <text:p>299590</text:p>
          </table:table-cell>
          <table:table-cell table:style-name="ce19" office:value-type="float" office:value="249253" calcext:value-type="float">
            <text:p>249253</text:p>
          </table:table-cell>
          <table:table-cell table:style-name="ce19" office:value-type="float" office:value="1822683" calcext:value-type="float">
            <text:p>1822683</text:p>
          </table:table-cell>
          <table:table-cell table:style-name="ce19" office:value-type="float" office:value="105423134" calcext:value-type="float">
            <text:p>105423134</text:p>
          </table:table-cell>
          <table:table-cell table:style-name="ce19" office:value-type="float" office:value="47702" calcext:value-type="float">
            <text:p>47702</text:p>
          </table:table-cell>
          <table:table-cell table:style-name="ce19" office:value-type="float" office:value="1390994" calcext:value-type="float">
            <text:p>1390994</text:p>
          </table:table-cell>
          <table:table-cell table:style-name="ce19" office:value-type="float" office:value="1278901" calcext:value-type="float">
            <text:p>1278901</text:p>
          </table:table-cell>
          <table:table-cell table:style-name="ce19" office:value-type="float" office:value="9290889" calcext:value-type="float">
            <text:p>9290889</text:p>
          </table:table-cell>
          <table:table-cell table:style-name="ce19" office:value-type="float" office:value="420104" calcext:value-type="float">
            <text:p>420104</text:p>
          </table:table-cell>
          <table:table-cell table:style-name="ce19" office:value-type="float" office:value="832121" calcext:value-type="float">
            <text:p>832121</text:p>
          </table:table-cell>
          <table:table-cell table:style-name="ce19" office:value-type="float" office:value="301781" calcext:value-type="float">
            <text:p>301781</text:p>
          </table:table-cell>
          <table:table-cell table:style-name="ce19" office:value-type="float" office:value="11570" calcext:value-type="float">
            <text:p>11570</text:p>
          </table:table-cell>
          <table:table-cell table:style-name="ce19" office:value-type="float" office:value="29024050" calcext:value-type="float">
            <text:p>29024050</text:p>
          </table:table-cell>
          <table:table-cell table:style-name="ce19" office:value-type="float" office:value="11439560" calcext:value-type="float">
            <text:p>11439560</text:p>
          </table:table-cell>
          <table:table-cell table:style-name="ce19" office:value-type="float" office:value="9179491" calcext:value-type="float">
            <text:p>9179491</text:p>
          </table:table-cell>
          <table:table-cell table:style-name="ce19" office:value-type="float" office:value="34171240" calcext:value-type="float">
            <text:p>34171240</text:p>
          </table:table-cell>
          <table:table-cell table:style-name="ce19" office:value-type="float" office:value="2336039" calcext:value-type="float">
            <text:p>2336039</text:p>
          </table:table-cell>
          <table:table-cell table:style-name="ce19" office:value-type="float" office:value="552261" calcext:value-type="float">
            <text:p>552261</text:p>
          </table:table-cell>
          <table:table-cell table:style-name="ce19" office:value-type="float" office:value="4290762" calcext:value-type="float">
            <text:p>4290762</text:p>
          </table:table-cell>
          <table:table-cell table:style-name="ce19" table:formula="of:=(SUM([.B7:.AB7]))+0" office:value-type="float" office:value="304704520" calcext:value-type="float">
            <text:p>304704520</text:p>
          </table:table-cell>
          <table:table-cell table:style-name="ce19" table:formula="of:=(+[.AE7]-[.AC7])+0" office:value-type="float" office:value="6486860" calcext:value-type="float">
            <text:p>6486860</text:p>
          </table:table-cell>
          <table:table-cell table:style-name="ce19" office:value-type="float" office:value="311191380" calcext:value-type="float">
            <text:p>311191380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CALABAZA</text:p>
          </table:table-cell>
          <table:table-cell table:style-name="ce19" office:value-type="float" office:value="6310093" calcext:value-type="float">
            <text:p>6310093</text:p>
          </table:table-cell>
          <table:table-cell table:style-name="ce19" office:value-type="float" office:value="256749" calcext:value-type="float">
            <text:p>256749</text:p>
          </table:table-cell>
          <table:table-cell table:style-name="ce19" office:value-type="float" office:value="852990" calcext:value-type="float">
            <text:p>852990</text:p>
          </table:table-cell>
          <table:table-cell table:style-name="ce19" office:value-type="float" office:value="4153" calcext:value-type="float">
            <text:p>415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99933" calcext:value-type="float">
            <text:p>399933</text:p>
          </table:table-cell>
          <table:table-cell table:style-name="ce19" office:value-type="float" office:value="67275" calcext:value-type="float">
            <text:p>67275</text:p>
          </table:table-cell>
          <table:table-cell table:style-name="ce19" office:value-type="float" office:value="17708" calcext:value-type="float">
            <text:p>17708</text:p>
          </table:table-cell>
          <table:table-cell table:style-name="ce19" office:value-type="float" office:value="5995" calcext:value-type="float">
            <text:p>5995</text:p>
          </table:table-cell>
          <table:table-cell table:style-name="ce19" office:value-type="float" office:value="55076" calcext:value-type="float">
            <text:p>55076</text:p>
          </table:table-cell>
          <table:table-cell table:style-name="ce19" office:value-type="float" office:value="16011087" calcext:value-type="float">
            <text:p>16011087</text:p>
          </table:table-cell>
          <table:table-cell table:style-name="ce19" office:value-type="float" office:value="3302" calcext:value-type="float">
            <text:p>3302</text:p>
          </table:table-cell>
          <table:table-cell table:style-name="ce19" office:value-type="float" office:value="18537" calcext:value-type="float">
            <text:p>18537</text:p>
          </table:table-cell>
          <table:table-cell table:style-name="ce19" office:value-type="float" office:value="464496" calcext:value-type="float">
            <text:p>464496</text:p>
          </table:table-cell>
          <table:table-cell table:style-name="ce19" office:value-type="float" office:value="1277779" calcext:value-type="float">
            <text:p>1277779</text:p>
          </table:table-cell>
          <table:table-cell table:style-name="ce19" office:value-type="float" office:value="3262" calcext:value-type="float">
            <text:p>3262</text:p>
          </table:table-cell>
          <table:table-cell table:style-name="ce19" office:value-type="float" office:value="35158" calcext:value-type="float">
            <text:p>35158</text:p>
          </table:table-cell>
          <table:table-cell table:style-name="ce19" office:value-type="float" office:value="68179" calcext:value-type="float">
            <text:p>68179</text:p>
          </table:table-cell>
          <table:table-cell table:style-name="ce19" office:value-type="float" office:value="4217" calcext:value-type="float">
            <text:p>4217</text:p>
          </table:table-cell>
          <table:table-cell table:style-name="ce19" office:value-type="float" office:value="4260807" calcext:value-type="float">
            <text:p>4260807</text:p>
          </table:table-cell>
          <table:table-cell table:style-name="ce19" office:value-type="float" office:value="514737" calcext:value-type="float">
            <text:p>514737</text:p>
          </table:table-cell>
          <table:table-cell table:style-name="ce19" office:value-type="float" office:value="314872" calcext:value-type="float">
            <text:p>314872</text:p>
          </table:table-cell>
          <table:table-cell table:style-name="ce19" office:value-type="float" office:value="4305848" calcext:value-type="float">
            <text:p>4305848</text:p>
          </table:table-cell>
          <table:table-cell table:style-name="ce19" office:value-type="float" office:value="354524" calcext:value-type="float">
            <text:p>354524</text:p>
          </table:table-cell>
          <table:table-cell table:style-name="ce19" office:value-type="float" office:value="29090" calcext:value-type="float">
            <text:p>29090</text:p>
          </table:table-cell>
          <table:table-cell table:style-name="ce19" office:value-type="float" office:value="286492" calcext:value-type="float">
            <text:p>286492</text:p>
          </table:table-cell>
          <table:table-cell table:style-name="ce19" table:formula="of:=(SUM([.B8:.AB8]))+0" office:value-type="float" office:value="35922359" calcext:value-type="float">
            <text:p>35922359</text:p>
          </table:table-cell>
          <table:table-cell table:style-name="ce19" table:formula="of:=(+[.AE8]-[.AC8])+0" office:value-type="float" office:value="1254497" calcext:value-type="float">
            <text:p>1254497</text:p>
          </table:table-cell>
          <table:table-cell table:style-name="ce19" office:value-type="float" office:value="37176856" calcext:value-type="float">
            <text:p>37176856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CEBOLLA</text:p>
          </table:table-cell>
          <table:table-cell table:style-name="ce19" office:value-type="float" office:value="40802461" calcext:value-type="float">
            <text:p>40802461</text:p>
          </table:table-cell>
          <table:table-cell table:style-name="ce19" office:value-type="float" office:value="486959" calcext:value-type="float">
            <text:p>486959</text:p>
          </table:table-cell>
          <table:table-cell table:style-name="ce19" office:value-type="float" office:value="5078376" calcext:value-type="float">
            <text:p>5078376</text:p>
          </table:table-cell>
          <table:table-cell table:style-name="ce19" office:value-type="float" office:value="27654" calcext:value-type="float">
            <text:p>27654</text:p>
          </table:table-cell>
          <table:table-cell table:style-name="ce19" office:value-type="float" office:value="38820" calcext:value-type="float">
            <text:p>38820</text:p>
          </table:table-cell>
          <table:table-cell table:style-name="ce19" office:value-type="float" office:value="318382" calcext:value-type="float">
            <text:p>318382</text:p>
          </table:table-cell>
          <table:table-cell table:style-name="ce19" office:value-type="float" office:value="341166" calcext:value-type="float">
            <text:p>341166</text:p>
          </table:table-cell>
          <table:table-cell table:style-name="ce19" office:value-type="float" office:value="83920" calcext:value-type="float">
            <text:p>83920</text:p>
          </table:table-cell>
          <table:table-cell table:style-name="ce19" office:value-type="float" office:value="106684" calcext:value-type="float">
            <text:p>10668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85100" calcext:value-type="float">
            <text:p>385100</text:p>
          </table:table-cell>
          <table:table-cell table:style-name="ce19" office:value-type="float" office:value="18302133" calcext:value-type="float">
            <text:p>18302133</text:p>
          </table:table-cell>
          <table:table-cell table:style-name="ce19" office:value-type="float" office:value="156074" calcext:value-type="float">
            <text:p>156074</text:p>
          </table:table-cell>
          <table:table-cell table:style-name="ce19" office:value-type="float" office:value="198869" calcext:value-type="float">
            <text:p>198869</text:p>
          </table:table-cell>
          <table:table-cell table:style-name="ce19" office:value-type="float" office:value="3534142" calcext:value-type="float">
            <text:p>3534142</text:p>
          </table:table-cell>
          <table:table-cell table:style-name="ce19" office:value-type="float" office:value="1554033" calcext:value-type="float">
            <text:p>1554033</text:p>
          </table:table-cell>
          <table:table-cell table:style-name="ce19" office:value-type="float" office:value="1153" calcext:value-type="float">
            <text:p>115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458" calcext:value-type="float">
            <text:p>14458</text:p>
          </table:table-cell>
          <table:table-cell table:style-name="ce19" office:value-type="float" office:value="8341" calcext:value-type="float">
            <text:p>8341</text:p>
          </table:table-cell>
          <table:table-cell table:style-name="ce19" office:value-type="float" office:value="9483963" calcext:value-type="float">
            <text:p>9483963</text:p>
          </table:table-cell>
          <table:table-cell table:style-name="ce19" office:value-type="float" office:value="571667" calcext:value-type="float">
            <text:p>571667</text:p>
          </table:table-cell>
          <table:table-cell table:style-name="ce19" office:value-type="float" office:value="11223039" calcext:value-type="float">
            <text:p>11223039</text:p>
          </table:table-cell>
          <table:table-cell table:style-name="ce19" office:value-type="float" office:value="38099954" calcext:value-type="float">
            <text:p>38099954</text:p>
          </table:table-cell>
          <table:table-cell table:style-name="ce19" office:value-type="float" office:value="765023" calcext:value-type="float">
            <text:p>765023</text:p>
          </table:table-cell>
          <table:table-cell table:style-name="ce19" office:value-type="float" office:value="265877" calcext:value-type="float">
            <text:p>265877</text:p>
          </table:table-cell>
          <table:table-cell table:style-name="ce19" office:value-type="float" office:value="1270120" calcext:value-type="float">
            <text:p>1270120</text:p>
          </table:table-cell>
          <table:table-cell table:style-name="ce19" table:formula="of:=(SUM([.B9:.AB9]))+0" office:value-type="float" office:value="133118368" calcext:value-type="float">
            <text:p>133118368</text:p>
          </table:table-cell>
          <table:table-cell table:style-name="ce19" table:formula="of:=(+[.AE9]-[.AC9])+0" office:value-type="float" office:value="14413382" calcext:value-type="float">
            <text:p>14413382</text:p>
          </table:table-cell>
          <table:table-cell table:style-name="ce19" office:value-type="float" office:value="147531750" calcext:value-type="float">
            <text:p>147531750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COLES</text:p>
          </table:table-cell>
          <table:table-cell table:style-name="ce19" office:value-type="float" office:value="85975054" calcext:value-type="float">
            <text:p>85975054</text:p>
          </table:table-cell>
          <table:table-cell table:style-name="ce19" office:value-type="float" office:value="2745716" calcext:value-type="float">
            <text:p>2745716</text:p>
          </table:table-cell>
          <table:table-cell table:style-name="ce19" office:value-type="float" office:value="13159884" calcext:value-type="float">
            <text:p>13159884</text:p>
          </table:table-cell>
          <table:table-cell table:style-name="ce19" office:value-type="float" office:value="273482" calcext:value-type="float">
            <text:p>273482</text:p>
          </table:table-cell>
          <table:table-cell table:style-name="ce19" office:value-type="float" office:value="740719" calcext:value-type="float">
            <text:p>740719</text:p>
          </table:table-cell>
          <table:table-cell table:style-name="ce19" office:value-type="float" office:value="1044599" calcext:value-type="float">
            <text:p>1044599</text:p>
          </table:table-cell>
          <table:table-cell table:style-name="ce19" office:value-type="float" office:value="11564424" calcext:value-type="float">
            <text:p>11564424</text:p>
          </table:table-cell>
          <table:table-cell table:style-name="ce19" office:value-type="float" office:value="1662111" calcext:value-type="float">
            <text:p>1662111</text:p>
          </table:table-cell>
          <table:table-cell table:style-name="ce19" office:value-type="float" office:value="172446" calcext:value-type="float">
            <text:p>172446</text:p>
          </table:table-cell>
          <table:table-cell table:style-name="ce19" office:value-type="float" office:value="905796" calcext:value-type="float">
            <text:p>905796</text:p>
          </table:table-cell>
          <table:table-cell table:style-name="ce19" office:value-type="float" office:value="5078067" calcext:value-type="float">
            <text:p>5078067</text:p>
          </table:table-cell>
          <table:table-cell table:style-name="ce19" office:value-type="float" office:value="45209321" calcext:value-type="float">
            <text:p>45209321</text:p>
          </table:table-cell>
          <table:table-cell table:style-name="ce19" office:value-type="float" office:value="1541862" calcext:value-type="float">
            <text:p>1541862</text:p>
          </table:table-cell>
          <table:table-cell table:style-name="ce19" office:value-type="float" office:value="2128194" calcext:value-type="float">
            <text:p>2128194</text:p>
          </table:table-cell>
          <table:table-cell table:style-name="ce19" office:value-type="float" office:value="6145019" calcext:value-type="float">
            <text:p>6145019</text:p>
          </table:table-cell>
          <table:table-cell table:style-name="ce19" office:value-type="float" office:value="5366129" calcext:value-type="float">
            <text:p>5366129</text:p>
          </table:table-cell>
          <table:table-cell table:style-name="ce19" office:value-type="float" office:value="378818" calcext:value-type="float">
            <text:p>378818</text:p>
          </table:table-cell>
          <table:table-cell table:style-name="ce19" office:value-type="float" office:value="1418949" calcext:value-type="float">
            <text:p>1418949</text:p>
          </table:table-cell>
          <table:table-cell table:style-name="ce19" office:value-type="float" office:value="42293" calcext:value-type="float">
            <text:p>42293</text:p>
          </table:table-cell>
          <table:table-cell table:style-name="ce19" office:value-type="float" office:value="284611" calcext:value-type="float">
            <text:p>284611</text:p>
          </table:table-cell>
          <table:table-cell table:style-name="ce19" office:value-type="float" office:value="59740590" calcext:value-type="float">
            <text:p>59740590</text:p>
          </table:table-cell>
          <table:table-cell table:style-name="ce19" office:value-type="float" office:value="17394290" calcext:value-type="float">
            <text:p>17394290</text:p>
          </table:table-cell>
          <table:table-cell table:style-name="ce19" office:value-type="float" office:value="12278889" calcext:value-type="float">
            <text:p>12278889</text:p>
          </table:table-cell>
          <table:table-cell table:style-name="ce19" office:value-type="float" office:value="143554923" calcext:value-type="float">
            <text:p>143554923</text:p>
          </table:table-cell>
          <table:table-cell table:style-name="ce19" office:value-type="float" office:value="4304053" calcext:value-type="float">
            <text:p>4304053</text:p>
          </table:table-cell>
          <table:table-cell table:style-name="ce19" office:value-type="float" office:value="2166528" calcext:value-type="float">
            <text:p>2166528</text:p>
          </table:table-cell>
          <table:table-cell table:style-name="ce19" office:value-type="float" office:value="12492537" calcext:value-type="float">
            <text:p>12492537</text:p>
          </table:table-cell>
          <table:table-cell table:style-name="ce19" table:formula="of:=(SUM([.B10:.AB10]))+0" office:value-type="float" office:value="437769304" calcext:value-type="float">
            <text:p>437769304</text:p>
          </table:table-cell>
          <table:table-cell table:style-name="ce19" table:formula="of:=(+[.AE10]-[.AC10])+0" office:value-type="float" office:value="33113458" calcext:value-type="float">
            <text:p>33113458</text:p>
          </table:table-cell>
          <table:table-cell table:style-name="ce19" office:value-type="float" office:value="470882762" calcext:value-type="float">
            <text:p>470882762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ENDIVIA Y ESCAROLA</text:p>
          </table:table-cell>
          <table:table-cell table:style-name="ce19" office:value-type="float" office:value="7698465" calcext:value-type="float">
            <text:p>7698465</text:p>
          </table:table-cell>
          <table:table-cell table:style-name="ce19" office:value-type="float" office:value="1764428" calcext:value-type="float">
            <text:p>1764428</text:p>
          </table:table-cell>
          <table:table-cell table:style-name="ce19" office:value-type="float" office:value="1884253" calcext:value-type="float">
            <text:p>1884253</text:p>
          </table:table-cell>
          <table:table-cell table:style-name="ce19" office:value-type="float" office:value="27116" calcext:value-type="float">
            <text:p>27116</text:p>
          </table:table-cell>
          <table:table-cell table:style-name="ce19" office:value-type="float" office:value="36517" calcext:value-type="float">
            <text:p>36517</text:p>
          </table:table-cell>
          <table:table-cell table:style-name="ce19" office:value-type="float" office:value="16315" calcext:value-type="float">
            <text:p>16315</text:p>
          </table:table-cell>
          <table:table-cell table:style-name="ce19" office:value-type="float" office:value="951762" calcext:value-type="float">
            <text:p>951762</text:p>
          </table:table-cell>
          <table:table-cell table:style-name="ce19" office:value-type="float" office:value="1897" calcext:value-type="float">
            <text:p>189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7070" calcext:value-type="float">
            <text:p>127070</text:p>
          </table:table-cell>
          <table:table-cell table:style-name="ce19" office:value-type="float" office:value="195262" calcext:value-type="float">
            <text:p>195262</text:p>
          </table:table-cell>
          <table:table-cell table:style-name="ce19" office:value-type="float" office:value="15632841" calcext:value-type="float">
            <text:p>15632841</text:p>
          </table:table-cell>
          <table:table-cell table:style-name="ce19" office:value-type="float" office:value="15178" calcext:value-type="float">
            <text:p>15178</text:p>
          </table:table-cell>
          <table:table-cell table:style-name="ce19" office:value-type="float" office:value="241025" calcext:value-type="float">
            <text:p>241025</text:p>
          </table:table-cell>
          <table:table-cell table:style-name="ce19" office:value-type="float" office:value="227498" calcext:value-type="float">
            <text:p>227498</text:p>
          </table:table-cell>
          <table:table-cell table:style-name="ce19" office:value-type="float" office:value="2244428" calcext:value-type="float">
            <text:p>2244428</text:p>
          </table:table-cell>
          <table:table-cell table:style-name="ce19" office:value-type="float" office:value="36033" calcext:value-type="float">
            <text:p>36033</text:p>
          </table:table-cell>
          <table:table-cell table:style-name="ce19" office:value-type="float" office:value="27241" calcext:value-type="float">
            <text:p>27241</text:p>
          </table:table-cell>
          <table:table-cell table:style-name="ce19" office:value-type="float" office:value="99578" calcext:value-type="float">
            <text:p>99578</text:p>
          </table:table-cell>
          <table:table-cell table:style-name="ce19" office:value-type="float" office:value="1647" calcext:value-type="float">
            <text:p>1647</text:p>
          </table:table-cell>
          <table:table-cell table:style-name="ce19" office:value-type="float" office:value="12203520" calcext:value-type="float">
            <text:p>12203520</text:p>
          </table:table-cell>
          <table:table-cell table:style-name="ce19" office:value-type="float" office:value="3392928" calcext:value-type="float">
            <text:p>3392928</text:p>
          </table:table-cell>
          <table:table-cell table:style-name="ce19" office:value-type="float" office:value="652509" calcext:value-type="float">
            <text:p>652509</text:p>
          </table:table-cell>
          <table:table-cell table:style-name="ce19" office:value-type="float" office:value="3428818" calcext:value-type="float">
            <text:p>3428818</text:p>
          </table:table-cell>
          <table:table-cell table:style-name="ce19" office:value-type="float" office:value="946242" calcext:value-type="float">
            <text:p>946242</text:p>
          </table:table-cell>
          <table:table-cell table:style-name="ce19" office:value-type="float" office:value="381362" calcext:value-type="float">
            <text:p>381362</text:p>
          </table:table-cell>
          <table:table-cell table:style-name="ce19" office:value-type="float" office:value="308949" calcext:value-type="float">
            <text:p>308949</text:p>
          </table:table-cell>
          <table:table-cell table:style-name="ce19" table:formula="of:=(SUM([.B11:.AB11]))+0" office:value-type="float" office:value="52542882" calcext:value-type="float">
            <text:p>52542882</text:p>
          </table:table-cell>
          <table:table-cell table:style-name="ce19" table:formula="of:=(+[.AE11]-[.AC11])+0" office:value-type="float" office:value="2111186" calcext:value-type="float">
            <text:p>2111186</text:p>
          </table:table-cell>
          <table:table-cell table:style-name="ce19" office:value-type="float" office:value="54654068" calcext:value-type="float">
            <text:p>54654068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ESPÁRRAGO</text:p>
          </table:table-cell>
          <table:table-cell table:style-name="ce19" office:value-type="float" office:value="26737787" calcext:value-type="float">
            <text:p>26737787</text:p>
          </table:table-cell>
          <table:table-cell table:style-name="ce19" office:value-type="float" office:value="548696" calcext:value-type="float">
            <text:p>548696</text:p>
          </table:table-cell>
          <table:table-cell table:style-name="ce19" office:value-type="float" office:value="911104" calcext:value-type="float">
            <text:p>911104</text:p>
          </table:table-cell>
          <table:table-cell table:style-name="ce19" office:value-type="float" office:value="104960" calcext:value-type="float">
            <text:p>10496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8004" calcext:value-type="float">
            <text:p>58004</text:p>
          </table:table-cell>
          <table:table-cell table:style-name="ce19" office:value-type="float" office:value="3502959" calcext:value-type="float">
            <text:p>3502959</text:p>
          </table:table-cell>
          <table:table-cell table:style-name="ce19" office:value-type="float" office:value="282596" calcext:value-type="float">
            <text:p>282596</text:p>
          </table:table-cell>
          <table:table-cell table:style-name="ce19" office:value-type="float" office:value="25049" calcext:value-type="float">
            <text:p>25049</text:p>
          </table:table-cell>
          <table:table-cell table:style-name="ce19" office:value-type="float" office:value="138" calcext:value-type="float">
            <text:p>138</text:p>
          </table:table-cell>
          <table:table-cell table:style-name="ce19" office:value-type="float" office:value="1107365" calcext:value-type="float">
            <text:p>1107365</text:p>
          </table:table-cell>
          <table:table-cell table:style-name="ce19" office:value-type="float" office:value="20165123" calcext:value-type="float">
            <text:p>20165123</text:p>
          </table:table-cell>
          <table:table-cell table:style-name="ce19" office:value-type="float" office:value="28687" calcext:value-type="float">
            <text:p>28687</text:p>
          </table:table-cell>
          <table:table-cell table:style-name="ce19" office:value-type="float" office:value="4857" calcext:value-type="float">
            <text:p>4857</text:p>
          </table:table-cell>
          <table:table-cell table:style-name="ce19" office:value-type="float" office:value="312238" calcext:value-type="float">
            <text:p>312238</text:p>
          </table:table-cell>
          <table:table-cell table:style-name="ce19" office:value-type="float" office:value="4462876" calcext:value-type="float">
            <text:p>446287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81745" calcext:value-type="float">
            <text:p>481745</text:p>
          </table:table-cell>
          <table:table-cell table:style-name="ce19" office:value-type="float" office:value="14192" calcext:value-type="float">
            <text:p>14192</text:p>
          </table:table-cell>
          <table:table-cell table:style-name="ce19" office:value-type="float" office:value="43716" calcext:value-type="float">
            <text:p>43716</text:p>
          </table:table-cell>
          <table:table-cell table:style-name="ce19" office:value-type="float" office:value="897343" calcext:value-type="float">
            <text:p>897343</text:p>
          </table:table-cell>
          <table:table-cell table:style-name="ce19" office:value-type="float" office:value="1547438" calcext:value-type="float">
            <text:p>1547438</text:p>
          </table:table-cell>
          <table:table-cell table:style-name="ce19" office:value-type="float" office:value="2248971" calcext:value-type="float">
            <text:p>2248971</text:p>
          </table:table-cell>
          <table:table-cell table:style-name="ce19" office:value-type="float" office:value="1240221" calcext:value-type="float">
            <text:p>1240221</text:p>
          </table:table-cell>
          <table:table-cell table:style-name="ce19" office:value-type="float" office:value="41927" calcext:value-type="float">
            <text:p>41927</text:p>
          </table:table-cell>
          <table:table-cell table:style-name="ce19" office:value-type="float" office:value="397156" calcext:value-type="float">
            <text:p>397156</text:p>
          </table:table-cell>
          <table:table-cell table:style-name="ce19" office:value-type="float" office:value="755626" calcext:value-type="float">
            <text:p>755626</text:p>
          </table:table-cell>
          <table:table-cell table:style-name="ce19" table:formula="of:=(SUM([.B12:.AB12]))+0" office:value-type="float" office:value="65920774" calcext:value-type="float">
            <text:p>65920774</text:p>
          </table:table-cell>
          <table:table-cell table:style-name="ce19" table:formula="of:=(+[.AE12]-[.AC12])+0" office:value-type="float" office:value="3463394" calcext:value-type="float">
            <text:p>3463394</text:p>
          </table:table-cell>
          <table:table-cell table:style-name="ce19" office:value-type="float" office:value="69384168" calcext:value-type="float">
            <text:p>69384168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ESPINACA</text:p>
          </table:table-cell>
          <table:table-cell table:style-name="ce19" office:value-type="float" office:value="2480565" calcext:value-type="float">
            <text:p>2480565</text:p>
          </table:table-cell>
          <table:table-cell table:style-name="ce19" office:value-type="float" office:value="139817" calcext:value-type="float">
            <text:p>139817</text:p>
          </table:table-cell>
          <table:table-cell table:style-name="ce19" office:value-type="float" office:value="1624277" calcext:value-type="float">
            <text:p>1624277</text:p>
          </table:table-cell>
          <table:table-cell table:style-name="ce19" office:value-type="float" office:value="18275" calcext:value-type="float">
            <text:p>18275</text:p>
          </table:table-cell>
          <table:table-cell table:style-name="ce19" office:value-type="float" office:value="182" calcext:value-type="float">
            <text:p>18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00224" calcext:value-type="float">
            <text:p>800224</text:p>
          </table:table-cell>
          <table:table-cell table:style-name="ce19" office:value-type="float" office:value="3403" calcext:value-type="float">
            <text:p>3403</text:p>
          </table:table-cell>
          <table:table-cell table:style-name="ce19" office:value-type="float" office:value="18852" calcext:value-type="float">
            <text:p>18852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246867" calcext:value-type="float">
            <text:p>246867</text:p>
          </table:table-cell>
          <table:table-cell table:style-name="ce19" office:value-type="float" office:value="4747025" calcext:value-type="float">
            <text:p>47470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35" calcext:value-type="float">
            <text:p>12835</text:p>
          </table:table-cell>
          <table:table-cell table:style-name="ce19" office:value-type="float" office:value="678141" calcext:value-type="float">
            <text:p>678141</text:p>
          </table:table-cell>
          <table:table-cell table:style-name="ce19" office:value-type="float" office:value="242349" calcext:value-type="float">
            <text:p>242349</text:p>
          </table:table-cell>
          <table:table-cell table:style-name="ce19" office:value-type="float" office:value="3671" calcext:value-type="float">
            <text:p>3671</text:p>
          </table:table-cell>
          <table:table-cell table:style-name="ce19" office:value-type="float" office:value="56111" calcext:value-type="float">
            <text:p>56111</text:p>
          </table:table-cell>
          <table:table-cell table:style-name="ce19" office:value-type="float" office:value="34432" calcext:value-type="float">
            <text:p>3443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427509" calcext:value-type="float">
            <text:p>10427509</text:p>
          </table:table-cell>
          <table:table-cell table:style-name="ce19" office:value-type="float" office:value="1692986" calcext:value-type="float">
            <text:p>1692986</text:p>
          </table:table-cell>
          <table:table-cell table:style-name="ce19" office:value-type="float" office:value="1306216" calcext:value-type="float">
            <text:p>1306216</text:p>
          </table:table-cell>
          <table:table-cell table:style-name="ce19" office:value-type="float" office:value="27282984" calcext:value-type="float">
            <text:p>27282984</text:p>
          </table:table-cell>
          <table:table-cell table:style-name="ce19" office:value-type="float" office:value="354813" calcext:value-type="float">
            <text:p>354813</text:p>
          </table:table-cell>
          <table:table-cell table:style-name="ce19" office:value-type="float" office:value="4855" calcext:value-type="float">
            <text:p>4855</text:p>
          </table:table-cell>
          <table:table-cell table:style-name="ce19" office:value-type="float" office:value="1605162" calcext:value-type="float">
            <text:p>1605162</text:p>
          </table:table-cell>
          <table:table-cell table:style-name="ce19" table:formula="of:=(SUM([.B13:.AB13]))+0" office:value-type="float" office:value="53781568" calcext:value-type="float">
            <text:p>53781568</text:p>
          </table:table-cell>
          <table:table-cell table:style-name="ce19" table:formula="of:=(+[.AE13]-[.AC13])+0" office:value-type="float" office:value="498731" calcext:value-type="float">
            <text:p>498731</text:p>
          </table:table-cell>
          <table:table-cell table:style-name="ce19" office:value-type="float" office:value="54280299" calcext:value-type="float">
            <text:p>54280299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GUISANTE</text:p>
          </table:table-cell>
          <table:table-cell table:style-name="ce19" office:value-type="float" office:value="14003" calcext:value-type="float">
            <text:p>14003</text:p>
          </table:table-cell>
          <table:table-cell table:style-name="ce19" office:value-type="float" office:value="5475" calcext:value-type="float">
            <text:p>5475</text:p>
          </table:table-cell>
          <table:table-cell table:style-name="ce19" office:value-type="float" office:value="127134" calcext:value-type="float">
            <text:p>12713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25522" calcext:value-type="float">
            <text:p>2552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327" calcext:value-type="float">
            <text:p>132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339587" calcext:value-type="float">
            <text:p>4339587</text:p>
          </table:table-cell>
          <table:table-cell table:style-name="ce19" office:value-type="float" office:value="2552" calcext:value-type="float">
            <text:p>2552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809" calcext:value-type="float">
            <text:p>809</text:p>
          </table:table-cell>
          <table:table-cell table:style-name="ce19" office:value-type="float" office:value="273088" calcext:value-type="float">
            <text:p>273088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350" calcext:value-type="float">
            <text:p>1350</text:p>
          </table:table-cell>
          <table:table-cell table:style-name="ce19" office:value-type="float" office:value="1105" calcext:value-type="float">
            <text:p>1105</text:p>
          </table:table-cell>
          <table:table-cell table:style-name="ce19" office:value-type="float" office:value="245106" calcext:value-type="float">
            <text:p>245106</text:p>
          </table:table-cell>
          <table:table-cell table:style-name="ce19" office:value-type="float" office:value="3968" calcext:value-type="float">
            <text:p>3968</text:p>
          </table:table-cell>
          <table:table-cell table:style-name="ce19" office:value-type="float" office:value="265079" calcext:value-type="float">
            <text:p>265079</text:p>
          </table:table-cell>
          <table:table-cell table:style-name="ce19" office:value-type="float" office:value="95438" calcext:value-type="float">
            <text:p>95438</text:p>
          </table:table-cell>
          <table:table-cell table:style-name="ce19" office:value-type="float" office:value="73486" calcext:value-type="float">
            <text:p>7348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05" calcext:value-type="float">
            <text:p>705</text:p>
          </table:table-cell>
          <table:table-cell table:style-name="ce19" table:formula="of:=(SUM([.B14:.AB14]))+0" office:value-type="float" office:value="5476002" calcext:value-type="float">
            <text:p>5476002</text:p>
          </table:table-cell>
          <table:table-cell table:style-name="ce19" table:formula="of:=(+[.AE14]-[.AC14])+0" office:value-type="float" office:value="75829" calcext:value-type="float">
            <text:p>75829</text:p>
          </table:table-cell>
          <table:table-cell table:style-name="ce19" office:value-type="float" office:value="5551831" calcext:value-type="float">
            <text:p>5551831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JUDÍA</text:p>
          </table:table-cell>
          <table:table-cell table:style-name="ce19" office:value-type="float" office:value="7050983" calcext:value-type="float">
            <text:p>7050983</text:p>
          </table:table-cell>
          <table:table-cell table:style-name="ce19" office:value-type="float" office:value="113489" calcext:value-type="float">
            <text:p>113489</text:p>
          </table:table-cell>
          <table:table-cell table:style-name="ce19" office:value-type="float" office:value="770460" calcext:value-type="float">
            <text:p>770460</text:p>
          </table:table-cell>
          <table:table-cell table:style-name="ce19" office:value-type="float" office:value="1779" calcext:value-type="float">
            <text:p>1779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207233" calcext:value-type="float">
            <text:p>207233</text:p>
          </table:table-cell>
          <table:table-cell table:style-name="ce19" office:value-type="float" office:value="113303" calcext:value-type="float">
            <text:p>113303</text:p>
          </table:table-cell>
          <table:table-cell table:style-name="ce19" office:value-type="float" office:value="19643" calcext:value-type="float">
            <text:p>19643</text:p>
          </table:table-cell>
          <table:table-cell table:style-name="ce19" office:value-type="float" office:value="93446" calcext:value-type="float">
            <text:p>9344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176635" calcext:value-type="float">
            <text:p>5176635</text:p>
          </table:table-cell>
          <table:table-cell table:style-name="ce19" office:value-type="float" office:value="233666" calcext:value-type="float">
            <text:p>233666</text:p>
          </table:table-cell>
          <table:table-cell table:style-name="ce19" office:value-type="float" office:value="1117" calcext:value-type="float">
            <text:p>1117</text:p>
          </table:table-cell>
          <table:table-cell table:style-name="ce19" office:value-type="float" office:value="127344" calcext:value-type="float">
            <text:p>127344</text:p>
          </table:table-cell>
          <table:table-cell table:style-name="ce19" office:value-type="float" office:value="1855771" calcext:value-type="float">
            <text:p>185577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492678" calcext:value-type="float">
            <text:p>49267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7621670" calcext:value-type="float">
            <text:p>17621670</text:p>
          </table:table-cell>
          <table:table-cell table:style-name="ce19" office:value-type="float" office:value="52182" calcext:value-type="float">
            <text:p>52182</text:p>
          </table:table-cell>
          <table:table-cell table:style-name="ce19" office:value-type="float" office:value="2746368" calcext:value-type="float">
            <text:p>2746368</text:p>
          </table:table-cell>
          <table:table-cell table:style-name="ce19" office:value-type="float" office:value="7104050" calcext:value-type="float">
            <text:p>7104050</text:p>
          </table:table-cell>
          <table:table-cell table:style-name="ce19" office:value-type="float" office:value="80323" calcext:value-type="float">
            <text:p>80323</text:p>
          </table:table-cell>
          <table:table-cell table:style-name="ce19" office:value-type="float" office:value="18241" calcext:value-type="float">
            <text:p>18241</text:p>
          </table:table-cell>
          <table:table-cell table:style-name="ce19" office:value-type="float" office:value="4259" calcext:value-type="float">
            <text:p>4259</text:p>
          </table:table-cell>
          <table:table-cell table:style-name="ce19" table:formula="of:=(SUM([.B15:.AB15]))+0" office:value-type="float" office:value="43884718" calcext:value-type="float">
            <text:p>43884718</text:p>
          </table:table-cell>
          <table:table-cell table:style-name="ce19" table:formula="of:=(+[.AE15]-[.AC15])+0" office:value-type="float" office:value="483299" calcext:value-type="float">
            <text:p>483299</text:p>
          </table:table-cell>
          <table:table-cell table:style-name="ce19" office:value-type="float" office:value="44368017" calcext:value-type="float">
            <text:p>44368017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LECHUGA</text:p>
          </table:table-cell>
          <table:table-cell table:style-name="ce19" office:value-type="float" office:value="161483614" calcext:value-type="float">
            <text:p>161483614</text:p>
          </table:table-cell>
          <table:table-cell table:style-name="ce19" office:value-type="float" office:value="11784698" calcext:value-type="float">
            <text:p>11784698</text:p>
          </table:table-cell>
          <table:table-cell table:style-name="ce19" office:value-type="float" office:value="10378455" calcext:value-type="float">
            <text:p>10378455</text:p>
          </table:table-cell>
          <table:table-cell table:style-name="ce19" office:value-type="float" office:value="1967898" calcext:value-type="float">
            <text:p>1967898</text:p>
          </table:table-cell>
          <table:table-cell table:style-name="ce19" office:value-type="float" office:value="759480" calcext:value-type="float">
            <text:p>759480</text:p>
          </table:table-cell>
          <table:table-cell table:style-name="ce19" office:value-type="float" office:value="626713" calcext:value-type="float">
            <text:p>626713</text:p>
          </table:table-cell>
          <table:table-cell table:style-name="ce19" office:value-type="float" office:value="14563154" calcext:value-type="float">
            <text:p>14563154</text:p>
          </table:table-cell>
          <table:table-cell table:style-name="ce19" office:value-type="float" office:value="2512905" calcext:value-type="float">
            <text:p>2512905</text:p>
          </table:table-cell>
          <table:table-cell table:style-name="ce19" office:value-type="float" office:value="196486" calcext:value-type="float">
            <text:p>196486</text:p>
          </table:table-cell>
          <table:table-cell table:style-name="ce19" office:value-type="float" office:value="1984521" calcext:value-type="float">
            <text:p>1984521</text:p>
          </table:table-cell>
          <table:table-cell table:style-name="ce19" office:value-type="float" office:value="9002688" calcext:value-type="float">
            <text:p>9002688</text:p>
          </table:table-cell>
          <table:table-cell table:style-name="ce19" office:value-type="float" office:value="131718311" calcext:value-type="float">
            <text:p>131718311</text:p>
          </table:table-cell>
          <table:table-cell table:style-name="ce19" office:value-type="float" office:value="638413" calcext:value-type="float">
            <text:p>638413</text:p>
          </table:table-cell>
          <table:table-cell table:style-name="ce19" office:value-type="float" office:value="5690240" calcext:value-type="float">
            <text:p>5690240</text:p>
          </table:table-cell>
          <table:table-cell table:style-name="ce19" office:value-type="float" office:value="5101930" calcext:value-type="float">
            <text:p>5101930</text:p>
          </table:table-cell>
          <table:table-cell table:style-name="ce19" office:value-type="float" office:value="49108762" calcext:value-type="float">
            <text:p>49108762</text:p>
          </table:table-cell>
          <table:table-cell table:style-name="ce19" office:value-type="float" office:value="909641" calcext:value-type="float">
            <text:p>909641</text:p>
          </table:table-cell>
          <table:table-cell table:style-name="ce19" office:value-type="float" office:value="2006241" calcext:value-type="float">
            <text:p>2006241</text:p>
          </table:table-cell>
          <table:table-cell table:style-name="ce19" office:value-type="float" office:value="192415" calcext:value-type="float">
            <text:p>192415</text:p>
          </table:table-cell>
          <table:table-cell table:style-name="ce19" office:value-type="float" office:value="282388" calcext:value-type="float">
            <text:p>282388</text:p>
          </table:table-cell>
          <table:table-cell table:style-name="ce19" office:value-type="float" office:value="50797786" calcext:value-type="float">
            <text:p>50797786</text:p>
          </table:table-cell>
          <table:table-cell table:style-name="ce19" office:value-type="float" office:value="29526477" calcext:value-type="float">
            <text:p>29526477</text:p>
          </table:table-cell>
          <table:table-cell table:style-name="ce19" office:value-type="float" office:value="7894184" calcext:value-type="float">
            <text:p>7894184</text:p>
          </table:table-cell>
          <table:table-cell table:style-name="ce19" office:value-type="float" office:value="116739538" calcext:value-type="float">
            <text:p>116739538</text:p>
          </table:table-cell>
          <table:table-cell table:style-name="ce19" office:value-type="float" office:value="12310808" calcext:value-type="float">
            <text:p>12310808</text:p>
          </table:table-cell>
          <table:table-cell table:style-name="ce19" office:value-type="float" office:value="1137802" calcext:value-type="float">
            <text:p>1137802</text:p>
          </table:table-cell>
          <table:table-cell table:style-name="ce19" office:value-type="float" office:value="27397342" calcext:value-type="float">
            <text:p>27397342</text:p>
          </table:table-cell>
          <table:table-cell table:style-name="ce19" table:formula="of:=(SUM([.B16:.AB16]))+0" office:value-type="float" office:value="656712890" calcext:value-type="float">
            <text:p>656712890</text:p>
          </table:table-cell>
          <table:table-cell table:style-name="ce19" table:formula="of:=(+[.AE16]-[.AC16])+0" office:value-type="float" office:value="33704562" calcext:value-type="float">
            <text:p>33704562</text:p>
          </table:table-cell>
          <table:table-cell table:style-name="ce19" office:value-type="float" office:value="690417452" calcext:value-type="float">
            <text:p>690417452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MAÍZ DULCE</text:p>
          </table:table-cell>
          <table:table-cell table:style-name="ce19" office:value-type="float" office:value="3796591" calcext:value-type="float">
            <text:p>3796591</text:p>
          </table:table-cell>
          <table:table-cell table:style-name="ce19" office:value-type="float" office:value="278432" calcext:value-type="float">
            <text:p>278432</text:p>
          </table:table-cell>
          <table:table-cell table:style-name="ce19" office:value-type="float" office:value="496" calcext:value-type="float">
            <text:p>496</text:p>
          </table:table-cell>
          <table:table-cell table:style-name="ce19" office:value-type="float" office:value="12586" calcext:value-type="float">
            <text:p>1258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1406" calcext:value-type="float">
            <text:p>61406</text:p>
          </table:table-cell>
          <table:table-cell table:style-name="ce19" office:value-type="float" office:value="678873" calcext:value-type="float">
            <text:p>67887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4154" calcext:value-type="float">
            <text:p>24154</text:p>
          </table:table-cell>
          <table:table-cell table:style-name="ce19" office:value-type="float" office:value="1375185" calcext:value-type="float">
            <text:p>1375185</text:p>
          </table:table-cell>
          <table:table-cell table:style-name="ce19" office:value-type="float" office:value="2223077" calcext:value-type="float">
            <text:p>2223077</text:p>
          </table:table-cell>
          <table:table-cell table:style-name="ce19" office:value-type="float" office:value="3782" calcext:value-type="float">
            <text:p>3782</text:p>
          </table:table-cell>
          <table:table-cell table:style-name="ce19" office:value-type="float" office:value="2244" calcext:value-type="float">
            <text:p>2244</text:p>
          </table:table-cell>
          <table:table-cell table:style-name="ce19" office:value-type="float" office:value="361813" calcext:value-type="float">
            <text:p>361813</text:p>
          </table:table-cell>
          <table:table-cell table:style-name="ce19" office:value-type="float" office:value="1253891" calcext:value-type="float">
            <text:p>1253891</text:p>
          </table:table-cell>
          <table:table-cell table:style-name="ce19" office:value-type="float" office:value="92221" calcext:value-type="float">
            <text:p>92221</text:p>
          </table:table-cell>
          <table:table-cell table:style-name="ce19" office:value-type="float" office:value="97167" calcext:value-type="float">
            <text:p>9716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754" calcext:value-type="float">
            <text:p>2754</text:p>
          </table:table-cell>
          <table:table-cell table:style-name="ce19" office:value-type="float" office:value="1053645" calcext:value-type="float">
            <text:p>1053645</text:p>
          </table:table-cell>
          <table:table-cell table:style-name="ce19" office:value-type="float" office:value="129795" calcext:value-type="float">
            <text:p>129795</text:p>
          </table:table-cell>
          <table:table-cell table:style-name="ce19" office:value-type="float" office:value="285607" calcext:value-type="float">
            <text:p>285607</text:p>
          </table:table-cell>
          <table:table-cell table:style-name="ce19" office:value-type="float" office:value="9020259" calcext:value-type="float">
            <text:p>9020259</text:p>
          </table:table-cell>
          <table:table-cell table:style-name="ce19" office:value-type="float" office:value="489689" calcext:value-type="float">
            <text:p>489689</text:p>
          </table:table-cell>
          <table:table-cell table:style-name="ce19" office:value-type="float" office:value="73401" calcext:value-type="float">
            <text:p>73401</text:p>
          </table:table-cell>
          <table:table-cell table:style-name="ce19" office:value-type="float" office:value="4591076" calcext:value-type="float">
            <text:p>4591076</text:p>
          </table:table-cell>
          <table:table-cell table:style-name="ce19" table:formula="of:=(SUM([.B17:.AB17]))+0" office:value-type="float" office:value="25908144" calcext:value-type="float">
            <text:p>25908144</text:p>
          </table:table-cell>
          <table:table-cell table:style-name="ce19" table:formula="of:=(+[.AE17]-[.AC17])+0" office:value-type="float" office:value="354264" calcext:value-type="float">
            <text:p>354264</text:p>
          </table:table-cell>
          <table:table-cell table:style-name="ce19" office:value-type="float" office:value="26262408" calcext:value-type="float">
            <text:p>26262408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PATATA</text:p>
          </table:table-cell>
          <table:table-cell table:style-name="ce19" office:value-type="float" office:value="23151205" calcext:value-type="float">
            <text:p>23151205</text:p>
          </table:table-cell>
          <table:table-cell table:style-name="ce19" office:value-type="float" office:value="178895" calcext:value-type="float">
            <text:p>178895</text:p>
          </table:table-cell>
          <table:table-cell table:style-name="ce19" office:value-type="float" office:value="12985757" calcext:value-type="float">
            <text:p>12985757</text:p>
          </table:table-cell>
          <table:table-cell table:style-name="ce19" office:value-type="float" office:value="203187" calcext:value-type="float">
            <text:p>203187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480395" calcext:value-type="float">
            <text:p>480395</text:p>
          </table:table-cell>
          <table:table-cell table:style-name="ce19" office:value-type="float" office:value="2446738" calcext:value-type="float">
            <text:p>2446738</text:p>
          </table:table-cell>
          <table:table-cell table:style-name="ce19" office:value-type="float" office:value="440933" calcext:value-type="float">
            <text:p>440933</text:p>
          </table:table-cell>
          <table:table-cell table:style-name="ce19" office:value-type="float" office:value="139502" calcext:value-type="float">
            <text:p>139502</text:p>
          </table:table-cell>
          <table:table-cell table:style-name="ce19" office:value-type="float" office:value="461563" calcext:value-type="float">
            <text:p>461563</text:p>
          </table:table-cell>
          <table:table-cell table:style-name="ce19" office:value-type="float" office:value="4314700" calcext:value-type="float">
            <text:p>4314700</text:p>
          </table:table-cell>
          <table:table-cell table:style-name="ce19" office:value-type="float" office:value="9934744" calcext:value-type="float">
            <text:p>9934744</text:p>
          </table:table-cell>
          <table:table-cell table:style-name="ce19" office:value-type="float" office:value="25334" calcext:value-type="float">
            <text:p>25334</text:p>
          </table:table-cell>
          <table:table-cell table:style-name="ce19" office:value-type="float" office:value="595342" calcext:value-type="float">
            <text:p>595342</text:p>
          </table:table-cell>
          <table:table-cell table:style-name="ce19" office:value-type="float" office:value="1895062" calcext:value-type="float">
            <text:p>1895062</text:p>
          </table:table-cell>
          <table:table-cell table:style-name="ce19" office:value-type="float" office:value="2102136" calcext:value-type="float">
            <text:p>2102136</text:p>
          </table:table-cell>
          <table:table-cell table:style-name="ce19" office:value-type="float" office:value="588238" calcext:value-type="float">
            <text:p>588238</text:p>
          </table:table-cell>
          <table:table-cell table:style-name="ce19" office:value-type="float" office:value="1236032" calcext:value-type="float">
            <text:p>1236032</text:p>
          </table:table-cell>
          <table:table-cell table:style-name="ce19" office:value-type="float" office:value="147952" calcext:value-type="float">
            <text:p>147952</text:p>
          </table:table-cell>
          <table:table-cell table:style-name="ce19" office:value-type="float" office:value="60867" calcext:value-type="float">
            <text:p>60867</text:p>
          </table:table-cell>
          <table:table-cell table:style-name="ce19" office:value-type="float" office:value="6227754" calcext:value-type="float">
            <text:p>6227754</text:p>
          </table:table-cell>
          <table:table-cell table:style-name="ce19" office:value-type="float" office:value="4909053" calcext:value-type="float">
            <text:p>4909053</text:p>
          </table:table-cell>
          <table:table-cell table:style-name="ce19" office:value-type="float" office:value="31516043" calcext:value-type="float">
            <text:p>31516043</text:p>
          </table:table-cell>
          <table:table-cell table:style-name="ce19" office:value-type="float" office:value="16003531" calcext:value-type="float">
            <text:p>16003531</text:p>
          </table:table-cell>
          <table:table-cell table:style-name="ce19" office:value-type="float" office:value="3127193" calcext:value-type="float">
            <text:p>3127193</text:p>
          </table:table-cell>
          <table:table-cell table:style-name="ce19" office:value-type="float" office:value="246909" calcext:value-type="float">
            <text:p>246909</text:p>
          </table:table-cell>
          <table:table-cell table:style-name="ce19" office:value-type="float" office:value="418027" calcext:value-type="float">
            <text:p>418027</text:p>
          </table:table-cell>
          <table:table-cell table:style-name="ce19" table:formula="of:=(SUM([.B18:.AB18]))+0" office:value-type="float" office:value="123837145" calcext:value-type="float">
            <text:p>123837145</text:p>
          </table:table-cell>
          <table:table-cell table:style-name="ce19" table:formula="of:=(+[.AE18]-[.AC18])+0" office:value-type="float" office:value="5191105" calcext:value-type="float">
            <text:p>5191105</text:p>
          </table:table-cell>
          <table:table-cell table:style-name="ce19" office:value-type="float" office:value="129028250" calcext:value-type="float">
            <text:p>129028250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PEPINO</text:p>
          </table:table-cell>
          <table:table-cell table:style-name="ce19" office:value-type="float" office:value="235284929" calcext:value-type="float">
            <text:p>235284929</text:p>
          </table:table-cell>
          <table:table-cell table:style-name="ce19" office:value-type="float" office:value="11943387" calcext:value-type="float">
            <text:p>11943387</text:p>
          </table:table-cell>
          <table:table-cell table:style-name="ce19" office:value-type="float" office:value="7442437" calcext:value-type="float">
            <text:p>7442437</text:p>
          </table:table-cell>
          <table:table-cell table:style-name="ce19" office:value-type="float" office:value="170039" calcext:value-type="float">
            <text:p>170039</text:p>
          </table:table-cell>
          <table:table-cell table:style-name="ce19" office:value-type="float" office:value="20898" calcext:value-type="float">
            <text:p>20898</text:p>
          </table:table-cell>
          <table:table-cell table:style-name="ce19" office:value-type="float" office:value="806843" calcext:value-type="float">
            <text:p>806843</text:p>
          </table:table-cell>
          <table:table-cell table:style-name="ce19" office:value-type="float" office:value="16521915" calcext:value-type="float">
            <text:p>16521915</text:p>
          </table:table-cell>
          <table:table-cell table:style-name="ce19" office:value-type="float" office:value="5275010" calcext:value-type="float">
            <text:p>5275010</text:p>
          </table:table-cell>
          <table:table-cell table:style-name="ce19" office:value-type="float" office:value="237626" calcext:value-type="float">
            <text:p>237626</text:p>
          </table:table-cell>
          <table:table-cell table:style-name="ce19" office:value-type="float" office:value="573325" calcext:value-type="float">
            <text:p>573325</text:p>
          </table:table-cell>
          <table:table-cell table:style-name="ce19" office:value-type="float" office:value="588997" calcext:value-type="float">
            <text:p>588997</text:p>
          </table:table-cell>
          <table:table-cell table:style-name="ce19" office:value-type="float" office:value="52230318" calcext:value-type="float">
            <text:p>52230318</text:p>
          </table:table-cell>
          <table:table-cell table:style-name="ce19" office:value-type="float" office:value="11226" calcext:value-type="float">
            <text:p>11226</text:p>
          </table:table-cell>
          <table:table-cell table:style-name="ce19" office:value-type="float" office:value="5376112" calcext:value-type="float">
            <text:p>5376112</text:p>
          </table:table-cell>
          <table:table-cell table:style-name="ce19" office:value-type="float" office:value="3719301" calcext:value-type="float">
            <text:p>3719301</text:p>
          </table:table-cell>
          <table:table-cell table:style-name="ce19" office:value-type="float" office:value="10071815" calcext:value-type="float">
            <text:p>10071815</text:p>
          </table:table-cell>
          <table:table-cell table:style-name="ce19" office:value-type="float" office:value="1384380" calcext:value-type="float">
            <text:p>1384380</text:p>
          </table:table-cell>
          <table:table-cell table:style-name="ce19" office:value-type="float" office:value="1490176" calcext:value-type="float">
            <text:p>1490176</text:p>
          </table:table-cell>
          <table:table-cell table:style-name="ce19" office:value-type="float" office:value="170776" calcext:value-type="float">
            <text:p>170776</text:p>
          </table:table-cell>
          <table:table-cell table:style-name="ce19" office:value-type="float" office:value="45702" calcext:value-type="float">
            <text:p>45702</text:p>
          </table:table-cell>
          <table:table-cell table:style-name="ce19" office:value-type="float" office:value="65693353" calcext:value-type="float">
            <text:p>65693353</text:p>
          </table:table-cell>
          <table:table-cell table:style-name="ce19" office:value-type="float" office:value="29985411" calcext:value-type="float">
            <text:p>29985411</text:p>
          </table:table-cell>
          <table:table-cell table:style-name="ce19" office:value-type="float" office:value="2730305" calcext:value-type="float">
            <text:p>2730305</text:p>
          </table:table-cell>
          <table:table-cell table:style-name="ce19" office:value-type="float" office:value="75586118" calcext:value-type="float">
            <text:p>75586118</text:p>
          </table:table-cell>
          <table:table-cell table:style-name="ce19" office:value-type="float" office:value="23478515" calcext:value-type="float">
            <text:p>23478515</text:p>
          </table:table-cell>
          <table:table-cell table:style-name="ce19" office:value-type="float" office:value="3815310" calcext:value-type="float">
            <text:p>3815310</text:p>
          </table:table-cell>
          <table:table-cell table:style-name="ce19" office:value-type="float" office:value="22129997" calcext:value-type="float">
            <text:p>22129997</text:p>
          </table:table-cell>
          <table:table-cell table:style-name="ce19" table:formula="of:=(SUM([.B19:.AB19]))+0" office:value-type="float" office:value="576784221" calcext:value-type="float">
            <text:p>576784221</text:p>
          </table:table-cell>
          <table:table-cell table:style-name="ce19" table:formula="of:=(+[.AE19]-[.AC19])+0" office:value-type="float" office:value="18148359" calcext:value-type="float">
            <text:p>18148359</text:p>
          </table:table-cell>
          <table:table-cell table:style-name="ce19" office:value-type="float" office:value="594932580" calcext:value-type="float">
            <text:p>594932580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PIMIENTO</text:p>
          </table:table-cell>
          <table:table-cell table:style-name="ce19" office:value-type="float" office:value="362280458" calcext:value-type="float">
            <text:p>362280458</text:p>
          </table:table-cell>
          <table:table-cell table:style-name="ce19" office:value-type="float" office:value="20122263" calcext:value-type="float">
            <text:p>20122263</text:p>
          </table:table-cell>
          <table:table-cell table:style-name="ce19" office:value-type="float" office:value="16458121" calcext:value-type="float">
            <text:p>16458121</text:p>
          </table:table-cell>
          <table:table-cell table:style-name="ce19" office:value-type="float" office:value="160929" calcext:value-type="float">
            <text:p>160929</text:p>
          </table:table-cell>
          <table:table-cell table:style-name="ce19" office:value-type="float" office:value="258825" calcext:value-type="float">
            <text:p>258825</text:p>
          </table:table-cell>
          <table:table-cell table:style-name="ce19" office:value-type="float" office:value="1746807" calcext:value-type="float">
            <text:p>1746807</text:p>
          </table:table-cell>
          <table:table-cell table:style-name="ce19" office:value-type="float" office:value="17851810" calcext:value-type="float">
            <text:p>17851810</text:p>
          </table:table-cell>
          <table:table-cell table:style-name="ce19" office:value-type="float" office:value="4509963" calcext:value-type="float">
            <text:p>4509963</text:p>
          </table:table-cell>
          <table:table-cell table:style-name="ce19" office:value-type="float" office:value="1871398" calcext:value-type="float">
            <text:p>1871398</text:p>
          </table:table-cell>
          <table:table-cell table:style-name="ce19" office:value-type="float" office:value="1440796" calcext:value-type="float">
            <text:p>1440796</text:p>
          </table:table-cell>
          <table:table-cell table:style-name="ce19" office:value-type="float" office:value="6134384" calcext:value-type="float">
            <text:p>6134384</text:p>
          </table:table-cell>
          <table:table-cell table:style-name="ce19" office:value-type="float" office:value="130210916" calcext:value-type="float">
            <text:p>130210916</text:p>
          </table:table-cell>
          <table:table-cell table:style-name="ce19" office:value-type="float" office:value="532431" calcext:value-type="float">
            <text:p>532431</text:p>
          </table:table-cell>
          <table:table-cell table:style-name="ce19" office:value-type="float" office:value="9463920" calcext:value-type="float">
            <text:p>9463920</text:p>
          </table:table-cell>
          <table:table-cell table:style-name="ce19" office:value-type="float" office:value="6831035" calcext:value-type="float">
            <text:p>6831035</text:p>
          </table:table-cell>
          <table:table-cell table:style-name="ce19" office:value-type="float" office:value="60944950" calcext:value-type="float">
            <text:p>60944950</text:p>
          </table:table-cell>
          <table:table-cell table:style-name="ce19" office:value-type="float" office:value="2425824" calcext:value-type="float">
            <text:p>2425824</text:p>
          </table:table-cell>
          <table:table-cell table:style-name="ce19" office:value-type="float" office:value="3182770" calcext:value-type="float">
            <text:p>3182770</text:p>
          </table:table-cell>
          <table:table-cell table:style-name="ce19" office:value-type="float" office:value="302538" calcext:value-type="float">
            <text:p>302538</text:p>
          </table:table-cell>
          <table:table-cell table:style-name="ce19" office:value-type="float" office:value="372711" calcext:value-type="float">
            <text:p>372711</text:p>
          </table:table-cell>
          <table:table-cell table:style-name="ce19" office:value-type="float" office:value="93913070" calcext:value-type="float">
            <text:p>93913070</text:p>
          </table:table-cell>
          <table:table-cell table:style-name="ce19" office:value-type="float" office:value="50260152" calcext:value-type="float">
            <text:p>50260152</text:p>
          </table:table-cell>
          <table:table-cell table:style-name="ce19" office:value-type="float" office:value="13132399" calcext:value-type="float">
            <text:p>13132399</text:p>
          </table:table-cell>
          <table:table-cell table:style-name="ce19" office:value-type="float" office:value="90762247" calcext:value-type="float">
            <text:p>90762247</text:p>
          </table:table-cell>
          <table:table-cell table:style-name="ce19" office:value-type="float" office:value="20182824" calcext:value-type="float">
            <text:p>20182824</text:p>
          </table:table-cell>
          <table:table-cell table:style-name="ce19" office:value-type="float" office:value="8387800" calcext:value-type="float">
            <text:p>8387800</text:p>
          </table:table-cell>
          <table:table-cell table:style-name="ce19" office:value-type="float" office:value="17109335" calcext:value-type="float">
            <text:p>17109335</text:p>
          </table:table-cell>
          <table:table-cell table:style-name="ce19" table:formula="of:=(SUM([.B20:.AB20]))+0" office:value-type="float" office:value="940850676" calcext:value-type="float">
            <text:p>940850676</text:p>
          </table:table-cell>
          <table:table-cell table:style-name="ce19" table:formula="of:=(+[.AE20]-[.AC20])+0" office:value-type="float" office:value="36431891" calcext:value-type="float">
            <text:p>36431891</text:p>
          </table:table-cell>
          <table:table-cell table:style-name="ce19" office:value-type="float" office:value="977282567" calcext:value-type="float">
            <text:p>977282567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PUERRO</text:p>
          </table:table-cell>
          <table:table-cell table:style-name="ce19" office:value-type="float" office:value="2772529" calcext:value-type="float">
            <text:p>2772529</text:p>
          </table:table-cell>
          <table:table-cell table:style-name="ce19" office:value-type="float" office:value="25703" calcext:value-type="float">
            <text:p>25703</text:p>
          </table:table-cell>
          <table:table-cell table:style-name="ce19" office:value-type="float" office:value="365428" calcext:value-type="float">
            <text:p>365428</text:p>
          </table:table-cell>
          <table:table-cell table:style-name="ce19" office:value-type="float" office:value="3999" calcext:value-type="float">
            <text:p>3999</text:p>
          </table:table-cell>
          <table:table-cell table:style-name="ce19" office:value-type="float" office:value="2373" calcext:value-type="float">
            <text:p>2373</text:p>
          </table:table-cell>
          <table:table-cell table:style-name="ce19" office:value-type="float" office:value="10004" calcext:value-type="float">
            <text:p>10004</text:p>
          </table:table-cell>
          <table:table-cell table:style-name="ce19" office:value-type="float" office:value="369257" calcext:value-type="float">
            <text:p>369257</text:p>
          </table:table-cell>
          <table:table-cell table:style-name="ce19" office:value-type="float" office:value="13076" calcext:value-type="float">
            <text:p>13076</text:p>
          </table:table-cell>
          <table:table-cell table:style-name="ce19" office:value-type="float" office:value="28148" calcext:value-type="float">
            <text:p>28148</text:p>
          </table:table-cell>
          <table:table-cell table:style-name="ce19" office:value-type="float" office:value="14234" calcext:value-type="float">
            <text:p>1423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802102" calcext:value-type="float">
            <text:p>4802102</text:p>
          </table:table-cell>
          <table:table-cell table:style-name="ce19" office:value-type="float" office:value="107563" calcext:value-type="float">
            <text:p>107563</text:p>
          </table:table-cell>
          <table:table-cell table:style-name="ce19" office:value-type="float" office:value="1893" calcext:value-type="float">
            <text:p>1893</text:p>
          </table:table-cell>
          <table:table-cell table:style-name="ce19" office:value-type="float" office:value="544193" calcext:value-type="float">
            <text:p>544193</text:p>
          </table:table-cell>
          <table:table-cell table:style-name="ce19" office:value-type="float" office:value="694615" calcext:value-type="float">
            <text:p>694615</text:p>
          </table:table-cell>
          <table:table-cell table:style-name="ce19" office:value-type="float" office:value="3419" calcext:value-type="float">
            <text:p>3419</text:p>
          </table:table-cell>
          <table:table-cell table:style-name="ce19" office:value-type="float" office:value="2824" calcext:value-type="float">
            <text:p>2824</text:p>
          </table:table-cell>
          <table:table-cell table:style-name="ce19" office:value-type="float" office:value="933" calcext:value-type="float">
            <text:p>933</text:p>
          </table:table-cell>
          <table:table-cell table:style-name="ce19" office:value-type="float" office:value="1156" calcext:value-type="float">
            <text:p>1156</text:p>
          </table:table-cell>
          <table:table-cell table:style-name="ce19" office:value-type="float" office:value="2017465" calcext:value-type="float">
            <text:p>2017465</text:p>
          </table:table-cell>
          <table:table-cell table:style-name="ce19" office:value-type="float" office:value="405245" calcext:value-type="float">
            <text:p>405245</text:p>
          </table:table-cell>
          <table:table-cell table:style-name="ce19" office:value-type="float" office:value="1296597" calcext:value-type="float">
            <text:p>1296597</text:p>
          </table:table-cell>
          <table:table-cell table:style-name="ce19" office:value-type="float" office:value="4640880" calcext:value-type="float">
            <text:p>4640880</text:p>
          </table:table-cell>
          <table:table-cell table:style-name="ce19" office:value-type="float" office:value="73064" calcext:value-type="float">
            <text:p>73064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1122620" calcext:value-type="float">
            <text:p>1122620</text:p>
          </table:table-cell>
          <table:table-cell table:style-name="ce19" table:formula="of:=(SUM([.B21:.AB21]))+0" office:value-type="float" office:value="19319424" calcext:value-type="float">
            <text:p>19319424</text:p>
          </table:table-cell>
          <table:table-cell table:style-name="ce19" table:formula="of:=(+[.AE21]-[.AC21])+0" office:value-type="float" office:value="1674513" calcext:value-type="float">
            <text:p>1674513</text:p>
          </table:table-cell>
          <table:table-cell table:style-name="ce19" office:value-type="float" office:value="20993937" calcext:value-type="float">
            <text:p>20993937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TOMATE</text:p>
          </table:table-cell>
          <table:table-cell table:style-name="ce19" office:value-type="float" office:value="251939831" calcext:value-type="float">
            <text:p>251939831</text:p>
          </table:table-cell>
          <table:table-cell table:style-name="ce19" office:value-type="float" office:value="11620851" calcext:value-type="float">
            <text:p>11620851</text:p>
          </table:table-cell>
          <table:table-cell table:style-name="ce19" office:value-type="float" office:value="18419112" calcext:value-type="float">
            <text:p>18419112</text:p>
          </table:table-cell>
          <table:table-cell table:style-name="ce19" office:value-type="float" office:value="802920" calcext:value-type="float">
            <text:p>802920</text:p>
          </table:table-cell>
          <table:table-cell table:style-name="ce19" office:value-type="float" office:value="18346" calcext:value-type="float">
            <text:p>18346</text:p>
          </table:table-cell>
          <table:table-cell table:style-name="ce19" office:value-type="float" office:value="1696883" calcext:value-type="float">
            <text:p>1696883</text:p>
          </table:table-cell>
          <table:table-cell table:style-name="ce19" office:value-type="float" office:value="18778025" calcext:value-type="float">
            <text:p>18778025</text:p>
          </table:table-cell>
          <table:table-cell table:style-name="ce19" office:value-type="float" office:value="5739774" calcext:value-type="float">
            <text:p>5739774</text:p>
          </table:table-cell>
          <table:table-cell table:style-name="ce19" office:value-type="float" office:value="1621854" calcext:value-type="float">
            <text:p>1621854</text:p>
          </table:table-cell>
          <table:table-cell table:style-name="ce19" office:value-type="float" office:value="4600885" calcext:value-type="float">
            <text:p>4600885</text:p>
          </table:table-cell>
          <table:table-cell table:style-name="ce19" office:value-type="float" office:value="11105670" calcext:value-type="float">
            <text:p>11105670</text:p>
          </table:table-cell>
          <table:table-cell table:style-name="ce19" office:value-type="float" office:value="129439507" calcext:value-type="float">
            <text:p>129439507</text:p>
          </table:table-cell>
          <table:table-cell table:style-name="ce19" office:value-type="float" office:value="682793" calcext:value-type="float">
            <text:p>682793</text:p>
          </table:table-cell>
          <table:table-cell table:style-name="ce19" office:value-type="float" office:value="11368480" calcext:value-type="float">
            <text:p>11368480</text:p>
          </table:table-cell>
          <table:table-cell table:style-name="ce19" office:value-type="float" office:value="9575128" calcext:value-type="float">
            <text:p>9575128</text:p>
          </table:table-cell>
          <table:table-cell table:style-name="ce19" office:value-type="float" office:value="29911130" calcext:value-type="float">
            <text:p>29911130</text:p>
          </table:table-cell>
          <table:table-cell table:style-name="ce19" office:value-type="float" office:value="8579825" calcext:value-type="float">
            <text:p>8579825</text:p>
          </table:table-cell>
          <table:table-cell table:style-name="ce19" office:value-type="float" office:value="7785255" calcext:value-type="float">
            <text:p>7785255</text:p>
          </table:table-cell>
          <table:table-cell table:style-name="ce19" office:value-type="float" office:value="162704" calcext:value-type="float">
            <text:p>162704</text:p>
          </table:table-cell>
          <table:table-cell table:style-name="ce19" office:value-type="float" office:value="11946" calcext:value-type="float">
            <text:p>11946</text:p>
          </table:table-cell>
          <table:table-cell table:style-name="ce19" office:value-type="float" office:value="106742018" calcext:value-type="float">
            <text:p>106742018</text:p>
          </table:table-cell>
          <table:table-cell table:style-name="ce19" office:value-type="float" office:value="65819999" calcext:value-type="float">
            <text:p>65819999</text:p>
          </table:table-cell>
          <table:table-cell table:style-name="ce19" office:value-type="float" office:value="23770561" calcext:value-type="float">
            <text:p>23770561</text:p>
          </table:table-cell>
          <table:table-cell table:style-name="ce19" office:value-type="float" office:value="121526270" calcext:value-type="float">
            <text:p>121526270</text:p>
          </table:table-cell>
          <table:table-cell table:style-name="ce19" office:value-type="float" office:value="20596981" calcext:value-type="float">
            <text:p>20596981</text:p>
          </table:table-cell>
          <table:table-cell table:style-name="ce19" office:value-type="float" office:value="13104031" calcext:value-type="float">
            <text:p>13104031</text:p>
          </table:table-cell>
          <table:table-cell table:style-name="ce19" office:value-type="float" office:value="29998412" calcext:value-type="float">
            <text:p>29998412</text:p>
          </table:table-cell>
          <table:table-cell table:style-name="ce19" table:formula="of:=(SUM([.B22:.AB22]))+0" office:value-type="float" office:value="905419191" calcext:value-type="float">
            <text:p>905419191</text:p>
          </table:table-cell>
          <table:table-cell table:style-name="ce19" table:formula="of:=(+[.AE22]-[.AC22])+0" office:value-type="float" office:value="21741746" calcext:value-type="float">
            <text:p>21741746</text:p>
          </table:table-cell>
          <table:table-cell table:style-name="ce19" office:value-type="float" office:value="927160937" calcext:value-type="float">
            <text:p>927160937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ZANAHORIA Y NABO</text:p>
          </table:table-cell>
          <table:table-cell table:style-name="ce19" office:value-type="float" office:value="15412999" calcext:value-type="float">
            <text:p>15412999</text:p>
          </table:table-cell>
          <table:table-cell table:style-name="ce19" office:value-type="float" office:value="60924" calcext:value-type="float">
            <text:p>60924</text:p>
          </table:table-cell>
          <table:table-cell table:style-name="ce19" office:value-type="float" office:value="3548731" calcext:value-type="float">
            <text:p>3548731</text:p>
          </table:table-cell>
          <table:table-cell table:style-name="ce19" office:value-type="float" office:value="19495" calcext:value-type="float">
            <text:p>1949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6444" calcext:value-type="float">
            <text:p>56444</text:p>
          </table:table-cell>
          <table:table-cell table:style-name="ce19" office:value-type="float" office:value="1316439" calcext:value-type="float">
            <text:p>1316439</text:p>
          </table:table-cell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7048" calcext:value-type="float">
            <text:p>57048</text:p>
          </table:table-cell>
          <table:table-cell table:style-name="ce19" office:value-type="float" office:value="313697" calcext:value-type="float">
            <text:p>313697</text:p>
          </table:table-cell>
          <table:table-cell table:style-name="ce19" office:value-type="float" office:value="18051306" calcext:value-type="float">
            <text:p>18051306</text:p>
          </table:table-cell>
          <table:table-cell table:style-name="ce19" office:value-type="float" office:value="221624" calcext:value-type="float">
            <text:p>221624</text:p>
          </table:table-cell>
          <table:table-cell table:style-name="ce19" office:value-type="float" office:value="4764" calcext:value-type="float">
            <text:p>4764</text:p>
          </table:table-cell>
          <table:table-cell table:style-name="ce19" office:value-type="float" office:value="993592" calcext:value-type="float">
            <text:p>993592</text:p>
          </table:table-cell>
          <table:table-cell table:style-name="ce19" office:value-type="float" office:value="378635" calcext:value-type="float">
            <text:p>37863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666" calcext:value-type="float">
            <text:p>1366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6037" calcext:value-type="float">
            <text:p>56037</text:p>
          </table:table-cell>
          <table:table-cell table:style-name="ce19" office:value-type="float" office:value="11074469" calcext:value-type="float">
            <text:p>11074469</text:p>
          </table:table-cell>
          <table:table-cell table:style-name="ce19" office:value-type="float" office:value="662059" calcext:value-type="float">
            <text:p>662059</text:p>
          </table:table-cell>
          <table:table-cell table:style-name="ce19" office:value-type="float" office:value="5649135" calcext:value-type="float">
            <text:p>5649135</text:p>
          </table:table-cell>
          <table:table-cell table:style-name="ce19" office:value-type="float" office:value="4490057" calcext:value-type="float">
            <text:p>4490057</text:p>
          </table:table-cell>
          <table:table-cell table:style-name="ce19" office:value-type="float" office:value="48284" calcext:value-type="float">
            <text:p>48284</text:p>
          </table:table-cell>
          <table:table-cell table:style-name="ce19" office:value-type="float" office:value="19444" calcext:value-type="float">
            <text:p>19444</text:p>
          </table:table-cell>
          <table:table-cell table:style-name="ce19" office:value-type="float" office:value="87289" calcext:value-type="float">
            <text:p>87289</text:p>
          </table:table-cell>
          <table:table-cell table:style-name="ce19" table:formula="of:=(SUM([.B23:.AB23]))+0" office:value-type="float" office:value="62536578" calcext:value-type="float">
            <text:p>62536578</text:p>
          </table:table-cell>
          <table:table-cell table:style-name="ce19" table:formula="of:=(+[.AE23]-[.AC23])+0" office:value-type="float" office:value="2423329" calcext:value-type="float">
            <text:p>2423329</text:p>
          </table:table-cell>
          <table:table-cell table:style-name="ce19" office:value-type="float" office:value="64959907" calcext:value-type="float">
            <text:p>64959907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OTRAS HORTALIZAS</text:p>
          </table:table-cell>
          <table:table-cell table:style-name="ce19" office:value-type="float" office:value="26412598" calcext:value-type="float">
            <text:p>26412598</text:p>
          </table:table-cell>
          <table:table-cell table:style-name="ce19" office:value-type="float" office:value="748307" calcext:value-type="float">
            <text:p>748307</text:p>
          </table:table-cell>
          <table:table-cell table:style-name="ce19" office:value-type="float" office:value="3932857" calcext:value-type="float">
            <text:p>3932857</text:p>
          </table:table-cell>
          <table:table-cell table:style-name="ce19" office:value-type="float" office:value="156339" calcext:value-type="float">
            <text:p>156339</text:p>
          </table:table-cell>
          <table:table-cell table:style-name="ce19" office:value-type="float" office:value="119708" calcext:value-type="float">
            <text:p>119708</text:p>
          </table:table-cell>
          <table:table-cell table:style-name="ce19" office:value-type="float" office:value="95004" calcext:value-type="float">
            <text:p>95004</text:p>
          </table:table-cell>
          <table:table-cell table:style-name="ce19" office:value-type="float" office:value="1970916" calcext:value-type="float">
            <text:p>1970916</text:p>
          </table:table-cell>
          <table:table-cell table:style-name="ce19" office:value-type="float" office:value="381097" calcext:value-type="float">
            <text:p>381097</text:p>
          </table:table-cell>
          <table:table-cell table:style-name="ce19" office:value-type="float" office:value="142378" calcext:value-type="float">
            <text:p>142378</text:p>
          </table:table-cell>
          <table:table-cell table:style-name="ce19" office:value-type="float" office:value="33080" calcext:value-type="float">
            <text:p>33080</text:p>
          </table:table-cell>
          <table:table-cell table:style-name="ce19" office:value-type="float" office:value="324168" calcext:value-type="float">
            <text:p>324168</text:p>
          </table:table-cell>
          <table:table-cell table:style-name="ce19" office:value-type="float" office:value="38386311" calcext:value-type="float">
            <text:p>38386311</text:p>
          </table:table-cell>
          <table:table-cell table:style-name="ce19" office:value-type="float" office:value="65088" calcext:value-type="float">
            <text:p>65088</text:p>
          </table:table-cell>
          <table:table-cell table:style-name="ce19" office:value-type="float" office:value="89600" calcext:value-type="float">
            <text:p>89600</text:p>
          </table:table-cell>
          <table:table-cell table:style-name="ce19" office:value-type="float" office:value="1266254" calcext:value-type="float">
            <text:p>1266254</text:p>
          </table:table-cell>
          <table:table-cell table:style-name="ce19" office:value-type="float" office:value="10013224" calcext:value-type="float">
            <text:p>10013224</text:p>
          </table:table-cell>
          <table:table-cell table:style-name="ce19" office:value-type="float" office:value="164968" calcext:value-type="float">
            <text:p>164968</text:p>
          </table:table-cell>
          <table:table-cell table:style-name="ce19" office:value-type="float" office:value="125181" calcext:value-type="float">
            <text:p>125181</text:p>
          </table:table-cell>
          <table:table-cell table:style-name="ce19" office:value-type="float" office:value="158122" calcext:value-type="float">
            <text:p>158122</text:p>
          </table:table-cell>
          <table:table-cell table:style-name="ce19" office:value-type="float" office:value="76557" calcext:value-type="float">
            <text:p>76557</text:p>
          </table:table-cell>
          <table:table-cell table:style-name="ce19" office:value-type="float" office:value="22509139" calcext:value-type="float">
            <text:p>22509139</text:p>
          </table:table-cell>
          <table:table-cell table:style-name="ce19" office:value-type="float" office:value="4920241" calcext:value-type="float">
            <text:p>4920241</text:p>
          </table:table-cell>
          <table:table-cell table:style-name="ce19" office:value-type="float" office:value="18073988" calcext:value-type="float">
            <text:p>18073988</text:p>
          </table:table-cell>
          <table:table-cell table:style-name="ce19" office:value-type="float" office:value="19833979" calcext:value-type="float">
            <text:p>19833979</text:p>
          </table:table-cell>
          <table:table-cell table:style-name="ce19" office:value-type="float" office:value="1828483" calcext:value-type="float">
            <text:p>1828483</text:p>
          </table:table-cell>
          <table:table-cell table:style-name="ce19" office:value-type="float" office:value="354121" calcext:value-type="float">
            <text:p>354121</text:p>
          </table:table-cell>
          <table:table-cell table:style-name="ce19" office:value-type="float" office:value="3109466" calcext:value-type="float">
            <text:p>3109466</text:p>
          </table:table-cell>
          <table:table-cell table:style-name="ce19" table:formula="of:=(SUM([.B24:.AB24]))+0" office:value-type="float" office:value="155291174" calcext:value-type="float">
            <text:p>155291174</text:p>
          </table:table-cell>
          <table:table-cell table:style-name="ce19" table:formula="of:=(+[.AE24]-[.AC24])+0" office:value-type="float" office:value="26042204" calcext:value-type="float">
            <text:p>26042204</text:p>
          </table:table-cell>
          <table:table-cell table:style-name="ce19" office:value-type="float" office:value="181333378" calcext:value-type="float">
            <text:p>181333378</text:p>
          </table:table-cell>
          <table:table-cell table:style-name="ce6" office:value-type="string" calcext:value-type="string">
            <text:p>Hortaliza</text:p>
          </table:table-cell>
          <table:table-cell table:style-name="ce21" table:number-columns-repeated="992"/>
        </table:table-row>
        <table:table-row table:style-name="ro2">
          <table:table-cell table:style-name="ce16" office:value-type="string" calcext:value-type="string">
            <text:p>AGUACATE</text:p>
          </table:table-cell>
          <table:table-cell table:style-name="ce16" office:value-type="float" office:value="33338684" calcext:value-type="float">
            <text:p>33338684</text:p>
          </table:table-cell>
          <table:table-cell table:style-name="ce16" office:value-type="float" office:value="5033532" calcext:value-type="float">
            <text:p>5033532</text:p>
          </table:table-cell>
          <table:table-cell table:style-name="ce16" office:value-type="float" office:value="8961865" calcext:value-type="float">
            <text:p>8961865</text:p>
          </table:table-cell>
          <table:table-cell table:style-name="ce16" office:value-type="float" office:value="297080" calcext:value-type="float">
            <text:p>297080</text:p>
          </table:table-cell>
          <table:table-cell table:style-name="ce16" office:value-type="float" office:value="25228" calcext:value-type="float">
            <text:p>25228</text:p>
          </table:table-cell>
          <table:table-cell table:style-name="ce16" office:value-type="float" office:value="63564" calcext:value-type="float">
            <text:p>63564</text:p>
          </table:table-cell>
          <table:table-cell table:style-name="ce16" office:value-type="float" office:value="6415179" calcext:value-type="float">
            <text:p>6415179</text:p>
          </table:table-cell>
          <table:table-cell table:style-name="ce16" office:value-type="float" office:value="17945" calcext:value-type="float">
            <text:p>17945</text:p>
          </table:table-cell>
          <table:table-cell table:style-name="ce16" office:value-type="float" office:value="123927" calcext:value-type="float">
            <text:p>123927</text:p>
          </table:table-cell>
          <table:table-cell table:style-name="ce16" office:value-type="float" office:value="568577" calcext:value-type="float">
            <text:p>568577</text:p>
          </table:table-cell>
          <table:table-cell table:style-name="ce16" office:value-type="float" office:value="3696755" calcext:value-type="float">
            <text:p>3696755</text:p>
          </table:table-cell>
          <table:table-cell table:style-name="ce16" office:value-type="float" office:value="126044335" calcext:value-type="float">
            <text:p>126044335</text:p>
          </table:table-cell>
          <table:table-cell table:style-name="ce16" office:value-type="float" office:value="159940" calcext:value-type="float">
            <text:p>159940</text:p>
          </table:table-cell>
          <table:table-cell table:style-name="ce16" office:value-type="float" office:value="879882" calcext:value-type="float">
            <text:p>879882</text:p>
          </table:table-cell>
          <table:table-cell table:style-name="ce16" office:value-type="float" office:value="636557" calcext:value-type="float">
            <text:p>636557</text:p>
          </table:table-cell>
          <table:table-cell table:style-name="ce16" office:value-type="float" office:value="8068336" calcext:value-type="float">
            <text:p>8068336</text:p>
          </table:table-cell>
          <table:table-cell table:style-name="ce16" office:value-type="float" office:value="1573965" calcext:value-type="float">
            <text:p>1573965</text:p>
          </table:table-cell>
          <table:table-cell table:style-name="ce16" office:value-type="float" office:value="1314862" calcext:value-type="float">
            <text:p>1314862</text:p>
          </table:table-cell>
          <table:table-cell table:style-name="ce16" office:value-type="float" office:value="866775" calcext:value-type="float">
            <text:p>866775</text:p>
          </table:table-cell>
          <table:table-cell table:style-name="ce16" office:value-type="float" office:value="83153" calcext:value-type="float">
            <text:p>83153</text:p>
          </table:table-cell>
          <table:table-cell table:style-name="ce16" office:value-type="float" office:value="37988944" calcext:value-type="float">
            <text:p>37988944</text:p>
          </table:table-cell>
          <table:table-cell table:style-name="ce16" office:value-type="float" office:value="4075892" calcext:value-type="float">
            <text:p>4075892</text:p>
          </table:table-cell>
          <table:table-cell table:style-name="ce16" office:value-type="float" office:value="7665623" calcext:value-type="float">
            <text:p>7665623</text:p>
          </table:table-cell>
          <table:table-cell table:style-name="ce16" office:value-type="float" office:value="24963080" calcext:value-type="float">
            <text:p>24963080</text:p>
          </table:table-cell>
          <table:table-cell table:style-name="ce16" office:value-type="float" office:value="436251" calcext:value-type="float">
            <text:p>436251</text:p>
          </table:table-cell>
          <table:table-cell table:style-name="ce16" office:value-type="float" office:value="2223619" calcext:value-type="float">
            <text:p>2223619</text:p>
          </table:table-cell>
          <table:table-cell table:style-name="ce16" office:value-type="float" office:value="4150669" calcext:value-type="float">
            <text:p>4150669</text:p>
          </table:table-cell>
          <table:table-cell table:style-name="ce16" table:formula="of:=(SUM([.B25:.AB25]))+0" office:value-type="float" office:value="279674219" calcext:value-type="float">
            <text:p>279674219</text:p>
          </table:table-cell>
          <table:table-cell table:style-name="ce16" table:formula="of:=(+[.AE25]-[.AC25])+0" office:value-type="float" office:value="13322852" calcext:value-type="float">
            <text:p>13322852</text:p>
          </table:table-cell>
          <table:table-cell table:style-name="ce16" office:value-type="float" office:value="292997071" calcext:value-type="float">
            <text:p>292997071</text:p>
          </table:table-cell>
          <table:table-cell table:style-name="ce21" office:value-type="string" calcext:value-type="string">
            <text:p>Fruta</text:p>
          </table:table-cell>
          <table:table-cell table:style-name="ce21" table:number-columns-repeated="992"/>
        </table:table-row>
        <table:table-row table:style-name="ro2">
          <table:table-cell table:style-name="ce16" office:value-type="string" calcext:value-type="string">
            <text:p>ALBARICOQUE</text:p>
          </table:table-cell>
          <table:table-cell table:style-name="ce16" office:value-type="float" office:value="52734547" calcext:value-type="float">
            <text:p>52734547</text:p>
          </table:table-cell>
          <table:table-cell table:style-name="ce16" office:value-type="float" office:value="2884994" calcext:value-type="float">
            <text:p>2884994</text:p>
          </table:table-cell>
          <table:table-cell table:style-name="ce16" office:value-type="float" office:value="4163538" calcext:value-type="float">
            <text:p>4163538</text:p>
          </table:table-cell>
          <table:table-cell table:style-name="ce16" office:value-type="float" office:value="101079" calcext:value-type="float">
            <text:p>101079</text:p>
          </table:table-cell>
          <table:table-cell table:style-name="ce16" office:value-type="float" office:value="25530" calcext:value-type="float">
            <text:p>25530</text:p>
          </table:table-cell>
          <table:table-cell table:style-name="ce16" office:value-type="float" office:value="537596" calcext:value-type="float">
            <text:p>537596</text:p>
          </table:table-cell>
          <table:table-cell table:style-name="ce16" office:value-type="float" office:value="482812" calcext:value-type="float">
            <text:p>482812</text:p>
          </table:table-cell>
          <table:table-cell table:style-name="ce16" office:value-type="float" office:value="285385" calcext:value-type="float">
            <text:p>285385</text:p>
          </table:table-cell>
          <table:table-cell table:style-name="ce16" office:value-type="float" office:value="188083" calcext:value-type="float">
            <text:p>188083</text:p>
          </table:table-cell>
          <table:table-cell table:style-name="ce16" office:value-type="float" office:value="359208" calcext:value-type="float">
            <text:p>359208</text:p>
          </table:table-cell>
          <table:table-cell table:style-name="ce16" office:value-type="float" office:value="512282" calcext:value-type="float">
            <text:p>512282</text:p>
          </table:table-cell>
          <table:table-cell table:style-name="ce16" office:value-type="float" office:value="25783554" calcext:value-type="float">
            <text:p>25783554</text:p>
          </table:table-cell>
          <table:table-cell table:style-name="ce16" office:value-type="float" office:value="126832" calcext:value-type="float">
            <text:p>126832</text:p>
          </table:table-cell>
          <table:table-cell table:style-name="ce16" office:value-type="float" office:value="974913" calcext:value-type="float">
            <text:p>974913</text:p>
          </table:table-cell>
          <table:table-cell table:style-name="ce16" office:value-type="float" office:value="270787" calcext:value-type="float">
            <text:p>270787</text:p>
          </table:table-cell>
          <table:table-cell table:style-name="ce16" office:value-type="float" office:value="14678255" calcext:value-type="float">
            <text:p>14678255</text:p>
          </table:table-cell>
          <table:table-cell table:style-name="ce16" office:value-type="float" office:value="623290" calcext:value-type="float">
            <text:p>623290</text:p>
          </table:table-cell>
          <table:table-cell table:style-name="ce16" office:value-type="float" office:value="900866" calcext:value-type="float">
            <text:p>900866</text:p>
          </table:table-cell>
          <table:table-cell table:style-name="ce16" office:value-type="float" office:value="44341" calcext:value-type="float">
            <text:p>44341</text:p>
          </table:table-cell>
          <table:table-cell table:style-name="ce16" office:value-type="float" office:value="14024" calcext:value-type="float">
            <text:p>14024</text:p>
          </table:table-cell>
          <table:table-cell table:style-name="ce16" office:value-type="float" office:value="5700439" calcext:value-type="float">
            <text:p>5700439</text:p>
          </table:table-cell>
          <table:table-cell table:style-name="ce16" office:value-type="float" office:value="4374095" calcext:value-type="float">
            <text:p>4374095</text:p>
          </table:table-cell>
          <table:table-cell table:style-name="ce16" office:value-type="float" office:value="3500565" calcext:value-type="float">
            <text:p>3500565</text:p>
          </table:table-cell>
          <table:table-cell table:style-name="ce16" office:value-type="float" office:value="14453170" calcext:value-type="float">
            <text:p>14453170</text:p>
          </table:table-cell>
          <table:table-cell table:style-name="ce16" office:value-type="float" office:value="2044826" calcext:value-type="float">
            <text:p>2044826</text:p>
          </table:table-cell>
          <table:table-cell table:style-name="ce16" office:value-type="float" office:value="320016" calcext:value-type="float">
            <text:p>320016</text:p>
          </table:table-cell>
          <table:table-cell table:style-name="ce16" office:value-type="float" office:value="783962" calcext:value-type="float">
            <text:p>783962</text:p>
          </table:table-cell>
          <table:table-cell table:style-name="ce16" table:formula="of:=(SUM([.B26:.AB26]))+0" office:value-type="float" office:value="136868989" calcext:value-type="float">
            <text:p>136868989</text:p>
          </table:table-cell>
          <table:table-cell table:style-name="ce16" table:formula="of:=(+[.AE26]-[.AC26])+0" office:value-type="float" office:value="6148917" calcext:value-type="float">
            <text:p>6148917</text:p>
          </table:table-cell>
          <table:table-cell table:style-name="ce16" office:value-type="float" office:value="143017906" calcext:value-type="float">
            <text:p>143017906</text:p>
          </table:table-cell>
          <table:table-cell table:style-name="ce21" office:value-type="string" calcext:value-type="string">
            <text:p>Fruta</text:p>
          </table:table-cell>
          <table:table-cell table:style-name="ce21" table:number-columns-repeated="992"/>
        </table:table-row>
        <table:table-row table:style-name="ro2">
          <table:table-cell table:style-name="ce16" office:value-type="string" calcext:value-type="string">
            <text:p>ARÁNDANO</text:p>
          </table:table-cell>
          <table:table-cell table:style-name="ce16" office:value-type="float" office:value="116868410" calcext:value-type="float">
            <text:p>116868410</text:p>
          </table:table-cell>
          <table:table-cell table:style-name="ce16" office:value-type="float" office:value="7124944" calcext:value-type="float">
            <text:p>7124944</text:p>
          </table:table-cell>
          <table:table-cell table:style-name="ce16" office:value-type="float" office:value="13839927" calcext:value-type="float">
            <text:p>13839927</text:p>
          </table:table-cell>
          <table:table-cell table:style-name="ce16" office:value-type="float" office:value="71982" calcext:value-type="float">
            <text:p>7198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7725" calcext:value-type="float">
            <text:p>67725</text:p>
          </table:table-cell>
          <table:table-cell table:style-name="ce16" office:value-type="float" office:value="1737262" calcext:value-type="float">
            <text:p>1737262</text:p>
          </table:table-cell>
          <table:table-cell table:style-name="ce16" office:value-type="float" office:value="524823" calcext:value-type="float">
            <text:p>524823</text:p>
          </table:table-cell>
          <table:table-cell table:style-name="ce16" office:value-type="float" office:value="147441" calcext:value-type="float">
            <text:p>147441</text:p>
          </table:table-cell>
          <table:table-cell table:style-name="ce16" office:value-type="float" office:value="521585" calcext:value-type="float">
            <text:p>521585</text:p>
          </table:table-cell>
          <table:table-cell table:style-name="ce16" office:value-type="float" office:value="965217" calcext:value-type="float">
            <text:p>965217</text:p>
          </table:table-cell>
          <table:table-cell table:style-name="ce16" office:value-type="float" office:value="17127285" calcext:value-type="float">
            <text:p>17127285</text:p>
          </table:table-cell>
          <table:table-cell table:style-name="ce16" office:value-type="float" office:value="48785" calcext:value-type="float">
            <text:p>48785</text:p>
          </table:table-cell>
          <table:table-cell table:style-name="ce16" office:value-type="float" office:value="866438" calcext:value-type="float">
            <text:p>866438</text:p>
          </table:table-cell>
          <table:table-cell table:style-name="ce16" office:value-type="float" office:value="6251962" calcext:value-type="float">
            <text:p>6251962</text:p>
          </table:table-cell>
          <table:table-cell table:style-name="ce16" office:value-type="float" office:value="6558241" calcext:value-type="float">
            <text:p>6558241</text:p>
          </table:table-cell>
          <table:table-cell table:style-name="ce16" office:value-type="float" office:value="1885772" calcext:value-type="float">
            <text:p>1885772</text:p>
          </table:table-cell>
          <table:table-cell table:style-name="ce16" office:value-type="float" office:value="410073" calcext:value-type="float">
            <text:p>410073</text:p>
          </table:table-cell>
          <table:table-cell table:style-name="ce16" office:value-type="float" office:value="263241" calcext:value-type="float">
            <text:p>263241</text:p>
          </table:table-cell>
          <table:table-cell table:style-name="ce16" office:value-type="float" office:value="19105" calcext:value-type="float">
            <text:p>19105</text:p>
          </table:table-cell>
          <table:table-cell table:style-name="ce16" office:value-type="float" office:value="42159310" calcext:value-type="float">
            <text:p>42159310</text:p>
          </table:table-cell>
          <table:table-cell table:style-name="ce16" office:value-type="float" office:value="9073580" calcext:value-type="float">
            <text:p>9073580</text:p>
          </table:table-cell>
          <table:table-cell table:style-name="ce16" office:value-type="float" office:value="2861183" calcext:value-type="float">
            <text:p>2861183</text:p>
          </table:table-cell>
          <table:table-cell table:style-name="ce16" office:value-type="float" office:value="75845666" calcext:value-type="float">
            <text:p>75845666</text:p>
          </table:table-cell>
          <table:table-cell table:style-name="ce16" office:value-type="float" office:value="940811" calcext:value-type="float">
            <text:p>940811</text:p>
          </table:table-cell>
          <table:table-cell table:style-name="ce16" office:value-type="float" office:value="18889" calcext:value-type="float">
            <text:p>18889</text:p>
          </table:table-cell>
          <table:table-cell table:style-name="ce16" office:value-type="float" office:value="1251072" calcext:value-type="float">
            <text:p>1251072</text:p>
          </table:table-cell>
          <table:table-cell table:style-name="ce16" table:formula="of:=(SUM([.B27:.AB27]))+0" office:value-type="float" office:value="307450729" calcext:value-type="float">
            <text:p>307450729</text:p>
          </table:table-cell>
          <table:table-cell table:style-name="ce16" table:formula="of:=(+[.AE27]-[.AC27])+0" office:value-type="float" office:value="16934077" calcext:value-type="float">
            <text:p>16934077</text:p>
          </table:table-cell>
          <table:table-cell table:style-name="ce16" office:value-type="float" office:value="324384806" calcext:value-type="float">
            <text:p>324384806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CAQUI</text:p>
          </table:table-cell>
          <table:table-cell table:style-name="ce16" office:value-type="float" office:value="42494212" calcext:value-type="float">
            <text:p>42494212</text:p>
          </table:table-cell>
          <table:table-cell table:style-name="ce16" office:value-type="float" office:value="1531998" calcext:value-type="float">
            <text:p>1531998</text:p>
          </table:table-cell>
          <table:table-cell table:style-name="ce16" office:value-type="float" office:value="2615843" calcext:value-type="float">
            <text:p>2615843</text:p>
          </table:table-cell>
          <table:table-cell table:style-name="ce16" office:value-type="float" office:value="97218" calcext:value-type="float">
            <text:p>97218</text:p>
          </table:table-cell>
          <table:table-cell table:style-name="ce16" office:value-type="float" office:value="319711" calcext:value-type="float">
            <text:p>319711</text:p>
          </table:table-cell>
          <table:table-cell table:style-name="ce16" office:value-type="float" office:value="159968" calcext:value-type="float">
            <text:p>159968</text:p>
          </table:table-cell>
          <table:table-cell table:style-name="ce16" office:value-type="float" office:value="588944" calcext:value-type="float">
            <text:p>588944</text:p>
          </table:table-cell>
          <table:table-cell table:style-name="ce16" office:value-type="float" office:value="1067523" calcext:value-type="float">
            <text:p>1067523</text:p>
          </table:table-cell>
          <table:table-cell table:style-name="ce16" office:value-type="float" office:value="699675" calcext:value-type="float">
            <text:p>699675</text:p>
          </table:table-cell>
          <table:table-cell table:style-name="ce16" office:value-type="float" office:value="2833381" calcext:value-type="float">
            <text:p>2833381</text:p>
          </table:table-cell>
          <table:table-cell table:style-name="ce16" office:value-type="float" office:value="2644682" calcext:value-type="float">
            <text:p>2644682</text:p>
          </table:table-cell>
          <table:table-cell table:style-name="ce16" office:value-type="float" office:value="18222825" calcext:value-type="float">
            <text:p>18222825</text:p>
          </table:table-cell>
          <table:table-cell table:style-name="ce16" office:value-type="float" office:value="137718" calcext:value-type="float">
            <text:p>137718</text:p>
          </table:table-cell>
          <table:table-cell table:style-name="ce16" office:value-type="float" office:value="482403" calcext:value-type="float">
            <text:p>482403</text:p>
          </table:table-cell>
          <table:table-cell table:style-name="ce16" office:value-type="float" office:value="206760" calcext:value-type="float">
            <text:p>206760</text:p>
          </table:table-cell>
          <table:table-cell table:style-name="ce16" office:value-type="float" office:value="23080940" calcext:value-type="float">
            <text:p>23080940</text:p>
          </table:table-cell>
          <table:table-cell table:style-name="ce16" office:value-type="float" office:value="2093994" calcext:value-type="float">
            <text:p>2093994</text:p>
          </table:table-cell>
          <table:table-cell table:style-name="ce16" office:value-type="float" office:value="5787829" calcext:value-type="float">
            <text:p>5787829</text:p>
          </table:table-cell>
          <table:table-cell table:style-name="ce16" office:value-type="float" office:value="86844" calcext:value-type="float">
            <text:p>86844</text:p>
          </table:table-cell>
          <table:table-cell table:style-name="ce16" office:value-type="float" office:value="86723" calcext:value-type="float">
            <text:p>86723</text:p>
          </table:table-cell>
          <table:table-cell table:style-name="ce16" office:value-type="float" office:value="8629941" calcext:value-type="float">
            <text:p>8629941</text:p>
          </table:table-cell>
          <table:table-cell table:style-name="ce16" office:value-type="float" office:value="7515670" calcext:value-type="float">
            <text:p>7515670</text:p>
          </table:table-cell>
          <table:table-cell table:style-name="ce16" office:value-type="float" office:value="4541251" calcext:value-type="float">
            <text:p>4541251</text:p>
          </table:table-cell>
          <table:table-cell table:style-name="ce16" office:value-type="float" office:value="6604315" calcext:value-type="float">
            <text:p>6604315</text:p>
          </table:table-cell>
          <table:table-cell table:style-name="ce16" office:value-type="float" office:value="3403096" calcext:value-type="float">
            <text:p>3403096</text:p>
          </table:table-cell>
          <table:table-cell table:style-name="ce16" office:value-type="float" office:value="2202450" calcext:value-type="float">
            <text:p>2202450</text:p>
          </table:table-cell>
          <table:table-cell table:style-name="ce16" office:value-type="float" office:value="994557" calcext:value-type="float">
            <text:p>994557</text:p>
          </table:table-cell>
          <table:table-cell table:style-name="ce16" table:formula="of:=(SUM([.B28:.AB28]))+0" office:value-type="float" office:value="139130471" calcext:value-type="float">
            <text:p>139130471</text:p>
          </table:table-cell>
          <table:table-cell table:style-name="ce16" table:formula="of:=(+[.AE28]-[.AC28])+0" office:value-type="float" office:value="33803645" calcext:value-type="float">
            <text:p>33803645</text:p>
          </table:table-cell>
          <table:table-cell table:style-name="ce16" office:value-type="float" office:value="172934116" calcext:value-type="float">
            <text:p>172934116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CEREZA Y GUINDA</text:p>
          </table:table-cell>
          <table:table-cell table:style-name="ce16" office:value-type="float" office:value="11659622" calcext:value-type="float">
            <text:p>11659622</text:p>
          </table:table-cell>
          <table:table-cell table:style-name="ce16" office:value-type="float" office:value="180004" calcext:value-type="float">
            <text:p>180004</text:p>
          </table:table-cell>
          <table:table-cell table:style-name="ce16" office:value-type="float" office:value="3243544" calcext:value-type="float">
            <text:p>3243544</text:p>
          </table:table-cell>
          <table:table-cell table:style-name="ce16" office:value-type="float" office:value="8572" calcext:value-type="float">
            <text:p>857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1057" calcext:value-type="float">
            <text:p>41057</text:p>
          </table:table-cell>
          <table:table-cell table:style-name="ce16" office:value-type="float" office:value="372466" calcext:value-type="float">
            <text:p>372466</text:p>
          </table:table-cell>
          <table:table-cell table:style-name="ce16" office:value-type="float" office:value="37640" calcext:value-type="float">
            <text:p>37640</text:p>
          </table:table-cell>
          <table:table-cell table:style-name="ce16" office:value-type="float" office:value="64251" calcext:value-type="float">
            <text:p>64251</text:p>
          </table:table-cell>
          <table:table-cell table:style-name="ce16" office:value-type="float" office:value="30338" calcext:value-type="float">
            <text:p>30338</text:p>
          </table:table-cell>
          <table:table-cell table:style-name="ce16" office:value-type="float" office:value="677511" calcext:value-type="float">
            <text:p>677511</text:p>
          </table:table-cell>
          <table:table-cell table:style-name="ce16" office:value-type="float" office:value="8256073" calcext:value-type="float">
            <text:p>8256073</text:p>
          </table:table-cell>
          <table:table-cell table:style-name="ce16" office:value-type="float" office:value="61356" calcext:value-type="float">
            <text:p>61356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float" office:value="368778" calcext:value-type="float">
            <text:p>368778</text:p>
          </table:table-cell>
          <table:table-cell table:style-name="ce16" office:value-type="float" office:value="11007177" calcext:value-type="float">
            <text:p>11007177</text:p>
          </table:table-cell>
          <table:table-cell table:style-name="ce16" office:value-type="float" office:value="230698" calcext:value-type="float">
            <text:p>230698</text:p>
          </table:table-cell>
          <table:table-cell table:style-name="ce16" office:value-type="float" office:value="54636" calcext:value-type="float">
            <text:p>54636</text:p>
          </table:table-cell>
          <table:table-cell table:style-name="ce16" office:value-type="float" office:value="3394" calcext:value-type="float">
            <text:p>3394</text:p>
          </table:table-cell>
          <table:table-cell table:style-name="ce16" office:value-type="float" office:value="39145" calcext:value-type="float">
            <text:p>39145</text:p>
          </table:table-cell>
          <table:table-cell table:style-name="ce16" office:value-type="float" office:value="4399545" calcext:value-type="float">
            <text:p>4399545</text:p>
          </table:table-cell>
          <table:table-cell table:style-name="ce16" office:value-type="float" office:value="540357" calcext:value-type="float">
            <text:p>540357</text:p>
          </table:table-cell>
          <table:table-cell table:style-name="ce16" office:value-type="float" office:value="3875414" calcext:value-type="float">
            <text:p>3875414</text:p>
          </table:table-cell>
          <table:table-cell table:style-name="ce16" office:value-type="float" office:value="19540078" calcext:value-type="float">
            <text:p>19540078</text:p>
          </table:table-cell>
          <table:table-cell table:style-name="ce16" office:value-type="float" office:value="29265" calcext:value-type="float">
            <text:p>29265</text:p>
          </table:table-cell>
          <table:table-cell table:style-name="ce16" office:value-type="float" office:value="5667" calcext:value-type="float">
            <text:p>5667</text:p>
          </table:table-cell>
          <table:table-cell table:style-name="ce16" office:value-type="float" office:value="422366" calcext:value-type="float">
            <text:p>422366</text:p>
          </table:table-cell>
          <table:table-cell table:style-name="ce16" table:formula="of:=(SUM([.B29:.AB29]))+0" office:value-type="float" office:value="65149555" calcext:value-type="float">
            <text:p>65149555</text:p>
          </table:table-cell>
          <table:table-cell table:style-name="ce16" table:formula="of:=(+[.AE29]-[.AC29])+0" office:value-type="float" office:value="2343006" calcext:value-type="float">
            <text:p>2343006</text:p>
          </table:table-cell>
          <table:table-cell table:style-name="ce16" office:value-type="float" office:value="67492561" calcext:value-type="float">
            <text:p>67492561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CIRUELA</text:p>
          </table:table-cell>
          <table:table-cell table:style-name="ce16" office:value-type="float" office:value="14580217" calcext:value-type="float">
            <text:p>14580217</text:p>
          </table:table-cell>
          <table:table-cell table:style-name="ce16" office:value-type="float" office:value="98042" calcext:value-type="float">
            <text:p>98042</text:p>
          </table:table-cell>
          <table:table-cell table:style-name="ce16" office:value-type="float" office:value="2262305" calcext:value-type="float">
            <text:p>2262305</text:p>
          </table:table-cell>
          <table:table-cell table:style-name="ce16" office:value-type="float" office:value="10579" calcext:value-type="float">
            <text:p>10579</text:p>
          </table:table-cell>
          <table:table-cell table:style-name="ce16" office:value-type="float" office:value="12435" calcext:value-type="float">
            <text:p>12435</text:p>
          </table:table-cell>
          <table:table-cell table:style-name="ce16" office:value-type="float" office:value="3769" calcext:value-type="float">
            <text:p>3769</text:p>
          </table:table-cell>
          <table:table-cell table:style-name="ce16" office:value-type="float" office:value="586329" calcext:value-type="float">
            <text:p>586329</text:p>
          </table:table-cell>
          <table:table-cell table:style-name="ce16" office:value-type="float" office:value="113032" calcext:value-type="float">
            <text:p>113032</text:p>
          </table:table-cell>
          <table:table-cell table:style-name="ce16" office:value-type="float" office:value="8559" calcext:value-type="float">
            <text:p>8559</text:p>
          </table:table-cell>
          <table:table-cell table:style-name="ce16" office:value-type="float" office:value="49587" calcext:value-type="float">
            <text:p>49587</text:p>
          </table:table-cell>
          <table:table-cell table:style-name="ce16" office:value-type="float" office:value="604792" calcext:value-type="float">
            <text:p>604792</text:p>
          </table:table-cell>
          <table:table-cell table:style-name="ce16" office:value-type="float" office:value="9736051" calcext:value-type="float">
            <text:p>9736051</text:p>
          </table:table-cell>
          <table:table-cell table:style-name="ce16" office:value-type="float" office:value="164389" calcext:value-type="float">
            <text:p>164389</text:p>
          </table:table-cell>
          <table:table-cell table:style-name="ce16" office:value-type="float" office:value="135225" calcext:value-type="float">
            <text:p>135225</text:p>
          </table:table-cell>
          <table:table-cell table:style-name="ce16" office:value-type="float" office:value="754670" calcext:value-type="float">
            <text:p>754670</text:p>
          </table:table-cell>
          <table:table-cell table:style-name="ce16" office:value-type="float" office:value="3938767" calcext:value-type="float">
            <text:p>3938767</text:p>
          </table:table-cell>
          <table:table-cell table:style-name="ce16" office:value-type="float" office:value="106430" calcext:value-type="float">
            <text:p>106430</text:p>
          </table:table-cell>
          <table:table-cell table:style-name="ce16" office:value-type="float" office:value="55996" calcext:value-type="float">
            <text:p>55996</text:p>
          </table:table-cell>
          <table:table-cell table:style-name="ce16" office:value-type="float" office:value="22501" calcext:value-type="float">
            <text:p>22501</text:p>
          </table:table-cell>
          <table:table-cell table:style-name="ce16" office:value-type="float" office:value="113891" calcext:value-type="float">
            <text:p>113891</text:p>
          </table:table-cell>
          <table:table-cell table:style-name="ce16" office:value-type="float" office:value="3698931" calcext:value-type="float">
            <text:p>3698931</text:p>
          </table:table-cell>
          <table:table-cell table:style-name="ce16" office:value-type="float" office:value="2601524" calcext:value-type="float">
            <text:p>2601524</text:p>
          </table:table-cell>
          <table:table-cell table:style-name="ce16" office:value-type="float" office:value="6708248" calcext:value-type="float">
            <text:p>6708248</text:p>
          </table:table-cell>
          <table:table-cell table:style-name="ce16" office:value-type="float" office:value="11745287" calcext:value-type="float">
            <text:p>11745287</text:p>
          </table:table-cell>
          <table:table-cell table:style-name="ce16" office:value-type="float" office:value="172859" calcext:value-type="float">
            <text:p>172859</text:p>
          </table:table-cell>
          <table:table-cell table:style-name="ce16" office:value-type="float" office:value="18119" calcext:value-type="float">
            <text:p>18119</text:p>
          </table:table-cell>
          <table:table-cell table:style-name="ce16" office:value-type="float" office:value="553391" calcext:value-type="float">
            <text:p>553391</text:p>
          </table:table-cell>
          <table:table-cell table:style-name="ce16" table:formula="of:=(SUM([.B30:.AB30]))+0" office:value-type="float" office:value="58855925" calcext:value-type="float">
            <text:p>58855925</text:p>
          </table:table-cell>
          <table:table-cell table:style-name="ce16" table:formula="of:=(+[.AE30]-[.AC30])+0" office:value-type="float" office:value="27673081" calcext:value-type="float">
            <text:p>27673081</text:p>
          </table:table-cell>
          <table:table-cell table:style-name="ce16" office:value-type="float" office:value="86529006" calcext:value-type="float">
            <text:p>86529006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FRAMBUESA</text:p>
          </table:table-cell>
          <table:table-cell table:style-name="ce16" office:value-type="float" office:value="114934401" calcext:value-type="float">
            <text:p>114934401</text:p>
          </table:table-cell>
          <table:table-cell table:style-name="ce16" office:value-type="float" office:value="7249513" calcext:value-type="float">
            <text:p>7249513</text:p>
          </table:table-cell>
          <table:table-cell table:style-name="ce16" office:value-type="float" office:value="5591030" calcext:value-type="float">
            <text:p>5591030</text:p>
          </table:table-cell>
          <table:table-cell table:style-name="ce16" office:value-type="float" office:value="20516" calcext:value-type="float">
            <text:p>2051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1392" calcext:value-type="float">
            <text:p>21392</text:p>
          </table:table-cell>
          <table:table-cell table:style-name="ce16" office:value-type="float" office:value="365264" calcext:value-type="float">
            <text:p>365264</text:p>
          </table:table-cell>
          <table:table-cell table:style-name="ce16" office:value-type="float" office:value="592373" calcext:value-type="float">
            <text:p>592373</text:p>
          </table:table-cell>
          <table:table-cell table:style-name="ce16" office:value-type="float" office:value="34422" calcext:value-type="float">
            <text:p>34422</text:p>
          </table:table-cell>
          <table:table-cell table:style-name="ce16" office:value-type="float" office:value="314318" calcext:value-type="float">
            <text:p>314318</text:p>
          </table:table-cell>
          <table:table-cell table:style-name="ce16" office:value-type="float" office:value="82487" calcext:value-type="float">
            <text:p>82487</text:p>
          </table:table-cell>
          <table:table-cell table:style-name="ce16" office:value-type="float" office:value="39884038" calcext:value-type="float">
            <text:p>39884038</text:p>
          </table:table-cell>
          <table:table-cell table:style-name="ce16" office:value-type="float" office:value="33371" calcext:value-type="float">
            <text:p>33371</text:p>
          </table:table-cell>
          <table:table-cell table:style-name="ce16" office:value-type="float" office:value="765080" calcext:value-type="float">
            <text:p>765080</text:p>
          </table:table-cell>
          <table:table-cell table:style-name="ce16" office:value-type="float" office:value="3885381" calcext:value-type="float">
            <text:p>3885381</text:p>
          </table:table-cell>
          <table:table-cell table:style-name="ce16" office:value-type="float" office:value="9320291" calcext:value-type="float">
            <text:p>9320291</text:p>
          </table:table-cell>
          <table:table-cell table:style-name="ce16" office:value-type="float" office:value="188753" calcext:value-type="float">
            <text:p>188753</text:p>
          </table:table-cell>
          <table:table-cell table:style-name="ce16" office:value-type="float" office:value="104457" calcext:value-type="float">
            <text:p>104457</text:p>
          </table:table-cell>
          <table:table-cell table:style-name="ce16" office:value-type="float" office:value="86385" calcext:value-type="float">
            <text:p>86385</text:p>
          </table:table-cell>
          <table:table-cell table:style-name="ce16" office:value-type="float" office:value="2325" calcext:value-type="float">
            <text:p>2325</text:p>
          </table:table-cell>
          <table:table-cell table:style-name="ce16" office:value-type="float" office:value="50204257" calcext:value-type="float">
            <text:p>50204257</text:p>
          </table:table-cell>
          <table:table-cell table:style-name="ce16" office:value-type="float" office:value="2129143" calcext:value-type="float">
            <text:p>2129143</text:p>
          </table:table-cell>
          <table:table-cell table:style-name="ce16" office:value-type="float" office:value="6207751" calcext:value-type="float">
            <text:p>6207751</text:p>
          </table:table-cell>
          <table:table-cell table:style-name="ce16" office:value-type="float" office:value="128144662" calcext:value-type="float">
            <text:p>128144662</text:p>
          </table:table-cell>
          <table:table-cell table:style-name="ce16" office:value-type="float" office:value="755699" calcext:value-type="float">
            <text:p>755699</text:p>
          </table:table-cell>
          <table:table-cell table:style-name="ce16" office:value-type="float" office:value="406730" calcext:value-type="float">
            <text:p>406730</text:p>
          </table:table-cell>
          <table:table-cell table:style-name="ce16" office:value-type="float" office:value="1390579" calcext:value-type="float">
            <text:p>1390579</text:p>
          </table:table-cell>
          <table:table-cell table:style-name="ce16" table:formula="of:=(SUM([.B31:.AB31]))+0" office:value-type="float" office:value="372714618" calcext:value-type="float">
            <text:p>372714618</text:p>
          </table:table-cell>
          <table:table-cell table:style-name="ce16" table:formula="of:=(+[.AE31]-[.AC31])+0" office:value-type="float" office:value="10166330" calcext:value-type="float">
            <text:p>10166330</text:p>
          </table:table-cell>
          <table:table-cell table:style-name="ce16" office:value-type="float" office:value="382880948" calcext:value-type="float">
            <text:p>382880948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FRESA</text:p>
          </table:table-cell>
          <table:table-cell table:style-name="ce16" office:value-type="float" office:value="189021719" calcext:value-type="float">
            <text:p>189021719</text:p>
          </table:table-cell>
          <table:table-cell table:style-name="ce16" office:value-type="float" office:value="22201340" calcext:value-type="float">
            <text:p>22201340</text:p>
          </table:table-cell>
          <table:table-cell table:style-name="ce16" office:value-type="float" office:value="19116136" calcext:value-type="float">
            <text:p>19116136</text:p>
          </table:table-cell>
          <table:table-cell table:style-name="ce16" office:value-type="float" office:value="548" calcext:value-type="float">
            <text:p>548</text:p>
          </table:table-cell>
          <table:table-cell table:style-name="ce16" office:value-type="float" office:value="3214" calcext:value-type="float">
            <text:p>3214</text:p>
          </table:table-cell>
          <table:table-cell table:style-name="ce16" office:value-type="float" office:value="352700" calcext:value-type="float">
            <text:p>352700</text:p>
          </table:table-cell>
          <table:table-cell table:style-name="ce16" office:value-type="float" office:value="5082436" calcext:value-type="float">
            <text:p>5082436</text:p>
          </table:table-cell>
          <table:table-cell table:style-name="ce16" office:value-type="float" office:value="1064245" calcext:value-type="float">
            <text:p>1064245</text:p>
          </table:table-cell>
          <table:table-cell table:style-name="ce16" office:value-type="float" office:value="1056520" calcext:value-type="float">
            <text:p>1056520</text:p>
          </table:table-cell>
          <table:table-cell table:style-name="ce16" office:value-type="float" office:value="878701" calcext:value-type="float">
            <text:p>878701</text:p>
          </table:table-cell>
          <table:table-cell table:style-name="ce16" office:value-type="float" office:value="1147983" calcext:value-type="float">
            <text:p>1147983</text:p>
          </table:table-cell>
          <table:table-cell table:style-name="ce16" office:value-type="float" office:value="94851690" calcext:value-type="float">
            <text:p>94851690</text:p>
          </table:table-cell>
          <table:table-cell table:style-name="ce16" office:value-type="float" office:value="2639241" calcext:value-type="float">
            <text:p>2639241</text:p>
          </table:table-cell>
          <table:table-cell table:style-name="ce16" office:value-type="float" office:value="2839922" calcext:value-type="float">
            <text:p>2839922</text:p>
          </table:table-cell>
          <table:table-cell table:style-name="ce16" office:value-type="float" office:value="2485603" calcext:value-type="float">
            <text:p>2485603</text:p>
          </table:table-cell>
          <table:table-cell table:style-name="ce16" office:value-type="float" office:value="50513554" calcext:value-type="float">
            <text:p>50513554</text:p>
          </table:table-cell>
          <table:table-cell table:style-name="ce16" office:value-type="float" office:value="239924" calcext:value-type="float">
            <text:p>239924</text:p>
          </table:table-cell>
          <table:table-cell table:style-name="ce16" office:value-type="float" office:value="391401" calcext:value-type="float">
            <text:p>391401</text:p>
          </table:table-cell>
          <table:table-cell table:style-name="ce16" office:value-type="float" office:value="188381" calcext:value-type="float">
            <text:p>188381</text:p>
          </table:table-cell>
          <table:table-cell table:style-name="ce16" office:value-type="float" office:value="10371" calcext:value-type="float">
            <text:p>10371</text:p>
          </table:table-cell>
          <table:table-cell table:style-name="ce16" office:value-type="float" office:value="19560247" calcext:value-type="float">
            <text:p>19560247</text:p>
          </table:table-cell>
          <table:table-cell table:style-name="ce16" office:value-type="float" office:value="16154846" calcext:value-type="float">
            <text:p>16154846</text:p>
          </table:table-cell>
          <table:table-cell table:style-name="ce16" office:value-type="float" office:value="27999702" calcext:value-type="float">
            <text:p>27999702</text:p>
          </table:table-cell>
          <table:table-cell table:style-name="ce16" office:value-type="float" office:value="90659767" calcext:value-type="float">
            <text:p>90659767</text:p>
          </table:table-cell>
          <table:table-cell table:style-name="ce16" office:value-type="float" office:value="9020601" calcext:value-type="float">
            <text:p>9020601</text:p>
          </table:table-cell>
          <table:table-cell table:style-name="ce16" office:value-type="float" office:value="1057313" calcext:value-type="float">
            <text:p>1057313</text:p>
          </table:table-cell>
          <table:table-cell table:style-name="ce16" office:value-type="float" office:value="9019070" calcext:value-type="float">
            <text:p>9019070</text:p>
          </table:table-cell>
          <table:table-cell table:style-name="ce16" table:formula="of:=(SUM([.B32:.AB32]))+0" office:value-type="float" office:value="567557175" calcext:value-type="float">
            <text:p>567557175</text:p>
          </table:table-cell>
          <table:table-cell table:style-name="ce16" table:formula="of:=(+[.AE32]-[.AC32])+0" office:value-type="float" office:value="19620644" calcext:value-type="float">
            <text:p>19620644</text:p>
          </table:table-cell>
          <table:table-cell table:style-name="ce16" office:value-type="float" office:value="587177819" calcext:value-type="float">
            <text:p>587177819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GROSELLA</text:p>
          </table:table-cell>
          <table:table-cell table:style-name="ce16" office:value-type="float" office:value="1392130" calcext:value-type="float">
            <text:p>1392130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79818" calcext:value-type="float">
            <text:p>379818</text:p>
          </table:table-cell>
          <table:table-cell table:style-name="ce16" office:value-type="float" office:value="5756" calcext:value-type="float">
            <text:p>575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10" calcext:value-type="float">
            <text:p>31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94363" calcext:value-type="float">
            <text:p>94363</text:p>
          </table:table-cell>
          <table:table-cell table:style-name="ce16" office:value-type="float" office:value="296684" calcext:value-type="float">
            <text:p>29668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899" calcext:value-type="float">
            <text:p>2899</text:p>
          </table:table-cell>
          <table:table-cell table:style-name="ce16" office:value-type="float" office:value="360291" calcext:value-type="float">
            <text:p>360291</text:p>
          </table:table-cell>
          <table:table-cell table:style-name="ce16" office:value-type="float" office:value="520439" calcext:value-type="float">
            <text:p>520439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4128222" calcext:value-type="float">
            <text:p>4128222</text:p>
          </table:table-cell>
          <table:table-cell table:style-name="ce16" office:value-type="float" office:value="4040" calcext:value-type="float">
            <text:p>4040</text:p>
          </table:table-cell>
          <table:table-cell table:style-name="ce16" office:value-type="float" office:value="130654" calcext:value-type="float">
            <text:p>130654</text:p>
          </table:table-cell>
          <table:table-cell table:style-name="ce16" office:value-type="float" office:value="3985994" calcext:value-type="float">
            <text:p>398599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112" calcext:value-type="float">
            <text:p>2112</text:p>
          </table:table-cell>
          <table:table-cell table:style-name="ce16" office:value-type="float" office:value="48157" calcext:value-type="float">
            <text:p>48157</text:p>
          </table:table-cell>
          <table:table-cell table:style-name="ce16" table:formula="of:=(SUM([.B33:.AB33]))+0" office:value-type="float" office:value="11352095" calcext:value-type="float">
            <text:p>11352095</text:p>
          </table:table-cell>
          <table:table-cell table:style-name="ce16" table:formula="of:=(+[.AE33]-[.AC33])+0" office:value-type="float" office:value="8678" calcext:value-type="float">
            <text:p>8678</text:p>
          </table:table-cell>
          <table:table-cell table:style-name="ce16" office:value-type="float" office:value="11360773" calcext:value-type="float">
            <text:p>11360773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HIGO</text:p>
          </table:table-cell>
          <table:table-cell table:style-name="ce16" office:value-type="float" office:value="324147" calcext:value-type="float">
            <text:p>324147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270332" calcext:value-type="float">
            <text:p>270332</text:p>
          </table:table-cell>
          <table:table-cell table:style-name="ce16" office:value-type="float" office:value="11219" calcext:value-type="float">
            <text:p>1121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3693" calcext:value-type="float">
            <text:p>23693</text:p>
          </table:table-cell>
          <table:table-cell table:style-name="ce16" office:value-type="float" office:value="18989" calcext:value-type="float">
            <text:p>18989</text:p>
          </table:table-cell>
          <table:table-cell table:style-name="ce16" office:value-type="float" office:value="7389" calcext:value-type="float">
            <text:p>7389</text:p>
          </table:table-cell>
          <table:table-cell table:style-name="ce16" office:value-type="float" office:value="8617" calcext:value-type="float">
            <text:p>8617</text:p>
          </table:table-cell>
          <table:table-cell table:style-name="ce16" office:value-type="float" office:value="15231" calcext:value-type="float">
            <text:p>1523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940944" calcext:value-type="float">
            <text:p>394094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112" calcext:value-type="float">
            <text:p>2112</text:p>
          </table:table-cell>
          <table:table-cell table:style-name="ce16" office:value-type="float" office:value="16725" calcext:value-type="float">
            <text:p>16725</text:p>
          </table:table-cell>
          <table:table-cell table:style-name="ce16" office:value-type="float" office:value="607617" calcext:value-type="float">
            <text:p>60761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78" calcext:value-type="float">
            <text:p>87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942" calcext:value-type="float">
            <text:p>4942</text:p>
          </table:table-cell>
          <table:table-cell table:style-name="ce16" office:value-type="float" office:value="380730" calcext:value-type="float">
            <text:p>380730</text:p>
          </table:table-cell>
          <table:table-cell table:style-name="ce16" office:value-type="float" office:value="2826" calcext:value-type="float">
            <text:p>2826</text:p>
          </table:table-cell>
          <table:table-cell table:style-name="ce16" office:value-type="float" office:value="116638" calcext:value-type="float">
            <text:p>116638</text:p>
          </table:table-cell>
          <table:table-cell table:style-name="ce16" office:value-type="float" office:value="466276" calcext:value-type="float">
            <text:p>466276</text:p>
          </table:table-cell>
          <table:table-cell table:style-name="ce16" office:value-type="float" office:value="5457" calcext:value-type="float">
            <text:p>5457</text:p>
          </table:table-cell>
          <table:table-cell table:style-name="ce16" office:value-type="float" office:value="6116" calcext:value-type="float">
            <text:p>6116</text:p>
          </table:table-cell>
          <table:table-cell table:style-name="ce16" office:value-type="float" office:value="184839" calcext:value-type="float">
            <text:p>184839</text:p>
          </table:table-cell>
          <table:table-cell table:style-name="ce16" table:formula="of:=(SUM([.B34:.AB34]))+0" office:value-type="float" office:value="6415849" calcext:value-type="float">
            <text:p>6415849</text:p>
          </table:table-cell>
          <table:table-cell table:style-name="ce16" table:formula="of:=(+[.AE34]-[.AC34])+0" office:value-type="float" office:value="215521" calcext:value-type="float">
            <text:p>215521</text:p>
          </table:table-cell>
          <table:table-cell table:style-name="ce16" office:value-type="float" office:value="6631370" calcext:value-type="float">
            <text:p>6631370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KIWI</text:p>
          </table:table-cell>
          <table:table-cell table:style-name="ce16" office:value-type="float" office:value="2051174" calcext:value-type="float">
            <text:p>2051174</text:p>
          </table:table-cell>
          <table:table-cell table:style-name="ce16" office:value-type="float" office:value="3947" calcext:value-type="float">
            <text:p>3947</text:p>
          </table:table-cell>
          <table:table-cell table:style-name="ce16" office:value-type="float" office:value="97779" calcext:value-type="float">
            <text:p>97779</text:p>
          </table:table-cell>
          <table:table-cell table:style-name="ce16" office:value-type="float" office:value="9050" calcext:value-type="float">
            <text:p>9050</text:p>
          </table:table-cell>
          <table:table-cell table:style-name="ce16" office:value-type="float" office:value="213" calcext:value-type="float">
            <text:p>213</text:p>
          </table:table-cell>
          <table:table-cell table:style-name="ce16" office:value-type="float" office:value="10016" calcext:value-type="float">
            <text:p>10016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6702" calcext:value-type="float">
            <text:p>670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3568" calcext:value-type="float">
            <text:p>9356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668758" calcext:value-type="float">
            <text:p>4668758</text:p>
          </table:table-cell>
          <table:table-cell table:style-name="ce16" office:value-type="float" office:value="37653" calcext:value-type="float">
            <text:p>37653</text:p>
          </table:table-cell>
          <table:table-cell table:style-name="ce16" office:value-type="float" office:value="588" calcext:value-type="float">
            <text:p>588</text:p>
          </table:table-cell>
          <table:table-cell table:style-name="ce16" office:value-type="float" office:value="10323" calcext:value-type="float">
            <text:p>10323</text:p>
          </table:table-cell>
          <table:table-cell table:style-name="ce16" office:value-type="float" office:value="3364416" calcext:value-type="float">
            <text:p>336441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928" calcext:value-type="float">
            <text:p>892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863" calcext:value-type="float">
            <text:p>5863</text:p>
          </table:table-cell>
          <table:table-cell table:style-name="ce16" office:value-type="float" office:value="220339" calcext:value-type="float">
            <text:p>220339</text:p>
          </table:table-cell>
          <table:table-cell table:style-name="ce16" office:value-type="float" office:value="50092" calcext:value-type="float">
            <text:p>50092</text:p>
          </table:table-cell>
          <table:table-cell table:style-name="ce16" office:value-type="float" office:value="8948240" calcext:value-type="float">
            <text:p>8948240</text:p>
          </table:table-cell>
          <table:table-cell table:style-name="ce16" office:value-type="float" office:value="208468" calcext:value-type="float">
            <text:p>208468</text:p>
          </table:table-cell>
          <table:table-cell table:style-name="ce16" office:value-type="float" office:value="36064" calcext:value-type="float">
            <text:p>36064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9432" calcext:value-type="float">
            <text:p>9432</text:p>
          </table:table-cell>
          <table:table-cell table:style-name="ce16" table:formula="of:=(SUM([.B35:.AB35]))+0" office:value-type="float" office:value="19842381" calcext:value-type="float">
            <text:p>19842381</text:p>
          </table:table-cell>
          <table:table-cell table:style-name="ce16" table:formula="of:=(+[.AE35]-[.AC35])+0" office:value-type="float" office:value="5392177" calcext:value-type="float">
            <text:p>5392177</text:p>
          </table:table-cell>
          <table:table-cell table:style-name="ce16" office:value-type="float" office:value="25234558" calcext:value-type="float">
            <text:p>25234558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LIMÓN</text:p>
          </table:table-cell>
          <table:table-cell table:style-name="ce16" office:value-type="float" office:value="226064462" calcext:value-type="float">
            <text:p>226064462</text:p>
          </table:table-cell>
          <table:table-cell table:style-name="ce16" office:value-type="float" office:value="18294932" calcext:value-type="float">
            <text:p>18294932</text:p>
          </table:table-cell>
          <table:table-cell table:style-name="ce16" office:value-type="float" office:value="14232942" calcext:value-type="float">
            <text:p>14232942</text:p>
          </table:table-cell>
          <table:table-cell table:style-name="ce16" office:value-type="float" office:value="169287" calcext:value-type="float">
            <text:p>169287</text:p>
          </table:table-cell>
          <table:table-cell table:style-name="ce16" office:value-type="float" office:value="24087" calcext:value-type="float">
            <text:p>24087</text:p>
          </table:table-cell>
          <table:table-cell table:style-name="ce16" office:value-type="float" office:value="2624325" calcext:value-type="float">
            <text:p>2624325</text:p>
          </table:table-cell>
          <table:table-cell table:style-name="ce16" office:value-type="float" office:value="8681401" calcext:value-type="float">
            <text:p>8681401</text:p>
          </table:table-cell>
          <table:table-cell table:style-name="ce16" office:value-type="float" office:value="2419639" calcext:value-type="float">
            <text:p>2419639</text:p>
          </table:table-cell>
          <table:table-cell table:style-name="ce16" office:value-type="float" office:value="2374341" calcext:value-type="float">
            <text:p>2374341</text:p>
          </table:table-cell>
          <table:table-cell table:style-name="ce16" office:value-type="float" office:value="376390" calcext:value-type="float">
            <text:p>376390</text:p>
          </table:table-cell>
          <table:table-cell table:style-name="ce16" office:value-type="float" office:value="2680968" calcext:value-type="float">
            <text:p>2680968</text:p>
          </table:table-cell>
          <table:table-cell table:style-name="ce16" office:value-type="float" office:value="146446237" calcext:value-type="float">
            <text:p>146446237</text:p>
          </table:table-cell>
          <table:table-cell table:style-name="ce16" office:value-type="float" office:value="652192" calcext:value-type="float">
            <text:p>652192</text:p>
          </table:table-cell>
          <table:table-cell table:style-name="ce16" office:value-type="float" office:value="6429280" calcext:value-type="float">
            <text:p>6429280</text:p>
          </table:table-cell>
          <table:table-cell table:style-name="ce16" office:value-type="float" office:value="3226053" calcext:value-type="float">
            <text:p>3226053</text:p>
          </table:table-cell>
          <table:table-cell table:style-name="ce16" office:value-type="float" office:value="54088438" calcext:value-type="float">
            <text:p>54088438</text:p>
          </table:table-cell>
          <table:table-cell table:style-name="ce16" office:value-type="float" office:value="1197146" calcext:value-type="float">
            <text:p>1197146</text:p>
          </table:table-cell>
          <table:table-cell table:style-name="ce16" office:value-type="float" office:value="2494586" calcext:value-type="float">
            <text:p>2494586</text:p>
          </table:table-cell>
          <table:table-cell table:style-name="ce16" office:value-type="float" office:value="819447" calcext:value-type="float">
            <text:p>819447</text:p>
          </table:table-cell>
          <table:table-cell table:style-name="ce16" office:value-type="float" office:value="153170" calcext:value-type="float">
            <text:p>153170</text:p>
          </table:table-cell>
          <table:table-cell table:style-name="ce16" office:value-type="float" office:value="24880652" calcext:value-type="float">
            <text:p>24880652</text:p>
          </table:table-cell>
          <table:table-cell table:style-name="ce16" office:value-type="float" office:value="41509585" calcext:value-type="float">
            <text:p>41509585</text:p>
          </table:table-cell>
          <table:table-cell table:style-name="ce16" office:value-type="float" office:value="9026509" calcext:value-type="float">
            <text:p>9026509</text:p>
          </table:table-cell>
          <table:table-cell table:style-name="ce16" office:value-type="float" office:value="66658437" calcext:value-type="float">
            <text:p>66658437</text:p>
          </table:table-cell>
          <table:table-cell table:style-name="ce16" office:value-type="float" office:value="9662770" calcext:value-type="float">
            <text:p>9662770</text:p>
          </table:table-cell>
          <table:table-cell table:style-name="ce16" office:value-type="float" office:value="3410088" calcext:value-type="float">
            <text:p>3410088</text:p>
          </table:table-cell>
          <table:table-cell table:style-name="ce16" office:value-type="float" office:value="12396871" calcext:value-type="float">
            <text:p>12396871</text:p>
          </table:table-cell>
          <table:table-cell table:style-name="ce16" table:formula="of:=(SUM([.B36:.AB36]))+0" office:value-type="float" office:value="660994235" calcext:value-type="float">
            <text:p>660994235</text:p>
          </table:table-cell>
          <table:table-cell table:style-name="ce16" table:formula="of:=(+[.AE36]-[.AC36])+0" office:value-type="float" office:value="43791505" calcext:value-type="float">
            <text:p>43791505</text:p>
          </table:table-cell>
          <table:table-cell table:style-name="ce16" office:value-type="float" office:value="704785740" calcext:value-type="float">
            <text:p>704785740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MANDARINA</text:p>
          </table:table-cell>
          <table:table-cell table:style-name="ce16" office:value-type="float" office:value="329064608" calcext:value-type="float">
            <text:p>329064608</text:p>
          </table:table-cell>
          <table:table-cell table:style-name="ce16" office:value-type="float" office:value="20528468" calcext:value-type="float">
            <text:p>20528468</text:p>
          </table:table-cell>
          <table:table-cell table:style-name="ce16" office:value-type="float" office:value="38822871" calcext:value-type="float">
            <text:p>38822871</text:p>
          </table:table-cell>
          <table:table-cell table:style-name="ce16" office:value-type="float" office:value="265103" calcext:value-type="float">
            <text:p>265103</text:p>
          </table:table-cell>
          <table:table-cell table:style-name="ce16" office:value-type="float" office:value="661488" calcext:value-type="float">
            <text:p>661488</text:p>
          </table:table-cell>
          <table:table-cell table:style-name="ce16" office:value-type="float" office:value="866345" calcext:value-type="float">
            <text:p>866345</text:p>
          </table:table-cell>
          <table:table-cell table:style-name="ce16" office:value-type="float" office:value="16056331" calcext:value-type="float">
            <text:p>16056331</text:p>
          </table:table-cell>
          <table:table-cell table:style-name="ce16" office:value-type="float" office:value="5049620" calcext:value-type="float">
            <text:p>5049620</text:p>
          </table:table-cell>
          <table:table-cell table:style-name="ce16" office:value-type="float" office:value="3799388" calcext:value-type="float">
            <text:p>3799388</text:p>
          </table:table-cell>
          <table:table-cell table:style-name="ce16" office:value-type="float" office:value="4787903" calcext:value-type="float">
            <text:p>4787903</text:p>
          </table:table-cell>
          <table:table-cell table:style-name="ce16" office:value-type="float" office:value="17502974" calcext:value-type="float">
            <text:p>17502974</text:p>
          </table:table-cell>
          <table:table-cell table:style-name="ce16" office:value-type="float" office:value="250781624" calcext:value-type="float">
            <text:p>250781624</text:p>
          </table:table-cell>
          <table:table-cell table:style-name="ce16" office:value-type="float" office:value="57114" calcext:value-type="float">
            <text:p>57114</text:p>
          </table:table-cell>
          <table:table-cell table:style-name="ce16" office:value-type="float" office:value="7085400" calcext:value-type="float">
            <text:p>7085400</text:p>
          </table:table-cell>
          <table:table-cell table:style-name="ce16" office:value-type="float" office:value="8286249" calcext:value-type="float">
            <text:p>8286249</text:p>
          </table:table-cell>
          <table:table-cell table:style-name="ce16" office:value-type="float" office:value="59287039" calcext:value-type="float">
            <text:p>59287039</text:p>
          </table:table-cell>
          <table:table-cell table:style-name="ce16" office:value-type="float" office:value="6609799" calcext:value-type="float">
            <text:p>6609799</text:p>
          </table:table-cell>
          <table:table-cell table:style-name="ce16" office:value-type="float" office:value="7255941" calcext:value-type="float">
            <text:p>7255941</text:p>
          </table:table-cell>
          <table:table-cell table:style-name="ce16" office:value-type="float" office:value="1123475" calcext:value-type="float">
            <text:p>1123475</text:p>
          </table:table-cell>
          <table:table-cell table:style-name="ce16" office:value-type="float" office:value="442004" calcext:value-type="float">
            <text:p>442004</text:p>
          </table:table-cell>
          <table:table-cell table:style-name="ce16" office:value-type="float" office:value="76587310" calcext:value-type="float">
            <text:p>76587310</text:p>
          </table:table-cell>
          <table:table-cell table:style-name="ce16" office:value-type="float" office:value="70237060" calcext:value-type="float">
            <text:p>70237060</text:p>
          </table:table-cell>
          <table:table-cell table:style-name="ce16" office:value-type="float" office:value="10842549" calcext:value-type="float">
            <text:p>10842549</text:p>
          </table:table-cell>
          <table:table-cell table:style-name="ce16" office:value-type="float" office:value="150169086" calcext:value-type="float">
            <text:p>150169086</text:p>
          </table:table-cell>
          <table:table-cell table:style-name="ce16" office:value-type="float" office:value="21963126" calcext:value-type="float">
            <text:p>21963126</text:p>
          </table:table-cell>
          <table:table-cell table:style-name="ce16" office:value-type="float" office:value="2562107" calcext:value-type="float">
            <text:p>2562107</text:p>
          </table:table-cell>
          <table:table-cell table:style-name="ce16" office:value-type="float" office:value="24325866" calcext:value-type="float">
            <text:p>24325866</text:p>
          </table:table-cell>
          <table:table-cell table:style-name="ce16" table:formula="of:=(SUM([.B37:.AB37]))+0" office:value-type="float" office:value="1135020848" calcext:value-type="float">
            <text:p>1135020848</text:p>
          </table:table-cell>
          <table:table-cell table:style-name="ce16" table:formula="of:=(+[.AE37]-[.AC37])+0" office:value-type="float" office:value="103383379" calcext:value-type="float">
            <text:p>103383379</text:p>
          </table:table-cell>
          <table:table-cell table:style-name="ce16" office:value-type="float" office:value="1238404227" calcext:value-type="float">
            <text:p>1238404227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MANGO, GUAYABA</text:p>
          </table:table-cell>
          <table:table-cell table:style-name="ce16" office:value-type="float" office:value="11222307" calcext:value-type="float">
            <text:p>11222307</text:p>
          </table:table-cell>
          <table:table-cell table:style-name="ce16" office:value-type="float" office:value="1750435" calcext:value-type="float">
            <text:p>1750435</text:p>
          </table:table-cell>
          <table:table-cell table:style-name="ce16" office:value-type="float" office:value="1215254" calcext:value-type="float">
            <text:p>1215254</text:p>
          </table:table-cell>
          <table:table-cell table:style-name="ce16" office:value-type="float" office:value="83671" calcext:value-type="float">
            <text:p>83671</text:p>
          </table:table-cell>
          <table:table-cell table:style-name="ce16" office:value-type="float" office:value="15720" calcext:value-type="float">
            <text:p>15720</text:p>
          </table:table-cell>
          <table:table-cell table:style-name="ce16" office:value-type="float" office:value="12033" calcext:value-type="float">
            <text:p>12033</text:p>
          </table:table-cell>
          <table:table-cell table:style-name="ce16" office:value-type="float" office:value="375011" calcext:value-type="float">
            <text:p>375011</text:p>
          </table:table-cell>
          <table:table-cell table:style-name="ce16" office:value-type="float" office:value="15534" calcext:value-type="float">
            <text:p>15534</text:p>
          </table:table-cell>
          <table:table-cell table:style-name="ce16" office:value-type="float" office:value="54825" calcext:value-type="float">
            <text:p>54825</text:p>
          </table:table-cell>
          <table:table-cell table:style-name="ce16" office:value-type="float" office:value="97593" calcext:value-type="float">
            <text:p>97593</text:p>
          </table:table-cell>
          <table:table-cell table:style-name="ce16" office:value-type="float" office:value="202367" calcext:value-type="float">
            <text:p>202367</text:p>
          </table:table-cell>
          <table:table-cell table:style-name="ce16" office:value-type="float" office:value="34133384" calcext:value-type="float">
            <text:p>34133384</text:p>
          </table:table-cell>
          <table:table-cell table:style-name="ce16" office:value-type="float" office:value="354411" calcext:value-type="float">
            <text:p>354411</text:p>
          </table:table-cell>
          <table:table-cell table:style-name="ce16" office:value-type="float" office:value="84706" calcext:value-type="float">
            <text:p>84706</text:p>
          </table:table-cell>
          <table:table-cell table:style-name="ce16" office:value-type="float" office:value="116446" calcext:value-type="float">
            <text:p>116446</text:p>
          </table:table-cell>
          <table:table-cell table:style-name="ce16" office:value-type="float" office:value="4689536" calcext:value-type="float">
            <text:p>4689536</text:p>
          </table:table-cell>
          <table:table-cell table:style-name="ce16" office:value-type="float" office:value="202729" calcext:value-type="float">
            <text:p>202729</text:p>
          </table:table-cell>
          <table:table-cell table:style-name="ce16" office:value-type="float" office:value="264569" calcext:value-type="float">
            <text:p>264569</text:p>
          </table:table-cell>
          <table:table-cell table:style-name="ce16" office:value-type="float" office:value="145523" calcext:value-type="float">
            <text:p>145523</text:p>
          </table:table-cell>
          <table:table-cell table:style-name="ce16" office:value-type="float" office:value="13114" calcext:value-type="float">
            <text:p>13114</text:p>
          </table:table-cell>
          <table:table-cell table:style-name="ce16" office:value-type="float" office:value="5463841" calcext:value-type="float">
            <text:p>5463841</text:p>
          </table:table-cell>
          <table:table-cell table:style-name="ce16" office:value-type="float" office:value="993339" calcext:value-type="float">
            <text:p>993339</text:p>
          </table:table-cell>
          <table:table-cell table:style-name="ce16" office:value-type="float" office:value="23213416" calcext:value-type="float">
            <text:p>23213416</text:p>
          </table:table-cell>
          <table:table-cell table:style-name="ce16" office:value-type="float" office:value="1386980" calcext:value-type="float">
            <text:p>1386980</text:p>
          </table:table-cell>
          <table:table-cell table:style-name="ce16" office:value-type="float" office:value="168037" calcext:value-type="float">
            <text:p>168037</text:p>
          </table:table-cell>
          <table:table-cell table:style-name="ce16" office:value-type="float" office:value="123526" calcext:value-type="float">
            <text:p>123526</text:p>
          </table:table-cell>
          <table:table-cell table:style-name="ce16" office:value-type="float" office:value="911465" calcext:value-type="float">
            <text:p>911465</text:p>
          </table:table-cell>
          <table:table-cell table:style-name="ce16" table:formula="of:=(SUM([.B38:.AB38]))+0" office:value-type="float" office:value="87309772" calcext:value-type="float">
            <text:p>87309772</text:p>
          </table:table-cell>
          <table:table-cell table:style-name="ce16" table:formula="of:=(+[.AE38]-[.AC38])+0" office:value-type="float" office:value="4513114" calcext:value-type="float">
            <text:p>4513114</text:p>
          </table:table-cell>
          <table:table-cell table:style-name="ce16" office:value-type="float" office:value="91822886" calcext:value-type="float">
            <text:p>91822886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MANZANA</text:p>
          </table:table-cell>
          <table:table-cell table:style-name="ce16" office:value-type="float" office:value="2792995" calcext:value-type="float">
            <text:p>2792995</text:p>
          </table:table-cell>
          <table:table-cell table:style-name="ce16" office:value-type="float" office:value="353868" calcext:value-type="float">
            <text:p>353868</text:p>
          </table:table-cell>
          <table:table-cell table:style-name="ce16" office:value-type="float" office:value="305031" calcext:value-type="float">
            <text:p>305031</text:p>
          </table:table-cell>
          <table:table-cell table:style-name="ce16" office:value-type="float" office:value="14133" calcext:value-type="float">
            <text:p>1413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7699" calcext:value-type="float">
            <text:p>47699</text:p>
          </table:table-cell>
          <table:table-cell table:style-name="ce16" office:value-type="float" office:value="666705" calcext:value-type="float">
            <text:p>666705</text:p>
          </table:table-cell>
          <table:table-cell table:style-name="ce16" office:value-type="float" office:value="3404" calcext:value-type="float">
            <text:p>340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4527" calcext:value-type="float">
            <text:p>54527</text:p>
          </table:table-cell>
          <table:table-cell table:style-name="ce16" office:value-type="float" office:value="110956" calcext:value-type="float">
            <text:p>110956</text:p>
          </table:table-cell>
          <table:table-cell table:style-name="ce16" office:value-type="float" office:value="17394415" calcext:value-type="float">
            <text:p>17394415</text:p>
          </table:table-cell>
          <table:table-cell table:style-name="ce16" office:value-type="float" office:value="151195" calcext:value-type="float">
            <text:p>151195</text:p>
          </table:table-cell>
          <table:table-cell table:style-name="ce16" office:value-type="float" office:value="137970" calcext:value-type="float">
            <text:p>137970</text:p>
          </table:table-cell>
          <table:table-cell table:style-name="ce16" office:value-type="float" office:value="142575" calcext:value-type="float">
            <text:p>142575</text:p>
          </table:table-cell>
          <table:table-cell table:style-name="ce16" office:value-type="float" office:value="5807109" calcext:value-type="float">
            <text:p>5807109</text:p>
          </table:table-cell>
          <table:table-cell table:style-name="ce16" office:value-type="float" office:value="510" calcext:value-type="float">
            <text:p>5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199" calcext:value-type="float">
            <text:p>3199</text:p>
          </table:table-cell>
          <table:table-cell table:style-name="ce16" office:value-type="float" office:value="23643" calcext:value-type="float">
            <text:p>23643</text:p>
          </table:table-cell>
          <table:table-cell table:style-name="ce16" office:value-type="float" office:value="1571655" calcext:value-type="float">
            <text:p>1571655</text:p>
          </table:table-cell>
          <table:table-cell table:style-name="ce16" office:value-type="float" office:value="84235" calcext:value-type="float">
            <text:p>84235</text:p>
          </table:table-cell>
          <table:table-cell table:style-name="ce16" office:value-type="float" office:value="11137079" calcext:value-type="float">
            <text:p>11137079</text:p>
          </table:table-cell>
          <table:table-cell table:style-name="ce16" office:value-type="float" office:value="8431037" calcext:value-type="float">
            <text:p>8431037</text:p>
          </table:table-cell>
          <table:table-cell table:style-name="ce16" office:value-type="float" office:value="130293" calcext:value-type="float">
            <text:p>130293</text:p>
          </table:table-cell>
          <table:table-cell table:style-name="ce16" office:value-type="float" office:value="113391" calcext:value-type="float">
            <text:p>113391</text:p>
          </table:table-cell>
          <table:table-cell table:style-name="ce16" office:value-type="float" office:value="1688326" calcext:value-type="float">
            <text:p>1688326</text:p>
          </table:table-cell>
          <table:table-cell table:style-name="ce16" table:formula="of:=(SUM([.B39:.AB39]))+0" office:value-type="float" office:value="51165950" calcext:value-type="float">
            <text:p>51165950</text:p>
          </table:table-cell>
          <table:table-cell table:style-name="ce16" table:formula="of:=(+[.AE39]-[.AC39])+0" office:value-type="float" office:value="36874550" calcext:value-type="float">
            <text:p>36874550</text:p>
          </table:table-cell>
          <table:table-cell table:style-name="ce16" office:value-type="float" office:value="88040500" calcext:value-type="float">
            <text:p>88040500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MELOCOTÓN</text:p>
          </table:table-cell>
          <table:table-cell table:style-name="ce16" office:value-type="float" office:value="112980181" calcext:value-type="float">
            <text:p>112980181</text:p>
          </table:table-cell>
          <table:table-cell table:style-name="ce16" office:value-type="float" office:value="3286934" calcext:value-type="float">
            <text:p>3286934</text:p>
          </table:table-cell>
          <table:table-cell table:style-name="ce16" office:value-type="float" office:value="7421421" calcext:value-type="float">
            <text:p>7421421</text:p>
          </table:table-cell>
          <table:table-cell table:style-name="ce16" office:value-type="float" office:value="112342" calcext:value-type="float">
            <text:p>112342</text:p>
          </table:table-cell>
          <table:table-cell table:style-name="ce16" office:value-type="float" office:value="599313" calcext:value-type="float">
            <text:p>599313</text:p>
          </table:table-cell>
          <table:table-cell table:style-name="ce16" office:value-type="float" office:value="970931" calcext:value-type="float">
            <text:p>970931</text:p>
          </table:table-cell>
          <table:table-cell table:style-name="ce16" office:value-type="float" office:value="1930640" calcext:value-type="float">
            <text:p>1930640</text:p>
          </table:table-cell>
          <table:table-cell table:style-name="ce16" office:value-type="float" office:value="1273387" calcext:value-type="float">
            <text:p>1273387</text:p>
          </table:table-cell>
          <table:table-cell table:style-name="ce16" office:value-type="float" office:value="635383" calcext:value-type="float">
            <text:p>635383</text:p>
          </table:table-cell>
          <table:table-cell table:style-name="ce16" office:value-type="float" office:value="6670772" calcext:value-type="float">
            <text:p>6670772</text:p>
          </table:table-cell>
          <table:table-cell table:style-name="ce16" office:value-type="float" office:value="1104219" calcext:value-type="float">
            <text:p>1104219</text:p>
          </table:table-cell>
          <table:table-cell table:style-name="ce16" office:value-type="float" office:value="77960832" calcext:value-type="float">
            <text:p>77960832</text:p>
          </table:table-cell>
          <table:table-cell table:style-name="ce16" office:value-type="float" office:value="194349" calcext:value-type="float">
            <text:p>194349</text:p>
          </table:table-cell>
          <table:table-cell table:style-name="ce16" office:value-type="float" office:value="1638494" calcext:value-type="float">
            <text:p>1638494</text:p>
          </table:table-cell>
          <table:table-cell table:style-name="ce16" office:value-type="float" office:value="721992" calcext:value-type="float">
            <text:p>721992</text:p>
          </table:table-cell>
          <table:table-cell table:style-name="ce16" office:value-type="float" office:value="54557193" calcext:value-type="float">
            <text:p>54557193</text:p>
          </table:table-cell>
          <table:table-cell table:style-name="ce16" office:value-type="float" office:value="4646369" calcext:value-type="float">
            <text:p>4646369</text:p>
          </table:table-cell>
          <table:table-cell table:style-name="ce16" office:value-type="float" office:value="10746265" calcext:value-type="float">
            <text:p>10746265</text:p>
          </table:table-cell>
          <table:table-cell table:style-name="ce16" office:value-type="float" office:value="156068" calcext:value-type="float">
            <text:p>156068</text:p>
          </table:table-cell>
          <table:table-cell table:style-name="ce16" office:value-type="float" office:value="243803" calcext:value-type="float">
            <text:p>243803</text:p>
          </table:table-cell>
          <table:table-cell table:style-name="ce16" office:value-type="float" office:value="16803498" calcext:value-type="float">
            <text:p>16803498</text:p>
          </table:table-cell>
          <table:table-cell table:style-name="ce16" office:value-type="float" office:value="13263417" calcext:value-type="float">
            <text:p>13263417</text:p>
          </table:table-cell>
          <table:table-cell table:style-name="ce16" office:value-type="float" office:value="10736900" calcext:value-type="float">
            <text:p>10736900</text:p>
          </table:table-cell>
          <table:table-cell table:style-name="ce16" office:value-type="float" office:value="28387414" calcext:value-type="float">
            <text:p>28387414</text:p>
          </table:table-cell>
          <table:table-cell table:style-name="ce16" office:value-type="float" office:value="2253715" calcext:value-type="float">
            <text:p>2253715</text:p>
          </table:table-cell>
          <table:table-cell table:style-name="ce16" office:value-type="float" office:value="952432" calcext:value-type="float">
            <text:p>952432</text:p>
          </table:table-cell>
          <table:table-cell table:style-name="ce16" office:value-type="float" office:value="2840425" calcext:value-type="float">
            <text:p>2840425</text:p>
          </table:table-cell>
          <table:table-cell table:style-name="ce16" table:formula="of:=(SUM([.B40:.AB40]))+0" office:value-type="float" office:value="363088689" calcext:value-type="float">
            <text:p>363088689</text:p>
          </table:table-cell>
          <table:table-cell table:style-name="ce16" table:formula="of:=(+[.AE40]-[.AC40])+0" office:value-type="float" office:value="18766395" calcext:value-type="float">
            <text:p>18766395</text:p>
          </table:table-cell>
          <table:table-cell table:style-name="ce16" office:value-type="float" office:value="381855084" calcext:value-type="float">
            <text:p>381855084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MELÓN</text:p>
          </table:table-cell>
          <table:table-cell table:style-name="ce16" office:value-type="float" office:value="63023928" calcext:value-type="float">
            <text:p>63023928</text:p>
          </table:table-cell>
          <table:table-cell table:style-name="ce16" office:value-type="float" office:value="2341539" calcext:value-type="float">
            <text:p>2341539</text:p>
          </table:table-cell>
          <table:table-cell table:style-name="ce16" office:value-type="float" office:value="8218711" calcext:value-type="float">
            <text:p>8218711</text:p>
          </table:table-cell>
          <table:table-cell table:style-name="ce16" office:value-type="float" office:value="15228" calcext:value-type="float">
            <text:p>1522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4344" calcext:value-type="float">
            <text:p>204344</text:p>
          </table:table-cell>
          <table:table-cell table:style-name="ce16" office:value-type="float" office:value="6769186" calcext:value-type="float">
            <text:p>6769186</text:p>
          </table:table-cell>
          <table:table-cell table:style-name="ce16" office:value-type="float" office:value="493922" calcext:value-type="float">
            <text:p>493922</text:p>
          </table:table-cell>
          <table:table-cell table:style-name="ce16" office:value-type="float" office:value="82060" calcext:value-type="float">
            <text:p>82060</text:p>
          </table:table-cell>
          <table:table-cell table:style-name="ce16" office:value-type="float" office:value="266266" calcext:value-type="float">
            <text:p>266266</text:p>
          </table:table-cell>
          <table:table-cell table:style-name="ce16" office:value-type="float" office:value="1352396" calcext:value-type="float">
            <text:p>1352396</text:p>
          </table:table-cell>
          <table:table-cell table:style-name="ce16" office:value-type="float" office:value="100787926" calcext:value-type="float">
            <text:p>100787926</text:p>
          </table:table-cell>
          <table:table-cell table:style-name="ce16" office:value-type="float" office:value="284566" calcext:value-type="float">
            <text:p>284566</text:p>
          </table:table-cell>
          <table:table-cell table:style-name="ce16" office:value-type="float" office:value="1138190" calcext:value-type="float">
            <text:p>1138190</text:p>
          </table:table-cell>
          <table:table-cell table:style-name="ce16" office:value-type="float" office:value="1964174" calcext:value-type="float">
            <text:p>1964174</text:p>
          </table:table-cell>
          <table:table-cell table:style-name="ce16" office:value-type="float" office:value="4304592" calcext:value-type="float">
            <text:p>4304592</text:p>
          </table:table-cell>
          <table:table-cell table:style-name="ce16" office:value-type="float" office:value="619694" calcext:value-type="float">
            <text:p>619694</text:p>
          </table:table-cell>
          <table:table-cell table:style-name="ce16" office:value-type="float" office:value="679861" calcext:value-type="float">
            <text:p>679861</text:p>
          </table:table-cell>
          <table:table-cell table:style-name="ce16" office:value-type="float" office:value="11099" calcext:value-type="float">
            <text:p>11099</text:p>
          </table:table-cell>
          <table:table-cell table:style-name="ce16" office:value-type="float" office:value="162369" calcext:value-type="float">
            <text:p>162369</text:p>
          </table:table-cell>
          <table:table-cell table:style-name="ce16" office:value-type="float" office:value="30863941" calcext:value-type="float">
            <text:p>30863941</text:p>
          </table:table-cell>
          <table:table-cell table:style-name="ce16" office:value-type="float" office:value="3073008" calcext:value-type="float">
            <text:p>3073008</text:p>
          </table:table-cell>
          <table:table-cell table:style-name="ce16" office:value-type="float" office:value="21368452" calcext:value-type="float">
            <text:p>21368452</text:p>
          </table:table-cell>
          <table:table-cell table:style-name="ce16" office:value-type="float" office:value="38090122" calcext:value-type="float">
            <text:p>38090122</text:p>
          </table:table-cell>
          <table:table-cell table:style-name="ce16" office:value-type="float" office:value="697862" calcext:value-type="float">
            <text:p>697862</text:p>
          </table:table-cell>
          <table:table-cell table:style-name="ce16" office:value-type="float" office:value="192735" calcext:value-type="float">
            <text:p>192735</text:p>
          </table:table-cell>
          <table:table-cell table:style-name="ce16" office:value-type="float" office:value="8103562" calcext:value-type="float">
            <text:p>8103562</text:p>
          </table:table-cell>
          <table:table-cell table:style-name="ce16" table:formula="of:=(SUM([.B41:.AB41]))+0" office:value-type="float" office:value="295109733" calcext:value-type="float">
            <text:p>295109733</text:p>
          </table:table-cell>
          <table:table-cell table:style-name="ce16" table:formula="of:=(+[.AE41]-[.AC41])+0" office:value-type="float" office:value="10458218" calcext:value-type="float">
            <text:p>10458218</text:p>
          </table:table-cell>
          <table:table-cell table:style-name="ce16" office:value-type="float" office:value="305567951" calcext:value-type="float">
            <text:p>305567951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MORA</text:p>
          </table:table-cell>
          <table:table-cell table:style-name="ce16" office:value-type="float" office:value="6592881" calcext:value-type="float">
            <text:p>6592881</text:p>
          </table:table-cell>
          <table:table-cell table:style-name="ce16" office:value-type="float" office:value="126335" calcext:value-type="float">
            <text:p>126335</text:p>
          </table:table-cell>
          <table:table-cell table:style-name="ce16" office:value-type="float" office:value="420799" calcext:value-type="float">
            <text:p>420799</text:p>
          </table:table-cell>
          <table:table-cell table:style-name="ce16" office:value-type="float" office:value="131304" calcext:value-type="float">
            <text:p>13130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77" calcext:value-type="float">
            <text:p>777</text:p>
          </table:table-cell>
          <table:table-cell table:style-name="ce16" office:value-type="float" office:value="933948" calcext:value-type="float">
            <text:p>933948</text:p>
          </table:table-cell>
          <table:table-cell table:style-name="ce16" office:value-type="float" office:value="3142" calcext:value-type="float">
            <text:p>3142</text:p>
          </table:table-cell>
          <table:table-cell table:style-name="ce16" office:value-type="float" office:value="9286" calcext:value-type="float">
            <text:p>9286</text:p>
          </table:table-cell>
          <table:table-cell table:style-name="ce16" office:value-type="float" office:value="5892" calcext:value-type="float">
            <text:p>589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1973104" calcext:value-type="float">
            <text:p>1973104</text:p>
          </table:table-cell>
          <table:table-cell table:style-name="ce16" office:value-type="float" office:value="2187" calcext:value-type="float">
            <text:p>2187</text:p>
          </table:table-cell>
          <table:table-cell table:style-name="ce16" office:value-type="float" office:value="181182" calcext:value-type="float">
            <text:p>181182</text:p>
          </table:table-cell>
          <table:table-cell table:style-name="ce16" office:value-type="float" office:value="1304484" calcext:value-type="float">
            <text:p>1304484</text:p>
          </table:table-cell>
          <table:table-cell table:style-name="ce16" office:value-type="float" office:value="1783410" calcext:value-type="float">
            <text:p>1783410</text:p>
          </table:table-cell>
          <table:table-cell table:style-name="ce16" office:value-type="float" office:value="6534" calcext:value-type="float">
            <text:p>653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44" calcext:value-type="float">
            <text:p>444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397840" calcext:value-type="float">
            <text:p>8397840</text:p>
          </table:table-cell>
          <table:table-cell table:style-name="ce16" office:value-type="float" office:value="83022" calcext:value-type="float">
            <text:p>83022</text:p>
          </table:table-cell>
          <table:table-cell table:style-name="ce16" office:value-type="float" office:value="339504" calcext:value-type="float">
            <text:p>339504</text:p>
          </table:table-cell>
          <table:table-cell table:style-name="ce16" office:value-type="float" office:value="3232802" calcext:value-type="float">
            <text:p>3232802</text:p>
          </table:table-cell>
          <table:table-cell table:style-name="ce16" office:value-type="float" office:value="12217" calcext:value-type="float">
            <text:p>12217</text:p>
          </table:table-cell>
          <table:table-cell table:style-name="ce16" office:value-type="float" office:value="45209" calcext:value-type="float">
            <text:p>45209</text:p>
          </table:table-cell>
          <table:table-cell table:style-name="ce16" office:value-type="float" office:value="429061" calcext:value-type="float">
            <text:p>429061</text:p>
          </table:table-cell>
          <table:table-cell table:style-name="ce16" table:formula="of:=(SUM([.B42:.AB42]))+0" office:value-type="float" office:value="26015484" calcext:value-type="float">
            <text:p>26015484</text:p>
          </table:table-cell>
          <table:table-cell table:style-name="ce16" table:formula="of:=(+[.AE42]-[.AC42])+0" office:value-type="float" office:value="699918" calcext:value-type="float">
            <text:p>699918</text:p>
          </table:table-cell>
          <table:table-cell table:style-name="ce16" office:value-type="float" office:value="26715402" calcext:value-type="float">
            <text:p>26715402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NARANJA</text:p>
          </table:table-cell>
          <table:table-cell table:style-name="ce16" office:value-type="float" office:value="284142139" calcext:value-type="float">
            <text:p>284142139</text:p>
          </table:table-cell>
          <table:table-cell table:style-name="ce16" office:value-type="float" office:value="15839346" calcext:value-type="float">
            <text:p>15839346</text:p>
          </table:table-cell>
          <table:table-cell table:style-name="ce16" office:value-type="float" office:value="39444496" calcext:value-type="float">
            <text:p>39444496</text:p>
          </table:table-cell>
          <table:table-cell table:style-name="ce16" office:value-type="float" office:value="149366" calcext:value-type="float">
            <text:p>149366</text:p>
          </table:table-cell>
          <table:table-cell table:style-name="ce16" office:value-type="float" office:value="1043337" calcext:value-type="float">
            <text:p>1043337</text:p>
          </table:table-cell>
          <table:table-cell table:style-name="ce16" office:value-type="float" office:value="2966557" calcext:value-type="float">
            <text:p>2966557</text:p>
          </table:table-cell>
          <table:table-cell table:style-name="ce16" office:value-type="float" office:value="12474064" calcext:value-type="float">
            <text:p>12474064</text:p>
          </table:table-cell>
          <table:table-cell table:style-name="ce16" office:value-type="float" office:value="2307652" calcext:value-type="float">
            <text:p>2307652</text:p>
          </table:table-cell>
          <table:table-cell table:style-name="ce16" office:value-type="float" office:value="4542497" calcext:value-type="float">
            <text:p>4542497</text:p>
          </table:table-cell>
          <table:table-cell table:style-name="ce16" office:value-type="float" office:value="2060713" calcext:value-type="float">
            <text:p>2060713</text:p>
          </table:table-cell>
          <table:table-cell table:style-name="ce16" office:value-type="float" office:value="6051702" calcext:value-type="float">
            <text:p>6051702</text:p>
          </table:table-cell>
          <table:table-cell table:style-name="ce16" office:value-type="float" office:value="263421136" calcext:value-type="float">
            <text:p>263421136</text:p>
          </table:table-cell>
          <table:table-cell table:style-name="ce16" office:value-type="float" office:value="87850" calcext:value-type="float">
            <text:p>87850</text:p>
          </table:table-cell>
          <table:table-cell table:style-name="ce16" office:value-type="float" office:value="2848532" calcext:value-type="float">
            <text:p>2848532</text:p>
          </table:table-cell>
          <table:table-cell table:style-name="ce16" office:value-type="float" office:value="5562407" calcext:value-type="float">
            <text:p>5562407</text:p>
          </table:table-cell>
          <table:table-cell table:style-name="ce16" office:value-type="float" office:value="70486449" calcext:value-type="float">
            <text:p>70486449</text:p>
          </table:table-cell>
          <table:table-cell table:style-name="ce16" office:value-type="float" office:value="1368043" calcext:value-type="float">
            <text:p>1368043</text:p>
          </table:table-cell>
          <table:table-cell table:style-name="ce16" office:value-type="float" office:value="3332676" calcext:value-type="float">
            <text:p>3332676</text:p>
          </table:table-cell>
          <table:table-cell table:style-name="ce16" office:value-type="float" office:value="1173617" calcext:value-type="float">
            <text:p>1173617</text:p>
          </table:table-cell>
          <table:table-cell table:style-name="ce16" office:value-type="float" office:value="1456872" calcext:value-type="float">
            <text:p>1456872</text:p>
          </table:table-cell>
          <table:table-cell table:style-name="ce16" office:value-type="float" office:value="85003086" calcext:value-type="float">
            <text:p>85003086</text:p>
          </table:table-cell>
          <table:table-cell table:style-name="ce16" office:value-type="float" office:value="33927976" calcext:value-type="float">
            <text:p>33927976</text:p>
          </table:table-cell>
          <table:table-cell table:style-name="ce16" office:value-type="float" office:value="9439026" calcext:value-type="float">
            <text:p>9439026</text:p>
          </table:table-cell>
          <table:table-cell table:style-name="ce16" office:value-type="float" office:value="69608080" calcext:value-type="float">
            <text:p>69608080</text:p>
          </table:table-cell>
          <table:table-cell table:style-name="ce16" office:value-type="float" office:value="10674503" calcext:value-type="float">
            <text:p>10674503</text:p>
          </table:table-cell>
          <table:table-cell table:style-name="ce16" office:value-type="float" office:value="6026312" calcext:value-type="float">
            <text:p>6026312</text:p>
          </table:table-cell>
          <table:table-cell table:style-name="ce16" office:value-type="float" office:value="22102488" calcext:value-type="float">
            <text:p>22102488</text:p>
          </table:table-cell>
          <table:table-cell table:style-name="ce16" table:formula="of:=(SUM([.B43:.AB43]))+0" office:value-type="float" office:value="957540922" calcext:value-type="float">
            <text:p>957540922</text:p>
          </table:table-cell>
          <table:table-cell table:style-name="ce16" table:formula="of:=(+[.AE43]-[.AC43])+0" office:value-type="float" office:value="139604363" calcext:value-type="float">
            <text:p>139604363</text:p>
          </table:table-cell>
          <table:table-cell table:style-name="ce16" office:value-type="float" office:value="1097145285" calcext:value-type="float">
            <text:p>1097145285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NECTARINA</text:p>
          </table:table-cell>
          <table:table-cell table:style-name="ce16" office:value-type="float" office:value="130627380" calcext:value-type="float">
            <text:p>130627380</text:p>
          </table:table-cell>
          <table:table-cell table:style-name="ce16" office:value-type="float" office:value="3250977" calcext:value-type="float">
            <text:p>3250977</text:p>
          </table:table-cell>
          <table:table-cell table:style-name="ce16" office:value-type="float" office:value="13873760" calcext:value-type="float">
            <text:p>13873760</text:p>
          </table:table-cell>
          <table:table-cell table:style-name="ce16" office:value-type="float" office:value="223980" calcext:value-type="float">
            <text:p>223980</text:p>
          </table:table-cell>
          <table:table-cell table:style-name="ce16" office:value-type="float" office:value="424505" calcext:value-type="float">
            <text:p>424505</text:p>
          </table:table-cell>
          <table:table-cell table:style-name="ce16" office:value-type="float" office:value="1432145" calcext:value-type="float">
            <text:p>1432145</text:p>
          </table:table-cell>
          <table:table-cell table:style-name="ce16" office:value-type="float" office:value="3218545" calcext:value-type="float">
            <text:p>3218545</text:p>
          </table:table-cell>
          <table:table-cell table:style-name="ce16" office:value-type="float" office:value="1491871" calcext:value-type="float">
            <text:p>1491871</text:p>
          </table:table-cell>
          <table:table-cell table:style-name="ce16" office:value-type="float" office:value="951506" calcext:value-type="float">
            <text:p>951506</text:p>
          </table:table-cell>
          <table:table-cell table:style-name="ce16" office:value-type="float" office:value="5203066" calcext:value-type="float">
            <text:p>5203066</text:p>
          </table:table-cell>
          <table:table-cell table:style-name="ce16" office:value-type="float" office:value="2990956" calcext:value-type="float">
            <text:p>2990956</text:p>
          </table:table-cell>
          <table:table-cell table:style-name="ce16" office:value-type="float" office:value="62460908" calcext:value-type="float">
            <text:p>62460908</text:p>
          </table:table-cell>
          <table:table-cell table:style-name="ce16" office:value-type="float" office:value="511137" calcext:value-type="float">
            <text:p>511137</text:p>
          </table:table-cell>
          <table:table-cell table:style-name="ce16" office:value-type="float" office:value="2892436" calcext:value-type="float">
            <text:p>2892436</text:p>
          </table:table-cell>
          <table:table-cell table:style-name="ce16" office:value-type="float" office:value="852531" calcext:value-type="float">
            <text:p>852531</text:p>
          </table:table-cell>
          <table:table-cell table:style-name="ce16" office:value-type="float" office:value="36888748" calcext:value-type="float">
            <text:p>36888748</text:p>
          </table:table-cell>
          <table:table-cell table:style-name="ce16" office:value-type="float" office:value="1416879" calcext:value-type="float">
            <text:p>1416879</text:p>
          </table:table-cell>
          <table:table-cell table:style-name="ce16" office:value-type="float" office:value="5093328" calcext:value-type="float">
            <text:p>5093328</text:p>
          </table:table-cell>
          <table:table-cell table:style-name="ce16" office:value-type="float" office:value="209094" calcext:value-type="float">
            <text:p>209094</text:p>
          </table:table-cell>
          <table:table-cell table:style-name="ce16" office:value-type="float" office:value="107570" calcext:value-type="float">
            <text:p>107570</text:p>
          </table:table-cell>
          <table:table-cell table:style-name="ce16" office:value-type="float" office:value="19871664" calcext:value-type="float">
            <text:p>19871664</text:p>
          </table:table-cell>
          <table:table-cell table:style-name="ce16" office:value-type="float" office:value="16714026" calcext:value-type="float">
            <text:p>16714026</text:p>
          </table:table-cell>
          <table:table-cell table:style-name="ce16" office:value-type="float" office:value="15981106" calcext:value-type="float">
            <text:p>15981106</text:p>
          </table:table-cell>
          <table:table-cell table:style-name="ce16" office:value-type="float" office:value="47357485" calcext:value-type="float">
            <text:p>47357485</text:p>
          </table:table-cell>
          <table:table-cell table:style-name="ce16" office:value-type="float" office:value="2301367" calcext:value-type="float">
            <text:p>2301367</text:p>
          </table:table-cell>
          <table:table-cell table:style-name="ce16" office:value-type="float" office:value="941024" calcext:value-type="float">
            <text:p>941024</text:p>
          </table:table-cell>
          <table:table-cell table:style-name="ce16" office:value-type="float" office:value="4618077" calcext:value-type="float">
            <text:p>4618077</text:p>
          </table:table-cell>
          <table:table-cell table:style-name="ce16" table:formula="of:=(SUM([.B44:.AB44]))+0" office:value-type="float" office:value="381906071" calcext:value-type="float">
            <text:p>381906071</text:p>
          </table:table-cell>
          <table:table-cell table:style-name="ce16" table:formula="of:=(+[.AE44]-[.AC44])+0" office:value-type="float" office:value="26224033" calcext:value-type="float">
            <text:p>26224033</text:p>
          </table:table-cell>
          <table:table-cell table:style-name="ce16" office:value-type="float" office:value="408130104" calcext:value-type="float">
            <text:p>408130104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OTROS CÍTRICOS</text:p>
          </table:table-cell>
          <table:table-cell table:style-name="ce16" office:value-type="float" office:value="2518047" calcext:value-type="float">
            <text:p>2518047</text:p>
          </table:table-cell>
          <table:table-cell table:style-name="ce16" office:value-type="float" office:value="480358" calcext:value-type="float">
            <text:p>480358</text:p>
          </table:table-cell>
          <table:table-cell table:style-name="ce16" office:value-type="float" office:value="76212" calcext:value-type="float">
            <text:p>76212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63" calcext:value-type="float">
            <text:p>8563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5422820" calcext:value-type="float">
            <text:p>542282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2518" calcext:value-type="float">
            <text:p>425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63153" calcext:value-type="float">
            <text:p>263153</text:p>
          </table:table-cell>
          <table:table-cell table:style-name="ce16" office:value-type="float" office:value="4428" calcext:value-type="float">
            <text:p>4428</text:p>
          </table:table-cell>
          <table:table-cell table:style-name="ce16" office:value-type="float" office:value="2129" calcext:value-type="float">
            <text:p>2129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94155" calcext:value-type="float">
            <text:p>194155</text:p>
          </table:table-cell>
          <table:table-cell table:style-name="ce16" office:value-type="float" office:value="152410" calcext:value-type="float">
            <text:p>152410</text:p>
          </table:table-cell>
          <table:table-cell table:style-name="ce16" office:value-type="float" office:value="205144" calcext:value-type="float">
            <text:p>205144</text:p>
          </table:table-cell>
          <table:table-cell table:style-name="ce16" office:value-type="float" office:value="307470" calcext:value-type="float">
            <text:p>307470</text:p>
          </table:table-cell>
          <table:table-cell table:style-name="ce16" office:value-type="float" office:value="739" calcext:value-type="float">
            <text:p>739</text:p>
          </table:table-cell>
          <table:table-cell table:style-name="ce16" office:value-type="float" office:value="193564" calcext:value-type="float">
            <text:p>193564</text:p>
          </table:table-cell>
          <table:table-cell table:style-name="ce16" office:value-type="float" office:value="132975" calcext:value-type="float">
            <text:p>132975</text:p>
          </table:table-cell>
          <table:table-cell table:style-name="ce16" table:formula="of:=(SUM([.B45:.AB45]))+0" office:value-type="float" office:value="10004685" calcext:value-type="float">
            <text:p>10004685</text:p>
          </table:table-cell>
          <table:table-cell table:style-name="ce16" table:formula="of:=(+[.AE45]-[.AC45])+0" office:value-type="float" office:value="28450" calcext:value-type="float">
            <text:p>28450</text:p>
          </table:table-cell>
          <table:table-cell table:style-name="ce16" office:value-type="float" office:value="10033135" calcext:value-type="float">
            <text:p>10033135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PERA</text:p>
          </table:table-cell>
          <table:table-cell table:style-name="ce16" office:value-type="float" office:value="6440966" calcext:value-type="float">
            <text:p>6440966</text:p>
          </table:table-cell>
          <table:table-cell table:style-name="ce16" office:value-type="float" office:value="618210" calcext:value-type="float">
            <text:p>618210</text:p>
          </table:table-cell>
          <table:table-cell table:style-name="ce16" office:value-type="float" office:value="120513" calcext:value-type="float">
            <text:p>120513</text:p>
          </table:table-cell>
          <table:table-cell table:style-name="ce16" office:value-type="float" office:value="10164" calcext:value-type="float">
            <text:p>10164</text:p>
          </table:table-cell>
          <table:table-cell table:style-name="ce16" office:value-type="float" office:value="651018" calcext:value-type="float">
            <text:p>651018</text:p>
          </table:table-cell>
          <table:table-cell table:style-name="ce16" office:value-type="float" office:value="179777" calcext:value-type="float">
            <text:p>179777</text:p>
          </table:table-cell>
          <table:table-cell table:style-name="ce16" office:value-type="float" office:value="15404" calcext:value-type="float">
            <text:p>15404</text:p>
          </table:table-cell>
          <table:table-cell table:style-name="ce16" office:value-type="float" office:value="33215" calcext:value-type="float">
            <text:p>33215</text:p>
          </table:table-cell>
          <table:table-cell table:style-name="ce16" office:value-type="float" office:value="92444" calcext:value-type="float">
            <text:p>92444</text:p>
          </table:table-cell>
          <table:table-cell table:style-name="ce16" office:value-type="float" office:value="67407" calcext:value-type="float">
            <text:p>6740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537771" calcext:value-type="float">
            <text:p>6537771</text:p>
          </table:table-cell>
          <table:table-cell table:style-name="ce16" office:value-type="float" office:value="943106" calcext:value-type="float">
            <text:p>943106</text:p>
          </table:table-cell>
          <table:table-cell table:style-name="ce16" office:value-type="float" office:value="57190" calcext:value-type="float">
            <text:p>57190</text:p>
          </table:table-cell>
          <table:table-cell table:style-name="ce16" office:value-type="float" office:value="51753" calcext:value-type="float">
            <text:p>51753</text:p>
          </table:table-cell>
          <table:table-cell table:style-name="ce16" office:value-type="float" office:value="7890092" calcext:value-type="float">
            <text:p>7890092</text:p>
          </table:table-cell>
          <table:table-cell table:style-name="ce16" office:value-type="float" office:value="8801" calcext:value-type="float">
            <text:p>8801</text:p>
          </table:table-cell>
          <table:table-cell table:style-name="ce16" office:value-type="float" office:value="76487" calcext:value-type="float">
            <text:p>7648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3603" calcext:value-type="float">
            <text:p>23603</text:p>
          </table:table-cell>
          <table:table-cell table:style-name="ce16" office:value-type="float" office:value="178481" calcext:value-type="float">
            <text:p>178481</text:p>
          </table:table-cell>
          <table:table-cell table:style-name="ce16" office:value-type="float" office:value="688428" calcext:value-type="float">
            <text:p>688428</text:p>
          </table:table-cell>
          <table:table-cell table:style-name="ce16" office:value-type="float" office:value="2675362" calcext:value-type="float">
            <text:p>2675362</text:p>
          </table:table-cell>
          <table:table-cell table:style-name="ce16" office:value-type="float" office:value="131657" calcext:value-type="float">
            <text:p>131657</text:p>
          </table:table-cell>
          <table:table-cell table:style-name="ce16" office:value-type="float" office:value="158194" calcext:value-type="float">
            <text:p>158194</text:p>
          </table:table-cell>
          <table:table-cell table:style-name="ce16" office:value-type="float" office:value="59424" calcext:value-type="float">
            <text:p>59424</text:p>
          </table:table-cell>
          <table:table-cell table:style-name="ce16" office:value-type="float" office:value="137130" calcext:value-type="float">
            <text:p>137130</text:p>
          </table:table-cell>
          <table:table-cell table:style-name="ce16" table:formula="of:=(SUM([.B46:.AB46]))+0" office:value-type="float" office:value="27846597" calcext:value-type="float">
            <text:p>27846597</text:p>
          </table:table-cell>
          <table:table-cell table:style-name="ce16" table:formula="of:=(+[.AE46]-[.AC46])+0" office:value-type="float" office:value="46392152" calcext:value-type="float">
            <text:p>46392152</text:p>
          </table:table-cell>
          <table:table-cell table:style-name="ce16" office:value-type="float" office:value="74238749" calcext:value-type="float">
            <text:p>74238749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PIÑA</text:p>
          </table:table-cell>
          <table:table-cell table:style-name="ce16" office:value-type="float" office:value="1094391" calcext:value-type="float">
            <text:p>1094391</text:p>
          </table:table-cell>
          <table:table-cell table:style-name="ce16" office:value-type="float" office:value="130300" calcext:value-type="float">
            <text:p>130300</text:p>
          </table:table-cell>
          <table:table-cell table:style-name="ce16" office:value-type="float" office:value="227144" calcext:value-type="float">
            <text:p>227144</text:p>
          </table:table-cell>
          <table:table-cell table:style-name="ce16" office:value-type="float" office:value="86814" calcext:value-type="float">
            <text:p>86814</text:p>
          </table:table-cell>
          <table:table-cell table:style-name="ce16" office:value-type="float" office:value="481" calcext:value-type="float">
            <text:p>481</text:p>
          </table:table-cell>
          <table:table-cell table:style-name="ce16" office:value-type="float" office:value="317833" calcext:value-type="float">
            <text:p>31783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1488" calcext:value-type="float">
            <text:p>71488</text:p>
          </table:table-cell>
          <table:table-cell table:style-name="ce16" office:value-type="float" office:value="33148" calcext:value-type="float">
            <text:p>3314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7792886" calcext:value-type="float">
            <text:p>7792886</text:p>
          </table:table-cell>
          <table:table-cell table:style-name="ce16" office:value-type="float" office:value="180050" calcext:value-type="float">
            <text:p>180050</text:p>
          </table:table-cell>
          <table:table-cell table:style-name="ce16" office:value-type="float" office:value="63090" calcext:value-type="float">
            <text:p>63090</text:p>
          </table:table-cell>
          <table:table-cell table:style-name="ce16" office:value-type="float" office:value="10334" calcext:value-type="float">
            <text:p>10334</text:p>
          </table:table-cell>
          <table:table-cell table:style-name="ce16" office:value-type="float" office:value="5820489" calcext:value-type="float">
            <text:p>582048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6951" calcext:value-type="float">
            <text:p>36951</text:p>
          </table:table-cell>
          <table:table-cell table:style-name="ce16" office:value-type="float" office:value="70133" calcext:value-type="float">
            <text:p>70133</text:p>
          </table:table-cell>
          <table:table-cell table:style-name="ce16" office:value-type="float" office:value="39913" calcext:value-type="float">
            <text:p>39913</text:p>
          </table:table-cell>
          <table:table-cell table:style-name="ce16" office:value-type="float" office:value="925266" calcext:value-type="float">
            <text:p>925266</text:p>
          </table:table-cell>
          <table:table-cell table:style-name="ce16" office:value-type="float" office:value="247560" calcext:value-type="float">
            <text:p>247560</text:p>
          </table:table-cell>
          <table:table-cell table:style-name="ce16" office:value-type="float" office:value="14218698" calcext:value-type="float">
            <text:p>14218698</text:p>
          </table:table-cell>
          <table:table-cell table:style-name="ce16" office:value-type="float" office:value="129698" calcext:value-type="float">
            <text:p>129698</text:p>
          </table:table-cell>
          <table:table-cell table:style-name="ce16" office:value-type="float" office:value="58193" calcext:value-type="float">
            <text:p>58193</text:p>
          </table:table-cell>
          <table:table-cell table:style-name="ce16" office:value-type="float" office:value="160716" calcext:value-type="float">
            <text:p>160716</text:p>
          </table:table-cell>
          <table:table-cell table:style-name="ce16" office:value-type="float" office:value="6390" calcext:value-type="float">
            <text:p>6390</text:p>
          </table:table-cell>
          <table:table-cell table:style-name="ce16" table:formula="of:=(SUM([.B47:.AB47]))+0" office:value-type="float" office:value="31722026" calcext:value-type="float">
            <text:p>31722026</text:p>
          </table:table-cell>
          <table:table-cell table:style-name="ce16" table:formula="of:=(+[.AE47]-[.AC47])+0" office:value-type="float" office:value="2198049" calcext:value-type="float">
            <text:p>2198049</text:p>
          </table:table-cell>
          <table:table-cell table:style-name="ce16" office:value-type="float" office:value="33920075" calcext:value-type="float">
            <text:p>33920075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PLÁTANO</text:p>
          </table:table-cell>
          <table:table-cell table:style-name="ce16" office:value-type="float" office:value="45210" calcext:value-type="float">
            <text:p>45210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247" calcext:value-type="float">
            <text:p>247</text:p>
          </table:table-cell>
          <table:table-cell table:style-name="ce16" office:value-type="float" office:value="767" calcext:value-type="float">
            <text:p>76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580" calcext:value-type="float">
            <text:p>358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4223060" calcext:value-type="float">
            <text:p>4223060</text:p>
          </table:table-cell>
          <table:table-cell table:style-name="ce16" office:value-type="float" office:value="1890" calcext:value-type="float">
            <text:p>1890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3614" calcext:value-type="float">
            <text:p>3614</text:p>
          </table:table-cell>
          <table:table-cell table:style-name="ce16" office:value-type="float" office:value="1093913" calcext:value-type="float">
            <text:p>109391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9084" calcext:value-type="float">
            <text:p>79084</text:p>
          </table:table-cell>
          <table:table-cell table:style-name="ce16" office:value-type="float" office:value="6710" calcext:value-type="float">
            <text:p>6710</text:p>
          </table:table-cell>
          <table:table-cell table:style-name="ce16" office:value-type="float" office:value="2994" calcext:value-type="float">
            <text:p>2994</text:p>
          </table:table-cell>
          <table:table-cell table:style-name="ce16" office:value-type="float" office:value="57012153" calcext:value-type="float">
            <text:p>57012153</text:p>
          </table:table-cell>
          <table:table-cell table:style-name="ce16" office:value-type="float" office:value="95574" calcext:value-type="float">
            <text:p>9557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39690" calcext:value-type="float">
            <text:p>13969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SUM([.B48:.AB48]))+0" office:value-type="float" office:value="62709153" calcext:value-type="float">
            <text:p>62709153</text:p>
          </table:table-cell>
          <table:table-cell table:style-name="ce16" table:formula="of:=(+[.AE48]-[.AC48])+0" office:value-type="float" office:value="3535074" calcext:value-type="float">
            <text:p>3535074</text:p>
          </table:table-cell>
          <table:table-cell table:style-name="ce16" office:value-type="float" office:value="66244227" calcext:value-type="float">
            <text:p>66244227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POMELO</text:p>
          </table:table-cell>
          <table:table-cell table:style-name="ce16" office:value-type="float" office:value="13992066" calcext:value-type="float">
            <text:p>13992066</text:p>
          </table:table-cell>
          <table:table-cell table:style-name="ce16" office:value-type="float" office:value="1144532" calcext:value-type="float">
            <text:p>1144532</text:p>
          </table:table-cell>
          <table:table-cell table:style-name="ce16" office:value-type="float" office:value="959374" calcext:value-type="float">
            <text:p>959374</text:p>
          </table:table-cell>
          <table:table-cell table:style-name="ce16" office:value-type="float" office:value="3158" calcext:value-type="float">
            <text:p>3158</text:p>
          </table:table-cell>
          <table:table-cell table:style-name="ce16" office:value-type="float" office:value="17721" calcext:value-type="float">
            <text:p>17721</text:p>
          </table:table-cell>
          <table:table-cell table:style-name="ce16" office:value-type="float" office:value="27006" calcext:value-type="float">
            <text:p>27006</text:p>
          </table:table-cell>
          <table:table-cell table:style-name="ce16" office:value-type="float" office:value="745511" calcext:value-type="float">
            <text:p>745511</text:p>
          </table:table-cell>
          <table:table-cell table:style-name="ce16" office:value-type="float" office:value="248258" calcext:value-type="float">
            <text:p>248258</text:p>
          </table:table-cell>
          <table:table-cell table:style-name="ce16" office:value-type="float" office:value="38809" calcext:value-type="float">
            <text:p>38809</text:p>
          </table:table-cell>
          <table:table-cell table:style-name="ce16" office:value-type="float" office:value="162021" calcext:value-type="float">
            <text:p>162021</text:p>
          </table:table-cell>
          <table:table-cell table:style-name="ce16" office:value-type="float" office:value="299003" calcext:value-type="float">
            <text:p>299003</text:p>
          </table:table-cell>
          <table:table-cell table:style-name="ce16" office:value-type="float" office:value="13054651" calcext:value-type="float">
            <text:p>1305465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49130" calcext:value-type="float">
            <text:p>549130</text:p>
          </table:table-cell>
          <table:table-cell table:style-name="ce16" office:value-type="float" office:value="162794" calcext:value-type="float">
            <text:p>162794</text:p>
          </table:table-cell>
          <table:table-cell table:style-name="ce16" office:value-type="float" office:value="1654609" calcext:value-type="float">
            <text:p>1654609</text:p>
          </table:table-cell>
          <table:table-cell table:style-name="ce16" office:value-type="float" office:value="249688" calcext:value-type="float">
            <text:p>249688</text:p>
          </table:table-cell>
          <table:table-cell table:style-name="ce16" office:value-type="float" office:value="92604" calcext:value-type="float">
            <text:p>92604</text:p>
          </table:table-cell>
          <table:table-cell table:style-name="ce16" office:value-type="float" office:value="24867" calcext:value-type="float">
            <text:p>24867</text:p>
          </table:table-cell>
          <table:table-cell table:style-name="ce16" office:value-type="float" office:value="28123" calcext:value-type="float">
            <text:p>28123</text:p>
          </table:table-cell>
          <table:table-cell table:style-name="ce16" office:value-type="float" office:value="1468880" calcext:value-type="float">
            <text:p>1468880</text:p>
          </table:table-cell>
          <table:table-cell table:style-name="ce16" office:value-type="float" office:value="1215642" calcext:value-type="float">
            <text:p>1215642</text:p>
          </table:table-cell>
          <table:table-cell table:style-name="ce16" office:value-type="float" office:value="1033179" calcext:value-type="float">
            <text:p>1033179</text:p>
          </table:table-cell>
          <table:table-cell table:style-name="ce16" office:value-type="float" office:value="1745065" calcext:value-type="float">
            <text:p>1745065</text:p>
          </table:table-cell>
          <table:table-cell table:style-name="ce16" office:value-type="float" office:value="451099" calcext:value-type="float">
            <text:p>451099</text:p>
          </table:table-cell>
          <table:table-cell table:style-name="ce16" office:value-type="float" office:value="53107" calcext:value-type="float">
            <text:p>53107</text:p>
          </table:table-cell>
          <table:table-cell table:style-name="ce16" office:value-type="float" office:value="496046" calcext:value-type="float">
            <text:p>496046</text:p>
          </table:table-cell>
          <table:table-cell table:style-name="ce16" table:formula="of:=(SUM([.B49:.AB49]))+0" office:value-type="float" office:value="39916943" calcext:value-type="float">
            <text:p>39916943</text:p>
          </table:table-cell>
          <table:table-cell table:style-name="ce16" table:formula="of:=(+[.AE49]-[.AC49])+0" office:value-type="float" office:value="2294820" calcext:value-type="float">
            <text:p>2294820</text:p>
          </table:table-cell>
          <table:table-cell table:style-name="ce16" office:value-type="float" office:value="42211763" calcext:value-type="float">
            <text:p>42211763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SANDÍA</text:p>
          </table:table-cell>
          <table:table-cell table:style-name="ce16" office:value-type="float" office:value="172712923" calcext:value-type="float">
            <text:p>172712923</text:p>
          </table:table-cell>
          <table:table-cell table:style-name="ce16" office:value-type="float" office:value="10807510" calcext:value-type="float">
            <text:p>10807510</text:p>
          </table:table-cell>
          <table:table-cell table:style-name="ce16" office:value-type="float" office:value="13863870" calcext:value-type="float">
            <text:p>13863870</text:p>
          </table:table-cell>
          <table:table-cell table:style-name="ce16" office:value-type="float" office:value="62852" calcext:value-type="float">
            <text:p>62852</text:p>
          </table:table-cell>
          <table:table-cell table:style-name="ce16" office:value-type="float" office:value="60129" calcext:value-type="float">
            <text:p>60129</text:p>
          </table:table-cell>
          <table:table-cell table:style-name="ce16" office:value-type="float" office:value="169263" calcext:value-type="float">
            <text:p>169263</text:p>
          </table:table-cell>
          <table:table-cell table:style-name="ce16" office:value-type="float" office:value="12458046" calcext:value-type="float">
            <text:p>12458046</text:p>
          </table:table-cell>
          <table:table-cell table:style-name="ce16" office:value-type="float" office:value="1236839" calcext:value-type="float">
            <text:p>1236839</text:p>
          </table:table-cell>
          <table:table-cell table:style-name="ce16" office:value-type="float" office:value="154382" calcext:value-type="float">
            <text:p>154382</text:p>
          </table:table-cell>
          <table:table-cell table:style-name="ce16" office:value-type="float" office:value="152374" calcext:value-type="float">
            <text:p>152374</text:p>
          </table:table-cell>
          <table:table-cell table:style-name="ce16" office:value-type="float" office:value="6216539" calcext:value-type="float">
            <text:p>6216539</text:p>
          </table:table-cell>
          <table:table-cell table:style-name="ce16" office:value-type="float" office:value="75532657" calcext:value-type="float">
            <text:p>75532657</text:p>
          </table:table-cell>
          <table:table-cell table:style-name="ce16" office:value-type="float" office:value="77536" calcext:value-type="float">
            <text:p>77536</text:p>
          </table:table-cell>
          <table:table-cell table:style-name="ce16" office:value-type="float" office:value="854135" calcext:value-type="float">
            <text:p>854135</text:p>
          </table:table-cell>
          <table:table-cell table:style-name="ce16" office:value-type="float" office:value="1015973" calcext:value-type="float">
            <text:p>1015973</text:p>
          </table:table-cell>
          <table:table-cell table:style-name="ce16" office:value-type="float" office:value="8441861" calcext:value-type="float">
            <text:p>8441861</text:p>
          </table:table-cell>
          <table:table-cell table:style-name="ce16" office:value-type="float" office:value="1176184" calcext:value-type="float">
            <text:p>1176184</text:p>
          </table:table-cell>
          <table:table-cell table:style-name="ce16" office:value-type="float" office:value="424566" calcext:value-type="float">
            <text:p>424566</text:p>
          </table:table-cell>
          <table:table-cell table:style-name="ce16" office:value-type="float" office:value="263316" calcext:value-type="float">
            <text:p>263316</text:p>
          </table:table-cell>
          <table:table-cell table:style-name="ce16" office:value-type="float" office:value="121786" calcext:value-type="float">
            <text:p>121786</text:p>
          </table:table-cell>
          <table:table-cell table:style-name="ce16" office:value-type="float" office:value="26448703" calcext:value-type="float">
            <text:p>26448703</text:p>
          </table:table-cell>
          <table:table-cell table:style-name="ce16" office:value-type="float" office:value="11354483" calcext:value-type="float">
            <text:p>11354483</text:p>
          </table:table-cell>
          <table:table-cell table:style-name="ce16" office:value-type="float" office:value="8239134" calcext:value-type="float">
            <text:p>8239134</text:p>
          </table:table-cell>
          <table:table-cell table:style-name="ce16" office:value-type="float" office:value="38471143" calcext:value-type="float">
            <text:p>38471143</text:p>
          </table:table-cell>
          <table:table-cell table:style-name="ce16" office:value-type="float" office:value="5538967" calcext:value-type="float">
            <text:p>5538967</text:p>
          </table:table-cell>
          <table:table-cell table:style-name="ce16" office:value-type="float" office:value="420184" calcext:value-type="float">
            <text:p>420184</text:p>
          </table:table-cell>
          <table:table-cell table:style-name="ce16" office:value-type="float" office:value="18651200" calcext:value-type="float">
            <text:p>18651200</text:p>
          </table:table-cell>
          <table:table-cell table:style-name="ce16" table:formula="of:=(SUM([.B50:.AB50]))+0" office:value-type="float" office:value="414926555" calcext:value-type="float">
            <text:p>414926555</text:p>
          </table:table-cell>
          <table:table-cell table:style-name="ce16" table:formula="of:=(+[.AE50]-[.AC50])+0" office:value-type="float" office:value="13698280" calcext:value-type="float">
            <text:p>13698280</text:p>
          </table:table-cell>
          <table:table-cell table:style-name="ce16" office:value-type="float" office:value="428624835" calcext:value-type="float">
            <text:p>428624835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UVA DE MESA</text:p>
          </table:table-cell>
          <table:table-cell table:style-name="ce16" office:value-type="float" office:value="59683115" calcext:value-type="float">
            <text:p>59683115</text:p>
          </table:table-cell>
          <table:table-cell table:style-name="ce16" office:value-type="float" office:value="598681" calcext:value-type="float">
            <text:p>598681</text:p>
          </table:table-cell>
          <table:table-cell table:style-name="ce16" office:value-type="float" office:value="4633843" calcext:value-type="float">
            <text:p>4633843</text:p>
          </table:table-cell>
          <table:table-cell table:style-name="ce16" office:value-type="float" office:value="36996" calcext:value-type="float">
            <text:p>3699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3117" calcext:value-type="float">
            <text:p>203117</text:p>
          </table:table-cell>
          <table:table-cell table:style-name="ce16" office:value-type="float" office:value="5372881" calcext:value-type="float">
            <text:p>5372881</text:p>
          </table:table-cell>
          <table:table-cell table:style-name="ce16" office:value-type="float" office:value="330340" calcext:value-type="float">
            <text:p>330340</text:p>
          </table:table-cell>
          <table:table-cell table:style-name="ce16" office:value-type="float" office:value="15449" calcext:value-type="float">
            <text:p>15449</text:p>
          </table:table-cell>
          <table:table-cell table:style-name="ce16" office:value-type="float" office:value="170472" calcext:value-type="float">
            <text:p>170472</text:p>
          </table:table-cell>
          <table:table-cell table:style-name="ce16" office:value-type="float" office:value="6580285" calcext:value-type="float">
            <text:p>6580285</text:p>
          </table:table-cell>
          <table:table-cell table:style-name="ce16" office:value-type="float" office:value="18763472" calcext:value-type="float">
            <text:p>18763472</text:p>
          </table:table-cell>
          <table:table-cell table:style-name="ce16" office:value-type="float" office:value="88548" calcext:value-type="float">
            <text:p>88548</text:p>
          </table:table-cell>
          <table:table-cell table:style-name="ce16" office:value-type="float" office:value="553418" calcext:value-type="float">
            <text:p>553418</text:p>
          </table:table-cell>
          <table:table-cell table:style-name="ce16" office:value-type="float" office:value="4818917" calcext:value-type="float">
            <text:p>4818917</text:p>
          </table:table-cell>
          <table:table-cell table:style-name="ce16" office:value-type="float" office:value="7174025" calcext:value-type="float">
            <text:p>7174025</text:p>
          </table:table-cell>
          <table:table-cell table:style-name="ce16" office:value-type="float" office:value="383895" calcext:value-type="float">
            <text:p>383895</text:p>
          </table:table-cell>
          <table:table-cell table:style-name="ce16" office:value-type="float" office:value="170500" calcext:value-type="float">
            <text:p>170500</text:p>
          </table:table-cell>
          <table:table-cell table:style-name="ce16" office:value-type="float" office:value="3619" calcext:value-type="float">
            <text:p>3619</text:p>
          </table:table-cell>
          <table:table-cell table:style-name="ce16" office:value-type="float" office:value="13053" calcext:value-type="float">
            <text:p>13053</text:p>
          </table:table-cell>
          <table:table-cell table:style-name="ce16" office:value-type="float" office:value="21709550" calcext:value-type="float">
            <text:p>21709550</text:p>
          </table:table-cell>
          <table:table-cell table:style-name="ce16" office:value-type="float" office:value="2910078" calcext:value-type="float">
            <text:p>2910078</text:p>
          </table:table-cell>
          <table:table-cell table:style-name="ce16" office:value-type="float" office:value="25691987" calcext:value-type="float">
            <text:p>25691987</text:p>
          </table:table-cell>
          <table:table-cell table:style-name="ce16" office:value-type="float" office:value="136186495" calcext:value-type="float">
            <text:p>136186495</text:p>
          </table:table-cell>
          <table:table-cell table:style-name="ce16" office:value-type="float" office:value="154065" calcext:value-type="float">
            <text:p>154065</text:p>
          </table:table-cell>
          <table:table-cell table:style-name="ce16" office:value-type="float" office:value="957570" calcext:value-type="float">
            <text:p>957570</text:p>
          </table:table-cell>
          <table:table-cell table:style-name="ce16" office:value-type="float" office:value="7594583" calcext:value-type="float">
            <text:p>7594583</text:p>
          </table:table-cell>
          <table:table-cell table:style-name="ce16" table:formula="of:=(SUM([.B51:.AB51]))+0" office:value-type="float" office:value="304798954" calcext:value-type="float">
            <text:p>304798954</text:p>
          </table:table-cell>
          <table:table-cell table:style-name="ce16" table:formula="of:=(+[.AE51]-[.AC51])+0" office:value-type="float" office:value="32245491" calcext:value-type="float">
            <text:p>32245491</text:p>
          </table:table-cell>
          <table:table-cell table:style-name="ce16" office:value-type="float" office:value="337044445" calcext:value-type="float">
            <text:p>337044445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6" office:value-type="string" calcext:value-type="string">
            <text:p>OTRAS FRUTAS</text:p>
          </table:table-cell>
          <table:table-cell table:style-name="ce16" office:value-type="float" office:value="18115767" calcext:value-type="float">
            <text:p>18115767</text:p>
          </table:table-cell>
          <table:table-cell table:style-name="ce16" office:value-type="float" office:value="312596" calcext:value-type="float">
            <text:p>312596</text:p>
          </table:table-cell>
          <table:table-cell table:style-name="ce16" office:value-type="float" office:value="1592299" calcext:value-type="float">
            <text:p>1592299</text:p>
          </table:table-cell>
          <table:table-cell table:style-name="ce16" office:value-type="float" office:value="116910" calcext:value-type="float">
            <text:p>116910</text:p>
          </table:table-cell>
          <table:table-cell table:style-name="ce16" office:value-type="float" office:value="493636" calcext:value-type="float">
            <text:p>493636</text:p>
          </table:table-cell>
          <table:table-cell table:style-name="ce16" office:value-type="float" office:value="164339" calcext:value-type="float">
            <text:p>164339</text:p>
          </table:table-cell>
          <table:table-cell table:style-name="ce16" office:value-type="float" office:value="1274670" calcext:value-type="float">
            <text:p>1274670</text:p>
          </table:table-cell>
          <table:table-cell table:style-name="ce16" office:value-type="float" office:value="106103" calcext:value-type="float">
            <text:p>106103</text:p>
          </table:table-cell>
          <table:table-cell table:style-name="ce16" office:value-type="float" office:value="66060" calcext:value-type="float">
            <text:p>66060</text:p>
          </table:table-cell>
          <table:table-cell table:style-name="ce16" office:value-type="float" office:value="1648754" calcext:value-type="float">
            <text:p>1648754</text:p>
          </table:table-cell>
          <table:table-cell table:style-name="ce16" office:value-type="float" office:value="256391" calcext:value-type="float">
            <text:p>256391</text:p>
          </table:table-cell>
          <table:table-cell table:style-name="ce16" office:value-type="float" office:value="17790729" calcext:value-type="float">
            <text:p>17790729</text:p>
          </table:table-cell>
          <table:table-cell table:style-name="ce16" office:value-type="float" office:value="496298" calcext:value-type="float">
            <text:p>496298</text:p>
          </table:table-cell>
          <table:table-cell table:style-name="ce16" office:value-type="float" office:value="360878" calcext:value-type="float">
            <text:p>360878</text:p>
          </table:table-cell>
          <table:table-cell table:style-name="ce16" office:value-type="float" office:value="152091" calcext:value-type="float">
            <text:p>152091</text:p>
          </table:table-cell>
          <table:table-cell table:style-name="ce16" office:value-type="float" office:value="19719018" calcext:value-type="float">
            <text:p>19719018</text:p>
          </table:table-cell>
          <table:table-cell table:style-name="ce16" office:value-type="float" office:value="133363" calcext:value-type="float">
            <text:p>133363</text:p>
          </table:table-cell>
          <table:table-cell table:style-name="ce16" office:value-type="float" office:value="746816" calcext:value-type="float">
            <text:p>746816</text:p>
          </table:table-cell>
          <table:table-cell table:style-name="ce16" office:value-type="float" office:value="54058" calcext:value-type="float">
            <text:p>54058</text:p>
          </table:table-cell>
          <table:table-cell table:style-name="ce16" office:value-type="float" office:value="42873" calcext:value-type="float">
            <text:p>42873</text:p>
          </table:table-cell>
          <table:table-cell table:style-name="ce16" office:value-type="float" office:value="6391795" calcext:value-type="float">
            <text:p>6391795</text:p>
          </table:table-cell>
          <table:table-cell table:style-name="ce16" office:value-type="float" office:value="2082540" calcext:value-type="float">
            <text:p>2082540</text:p>
          </table:table-cell>
          <table:table-cell table:style-name="ce16" office:value-type="float" office:value="10241485" calcext:value-type="float">
            <text:p>10241485</text:p>
          </table:table-cell>
          <table:table-cell table:style-name="ce16" office:value-type="float" office:value="3885860" calcext:value-type="float">
            <text:p>3885860</text:p>
          </table:table-cell>
          <table:table-cell table:style-name="ce16" office:value-type="float" office:value="440623" calcext:value-type="float">
            <text:p>440623</text:p>
          </table:table-cell>
          <table:table-cell table:style-name="ce16" office:value-type="float" office:value="186974" calcext:value-type="float">
            <text:p>186974</text:p>
          </table:table-cell>
          <table:table-cell table:style-name="ce16" office:value-type="float" office:value="379663" calcext:value-type="float">
            <text:p>379663</text:p>
          </table:table-cell>
          <table:table-cell table:style-name="ce16" table:formula="of:=(SUM([.B52:.AB52]))+0" office:value-type="float" office:value="87252589" calcext:value-type="float">
            <text:p>87252589</text:p>
          </table:table-cell>
          <table:table-cell table:style-name="ce16" table:formula="of:=(+[.AE52]-[.AC52])+0" office:value-type="float" office:value="19973646" calcext:value-type="float">
            <text:p>19973646</text:p>
          </table:table-cell>
          <table:table-cell table:style-name="ce16" office:value-type="float" office:value="107226235" calcext:value-type="float">
            <text:p>107226235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2016'.$A$1" table:cell-range-address="$'2018'.$A$1:.$A$1048576" table:range-usable-as="repeat-column repeat-row"/>
        </table:named-expressions>
      </table:table>
      <table:table table:name="2019" table:style-name="ta4">
        <office:forms form:automatic-focus="false" form:apply-design-mode="false"/>
        <table:table-header-columns>
          <table:table-column table:style-name="co6" table:default-cell-style-name="ce22"/>
        </table:table-header-columns>
        <table:table-column table:style-name="co7" table:number-columns-repeated="27" table:default-cell-style-name="ce22"/>
        <table:table-column table:style-name="co8" table:number-columns-repeated="3" table:default-cell-style-name="ce22"/>
        <table:table-column table:style-name="co3" table:number-columns-repeated="993" table:default-cell-style-name="ce22"/>
        <table:table-row table:style-name="ro1">
          <table:table-cell table:style-name="ce1" office:value-type="string" calcext:value-type="string">
            <text:p>Producto</text:p>
          </table:table-cell>
          <table:table-cell table:style-name="ce26" office:value-type="string" calcext:value-type="string">
            <text:p>ALEMANIA</text:p>
          </table:table-cell>
          <table:table-cell table:style-name="ce26" office:value-type="string" calcext:value-type="string">
            <text:p>AUSTRIA</text:p>
          </table:table-cell>
          <table:table-cell table:style-name="ce26" office:value-type="string" calcext:value-type="string">
            <text:p>BÉLGICA</text:p>
          </table:table-cell>
          <table:table-cell table:style-name="ce26" office:value-type="string" calcext:value-type="string">
            <text:p>BULGARIA</text:p>
          </table:table-cell>
          <table:table-cell table:style-name="ce26" office:value-type="string" calcext:value-type="string">
            <text:p>CHIPRE</text:p>
          </table:table-cell>
          <table:table-cell table:style-name="ce26" office:value-type="string" calcext:value-type="string">
            <text:p>CROACIA</text:p>
          </table:table-cell>
          <table:table-cell table:style-name="ce26" office:value-type="string" calcext:value-type="string">
            <text:p>DINAMARCA</text:p>
          </table:table-cell>
          <table:table-cell table:style-name="ce26" office:value-type="string" calcext:value-type="string">
            <text:p>ESLOVAQUIA</text:p>
          </table:table-cell>
          <table:table-cell table:style-name="ce26" office:value-type="string" calcext:value-type="string">
            <text:p>ESLOVENIA</text:p>
          </table:table-cell>
          <table:table-cell table:style-name="ce26" office:value-type="string" calcext:value-type="string">
            <text:p>ESTONIA</text:p>
          </table:table-cell>
          <table:table-cell table:style-name="ce26" office:value-type="string" calcext:value-type="string">
            <text:p>FINLANDIA</text:p>
          </table:table-cell>
          <table:table-cell table:style-name="ce26" office:value-type="string" calcext:value-type="string">
            <text:p>FRANCIA</text:p>
          </table:table-cell>
          <table:table-cell table:style-name="ce26" office:value-type="string" calcext:value-type="string">
            <text:p>GRECIA</text:p>
          </table:table-cell>
          <table:table-cell table:style-name="ce26" office:value-type="string" calcext:value-type="string">
            <text:p>HUNGRIA</text:p>
          </table:table-cell>
          <table:table-cell table:style-name="ce26" office:value-type="string" calcext:value-type="string">
            <text:p>IRLANDA</text:p>
          </table:table-cell>
          <table:table-cell table:style-name="ce26" office:value-type="string" calcext:value-type="string">
            <text:p>ITALIA</text:p>
          </table:table-cell>
          <table:table-cell table:style-name="ce26" office:value-type="string" calcext:value-type="string">
            <text:p>LETONIA</text:p>
          </table:table-cell>
          <table:table-cell table:style-name="ce26" office:value-type="string" calcext:value-type="string">
            <text:p>LITUANIA</text:p>
          </table:table-cell>
          <table:table-cell table:style-name="ce26" office:value-type="string" calcext:value-type="string">
            <text:p>LUXEMBURGO</text:p>
          </table:table-cell>
          <table:table-cell table:style-name="ce26" office:value-type="string" calcext:value-type="string">
            <text:p>MALTA</text:p>
          </table:table-cell>
          <table:table-cell table:style-name="ce26" office:value-type="string" calcext:value-type="string">
            <text:p>PAISES BAJOS</text:p>
          </table:table-cell>
          <table:table-cell table:style-name="ce26" office:value-type="string" calcext:value-type="string">
            <text:p>POLONIA</text:p>
          </table:table-cell>
          <table:table-cell table:style-name="ce26" office:value-type="string" calcext:value-type="string">
            <text:p>PORTUGAL</text:p>
          </table:table-cell>
          <table:table-cell table:style-name="ce26" office:value-type="string" calcext:value-type="string">
            <text:p>REINO UNIDO</text:p>
          </table:table-cell>
          <table:table-cell table:style-name="ce26" office:value-type="string" calcext:value-type="string">
            <text:p>REP. CHECA</text:p>
          </table:table-cell>
          <table:table-cell table:style-name="ce26" office:value-type="string" calcext:value-type="string">
            <text:p>RUMANIA</text:p>
          </table:table-cell>
          <table:table-cell table:style-name="ce26" office:value-type="string" calcext:value-type="string">
            <text:p>SUECIA</text:p>
          </table:table-cell>
          <table:table-cell table:style-name="ce26" office:value-type="string" calcext:value-type="string">
            <text:p>TOTAL UE-27</text:p>
          </table:table-cell>
          <table:table-cell table:style-name="ce26" office:value-type="string" calcext:value-type="string">
            <text:p>EXTRE UE</text:p>
          </table:table-cell>
          <table:table-cell table:style-name="ce26" office:value-type="string" calcext:value-type="string">
            <text:p>TOTAL</text:p>
          </table:table-cell>
          <table:table-cell table:style-name="ce9" office:value-type="string" calcext:value-type="string">
            <text:p>TIPO</text:p>
          </table:table-cell>
          <table:table-cell table:style-name="ce23" table:number-columns-repeated="992"/>
        </table:table-row>
        <table:table-row table:style-name="ro2">
          <table:table-cell table:style-name="ce26" office:value-type="string" calcext:value-type="string">
            <text:p>ACELGA</text:p>
          </table:table-cell>
          <table:table-cell table:style-name="ce27" office:value-type="float" office:value="896157" calcext:value-type="float">
            <text:p>896157</text:p>
          </table:table-cell>
          <table:table-cell table:style-name="ce27" office:value-type="float" office:value="8707" calcext:value-type="float">
            <text:p>8707</text:p>
          </table:table-cell>
          <table:table-cell table:style-name="ce27" office:value-type="float" office:value="142934" calcext:value-type="float">
            <text:p>142934</text:p>
          </table:table-cell>
          <table:table-cell table:style-name="ce27" office:value-type="float" office:value="2694" calcext:value-type="float">
            <text:p>269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159" calcext:value-type="float">
            <text:p>1159</text:p>
          </table:table-cell>
          <table:table-cell table:style-name="ce27" office:value-type="float" office:value="37021" calcext:value-type="float">
            <text:p>3702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936" calcext:value-type="float">
            <text:p>393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7465" calcext:value-type="float">
            <text:p>17465</text:p>
          </table:table-cell>
          <table:table-cell table:style-name="ce27" office:value-type="float" office:value="1483494" calcext:value-type="float">
            <text:p>1483494</text:p>
          </table:table-cell>
          <table:table-cell table:style-name="ce27" office:value-type="float" office:value="224" calcext:value-type="float">
            <text:p>224</text:p>
          </table:table-cell>
          <table:table-cell table:style-name="ce27" office:value-type="float" office:value="37730" calcext:value-type="float">
            <text:p>37730</text:p>
          </table:table-cell>
          <table:table-cell table:style-name="ce27" office:value-type="float" office:value="23311" calcext:value-type="float">
            <text:p>23311</text:p>
          </table:table-cell>
          <table:table-cell table:style-name="ce27" office:value-type="float" office:value="162419" calcext:value-type="float">
            <text:p>162419</text:p>
          </table:table-cell>
          <table:table-cell table:style-name="ce27" office:value-type="float" office:value="1016" calcext:value-type="float">
            <text:p>101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734615" calcext:value-type="float">
            <text:p>734615</text:p>
          </table:table-cell>
          <table:table-cell table:style-name="ce27" office:value-type="float" office:value="15239" calcext:value-type="float">
            <text:p>15239</text:p>
          </table:table-cell>
          <table:table-cell table:style-name="ce27" office:value-type="float" office:value="391428" calcext:value-type="float">
            <text:p>391428</text:p>
          </table:table-cell>
          <table:table-cell table:style-name="ce27" office:value-type="float" office:value="1699606" calcext:value-type="float">
            <text:p>1699606</text:p>
          </table:table-cell>
          <table:table-cell table:style-name="ce27" office:value-type="float" office:value="65284" calcext:value-type="float">
            <text:p>6528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09547" calcext:value-type="float">
            <text:p>509547</text:p>
          </table:table-cell>
          <table:table-cell table:style-name="ce27" table:formula="of:=(SUM([.B2:.AB2]))+0" office:value-type="float" office:value="6234363" calcext:value-type="float">
            <text:p>6234363</text:p>
          </table:table-cell>
          <table:table-cell table:style-name="ce27" table:formula="of:=(+[.AE2]-[.AC2])+0" office:value-type="float" office:value="109548" calcext:value-type="float">
            <text:p>109548</text:p>
          </table:table-cell>
          <table:table-cell table:style-name="ce27" office:value-type="float" office:value="6343911" calcext:value-type="float">
            <text:p>6343911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AJO</text:p>
          </table:table-cell>
          <table:table-cell table:style-name="ce27" office:value-type="float" office:value="48238495" calcext:value-type="float">
            <text:p>48238495</text:p>
          </table:table-cell>
          <table:table-cell table:style-name="ce27" office:value-type="float" office:value="1743424" calcext:value-type="float">
            <text:p>1743424</text:p>
          </table:table-cell>
          <table:table-cell table:style-name="ce27" office:value-type="float" office:value="3651274" calcext:value-type="float">
            <text:p>3651274</text:p>
          </table:table-cell>
          <table:table-cell table:style-name="ce27" office:value-type="float" office:value="434996" calcext:value-type="float">
            <text:p>43499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01011" calcext:value-type="float">
            <text:p>601011</text:p>
          </table:table-cell>
          <table:table-cell table:style-name="ce27" office:value-type="float" office:value="3975259" calcext:value-type="float">
            <text:p>3975259</text:p>
          </table:table-cell>
          <table:table-cell table:style-name="ce27" office:value-type="float" office:value="1806764" calcext:value-type="float">
            <text:p>1806764</text:p>
          </table:table-cell>
          <table:table-cell table:style-name="ce27" office:value-type="float" office:value="68863" calcext:value-type="float">
            <text:p>6886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275216" calcext:value-type="float">
            <text:p>1275216</text:p>
          </table:table-cell>
          <table:table-cell table:style-name="ce27" office:value-type="float" office:value="30477044" calcext:value-type="float">
            <text:p>30477044</text:p>
          </table:table-cell>
          <table:table-cell table:style-name="ce27" office:value-type="float" office:value="468623" calcext:value-type="float">
            <text:p>468623</text:p>
          </table:table-cell>
          <table:table-cell table:style-name="ce27" office:value-type="float" office:value="1467608" calcext:value-type="float">
            <text:p>1467608</text:p>
          </table:table-cell>
          <table:table-cell table:style-name="ce27" office:value-type="float" office:value="1419510" calcext:value-type="float">
            <text:p>1419510</text:p>
          </table:table-cell>
          <table:table-cell table:style-name="ce27" office:value-type="float" office:value="31998075" calcext:value-type="float">
            <text:p>31998075</text:p>
          </table:table-cell>
          <table:table-cell table:style-name="ce27" office:value-type="float" office:value="690089" calcext:value-type="float">
            <text:p>690089</text:p>
          </table:table-cell>
          <table:table-cell table:style-name="ce27" office:value-type="float" office:value="30961" calcext:value-type="float">
            <text:p>30961</text:p>
          </table:table-cell>
          <table:table-cell table:style-name="ce27" office:value-type="float" office:value="2090" calcext:value-type="float">
            <text:p>2090</text:p>
          </table:table-cell>
          <table:table-cell table:style-name="ce27" office:value-type="float" office:value="331397" calcext:value-type="float">
            <text:p>331397</text:p>
          </table:table-cell>
          <table:table-cell table:style-name="ce27" office:value-type="float" office:value="9305928" calcext:value-type="float">
            <text:p>9305928</text:p>
          </table:table-cell>
          <table:table-cell table:style-name="ce27" office:value-type="float" office:value="8415043" calcext:value-type="float">
            <text:p>8415043</text:p>
          </table:table-cell>
          <table:table-cell table:style-name="ce27" office:value-type="float" office:value="9599917" calcext:value-type="float">
            <text:p>9599917</text:p>
          </table:table-cell>
          <table:table-cell table:style-name="ce27" office:value-type="float" office:value="27572184" calcext:value-type="float">
            <text:p>27572184</text:p>
          </table:table-cell>
          <table:table-cell table:style-name="ce27" office:value-type="float" office:value="8217458" calcext:value-type="float">
            <text:p>8217458</text:p>
          </table:table-cell>
          <table:table-cell table:style-name="ce27" office:value-type="float" office:value="3372496" calcext:value-type="float">
            <text:p>3372496</text:p>
          </table:table-cell>
          <table:table-cell table:style-name="ce27" office:value-type="float" office:value="4233544" calcext:value-type="float">
            <text:p>4233544</text:p>
          </table:table-cell>
          <table:table-cell table:style-name="ce27" table:formula="of:=(SUM([.B3:.AB3]))+0" office:value-type="float" office:value="199397269" calcext:value-type="float">
            <text:p>199397269</text:p>
          </table:table-cell>
          <table:table-cell table:style-name="ce27" table:formula="of:=(+[.AE3]-[.AC3])+0" office:value-type="float" office:value="116492349" calcext:value-type="float">
            <text:p>116492349</text:p>
          </table:table-cell>
          <table:table-cell table:style-name="ce27" office:value-type="float" office:value="315889618" calcext:value-type="float">
            <text:p>315889618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ALCACHOFA</text:p>
          </table:table-cell>
          <table:table-cell table:style-name="ce27" office:value-type="float" office:value="1173400" calcext:value-type="float">
            <text:p>1173400</text:p>
          </table:table-cell>
          <table:table-cell table:style-name="ce27" office:value-type="float" office:value="1820" calcext:value-type="float">
            <text:p>1820</text:p>
          </table:table-cell>
          <table:table-cell table:style-name="ce27" office:value-type="float" office:value="549691" calcext:value-type="float">
            <text:p>549691</text:p>
          </table:table-cell>
          <table:table-cell table:style-name="ce27" office:value-type="float" office:value="3018" calcext:value-type="float">
            <text:p>301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77" calcext:value-type="float">
            <text:p>677</text:p>
          </table:table-cell>
          <table:table-cell table:style-name="ce27" office:value-type="float" office:value="115911" calcext:value-type="float">
            <text:p>115911</text:p>
          </table:table-cell>
          <table:table-cell table:style-name="ce27" office:value-type="float" office:value="3381" calcext:value-type="float">
            <text:p>338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1277" calcext:value-type="float">
            <text:p>21277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11504135" calcext:value-type="float">
            <text:p>11504135</text:p>
          </table:table-cell>
          <table:table-cell table:style-name="ce27" office:value-type="float" office:value="2700" calcext:value-type="float">
            <text:p>2700</text:p>
          </table:table-cell>
          <table:table-cell table:style-name="ce27" office:value-type="float" office:value="4896" calcext:value-type="float">
            <text:p>4896</text:p>
          </table:table-cell>
          <table:table-cell table:style-name="ce27" office:value-type="float" office:value="2291" calcext:value-type="float">
            <text:p>2291</text:p>
          </table:table-cell>
          <table:table-cell table:style-name="ce27" office:value-type="float" office:value="1735159" calcext:value-type="float">
            <text:p>173515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850" calcext:value-type="float">
            <text:p>1850</text:p>
          </table:table-cell>
          <table:table-cell table:style-name="ce27" office:value-type="float" office:value="10081" calcext:value-type="float">
            <text:p>1008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838042" calcext:value-type="float">
            <text:p>83804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7236" calcext:value-type="float">
            <text:p>57236</text:p>
          </table:table-cell>
          <table:table-cell table:style-name="ce27" office:value-type="float" office:value="209575" calcext:value-type="float">
            <text:p>209575</text:p>
          </table:table-cell>
          <table:table-cell table:style-name="ce27" office:value-type="float" office:value="1878" calcext:value-type="float">
            <text:p>1878</text:p>
          </table:table-cell>
          <table:table-cell table:style-name="ce27" office:value-type="float" office:value="7488" calcext:value-type="float">
            <text:p>7488</text:p>
          </table:table-cell>
          <table:table-cell table:style-name="ce27" office:value-type="float" office:value="106582" calcext:value-type="float">
            <text:p>106582</text:p>
          </table:table-cell>
          <table:table-cell table:style-name="ce27" table:formula="of:=(SUM([.B4:.AB4]))+0" office:value-type="float" office:value="16351327" calcext:value-type="float">
            <text:p>16351327</text:p>
          </table:table-cell>
          <table:table-cell table:style-name="ce27" table:formula="of:=(+[.AE4]-[.AC4])+0" office:value-type="float" office:value="198383" calcext:value-type="float">
            <text:p>198383</text:p>
          </table:table-cell>
          <table:table-cell table:style-name="ce27" office:value-type="float" office:value="16549710" calcext:value-type="float">
            <text:p>16549710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APIO</text:p>
          </table:table-cell>
          <table:table-cell table:style-name="ce27" office:value-type="float" office:value="11505409" calcext:value-type="float">
            <text:p>11505409</text:p>
          </table:table-cell>
          <table:table-cell table:style-name="ce27" office:value-type="float" office:value="586716" calcext:value-type="float">
            <text:p>586716</text:p>
          </table:table-cell>
          <table:table-cell table:style-name="ce27" office:value-type="float" office:value="2815582" calcext:value-type="float">
            <text:p>2815582</text:p>
          </table:table-cell>
          <table:table-cell table:style-name="ce27" office:value-type="float" office:value="51395" calcext:value-type="float">
            <text:p>5139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814755" calcext:value-type="float">
            <text:p>1814755</text:p>
          </table:table-cell>
          <table:table-cell table:style-name="ce27" office:value-type="float" office:value="425407" calcext:value-type="float">
            <text:p>425407</text:p>
          </table:table-cell>
          <table:table-cell table:style-name="ce27" office:value-type="float" office:value="3825" calcext:value-type="float">
            <text:p>3825</text:p>
          </table:table-cell>
          <table:table-cell table:style-name="ce27" office:value-type="float" office:value="156641" calcext:value-type="float">
            <text:p>156641</text:p>
          </table:table-cell>
          <table:table-cell table:style-name="ce27" office:value-type="float" office:value="123033" calcext:value-type="float">
            <text:p>123033</text:p>
          </table:table-cell>
          <table:table-cell table:style-name="ce27" office:value-type="float" office:value="5848517" calcext:value-type="float">
            <text:p>5848517</text:p>
          </table:table-cell>
          <table:table-cell table:style-name="ce27" office:value-type="float" office:value="74684" calcext:value-type="float">
            <text:p>74684</text:p>
          </table:table-cell>
          <table:table-cell table:style-name="ce27" office:value-type="float" office:value="281582" calcext:value-type="float">
            <text:p>281582</text:p>
          </table:table-cell>
          <table:table-cell table:style-name="ce27" office:value-type="float" office:value="1492616" calcext:value-type="float">
            <text:p>1492616</text:p>
          </table:table-cell>
          <table:table-cell table:style-name="ce27" office:value-type="float" office:value="3065018" calcext:value-type="float">
            <text:p>3065018</text:p>
          </table:table-cell>
          <table:table-cell table:style-name="ce27" office:value-type="float" office:value="431181" calcext:value-type="float">
            <text:p>431181</text:p>
          </table:table-cell>
          <table:table-cell table:style-name="ce27" office:value-type="float" office:value="482473" calcext:value-type="float">
            <text:p>482473</text:p>
          </table:table-cell>
          <table:table-cell table:style-name="ce27" office:value-type="float" office:value="10566" calcext:value-type="float">
            <text:p>10566</text:p>
          </table:table-cell>
          <table:table-cell table:style-name="ce27" office:value-type="float" office:value="30863" calcext:value-type="float">
            <text:p>30863</text:p>
          </table:table-cell>
          <table:table-cell table:style-name="ce27" office:value-type="float" office:value="9922688" calcext:value-type="float">
            <text:p>9922688</text:p>
          </table:table-cell>
          <table:table-cell table:style-name="ce27" office:value-type="float" office:value="2769381" calcext:value-type="float">
            <text:p>2769381</text:p>
          </table:table-cell>
          <table:table-cell table:style-name="ce27" office:value-type="float" office:value="677550" calcext:value-type="float">
            <text:p>677550</text:p>
          </table:table-cell>
          <table:table-cell table:style-name="ce27" office:value-type="float" office:value="20341803" calcext:value-type="float">
            <text:p>20341803</text:p>
          </table:table-cell>
          <table:table-cell table:style-name="ce27" office:value-type="float" office:value="565560" calcext:value-type="float">
            <text:p>565560</text:p>
          </table:table-cell>
          <table:table-cell table:style-name="ce27" office:value-type="float" office:value="269151" calcext:value-type="float">
            <text:p>269151</text:p>
          </table:table-cell>
          <table:table-cell table:style-name="ce27" office:value-type="float" office:value="1147956" calcext:value-type="float">
            <text:p>1147956</text:p>
          </table:table-cell>
          <table:table-cell table:style-name="ce27" table:formula="of:=(SUM([.B5:.AB5]))+0" office:value-type="float" office:value="64894552" calcext:value-type="float">
            <text:p>64894552</text:p>
          </table:table-cell>
          <table:table-cell table:style-name="ce27" table:formula="of:=(+[.AE5]-[.AC5])+0" office:value-type="float" office:value="3803849" calcext:value-type="float">
            <text:p>3803849</text:p>
          </table:table-cell>
          <table:table-cell table:style-name="ce27" office:value-type="float" office:value="68698401" calcext:value-type="float">
            <text:p>68698401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BERENJENA</text:p>
          </table:table-cell>
          <table:table-cell table:style-name="ce27" office:value-type="float" office:value="30175057" calcext:value-type="float">
            <text:p>30175057</text:p>
          </table:table-cell>
          <table:table-cell table:style-name="ce27" office:value-type="float" office:value="1715106" calcext:value-type="float">
            <text:p>1715106</text:p>
          </table:table-cell>
          <table:table-cell table:style-name="ce27" office:value-type="float" office:value="3428150" calcext:value-type="float">
            <text:p>3428150</text:p>
          </table:table-cell>
          <table:table-cell table:style-name="ce27" office:value-type="float" office:value="181854" calcext:value-type="float">
            <text:p>181854</text:p>
          </table:table-cell>
          <table:table-cell table:style-name="ce27" office:value-type="float" office:value="346794" calcext:value-type="float">
            <text:p>346794</text:p>
          </table:table-cell>
          <table:table-cell table:style-name="ce27" office:value-type="float" office:value="355353" calcext:value-type="float">
            <text:p>355353</text:p>
          </table:table-cell>
          <table:table-cell table:style-name="ce27" office:value-type="float" office:value="1264093" calcext:value-type="float">
            <text:p>1264093</text:p>
          </table:table-cell>
          <table:table-cell table:style-name="ce27" office:value-type="float" office:value="558309" calcext:value-type="float">
            <text:p>558309</text:p>
          </table:table-cell>
          <table:table-cell table:style-name="ce27" office:value-type="float" office:value="59932" calcext:value-type="float">
            <text:p>59932</text:p>
          </table:table-cell>
          <table:table-cell table:style-name="ce27" office:value-type="float" office:value="2177881" calcext:value-type="float">
            <text:p>2177881</text:p>
          </table:table-cell>
          <table:table-cell table:style-name="ce27" office:value-type="float" office:value="383338" calcext:value-type="float">
            <text:p>383338</text:p>
          </table:table-cell>
          <table:table-cell table:style-name="ce27" office:value-type="float" office:value="45255082" calcext:value-type="float">
            <text:p>45255082</text:p>
          </table:table-cell>
          <table:table-cell table:style-name="ce27" office:value-type="float" office:value="250588" calcext:value-type="float">
            <text:p>250588</text:p>
          </table:table-cell>
          <table:table-cell table:style-name="ce27" office:value-type="float" office:value="1068685" calcext:value-type="float">
            <text:p>1068685</text:p>
          </table:table-cell>
          <table:table-cell table:style-name="ce27" office:value-type="float" office:value="595166" calcext:value-type="float">
            <text:p>595166</text:p>
          </table:table-cell>
          <table:table-cell table:style-name="ce27" office:value-type="float" office:value="18880052" calcext:value-type="float">
            <text:p>18880052</text:p>
          </table:table-cell>
          <table:table-cell table:style-name="ce27" office:value-type="float" office:value="1681660" calcext:value-type="float">
            <text:p>1681660</text:p>
          </table:table-cell>
          <table:table-cell table:style-name="ce27" office:value-type="float" office:value="1371222" calcext:value-type="float">
            <text:p>1371222</text:p>
          </table:table-cell>
          <table:table-cell table:style-name="ce27" office:value-type="float" office:value="100065" calcext:value-type="float">
            <text:p>100065</text:p>
          </table:table-cell>
          <table:table-cell table:style-name="ce27" office:value-type="float" office:value="2572" calcext:value-type="float">
            <text:p>2572</text:p>
          </table:table-cell>
          <table:table-cell table:style-name="ce27" office:value-type="float" office:value="12468718" calcext:value-type="float">
            <text:p>12468718</text:p>
          </table:table-cell>
          <table:table-cell table:style-name="ce27" office:value-type="float" office:value="2893918" calcext:value-type="float">
            <text:p>2893918</text:p>
          </table:table-cell>
          <table:table-cell table:style-name="ce27" office:value-type="float" office:value="2065024" calcext:value-type="float">
            <text:p>2065024</text:p>
          </table:table-cell>
          <table:table-cell table:style-name="ce27" office:value-type="float" office:value="16635480" calcext:value-type="float">
            <text:p>16635480</text:p>
          </table:table-cell>
          <table:table-cell table:style-name="ce27" office:value-type="float" office:value="1121873" calcext:value-type="float">
            <text:p>1121873</text:p>
          </table:table-cell>
          <table:table-cell table:style-name="ce27" office:value-type="float" office:value="2101648" calcext:value-type="float">
            <text:p>2101648</text:p>
          </table:table-cell>
          <table:table-cell table:style-name="ce27" office:value-type="float" office:value="2306859" calcext:value-type="float">
            <text:p>2306859</text:p>
          </table:table-cell>
          <table:table-cell table:style-name="ce27" table:formula="of:=(SUM([.B6:.AB6]))+0" office:value-type="float" office:value="149444479" calcext:value-type="float">
            <text:p>149444479</text:p>
          </table:table-cell>
          <table:table-cell table:style-name="ce27" table:formula="of:=(+[.AE6]-[.AC6])+0" office:value-type="float" office:value="3549610" calcext:value-type="float">
            <text:p>3549610</text:p>
          </table:table-cell>
          <table:table-cell table:style-name="ce27" office:value-type="float" office:value="152994089" calcext:value-type="float">
            <text:p>152994089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CALABACÍN</text:p>
          </table:table-cell>
          <table:table-cell table:style-name="ce27" office:value-type="float" office:value="80793595" calcext:value-type="float">
            <text:p>80793595</text:p>
          </table:table-cell>
          <table:table-cell table:style-name="ce27" office:value-type="float" office:value="6105672" calcext:value-type="float">
            <text:p>6105672</text:p>
          </table:table-cell>
          <table:table-cell table:style-name="ce27" office:value-type="float" office:value="12756952" calcext:value-type="float">
            <text:p>12756952</text:p>
          </table:table-cell>
          <table:table-cell table:style-name="ce27" office:value-type="float" office:value="117877" calcext:value-type="float">
            <text:p>117877</text:p>
          </table:table-cell>
          <table:table-cell table:style-name="ce27" office:value-type="float" office:value="3480" calcext:value-type="float">
            <text:p>3480</text:p>
          </table:table-cell>
          <table:table-cell table:style-name="ce27" office:value-type="float" office:value="1089670" calcext:value-type="float">
            <text:p>1089670</text:p>
          </table:table-cell>
          <table:table-cell table:style-name="ce27" office:value-type="float" office:value="3705285" calcext:value-type="float">
            <text:p>3705285</text:p>
          </table:table-cell>
          <table:table-cell table:style-name="ce27" office:value-type="float" office:value="1805650" calcext:value-type="float">
            <text:p>1805650</text:p>
          </table:table-cell>
          <table:table-cell table:style-name="ce27" office:value-type="float" office:value="267846" calcext:value-type="float">
            <text:p>267846</text:p>
          </table:table-cell>
          <table:table-cell table:style-name="ce27" office:value-type="float" office:value="184352" calcext:value-type="float">
            <text:p>184352</text:p>
          </table:table-cell>
          <table:table-cell table:style-name="ce27" office:value-type="float" office:value="1825483" calcext:value-type="float">
            <text:p>1825483</text:p>
          </table:table-cell>
          <table:table-cell table:style-name="ce27" office:value-type="float" office:value="107221092" calcext:value-type="float">
            <text:p>107221092</text:p>
          </table:table-cell>
          <table:table-cell table:style-name="ce27" office:value-type="float" office:value="46638" calcext:value-type="float">
            <text:p>46638</text:p>
          </table:table-cell>
          <table:table-cell table:style-name="ce27" office:value-type="float" office:value="1601830" calcext:value-type="float">
            <text:p>1601830</text:p>
          </table:table-cell>
          <table:table-cell table:style-name="ce27" office:value-type="float" office:value="1464791" calcext:value-type="float">
            <text:p>1464791</text:p>
          </table:table-cell>
          <table:table-cell table:style-name="ce27" office:value-type="float" office:value="14182817" calcext:value-type="float">
            <text:p>14182817</text:p>
          </table:table-cell>
          <table:table-cell table:style-name="ce27" office:value-type="float" office:value="598841" calcext:value-type="float">
            <text:p>598841</text:p>
          </table:table-cell>
          <table:table-cell table:style-name="ce27" office:value-type="float" office:value="1115081" calcext:value-type="float">
            <text:p>1115081</text:p>
          </table:table-cell>
          <table:table-cell table:style-name="ce27" office:value-type="float" office:value="306031" calcext:value-type="float">
            <text:p>306031</text:p>
          </table:table-cell>
          <table:table-cell table:style-name="ce27" office:value-type="float" office:value="55884" calcext:value-type="float">
            <text:p>55884</text:p>
          </table:table-cell>
          <table:table-cell table:style-name="ce27" office:value-type="float" office:value="30475038" calcext:value-type="float">
            <text:p>30475038</text:p>
          </table:table-cell>
          <table:table-cell table:style-name="ce27" office:value-type="float" office:value="12343411" calcext:value-type="float">
            <text:p>12343411</text:p>
          </table:table-cell>
          <table:table-cell table:style-name="ce27" office:value-type="float" office:value="8598288" calcext:value-type="float">
            <text:p>8598288</text:p>
          </table:table-cell>
          <table:table-cell table:style-name="ce27" office:value-type="float" office:value="36252889" calcext:value-type="float">
            <text:p>36252889</text:p>
          </table:table-cell>
          <table:table-cell table:style-name="ce27" office:value-type="float" office:value="2616812" calcext:value-type="float">
            <text:p>2616812</text:p>
          </table:table-cell>
          <table:table-cell table:style-name="ce27" office:value-type="float" office:value="832854" calcext:value-type="float">
            <text:p>832854</text:p>
          </table:table-cell>
          <table:table-cell table:style-name="ce27" office:value-type="float" office:value="3565466" calcext:value-type="float">
            <text:p>3565466</text:p>
          </table:table-cell>
          <table:table-cell table:style-name="ce27" table:formula="of:=(SUM([.B7:.AB7]))+0" office:value-type="float" office:value="329933625" calcext:value-type="float">
            <text:p>329933625</text:p>
          </table:table-cell>
          <table:table-cell table:style-name="ce27" table:formula="of:=(+[.AE7]-[.AC7])+0" office:value-type="float" office:value="7714310" calcext:value-type="float">
            <text:p>7714310</text:p>
          </table:table-cell>
          <table:table-cell table:style-name="ce27" office:value-type="float" office:value="337647935" calcext:value-type="float">
            <text:p>337647935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CALABAZA</text:p>
          </table:table-cell>
          <table:table-cell table:style-name="ce27" office:value-type="float" office:value="3745214" calcext:value-type="float">
            <text:p>3745214</text:p>
          </table:table-cell>
          <table:table-cell table:style-name="ce27" office:value-type="float" office:value="179070" calcext:value-type="float">
            <text:p>179070</text:p>
          </table:table-cell>
          <table:table-cell table:style-name="ce27" office:value-type="float" office:value="559776" calcext:value-type="float">
            <text:p>559776</text:p>
          </table:table-cell>
          <table:table-cell table:style-name="ce27" office:value-type="float" office:value="7207" calcext:value-type="float">
            <text:p>720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543766" calcext:value-type="float">
            <text:p>543766</text:p>
          </table:table-cell>
          <table:table-cell table:style-name="ce27" office:value-type="float" office:value="74165" calcext:value-type="float">
            <text:p>74165</text:p>
          </table:table-cell>
          <table:table-cell table:style-name="ce27" office:value-type="float" office:value="13664" calcext:value-type="float">
            <text:p>1366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76449" calcext:value-type="float">
            <text:p>76449</text:p>
          </table:table-cell>
          <table:table-cell table:style-name="ce27" office:value-type="float" office:value="8032169" calcext:value-type="float">
            <text:p>8032169</text:p>
          </table:table-cell>
          <table:table-cell table:style-name="ce27" office:value-type="float" office:value="10407" calcext:value-type="float">
            <text:p>10407</text:p>
          </table:table-cell>
          <table:table-cell table:style-name="ce27" office:value-type="float" office:value="15388" calcext:value-type="float">
            <text:p>15388</text:p>
          </table:table-cell>
          <table:table-cell table:style-name="ce27" office:value-type="float" office:value="189188" calcext:value-type="float">
            <text:p>189188</text:p>
          </table:table-cell>
          <table:table-cell table:style-name="ce27" office:value-type="float" office:value="1650394" calcext:value-type="float">
            <text:p>165039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3345" calcext:value-type="float">
            <text:p>53345</text:p>
          </table:table-cell>
          <table:table-cell table:style-name="ce27" office:value-type="float" office:value="54552" calcext:value-type="float">
            <text:p>54552</text:p>
          </table:table-cell>
          <table:table-cell table:style-name="ce27" office:value-type="float" office:value="36669" calcext:value-type="float">
            <text:p>36669</text:p>
          </table:table-cell>
          <table:table-cell table:style-name="ce27" office:value-type="float" office:value="3300070" calcext:value-type="float">
            <text:p>3300070</text:p>
          </table:table-cell>
          <table:table-cell table:style-name="ce27" office:value-type="float" office:value="595347" calcext:value-type="float">
            <text:p>595347</text:p>
          </table:table-cell>
          <table:table-cell table:style-name="ce27" office:value-type="float" office:value="367049" calcext:value-type="float">
            <text:p>367049</text:p>
          </table:table-cell>
          <table:table-cell table:style-name="ce27" office:value-type="float" office:value="4440651" calcext:value-type="float">
            <text:p>4440651</text:p>
          </table:table-cell>
          <table:table-cell table:style-name="ce27" office:value-type="float" office:value="255490" calcext:value-type="float">
            <text:p>255490</text:p>
          </table:table-cell>
          <table:table-cell table:style-name="ce27" office:value-type="float" office:value="66558" calcext:value-type="float">
            <text:p>66558</text:p>
          </table:table-cell>
          <table:table-cell table:style-name="ce27" office:value-type="float" office:value="331004" calcext:value-type="float">
            <text:p>331004</text:p>
          </table:table-cell>
          <table:table-cell table:style-name="ce27" table:formula="of:=(SUM([.B8:.AB8]))+0" office:value-type="float" office:value="24597681" calcext:value-type="float">
            <text:p>24597681</text:p>
          </table:table-cell>
          <table:table-cell table:style-name="ce27" table:formula="of:=(+[.AE8]-[.AC8])+0" office:value-type="float" office:value="1259782" calcext:value-type="float">
            <text:p>1259782</text:p>
          </table:table-cell>
          <table:table-cell table:style-name="ce27" office:value-type="float" office:value="25857463" calcext:value-type="float">
            <text:p>25857463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CEBOLLA</text:p>
          </table:table-cell>
          <table:table-cell table:style-name="ce27" office:value-type="float" office:value="51095741" calcext:value-type="float">
            <text:p>51095741</text:p>
          </table:table-cell>
          <table:table-cell table:style-name="ce27" office:value-type="float" office:value="824851" calcext:value-type="float">
            <text:p>824851</text:p>
          </table:table-cell>
          <table:table-cell table:style-name="ce27" office:value-type="float" office:value="6120949" calcext:value-type="float">
            <text:p>6120949</text:p>
          </table:table-cell>
          <table:table-cell table:style-name="ce27" office:value-type="float" office:value="72583" calcext:value-type="float">
            <text:p>72583</text:p>
          </table:table-cell>
          <table:table-cell table:style-name="ce27" office:value-type="float" office:value="78212" calcext:value-type="float">
            <text:p>78212</text:p>
          </table:table-cell>
          <table:table-cell table:style-name="ce27" office:value-type="float" office:value="767793" calcext:value-type="float">
            <text:p>767793</text:p>
          </table:table-cell>
          <table:table-cell table:style-name="ce27" office:value-type="float" office:value="281436" calcext:value-type="float">
            <text:p>281436</text:p>
          </table:table-cell>
          <table:table-cell table:style-name="ce27" office:value-type="float" office:value="142477" calcext:value-type="float">
            <text:p>142477</text:p>
          </table:table-cell>
          <table:table-cell table:style-name="ce27" office:value-type="float" office:value="144889" calcext:value-type="float">
            <text:p>144889</text:p>
          </table:table-cell>
          <table:table-cell table:style-name="ce27" office:value-type="float" office:value="50257" calcext:value-type="float">
            <text:p>50257</text:p>
          </table:table-cell>
          <table:table-cell table:style-name="ce27" office:value-type="float" office:value="194883" calcext:value-type="float">
            <text:p>194883</text:p>
          </table:table-cell>
          <table:table-cell table:style-name="ce27" office:value-type="float" office:value="25938145" calcext:value-type="float">
            <text:p>25938145</text:p>
          </table:table-cell>
          <table:table-cell table:style-name="ce27" office:value-type="float" office:value="578081" calcext:value-type="float">
            <text:p>578081</text:p>
          </table:table-cell>
          <table:table-cell table:style-name="ce27" office:value-type="float" office:value="581673" calcext:value-type="float">
            <text:p>581673</text:p>
          </table:table-cell>
          <table:table-cell table:style-name="ce27" office:value-type="float" office:value="3854212" calcext:value-type="float">
            <text:p>3854212</text:p>
          </table:table-cell>
          <table:table-cell table:style-name="ce27" office:value-type="float" office:value="3033458" calcext:value-type="float">
            <text:p>3033458</text:p>
          </table:table-cell>
          <table:table-cell table:style-name="ce27" office:value-type="float" office:value="68308" calcext:value-type="float">
            <text:p>68308</text:p>
          </table:table-cell>
          <table:table-cell table:style-name="ce27" office:value-type="float" office:value="54229" calcext:value-type="float">
            <text:p>54229</text:p>
          </table:table-cell>
          <table:table-cell table:style-name="ce27" office:value-type="float" office:value="50546" calcext:value-type="float">
            <text:p>50546</text:p>
          </table:table-cell>
          <table:table-cell table:style-name="ce27" office:value-type="float" office:value="52465" calcext:value-type="float">
            <text:p>52465</text:p>
          </table:table-cell>
          <table:table-cell table:style-name="ce27" office:value-type="float" office:value="9604806" calcext:value-type="float">
            <text:p>9604806</text:p>
          </table:table-cell>
          <table:table-cell table:style-name="ce27" office:value-type="float" office:value="2001648" calcext:value-type="float">
            <text:p>2001648</text:p>
          </table:table-cell>
          <table:table-cell table:style-name="ce27" office:value-type="float" office:value="15693794" calcext:value-type="float">
            <text:p>15693794</text:p>
          </table:table-cell>
          <table:table-cell table:style-name="ce27" office:value-type="float" office:value="44135039" calcext:value-type="float">
            <text:p>44135039</text:p>
          </table:table-cell>
          <table:table-cell table:style-name="ce27" office:value-type="float" office:value="1593330" calcext:value-type="float">
            <text:p>1593330</text:p>
          </table:table-cell>
          <table:table-cell table:style-name="ce27" office:value-type="float" office:value="583407" calcext:value-type="float">
            <text:p>583407</text:p>
          </table:table-cell>
          <table:table-cell table:style-name="ce27" office:value-type="float" office:value="1228999" calcext:value-type="float">
            <text:p>1228999</text:p>
          </table:table-cell>
          <table:table-cell table:style-name="ce27" table:formula="of:=(SUM([.B9:.AB9]))+0" office:value-type="float" office:value="168826211" calcext:value-type="float">
            <text:p>168826211</text:p>
          </table:table-cell>
          <table:table-cell table:style-name="ce27" table:formula="of:=(+[.AE9]-[.AC9])+0" office:value-type="float" office:value="21081142" calcext:value-type="float">
            <text:p>21081142</text:p>
          </table:table-cell>
          <table:table-cell table:style-name="ce27" office:value-type="float" office:value="189907353" calcext:value-type="float">
            <text:p>189907353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COLES</text:p>
          </table:table-cell>
          <table:table-cell table:style-name="ce27" office:value-type="float" office:value="97913931" calcext:value-type="float">
            <text:p>97913931</text:p>
          </table:table-cell>
          <table:table-cell table:style-name="ce27" office:value-type="float" office:value="2606473" calcext:value-type="float">
            <text:p>2606473</text:p>
          </table:table-cell>
          <table:table-cell table:style-name="ce27" office:value-type="float" office:value="14075626" calcext:value-type="float">
            <text:p>14075626</text:p>
          </table:table-cell>
          <table:table-cell table:style-name="ce27" office:value-type="float" office:value="555797" calcext:value-type="float">
            <text:p>555797</text:p>
          </table:table-cell>
          <table:table-cell table:style-name="ce27" office:value-type="float" office:value="633226" calcext:value-type="float">
            <text:p>633226</text:p>
          </table:table-cell>
          <table:table-cell table:style-name="ce27" office:value-type="float" office:value="919511" calcext:value-type="float">
            <text:p>919511</text:p>
          </table:table-cell>
          <table:table-cell table:style-name="ce27" office:value-type="float" office:value="13087553" calcext:value-type="float">
            <text:p>13087553</text:p>
          </table:table-cell>
          <table:table-cell table:style-name="ce27" office:value-type="float" office:value="1839873" calcext:value-type="float">
            <text:p>1839873</text:p>
          </table:table-cell>
          <table:table-cell table:style-name="ce27" office:value-type="float" office:value="184537" calcext:value-type="float">
            <text:p>184537</text:p>
          </table:table-cell>
          <table:table-cell table:style-name="ce27" office:value-type="float" office:value="1059341" calcext:value-type="float">
            <text:p>1059341</text:p>
          </table:table-cell>
          <table:table-cell table:style-name="ce27" office:value-type="float" office:value="5974865" calcext:value-type="float">
            <text:p>5974865</text:p>
          </table:table-cell>
          <table:table-cell table:style-name="ce27" office:value-type="float" office:value="51596844" calcext:value-type="float">
            <text:p>51596844</text:p>
          </table:table-cell>
          <table:table-cell table:style-name="ce27" office:value-type="float" office:value="1352388" calcext:value-type="float">
            <text:p>1352388</text:p>
          </table:table-cell>
          <table:table-cell table:style-name="ce27" office:value-type="float" office:value="2251086" calcext:value-type="float">
            <text:p>2251086</text:p>
          </table:table-cell>
          <table:table-cell table:style-name="ce27" office:value-type="float" office:value="6909105" calcext:value-type="float">
            <text:p>6909105</text:p>
          </table:table-cell>
          <table:table-cell table:style-name="ce27" office:value-type="float" office:value="11242364" calcext:value-type="float">
            <text:p>11242364</text:p>
          </table:table-cell>
          <table:table-cell table:style-name="ce27" office:value-type="float" office:value="416366" calcext:value-type="float">
            <text:p>416366</text:p>
          </table:table-cell>
          <table:table-cell table:style-name="ce27" office:value-type="float" office:value="1663526" calcext:value-type="float">
            <text:p>1663526</text:p>
          </table:table-cell>
          <table:table-cell table:style-name="ce27" office:value-type="float" office:value="110450" calcext:value-type="float">
            <text:p>110450</text:p>
          </table:table-cell>
          <table:table-cell table:style-name="ce27" office:value-type="float" office:value="237378" calcext:value-type="float">
            <text:p>237378</text:p>
          </table:table-cell>
          <table:table-cell table:style-name="ce27" office:value-type="float" office:value="70767347" calcext:value-type="float">
            <text:p>70767347</text:p>
          </table:table-cell>
          <table:table-cell table:style-name="ce27" office:value-type="float" office:value="17375202" calcext:value-type="float">
            <text:p>17375202</text:p>
          </table:table-cell>
          <table:table-cell table:style-name="ce27" office:value-type="float" office:value="12720102" calcext:value-type="float">
            <text:p>12720102</text:p>
          </table:table-cell>
          <table:table-cell table:style-name="ce27" office:value-type="float" office:value="149681512" calcext:value-type="float">
            <text:p>149681512</text:p>
          </table:table-cell>
          <table:table-cell table:style-name="ce27" office:value-type="float" office:value="4104055" calcext:value-type="float">
            <text:p>4104055</text:p>
          </table:table-cell>
          <table:table-cell table:style-name="ce27" office:value-type="float" office:value="2372056" calcext:value-type="float">
            <text:p>2372056</text:p>
          </table:table-cell>
          <table:table-cell table:style-name="ce27" office:value-type="float" office:value="13225117" calcext:value-type="float">
            <text:p>13225117</text:p>
          </table:table-cell>
          <table:table-cell table:style-name="ce27" table:formula="of:=(SUM([.B10:.AB10]))+0" office:value-type="float" office:value="484875631" calcext:value-type="float">
            <text:p>484875631</text:p>
          </table:table-cell>
          <table:table-cell table:style-name="ce27" table:formula="of:=(+[.AE10]-[.AC10])+0" office:value-type="float" office:value="39118176" calcext:value-type="float">
            <text:p>39118176</text:p>
          </table:table-cell>
          <table:table-cell table:style-name="ce27" office:value-type="float" office:value="523993807" calcext:value-type="float">
            <text:p>523993807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ENDIVIA Y ESCAROLA</text:p>
          </table:table-cell>
          <table:table-cell table:style-name="ce27" office:value-type="float" office:value="10209754" calcext:value-type="float">
            <text:p>10209754</text:p>
          </table:table-cell>
          <table:table-cell table:style-name="ce27" office:value-type="float" office:value="2075706" calcext:value-type="float">
            <text:p>2075706</text:p>
          </table:table-cell>
          <table:table-cell table:style-name="ce27" office:value-type="float" office:value="1824976" calcext:value-type="float">
            <text:p>1824976</text:p>
          </table:table-cell>
          <table:table-cell table:style-name="ce27" office:value-type="float" office:value="47588" calcext:value-type="float">
            <text:p>4758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1136" calcext:value-type="float">
            <text:p>31136</text:p>
          </table:table-cell>
          <table:table-cell table:style-name="ce27" office:value-type="float" office:value="972878" calcext:value-type="float">
            <text:p>972878</text:p>
          </table:table-cell>
          <table:table-cell table:style-name="ce27" office:value-type="float" office:value="18778" calcext:value-type="float">
            <text:p>1877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20394" calcext:value-type="float">
            <text:p>120394</text:p>
          </table:table-cell>
          <table:table-cell table:style-name="ce27" office:value-type="float" office:value="310205" calcext:value-type="float">
            <text:p>310205</text:p>
          </table:table-cell>
          <table:table-cell table:style-name="ce27" office:value-type="float" office:value="21394197" calcext:value-type="float">
            <text:p>21394197</text:p>
          </table:table-cell>
          <table:table-cell table:style-name="ce27" office:value-type="float" office:value="50895" calcext:value-type="float">
            <text:p>50895</text:p>
          </table:table-cell>
          <table:table-cell table:style-name="ce27" office:value-type="float" office:value="318428" calcext:value-type="float">
            <text:p>318428</text:p>
          </table:table-cell>
          <table:table-cell table:style-name="ce27" office:value-type="float" office:value="266827" calcext:value-type="float">
            <text:p>266827</text:p>
          </table:table-cell>
          <table:table-cell table:style-name="ce27" office:value-type="float" office:value="2334659" calcext:value-type="float">
            <text:p>2334659</text:p>
          </table:table-cell>
          <table:table-cell table:style-name="ce27" office:value-type="float" office:value="35258" calcext:value-type="float">
            <text:p>35258</text:p>
          </table:table-cell>
          <table:table-cell table:style-name="ce27" office:value-type="float" office:value="47657" calcext:value-type="float">
            <text:p>47657</text:p>
          </table:table-cell>
          <table:table-cell table:style-name="ce27" office:value-type="float" office:value="94309" calcext:value-type="float">
            <text:p>94309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1422645" calcext:value-type="float">
            <text:p>11422645</text:p>
          </table:table-cell>
          <table:table-cell table:style-name="ce27" office:value-type="float" office:value="4130948" calcext:value-type="float">
            <text:p>4130948</text:p>
          </table:table-cell>
          <table:table-cell table:style-name="ce27" office:value-type="float" office:value="657863" calcext:value-type="float">
            <text:p>657863</text:p>
          </table:table-cell>
          <table:table-cell table:style-name="ce27" office:value-type="float" office:value="4356301" calcext:value-type="float">
            <text:p>4356301</text:p>
          </table:table-cell>
          <table:table-cell table:style-name="ce27" office:value-type="float" office:value="1376066" calcext:value-type="float">
            <text:p>1376066</text:p>
          </table:table-cell>
          <table:table-cell table:style-name="ce27" office:value-type="float" office:value="426776" calcext:value-type="float">
            <text:p>426776</text:p>
          </table:table-cell>
          <table:table-cell table:style-name="ce27" office:value-type="float" office:value="635325" calcext:value-type="float">
            <text:p>635325</text:p>
          </table:table-cell>
          <table:table-cell table:style-name="ce27" table:formula="of:=(SUM([.B11:.AB11]))+0" office:value-type="float" office:value="63159641" calcext:value-type="float">
            <text:p>63159641</text:p>
          </table:table-cell>
          <table:table-cell table:style-name="ce27" table:formula="of:=(+[.AE11]-[.AC11])+0" office:value-type="float" office:value="2477578" calcext:value-type="float">
            <text:p>2477578</text:p>
          </table:table-cell>
          <table:table-cell table:style-name="ce27" office:value-type="float" office:value="65637219" calcext:value-type="float">
            <text:p>65637219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ESPÁRRAGO</text:p>
          </table:table-cell>
          <table:table-cell table:style-name="ce27" office:value-type="float" office:value="23357291" calcext:value-type="float">
            <text:p>23357291</text:p>
          </table:table-cell>
          <table:table-cell table:style-name="ce27" office:value-type="float" office:value="910025" calcext:value-type="float">
            <text:p>910025</text:p>
          </table:table-cell>
          <table:table-cell table:style-name="ce27" office:value-type="float" office:value="1233651" calcext:value-type="float">
            <text:p>1233651</text:p>
          </table:table-cell>
          <table:table-cell table:style-name="ce27" office:value-type="float" office:value="75045" calcext:value-type="float">
            <text:p>7504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1115" calcext:value-type="float">
            <text:p>41115</text:p>
          </table:table-cell>
          <table:table-cell table:style-name="ce27" office:value-type="float" office:value="2603546" calcext:value-type="float">
            <text:p>2603546</text:p>
          </table:table-cell>
          <table:table-cell table:style-name="ce27" office:value-type="float" office:value="294867" calcext:value-type="float">
            <text:p>294867</text:p>
          </table:table-cell>
          <table:table-cell table:style-name="ce27" office:value-type="float" office:value="13990" calcext:value-type="float">
            <text:p>13990</text:p>
          </table:table-cell>
          <table:table-cell table:style-name="ce27" office:value-type="float" office:value="5069" calcext:value-type="float">
            <text:p>5069</text:p>
          </table:table-cell>
          <table:table-cell table:style-name="ce27" office:value-type="float" office:value="1003664" calcext:value-type="float">
            <text:p>1003664</text:p>
          </table:table-cell>
          <table:table-cell table:style-name="ce27" office:value-type="float" office:value="22303372" calcext:value-type="float">
            <text:p>22303372</text:p>
          </table:table-cell>
          <table:table-cell table:style-name="ce27" office:value-type="float" office:value="81704" calcext:value-type="float">
            <text:p>81704</text:p>
          </table:table-cell>
          <table:table-cell table:style-name="ce27" office:value-type="float" office:value="15384" calcext:value-type="float">
            <text:p>15384</text:p>
          </table:table-cell>
          <table:table-cell table:style-name="ce27" office:value-type="float" office:value="356905" calcext:value-type="float">
            <text:p>356905</text:p>
          </table:table-cell>
          <table:table-cell table:style-name="ce27" office:value-type="float" office:value="6227407" calcext:value-type="float">
            <text:p>622740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61155" calcext:value-type="float">
            <text:p>161155</text:p>
          </table:table-cell>
          <table:table-cell table:style-name="ce27" office:value-type="float" office:value="15626" calcext:value-type="float">
            <text:p>15626</text:p>
          </table:table-cell>
          <table:table-cell table:style-name="ce27" office:value-type="float" office:value="11318" calcext:value-type="float">
            <text:p>11318</text:p>
          </table:table-cell>
          <table:table-cell table:style-name="ce27" office:value-type="float" office:value="1244049" calcext:value-type="float">
            <text:p>1244049</text:p>
          </table:table-cell>
          <table:table-cell table:style-name="ce27" office:value-type="float" office:value="1397222" calcext:value-type="float">
            <text:p>1397222</text:p>
          </table:table-cell>
          <table:table-cell table:style-name="ce27" office:value-type="float" office:value="2327163" calcext:value-type="float">
            <text:p>2327163</text:p>
          </table:table-cell>
          <table:table-cell table:style-name="ce27" office:value-type="float" office:value="393443" calcext:value-type="float">
            <text:p>393443</text:p>
          </table:table-cell>
          <table:table-cell table:style-name="ce27" office:value-type="float" office:value="270828" calcext:value-type="float">
            <text:p>270828</text:p>
          </table:table-cell>
          <table:table-cell table:style-name="ce27" office:value-type="float" office:value="506042" calcext:value-type="float">
            <text:p>506042</text:p>
          </table:table-cell>
          <table:table-cell table:style-name="ce27" office:value-type="float" office:value="954356" calcext:value-type="float">
            <text:p>954356</text:p>
          </table:table-cell>
          <table:table-cell table:style-name="ce27" table:formula="of:=(SUM([.B12:.AB12]))+0" office:value-type="float" office:value="65804237" calcext:value-type="float">
            <text:p>65804237</text:p>
          </table:table-cell>
          <table:table-cell table:style-name="ce27" table:formula="of:=(+[.AE12]-[.AC12])+0" office:value-type="float" office:value="4622489" calcext:value-type="float">
            <text:p>4622489</text:p>
          </table:table-cell>
          <table:table-cell table:style-name="ce27" office:value-type="float" office:value="70426726" calcext:value-type="float">
            <text:p>70426726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ESPINACA</text:p>
          </table:table-cell>
          <table:table-cell table:style-name="ce27" office:value-type="float" office:value="2789893" calcext:value-type="float">
            <text:p>2789893</text:p>
          </table:table-cell>
          <table:table-cell table:style-name="ce27" office:value-type="float" office:value="326549" calcext:value-type="float">
            <text:p>326549</text:p>
          </table:table-cell>
          <table:table-cell table:style-name="ce27" office:value-type="float" office:value="1923192" calcext:value-type="float">
            <text:p>1923192</text:p>
          </table:table-cell>
          <table:table-cell table:style-name="ce27" office:value-type="float" office:value="16168" calcext:value-type="float">
            <text:p>1616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354" calcext:value-type="float">
            <text:p>1354</text:p>
          </table:table-cell>
          <table:table-cell table:style-name="ce27" office:value-type="float" office:value="982368" calcext:value-type="float">
            <text:p>982368</text:p>
          </table:table-cell>
          <table:table-cell table:style-name="ce27" office:value-type="float" office:value="6043" calcext:value-type="float">
            <text:p>604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231375" calcext:value-type="float">
            <text:p>231375</text:p>
          </table:table-cell>
          <table:table-cell table:style-name="ce27" office:value-type="float" office:value="4768272" calcext:value-type="float">
            <text:p>4768272</text:p>
          </table:table-cell>
          <table:table-cell table:style-name="ce27" office:value-type="float" office:value="43135" calcext:value-type="float">
            <text:p>43135</text:p>
          </table:table-cell>
          <table:table-cell table:style-name="ce27" office:value-type="float" office:value="5545" calcext:value-type="float">
            <text:p>5545</text:p>
          </table:table-cell>
          <table:table-cell table:style-name="ce27" office:value-type="float" office:value="788256" calcext:value-type="float">
            <text:p>788256</text:p>
          </table:table-cell>
          <table:table-cell table:style-name="ce27" office:value-type="float" office:value="391373" calcext:value-type="float">
            <text:p>391373</text:p>
          </table:table-cell>
          <table:table-cell table:style-name="ce27" office:value-type="float" office:value="5676" calcext:value-type="float">
            <text:p>5676</text:p>
          </table:table-cell>
          <table:table-cell table:style-name="ce27" office:value-type="float" office:value="96162" calcext:value-type="float">
            <text:p>96162</text:p>
          </table:table-cell>
          <table:table-cell table:style-name="ce27" office:value-type="float" office:value="75553" calcext:value-type="float">
            <text:p>7555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2392913" calcext:value-type="float">
            <text:p>12392913</text:p>
          </table:table-cell>
          <table:table-cell table:style-name="ce27" office:value-type="float" office:value="2569148" calcext:value-type="float">
            <text:p>2569148</text:p>
          </table:table-cell>
          <table:table-cell table:style-name="ce27" office:value-type="float" office:value="1142095" calcext:value-type="float">
            <text:p>1142095</text:p>
          </table:table-cell>
          <table:table-cell table:style-name="ce27" office:value-type="float" office:value="28471011" calcext:value-type="float">
            <text:p>28471011</text:p>
          </table:table-cell>
          <table:table-cell table:style-name="ce27" office:value-type="float" office:value="182224" calcext:value-type="float">
            <text:p>182224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1583447" calcext:value-type="float">
            <text:p>1583447</text:p>
          </table:table-cell>
          <table:table-cell table:style-name="ce27" table:formula="of:=(SUM([.B13:.AB13]))+0" office:value-type="float" office:value="58791896" calcext:value-type="float">
            <text:p>58791896</text:p>
          </table:table-cell>
          <table:table-cell table:style-name="ce27" table:formula="of:=(+[.AE13]-[.AC13])+0" office:value-type="float" office:value="454864" calcext:value-type="float">
            <text:p>454864</text:p>
          </table:table-cell>
          <table:table-cell table:style-name="ce27" office:value-type="float" office:value="59246760" calcext:value-type="float">
            <text:p>59246760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GUISANTE</text:p>
          </table:table-cell>
          <table:table-cell table:style-name="ce27" office:value-type="float" office:value="31337" calcext:value-type="float">
            <text:p>31337</text:p>
          </table:table-cell>
          <table:table-cell table:style-name="ce27" office:value-type="float" office:value="1290" calcext:value-type="float">
            <text:p>1290</text:p>
          </table:table-cell>
          <table:table-cell table:style-name="ce27" office:value-type="float" office:value="68647" calcext:value-type="float">
            <text:p>68647</text:p>
          </table:table-cell>
          <table:table-cell table:style-name="ce27" office:value-type="float" office:value="278" calcext:value-type="float">
            <text:p>27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62" calcext:value-type="float">
            <text:p>962</text:p>
          </table:table-cell>
          <table:table-cell table:style-name="ce27" office:value-type="float" office:value="61376" calcext:value-type="float">
            <text:p>61376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3350" calcext:value-type="float">
            <text:p>3350</text:p>
          </table:table-cell>
          <table:table-cell table:style-name="ce27" office:value-type="float" office:value="3854418" calcext:value-type="float">
            <text:p>3854418</text:p>
          </table:table-cell>
          <table:table-cell table:style-name="ce27" office:value-type="float" office:value="3566" calcext:value-type="float">
            <text:p>3566</text:p>
          </table:table-cell>
          <table:table-cell table:style-name="ce27" office:value-type="float" office:value="959" calcext:value-type="float">
            <text:p>959</text:p>
          </table:table-cell>
          <table:table-cell table:style-name="ce27" office:value-type="float" office:value="5112" calcext:value-type="float">
            <text:p>5112</text:p>
          </table:table-cell>
          <table:table-cell table:style-name="ce27" office:value-type="float" office:value="330701" calcext:value-type="float">
            <text:p>33070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2756" calcext:value-type="float">
            <text:p>2756</text:p>
          </table:table-cell>
          <table:table-cell table:style-name="ce27" office:value-type="float" office:value="144116" calcext:value-type="float">
            <text:p>144116</text:p>
          </table:table-cell>
          <table:table-cell table:style-name="ce27" office:value-type="float" office:value="7809" calcext:value-type="float">
            <text:p>7809</text:p>
          </table:table-cell>
          <table:table-cell table:style-name="ce27" office:value-type="float" office:value="165152" calcext:value-type="float">
            <text:p>165152</text:p>
          </table:table-cell>
          <table:table-cell table:style-name="ce27" office:value-type="float" office:value="98632" calcext:value-type="float">
            <text:p>98632</text:p>
          </table:table-cell>
          <table:table-cell table:style-name="ce27" office:value-type="float" office:value="76248" calcext:value-type="float">
            <text:p>7624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769" calcext:value-type="float">
            <text:p>3769</text:p>
          </table:table-cell>
          <table:table-cell table:style-name="ce27" table:formula="of:=(SUM([.B14:.AB14]))+0" office:value-type="float" office:value="4860478" calcext:value-type="float">
            <text:p>4860478</text:p>
          </table:table-cell>
          <table:table-cell table:style-name="ce27" table:formula="of:=(+[.AE14]-[.AC14])+0" office:value-type="float" office:value="49804" calcext:value-type="float">
            <text:p>49804</text:p>
          </table:table-cell>
          <table:table-cell table:style-name="ce27" office:value-type="float" office:value="4910282" calcext:value-type="float">
            <text:p>4910282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JUDÍA</text:p>
          </table:table-cell>
          <table:table-cell table:style-name="ce27" office:value-type="float" office:value="5812433" calcext:value-type="float">
            <text:p>5812433</text:p>
          </table:table-cell>
          <table:table-cell table:style-name="ce27" office:value-type="float" office:value="202349" calcext:value-type="float">
            <text:p>202349</text:p>
          </table:table-cell>
          <table:table-cell table:style-name="ce27" office:value-type="float" office:value="868524" calcext:value-type="float">
            <text:p>868524</text:p>
          </table:table-cell>
          <table:table-cell table:style-name="ce27" office:value-type="float" office:value="4354" calcext:value-type="float">
            <text:p>435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99846" calcext:value-type="float">
            <text:p>299846</text:p>
          </table:table-cell>
          <table:table-cell table:style-name="ce27" office:value-type="float" office:value="73785" calcext:value-type="float">
            <text:p>73785</text:p>
          </table:table-cell>
          <table:table-cell table:style-name="ce27" office:value-type="float" office:value="5148" calcext:value-type="float">
            <text:p>5148</text:p>
          </table:table-cell>
          <table:table-cell table:style-name="ce27" office:value-type="float" office:value="87185" calcext:value-type="float">
            <text:p>87185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6140099" calcext:value-type="float">
            <text:p>6140099</text:p>
          </table:table-cell>
          <table:table-cell table:style-name="ce27" office:value-type="float" office:value="245916" calcext:value-type="float">
            <text:p>245916</text:p>
          </table:table-cell>
          <table:table-cell table:style-name="ce27" office:value-type="float" office:value="808" calcext:value-type="float">
            <text:p>808</text:p>
          </table:table-cell>
          <table:table-cell table:style-name="ce27" office:value-type="float" office:value="1032059" calcext:value-type="float">
            <text:p>1032059</text:p>
          </table:table-cell>
          <table:table-cell table:style-name="ce27" office:value-type="float" office:value="3174805" calcext:value-type="float">
            <text:p>3174805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68" calcext:value-type="float">
            <text:p>268</text:p>
          </table:table-cell>
          <table:table-cell table:style-name="ce27" office:value-type="float" office:value="2382" calcext:value-type="float">
            <text:p>2382</text:p>
          </table:table-cell>
          <table:table-cell table:style-name="ce27" office:value-type="float" office:value="17447668" calcext:value-type="float">
            <text:p>17447668</text:p>
          </table:table-cell>
          <table:table-cell table:style-name="ce27" office:value-type="float" office:value="35512" calcext:value-type="float">
            <text:p>35512</text:p>
          </table:table-cell>
          <table:table-cell table:style-name="ce27" office:value-type="float" office:value="3025915" calcext:value-type="float">
            <text:p>3025915</text:p>
          </table:table-cell>
          <table:table-cell table:style-name="ce27" office:value-type="float" office:value="7487655" calcext:value-type="float">
            <text:p>7487655</text:p>
          </table:table-cell>
          <table:table-cell table:style-name="ce27" office:value-type="float" office:value="28265" calcext:value-type="float">
            <text:p>28265</text:p>
          </table:table-cell>
          <table:table-cell table:style-name="ce27" office:value-type="float" office:value="24157" calcext:value-type="float">
            <text:p>24157</text:p>
          </table:table-cell>
          <table:table-cell table:style-name="ce27" office:value-type="float" office:value="12852" calcext:value-type="float">
            <text:p>12852</text:p>
          </table:table-cell>
          <table:table-cell table:style-name="ce27" table:formula="of:=(SUM([.B15:.AB15]))+0" office:value-type="float" office:value="46012349" calcext:value-type="float">
            <text:p>46012349</text:p>
          </table:table-cell>
          <table:table-cell table:style-name="ce27" table:formula="of:=(+[.AE15]-[.AC15])+0" office:value-type="float" office:value="983307" calcext:value-type="float">
            <text:p>983307</text:p>
          </table:table-cell>
          <table:table-cell table:style-name="ce27" office:value-type="float" office:value="46995656" calcext:value-type="float">
            <text:p>46995656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LECHUGA</text:p>
          </table:table-cell>
          <table:table-cell table:style-name="ce27" office:value-type="float" office:value="172647819" calcext:value-type="float">
            <text:p>172647819</text:p>
          </table:table-cell>
          <table:table-cell table:style-name="ce27" office:value-type="float" office:value="13638233" calcext:value-type="float">
            <text:p>13638233</text:p>
          </table:table-cell>
          <table:table-cell table:style-name="ce27" office:value-type="float" office:value="10577851" calcext:value-type="float">
            <text:p>10577851</text:p>
          </table:table-cell>
          <table:table-cell table:style-name="ce27" office:value-type="float" office:value="2349865" calcext:value-type="float">
            <text:p>2349865</text:p>
          </table:table-cell>
          <table:table-cell table:style-name="ce27" office:value-type="float" office:value="342018" calcext:value-type="float">
            <text:p>342018</text:p>
          </table:table-cell>
          <table:table-cell table:style-name="ce27" office:value-type="float" office:value="908408" calcext:value-type="float">
            <text:p>908408</text:p>
          </table:table-cell>
          <table:table-cell table:style-name="ce27" office:value-type="float" office:value="14013454" calcext:value-type="float">
            <text:p>14013454</text:p>
          </table:table-cell>
          <table:table-cell table:style-name="ce27" office:value-type="float" office:value="4359900" calcext:value-type="float">
            <text:p>4359900</text:p>
          </table:table-cell>
          <table:table-cell table:style-name="ce27" office:value-type="float" office:value="134038" calcext:value-type="float">
            <text:p>134038</text:p>
          </table:table-cell>
          <table:table-cell table:style-name="ce27" office:value-type="float" office:value="1851018" calcext:value-type="float">
            <text:p>1851018</text:p>
          </table:table-cell>
          <table:table-cell table:style-name="ce27" office:value-type="float" office:value="10713414" calcext:value-type="float">
            <text:p>10713414</text:p>
          </table:table-cell>
          <table:table-cell table:style-name="ce27" office:value-type="float" office:value="138336335" calcext:value-type="float">
            <text:p>138336335</text:p>
          </table:table-cell>
          <table:table-cell table:style-name="ce27" office:value-type="float" office:value="1296776" calcext:value-type="float">
            <text:p>1296776</text:p>
          </table:table-cell>
          <table:table-cell table:style-name="ce27" office:value-type="float" office:value="5487232" calcext:value-type="float">
            <text:p>5487232</text:p>
          </table:table-cell>
          <table:table-cell table:style-name="ce27" office:value-type="float" office:value="4772679" calcext:value-type="float">
            <text:p>4772679</text:p>
          </table:table-cell>
          <table:table-cell table:style-name="ce27" office:value-type="float" office:value="50426145" calcext:value-type="float">
            <text:p>50426145</text:p>
          </table:table-cell>
          <table:table-cell table:style-name="ce27" office:value-type="float" office:value="1107421" calcext:value-type="float">
            <text:p>1107421</text:p>
          </table:table-cell>
          <table:table-cell table:style-name="ce27" office:value-type="float" office:value="2078558" calcext:value-type="float">
            <text:p>2078558</text:p>
          </table:table-cell>
          <table:table-cell table:style-name="ce27" office:value-type="float" office:value="216633" calcext:value-type="float">
            <text:p>216633</text:p>
          </table:table-cell>
          <table:table-cell table:style-name="ce27" office:value-type="float" office:value="458942" calcext:value-type="float">
            <text:p>458942</text:p>
          </table:table-cell>
          <table:table-cell table:style-name="ce27" office:value-type="float" office:value="56671865" calcext:value-type="float">
            <text:p>56671865</text:p>
          </table:table-cell>
          <table:table-cell table:style-name="ce27" office:value-type="float" office:value="32082827" calcext:value-type="float">
            <text:p>32082827</text:p>
          </table:table-cell>
          <table:table-cell table:style-name="ce27" office:value-type="float" office:value="7566701" calcext:value-type="float">
            <text:p>7566701</text:p>
          </table:table-cell>
          <table:table-cell table:style-name="ce27" office:value-type="float" office:value="110678878" calcext:value-type="float">
            <text:p>110678878</text:p>
          </table:table-cell>
          <table:table-cell table:style-name="ce27" office:value-type="float" office:value="13495431" calcext:value-type="float">
            <text:p>13495431</text:p>
          </table:table-cell>
          <table:table-cell table:style-name="ce27" office:value-type="float" office:value="1319557" calcext:value-type="float">
            <text:p>1319557</text:p>
          </table:table-cell>
          <table:table-cell table:style-name="ce27" office:value-type="float" office:value="26665995" calcext:value-type="float">
            <text:p>26665995</text:p>
          </table:table-cell>
          <table:table-cell table:style-name="ce27" table:formula="of:=(SUM([.B16:.AB16]))+0" office:value-type="float" office:value="684197993" calcext:value-type="float">
            <text:p>684197993</text:p>
          </table:table-cell>
          <table:table-cell table:style-name="ce27" table:formula="of:=(+[.AE16]-[.AC16])+0" office:value-type="float" office:value="37216994" calcext:value-type="float">
            <text:p>37216994</text:p>
          </table:table-cell>
          <table:table-cell table:style-name="ce27" office:value-type="float" office:value="721414987" calcext:value-type="float">
            <text:p>721414987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MAÍZ DULCE</text:p>
          </table:table-cell>
          <table:table-cell table:style-name="ce27" office:value-type="float" office:value="5048613" calcext:value-type="float">
            <text:p>5048613</text:p>
          </table:table-cell>
          <table:table-cell table:style-name="ce27" office:value-type="float" office:value="556032" calcext:value-type="float">
            <text:p>556032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12241" calcext:value-type="float">
            <text:p>1224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34881" calcext:value-type="float">
            <text:p>134881</text:p>
          </table:table-cell>
          <table:table-cell table:style-name="ce27" office:value-type="float" office:value="1250784" calcext:value-type="float">
            <text:p>1250784</text:p>
          </table:table-cell>
          <table:table-cell table:style-name="ce27" office:value-type="float" office:value="11073" calcext:value-type="float">
            <text:p>1107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1930" calcext:value-type="float">
            <text:p>21930</text:p>
          </table:table-cell>
          <table:table-cell table:style-name="ce27" office:value-type="float" office:value="893387" calcext:value-type="float">
            <text:p>893387</text:p>
          </table:table-cell>
          <table:table-cell table:style-name="ce27" office:value-type="float" office:value="2632150" calcext:value-type="float">
            <text:p>2632150</text:p>
          </table:table-cell>
          <table:table-cell table:style-name="ce27" office:value-type="float" office:value="115737" calcext:value-type="float">
            <text:p>115737</text:p>
          </table:table-cell>
          <table:table-cell table:style-name="ce27" office:value-type="float" office:value="6929" calcext:value-type="float">
            <text:p>6929</text:p>
          </table:table-cell>
          <table:table-cell table:style-name="ce27" office:value-type="float" office:value="336806" calcext:value-type="float">
            <text:p>336806</text:p>
          </table:table-cell>
          <table:table-cell table:style-name="ce27" office:value-type="float" office:value="1468207" calcext:value-type="float">
            <text:p>1468207</text:p>
          </table:table-cell>
          <table:table-cell table:style-name="ce27" office:value-type="float" office:value="115442" calcext:value-type="float">
            <text:p>115442</text:p>
          </table:table-cell>
          <table:table-cell table:style-name="ce27" office:value-type="float" office:value="132354" calcext:value-type="float">
            <text:p>132354</text:p>
          </table:table-cell>
          <table:table-cell table:style-name="ce27" office:value-type="float" office:value="1584" calcext:value-type="float">
            <text:p>1584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office:value-type="float" office:value="1484815" calcext:value-type="float">
            <text:p>1484815</text:p>
          </table:table-cell>
          <table:table-cell table:style-name="ce27" office:value-type="float" office:value="265321" calcext:value-type="float">
            <text:p>265321</text:p>
          </table:table-cell>
          <table:table-cell table:style-name="ce27" office:value-type="float" office:value="431076" calcext:value-type="float">
            <text:p>431076</text:p>
          </table:table-cell>
          <table:table-cell table:style-name="ce27" office:value-type="float" office:value="11629966" calcext:value-type="float">
            <text:p>11629966</text:p>
          </table:table-cell>
          <table:table-cell table:style-name="ce27" office:value-type="float" office:value="499482" calcext:value-type="float">
            <text:p>499482</text:p>
          </table:table-cell>
          <table:table-cell table:style-name="ce27" office:value-type="float" office:value="149177" calcext:value-type="float">
            <text:p>149177</text:p>
          </table:table-cell>
          <table:table-cell table:style-name="ce27" office:value-type="float" office:value="3227147" calcext:value-type="float">
            <text:p>3227147</text:p>
          </table:table-cell>
          <table:table-cell table:style-name="ce27" table:formula="of:=(SUM([.B17:.AB17]))+0" office:value-type="float" office:value="30425852" calcext:value-type="float">
            <text:p>30425852</text:p>
          </table:table-cell>
          <table:table-cell table:style-name="ce27" table:formula="of:=(+[.AE17]-[.AC17])+0" office:value-type="float" office:value="612716" calcext:value-type="float">
            <text:p>612716</text:p>
          </table:table-cell>
          <table:table-cell table:style-name="ce27" office:value-type="float" office:value="31038568" calcext:value-type="float">
            <text:p>31038568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PATATA</text:p>
          </table:table-cell>
          <table:table-cell table:style-name="ce27" office:value-type="float" office:value="29340384" calcext:value-type="float">
            <text:p>29340384</text:p>
          </table:table-cell>
          <table:table-cell table:style-name="ce27" office:value-type="float" office:value="462612" calcext:value-type="float">
            <text:p>462612</text:p>
          </table:table-cell>
          <table:table-cell table:style-name="ce27" office:value-type="float" office:value="18702203" calcext:value-type="float">
            <text:p>18702203</text:p>
          </table:table-cell>
          <table:table-cell table:style-name="ce27" office:value-type="float" office:value="145047" calcext:value-type="float">
            <text:p>14504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716940" calcext:value-type="float">
            <text:p>716940</text:p>
          </table:table-cell>
          <table:table-cell table:style-name="ce27" office:value-type="float" office:value="3787360" calcext:value-type="float">
            <text:p>3787360</text:p>
          </table:table-cell>
          <table:table-cell table:style-name="ce27" office:value-type="float" office:value="390402" calcext:value-type="float">
            <text:p>390402</text:p>
          </table:table-cell>
          <table:table-cell table:style-name="ce27" office:value-type="float" office:value="291202" calcext:value-type="float">
            <text:p>291202</text:p>
          </table:table-cell>
          <table:table-cell table:style-name="ce27" office:value-type="float" office:value="485439" calcext:value-type="float">
            <text:p>485439</text:p>
          </table:table-cell>
          <table:table-cell table:style-name="ce27" office:value-type="float" office:value="2722818" calcext:value-type="float">
            <text:p>2722818</text:p>
          </table:table-cell>
          <table:table-cell table:style-name="ce27" office:value-type="float" office:value="23101247" calcext:value-type="float">
            <text:p>23101247</text:p>
          </table:table-cell>
          <table:table-cell table:style-name="ce27" office:value-type="float" office:value="174668" calcext:value-type="float">
            <text:p>174668</text:p>
          </table:table-cell>
          <table:table-cell table:style-name="ce27" office:value-type="float" office:value="179183" calcext:value-type="float">
            <text:p>179183</text:p>
          </table:table-cell>
          <table:table-cell table:style-name="ce27" office:value-type="float" office:value="1727130" calcext:value-type="float">
            <text:p>1727130</text:p>
          </table:table-cell>
          <table:table-cell table:style-name="ce27" office:value-type="float" office:value="3807025" calcext:value-type="float">
            <text:p>3807025</text:p>
          </table:table-cell>
          <table:table-cell table:style-name="ce27" office:value-type="float" office:value="468975" calcext:value-type="float">
            <text:p>468975</text:p>
          </table:table-cell>
          <table:table-cell table:style-name="ce27" office:value-type="float" office:value="1455063" calcext:value-type="float">
            <text:p>1455063</text:p>
          </table:table-cell>
          <table:table-cell table:style-name="ce27" office:value-type="float" office:value="145252" calcext:value-type="float">
            <text:p>145252</text:p>
          </table:table-cell>
          <table:table-cell table:style-name="ce27" office:value-type="float" office:value="115236" calcext:value-type="float">
            <text:p>115236</text:p>
          </table:table-cell>
          <table:table-cell table:style-name="ce27" office:value-type="float" office:value="5951329" calcext:value-type="float">
            <text:p>5951329</text:p>
          </table:table-cell>
          <table:table-cell table:style-name="ce27" office:value-type="float" office:value="8370411" calcext:value-type="float">
            <text:p>8370411</text:p>
          </table:table-cell>
          <table:table-cell table:style-name="ce27" office:value-type="float" office:value="27552420" calcext:value-type="float">
            <text:p>27552420</text:p>
          </table:table-cell>
          <table:table-cell table:style-name="ce27" office:value-type="float" office:value="14025207" calcext:value-type="float">
            <text:p>14025207</text:p>
          </table:table-cell>
          <table:table-cell table:style-name="ce27" office:value-type="float" office:value="3403623" calcext:value-type="float">
            <text:p>3403623</text:p>
          </table:table-cell>
          <table:table-cell table:style-name="ce27" office:value-type="float" office:value="557268" calcext:value-type="float">
            <text:p>557268</text:p>
          </table:table-cell>
          <table:table-cell table:style-name="ce27" office:value-type="float" office:value="474036" calcext:value-type="float">
            <text:p>474036</text:p>
          </table:table-cell>
          <table:table-cell table:style-name="ce27" table:formula="of:=(SUM([.B18:.AB18]))+0" office:value-type="float" office:value="148552480" calcext:value-type="float">
            <text:p>148552480</text:p>
          </table:table-cell>
          <table:table-cell table:style-name="ce27" table:formula="of:=(+[.AE18]-[.AC18])+0" office:value-type="float" office:value="4426472" calcext:value-type="float">
            <text:p>4426472</text:p>
          </table:table-cell>
          <table:table-cell table:style-name="ce27" office:value-type="float" office:value="152978952" calcext:value-type="float">
            <text:p>152978952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PEPINO</text:p>
          </table:table-cell>
          <table:table-cell table:style-name="ce27" office:value-type="float" office:value="237497142" calcext:value-type="float">
            <text:p>237497142</text:p>
          </table:table-cell>
          <table:table-cell table:style-name="ce27" office:value-type="float" office:value="11424180" calcext:value-type="float">
            <text:p>11424180</text:p>
          </table:table-cell>
          <table:table-cell table:style-name="ce27" office:value-type="float" office:value="7784028" calcext:value-type="float">
            <text:p>7784028</text:p>
          </table:table-cell>
          <table:table-cell table:style-name="ce27" office:value-type="float" office:value="366867" calcext:value-type="float">
            <text:p>36686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25911" calcext:value-type="float">
            <text:p>925911</text:p>
          </table:table-cell>
          <table:table-cell table:style-name="ce27" office:value-type="float" office:value="15825392" calcext:value-type="float">
            <text:p>15825392</text:p>
          </table:table-cell>
          <table:table-cell table:style-name="ce27" office:value-type="float" office:value="5828871" calcext:value-type="float">
            <text:p>5828871</text:p>
          </table:table-cell>
          <table:table-cell table:style-name="ce27" office:value-type="float" office:value="194486" calcext:value-type="float">
            <text:p>194486</text:p>
          </table:table-cell>
          <table:table-cell table:style-name="ce27" office:value-type="float" office:value="305441" calcext:value-type="float">
            <text:p>305441</text:p>
          </table:table-cell>
          <table:table-cell table:style-name="ce27" office:value-type="float" office:value="326198" calcext:value-type="float">
            <text:p>326198</text:p>
          </table:table-cell>
          <table:table-cell table:style-name="ce27" office:value-type="float" office:value="48094930" calcext:value-type="float">
            <text:p>48094930</text:p>
          </table:table-cell>
          <table:table-cell table:style-name="ce27" office:value-type="float" office:value="12011" calcext:value-type="float">
            <text:p>12011</text:p>
          </table:table-cell>
          <table:table-cell table:style-name="ce27" office:value-type="float" office:value="5567250" calcext:value-type="float">
            <text:p>5567250</text:p>
          </table:table-cell>
          <table:table-cell table:style-name="ce27" office:value-type="float" office:value="3609760" calcext:value-type="float">
            <text:p>3609760</text:p>
          </table:table-cell>
          <table:table-cell table:style-name="ce27" office:value-type="float" office:value="10081146" calcext:value-type="float">
            <text:p>10081146</text:p>
          </table:table-cell>
          <table:table-cell table:style-name="ce27" office:value-type="float" office:value="1872713" calcext:value-type="float">
            <text:p>1872713</text:p>
          </table:table-cell>
          <table:table-cell table:style-name="ce27" office:value-type="float" office:value="1555301" calcext:value-type="float">
            <text:p>1555301</text:p>
          </table:table-cell>
          <table:table-cell table:style-name="ce27" office:value-type="float" office:value="227372" calcext:value-type="float">
            <text:p>227372</text:p>
          </table:table-cell>
          <table:table-cell table:style-name="ce27" office:value-type="float" office:value="77863" calcext:value-type="float">
            <text:p>77863</text:p>
          </table:table-cell>
          <table:table-cell table:style-name="ce27" office:value-type="float" office:value="65646986" calcext:value-type="float">
            <text:p>65646986</text:p>
          </table:table-cell>
          <table:table-cell table:style-name="ce27" office:value-type="float" office:value="28821063" calcext:value-type="float">
            <text:p>28821063</text:p>
          </table:table-cell>
          <table:table-cell table:style-name="ce27" office:value-type="float" office:value="3403683" calcext:value-type="float">
            <text:p>3403683</text:p>
          </table:table-cell>
          <table:table-cell table:style-name="ce27" office:value-type="float" office:value="82165840" calcext:value-type="float">
            <text:p>82165840</text:p>
          </table:table-cell>
          <table:table-cell table:style-name="ce27" office:value-type="float" office:value="25086185" calcext:value-type="float">
            <text:p>25086185</text:p>
          </table:table-cell>
          <table:table-cell table:style-name="ce27" office:value-type="float" office:value="4751819" calcext:value-type="float">
            <text:p>4751819</text:p>
          </table:table-cell>
          <table:table-cell table:style-name="ce27" office:value-type="float" office:value="22308480" calcext:value-type="float">
            <text:p>22308480</text:p>
          </table:table-cell>
          <table:table-cell table:style-name="ce27" table:formula="of:=(SUM([.B19:.AB19]))+0" office:value-type="float" office:value="583760918" calcext:value-type="float">
            <text:p>583760918</text:p>
          </table:table-cell>
          <table:table-cell table:style-name="ce27" table:formula="of:=(+[.AE19]-[.AC19])+0" office:value-type="float" office:value="18404181" calcext:value-type="float">
            <text:p>18404181</text:p>
          </table:table-cell>
          <table:table-cell table:style-name="ce27" office:value-type="float" office:value="602165099" calcext:value-type="float">
            <text:p>602165099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PIMIENTO</text:p>
          </table:table-cell>
          <table:table-cell table:style-name="ce27" office:value-type="float" office:value="379758687" calcext:value-type="float">
            <text:p>379758687</text:p>
          </table:table-cell>
          <table:table-cell table:style-name="ce27" office:value-type="float" office:value="20349982" calcext:value-type="float">
            <text:p>20349982</text:p>
          </table:table-cell>
          <table:table-cell table:style-name="ce27" office:value-type="float" office:value="18239615" calcext:value-type="float">
            <text:p>18239615</text:p>
          </table:table-cell>
          <table:table-cell table:style-name="ce27" office:value-type="float" office:value="507165" calcext:value-type="float">
            <text:p>507165</text:p>
          </table:table-cell>
          <table:table-cell table:style-name="ce27" office:value-type="float" office:value="31318" calcext:value-type="float">
            <text:p>31318</text:p>
          </table:table-cell>
          <table:table-cell table:style-name="ce27" office:value-type="float" office:value="2542384" calcext:value-type="float">
            <text:p>2542384</text:p>
          </table:table-cell>
          <table:table-cell table:style-name="ce27" office:value-type="float" office:value="20893328" calcext:value-type="float">
            <text:p>20893328</text:p>
          </table:table-cell>
          <table:table-cell table:style-name="ce27" office:value-type="float" office:value="7239190" calcext:value-type="float">
            <text:p>7239190</text:p>
          </table:table-cell>
          <table:table-cell table:style-name="ce27" office:value-type="float" office:value="1172190" calcext:value-type="float">
            <text:p>1172190</text:p>
          </table:table-cell>
          <table:table-cell table:style-name="ce27" office:value-type="float" office:value="1131832" calcext:value-type="float">
            <text:p>1131832</text:p>
          </table:table-cell>
          <table:table-cell table:style-name="ce27" office:value-type="float" office:value="6686253" calcext:value-type="float">
            <text:p>6686253</text:p>
          </table:table-cell>
          <table:table-cell table:style-name="ce27" office:value-type="float" office:value="150679503" calcext:value-type="float">
            <text:p>150679503</text:p>
          </table:table-cell>
          <table:table-cell table:style-name="ce27" office:value-type="float" office:value="840128" calcext:value-type="float">
            <text:p>840128</text:p>
          </table:table-cell>
          <table:table-cell table:style-name="ce27" office:value-type="float" office:value="9432544" calcext:value-type="float">
            <text:p>9432544</text:p>
          </table:table-cell>
          <table:table-cell table:style-name="ce27" office:value-type="float" office:value="6967199" calcext:value-type="float">
            <text:p>6967199</text:p>
          </table:table-cell>
          <table:table-cell table:style-name="ce27" office:value-type="float" office:value="71797496" calcext:value-type="float">
            <text:p>71797496</text:p>
          </table:table-cell>
          <table:table-cell table:style-name="ce27" office:value-type="float" office:value="3615723" calcext:value-type="float">
            <text:p>3615723</text:p>
          </table:table-cell>
          <table:table-cell table:style-name="ce27" office:value-type="float" office:value="3847324" calcext:value-type="float">
            <text:p>3847324</text:p>
          </table:table-cell>
          <table:table-cell table:style-name="ce27" office:value-type="float" office:value="349989" calcext:value-type="float">
            <text:p>349989</text:p>
          </table:table-cell>
          <table:table-cell table:style-name="ce27" office:value-type="float" office:value="181472" calcext:value-type="float">
            <text:p>181472</text:p>
          </table:table-cell>
          <table:table-cell table:style-name="ce27" office:value-type="float" office:value="101775266" calcext:value-type="float">
            <text:p>101775266</text:p>
          </table:table-cell>
          <table:table-cell table:style-name="ce27" office:value-type="float" office:value="58162612" calcext:value-type="float">
            <text:p>58162612</text:p>
          </table:table-cell>
          <table:table-cell table:style-name="ce27" office:value-type="float" office:value="16275651" calcext:value-type="float">
            <text:p>16275651</text:p>
          </table:table-cell>
          <table:table-cell table:style-name="ce27" office:value-type="float" office:value="125600192" calcext:value-type="float">
            <text:p>125600192</text:p>
          </table:table-cell>
          <table:table-cell table:style-name="ce27" office:value-type="float" office:value="25168929" calcext:value-type="float">
            <text:p>25168929</text:p>
          </table:table-cell>
          <table:table-cell table:style-name="ce27" office:value-type="float" office:value="12361475" calcext:value-type="float">
            <text:p>12361475</text:p>
          </table:table-cell>
          <table:table-cell table:style-name="ce27" office:value-type="float" office:value="19925776" calcext:value-type="float">
            <text:p>19925776</text:p>
          </table:table-cell>
          <table:table-cell table:style-name="ce27" table:formula="of:=(SUM([.B20:.AB20]))+0" office:value-type="float" office:value="1065533223" calcext:value-type="float">
            <text:p>1065533223</text:p>
          </table:table-cell>
          <table:table-cell table:style-name="ce27" table:formula="of:=(+[.AE20]-[.AC20])+0" office:value-type="float" office:value="48432844" calcext:value-type="float">
            <text:p>48432844</text:p>
          </table:table-cell>
          <table:table-cell table:style-name="ce27" office:value-type="float" office:value="1113966067" calcext:value-type="float">
            <text:p>1113966067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PUERRO</text:p>
          </table:table-cell>
          <table:table-cell table:style-name="ce27" office:value-type="float" office:value="3810298" calcext:value-type="float">
            <text:p>3810298</text:p>
          </table:table-cell>
          <table:table-cell table:style-name="ce27" office:value-type="float" office:value="70583" calcext:value-type="float">
            <text:p>70583</text:p>
          </table:table-cell>
          <table:table-cell table:style-name="ce27" office:value-type="float" office:value="451444" calcext:value-type="float">
            <text:p>451444</text:p>
          </table:table-cell>
          <table:table-cell table:style-name="ce27" office:value-type="float" office:value="15803" calcext:value-type="float">
            <text:p>1580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31697" calcext:value-type="float">
            <text:p>131697</text:p>
          </table:table-cell>
          <table:table-cell table:style-name="ce27" office:value-type="float" office:value="201095" calcext:value-type="float">
            <text:p>201095</text:p>
          </table:table-cell>
          <table:table-cell table:style-name="ce27" office:value-type="float" office:value="6820" calcext:value-type="float">
            <text:p>6820</text:p>
          </table:table-cell>
          <table:table-cell table:style-name="ce27" office:value-type="float" office:value="55572" calcext:value-type="float">
            <text:p>55572</text:p>
          </table:table-cell>
          <table:table-cell table:style-name="ce27" office:value-type="float" office:value="965" calcext:value-type="float">
            <text:p>96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306463" calcext:value-type="float">
            <text:p>6306463</text:p>
          </table:table-cell>
          <table:table-cell table:style-name="ce27" office:value-type="float" office:value="106814" calcext:value-type="float">
            <text:p>106814</text:p>
          </table:table-cell>
          <table:table-cell table:style-name="ce27" office:value-type="float" office:value="14083" calcext:value-type="float">
            <text:p>14083</text:p>
          </table:table-cell>
          <table:table-cell table:style-name="ce27" office:value-type="float" office:value="586687" calcext:value-type="float">
            <text:p>586687</text:p>
          </table:table-cell>
          <table:table-cell table:style-name="ce27" office:value-type="float" office:value="1189576" calcext:value-type="float">
            <text:p>118957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717" calcext:value-type="float">
            <text:p>2717</text:p>
          </table:table-cell>
          <table:table-cell table:style-name="ce27" office:value-type="float" office:value="9399" calcext:value-type="float">
            <text:p>9399</text:p>
          </table:table-cell>
          <table:table-cell table:style-name="ce27" office:value-type="float" office:value="5374" calcext:value-type="float">
            <text:p>5374</text:p>
          </table:table-cell>
          <table:table-cell table:style-name="ce27" office:value-type="float" office:value="951433" calcext:value-type="float">
            <text:p>951433</text:p>
          </table:table-cell>
          <table:table-cell table:style-name="ce27" office:value-type="float" office:value="622197" calcext:value-type="float">
            <text:p>622197</text:p>
          </table:table-cell>
          <table:table-cell table:style-name="ce27" office:value-type="float" office:value="1730519" calcext:value-type="float">
            <text:p>1730519</text:p>
          </table:table-cell>
          <table:table-cell table:style-name="ce27" office:value-type="float" office:value="1787777" calcext:value-type="float">
            <text:p>1787777</text:p>
          </table:table-cell>
          <table:table-cell table:style-name="ce27" office:value-type="float" office:value="26435" calcext:value-type="float">
            <text:p>26435</text:p>
          </table:table-cell>
          <table:table-cell table:style-name="ce27" office:value-type="float" office:value="19416" calcext:value-type="float">
            <text:p>19416</text:p>
          </table:table-cell>
          <table:table-cell table:style-name="ce27" office:value-type="float" office:value="986495" calcext:value-type="float">
            <text:p>986495</text:p>
          </table:table-cell>
          <table:table-cell table:style-name="ce27" table:formula="of:=(SUM([.B21:.AB21]))+0" office:value-type="float" office:value="19089662" calcext:value-type="float">
            <text:p>19089662</text:p>
          </table:table-cell>
          <table:table-cell table:style-name="ce27" table:formula="of:=(+[.AE21]-[.AC21])+0" office:value-type="float" office:value="1472295" calcext:value-type="float">
            <text:p>1472295</text:p>
          </table:table-cell>
          <table:table-cell table:style-name="ce27" office:value-type="float" office:value="20561957" calcext:value-type="float">
            <text:p>20561957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TOMATE</text:p>
          </table:table-cell>
          <table:table-cell table:style-name="ce27" office:value-type="float" office:value="244596660" calcext:value-type="float">
            <text:p>244596660</text:p>
          </table:table-cell>
          <table:table-cell table:style-name="ce27" office:value-type="float" office:value="10945854" calcext:value-type="float">
            <text:p>10945854</text:p>
          </table:table-cell>
          <table:table-cell table:style-name="ce27" office:value-type="float" office:value="16410678" calcext:value-type="float">
            <text:p>16410678</text:p>
          </table:table-cell>
          <table:table-cell table:style-name="ce27" office:value-type="float" office:value="2697093" calcext:value-type="float">
            <text:p>2697093</text:p>
          </table:table-cell>
          <table:table-cell table:style-name="ce27" office:value-type="float" office:value="126113" calcext:value-type="float">
            <text:p>126113</text:p>
          </table:table-cell>
          <table:table-cell table:style-name="ce27" office:value-type="float" office:value="2554938" calcext:value-type="float">
            <text:p>2554938</text:p>
          </table:table-cell>
          <table:table-cell table:style-name="ce27" office:value-type="float" office:value="18291642" calcext:value-type="float">
            <text:p>18291642</text:p>
          </table:table-cell>
          <table:table-cell table:style-name="ce27" office:value-type="float" office:value="9091107" calcext:value-type="float">
            <text:p>9091107</text:p>
          </table:table-cell>
          <table:table-cell table:style-name="ce27" office:value-type="float" office:value="1414370" calcext:value-type="float">
            <text:p>1414370</text:p>
          </table:table-cell>
          <table:table-cell table:style-name="ce27" office:value-type="float" office:value="1945392" calcext:value-type="float">
            <text:p>1945392</text:p>
          </table:table-cell>
          <table:table-cell table:style-name="ce27" office:value-type="float" office:value="11576386" calcext:value-type="float">
            <text:p>11576386</text:p>
          </table:table-cell>
          <table:table-cell table:style-name="ce27" office:value-type="float" office:value="121887776" calcext:value-type="float">
            <text:p>121887776</text:p>
          </table:table-cell>
          <table:table-cell table:style-name="ce27" office:value-type="float" office:value="943260" calcext:value-type="float">
            <text:p>943260</text:p>
          </table:table-cell>
          <table:table-cell table:style-name="ce27" office:value-type="float" office:value="9318505" calcext:value-type="float">
            <text:p>9318505</text:p>
          </table:table-cell>
          <table:table-cell table:style-name="ce27" office:value-type="float" office:value="11070940" calcext:value-type="float">
            <text:p>11070940</text:p>
          </table:table-cell>
          <table:table-cell table:style-name="ce27" office:value-type="float" office:value="40276124" calcext:value-type="float">
            <text:p>40276124</text:p>
          </table:table-cell>
          <table:table-cell table:style-name="ce27" office:value-type="float" office:value="10175467" calcext:value-type="float">
            <text:p>10175467</text:p>
          </table:table-cell>
          <table:table-cell table:style-name="ce27" office:value-type="float" office:value="7422164" calcext:value-type="float">
            <text:p>7422164</text:p>
          </table:table-cell>
          <table:table-cell table:style-name="ce27" office:value-type="float" office:value="239685" calcext:value-type="float">
            <text:p>239685</text:p>
          </table:table-cell>
          <table:table-cell table:style-name="ce27" office:value-type="float" office:value="39931" calcext:value-type="float">
            <text:p>39931</text:p>
          </table:table-cell>
          <table:table-cell table:style-name="ce27" office:value-type="float" office:value="97703773" calcext:value-type="float">
            <text:p>97703773</text:p>
          </table:table-cell>
          <table:table-cell table:style-name="ce27" office:value-type="float" office:value="68379250" calcext:value-type="float">
            <text:p>68379250</text:p>
          </table:table-cell>
          <table:table-cell table:style-name="ce27" office:value-type="float" office:value="22473120" calcext:value-type="float">
            <text:p>22473120</text:p>
          </table:table-cell>
          <table:table-cell table:style-name="ce27" office:value-type="float" office:value="116966574" calcext:value-type="float">
            <text:p>116966574</text:p>
          </table:table-cell>
          <table:table-cell table:style-name="ce27" office:value-type="float" office:value="19362353" calcext:value-type="float">
            <text:p>19362353</text:p>
          </table:table-cell>
          <table:table-cell table:style-name="ce27" office:value-type="float" office:value="17842857" calcext:value-type="float">
            <text:p>17842857</text:p>
          </table:table-cell>
          <table:table-cell table:style-name="ce27" office:value-type="float" office:value="31384959" calcext:value-type="float">
            <text:p>31384959</text:p>
          </table:table-cell>
          <table:table-cell table:style-name="ce27" table:formula="of:=(SUM([.B22:.AB22]))+0" office:value-type="float" office:value="895136971" calcext:value-type="float">
            <text:p>895136971</text:p>
          </table:table-cell>
          <table:table-cell table:style-name="ce27" table:formula="of:=(+[.AE22]-[.AC22])+0" office:value-type="float" office:value="26511211" calcext:value-type="float">
            <text:p>26511211</text:p>
          </table:table-cell>
          <table:table-cell table:style-name="ce27" office:value-type="float" office:value="921648182" calcext:value-type="float">
            <text:p>921648182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ZANAHORIA Y NABO</text:p>
          </table:table-cell>
          <table:table-cell table:style-name="ce27" office:value-type="float" office:value="16807610" calcext:value-type="float">
            <text:p>16807610</text:p>
          </table:table-cell>
          <table:table-cell table:style-name="ce27" office:value-type="float" office:value="916" calcext:value-type="float">
            <text:p>916</text:p>
          </table:table-cell>
          <table:table-cell table:style-name="ce27" office:value-type="float" office:value="4068845" calcext:value-type="float">
            <text:p>4068845</text:p>
          </table:table-cell>
          <table:table-cell table:style-name="ce27" office:value-type="float" office:value="24701" calcext:value-type="float">
            <text:p>2470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2482" calcext:value-type="float">
            <text:p>102482</text:p>
          </table:table-cell>
          <table:table-cell table:style-name="ce27" office:value-type="float" office:value="1985736" calcext:value-type="float">
            <text:p>1985736</text:p>
          </table:table-cell>
          <table:table-cell table:style-name="ce27" office:value-type="float" office:value="9744" calcext:value-type="float">
            <text:p>9744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33506" calcext:value-type="float">
            <text:p>33506</text:p>
          </table:table-cell>
          <table:table-cell table:style-name="ce27" office:value-type="float" office:value="147453" calcext:value-type="float">
            <text:p>147453</text:p>
          </table:table-cell>
          <table:table-cell table:style-name="ce27" office:value-type="float" office:value="17039213" calcext:value-type="float">
            <text:p>17039213</text:p>
          </table:table-cell>
          <table:table-cell table:style-name="ce27" office:value-type="float" office:value="4272" calcext:value-type="float">
            <text:p>4272</text:p>
          </table:table-cell>
          <table:table-cell table:style-name="ce27" office:value-type="float" office:value="49094" calcext:value-type="float">
            <text:p>49094</text:p>
          </table:table-cell>
          <table:table-cell table:style-name="ce27" office:value-type="float" office:value="1045262" calcext:value-type="float">
            <text:p>1045262</text:p>
          </table:table-cell>
          <table:table-cell table:style-name="ce27" office:value-type="float" office:value="590564" calcext:value-type="float">
            <text:p>590564</text:p>
          </table:table-cell>
          <table:table-cell table:style-name="ce27" office:value-type="float" office:value="21020" calcext:value-type="float">
            <text:p>21020</text:p>
          </table:table-cell>
          <table:table-cell table:style-name="ce27" office:value-type="float" office:value="15416" calcext:value-type="float">
            <text:p>15416</text:p>
          </table:table-cell>
          <table:table-cell table:style-name="ce27" office:value-type="float" office:value="5560" calcext:value-type="float">
            <text:p>5560</text:p>
          </table:table-cell>
          <table:table-cell table:style-name="ce27" office:value-type="float" office:value="78673" calcext:value-type="float">
            <text:p>78673</text:p>
          </table:table-cell>
          <table:table-cell table:style-name="ce27" office:value-type="float" office:value="9716357" calcext:value-type="float">
            <text:p>9716357</text:p>
          </table:table-cell>
          <table:table-cell table:style-name="ce27" office:value-type="float" office:value="929954" calcext:value-type="float">
            <text:p>929954</text:p>
          </table:table-cell>
          <table:table-cell table:style-name="ce27" office:value-type="float" office:value="4474249" calcext:value-type="float">
            <text:p>4474249</text:p>
          </table:table-cell>
          <table:table-cell table:style-name="ce27" office:value-type="float" office:value="3409405" calcext:value-type="float">
            <text:p>3409405</text:p>
          </table:table-cell>
          <table:table-cell table:style-name="ce27" office:value-type="float" office:value="297499" calcext:value-type="float">
            <text:p>297499</text:p>
          </table:table-cell>
          <table:table-cell table:style-name="ce27" office:value-type="float" office:value="82577" calcext:value-type="float">
            <text:p>82577</text:p>
          </table:table-cell>
          <table:table-cell table:style-name="ce27" office:value-type="float" office:value="126349" calcext:value-type="float">
            <text:p>126349</text:p>
          </table:table-cell>
          <table:table-cell table:style-name="ce27" table:formula="of:=(SUM([.B23:.AB23]))+0" office:value-type="float" office:value="61067657" calcext:value-type="float">
            <text:p>61067657</text:p>
          </table:table-cell>
          <table:table-cell table:style-name="ce27" table:formula="of:=(+[.AE23]-[.AC23])+0" office:value-type="float" office:value="2048462" calcext:value-type="float">
            <text:p>2048462</text:p>
          </table:table-cell>
          <table:table-cell table:style-name="ce27" office:value-type="float" office:value="63116119" calcext:value-type="float">
            <text:p>63116119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OTRAS HORTALIZAS</text:p>
          </table:table-cell>
          <table:table-cell table:style-name="ce27" office:value-type="float" office:value="36683914" calcext:value-type="float">
            <text:p>36683914</text:p>
          </table:table-cell>
          <table:table-cell table:style-name="ce27" office:value-type="float" office:value="2036331" calcext:value-type="float">
            <text:p>2036331</text:p>
          </table:table-cell>
          <table:table-cell table:style-name="ce27" office:value-type="float" office:value="6464393" calcext:value-type="float">
            <text:p>6464393</text:p>
          </table:table-cell>
          <table:table-cell table:style-name="ce27" office:value-type="float" office:value="203518" calcext:value-type="float">
            <text:p>203518</text:p>
          </table:table-cell>
          <table:table-cell table:style-name="ce27" office:value-type="float" office:value="10449" calcext:value-type="float">
            <text:p>10449</text:p>
          </table:table-cell>
          <table:table-cell table:style-name="ce27" office:value-type="float" office:value="192441" calcext:value-type="float">
            <text:p>192441</text:p>
          </table:table-cell>
          <table:table-cell table:style-name="ce27" office:value-type="float" office:value="3114474" calcext:value-type="float">
            <text:p>3114474</text:p>
          </table:table-cell>
          <table:table-cell table:style-name="ce27" office:value-type="float" office:value="515130" calcext:value-type="float">
            <text:p>515130</text:p>
          </table:table-cell>
          <table:table-cell table:style-name="ce27" office:value-type="float" office:value="313483" calcext:value-type="float">
            <text:p>313483</text:p>
          </table:table-cell>
          <table:table-cell table:style-name="ce27" office:value-type="float" office:value="19491" calcext:value-type="float">
            <text:p>19491</text:p>
          </table:table-cell>
          <table:table-cell table:style-name="ce27" office:value-type="float" office:value="708589" calcext:value-type="float">
            <text:p>708589</text:p>
          </table:table-cell>
          <table:table-cell table:style-name="ce27" office:value-type="float" office:value="39657889" calcext:value-type="float">
            <text:p>39657889</text:p>
          </table:table-cell>
          <table:table-cell table:style-name="ce27" office:value-type="float" office:value="86570" calcext:value-type="float">
            <text:p>86570</text:p>
          </table:table-cell>
          <table:table-cell table:style-name="ce27" office:value-type="float" office:value="606337" calcext:value-type="float">
            <text:p>606337</text:p>
          </table:table-cell>
          <table:table-cell table:style-name="ce27" office:value-type="float" office:value="1374152" calcext:value-type="float">
            <text:p>1374152</text:p>
          </table:table-cell>
          <table:table-cell table:style-name="ce27" office:value-type="float" office:value="12109915" calcext:value-type="float">
            <text:p>12109915</text:p>
          </table:table-cell>
          <table:table-cell table:style-name="ce27" office:value-type="float" office:value="290476" calcext:value-type="float">
            <text:p>290476</text:p>
          </table:table-cell>
          <table:table-cell table:style-name="ce27" office:value-type="float" office:value="306135" calcext:value-type="float">
            <text:p>306135</text:p>
          </table:table-cell>
          <table:table-cell table:style-name="ce27" office:value-type="float" office:value="283250" calcext:value-type="float">
            <text:p>283250</text:p>
          </table:table-cell>
          <table:table-cell table:style-name="ce27" office:value-type="float" office:value="118712" calcext:value-type="float">
            <text:p>118712</text:p>
          </table:table-cell>
          <table:table-cell table:style-name="ce27" office:value-type="float" office:value="31352943" calcext:value-type="float">
            <text:p>31352943</text:p>
          </table:table-cell>
          <table:table-cell table:style-name="ce27" office:value-type="float" office:value="8504694" calcext:value-type="float">
            <text:p>8504694</text:p>
          </table:table-cell>
          <table:table-cell table:style-name="ce27" office:value-type="float" office:value="17772838" calcext:value-type="float">
            <text:p>17772838</text:p>
          </table:table-cell>
          <table:table-cell table:style-name="ce27" office:value-type="float" office:value="40009806" calcext:value-type="float">
            <text:p>40009806</text:p>
          </table:table-cell>
          <table:table-cell table:style-name="ce27" office:value-type="float" office:value="6475330" calcext:value-type="float">
            <text:p>6475330</text:p>
          </table:table-cell>
          <table:table-cell table:style-name="ce27" office:value-type="float" office:value="933596" calcext:value-type="float">
            <text:p>933596</text:p>
          </table:table-cell>
          <table:table-cell table:style-name="ce27" office:value-type="float" office:value="4522121" calcext:value-type="float">
            <text:p>4522121</text:p>
          </table:table-cell>
          <table:table-cell table:style-name="ce27" table:formula="of:=(SUM([.B24:.AB24]))+0" office:value-type="float" office:value="214666977" calcext:value-type="float">
            <text:p>214666977</text:p>
          </table:table-cell>
          <table:table-cell table:style-name="ce27" table:formula="of:=(+[.AE24]-[.AC24])+0" office:value-type="float" office:value="26260153" calcext:value-type="float">
            <text:p>26260153</text:p>
          </table:table-cell>
          <table:table-cell table:style-name="ce27" office:value-type="float" office:value="240927130" calcext:value-type="float">
            <text:p>240927130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AGUACATE</text:p>
          </table:table-cell>
          <table:table-cell table:style-name="ce26" office:value-type="float" office:value="35468592" calcext:value-type="float">
            <text:p>35468592</text:p>
          </table:table-cell>
          <table:table-cell table:style-name="ce26" office:value-type="float" office:value="5228361" calcext:value-type="float">
            <text:p>5228361</text:p>
          </table:table-cell>
          <table:table-cell table:style-name="ce26" office:value-type="float" office:value="9333608" calcext:value-type="float">
            <text:p>9333608</text:p>
          </table:table-cell>
          <table:table-cell table:style-name="ce26" office:value-type="float" office:value="414542" calcext:value-type="float">
            <text:p>414542</text:p>
          </table:table-cell>
          <table:table-cell table:style-name="ce26" office:value-type="float" office:value="2040" calcext:value-type="float">
            <text:p>2040</text:p>
          </table:table-cell>
          <table:table-cell table:style-name="ce26" office:value-type="float" office:value="291040" calcext:value-type="float">
            <text:p>291040</text:p>
          </table:table-cell>
          <table:table-cell table:style-name="ce26" office:value-type="float" office:value="4876899" calcext:value-type="float">
            <text:p>4876899</text:p>
          </table:table-cell>
          <table:table-cell table:style-name="ce26" office:value-type="float" office:value="258823" calcext:value-type="float">
            <text:p>258823</text:p>
          </table:table-cell>
          <table:table-cell table:style-name="ce26" office:value-type="float" office:value="160401" calcext:value-type="float">
            <text:p>160401</text:p>
          </table:table-cell>
          <table:table-cell table:style-name="ce26" office:value-type="float" office:value="753071" calcext:value-type="float">
            <text:p>753071</text:p>
          </table:table-cell>
          <table:table-cell table:style-name="ce26" office:value-type="float" office:value="2615998" calcext:value-type="float">
            <text:p>2615998</text:p>
          </table:table-cell>
          <table:table-cell table:style-name="ce26" office:value-type="float" office:value="157223032" calcext:value-type="float">
            <text:p>157223032</text:p>
          </table:table-cell>
          <table:table-cell table:style-name="ce26" office:value-type="float" office:value="640768" calcext:value-type="float">
            <text:p>640768</text:p>
          </table:table-cell>
          <table:table-cell table:style-name="ce26" office:value-type="float" office:value="965586" calcext:value-type="float">
            <text:p>965586</text:p>
          </table:table-cell>
          <table:table-cell table:style-name="ce26" office:value-type="float" office:value="788436" calcext:value-type="float">
            <text:p>788436</text:p>
          </table:table-cell>
          <table:table-cell table:style-name="ce26" office:value-type="float" office:value="11820779" calcext:value-type="float">
            <text:p>11820779</text:p>
          </table:table-cell>
          <table:table-cell table:style-name="ce26" office:value-type="float" office:value="3292037" calcext:value-type="float">
            <text:p>3292037</text:p>
          </table:table-cell>
          <table:table-cell table:style-name="ce26" office:value-type="float" office:value="2086775" calcext:value-type="float">
            <text:p>2086775</text:p>
          </table:table-cell>
          <table:table-cell table:style-name="ce26" office:value-type="float" office:value="946166" calcext:value-type="float">
            <text:p>946166</text:p>
          </table:table-cell>
          <table:table-cell table:style-name="ce26" office:value-type="float" office:value="257034" calcext:value-type="float">
            <text:p>257034</text:p>
          </table:table-cell>
          <table:table-cell table:style-name="ce26" office:value-type="float" office:value="41116451" calcext:value-type="float">
            <text:p>41116451</text:p>
          </table:table-cell>
          <table:table-cell table:style-name="ce26" office:value-type="float" office:value="6664493" calcext:value-type="float">
            <text:p>6664493</text:p>
          </table:table-cell>
          <table:table-cell table:style-name="ce26" office:value-type="float" office:value="11692500" calcext:value-type="float">
            <text:p>11692500</text:p>
          </table:table-cell>
          <table:table-cell table:style-name="ce26" office:value-type="float" office:value="23172572" calcext:value-type="float">
            <text:p>23172572</text:p>
          </table:table-cell>
          <table:table-cell table:style-name="ce26" office:value-type="float" office:value="899623" calcext:value-type="float">
            <text:p>899623</text:p>
          </table:table-cell>
          <table:table-cell table:style-name="ce26" office:value-type="float" office:value="4329886" calcext:value-type="float">
            <text:p>4329886</text:p>
          </table:table-cell>
          <table:table-cell table:style-name="ce26" office:value-type="float" office:value="6008799" calcext:value-type="float">
            <text:p>6008799</text:p>
          </table:table-cell>
          <table:table-cell table:style-name="ce26" table:formula="of:=(SUM([.B25:.AB25]))+0" office:value-type="float" office:value="331308312" calcext:value-type="float">
            <text:p>331308312</text:p>
          </table:table-cell>
          <table:table-cell table:style-name="ce26" table:formula="of:=(+[.AE25]-[.AC25])+0" office:value-type="float" office:value="12274075" calcext:value-type="float">
            <text:p>12274075</text:p>
          </table:table-cell>
          <table:table-cell table:style-name="ce26" office:value-type="float" office:value="343582387" calcext:value-type="float">
            <text:p>343582387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ALBARICOQUE</text:p>
          </table:table-cell>
          <table:table-cell table:style-name="ce26" office:value-type="float" office:value="43864197" calcext:value-type="float">
            <text:p>43864197</text:p>
          </table:table-cell>
          <table:table-cell table:style-name="ce26" office:value-type="float" office:value="2151697" calcext:value-type="float">
            <text:p>2151697</text:p>
          </table:table-cell>
          <table:table-cell table:style-name="ce26" office:value-type="float" office:value="3476701" calcext:value-type="float">
            <text:p>3476701</text:p>
          </table:table-cell>
          <table:table-cell table:style-name="ce26" office:value-type="float" office:value="123322" calcext:value-type="float">
            <text:p>1233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11824" calcext:value-type="float">
            <text:p>511824</text:p>
          </table:table-cell>
          <table:table-cell table:style-name="ce26" office:value-type="float" office:value="651233" calcext:value-type="float">
            <text:p>651233</text:p>
          </table:table-cell>
          <table:table-cell table:style-name="ce26" office:value-type="float" office:value="513249" calcext:value-type="float">
            <text:p>513249</text:p>
          </table:table-cell>
          <table:table-cell table:style-name="ce26" office:value-type="float" office:value="469792" calcext:value-type="float">
            <text:p>469792</text:p>
          </table:table-cell>
          <table:table-cell table:style-name="ce26" office:value-type="float" office:value="479473" calcext:value-type="float">
            <text:p>479473</text:p>
          </table:table-cell>
          <table:table-cell table:style-name="ce26" office:value-type="float" office:value="344011" calcext:value-type="float">
            <text:p>344011</text:p>
          </table:table-cell>
          <table:table-cell table:style-name="ce26" office:value-type="float" office:value="17626727" calcext:value-type="float">
            <text:p>17626727</text:p>
          </table:table-cell>
          <table:table-cell table:style-name="ce26" office:value-type="float" office:value="279173" calcext:value-type="float">
            <text:p>279173</text:p>
          </table:table-cell>
          <table:table-cell table:style-name="ce26" office:value-type="float" office:value="487222" calcext:value-type="float">
            <text:p>487222</text:p>
          </table:table-cell>
          <table:table-cell table:style-name="ce26" office:value-type="float" office:value="140054" calcext:value-type="float">
            <text:p>140054</text:p>
          </table:table-cell>
          <table:table-cell table:style-name="ce26" office:value-type="float" office:value="12529957" calcext:value-type="float">
            <text:p>12529957</text:p>
          </table:table-cell>
          <table:table-cell table:style-name="ce26" office:value-type="float" office:value="467217" calcext:value-type="float">
            <text:p>467217</text:p>
          </table:table-cell>
          <table:table-cell table:style-name="ce26" office:value-type="float" office:value="599673" calcext:value-type="float">
            <text:p>599673</text:p>
          </table:table-cell>
          <table:table-cell table:style-name="ce26" office:value-type="float" office:value="81144" calcext:value-type="float">
            <text:p>81144</text:p>
          </table:table-cell>
          <table:table-cell table:style-name="ce26" office:value-type="float" office:value="22507" calcext:value-type="float">
            <text:p>22507</text:p>
          </table:table-cell>
          <table:table-cell table:style-name="ce26" office:value-type="float" office:value="4084003" calcext:value-type="float">
            <text:p>4084003</text:p>
          </table:table-cell>
          <table:table-cell table:style-name="ce26" office:value-type="float" office:value="4753727" calcext:value-type="float">
            <text:p>4753727</text:p>
          </table:table-cell>
          <table:table-cell table:style-name="ce26" office:value-type="float" office:value="2783255" calcext:value-type="float">
            <text:p>2783255</text:p>
          </table:table-cell>
          <table:table-cell table:style-name="ce26" office:value-type="float" office:value="12738108" calcext:value-type="float">
            <text:p>12738108</text:p>
          </table:table-cell>
          <table:table-cell table:style-name="ce26" office:value-type="float" office:value="2354864" calcext:value-type="float">
            <text:p>2354864</text:p>
          </table:table-cell>
          <table:table-cell table:style-name="ce26" office:value-type="float" office:value="495072" calcext:value-type="float">
            <text:p>495072</text:p>
          </table:table-cell>
          <table:table-cell table:style-name="ce26" office:value-type="float" office:value="644023" calcext:value-type="float">
            <text:p>644023</text:p>
          </table:table-cell>
          <table:table-cell table:style-name="ce26" table:formula="of:=(SUM([.B26:.AB26]))+0" office:value-type="float" office:value="112672225" calcext:value-type="float">
            <text:p>112672225</text:p>
          </table:table-cell>
          <table:table-cell table:style-name="ce26" table:formula="of:=(+[.AE26]-[.AC26])+0" office:value-type="float" office:value="5697390" calcext:value-type="float">
            <text:p>5697390</text:p>
          </table:table-cell>
          <table:table-cell table:style-name="ce26" office:value-type="float" office:value="118369615" calcext:value-type="float">
            <text:p>118369615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ARÁNDANO</text:p>
          </table:table-cell>
          <table:table-cell table:style-name="ce26" office:value-type="float" office:value="134325594" calcext:value-type="float">
            <text:p>134325594</text:p>
          </table:table-cell>
          <table:table-cell table:style-name="ce26" office:value-type="float" office:value="5184176" calcext:value-type="float">
            <text:p>5184176</text:p>
          </table:table-cell>
          <table:table-cell table:style-name="ce26" office:value-type="float" office:value="8201615" calcext:value-type="float">
            <text:p>8201615</text:p>
          </table:table-cell>
          <table:table-cell table:style-name="ce26" office:value-type="float" office:value="206618" calcext:value-type="float">
            <text:p>206618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97513" calcext:value-type="float">
            <text:p>97513</text:p>
          </table:table-cell>
          <table:table-cell table:style-name="ce26" office:value-type="float" office:value="1692737" calcext:value-type="float">
            <text:p>1692737</text:p>
          </table:table-cell>
          <table:table-cell table:style-name="ce26" office:value-type="float" office:value="1270430" calcext:value-type="float">
            <text:p>1270430</text:p>
          </table:table-cell>
          <table:table-cell table:style-name="ce26" office:value-type="float" office:value="809431" calcext:value-type="float">
            <text:p>809431</text:p>
          </table:table-cell>
          <table:table-cell table:style-name="ce26" office:value-type="float" office:value="2084945" calcext:value-type="float">
            <text:p>2084945</text:p>
          </table:table-cell>
          <table:table-cell table:style-name="ce26" office:value-type="float" office:value="555627" calcext:value-type="float">
            <text:p>555627</text:p>
          </table:table-cell>
          <table:table-cell table:style-name="ce26" office:value-type="float" office:value="12469356" calcext:value-type="float">
            <text:p>12469356</text:p>
          </table:table-cell>
          <table:table-cell table:style-name="ce26" office:value-type="float" office:value="121274" calcext:value-type="float">
            <text:p>121274</text:p>
          </table:table-cell>
          <table:table-cell table:style-name="ce26" office:value-type="float" office:value="1040212" calcext:value-type="float">
            <text:p>1040212</text:p>
          </table:table-cell>
          <table:table-cell table:style-name="ce26" office:value-type="float" office:value="3195842" calcext:value-type="float">
            <text:p>3195842</text:p>
          </table:table-cell>
          <table:table-cell table:style-name="ce26" office:value-type="float" office:value="8246199" calcext:value-type="float">
            <text:p>8246199</text:p>
          </table:table-cell>
          <table:table-cell table:style-name="ce26" office:value-type="float" office:value="1172435" calcext:value-type="float">
            <text:p>1172435</text:p>
          </table:table-cell>
          <table:table-cell table:style-name="ce26" office:value-type="float" office:value="245958" calcext:value-type="float">
            <text:p>245958</text:p>
          </table:table-cell>
          <table:table-cell table:style-name="ce26" office:value-type="float" office:value="103983" calcext:value-type="float">
            <text:p>103983</text:p>
          </table:table-cell>
          <table:table-cell table:style-name="ce26" office:value-type="float" office:value="6299" calcext:value-type="float">
            <text:p>6299</text:p>
          </table:table-cell>
          <table:table-cell table:style-name="ce26" office:value-type="float" office:value="56564235" calcext:value-type="float">
            <text:p>56564235</text:p>
          </table:table-cell>
          <table:table-cell table:style-name="ce26" office:value-type="float" office:value="16016956" calcext:value-type="float">
            <text:p>16016956</text:p>
          </table:table-cell>
          <table:table-cell table:style-name="ce26" office:value-type="float" office:value="2848667" calcext:value-type="float">
            <text:p>2848667</text:p>
          </table:table-cell>
          <table:table-cell table:style-name="ce26" office:value-type="float" office:value="58366132" calcext:value-type="float">
            <text:p>58366132</text:p>
          </table:table-cell>
          <table:table-cell table:style-name="ce26" office:value-type="float" office:value="1294154" calcext:value-type="float">
            <text:p>1294154</text:p>
          </table:table-cell>
          <table:table-cell table:style-name="ce26" office:value-type="float" office:value="273862" calcext:value-type="float">
            <text:p>273862</text:p>
          </table:table-cell>
          <table:table-cell table:style-name="ce26" office:value-type="float" office:value="1937729" calcext:value-type="float">
            <text:p>1937729</text:p>
          </table:table-cell>
          <table:table-cell table:style-name="ce26" table:formula="of:=(SUM([.B27:.AB27]))+0" office:value-type="float" office:value="318332156" calcext:value-type="float">
            <text:p>318332156</text:p>
          </table:table-cell>
          <table:table-cell table:style-name="ce26" table:formula="of:=(+[.AE27]-[.AC27])+0" office:value-type="float" office:value="19261591" calcext:value-type="float">
            <text:p>19261591</text:p>
          </table:table-cell>
          <table:table-cell table:style-name="ce26" office:value-type="float" office:value="337593747" calcext:value-type="float">
            <text:p>337593747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CAQUI</text:p>
          </table:table-cell>
          <table:table-cell table:style-name="ce26" office:value-type="float" office:value="48062642" calcext:value-type="float">
            <text:p>48062642</text:p>
          </table:table-cell>
          <table:table-cell table:style-name="ce26" office:value-type="float" office:value="2181291" calcext:value-type="float">
            <text:p>2181291</text:p>
          </table:table-cell>
          <table:table-cell table:style-name="ce26" office:value-type="float" office:value="3129416" calcext:value-type="float">
            <text:p>3129416</text:p>
          </table:table-cell>
          <table:table-cell table:style-name="ce26" office:value-type="float" office:value="145679" calcext:value-type="float">
            <text:p>145679</text:p>
          </table:table-cell>
          <table:table-cell table:style-name="ce26" office:value-type="float" office:value="21540" calcext:value-type="float">
            <text:p>21540</text:p>
          </table:table-cell>
          <table:table-cell table:style-name="ce26" office:value-type="float" office:value="184877" calcext:value-type="float">
            <text:p>184877</text:p>
          </table:table-cell>
          <table:table-cell table:style-name="ce26" office:value-type="float" office:value="473485" calcext:value-type="float">
            <text:p>473485</text:p>
          </table:table-cell>
          <table:table-cell table:style-name="ce26" office:value-type="float" office:value="1837250" calcext:value-type="float">
            <text:p>1837250</text:p>
          </table:table-cell>
          <table:table-cell table:style-name="ce26" office:value-type="float" office:value="647271" calcext:value-type="float">
            <text:p>647271</text:p>
          </table:table-cell>
          <table:table-cell table:style-name="ce26" office:value-type="float" office:value="1690375" calcext:value-type="float">
            <text:p>1690375</text:p>
          </table:table-cell>
          <table:table-cell table:style-name="ce26" office:value-type="float" office:value="2449713" calcext:value-type="float">
            <text:p>2449713</text:p>
          </table:table-cell>
          <table:table-cell table:style-name="ce26" office:value-type="float" office:value="20585088" calcext:value-type="float">
            <text:p>20585088</text:p>
          </table:table-cell>
          <table:table-cell table:style-name="ce26" office:value-type="float" office:value="317294" calcext:value-type="float">
            <text:p>317294</text:p>
          </table:table-cell>
          <table:table-cell table:style-name="ce26" office:value-type="float" office:value="630691" calcext:value-type="float">
            <text:p>630691</text:p>
          </table:table-cell>
          <table:table-cell table:style-name="ce26" office:value-type="float" office:value="153942" calcext:value-type="float">
            <text:p>153942</text:p>
          </table:table-cell>
          <table:table-cell table:style-name="ce26" office:value-type="float" office:value="26078279" calcext:value-type="float">
            <text:p>26078279</text:p>
          </table:table-cell>
          <table:table-cell table:style-name="ce26" office:value-type="float" office:value="3906742" calcext:value-type="float">
            <text:p>3906742</text:p>
          </table:table-cell>
          <table:table-cell table:style-name="ce26" office:value-type="float" office:value="4139555" calcext:value-type="float">
            <text:p>4139555</text:p>
          </table:table-cell>
          <table:table-cell table:style-name="ce26" office:value-type="float" office:value="108633" calcext:value-type="float">
            <text:p>108633</text:p>
          </table:table-cell>
          <table:table-cell table:style-name="ce26" office:value-type="float" office:value="80539" calcext:value-type="float">
            <text:p>80539</text:p>
          </table:table-cell>
          <table:table-cell table:style-name="ce26" office:value-type="float" office:value="9488225" calcext:value-type="float">
            <text:p>9488225</text:p>
          </table:table-cell>
          <table:table-cell table:style-name="ce26" office:value-type="float" office:value="9889674" calcext:value-type="float">
            <text:p>9889674</text:p>
          </table:table-cell>
          <table:table-cell table:style-name="ce26" office:value-type="float" office:value="4887320" calcext:value-type="float">
            <text:p>4887320</text:p>
          </table:table-cell>
          <table:table-cell table:style-name="ce26" office:value-type="float" office:value="9514446" calcext:value-type="float">
            <text:p>9514446</text:p>
          </table:table-cell>
          <table:table-cell table:style-name="ce26" office:value-type="float" office:value="4016958" calcext:value-type="float">
            <text:p>4016958</text:p>
          </table:table-cell>
          <table:table-cell table:style-name="ce26" office:value-type="float" office:value="2252492" calcext:value-type="float">
            <text:p>2252492</text:p>
          </table:table-cell>
          <table:table-cell table:style-name="ce26" office:value-type="float" office:value="853094" calcext:value-type="float">
            <text:p>853094</text:p>
          </table:table-cell>
          <table:table-cell table:style-name="ce26" table:formula="of:=(SUM([.B28:.AB28]))+0" office:value-type="float" office:value="157726511" calcext:value-type="float">
            <text:p>157726511</text:p>
          </table:table-cell>
          <table:table-cell table:style-name="ce26" table:formula="of:=(+[.AE28]-[.AC28])+0" office:value-type="float" office:value="36537830" calcext:value-type="float">
            <text:p>36537830</text:p>
          </table:table-cell>
          <table:table-cell table:style-name="ce26" office:value-type="float" office:value="194264341" calcext:value-type="float">
            <text:p>194264341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CEREZA Y GUINDA</text:p>
          </table:table-cell>
          <table:table-cell table:style-name="ce26" office:value-type="float" office:value="11937189" calcext:value-type="float">
            <text:p>11937189</text:p>
          </table:table-cell>
          <table:table-cell table:style-name="ce26" office:value-type="float" office:value="1451780" calcext:value-type="float">
            <text:p>1451780</text:p>
          </table:table-cell>
          <table:table-cell table:style-name="ce26" office:value-type="float" office:value="5135935" calcext:value-type="float">
            <text:p>5135935</text:p>
          </table:table-cell>
          <table:table-cell table:style-name="ce26" office:value-type="float" office:value="17907" calcext:value-type="float">
            <text:p>1790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893" calcext:value-type="float">
            <text:p>3893</text:p>
          </table:table-cell>
          <table:table-cell table:style-name="ce26" office:value-type="float" office:value="657144" calcext:value-type="float">
            <text:p>657144</text:p>
          </table:table-cell>
          <table:table-cell table:style-name="ce26" office:value-type="float" office:value="52243" calcext:value-type="float">
            <text:p>52243</text:p>
          </table:table-cell>
          <table:table-cell table:style-name="ce26" office:value-type="float" office:value="255827" calcext:value-type="float">
            <text:p>255827</text:p>
          </table:table-cell>
          <table:table-cell table:style-name="ce26" office:value-type="float" office:value="447530" calcext:value-type="float">
            <text:p>447530</text:p>
          </table:table-cell>
          <table:table-cell table:style-name="ce26" office:value-type="float" office:value="554487" calcext:value-type="float">
            <text:p>554487</text:p>
          </table:table-cell>
          <table:table-cell table:style-name="ce26" office:value-type="float" office:value="11763194" calcext:value-type="float">
            <text:p>11763194</text:p>
          </table:table-cell>
          <table:table-cell table:style-name="ce26" office:value-type="float" office:value="23135" calcext:value-type="float">
            <text:p>23135</text:p>
          </table:table-cell>
          <table:table-cell table:style-name="ce26" office:value-type="float" office:value="33569" calcext:value-type="float">
            <text:p>33569</text:p>
          </table:table-cell>
          <table:table-cell table:style-name="ce26" office:value-type="float" office:value="438492" calcext:value-type="float">
            <text:p>438492</text:p>
          </table:table-cell>
          <table:table-cell table:style-name="ce26" office:value-type="float" office:value="18067599" calcext:value-type="float">
            <text:p>18067599</text:p>
          </table:table-cell>
          <table:table-cell table:style-name="ce26" office:value-type="float" office:value="368622" calcext:value-type="float">
            <text:p>368622</text:p>
          </table:table-cell>
          <table:table-cell table:style-name="ce26" office:value-type="float" office:value="56873" calcext:value-type="float">
            <text:p>56873</text:p>
          </table:table-cell>
          <table:table-cell table:style-name="ce26" office:value-type="float" office:value="92447" calcext:value-type="float">
            <text:p>92447</text:p>
          </table:table-cell>
          <table:table-cell table:style-name="ce26" office:value-type="float" office:value="62328" calcext:value-type="float">
            <text:p>62328</text:p>
          </table:table-cell>
          <table:table-cell table:style-name="ce26" office:value-type="float" office:value="7662807" calcext:value-type="float">
            <text:p>7662807</text:p>
          </table:table-cell>
          <table:table-cell table:style-name="ce26" office:value-type="float" office:value="1863215" calcext:value-type="float">
            <text:p>1863215</text:p>
          </table:table-cell>
          <table:table-cell table:style-name="ce26" office:value-type="float" office:value="4421387" calcext:value-type="float">
            <text:p>4421387</text:p>
          </table:table-cell>
          <table:table-cell table:style-name="ce26" office:value-type="float" office:value="21273193" calcext:value-type="float">
            <text:p>21273193</text:p>
          </table:table-cell>
          <table:table-cell table:style-name="ce26" office:value-type="float" office:value="93634" calcext:value-type="float">
            <text:p>93634</text:p>
          </table:table-cell>
          <table:table-cell table:style-name="ce26" office:value-type="float" office:value="40546" calcext:value-type="float">
            <text:p>40546</text:p>
          </table:table-cell>
          <table:table-cell table:style-name="ce26" office:value-type="float" office:value="488681" calcext:value-type="float">
            <text:p>488681</text:p>
          </table:table-cell>
          <table:table-cell table:style-name="ce26" table:formula="of:=(SUM([.B29:.AB29]))+0" office:value-type="float" office:value="87263657" calcext:value-type="float">
            <text:p>87263657</text:p>
          </table:table-cell>
          <table:table-cell table:style-name="ce26" table:formula="of:=(+[.AE29]-[.AC29])+0" office:value-type="float" office:value="4547987" calcext:value-type="float">
            <text:p>4547987</text:p>
          </table:table-cell>
          <table:table-cell table:style-name="ce26" office:value-type="float" office:value="91811644" calcext:value-type="float">
            <text:p>91811644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CIRUELA</text:p>
          </table:table-cell>
          <table:table-cell table:style-name="ce26" office:value-type="float" office:value="16038344" calcext:value-type="float">
            <text:p>16038344</text:p>
          </table:table-cell>
          <table:table-cell table:style-name="ce26" office:value-type="float" office:value="233286" calcext:value-type="float">
            <text:p>233286</text:p>
          </table:table-cell>
          <table:table-cell table:style-name="ce26" office:value-type="float" office:value="2291139" calcext:value-type="float">
            <text:p>2291139</text:p>
          </table:table-cell>
          <table:table-cell table:style-name="ce26" office:value-type="float" office:value="7854" calcext:value-type="float">
            <text:p>7854</text:p>
          </table:table-cell>
          <table:table-cell table:style-name="ce26" office:value-type="float" office:value="139583" calcext:value-type="float">
            <text:p>139583</text:p>
          </table:table-cell>
          <table:table-cell table:style-name="ce26" office:value-type="float" office:value="65766" calcext:value-type="float">
            <text:p>65766</text:p>
          </table:table-cell>
          <table:table-cell table:style-name="ce26" office:value-type="float" office:value="744407" calcext:value-type="float">
            <text:p>744407</text:p>
          </table:table-cell>
          <table:table-cell table:style-name="ce26" office:value-type="float" office:value="46870" calcext:value-type="float">
            <text:p>46870</text:p>
          </table:table-cell>
          <table:table-cell table:style-name="ce26" office:value-type="float" office:value="11274" calcext:value-type="float">
            <text:p>11274</text:p>
          </table:table-cell>
          <table:table-cell table:style-name="ce26" office:value-type="float" office:value="54712" calcext:value-type="float">
            <text:p>54712</text:p>
          </table:table-cell>
          <table:table-cell table:style-name="ce26" office:value-type="float" office:value="828649" calcext:value-type="float">
            <text:p>828649</text:p>
          </table:table-cell>
          <table:table-cell table:style-name="ce26" office:value-type="float" office:value="6064183" calcext:value-type="float">
            <text:p>6064183</text:p>
          </table:table-cell>
          <table:table-cell table:style-name="ce26" office:value-type="float" office:value="72713" calcext:value-type="float">
            <text:p>72713</text:p>
          </table:table-cell>
          <table:table-cell table:style-name="ce26" office:value-type="float" office:value="268847" calcext:value-type="float">
            <text:p>268847</text:p>
          </table:table-cell>
          <table:table-cell table:style-name="ce26" office:value-type="float" office:value="472251" calcext:value-type="float">
            <text:p>472251</text:p>
          </table:table-cell>
          <table:table-cell table:style-name="ce26" office:value-type="float" office:value="4572173" calcext:value-type="float">
            <text:p>4572173</text:p>
          </table:table-cell>
          <table:table-cell table:style-name="ce26" office:value-type="float" office:value="160272" calcext:value-type="float">
            <text:p>160272</text:p>
          </table:table-cell>
          <table:table-cell table:style-name="ce26" office:value-type="float" office:value="197283" calcext:value-type="float">
            <text:p>197283</text:p>
          </table:table-cell>
          <table:table-cell table:style-name="ce26" office:value-type="float" office:value="36798" calcext:value-type="float">
            <text:p>36798</text:p>
          </table:table-cell>
          <table:table-cell table:style-name="ce26" office:value-type="float" office:value="190836" calcext:value-type="float">
            <text:p>190836</text:p>
          </table:table-cell>
          <table:table-cell table:style-name="ce26" office:value-type="float" office:value="3623031" calcext:value-type="float">
            <text:p>3623031</text:p>
          </table:table-cell>
          <table:table-cell table:style-name="ce26" office:value-type="float" office:value="3978578" calcext:value-type="float">
            <text:p>3978578</text:p>
          </table:table-cell>
          <table:table-cell table:style-name="ce26" office:value-type="float" office:value="2871581" calcext:value-type="float">
            <text:p>2871581</text:p>
          </table:table-cell>
          <table:table-cell table:style-name="ce26" office:value-type="float" office:value="11773589" calcext:value-type="float">
            <text:p>11773589</text:p>
          </table:table-cell>
          <table:table-cell table:style-name="ce26" office:value-type="float" office:value="288883" calcext:value-type="float">
            <text:p>288883</text:p>
          </table:table-cell>
          <table:table-cell table:style-name="ce26" office:value-type="float" office:value="211702" calcext:value-type="float">
            <text:p>211702</text:p>
          </table:table-cell>
          <table:table-cell table:style-name="ce26" office:value-type="float" office:value="595937" calcext:value-type="float">
            <text:p>595937</text:p>
          </table:table-cell>
          <table:table-cell table:style-name="ce26" table:formula="of:=(SUM([.B30:.AB30]))+0" office:value-type="float" office:value="55840541" calcext:value-type="float">
            <text:p>55840541</text:p>
          </table:table-cell>
          <table:table-cell table:style-name="ce26" table:formula="of:=(+[.AE30]-[.AC30])+0" office:value-type="float" office:value="36003436" calcext:value-type="float">
            <text:p>36003436</text:p>
          </table:table-cell>
          <table:table-cell table:style-name="ce26" office:value-type="float" office:value="91843977" calcext:value-type="float">
            <text:p>91843977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FRAMBUESA</text:p>
          </table:table-cell>
          <table:table-cell table:style-name="ce26" office:value-type="float" office:value="152425437" calcext:value-type="float">
            <text:p>152425437</text:p>
          </table:table-cell>
          <table:table-cell table:style-name="ce26" office:value-type="float" office:value="5126118" calcext:value-type="float">
            <text:p>5126118</text:p>
          </table:table-cell>
          <table:table-cell table:style-name="ce26" office:value-type="float" office:value="8408706" calcext:value-type="float">
            <text:p>8408706</text:p>
          </table:table-cell>
          <table:table-cell table:style-name="ce26" office:value-type="float" office:value="36561" calcext:value-type="float">
            <text:p>3656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4726" calcext:value-type="float">
            <text:p>34726</text:p>
          </table:table-cell>
          <table:table-cell table:style-name="ce26" office:value-type="float" office:value="725635" calcext:value-type="float">
            <text:p>725635</text:p>
          </table:table-cell>
          <table:table-cell table:style-name="ce26" office:value-type="float" office:value="764333" calcext:value-type="float">
            <text:p>764333</text:p>
          </table:table-cell>
          <table:table-cell table:style-name="ce26" office:value-type="float" office:value="269307" calcext:value-type="float">
            <text:p>269307</text:p>
          </table:table-cell>
          <table:table-cell table:style-name="ce26" office:value-type="float" office:value="448795" calcext:value-type="float">
            <text:p>448795</text:p>
          </table:table-cell>
          <table:table-cell table:style-name="ce26" office:value-type="float" office:value="221715" calcext:value-type="float">
            <text:p>221715</text:p>
          </table:table-cell>
          <table:table-cell table:style-name="ce26" office:value-type="float" office:value="44616233" calcext:value-type="float">
            <text:p>44616233</text:p>
          </table:table-cell>
          <table:table-cell table:style-name="ce26" office:value-type="float" office:value="41556" calcext:value-type="float">
            <text:p>41556</text:p>
          </table:table-cell>
          <table:table-cell table:style-name="ce26" office:value-type="float" office:value="964381" calcext:value-type="float">
            <text:p>964381</text:p>
          </table:table-cell>
          <table:table-cell table:style-name="ce26" office:value-type="float" office:value="1569814" calcext:value-type="float">
            <text:p>1569814</text:p>
          </table:table-cell>
          <table:table-cell table:style-name="ce26" office:value-type="float" office:value="12198759" calcext:value-type="float">
            <text:p>12198759</text:p>
          </table:table-cell>
          <table:table-cell table:style-name="ce26" office:value-type="float" office:value="22613" calcext:value-type="float">
            <text:p>22613</text:p>
          </table:table-cell>
          <table:table-cell table:style-name="ce26" office:value-type="float" office:value="284863" calcext:value-type="float">
            <text:p>284863</text:p>
          </table:table-cell>
          <table:table-cell table:style-name="ce26" office:value-type="float" office:value="112427" calcext:value-type="float">
            <text:p>112427</text:p>
          </table:table-cell>
          <table:table-cell table:style-name="ce26" office:value-type="float" office:value="1934" calcext:value-type="float">
            <text:p>1934</text:p>
          </table:table-cell>
          <table:table-cell table:style-name="ce26" office:value-type="float" office:value="51826753" calcext:value-type="float">
            <text:p>51826753</text:p>
          </table:table-cell>
          <table:table-cell table:style-name="ce26" office:value-type="float" office:value="4742612" calcext:value-type="float">
            <text:p>4742612</text:p>
          </table:table-cell>
          <table:table-cell table:style-name="ce26" office:value-type="float" office:value="1693778" calcext:value-type="float">
            <text:p>1693778</text:p>
          </table:table-cell>
          <table:table-cell table:style-name="ce26" office:value-type="float" office:value="125504209" calcext:value-type="float">
            <text:p>125504209</text:p>
          </table:table-cell>
          <table:table-cell table:style-name="ce26" office:value-type="float" office:value="794590" calcext:value-type="float">
            <text:p>794590</text:p>
          </table:table-cell>
          <table:table-cell table:style-name="ce26" office:value-type="float" office:value="580480" calcext:value-type="float">
            <text:p>580480</text:p>
          </table:table-cell>
          <table:table-cell table:style-name="ce26" office:value-type="float" office:value="1935179" calcext:value-type="float">
            <text:p>1935179</text:p>
          </table:table-cell>
          <table:table-cell table:style-name="ce26" table:formula="of:=(SUM([.B31:.AB31]))+0" office:value-type="float" office:value="415351514" calcext:value-type="float">
            <text:p>415351514</text:p>
          </table:table-cell>
          <table:table-cell table:style-name="ce26" table:formula="of:=(+[.AE31]-[.AC31])+0" office:value-type="float" office:value="14435725" calcext:value-type="float">
            <text:p>14435725</text:p>
          </table:table-cell>
          <table:table-cell table:style-name="ce26" office:value-type="float" office:value="429787239" calcext:value-type="float">
            <text:p>429787239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FRESA</text:p>
          </table:table-cell>
          <table:table-cell table:style-name="ce26" office:value-type="float" office:value="190604838" calcext:value-type="float">
            <text:p>190604838</text:p>
          </table:table-cell>
          <table:table-cell table:style-name="ce26" office:value-type="float" office:value="23959658" calcext:value-type="float">
            <text:p>23959658</text:p>
          </table:table-cell>
          <table:table-cell table:style-name="ce26" office:value-type="float" office:value="15808555" calcext:value-type="float">
            <text:p>15808555</text:p>
          </table:table-cell>
          <table:table-cell table:style-name="ce26" office:value-type="float" office:value="1380" calcext:value-type="float">
            <text:p>138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24526" calcext:value-type="float">
            <text:p>624526</text:p>
          </table:table-cell>
          <table:table-cell table:style-name="ce26" office:value-type="float" office:value="4823920" calcext:value-type="float">
            <text:p>4823920</text:p>
          </table:table-cell>
          <table:table-cell table:style-name="ce26" office:value-type="float" office:value="1918832" calcext:value-type="float">
            <text:p>1918832</text:p>
          </table:table-cell>
          <table:table-cell table:style-name="ce26" office:value-type="float" office:value="1210091" calcext:value-type="float">
            <text:p>1210091</text:p>
          </table:table-cell>
          <table:table-cell table:style-name="ce26" office:value-type="float" office:value="244812" calcext:value-type="float">
            <text:p>244812</text:p>
          </table:table-cell>
          <table:table-cell table:style-name="ce26" office:value-type="float" office:value="970968" calcext:value-type="float">
            <text:p>970968</text:p>
          </table:table-cell>
          <table:table-cell table:style-name="ce26" office:value-type="float" office:value="84392175" calcext:value-type="float">
            <text:p>84392175</text:p>
          </table:table-cell>
          <table:table-cell table:style-name="ce26" office:value-type="float" office:value="61269" calcext:value-type="float">
            <text:p>61269</text:p>
          </table:table-cell>
          <table:table-cell table:style-name="ce26" office:value-type="float" office:value="2264108" calcext:value-type="float">
            <text:p>2264108</text:p>
          </table:table-cell>
          <table:table-cell table:style-name="ce26" office:value-type="float" office:value="3454969" calcext:value-type="float">
            <text:p>3454969</text:p>
          </table:table-cell>
          <table:table-cell table:style-name="ce26" office:value-type="float" office:value="54250262" calcext:value-type="float">
            <text:p>54250262</text:p>
          </table:table-cell>
          <table:table-cell table:style-name="ce26" office:value-type="float" office:value="357323" calcext:value-type="float">
            <text:p>357323</text:p>
          </table:table-cell>
          <table:table-cell table:style-name="ce26" office:value-type="float" office:value="328350" calcext:value-type="float">
            <text:p>328350</text:p>
          </table:table-cell>
          <table:table-cell table:style-name="ce26" office:value-type="float" office:value="316836" calcext:value-type="float">
            <text:p>316836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29648787" calcext:value-type="float">
            <text:p>29648787</text:p>
          </table:table-cell>
          <table:table-cell table:style-name="ce26" office:value-type="float" office:value="15378149" calcext:value-type="float">
            <text:p>15378149</text:p>
          </table:table-cell>
          <table:table-cell table:style-name="ce26" office:value-type="float" office:value="25836944" calcext:value-type="float">
            <text:p>25836944</text:p>
          </table:table-cell>
          <table:table-cell table:style-name="ce26" office:value-type="float" office:value="95751748" calcext:value-type="float">
            <text:p>95751748</text:p>
          </table:table-cell>
          <table:table-cell table:style-name="ce26" office:value-type="float" office:value="9970203" calcext:value-type="float">
            <text:p>9970203</text:p>
          </table:table-cell>
          <table:table-cell table:style-name="ce26" office:value-type="float" office:value="1146284" calcext:value-type="float">
            <text:p>1146284</text:p>
          </table:table-cell>
          <table:table-cell table:style-name="ce26" office:value-type="float" office:value="7932194" calcext:value-type="float">
            <text:p>7932194</text:p>
          </table:table-cell>
          <table:table-cell table:style-name="ce26" table:formula="of:=(SUM([.B32:.AB32]))+0" office:value-type="float" office:value="571257283" calcext:value-type="float">
            <text:p>571257283</text:p>
          </table:table-cell>
          <table:table-cell table:style-name="ce26" table:formula="of:=(+[.AE32]-[.AC32])+0" office:value-type="float" office:value="24102591" calcext:value-type="float">
            <text:p>24102591</text:p>
          </table:table-cell>
          <table:table-cell table:style-name="ce26" office:value-type="float" office:value="595359874" calcext:value-type="float">
            <text:p>595359874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GROSELLA</text:p>
          </table:table-cell>
          <table:table-cell table:style-name="ce26" office:value-type="float" office:value="3183531" calcext:value-type="float">
            <text:p>318353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66187" calcext:value-type="float">
            <text:p>566187</text:p>
          </table:table-cell>
          <table:table-cell table:style-name="ce26" office:value-type="float" office:value="5936" calcext:value-type="float">
            <text:p>593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75" calcext:value-type="float">
            <text:p>675</text:p>
          </table:table-cell>
          <table:table-cell table:style-name="ce26" office:value-type="float" office:value="7618" calcext:value-type="float">
            <text:p>7618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85892" calcext:value-type="float">
            <text:p>85892</text:p>
          </table:table-cell>
          <table:table-cell table:style-name="ce26" office:value-type="float" office:value="510475" calcext:value-type="float">
            <text:p>51047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483" calcext:value-type="float">
            <text:p>6483</text:p>
          </table:table-cell>
          <table:table-cell table:style-name="ce26" office:value-type="float" office:value="155674" calcext:value-type="float">
            <text:p>155674</text:p>
          </table:table-cell>
          <table:table-cell table:style-name="ce26" office:value-type="float" office:value="328724" calcext:value-type="float">
            <text:p>328724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4109596" calcext:value-type="float">
            <text:p>4109596</text:p>
          </table:table-cell>
          <table:table-cell table:style-name="ce26" office:value-type="float" office:value="32810" calcext:value-type="float">
            <text:p>32810</text:p>
          </table:table-cell>
          <table:table-cell table:style-name="ce26" office:value-type="float" office:value="315330" calcext:value-type="float">
            <text:p>315330</text:p>
          </table:table-cell>
          <table:table-cell table:style-name="ce26" office:value-type="float" office:value="3269515" calcext:value-type="float">
            <text:p>3269515</text:p>
          </table:table-cell>
          <table:table-cell table:style-name="ce26" office:value-type="float" office:value="29257" calcext:value-type="float">
            <text:p>29257</text:p>
          </table:table-cell>
          <table:table-cell table:style-name="ce26" office:value-type="float" office:value="2592" calcext:value-type="float">
            <text:p>2592</text:p>
          </table:table-cell>
          <table:table-cell table:style-name="ce26" office:value-type="float" office:value="22703" calcext:value-type="float">
            <text:p>22703</text:p>
          </table:table-cell>
          <table:table-cell table:style-name="ce26" table:formula="of:=(SUM([.B33:.AB33]))+0" office:value-type="float" office:value="12632998" calcext:value-type="float">
            <text:p>12632998</text:p>
          </table:table-cell>
          <table:table-cell table:style-name="ce26" table:formula="of:=(+[.AE33]-[.AC33])+0" office:value-type="float" office:value="33292" calcext:value-type="float">
            <text:p>33292</text:p>
          </table:table-cell>
          <table:table-cell table:style-name="ce26" office:value-type="float" office:value="12666290" calcext:value-type="float">
            <text:p>12666290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HIGO</text:p>
          </table:table-cell>
          <table:table-cell table:style-name="ce26" office:value-type="float" office:value="902001" calcext:value-type="float">
            <text:p>902001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213232" calcext:value-type="float">
            <text:p>213232</text:p>
          </table:table-cell>
          <table:table-cell table:style-name="ce26" office:value-type="float" office:value="8021" calcext:value-type="float">
            <text:p>802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373" calcext:value-type="float">
            <text:p>8373</text:p>
          </table:table-cell>
          <table:table-cell table:style-name="ce26" office:value-type="float" office:value="22220" calcext:value-type="float">
            <text:p>2222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554" calcext:value-type="float">
            <text:p>855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4407097" calcext:value-type="float">
            <text:p>4407097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5521" calcext:value-type="float">
            <text:p>5521</text:p>
          </table:table-cell>
          <table:table-cell table:style-name="ce26" office:value-type="float" office:value="19989" calcext:value-type="float">
            <text:p>19989</text:p>
          </table:table-cell>
          <table:table-cell table:style-name="ce26" office:value-type="float" office:value="905424" calcext:value-type="float">
            <text:p>905424</text:p>
          </table:table-cell>
          <table:table-cell table:style-name="ce26" office:value-type="float" office:value="3330" calcext:value-type="float">
            <text:p>333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1252" calcext:value-type="float">
            <text:p>11252</text:p>
          </table:table-cell>
          <table:table-cell table:style-name="ce26" office:value-type="float" office:value="210025" calcext:value-type="float">
            <text:p>210025</text:p>
          </table:table-cell>
          <table:table-cell table:style-name="ce26" office:value-type="float" office:value="44082" calcext:value-type="float">
            <text:p>44082</text:p>
          </table:table-cell>
          <table:table-cell table:style-name="ce26" office:value-type="float" office:value="161508" calcext:value-type="float">
            <text:p>161508</text:p>
          </table:table-cell>
          <table:table-cell table:style-name="ce26" office:value-type="float" office:value="396385" calcext:value-type="float">
            <text:p>396385</text:p>
          </table:table-cell>
          <table:table-cell table:style-name="ce26" office:value-type="float" office:value="15537" calcext:value-type="float">
            <text:p>15537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188853" calcext:value-type="float">
            <text:p>188853</text:p>
          </table:table-cell>
          <table:table-cell table:style-name="ce26" table:formula="of:=(SUM([.B34:.AB34]))+0" office:value-type="float" office:value="7532491" calcext:value-type="float">
            <text:p>7532491</text:p>
          </table:table-cell>
          <table:table-cell table:style-name="ce26" table:formula="of:=(+[.AE34]-[.AC34])+0" office:value-type="float" office:value="102393" calcext:value-type="float">
            <text:p>102393</text:p>
          </table:table-cell>
          <table:table-cell table:style-name="ce26" office:value-type="float" office:value="7634884" calcext:value-type="float">
            <text:p>7634884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KIWI</text:p>
          </table:table-cell>
          <table:table-cell table:style-name="ce26" office:value-type="float" office:value="1333929" calcext:value-type="float">
            <text:p>1333929</text:p>
          </table:table-cell>
          <table:table-cell table:style-name="ce26" office:value-type="float" office:value="11377" calcext:value-type="float">
            <text:p>11377</text:p>
          </table:table-cell>
          <table:table-cell table:style-name="ce26" office:value-type="float" office:value="52636" calcext:value-type="float">
            <text:p>52636</text:p>
          </table:table-cell>
          <table:table-cell table:style-name="ce26" office:value-type="float" office:value="21473" calcext:value-type="float">
            <text:p>2147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0988" calcext:value-type="float">
            <text:p>4098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41" calcext:value-type="float">
            <text:p>1841</text:p>
          </table:table-cell>
          <table:table-cell table:style-name="ce26" office:value-type="float" office:value="1325" calcext:value-type="float">
            <text:p>1325</text:p>
          </table:table-cell>
          <table:table-cell table:style-name="ce26" office:value-type="float" office:value="10811" calcext:value-type="float">
            <text:p>108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412482" calcext:value-type="float">
            <text:p>5412482</text:p>
          </table:table-cell>
          <table:table-cell table:style-name="ce26" office:value-type="float" office:value="107409" calcext:value-type="float">
            <text:p>107409</text:p>
          </table:table-cell>
          <table:table-cell table:style-name="ce26" office:value-type="float" office:value="1443" calcext:value-type="float">
            <text:p>1443</text:p>
          </table:table-cell>
          <table:table-cell table:style-name="ce26" office:value-type="float" office:value="10128" calcext:value-type="float">
            <text:p>10128</text:p>
          </table:table-cell>
          <table:table-cell table:style-name="ce26" office:value-type="float" office:value="4025385" calcext:value-type="float">
            <text:p>4025385</text:p>
          </table:table-cell>
          <table:table-cell table:style-name="ce26" office:value-type="float" office:value="188154" calcext:value-type="float">
            <text:p>188154</text:p>
          </table:table-cell>
          <table:table-cell table:style-name="ce26" office:value-type="float" office:value="65647" calcext:value-type="float">
            <text:p>6564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225" calcext:value-type="float">
            <text:p>7225</text:p>
          </table:table-cell>
          <table:table-cell table:style-name="ce26" office:value-type="float" office:value="335084" calcext:value-type="float">
            <text:p>335084</text:p>
          </table:table-cell>
          <table:table-cell table:style-name="ce26" office:value-type="float" office:value="537289" calcext:value-type="float">
            <text:p>537289</text:p>
          </table:table-cell>
          <table:table-cell table:style-name="ce26" office:value-type="float" office:value="9830597" calcext:value-type="float">
            <text:p>9830597</text:p>
          </table:table-cell>
          <table:table-cell table:style-name="ce26" office:value-type="float" office:value="242213" calcext:value-type="float">
            <text:p>242213</text:p>
          </table:table-cell>
          <table:table-cell table:style-name="ce26" office:value-type="float" office:value="49237" calcext:value-type="float">
            <text:p>49237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8046" calcext:value-type="float">
            <text:p>8046</text:p>
          </table:table-cell>
          <table:table-cell table:style-name="ce26" table:formula="of:=(SUM([.B35:.AB35]))+0" office:value-type="float" office:value="22294841" calcext:value-type="float">
            <text:p>22294841</text:p>
          </table:table-cell>
          <table:table-cell table:style-name="ce26" table:formula="of:=(+[.AE35]-[.AC35])+0" office:value-type="float" office:value="7328246" calcext:value-type="float">
            <text:p>7328246</text:p>
          </table:table-cell>
          <table:table-cell table:style-name="ce26" office:value-type="float" office:value="29623087" calcext:value-type="float">
            <text:p>29623087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LIMÓN</text:p>
          </table:table-cell>
          <table:table-cell table:style-name="ce26" office:value-type="float" office:value="224495281" calcext:value-type="float">
            <text:p>224495281</text:p>
          </table:table-cell>
          <table:table-cell table:style-name="ce26" office:value-type="float" office:value="18802490" calcext:value-type="float">
            <text:p>18802490</text:p>
          </table:table-cell>
          <table:table-cell table:style-name="ce26" office:value-type="float" office:value="12466065" calcext:value-type="float">
            <text:p>12466065</text:p>
          </table:table-cell>
          <table:table-cell table:style-name="ce26" office:value-type="float" office:value="701353" calcext:value-type="float">
            <text:p>701353</text:p>
          </table:table-cell>
          <table:table-cell table:style-name="ce26" office:value-type="float" office:value="16266" calcext:value-type="float">
            <text:p>16266</text:p>
          </table:table-cell>
          <table:table-cell table:style-name="ce26" office:value-type="float" office:value="3206357" calcext:value-type="float">
            <text:p>3206357</text:p>
          </table:table-cell>
          <table:table-cell table:style-name="ce26" office:value-type="float" office:value="9847194" calcext:value-type="float">
            <text:p>9847194</text:p>
          </table:table-cell>
          <table:table-cell table:style-name="ce26" office:value-type="float" office:value="6604547" calcext:value-type="float">
            <text:p>6604547</text:p>
          </table:table-cell>
          <table:table-cell table:style-name="ce26" office:value-type="float" office:value="3058407" calcext:value-type="float">
            <text:p>3058407</text:p>
          </table:table-cell>
          <table:table-cell table:style-name="ce26" office:value-type="float" office:value="514189" calcext:value-type="float">
            <text:p>514189</text:p>
          </table:table-cell>
          <table:table-cell table:style-name="ce26" office:value-type="float" office:value="2671688" calcext:value-type="float">
            <text:p>2671688</text:p>
          </table:table-cell>
          <table:table-cell table:style-name="ce26" office:value-type="float" office:value="133465276" calcext:value-type="float">
            <text:p>133465276</text:p>
          </table:table-cell>
          <table:table-cell table:style-name="ce26" office:value-type="float" office:value="1099778" calcext:value-type="float">
            <text:p>1099778</text:p>
          </table:table-cell>
          <table:table-cell table:style-name="ce26" office:value-type="float" office:value="6438762" calcext:value-type="float">
            <text:p>6438762</text:p>
          </table:table-cell>
          <table:table-cell table:style-name="ce26" office:value-type="float" office:value="4102126" calcext:value-type="float">
            <text:p>4102126</text:p>
          </table:table-cell>
          <table:table-cell table:style-name="ce26" office:value-type="float" office:value="61463275" calcext:value-type="float">
            <text:p>61463275</text:p>
          </table:table-cell>
          <table:table-cell table:style-name="ce26" office:value-type="float" office:value="1107903" calcext:value-type="float">
            <text:p>1107903</text:p>
          </table:table-cell>
          <table:table-cell table:style-name="ce26" office:value-type="float" office:value="1757679" calcext:value-type="float">
            <text:p>1757679</text:p>
          </table:table-cell>
          <table:table-cell table:style-name="ce26" office:value-type="float" office:value="763652" calcext:value-type="float">
            <text:p>763652</text:p>
          </table:table-cell>
          <table:table-cell table:style-name="ce26" office:value-type="float" office:value="248141" calcext:value-type="float">
            <text:p>248141</text:p>
          </table:table-cell>
          <table:table-cell table:style-name="ce26" office:value-type="float" office:value="27595620" calcext:value-type="float">
            <text:p>27595620</text:p>
          </table:table-cell>
          <table:table-cell table:style-name="ce26" office:value-type="float" office:value="51431810" calcext:value-type="float">
            <text:p>51431810</text:p>
          </table:table-cell>
          <table:table-cell table:style-name="ce26" office:value-type="float" office:value="7204473" calcext:value-type="float">
            <text:p>7204473</text:p>
          </table:table-cell>
          <table:table-cell table:style-name="ce26" office:value-type="float" office:value="73727993" calcext:value-type="float">
            <text:p>73727993</text:p>
          </table:table-cell>
          <table:table-cell table:style-name="ce26" office:value-type="float" office:value="11452261" calcext:value-type="float">
            <text:p>11452261</text:p>
          </table:table-cell>
          <table:table-cell table:style-name="ce26" office:value-type="float" office:value="6892385" calcext:value-type="float">
            <text:p>6892385</text:p>
          </table:table-cell>
          <table:table-cell table:style-name="ce26" office:value-type="float" office:value="13358234" calcext:value-type="float">
            <text:p>13358234</text:p>
          </table:table-cell>
          <table:table-cell table:style-name="ce26" table:formula="of:=(SUM([.B36:.AB36]))+0" office:value-type="float" office:value="684493205" calcext:value-type="float">
            <text:p>684493205</text:p>
          </table:table-cell>
          <table:table-cell table:style-name="ce26" table:formula="of:=(+[.AE36]-[.AC36])+0" office:value-type="float" office:value="43168145" calcext:value-type="float">
            <text:p>43168145</text:p>
          </table:table-cell>
          <table:table-cell table:style-name="ce26" office:value-type="float" office:value="727661350" calcext:value-type="float">
            <text:p>727661350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MANDARINA</text:p>
          </table:table-cell>
          <table:table-cell table:style-name="ce26" office:value-type="float" office:value="325871589" calcext:value-type="float">
            <text:p>325871589</text:p>
          </table:table-cell>
          <table:table-cell table:style-name="ce26" office:value-type="float" office:value="25074603" calcext:value-type="float">
            <text:p>25074603</text:p>
          </table:table-cell>
          <table:table-cell table:style-name="ce26" office:value-type="float" office:value="41434114" calcext:value-type="float">
            <text:p>41434114</text:p>
          </table:table-cell>
          <table:table-cell table:style-name="ce26" office:value-type="float" office:value="410956" calcext:value-type="float">
            <text:p>410956</text:p>
          </table:table-cell>
          <table:table-cell table:style-name="ce26" office:value-type="float" office:value="107899" calcext:value-type="float">
            <text:p>107899</text:p>
          </table:table-cell>
          <table:table-cell table:style-name="ce26" office:value-type="float" office:value="935006" calcext:value-type="float">
            <text:p>935006</text:p>
          </table:table-cell>
          <table:table-cell table:style-name="ce26" office:value-type="float" office:value="15885168" calcext:value-type="float">
            <text:p>15885168</text:p>
          </table:table-cell>
          <table:table-cell table:style-name="ce26" office:value-type="float" office:value="9010967" calcext:value-type="float">
            <text:p>9010967</text:p>
          </table:table-cell>
          <table:table-cell table:style-name="ce26" office:value-type="float" office:value="4466453" calcext:value-type="float">
            <text:p>4466453</text:p>
          </table:table-cell>
          <table:table-cell table:style-name="ce26" office:value-type="float" office:value="4324519" calcext:value-type="float">
            <text:p>4324519</text:p>
          </table:table-cell>
          <table:table-cell table:style-name="ce26" office:value-type="float" office:value="20984012" calcext:value-type="float">
            <text:p>20984012</text:p>
          </table:table-cell>
          <table:table-cell table:style-name="ce26" office:value-type="float" office:value="268587321" calcext:value-type="float">
            <text:p>268587321</text:p>
          </table:table-cell>
          <table:table-cell table:style-name="ce26" office:value-type="float" office:value="109006" calcext:value-type="float">
            <text:p>109006</text:p>
          </table:table-cell>
          <table:table-cell table:style-name="ce26" office:value-type="float" office:value="6662394" calcext:value-type="float">
            <text:p>6662394</text:p>
          </table:table-cell>
          <table:table-cell table:style-name="ce26" office:value-type="float" office:value="8911072" calcext:value-type="float">
            <text:p>8911072</text:p>
          </table:table-cell>
          <table:table-cell table:style-name="ce26" office:value-type="float" office:value="62196813" calcext:value-type="float">
            <text:p>62196813</text:p>
          </table:table-cell>
          <table:table-cell table:style-name="ce26" office:value-type="float" office:value="8750486" calcext:value-type="float">
            <text:p>8750486</text:p>
          </table:table-cell>
          <table:table-cell table:style-name="ce26" office:value-type="float" office:value="7501968" calcext:value-type="float">
            <text:p>7501968</text:p>
          </table:table-cell>
          <table:table-cell table:style-name="ce26" office:value-type="float" office:value="1226945" calcext:value-type="float">
            <text:p>1226945</text:p>
          </table:table-cell>
          <table:table-cell table:style-name="ce26" office:value-type="float" office:value="573068" calcext:value-type="float">
            <text:p>573068</text:p>
          </table:table-cell>
          <table:table-cell table:style-name="ce26" office:value-type="float" office:value="77994100" calcext:value-type="float">
            <text:p>77994100</text:p>
          </table:table-cell>
          <table:table-cell table:style-name="ce26" office:value-type="float" office:value="77638262" calcext:value-type="float">
            <text:p>77638262</text:p>
          </table:table-cell>
          <table:table-cell table:style-name="ce26" office:value-type="float" office:value="12587258" calcext:value-type="float">
            <text:p>12587258</text:p>
          </table:table-cell>
          <table:table-cell table:style-name="ce26" office:value-type="float" office:value="154188567" calcext:value-type="float">
            <text:p>154188567</text:p>
          </table:table-cell>
          <table:table-cell table:style-name="ce26" office:value-type="float" office:value="18922423" calcext:value-type="float">
            <text:p>18922423</text:p>
          </table:table-cell>
          <table:table-cell table:style-name="ce26" office:value-type="float" office:value="2431735" calcext:value-type="float">
            <text:p>2431735</text:p>
          </table:table-cell>
          <table:table-cell table:style-name="ce26" office:value-type="float" office:value="27628345" calcext:value-type="float">
            <text:p>27628345</text:p>
          </table:table-cell>
          <table:table-cell table:style-name="ce26" table:formula="of:=(SUM([.B37:.AB37]))+0" office:value-type="float" office:value="1184415049" calcext:value-type="float">
            <text:p>1184415049</text:p>
          </table:table-cell>
          <table:table-cell table:style-name="ce26" table:formula="of:=(+[.AE37]-[.AC37])+0" office:value-type="float" office:value="104243101" calcext:value-type="float">
            <text:p>104243101</text:p>
          </table:table-cell>
          <table:table-cell table:style-name="ce26" office:value-type="float" office:value="1288658150" calcext:value-type="float">
            <text:p>1288658150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MANGO, GUAYABA</text:p>
          </table:table-cell>
          <table:table-cell table:style-name="ce26" office:value-type="float" office:value="9922156" calcext:value-type="float">
            <text:p>9922156</text:p>
          </table:table-cell>
          <table:table-cell table:style-name="ce26" office:value-type="float" office:value="1744199" calcext:value-type="float">
            <text:p>1744199</text:p>
          </table:table-cell>
          <table:table-cell table:style-name="ce26" office:value-type="float" office:value="709820" calcext:value-type="float">
            <text:p>709820</text:p>
          </table:table-cell>
          <table:table-cell table:style-name="ce26" office:value-type="float" office:value="89418" calcext:value-type="float">
            <text:p>89418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71995" calcext:value-type="float">
            <text:p>71995</text:p>
          </table:table-cell>
          <table:table-cell table:style-name="ce26" office:value-type="float" office:value="66161" calcext:value-type="float">
            <text:p>66161</text:p>
          </table:table-cell>
          <table:table-cell table:style-name="ce26" office:value-type="float" office:value="29921" calcext:value-type="float">
            <text:p>29921</text:p>
          </table:table-cell>
          <table:table-cell table:style-name="ce26" office:value-type="float" office:value="34452" calcext:value-type="float">
            <text:p>34452</text:p>
          </table:table-cell>
          <table:table-cell table:style-name="ce26" office:value-type="float" office:value="18824" calcext:value-type="float">
            <text:p>18824</text:p>
          </table:table-cell>
          <table:table-cell table:style-name="ce26" office:value-type="float" office:value="124697" calcext:value-type="float">
            <text:p>124697</text:p>
          </table:table-cell>
          <table:table-cell table:style-name="ce26" office:value-type="float" office:value="33673331" calcext:value-type="float">
            <text:p>33673331</text:p>
          </table:table-cell>
          <table:table-cell table:style-name="ce26" office:value-type="float" office:value="462051" calcext:value-type="float">
            <text:p>462051</text:p>
          </table:table-cell>
          <table:table-cell table:style-name="ce26" office:value-type="float" office:value="140652" calcext:value-type="float">
            <text:p>140652</text:p>
          </table:table-cell>
          <table:table-cell table:style-name="ce26" office:value-type="float" office:value="15646" calcext:value-type="float">
            <text:p>15646</text:p>
          </table:table-cell>
          <table:table-cell table:style-name="ce26" office:value-type="float" office:value="4781420" calcext:value-type="float">
            <text:p>4781420</text:p>
          </table:table-cell>
          <table:table-cell table:style-name="ce26" office:value-type="float" office:value="174969" calcext:value-type="float">
            <text:p>174969</text:p>
          </table:table-cell>
          <table:table-cell table:style-name="ce26" office:value-type="float" office:value="64255" calcext:value-type="float">
            <text:p>64255</text:p>
          </table:table-cell>
          <table:table-cell table:style-name="ce26" office:value-type="float" office:value="77736" calcext:value-type="float">
            <text:p>77736</text:p>
          </table:table-cell>
          <table:table-cell table:style-name="ce26" office:value-type="float" office:value="10610" calcext:value-type="float">
            <text:p>10610</text:p>
          </table:table-cell>
          <table:table-cell table:style-name="ce26" office:value-type="float" office:value="3912904" calcext:value-type="float">
            <text:p>3912904</text:p>
          </table:table-cell>
          <table:table-cell table:style-name="ce26" office:value-type="float" office:value="1004723" calcext:value-type="float">
            <text:p>1004723</text:p>
          </table:table-cell>
          <table:table-cell table:style-name="ce26" office:value-type="float" office:value="21871902" calcext:value-type="float">
            <text:p>21871902</text:p>
          </table:table-cell>
          <table:table-cell table:style-name="ce26" office:value-type="float" office:value="847900" calcext:value-type="float">
            <text:p>847900</text:p>
          </table:table-cell>
          <table:table-cell table:style-name="ce26" office:value-type="float" office:value="44070" calcext:value-type="float">
            <text:p>44070</text:p>
          </table:table-cell>
          <table:table-cell table:style-name="ce26" office:value-type="float" office:value="92296" calcext:value-type="float">
            <text:p>92296</text:p>
          </table:table-cell>
          <table:table-cell table:style-name="ce26" office:value-type="float" office:value="407292" calcext:value-type="float">
            <text:p>407292</text:p>
          </table:table-cell>
          <table:table-cell table:style-name="ce26" table:formula="of:=(SUM([.B38:.AB38]))+0" office:value-type="float" office:value="80393542" calcext:value-type="float">
            <text:p>80393542</text:p>
          </table:table-cell>
          <table:table-cell table:style-name="ce26" table:formula="of:=(+[.AE38]-[.AC38])+0" office:value-type="float" office:value="3535568" calcext:value-type="float">
            <text:p>3535568</text:p>
          </table:table-cell>
          <table:table-cell table:style-name="ce26" office:value-type="float" office:value="83929110" calcext:value-type="float">
            <text:p>83929110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MANZANA</text:p>
          </table:table-cell>
          <table:table-cell table:style-name="ce26" office:value-type="float" office:value="2652165" calcext:value-type="float">
            <text:p>2652165</text:p>
          </table:table-cell>
          <table:table-cell table:style-name="ce26" office:value-type="float" office:value="104950" calcext:value-type="float">
            <text:p>104950</text:p>
          </table:table-cell>
          <table:table-cell table:style-name="ce26" office:value-type="float" office:value="75162" calcext:value-type="float">
            <text:p>75162</text:p>
          </table:table-cell>
          <table:table-cell table:style-name="ce26" office:value-type="float" office:value="5768" calcext:value-type="float">
            <text:p>5768</text:p>
          </table:table-cell>
          <table:table-cell table:style-name="ce26" office:value-type="float" office:value="17858" calcext:value-type="float">
            <text:p>17858</text:p>
          </table:table-cell>
          <table:table-cell table:style-name="ce26" office:value-type="float" office:value="1724" calcext:value-type="float">
            <text:p>1724</text:p>
          </table:table-cell>
          <table:table-cell table:style-name="ce26" office:value-type="float" office:value="888631" calcext:value-type="float">
            <text:p>888631</text:p>
          </table:table-cell>
          <table:table-cell table:style-name="ce26" office:value-type="float" office:value="1284" calcext:value-type="float">
            <text:p>128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266" calcext:value-type="float">
            <text:p>4266</text:p>
          </table:table-cell>
          <table:table-cell table:style-name="ce26" office:value-type="float" office:value="64972" calcext:value-type="float">
            <text:p>64972</text:p>
          </table:table-cell>
          <table:table-cell table:style-name="ce26" office:value-type="float" office:value="14904346" calcext:value-type="float">
            <text:p>14904346</text:p>
          </table:table-cell>
          <table:table-cell table:style-name="ce26" office:value-type="float" office:value="24202" calcext:value-type="float">
            <text:p>24202</text:p>
          </table:table-cell>
          <table:table-cell table:style-name="ce26" office:value-type="float" office:value="182823" calcext:value-type="float">
            <text:p>182823</text:p>
          </table:table-cell>
          <table:table-cell table:style-name="ce26" office:value-type="float" office:value="74467" calcext:value-type="float">
            <text:p>74467</text:p>
          </table:table-cell>
          <table:table-cell table:style-name="ce26" office:value-type="float" office:value="2166827" calcext:value-type="float">
            <text:p>2166827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2537" calcext:value-type="float">
            <text:p>2537</text:p>
          </table:table-cell>
          <table:table-cell table:style-name="ce26" office:value-type="float" office:value="20480" calcext:value-type="float">
            <text:p>20480</text:p>
          </table:table-cell>
          <table:table-cell table:style-name="ce26" office:value-type="float" office:value="1063097" calcext:value-type="float">
            <text:p>1063097</text:p>
          </table:table-cell>
          <table:table-cell table:style-name="ce26" office:value-type="float" office:value="66379" calcext:value-type="float">
            <text:p>66379</text:p>
          </table:table-cell>
          <table:table-cell table:style-name="ce26" office:value-type="float" office:value="7989040" calcext:value-type="float">
            <text:p>7989040</text:p>
          </table:table-cell>
          <table:table-cell table:style-name="ce26" office:value-type="float" office:value="9581984" calcext:value-type="float">
            <text:p>9581984</text:p>
          </table:table-cell>
          <table:table-cell table:style-name="ce26" office:value-type="float" office:value="175587" calcext:value-type="float">
            <text:p>175587</text:p>
          </table:table-cell>
          <table:table-cell table:style-name="ce26" office:value-type="float" office:value="205973" calcext:value-type="float">
            <text:p>205973</text:p>
          </table:table-cell>
          <table:table-cell table:style-name="ce26" office:value-type="float" office:value="1159204" calcext:value-type="float">
            <text:p>1159204</text:p>
          </table:table-cell>
          <table:table-cell table:style-name="ce26" table:formula="of:=(SUM([.B39:.AB39]))+0" office:value-type="float" office:value="41433726" calcext:value-type="float">
            <text:p>41433726</text:p>
          </table:table-cell>
          <table:table-cell table:style-name="ce26" table:formula="of:=(+[.AE39]-[.AC39])+0" office:value-type="float" office:value="49414335" calcext:value-type="float">
            <text:p>49414335</text:p>
          </table:table-cell>
          <table:table-cell table:style-name="ce26" office:value-type="float" office:value="90848061" calcext:value-type="float">
            <text:p>90848061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MELOCOTÓN</text:p>
          </table:table-cell>
          <table:table-cell table:style-name="ce26" office:value-type="float" office:value="114532568" calcext:value-type="float">
            <text:p>114532568</text:p>
          </table:table-cell>
          <table:table-cell table:style-name="ce26" office:value-type="float" office:value="3589111" calcext:value-type="float">
            <text:p>3589111</text:p>
          </table:table-cell>
          <table:table-cell table:style-name="ce26" office:value-type="float" office:value="7053611" calcext:value-type="float">
            <text:p>7053611</text:p>
          </table:table-cell>
          <table:table-cell table:style-name="ce26" office:value-type="float" office:value="93717" calcext:value-type="float">
            <text:p>9371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60392" calcext:value-type="float">
            <text:p>860392</text:p>
          </table:table-cell>
          <table:table-cell table:style-name="ce26" office:value-type="float" office:value="1900374" calcext:value-type="float">
            <text:p>1900374</text:p>
          </table:table-cell>
          <table:table-cell table:style-name="ce26" office:value-type="float" office:value="1374063" calcext:value-type="float">
            <text:p>1374063</text:p>
          </table:table-cell>
          <table:table-cell table:style-name="ce26" office:value-type="float" office:value="744446" calcext:value-type="float">
            <text:p>744446</text:p>
          </table:table-cell>
          <table:table-cell table:style-name="ce26" office:value-type="float" office:value="3129424" calcext:value-type="float">
            <text:p>3129424</text:p>
          </table:table-cell>
          <table:table-cell table:style-name="ce26" office:value-type="float" office:value="1053092" calcext:value-type="float">
            <text:p>1053092</text:p>
          </table:table-cell>
          <table:table-cell table:style-name="ce26" office:value-type="float" office:value="65697686" calcext:value-type="float">
            <text:p>65697686</text:p>
          </table:table-cell>
          <table:table-cell table:style-name="ce26" office:value-type="float" office:value="756418" calcext:value-type="float">
            <text:p>756418</text:p>
          </table:table-cell>
          <table:table-cell table:style-name="ce26" office:value-type="float" office:value="2200142" calcext:value-type="float">
            <text:p>2200142</text:p>
          </table:table-cell>
          <table:table-cell table:style-name="ce26" office:value-type="float" office:value="478460" calcext:value-type="float">
            <text:p>478460</text:p>
          </table:table-cell>
          <table:table-cell table:style-name="ce26" office:value-type="float" office:value="50889054" calcext:value-type="float">
            <text:p>50889054</text:p>
          </table:table-cell>
          <table:table-cell table:style-name="ce26" office:value-type="float" office:value="5118587" calcext:value-type="float">
            <text:p>5118587</text:p>
          </table:table-cell>
          <table:table-cell table:style-name="ce26" office:value-type="float" office:value="3025198" calcext:value-type="float">
            <text:p>3025198</text:p>
          </table:table-cell>
          <table:table-cell table:style-name="ce26" office:value-type="float" office:value="131172" calcext:value-type="float">
            <text:p>131172</text:p>
          </table:table-cell>
          <table:table-cell table:style-name="ce26" office:value-type="float" office:value="287118" calcext:value-type="float">
            <text:p>287118</text:p>
          </table:table-cell>
          <table:table-cell table:style-name="ce26" office:value-type="float" office:value="16107471" calcext:value-type="float">
            <text:p>16107471</text:p>
          </table:table-cell>
          <table:table-cell table:style-name="ce26" office:value-type="float" office:value="18728519" calcext:value-type="float">
            <text:p>18728519</text:p>
          </table:table-cell>
          <table:table-cell table:style-name="ce26" office:value-type="float" office:value="9641956" calcext:value-type="float">
            <text:p>9641956</text:p>
          </table:table-cell>
          <table:table-cell table:style-name="ce26" office:value-type="float" office:value="27716846" calcext:value-type="float">
            <text:p>27716846</text:p>
          </table:table-cell>
          <table:table-cell table:style-name="ce26" office:value-type="float" office:value="2358161" calcext:value-type="float">
            <text:p>2358161</text:p>
          </table:table-cell>
          <table:table-cell table:style-name="ce26" office:value-type="float" office:value="2316918" calcext:value-type="float">
            <text:p>2316918</text:p>
          </table:table-cell>
          <table:table-cell table:style-name="ce26" office:value-type="float" office:value="3143297" calcext:value-type="float">
            <text:p>3143297</text:p>
          </table:table-cell>
          <table:table-cell table:style-name="ce26" table:formula="of:=(SUM([.B40:.AB40]))+0" office:value-type="float" office:value="342927801" calcext:value-type="float">
            <text:p>342927801</text:p>
          </table:table-cell>
          <table:table-cell table:style-name="ce26" table:formula="of:=(+[.AE40]-[.AC40])+0" office:value-type="float" office:value="25002934" calcext:value-type="float">
            <text:p>25002934</text:p>
          </table:table-cell>
          <table:table-cell table:style-name="ce26" office:value-type="float" office:value="367930735" calcext:value-type="float">
            <text:p>367930735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MELÓN</text:p>
          </table:table-cell>
          <table:table-cell table:style-name="ce26" office:value-type="float" office:value="66502004" calcext:value-type="float">
            <text:p>66502004</text:p>
          </table:table-cell>
          <table:table-cell table:style-name="ce26" office:value-type="float" office:value="3019448" calcext:value-type="float">
            <text:p>3019448</text:p>
          </table:table-cell>
          <table:table-cell table:style-name="ce26" office:value-type="float" office:value="7094951" calcext:value-type="float">
            <text:p>7094951</text:p>
          </table:table-cell>
          <table:table-cell table:style-name="ce26" office:value-type="float" office:value="56720" calcext:value-type="float">
            <text:p>5672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56700" calcext:value-type="float">
            <text:p>356700</text:p>
          </table:table-cell>
          <table:table-cell table:style-name="ce26" office:value-type="float" office:value="5912327" calcext:value-type="float">
            <text:p>5912327</text:p>
          </table:table-cell>
          <table:table-cell table:style-name="ce26" office:value-type="float" office:value="934676" calcext:value-type="float">
            <text:p>934676</text:p>
          </table:table-cell>
          <table:table-cell table:style-name="ce26" office:value-type="float" office:value="154024" calcext:value-type="float">
            <text:p>154024</text:p>
          </table:table-cell>
          <table:table-cell table:style-name="ce26" office:value-type="float" office:value="189082" calcext:value-type="float">
            <text:p>189082</text:p>
          </table:table-cell>
          <table:table-cell table:style-name="ce26" office:value-type="float" office:value="1051238" calcext:value-type="float">
            <text:p>1051238</text:p>
          </table:table-cell>
          <table:table-cell table:style-name="ce26" office:value-type="float" office:value="104145895" calcext:value-type="float">
            <text:p>104145895</text:p>
          </table:table-cell>
          <table:table-cell table:style-name="ce26" office:value-type="float" office:value="99625" calcext:value-type="float">
            <text:p>99625</text:p>
          </table:table-cell>
          <table:table-cell table:style-name="ce26" office:value-type="float" office:value="1341914" calcext:value-type="float">
            <text:p>1341914</text:p>
          </table:table-cell>
          <table:table-cell table:style-name="ce26" office:value-type="float" office:value="1889110" calcext:value-type="float">
            <text:p>1889110</text:p>
          </table:table-cell>
          <table:table-cell table:style-name="ce26" office:value-type="float" office:value="8894808" calcext:value-type="float">
            <text:p>8894808</text:p>
          </table:table-cell>
          <table:table-cell table:style-name="ce26" office:value-type="float" office:value="658270" calcext:value-type="float">
            <text:p>658270</text:p>
          </table:table-cell>
          <table:table-cell table:style-name="ce26" office:value-type="float" office:value="560179" calcext:value-type="float">
            <text:p>560179</text:p>
          </table:table-cell>
          <table:table-cell table:style-name="ce26" office:value-type="float" office:value="31988" calcext:value-type="float">
            <text:p>31988</text:p>
          </table:table-cell>
          <table:table-cell table:style-name="ce26" office:value-type="float" office:value="174955" calcext:value-type="float">
            <text:p>174955</text:p>
          </table:table-cell>
          <table:table-cell table:style-name="ce26" office:value-type="float" office:value="32274479" calcext:value-type="float">
            <text:p>32274479</text:p>
          </table:table-cell>
          <table:table-cell table:style-name="ce26" office:value-type="float" office:value="3221887" calcext:value-type="float">
            <text:p>3221887</text:p>
          </table:table-cell>
          <table:table-cell table:style-name="ce26" office:value-type="float" office:value="22747470" calcext:value-type="float">
            <text:p>22747470</text:p>
          </table:table-cell>
          <table:table-cell table:style-name="ce26" office:value-type="float" office:value="36240949" calcext:value-type="float">
            <text:p>36240949</text:p>
          </table:table-cell>
          <table:table-cell table:style-name="ce26" office:value-type="float" office:value="1101318" calcext:value-type="float">
            <text:p>1101318</text:p>
          </table:table-cell>
          <table:table-cell table:style-name="ce26" office:value-type="float" office:value="426139" calcext:value-type="float">
            <text:p>426139</text:p>
          </table:table-cell>
          <table:table-cell table:style-name="ce26" office:value-type="float" office:value="7361114" calcext:value-type="float">
            <text:p>7361114</text:p>
          </table:table-cell>
          <table:table-cell table:style-name="ce26" table:formula="of:=(SUM([.B41:.AB41]))+0" office:value-type="float" office:value="306441270" calcext:value-type="float">
            <text:p>306441270</text:p>
          </table:table-cell>
          <table:table-cell table:style-name="ce26" table:formula="of:=(+[.AE41]-[.AC41])+0" office:value-type="float" office:value="12244564" calcext:value-type="float">
            <text:p>12244564</text:p>
          </table:table-cell>
          <table:table-cell table:style-name="ce26" office:value-type="float" office:value="318685834" calcext:value-type="float">
            <text:p>318685834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MORA</text:p>
          </table:table-cell>
          <table:table-cell table:style-name="ce26" office:value-type="float" office:value="8004731" calcext:value-type="float">
            <text:p>8004731</text:p>
          </table:table-cell>
          <table:table-cell table:style-name="ce26" office:value-type="float" office:value="393958" calcext:value-type="float">
            <text:p>393958</text:p>
          </table:table-cell>
          <table:table-cell table:style-name="ce26" office:value-type="float" office:value="592981" calcext:value-type="float">
            <text:p>592981</text:p>
          </table:table-cell>
          <table:table-cell table:style-name="ce26" office:value-type="float" office:value="8541" calcext:value-type="float">
            <text:p>854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678" calcext:value-type="float">
            <text:p>6678</text:p>
          </table:table-cell>
          <table:table-cell table:style-name="ce26" office:value-type="float" office:value="1005733" calcext:value-type="float">
            <text:p>1005733</text:p>
          </table:table-cell>
          <table:table-cell table:style-name="ce26" office:value-type="float" office:value="3506" calcext:value-type="float">
            <text:p>3506</text:p>
          </table:table-cell>
          <table:table-cell table:style-name="ce26" office:value-type="float" office:value="5796" calcext:value-type="float">
            <text:p>579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2522947" calcext:value-type="float">
            <text:p>2522947</text:p>
          </table:table-cell>
          <table:table-cell table:style-name="ce26" office:value-type="float" office:value="7652" calcext:value-type="float">
            <text:p>7652</text:p>
          </table:table-cell>
          <table:table-cell table:style-name="ce26" office:value-type="float" office:value="165202" calcext:value-type="float">
            <text:p>165202</text:p>
          </table:table-cell>
          <table:table-cell table:style-name="ce26" office:value-type="float" office:value="1527459" calcext:value-type="float">
            <text:p>1527459</text:p>
          </table:table-cell>
          <table:table-cell table:style-name="ce26" office:value-type="float" office:value="1685956" calcext:value-type="float">
            <text:p>1685956</text:p>
          </table:table-cell>
          <table:table-cell table:style-name="ce26" office:value-type="float" office:value="11718" calcext:value-type="float">
            <text:p>1171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67" calcext:value-type="float">
            <text:p>1967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12230220" calcext:value-type="float">
            <text:p>12230220</text:p>
          </table:table-cell>
          <table:table-cell table:style-name="ce26" office:value-type="float" office:value="536287" calcext:value-type="float">
            <text:p>536287</text:p>
          </table:table-cell>
          <table:table-cell table:style-name="ce26" office:value-type="float" office:value="375132" calcext:value-type="float">
            <text:p>375132</text:p>
          </table:table-cell>
          <table:table-cell table:style-name="ce26" office:value-type="float" office:value="4493420" calcext:value-type="float">
            <text:p>4493420</text:p>
          </table:table-cell>
          <table:table-cell table:style-name="ce26" office:value-type="float" office:value="50284" calcext:value-type="float">
            <text:p>50284</text:p>
          </table:table-cell>
          <table:table-cell table:style-name="ce26" office:value-type="float" office:value="61514" calcext:value-type="float">
            <text:p>61514</text:p>
          </table:table-cell>
          <table:table-cell table:style-name="ce26" office:value-type="float" office:value="682298" calcext:value-type="float">
            <text:p>682298</text:p>
          </table:table-cell>
          <table:table-cell table:style-name="ce26" table:formula="of:=(SUM([.B42:.AB42]))+0" office:value-type="float" office:value="34374420" calcext:value-type="float">
            <text:p>34374420</text:p>
          </table:table-cell>
          <table:table-cell table:style-name="ce26" table:formula="of:=(+[.AE42]-[.AC42])+0" office:value-type="float" office:value="493950" calcext:value-type="float">
            <text:p>493950</text:p>
          </table:table-cell>
          <table:table-cell table:style-name="ce26" office:value-type="float" office:value="34868370" calcext:value-type="float">
            <text:p>34868370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NARANJA</text:p>
          </table:table-cell>
          <table:table-cell table:style-name="ce26" office:value-type="float" office:value="275716510" calcext:value-type="float">
            <text:p>275716510</text:p>
          </table:table-cell>
          <table:table-cell table:style-name="ce26" office:value-type="float" office:value="18011666" calcext:value-type="float">
            <text:p>18011666</text:p>
          </table:table-cell>
          <table:table-cell table:style-name="ce26" office:value-type="float" office:value="33602130" calcext:value-type="float">
            <text:p>33602130</text:p>
          </table:table-cell>
          <table:table-cell table:style-name="ce26" office:value-type="float" office:value="251069" calcext:value-type="float">
            <text:p>251069</text:p>
          </table:table-cell>
          <table:table-cell table:style-name="ce26" office:value-type="float" office:value="161956" calcext:value-type="float">
            <text:p>161956</text:p>
          </table:table-cell>
          <table:table-cell table:style-name="ce26" office:value-type="float" office:value="4004333" calcext:value-type="float">
            <text:p>4004333</text:p>
          </table:table-cell>
          <table:table-cell table:style-name="ce26" office:value-type="float" office:value="15059781" calcext:value-type="float">
            <text:p>15059781</text:p>
          </table:table-cell>
          <table:table-cell table:style-name="ce26" office:value-type="float" office:value="4352532" calcext:value-type="float">
            <text:p>4352532</text:p>
          </table:table-cell>
          <table:table-cell table:style-name="ce26" office:value-type="float" office:value="5864573" calcext:value-type="float">
            <text:p>5864573</text:p>
          </table:table-cell>
          <table:table-cell table:style-name="ce26" office:value-type="float" office:value="2253023" calcext:value-type="float">
            <text:p>2253023</text:p>
          </table:table-cell>
          <table:table-cell table:style-name="ce26" office:value-type="float" office:value="9285877" calcext:value-type="float">
            <text:p>9285877</text:p>
          </table:table-cell>
          <table:table-cell table:style-name="ce26" office:value-type="float" office:value="251961326" calcext:value-type="float">
            <text:p>251961326</text:p>
          </table:table-cell>
          <table:table-cell table:style-name="ce26" office:value-type="float" office:value="32561" calcext:value-type="float">
            <text:p>32561</text:p>
          </table:table-cell>
          <table:table-cell table:style-name="ce26" office:value-type="float" office:value="3687969" calcext:value-type="float">
            <text:p>3687969</text:p>
          </table:table-cell>
          <table:table-cell table:style-name="ce26" office:value-type="float" office:value="5209619" calcext:value-type="float">
            <text:p>5209619</text:p>
          </table:table-cell>
          <table:table-cell table:style-name="ce26" office:value-type="float" office:value="69808690" calcext:value-type="float">
            <text:p>69808690</text:p>
          </table:table-cell>
          <table:table-cell table:style-name="ce26" office:value-type="float" office:value="1876636" calcext:value-type="float">
            <text:p>1876636</text:p>
          </table:table-cell>
          <table:table-cell table:style-name="ce26" office:value-type="float" office:value="1768644" calcext:value-type="float">
            <text:p>1768644</text:p>
          </table:table-cell>
          <table:table-cell table:style-name="ce26" office:value-type="float" office:value="1483508" calcext:value-type="float">
            <text:p>1483508</text:p>
          </table:table-cell>
          <table:table-cell table:style-name="ce26" office:value-type="float" office:value="1362363" calcext:value-type="float">
            <text:p>1362363</text:p>
          </table:table-cell>
          <table:table-cell table:style-name="ce26" office:value-type="float" office:value="82809651" calcext:value-type="float">
            <text:p>82809651</text:p>
          </table:table-cell>
          <table:table-cell table:style-name="ce26" office:value-type="float" office:value="43889236" calcext:value-type="float">
            <text:p>43889236</text:p>
          </table:table-cell>
          <table:table-cell table:style-name="ce26" office:value-type="float" office:value="7207660" calcext:value-type="float">
            <text:p>7207660</text:p>
          </table:table-cell>
          <table:table-cell table:style-name="ce26" office:value-type="float" office:value="66718270" calcext:value-type="float">
            <text:p>66718270</text:p>
          </table:table-cell>
          <table:table-cell table:style-name="ce26" office:value-type="float" office:value="15590796" calcext:value-type="float">
            <text:p>15590796</text:p>
          </table:table-cell>
          <table:table-cell table:style-name="ce26" office:value-type="float" office:value="4636131" calcext:value-type="float">
            <text:p>4636131</text:p>
          </table:table-cell>
          <table:table-cell table:style-name="ce26" office:value-type="float" office:value="24849833" calcext:value-type="float">
            <text:p>24849833</text:p>
          </table:table-cell>
          <table:table-cell table:style-name="ce26" table:formula="of:=(SUM([.B43:.AB43]))+0" office:value-type="float" office:value="951456343" calcext:value-type="float">
            <text:p>951456343</text:p>
          </table:table-cell>
          <table:table-cell table:style-name="ce26" table:formula="of:=(+[.AE43]-[.AC43])+0" office:value-type="float" office:value="161742574" calcext:value-type="float">
            <text:p>161742574</text:p>
          </table:table-cell>
          <table:table-cell table:style-name="ce26" office:value-type="float" office:value="1113198917" calcext:value-type="float">
            <text:p>1113198917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NECTARINA</text:p>
          </table:table-cell>
          <table:table-cell table:style-name="ce26" office:value-type="float" office:value="128752954" calcext:value-type="float">
            <text:p>128752954</text:p>
          </table:table-cell>
          <table:table-cell table:style-name="ce26" office:value-type="float" office:value="3047906" calcext:value-type="float">
            <text:p>3047906</text:p>
          </table:table-cell>
          <table:table-cell table:style-name="ce26" office:value-type="float" office:value="12314544" calcext:value-type="float">
            <text:p>12314544</text:p>
          </table:table-cell>
          <table:table-cell table:style-name="ce26" office:value-type="float" office:value="187782" calcext:value-type="float">
            <text:p>187782</text:p>
          </table:table-cell>
          <table:table-cell table:style-name="ce26" office:value-type="float" office:value="1455" calcext:value-type="float">
            <text:p>1455</text:p>
          </table:table-cell>
          <table:table-cell table:style-name="ce26" office:value-type="float" office:value="1260636" calcext:value-type="float">
            <text:p>1260636</text:p>
          </table:table-cell>
          <table:table-cell table:style-name="ce26" office:value-type="float" office:value="3258701" calcext:value-type="float">
            <text:p>3258701</text:p>
          </table:table-cell>
          <table:table-cell table:style-name="ce26" office:value-type="float" office:value="1387941" calcext:value-type="float">
            <text:p>1387941</text:p>
          </table:table-cell>
          <table:table-cell table:style-name="ce26" office:value-type="float" office:value="985613" calcext:value-type="float">
            <text:p>985613</text:p>
          </table:table-cell>
          <table:table-cell table:style-name="ce26" office:value-type="float" office:value="3207191" calcext:value-type="float">
            <text:p>3207191</text:p>
          </table:table-cell>
          <table:table-cell table:style-name="ce26" office:value-type="float" office:value="2353574" calcext:value-type="float">
            <text:p>2353574</text:p>
          </table:table-cell>
          <table:table-cell table:style-name="ce26" office:value-type="float" office:value="57312748" calcext:value-type="float">
            <text:p>57312748</text:p>
          </table:table-cell>
          <table:table-cell table:style-name="ce26" office:value-type="float" office:value="934762" calcext:value-type="float">
            <text:p>934762</text:p>
          </table:table-cell>
          <table:table-cell table:style-name="ce26" office:value-type="float" office:value="2930538" calcext:value-type="float">
            <text:p>2930538</text:p>
          </table:table-cell>
          <table:table-cell table:style-name="ce26" office:value-type="float" office:value="845486" calcext:value-type="float">
            <text:p>845486</text:p>
          </table:table-cell>
          <table:table-cell table:style-name="ce26" office:value-type="float" office:value="35796525" calcext:value-type="float">
            <text:p>35796525</text:p>
          </table:table-cell>
          <table:table-cell table:style-name="ce26" office:value-type="float" office:value="1812762" calcext:value-type="float">
            <text:p>1812762</text:p>
          </table:table-cell>
          <table:table-cell table:style-name="ce26" office:value-type="float" office:value="2090087" calcext:value-type="float">
            <text:p>2090087</text:p>
          </table:table-cell>
          <table:table-cell table:style-name="ce26" office:value-type="float" office:value="239732" calcext:value-type="float">
            <text:p>239732</text:p>
          </table:table-cell>
          <table:table-cell table:style-name="ce26" office:value-type="float" office:value="182248" calcext:value-type="float">
            <text:p>182248</text:p>
          </table:table-cell>
          <table:table-cell table:style-name="ce26" office:value-type="float" office:value="19041298" calcext:value-type="float">
            <text:p>19041298</text:p>
          </table:table-cell>
          <table:table-cell table:style-name="ce26" office:value-type="float" office:value="18542361" calcext:value-type="float">
            <text:p>18542361</text:p>
          </table:table-cell>
          <table:table-cell table:style-name="ce26" office:value-type="float" office:value="13094317" calcext:value-type="float">
            <text:p>13094317</text:p>
          </table:table-cell>
          <table:table-cell table:style-name="ce26" office:value-type="float" office:value="51429169" calcext:value-type="float">
            <text:p>51429169</text:p>
          </table:table-cell>
          <table:table-cell table:style-name="ce26" office:value-type="float" office:value="2530558" calcext:value-type="float">
            <text:p>2530558</text:p>
          </table:table-cell>
          <table:table-cell table:style-name="ce26" office:value-type="float" office:value="1626148" calcext:value-type="float">
            <text:p>1626148</text:p>
          </table:table-cell>
          <table:table-cell table:style-name="ce26" office:value-type="float" office:value="4521294" calcext:value-type="float">
            <text:p>4521294</text:p>
          </table:table-cell>
          <table:table-cell table:style-name="ce26" table:formula="of:=(SUM([.B44:.AB44]))+0" office:value-type="float" office:value="369688330" calcext:value-type="float">
            <text:p>369688330</text:p>
          </table:table-cell>
          <table:table-cell table:style-name="ce26" table:formula="of:=(+[.AE44]-[.AC44])+0" office:value-type="float" office:value="30219284" calcext:value-type="float">
            <text:p>30219284</text:p>
          </table:table-cell>
          <table:table-cell table:style-name="ce26" office:value-type="float" office:value="399907614" calcext:value-type="float">
            <text:p>399907614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OTROS CÍTRICOS</text:p>
          </table:table-cell>
          <table:table-cell table:style-name="ce26" office:value-type="float" office:value="3161816" calcext:value-type="float">
            <text:p>31618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93059" calcext:value-type="float">
            <text:p>393059</text:p>
          </table:table-cell>
          <table:table-cell table:style-name="ce26" office:value-type="float" office:value="56" calcext:value-type="float">
            <text:p>5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5007" calcext:value-type="float">
            <text:p>15007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1071" calcext:value-type="float">
            <text:p>11071</text:p>
          </table:table-cell>
          <table:table-cell table:style-name="ce26" office:value-type="float" office:value="770" calcext:value-type="float">
            <text:p>770</text:p>
          </table:table-cell>
          <table:table-cell table:style-name="ce26" office:value-type="float" office:value="7101136" calcext:value-type="float">
            <text:p>710113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2690" calcext:value-type="float">
            <text:p>4269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02174" calcext:value-type="float">
            <text:p>702174</text:p>
          </table:table-cell>
          <table:table-cell table:style-name="ce26" office:value-type="float" office:value="4713" calcext:value-type="float">
            <text:p>4713</text:p>
          </table:table-cell>
          <table:table-cell table:style-name="ce26" office:value-type="float" office:value="9783" calcext:value-type="float">
            <text:p>978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659" calcext:value-type="float">
            <text:p>3659</text:p>
          </table:table-cell>
          <table:table-cell table:style-name="ce26" office:value-type="float" office:value="81469" calcext:value-type="float">
            <text:p>81469</text:p>
          </table:table-cell>
          <table:table-cell table:style-name="ce26" office:value-type="float" office:value="111369" calcext:value-type="float">
            <text:p>111369</text:p>
          </table:table-cell>
          <table:table-cell table:style-name="ce26" office:value-type="float" office:value="157098" calcext:value-type="float">
            <text:p>157098</text:p>
          </table:table-cell>
          <table:table-cell table:style-name="ce26" office:value-type="float" office:value="162488" calcext:value-type="float">
            <text:p>162488</text:p>
          </table:table-cell>
          <table:table-cell table:style-name="ce26" office:value-type="float" office:value="1486" calcext:value-type="float">
            <text:p>1486</text:p>
          </table:table-cell>
          <table:table-cell table:style-name="ce26" office:value-type="float" office:value="194599" calcext:value-type="float">
            <text:p>194599</text:p>
          </table:table-cell>
          <table:table-cell table:style-name="ce26" office:value-type="float" office:value="80987" calcext:value-type="float">
            <text:p>80987</text:p>
          </table:table-cell>
          <table:table-cell table:style-name="ce26" table:formula="of:=(SUM([.B45:.AB45]))+0" office:value-type="float" office:value="12235430" calcext:value-type="float">
            <text:p>12235430</text:p>
          </table:table-cell>
          <table:table-cell table:style-name="ce26" table:formula="of:=(+[.AE45]-[.AC45])+0" office:value-type="float" office:value="46248" calcext:value-type="float">
            <text:p>46248</text:p>
          </table:table-cell>
          <table:table-cell table:style-name="ce26" office:value-type="float" office:value="12281678" calcext:value-type="float">
            <text:p>12281678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PERA</text:p>
          </table:table-cell>
          <table:table-cell table:style-name="ce26" office:value-type="float" office:value="9689319" calcext:value-type="float">
            <text:p>9689319</text:p>
          </table:table-cell>
          <table:table-cell table:style-name="ce26" office:value-type="float" office:value="970029" calcext:value-type="float">
            <text:p>970029</text:p>
          </table:table-cell>
          <table:table-cell table:style-name="ce26" office:value-type="float" office:value="145100" calcext:value-type="float">
            <text:p>145100</text:p>
          </table:table-cell>
          <table:table-cell table:style-name="ce26" office:value-type="float" office:value="23194" calcext:value-type="float">
            <text:p>23194</text:p>
          </table:table-cell>
          <table:table-cell table:style-name="ce26" office:value-type="float" office:value="502095" calcext:value-type="float">
            <text:p>502095</text:p>
          </table:table-cell>
          <table:table-cell table:style-name="ce26" office:value-type="float" office:value="345864" calcext:value-type="float">
            <text:p>345864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127605" calcext:value-type="float">
            <text:p>127605</text:p>
          </table:table-cell>
          <table:table-cell table:style-name="ce26" office:value-type="float" office:value="251673" calcext:value-type="float">
            <text:p>251673</text:p>
          </table:table-cell>
          <table:table-cell table:style-name="ce26" office:value-type="float" office:value="47808" calcext:value-type="float">
            <text:p>4780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980052" calcext:value-type="float">
            <text:p>6980052</text:p>
          </table:table-cell>
          <table:table-cell table:style-name="ce26" office:value-type="float" office:value="201033" calcext:value-type="float">
            <text:p>201033</text:p>
          </table:table-cell>
          <table:table-cell table:style-name="ce26" office:value-type="float" office:value="651443" calcext:value-type="float">
            <text:p>651443</text:p>
          </table:table-cell>
          <table:table-cell table:style-name="ce26" office:value-type="float" office:value="63624" calcext:value-type="float">
            <text:p>63624</text:p>
          </table:table-cell>
          <table:table-cell table:style-name="ce26" office:value-type="float" office:value="18374047" calcext:value-type="float">
            <text:p>18374047</text:p>
          </table:table-cell>
          <table:table-cell table:style-name="ce26" office:value-type="float" office:value="48196" calcext:value-type="float">
            <text:p>48196</text:p>
          </table:table-cell>
          <table:table-cell table:style-name="ce26" office:value-type="float" office:value="32704" calcext:value-type="float">
            <text:p>32704</text:p>
          </table:table-cell>
          <table:table-cell table:style-name="ce26" office:value-type="float" office:value="2035" calcext:value-type="float">
            <text:p>2035</text:p>
          </table:table-cell>
          <table:table-cell table:style-name="ce26" office:value-type="float" office:value="46775" calcext:value-type="float">
            <text:p>46775</text:p>
          </table:table-cell>
          <table:table-cell table:style-name="ce26" office:value-type="float" office:value="166315" calcext:value-type="float">
            <text:p>166315</text:p>
          </table:table-cell>
          <table:table-cell table:style-name="ce26" office:value-type="float" office:value="1925919" calcext:value-type="float">
            <text:p>1925919</text:p>
          </table:table-cell>
          <table:table-cell table:style-name="ce26" office:value-type="float" office:value="1745440" calcext:value-type="float">
            <text:p>1745440</text:p>
          </table:table-cell>
          <table:table-cell table:style-name="ce26" office:value-type="float" office:value="647333" calcext:value-type="float">
            <text:p>647333</text:p>
          </table:table-cell>
          <table:table-cell table:style-name="ce26" office:value-type="float" office:value="311310" calcext:value-type="float">
            <text:p>311310</text:p>
          </table:table-cell>
          <table:table-cell table:style-name="ce26" office:value-type="float" office:value="51497" calcext:value-type="float">
            <text:p>51497</text:p>
          </table:table-cell>
          <table:table-cell table:style-name="ce26" office:value-type="float" office:value="226338" calcext:value-type="float">
            <text:p>226338</text:p>
          </table:table-cell>
          <table:table-cell table:style-name="ce26" table:formula="of:=(SUM([.B46:.AB46]))+0" office:value-type="float" office:value="43577055" calcext:value-type="float">
            <text:p>43577055</text:p>
          </table:table-cell>
          <table:table-cell table:style-name="ce26" table:formula="of:=(+[.AE46]-[.AC46])+0" office:value-type="float" office:value="55980607" calcext:value-type="float">
            <text:p>55980607</text:p>
          </table:table-cell>
          <table:table-cell table:style-name="ce26" office:value-type="float" office:value="99557662" calcext:value-type="float">
            <text:p>99557662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PIÑA</text:p>
          </table:table-cell>
          <table:table-cell table:style-name="ce26" office:value-type="float" office:value="107723" calcext:value-type="float">
            <text:p>107723</text:p>
          </table:table-cell>
          <table:table-cell table:style-name="ce26" office:value-type="float" office:value="12758" calcext:value-type="float">
            <text:p>12758</text:p>
          </table:table-cell>
          <table:table-cell table:style-name="ce26" office:value-type="float" office:value="96039" calcext:value-type="float">
            <text:p>96039</text:p>
          </table:table-cell>
          <table:table-cell table:style-name="ce26" office:value-type="float" office:value="77353" calcext:value-type="float">
            <text:p>7735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8931" calcext:value-type="float">
            <text:p>178931</text:p>
          </table:table-cell>
          <table:table-cell table:style-name="ce26" office:value-type="float" office:value="1601" calcext:value-type="float">
            <text:p>1601</text:p>
          </table:table-cell>
          <table:table-cell table:style-name="ce26" office:value-type="float" office:value="54583" calcext:value-type="float">
            <text:p>54583</text:p>
          </table:table-cell>
          <table:table-cell table:style-name="ce26" office:value-type="float" office:value="38641" calcext:value-type="float">
            <text:p>38641</text:p>
          </table:table-cell>
          <table:table-cell table:style-name="ce26" office:value-type="float" office:value="1278" calcext:value-type="float">
            <text:p>127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773769" calcext:value-type="float">
            <text:p>6773769</text:p>
          </table:table-cell>
          <table:table-cell table:style-name="ce26" office:value-type="float" office:value="180766" calcext:value-type="float">
            <text:p>180766</text:p>
          </table:table-cell>
          <table:table-cell table:style-name="ce26" office:value-type="float" office:value="135387" calcext:value-type="float">
            <text:p>135387</text:p>
          </table:table-cell>
          <table:table-cell table:style-name="ce26" office:value-type="float" office:value="2474" calcext:value-type="float">
            <text:p>2474</text:p>
          </table:table-cell>
          <table:table-cell table:style-name="ce26" office:value-type="float" office:value="4872419" calcext:value-type="float">
            <text:p>487241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32" calcext:value-type="float">
            <text:p>1732</text:p>
          </table:table-cell>
          <table:table-cell table:style-name="ce26" office:value-type="float" office:value="32340" calcext:value-type="float">
            <text:p>32340</text:p>
          </table:table-cell>
          <table:table-cell table:style-name="ce26" office:value-type="float" office:value="15967" calcext:value-type="float">
            <text:p>15967</text:p>
          </table:table-cell>
          <table:table-cell table:style-name="ce26" office:value-type="float" office:value="322196" calcext:value-type="float">
            <text:p>322196</text:p>
          </table:table-cell>
          <table:table-cell table:style-name="ce26" office:value-type="float" office:value="183285" calcext:value-type="float">
            <text:p>183285</text:p>
          </table:table-cell>
          <table:table-cell table:style-name="ce26" office:value-type="float" office:value="15566701" calcext:value-type="float">
            <text:p>15566701</text:p>
          </table:table-cell>
          <table:table-cell table:style-name="ce26" office:value-type="float" office:value="21147" calcext:value-type="float">
            <text:p>21147</text:p>
          </table:table-cell>
          <table:table-cell table:style-name="ce26" office:value-type="float" office:value="9820" calcext:value-type="float">
            <text:p>9820</text:p>
          </table:table-cell>
          <table:table-cell table:style-name="ce26" office:value-type="float" office:value="121905" calcext:value-type="float">
            <text:p>121905</text:p>
          </table:table-cell>
          <table:table-cell table:style-name="ce26" office:value-type="float" office:value="3673" calcext:value-type="float">
            <text:p>3673</text:p>
          </table:table-cell>
          <table:table-cell table:style-name="ce26" table:formula="of:=(SUM([.B47:.AB47]))+0" office:value-type="float" office:value="28812488" calcext:value-type="float">
            <text:p>28812488</text:p>
          </table:table-cell>
          <table:table-cell table:style-name="ce26" table:formula="of:=(+[.AE47]-[.AC47])+0" office:value-type="float" office:value="2545319" calcext:value-type="float">
            <text:p>2545319</text:p>
          </table:table-cell>
          <table:table-cell table:style-name="ce26" office:value-type="float" office:value="31357807" calcext:value-type="float">
            <text:p>31357807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PLÁTANO</text:p>
          </table:table-cell>
          <table:table-cell table:style-name="ce26" office:value-type="float" office:value="30426" calcext:value-type="float">
            <text:p>30426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816" calcext:value-type="float">
            <text:p>28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6098" calcext:value-type="float">
            <text:p>6098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2806960" calcext:value-type="float">
            <text:p>2806960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69409" calcext:value-type="float">
            <text:p>1269409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35009" calcext:value-type="float">
            <text:p>35009</text:p>
          </table:table-cell>
          <table:table-cell table:style-name="ce26" office:value-type="float" office:value="2979" calcext:value-type="float">
            <text:p>297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7718274" calcext:value-type="float">
            <text:p>57718274</text:p>
          </table:table-cell>
          <table:table-cell table:style-name="ce26" office:value-type="float" office:value="140068" calcext:value-type="float">
            <text:p>14006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44012" calcext:value-type="float">
            <text:p>244012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(SUM([.B48:.AB48]))+0" office:value-type="float" office:value="62257079" calcext:value-type="float">
            <text:p>62257079</text:p>
          </table:table-cell>
          <table:table-cell table:style-name="ce26" table:formula="of:=(+[.AE48]-[.AC48])+0" office:value-type="float" office:value="2462977" calcext:value-type="float">
            <text:p>2462977</text:p>
          </table:table-cell>
          <table:table-cell table:style-name="ce26" office:value-type="float" office:value="64720056" calcext:value-type="float">
            <text:p>64720056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POMELO</text:p>
          </table:table-cell>
          <table:table-cell table:style-name="ce26" office:value-type="float" office:value="15158095" calcext:value-type="float">
            <text:p>15158095</text:p>
          </table:table-cell>
          <table:table-cell table:style-name="ce26" office:value-type="float" office:value="979283" calcext:value-type="float">
            <text:p>979283</text:p>
          </table:table-cell>
          <table:table-cell table:style-name="ce26" office:value-type="float" office:value="1180125" calcext:value-type="float">
            <text:p>1180125</text:p>
          </table:table-cell>
          <table:table-cell table:style-name="ce26" office:value-type="float" office:value="41587" calcext:value-type="float">
            <text:p>4158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8144" calcext:value-type="float">
            <text:p>68144</text:p>
          </table:table-cell>
          <table:table-cell table:style-name="ce26" office:value-type="float" office:value="935955" calcext:value-type="float">
            <text:p>935955</text:p>
          </table:table-cell>
          <table:table-cell table:style-name="ce26" office:value-type="float" office:value="359693" calcext:value-type="float">
            <text:p>359693</text:p>
          </table:table-cell>
          <table:table-cell table:style-name="ce26" office:value-type="float" office:value="112009" calcext:value-type="float">
            <text:p>112009</text:p>
          </table:table-cell>
          <table:table-cell table:style-name="ce26" office:value-type="float" office:value="90525" calcext:value-type="float">
            <text:p>90525</text:p>
          </table:table-cell>
          <table:table-cell table:style-name="ce26" office:value-type="float" office:value="413268" calcext:value-type="float">
            <text:p>413268</text:p>
          </table:table-cell>
          <table:table-cell table:style-name="ce26" office:value-type="float" office:value="16633349" calcext:value-type="float">
            <text:p>16633349</text:p>
          </table:table-cell>
          <table:table-cell table:style-name="ce26" office:value-type="float" office:value="44374" calcext:value-type="float">
            <text:p>44374</text:p>
          </table:table-cell>
          <table:table-cell table:style-name="ce26" office:value-type="float" office:value="604291" calcext:value-type="float">
            <text:p>604291</text:p>
          </table:table-cell>
          <table:table-cell table:style-name="ce26" office:value-type="float" office:value="262961" calcext:value-type="float">
            <text:p>262961</text:p>
          </table:table-cell>
          <table:table-cell table:style-name="ce26" office:value-type="float" office:value="3132371" calcext:value-type="float">
            <text:p>3132371</text:p>
          </table:table-cell>
          <table:table-cell table:style-name="ce26" office:value-type="float" office:value="221422" calcext:value-type="float">
            <text:p>221422</text:p>
          </table:table-cell>
          <table:table-cell table:style-name="ce26" office:value-type="float" office:value="203231" calcext:value-type="float">
            <text:p>203231</text:p>
          </table:table-cell>
          <table:table-cell table:style-name="ce26" office:value-type="float" office:value="47453" calcext:value-type="float">
            <text:p>47453</text:p>
          </table:table-cell>
          <table:table-cell table:style-name="ce26" office:value-type="float" office:value="35479" calcext:value-type="float">
            <text:p>35479</text:p>
          </table:table-cell>
          <table:table-cell table:style-name="ce26" office:value-type="float" office:value="2773756" calcext:value-type="float">
            <text:p>2773756</text:p>
          </table:table-cell>
          <table:table-cell table:style-name="ce26" office:value-type="float" office:value="2799847" calcext:value-type="float">
            <text:p>2799847</text:p>
          </table:table-cell>
          <table:table-cell table:style-name="ce26" office:value-type="float" office:value="1784237" calcext:value-type="float">
            <text:p>1784237</text:p>
          </table:table-cell>
          <table:table-cell table:style-name="ce26" office:value-type="float" office:value="3688571" calcext:value-type="float">
            <text:p>3688571</text:p>
          </table:table-cell>
          <table:table-cell table:style-name="ce26" office:value-type="float" office:value="875645" calcext:value-type="float">
            <text:p>875645</text:p>
          </table:table-cell>
          <table:table-cell table:style-name="ce26" office:value-type="float" office:value="303618" calcext:value-type="float">
            <text:p>303618</text:p>
          </table:table-cell>
          <table:table-cell table:style-name="ce26" office:value-type="float" office:value="726669" calcext:value-type="float">
            <text:p>726669</text:p>
          </table:table-cell>
          <table:table-cell table:style-name="ce26" table:formula="of:=(SUM([.B49:.AB49]))+0" office:value-type="float" office:value="53475958" calcext:value-type="float">
            <text:p>53475958</text:p>
          </table:table-cell>
          <table:table-cell table:style-name="ce26" table:formula="of:=(+[.AE49]-[.AC49])+0" office:value-type="float" office:value="2788594" calcext:value-type="float">
            <text:p>2788594</text:p>
          </table:table-cell>
          <table:table-cell table:style-name="ce26" office:value-type="float" office:value="56264552" calcext:value-type="float">
            <text:p>56264552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SANDÍA</text:p>
          </table:table-cell>
          <table:table-cell table:style-name="ce26" office:value-type="float" office:value="158981459" calcext:value-type="float">
            <text:p>158981459</text:p>
          </table:table-cell>
          <table:table-cell table:style-name="ce26" office:value-type="float" office:value="12728784" calcext:value-type="float">
            <text:p>12728784</text:p>
          </table:table-cell>
          <table:table-cell table:style-name="ce26" office:value-type="float" office:value="10456474" calcext:value-type="float">
            <text:p>10456474</text:p>
          </table:table-cell>
          <table:table-cell table:style-name="ce26" office:value-type="float" office:value="47962" calcext:value-type="float">
            <text:p>47962</text:p>
          </table:table-cell>
          <table:table-cell table:style-name="ce26" office:value-type="float" office:value="13219" calcext:value-type="float">
            <text:p>13219</text:p>
          </table:table-cell>
          <table:table-cell table:style-name="ce26" office:value-type="float" office:value="192714" calcext:value-type="float">
            <text:p>192714</text:p>
          </table:table-cell>
          <table:table-cell table:style-name="ce26" office:value-type="float" office:value="11546018" calcext:value-type="float">
            <text:p>11546018</text:p>
          </table:table-cell>
          <table:table-cell table:style-name="ce26" office:value-type="float" office:value="1873932" calcext:value-type="float">
            <text:p>1873932</text:p>
          </table:table-cell>
          <table:table-cell table:style-name="ce26" office:value-type="float" office:value="311268" calcext:value-type="float">
            <text:p>311268</text:p>
          </table:table-cell>
          <table:table-cell table:style-name="ce26" office:value-type="float" office:value="167990" calcext:value-type="float">
            <text:p>167990</text:p>
          </table:table-cell>
          <table:table-cell table:style-name="ce26" office:value-type="float" office:value="6274928" calcext:value-type="float">
            <text:p>6274928</text:p>
          </table:table-cell>
          <table:table-cell table:style-name="ce26" office:value-type="float" office:value="77760184" calcext:value-type="float">
            <text:p>77760184</text:p>
          </table:table-cell>
          <table:table-cell table:style-name="ce26" office:value-type="float" office:value="56850" calcext:value-type="float">
            <text:p>56850</text:p>
          </table:table-cell>
          <table:table-cell table:style-name="ce26" office:value-type="float" office:value="725088" calcext:value-type="float">
            <text:p>725088</text:p>
          </table:table-cell>
          <table:table-cell table:style-name="ce26" office:value-type="float" office:value="845673" calcext:value-type="float">
            <text:p>845673</text:p>
          </table:table-cell>
          <table:table-cell table:style-name="ce26" office:value-type="float" office:value="10200244" calcext:value-type="float">
            <text:p>10200244</text:p>
          </table:table-cell>
          <table:table-cell table:style-name="ce26" office:value-type="float" office:value="1601891" calcext:value-type="float">
            <text:p>1601891</text:p>
          </table:table-cell>
          <table:table-cell table:style-name="ce26" office:value-type="float" office:value="1363217" calcext:value-type="float">
            <text:p>1363217</text:p>
          </table:table-cell>
          <table:table-cell table:style-name="ce26" office:value-type="float" office:value="222253" calcext:value-type="float">
            <text:p>222253</text:p>
          </table:table-cell>
          <table:table-cell table:style-name="ce26" office:value-type="float" office:value="130043" calcext:value-type="float">
            <text:p>130043</text:p>
          </table:table-cell>
          <table:table-cell table:style-name="ce26" office:value-type="float" office:value="23054298" calcext:value-type="float">
            <text:p>23054298</text:p>
          </table:table-cell>
          <table:table-cell table:style-name="ce26" office:value-type="float" office:value="15313390" calcext:value-type="float">
            <text:p>15313390</text:p>
          </table:table-cell>
          <table:table-cell table:style-name="ce26" office:value-type="float" office:value="14503428" calcext:value-type="float">
            <text:p>14503428</text:p>
          </table:table-cell>
          <table:table-cell table:style-name="ce26" office:value-type="float" office:value="32871363" calcext:value-type="float">
            <text:p>32871363</text:p>
          </table:table-cell>
          <table:table-cell table:style-name="ce26" office:value-type="float" office:value="7365215" calcext:value-type="float">
            <text:p>7365215</text:p>
          </table:table-cell>
          <table:table-cell table:style-name="ce26" office:value-type="float" office:value="542312" calcext:value-type="float">
            <text:p>542312</text:p>
          </table:table-cell>
          <table:table-cell table:style-name="ce26" office:value-type="float" office:value="15655857" calcext:value-type="float">
            <text:p>15655857</text:p>
          </table:table-cell>
          <table:table-cell table:style-name="ce26" table:formula="of:=(SUM([.B50:.AB50]))+0" office:value-type="float" office:value="404806054" calcext:value-type="float">
            <text:p>404806054</text:p>
          </table:table-cell>
          <table:table-cell table:style-name="ce26" table:formula="of:=(+[.AE50]-[.AC50])+0" office:value-type="float" office:value="11329456" calcext:value-type="float">
            <text:p>11329456</text:p>
          </table:table-cell>
          <table:table-cell table:style-name="ce26" office:value-type="float" office:value="416135510" calcext:value-type="float">
            <text:p>416135510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UVA DE MESA</text:p>
          </table:table-cell>
          <table:table-cell table:style-name="ce26" office:value-type="float" office:value="65591984" calcext:value-type="float">
            <text:p>65591984</text:p>
          </table:table-cell>
          <table:table-cell table:style-name="ce26" office:value-type="float" office:value="308239" calcext:value-type="float">
            <text:p>308239</text:p>
          </table:table-cell>
          <table:table-cell table:style-name="ce26" office:value-type="float" office:value="6852901" calcext:value-type="float">
            <text:p>6852901</text:p>
          </table:table-cell>
          <table:table-cell table:style-name="ce26" office:value-type="float" office:value="21234" calcext:value-type="float">
            <text:p>21234</text:p>
          </table:table-cell>
          <table:table-cell table:style-name="ce26" office:value-type="float" office:value="56097" calcext:value-type="float">
            <text:p>56097</text:p>
          </table:table-cell>
          <table:table-cell table:style-name="ce26" office:value-type="float" office:value="464559" calcext:value-type="float">
            <text:p>464559</text:p>
          </table:table-cell>
          <table:table-cell table:style-name="ce26" office:value-type="float" office:value="6027114" calcext:value-type="float">
            <text:p>6027114</text:p>
          </table:table-cell>
          <table:table-cell table:style-name="ce26" office:value-type="float" office:value="224120" calcext:value-type="float">
            <text:p>224120</text:p>
          </table:table-cell>
          <table:table-cell table:style-name="ce26" office:value-type="float" office:value="2545" calcext:value-type="float">
            <text:p>2545</text:p>
          </table:table-cell>
          <table:table-cell table:style-name="ce26" office:value-type="float" office:value="165892" calcext:value-type="float">
            <text:p>165892</text:p>
          </table:table-cell>
          <table:table-cell table:style-name="ce26" office:value-type="float" office:value="6188715" calcext:value-type="float">
            <text:p>6188715</text:p>
          </table:table-cell>
          <table:table-cell table:style-name="ce26" office:value-type="float" office:value="18526693" calcext:value-type="float">
            <text:p>18526693</text:p>
          </table:table-cell>
          <table:table-cell table:style-name="ce26" office:value-type="float" office:value="78402" calcext:value-type="float">
            <text:p>78402</text:p>
          </table:table-cell>
          <table:table-cell table:style-name="ce26" office:value-type="float" office:value="993166" calcext:value-type="float">
            <text:p>993166</text:p>
          </table:table-cell>
          <table:table-cell table:style-name="ce26" office:value-type="float" office:value="4040017" calcext:value-type="float">
            <text:p>4040017</text:p>
          </table:table-cell>
          <table:table-cell table:style-name="ce26" office:value-type="float" office:value="6280239" calcext:value-type="float">
            <text:p>6280239</text:p>
          </table:table-cell>
          <table:table-cell table:style-name="ce26" office:value-type="float" office:value="712585" calcext:value-type="float">
            <text:p>712585</text:p>
          </table:table-cell>
          <table:table-cell table:style-name="ce26" office:value-type="float" office:value="145560" calcext:value-type="float">
            <text:p>145560</text:p>
          </table:table-cell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27120" calcext:value-type="float">
            <text:p>27120</text:p>
          </table:table-cell>
          <table:table-cell table:style-name="ce26" office:value-type="float" office:value="22133889" calcext:value-type="float">
            <text:p>22133889</text:p>
          </table:table-cell>
          <table:table-cell table:style-name="ce26" office:value-type="float" office:value="2563242" calcext:value-type="float">
            <text:p>2563242</text:p>
          </table:table-cell>
          <table:table-cell table:style-name="ce26" office:value-type="float" office:value="20823132" calcext:value-type="float">
            <text:p>20823132</text:p>
          </table:table-cell>
          <table:table-cell table:style-name="ce26" office:value-type="float" office:value="102329714" calcext:value-type="float">
            <text:p>102329714</text:p>
          </table:table-cell>
          <table:table-cell table:style-name="ce26" office:value-type="float" office:value="222628" calcext:value-type="float">
            <text:p>222628</text:p>
          </table:table-cell>
          <table:table-cell table:style-name="ce26" office:value-type="float" office:value="1638194" calcext:value-type="float">
            <text:p>1638194</text:p>
          </table:table-cell>
          <table:table-cell table:style-name="ce26" office:value-type="float" office:value="6727671" calcext:value-type="float">
            <text:p>6727671</text:p>
          </table:table-cell>
          <table:table-cell table:style-name="ce26" table:formula="of:=(SUM([.B51:.AB51]))+0" office:value-type="float" office:value="273146612" calcext:value-type="float">
            <text:p>273146612</text:p>
          </table:table-cell>
          <table:table-cell table:style-name="ce26" table:formula="of:=(+[.AE51]-[.AC51])+0" office:value-type="float" office:value="33404914" calcext:value-type="float">
            <text:p>33404914</text:p>
          </table:table-cell>
          <table:table-cell table:style-name="ce26" office:value-type="float" office:value="306551526" calcext:value-type="float">
            <text:p>306551526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OTRAS FRUTAS</text:p>
          </table:table-cell>
          <table:table-cell table:style-name="ce26" office:value-type="float" office:value="20055163" calcext:value-type="float">
            <text:p>20055163</text:p>
          </table:table-cell>
          <table:table-cell table:style-name="ce26" office:value-type="float" office:value="386518" calcext:value-type="float">
            <text:p>386518</text:p>
          </table:table-cell>
          <table:table-cell table:style-name="ce26" office:value-type="float" office:value="2189583" calcext:value-type="float">
            <text:p>2189583</text:p>
          </table:table-cell>
          <table:table-cell table:style-name="ce26" office:value-type="float" office:value="172646" calcext:value-type="float">
            <text:p>172646</text:p>
          </table:table-cell>
          <table:table-cell table:style-name="ce26" office:value-type="float" office:value="2728" calcext:value-type="float">
            <text:p>2728</text:p>
          </table:table-cell>
          <table:table-cell table:style-name="ce26" office:value-type="float" office:value="105727" calcext:value-type="float">
            <text:p>105727</text:p>
          </table:table-cell>
          <table:table-cell table:style-name="ce26" office:value-type="float" office:value="1406172" calcext:value-type="float">
            <text:p>1406172</text:p>
          </table:table-cell>
          <table:table-cell table:style-name="ce26" office:value-type="float" office:value="165002" calcext:value-type="float">
            <text:p>165002</text:p>
          </table:table-cell>
          <table:table-cell table:style-name="ce26" office:value-type="float" office:value="40924" calcext:value-type="float">
            <text:p>40924</text:p>
          </table:table-cell>
          <table:table-cell table:style-name="ce26" office:value-type="float" office:value="642245" calcext:value-type="float">
            <text:p>642245</text:p>
          </table:table-cell>
          <table:table-cell table:style-name="ce26" office:value-type="float" office:value="235902" calcext:value-type="float">
            <text:p>235902</text:p>
          </table:table-cell>
          <table:table-cell table:style-name="ce26" office:value-type="float" office:value="19258512" calcext:value-type="float">
            <text:p>19258512</text:p>
          </table:table-cell>
          <table:table-cell table:style-name="ce26" office:value-type="float" office:value="276491" calcext:value-type="float">
            <text:p>276491</text:p>
          </table:table-cell>
          <table:table-cell table:style-name="ce26" office:value-type="float" office:value="265447" calcext:value-type="float">
            <text:p>265447</text:p>
          </table:table-cell>
          <table:table-cell table:style-name="ce26" office:value-type="float" office:value="348708" calcext:value-type="float">
            <text:p>348708</text:p>
          </table:table-cell>
          <table:table-cell table:style-name="ce26" office:value-type="float" office:value="25630603" calcext:value-type="float">
            <text:p>25630603</text:p>
          </table:table-cell>
          <table:table-cell table:style-name="ce26" office:value-type="float" office:value="494131" calcext:value-type="float">
            <text:p>494131</text:p>
          </table:table-cell>
          <table:table-cell table:style-name="ce26" office:value-type="float" office:value="512061" calcext:value-type="float">
            <text:p>512061</text:p>
          </table:table-cell>
          <table:table-cell table:style-name="ce26" office:value-type="float" office:value="47359" calcext:value-type="float">
            <text:p>47359</text:p>
          </table:table-cell>
          <table:table-cell table:style-name="ce26" office:value-type="float" office:value="41853" calcext:value-type="float">
            <text:p>41853</text:p>
          </table:table-cell>
          <table:table-cell table:style-name="ce26" office:value-type="float" office:value="6640251" calcext:value-type="float">
            <text:p>6640251</text:p>
          </table:table-cell>
          <table:table-cell table:style-name="ce26" office:value-type="float" office:value="2828810" calcext:value-type="float">
            <text:p>2828810</text:p>
          </table:table-cell>
          <table:table-cell table:style-name="ce26" office:value-type="float" office:value="14784277" calcext:value-type="float">
            <text:p>14784277</text:p>
          </table:table-cell>
          <table:table-cell table:style-name="ce26" office:value-type="float" office:value="4812904" calcext:value-type="float">
            <text:p>4812904</text:p>
          </table:table-cell>
          <table:table-cell table:style-name="ce26" office:value-type="float" office:value="495440" calcext:value-type="float">
            <text:p>495440</text:p>
          </table:table-cell>
          <table:table-cell table:style-name="ce26" office:value-type="float" office:value="281162" calcext:value-type="float">
            <text:p>281162</text:p>
          </table:table-cell>
          <table:table-cell table:style-name="ce26" office:value-type="float" office:value="401271" calcext:value-type="float">
            <text:p>401271</text:p>
          </table:table-cell>
          <table:table-cell table:style-name="ce26" table:formula="of:=(SUM([.B52:.AB52]))+0" office:value-type="float" office:value="102521890" calcext:value-type="float">
            <text:p>102521890</text:p>
          </table:table-cell>
          <table:table-cell table:style-name="ce26" table:formula="of:=(+[.AE52]-[.AC52])+0" office:value-type="float" office:value="22212017" calcext:value-type="float">
            <text:p>22212017</text:p>
          </table:table-cell>
          <table:table-cell table:style-name="ce26" office:value-type="float" office:value="124733907" calcext:value-type="float">
            <text:p>124733907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2016'.$A$1" table:cell-range-address="$'2019'.$A$1:.$A$1048576" table:range-usable-as="repeat-column repeat-row"/>
        </table:named-expressions>
      </table:table>
      <table:table table:name="2020" table:style-name="ta5">
        <office:forms form:automatic-focus="false" form:apply-design-mode="false"/>
        <table:table-header-columns>
          <table:table-column table:style-name="co6" table:default-cell-style-name="ce22"/>
        </table:table-header-columns>
        <table:table-column table:style-name="co7" table:number-columns-repeated="27" table:default-cell-style-name="ce22"/>
        <table:table-column table:style-name="co8" table:number-columns-repeated="3" table:default-cell-style-name="ce22"/>
        <table:table-column table:style-name="co3" table:number-columns-repeated="993" table:default-cell-style-name="ce22"/>
        <table:table-row table:style-name="ro1">
          <table:table-cell table:style-name="ce1" office:value-type="string" calcext:value-type="string">
            <text:p>Producto</text:p>
          </table:table-cell>
          <table:table-cell table:style-name="ce26" office:value-type="string" calcext:value-type="string">
            <text:p>ALEMANIA</text:p>
          </table:table-cell>
          <table:table-cell table:style-name="ce26" office:value-type="string" calcext:value-type="string">
            <text:p>AUSTRIA</text:p>
          </table:table-cell>
          <table:table-cell table:style-name="ce26" office:value-type="string" calcext:value-type="string">
            <text:p>BÉLGICA</text:p>
          </table:table-cell>
          <table:table-cell table:style-name="ce26" office:value-type="string" calcext:value-type="string">
            <text:p>BULGARIA</text:p>
          </table:table-cell>
          <table:table-cell table:style-name="ce26" office:value-type="string" calcext:value-type="string">
            <text:p>CHIPRE</text:p>
          </table:table-cell>
          <table:table-cell table:style-name="ce26" office:value-type="string" calcext:value-type="string">
            <text:p>CROACIA</text:p>
          </table:table-cell>
          <table:table-cell table:style-name="ce26" office:value-type="string" calcext:value-type="string">
            <text:p>DINAMARCA</text:p>
          </table:table-cell>
          <table:table-cell table:style-name="ce26" office:value-type="string" calcext:value-type="string">
            <text:p>ESLOVAQUIA</text:p>
          </table:table-cell>
          <table:table-cell table:style-name="ce26" office:value-type="string" calcext:value-type="string">
            <text:p>ESLOVENIA</text:p>
          </table:table-cell>
          <table:table-cell table:style-name="ce26" office:value-type="string" calcext:value-type="string">
            <text:p>ESTONIA</text:p>
          </table:table-cell>
          <table:table-cell table:style-name="ce26" office:value-type="string" calcext:value-type="string">
            <text:p>FINLANDIA</text:p>
          </table:table-cell>
          <table:table-cell table:style-name="ce26" office:value-type="string" calcext:value-type="string">
            <text:p>FRANCIA</text:p>
          </table:table-cell>
          <table:table-cell table:style-name="ce26" office:value-type="string" calcext:value-type="string">
            <text:p>GRECIA</text:p>
          </table:table-cell>
          <table:table-cell table:style-name="ce26" office:value-type="string" calcext:value-type="string">
            <text:p>HUNGRIA</text:p>
          </table:table-cell>
          <table:table-cell table:style-name="ce26" office:value-type="string" calcext:value-type="string">
            <text:p>IRLANDA</text:p>
          </table:table-cell>
          <table:table-cell table:style-name="ce26" office:value-type="string" calcext:value-type="string">
            <text:p>ITALIA</text:p>
          </table:table-cell>
          <table:table-cell table:style-name="ce26" office:value-type="string" calcext:value-type="string">
            <text:p>LETONIA</text:p>
          </table:table-cell>
          <table:table-cell table:style-name="ce26" office:value-type="string" calcext:value-type="string">
            <text:p>LITUANIA</text:p>
          </table:table-cell>
          <table:table-cell table:style-name="ce26" office:value-type="string" calcext:value-type="string">
            <text:p>LUXEMBURGO</text:p>
          </table:table-cell>
          <table:table-cell table:style-name="ce26" office:value-type="string" calcext:value-type="string">
            <text:p>MALTA</text:p>
          </table:table-cell>
          <table:table-cell table:style-name="ce26" office:value-type="string" calcext:value-type="string">
            <text:p>PAISES BAJOS</text:p>
          </table:table-cell>
          <table:table-cell table:style-name="ce26" office:value-type="string" calcext:value-type="string">
            <text:p>POLONIA</text:p>
          </table:table-cell>
          <table:table-cell table:style-name="ce26" office:value-type="string" calcext:value-type="string">
            <text:p>PORTUGAL</text:p>
          </table:table-cell>
          <table:table-cell table:style-name="ce26" office:value-type="string" calcext:value-type="string">
            <text:p>REINO UNIDO</text:p>
          </table:table-cell>
          <table:table-cell table:style-name="ce26" office:value-type="string" calcext:value-type="string">
            <text:p>REP. CHECA</text:p>
          </table:table-cell>
          <table:table-cell table:style-name="ce26" office:value-type="string" calcext:value-type="string">
            <text:p>RUMANIA</text:p>
          </table:table-cell>
          <table:table-cell table:style-name="ce26" office:value-type="string" calcext:value-type="string">
            <text:p>SUECIA</text:p>
          </table:table-cell>
          <table:table-cell table:style-name="ce26" office:value-type="string" calcext:value-type="string">
            <text:p>TOTAL UE-27</text:p>
          </table:table-cell>
          <table:table-cell table:style-name="ce26" office:value-type="string" calcext:value-type="string">
            <text:p>EXTRE UE</text:p>
          </table:table-cell>
          <table:table-cell table:style-name="ce26" office:value-type="string" calcext:value-type="string">
            <text:p>TOTAL</text:p>
          </table:table-cell>
          <table:table-cell table:style-name="ce9" office:value-type="string" calcext:value-type="string">
            <text:p>TIPO</text:p>
          </table:table-cell>
          <table:table-cell table:style-name="ce23" table:number-columns-repeated="992"/>
        </table:table-row>
        <table:table-row table:style-name="ro2">
          <table:table-cell table:style-name="ce26" office:value-type="string" calcext:value-type="string">
            <text:p>ACELGA</text:p>
          </table:table-cell>
          <table:table-cell table:style-name="ce27" office:value-type="float" office:value="801891" calcext:value-type="float">
            <text:p>801891</text:p>
          </table:table-cell>
          <table:table-cell table:style-name="ce27" office:value-type="float" office:value="10638" calcext:value-type="float">
            <text:p>10638</text:p>
          </table:table-cell>
          <table:table-cell table:style-name="ce27" office:value-type="float" office:value="283732" calcext:value-type="float">
            <text:p>283732</text:p>
          </table:table-cell>
          <table:table-cell table:style-name="ce27" office:value-type="float" office:value="3506" calcext:value-type="float">
            <text:p>350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12" calcext:value-type="float">
            <text:p>1012</text:p>
          </table:table-cell>
          <table:table-cell table:style-name="ce27" office:value-type="float" office:value="30705" calcext:value-type="float">
            <text:p>30705</text:p>
          </table:table-cell>
          <table:table-cell table:style-name="ce27" office:value-type="float" office:value="247" calcext:value-type="float">
            <text:p>247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480834" calcext:value-type="float">
            <text:p>1480834</text:p>
          </table:table-cell>
          <table:table-cell table:style-name="ce27" office:value-type="float" office:value="252" calcext:value-type="float">
            <text:p>252</text:p>
          </table:table-cell>
          <table:table-cell table:style-name="ce27" office:value-type="float" office:value="22686" calcext:value-type="float">
            <text:p>22686</text:p>
          </table:table-cell>
          <table:table-cell table:style-name="ce27" office:value-type="float" office:value="36906" calcext:value-type="float">
            <text:p>36906</text:p>
          </table:table-cell>
          <table:table-cell table:style-name="ce27" office:value-type="float" office:value="148315" calcext:value-type="float">
            <text:p>148315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2181" calcext:value-type="float">
            <text:p>2181</text:p>
          </table:table-cell>
          <table:table-cell table:style-name="ce27" office:value-type="float" office:value="1532" calcext:value-type="float">
            <text:p>1532</text:p>
          </table:table-cell>
          <table:table-cell table:style-name="ce27" office:value-type="float" office:value="645980" calcext:value-type="float">
            <text:p>645980</text:p>
          </table:table-cell>
          <table:table-cell table:style-name="ce27" office:value-type="float" office:value="51932" calcext:value-type="float">
            <text:p>51932</text:p>
          </table:table-cell>
          <table:table-cell table:style-name="ce27" office:value-type="float" office:value="285103" calcext:value-type="float">
            <text:p>285103</text:p>
          </table:table-cell>
          <table:table-cell table:style-name="ce27" office:value-type="float" office:value="1801644" calcext:value-type="float">
            <text:p>1801644</text:p>
          </table:table-cell>
          <table:table-cell table:style-name="ce27" office:value-type="float" office:value="68784" calcext:value-type="float">
            <text:p>68784</text:p>
          </table:table-cell>
          <table:table-cell table:style-name="ce27" office:value-type="float" office:value="69470" calcext:value-type="float">
            <text:p>69470</text:p>
          </table:table-cell>
          <table:table-cell table:style-name="ce27" office:value-type="float" office:value="523762" calcext:value-type="float">
            <text:p>523762</text:p>
          </table:table-cell>
          <table:table-cell table:style-name="ce27" table:formula="of:=(SUM([.B2:.AB2]))+0" office:value-type="float" office:value="6271112" calcext:value-type="float">
            <text:p>6271112</text:p>
          </table:table-cell>
          <table:table-cell table:style-name="ce27" table:formula="of:=(+[.AE2]-[.AC2])+0" office:value-type="float" office:value="87746" calcext:value-type="float">
            <text:p>87746</text:p>
          </table:table-cell>
          <table:table-cell table:style-name="ce27" office:value-type="float" office:value="6358858" calcext:value-type="float">
            <text:p>6358858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AJO</text:p>
          </table:table-cell>
          <table:table-cell table:style-name="ce27" office:value-type="float" office:value="68258927" calcext:value-type="float">
            <text:p>68258927</text:p>
          </table:table-cell>
          <table:table-cell table:style-name="ce27" office:value-type="float" office:value="1975777" calcext:value-type="float">
            <text:p>1975777</text:p>
          </table:table-cell>
          <table:table-cell table:style-name="ce27" office:value-type="float" office:value="4901803" calcext:value-type="float">
            <text:p>4901803</text:p>
          </table:table-cell>
          <table:table-cell table:style-name="ce27" office:value-type="float" office:value="430866" calcext:value-type="float">
            <text:p>43086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37472" calcext:value-type="float">
            <text:p>437472</text:p>
          </table:table-cell>
          <table:table-cell table:style-name="ce27" office:value-type="float" office:value="5400381" calcext:value-type="float">
            <text:p>5400381</text:p>
          </table:table-cell>
          <table:table-cell table:style-name="ce27" office:value-type="float" office:value="2220691" calcext:value-type="float">
            <text:p>2220691</text:p>
          </table:table-cell>
          <table:table-cell table:style-name="ce27" office:value-type="float" office:value="122399" calcext:value-type="float">
            <text:p>12239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1585468" calcext:value-type="float">
            <text:p>1585468</text:p>
          </table:table-cell>
          <table:table-cell table:style-name="ce27" office:value-type="float" office:value="45628531" calcext:value-type="float">
            <text:p>45628531</text:p>
          </table:table-cell>
          <table:table-cell table:style-name="ce27" office:value-type="float" office:value="651741" calcext:value-type="float">
            <text:p>651741</text:p>
          </table:table-cell>
          <table:table-cell table:style-name="ce27" office:value-type="float" office:value="1792050" calcext:value-type="float">
            <text:p>1792050</text:p>
          </table:table-cell>
          <table:table-cell table:style-name="ce27" office:value-type="float" office:value="1662518" calcext:value-type="float">
            <text:p>1662518</text:p>
          </table:table-cell>
          <table:table-cell table:style-name="ce27" office:value-type="float" office:value="45201730" calcext:value-type="float">
            <text:p>45201730</text:p>
          </table:table-cell>
          <table:table-cell table:style-name="ce27" office:value-type="float" office:value="774767" calcext:value-type="float">
            <text:p>774767</text:p>
          </table:table-cell>
          <table:table-cell table:style-name="ce27" office:value-type="float" office:value="19772" calcext:value-type="float">
            <text:p>19772</text:p>
          </table:table-cell>
          <table:table-cell table:style-name="ce27" office:value-type="float" office:value="393" calcext:value-type="float">
            <text:p>393</text:p>
          </table:table-cell>
          <table:table-cell table:style-name="ce27" office:value-type="float" office:value="587210" calcext:value-type="float">
            <text:p>587210</text:p>
          </table:table-cell>
          <table:table-cell table:style-name="ce27" office:value-type="float" office:value="10584976" calcext:value-type="float">
            <text:p>10584976</text:p>
          </table:table-cell>
          <table:table-cell table:style-name="ce27" office:value-type="float" office:value="13941590" calcext:value-type="float">
            <text:p>13941590</text:p>
          </table:table-cell>
          <table:table-cell table:style-name="ce27" office:value-type="float" office:value="13292377" calcext:value-type="float">
            <text:p>13292377</text:p>
          </table:table-cell>
          <table:table-cell table:style-name="ce27" office:value-type="float" office:value="36901498" calcext:value-type="float">
            <text:p>36901498</text:p>
          </table:table-cell>
          <table:table-cell table:style-name="ce27" office:value-type="float" office:value="10947287" calcext:value-type="float">
            <text:p>10947287</text:p>
          </table:table-cell>
          <table:table-cell table:style-name="ce27" office:value-type="float" office:value="4360422" calcext:value-type="float">
            <text:p>4360422</text:p>
          </table:table-cell>
          <table:table-cell table:style-name="ce27" office:value-type="float" office:value="5272690" calcext:value-type="float">
            <text:p>5272690</text:p>
          </table:table-cell>
          <table:table-cell table:style-name="ce27" table:formula="of:=(SUM([.B3:.AB3]))+0" office:value-type="float" office:value="276953393" calcext:value-type="float">
            <text:p>276953393</text:p>
          </table:table-cell>
          <table:table-cell table:style-name="ce27" table:formula="of:=(+[.AE3]-[.AC3])+0" office:value-type="float" office:value="141061926" calcext:value-type="float">
            <text:p>141061926</text:p>
          </table:table-cell>
          <table:table-cell table:style-name="ce27" office:value-type="float" office:value="418015319" calcext:value-type="float">
            <text:p>418015319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ALCACHOFA</text:p>
          </table:table-cell>
          <table:table-cell table:style-name="ce27" office:value-type="float" office:value="1117319" calcext:value-type="float">
            <text:p>111731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23803" calcext:value-type="float">
            <text:p>423803</text:p>
          </table:table-cell>
          <table:table-cell table:style-name="ce27" office:value-type="float" office:value="9149" calcext:value-type="float">
            <text:p>914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823" calcext:value-type="float">
            <text:p>823</text:p>
          </table:table-cell>
          <table:table-cell table:style-name="ce27" office:value-type="float" office:value="86897" calcext:value-type="float">
            <text:p>86897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707" calcext:value-type="float">
            <text:p>1707</text:p>
          </table:table-cell>
          <table:table-cell table:style-name="ce27" office:value-type="float" office:value="692" calcext:value-type="float">
            <text:p>692</text:p>
          </table:table-cell>
          <table:table-cell table:style-name="ce27" office:value-type="float" office:value="9414921" calcext:value-type="float">
            <text:p>9414921</text:p>
          </table:table-cell>
          <table:table-cell table:style-name="ce27" office:value-type="float" office:value="2287" calcext:value-type="float">
            <text:p>2287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1636" calcext:value-type="float">
            <text:p>1636</text:p>
          </table:table-cell>
          <table:table-cell table:style-name="ce27" office:value-type="float" office:value="1458419" calcext:value-type="float">
            <text:p>1458419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7934" calcext:value-type="float">
            <text:p>7934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1083284" calcext:value-type="float">
            <text:p>1083284</text:p>
          </table:table-cell>
          <table:table-cell table:style-name="ce27" office:value-type="float" office:value="15640" calcext:value-type="float">
            <text:p>15640</text:p>
          </table:table-cell>
          <table:table-cell table:style-name="ce27" office:value-type="float" office:value="42520" calcext:value-type="float">
            <text:p>42520</text:p>
          </table:table-cell>
          <table:table-cell table:style-name="ce27" office:value-type="float" office:value="163411" calcext:value-type="float">
            <text:p>16341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20018" calcext:value-type="float">
            <text:p>120018</text:p>
          </table:table-cell>
          <table:table-cell table:style-name="ce27" table:formula="of:=(SUM([.B4:.AB4]))+0" office:value-type="float" office:value="13950866" calcext:value-type="float">
            <text:p>13950866</text:p>
          </table:table-cell>
          <table:table-cell table:style-name="ce27" table:formula="of:=(+[.AE4]-[.AC4])+0" office:value-type="float" office:value="358733" calcext:value-type="float">
            <text:p>358733</text:p>
          </table:table-cell>
          <table:table-cell table:style-name="ce27" office:value-type="float" office:value="14309599" calcext:value-type="float">
            <text:p>14309599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APIO</text:p>
          </table:table-cell>
          <table:table-cell table:style-name="ce27" office:value-type="float" office:value="23000179" calcext:value-type="float">
            <text:p>23000179</text:p>
          </table:table-cell>
          <table:table-cell table:style-name="ce27" office:value-type="float" office:value="293750" calcext:value-type="float">
            <text:p>293750</text:p>
          </table:table-cell>
          <table:table-cell table:style-name="ce27" office:value-type="float" office:value="3517653" calcext:value-type="float">
            <text:p>3517653</text:p>
          </table:table-cell>
          <table:table-cell table:style-name="ce27" office:value-type="float" office:value="59743" calcext:value-type="float">
            <text:p>5974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27" calcext:value-type="float">
            <text:p>627</text:p>
          </table:table-cell>
          <table:table-cell table:style-name="ce27" office:value-type="float" office:value="1740643" calcext:value-type="float">
            <text:p>1740643</text:p>
          </table:table-cell>
          <table:table-cell table:style-name="ce27" office:value-type="float" office:value="575455" calcext:value-type="float">
            <text:p>575455</text:p>
          </table:table-cell>
          <table:table-cell table:style-name="ce27" office:value-type="float" office:value="1889" calcext:value-type="float">
            <text:p>1889</text:p>
          </table:table-cell>
          <table:table-cell table:style-name="ce27" office:value-type="float" office:value="119501" calcext:value-type="float">
            <text:p>119501</text:p>
          </table:table-cell>
          <table:table-cell table:style-name="ce27" office:value-type="float" office:value="40354" calcext:value-type="float">
            <text:p>40354</text:p>
          </table:table-cell>
          <table:table-cell table:style-name="ce27" office:value-type="float" office:value="7658120" calcext:value-type="float">
            <text:p>7658120</text:p>
          </table:table-cell>
          <table:table-cell table:style-name="ce27" office:value-type="float" office:value="46182" calcext:value-type="float">
            <text:p>46182</text:p>
          </table:table-cell>
          <table:table-cell table:style-name="ce27" office:value-type="float" office:value="303056" calcext:value-type="float">
            <text:p>303056</text:p>
          </table:table-cell>
          <table:table-cell table:style-name="ce27" office:value-type="float" office:value="1526299" calcext:value-type="float">
            <text:p>1526299</text:p>
          </table:table-cell>
          <table:table-cell table:style-name="ce27" office:value-type="float" office:value="2272709" calcext:value-type="float">
            <text:p>2272709</text:p>
          </table:table-cell>
          <table:table-cell table:style-name="ce27" office:value-type="float" office:value="294383" calcext:value-type="float">
            <text:p>294383</text:p>
          </table:table-cell>
          <table:table-cell table:style-name="ce27" office:value-type="float" office:value="377517" calcext:value-type="float">
            <text:p>377517</text:p>
          </table:table-cell>
          <table:table-cell table:style-name="ce27" office:value-type="float" office:value="24571" calcext:value-type="float">
            <text:p>24571</text:p>
          </table:table-cell>
          <table:table-cell table:style-name="ce27" office:value-type="float" office:value="2326" calcext:value-type="float">
            <text:p>2326</text:p>
          </table:table-cell>
          <table:table-cell table:style-name="ce27" office:value-type="float" office:value="10131869" calcext:value-type="float">
            <text:p>10131869</text:p>
          </table:table-cell>
          <table:table-cell table:style-name="ce27" office:value-type="float" office:value="3800849" calcext:value-type="float">
            <text:p>3800849</text:p>
          </table:table-cell>
          <table:table-cell table:style-name="ce27" office:value-type="float" office:value="613570" calcext:value-type="float">
            <text:p>613570</text:p>
          </table:table-cell>
          <table:table-cell table:style-name="ce27" office:value-type="float" office:value="18452421" calcext:value-type="float">
            <text:p>18452421</text:p>
          </table:table-cell>
          <table:table-cell table:style-name="ce27" office:value-type="float" office:value="363581" calcext:value-type="float">
            <text:p>363581</text:p>
          </table:table-cell>
          <table:table-cell table:style-name="ce27" office:value-type="float" office:value="241823" calcext:value-type="float">
            <text:p>241823</text:p>
          </table:table-cell>
          <table:table-cell table:style-name="ce27" office:value-type="float" office:value="1304334" calcext:value-type="float">
            <text:p>1304334</text:p>
          </table:table-cell>
          <table:table-cell table:style-name="ce27" table:formula="of:=(SUM([.B5:.AB5]))+0" office:value-type="float" office:value="76763404" calcext:value-type="float">
            <text:p>76763404</text:p>
          </table:table-cell>
          <table:table-cell table:style-name="ce27" table:formula="of:=(+[.AE5]-[.AC5])+0" office:value-type="float" office:value="4446864" calcext:value-type="float">
            <text:p>4446864</text:p>
          </table:table-cell>
          <table:table-cell table:style-name="ce27" office:value-type="float" office:value="81210268" calcext:value-type="float">
            <text:p>81210268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BERENJENA</text:p>
          </table:table-cell>
          <table:table-cell table:style-name="ce27" office:value-type="float" office:value="35692371" calcext:value-type="float">
            <text:p>35692371</text:p>
          </table:table-cell>
          <table:table-cell table:style-name="ce27" office:value-type="float" office:value="2369330" calcext:value-type="float">
            <text:p>2369330</text:p>
          </table:table-cell>
          <table:table-cell table:style-name="ce27" office:value-type="float" office:value="3573161" calcext:value-type="float">
            <text:p>3573161</text:p>
          </table:table-cell>
          <table:table-cell table:style-name="ce27" office:value-type="float" office:value="109935" calcext:value-type="float">
            <text:p>10993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17878" calcext:value-type="float">
            <text:p>317878</text:p>
          </table:table-cell>
          <table:table-cell table:style-name="ce27" office:value-type="float" office:value="1393344" calcext:value-type="float">
            <text:p>1393344</text:p>
          </table:table-cell>
          <table:table-cell table:style-name="ce27" office:value-type="float" office:value="532250" calcext:value-type="float">
            <text:p>532250</text:p>
          </table:table-cell>
          <table:table-cell table:style-name="ce27" office:value-type="float" office:value="42376" calcext:value-type="float">
            <text:p>42376</text:p>
          </table:table-cell>
          <table:table-cell table:style-name="ce27" office:value-type="float" office:value="866488" calcext:value-type="float">
            <text:p>866488</text:p>
          </table:table-cell>
          <table:table-cell table:style-name="ce27" office:value-type="float" office:value="458761" calcext:value-type="float">
            <text:p>458761</text:p>
          </table:table-cell>
          <table:table-cell table:style-name="ce27" office:value-type="float" office:value="52066409" calcext:value-type="float">
            <text:p>52066409</text:p>
          </table:table-cell>
          <table:table-cell table:style-name="ce27" office:value-type="float" office:value="263029" calcext:value-type="float">
            <text:p>263029</text:p>
          </table:table-cell>
          <table:table-cell table:style-name="ce27" office:value-type="float" office:value="1481979" calcext:value-type="float">
            <text:p>1481979</text:p>
          </table:table-cell>
          <table:table-cell table:style-name="ce27" office:value-type="float" office:value="615581" calcext:value-type="float">
            <text:p>615581</text:p>
          </table:table-cell>
          <table:table-cell table:style-name="ce27" office:value-type="float" office:value="20523029" calcext:value-type="float">
            <text:p>20523029</text:p>
          </table:table-cell>
          <table:table-cell table:style-name="ce27" office:value-type="float" office:value="1029202" calcext:value-type="float">
            <text:p>1029202</text:p>
          </table:table-cell>
          <table:table-cell table:style-name="ce27" office:value-type="float" office:value="631021" calcext:value-type="float">
            <text:p>631021</text:p>
          </table:table-cell>
          <table:table-cell table:style-name="ce27" office:value-type="float" office:value="162611" calcext:value-type="float">
            <text:p>162611</text:p>
          </table:table-cell>
          <table:table-cell table:style-name="ce27" office:value-type="float" office:value="9588" calcext:value-type="float">
            <text:p>9588</text:p>
          </table:table-cell>
          <table:table-cell table:style-name="ce27" office:value-type="float" office:value="13530963" calcext:value-type="float">
            <text:p>13530963</text:p>
          </table:table-cell>
          <table:table-cell table:style-name="ce27" office:value-type="float" office:value="3499609" calcext:value-type="float">
            <text:p>3499609</text:p>
          </table:table-cell>
          <table:table-cell table:style-name="ce27" office:value-type="float" office:value="2109820" calcext:value-type="float">
            <text:p>2109820</text:p>
          </table:table-cell>
          <table:table-cell table:style-name="ce27" office:value-type="float" office:value="21131161" calcext:value-type="float">
            <text:p>21131161</text:p>
          </table:table-cell>
          <table:table-cell table:style-name="ce27" office:value-type="float" office:value="1453319" calcext:value-type="float">
            <text:p>1453319</text:p>
          </table:table-cell>
          <table:table-cell table:style-name="ce27" office:value-type="float" office:value="2344929" calcext:value-type="float">
            <text:p>2344929</text:p>
          </table:table-cell>
          <table:table-cell table:style-name="ce27" office:value-type="float" office:value="2496023" calcext:value-type="float">
            <text:p>2496023</text:p>
          </table:table-cell>
          <table:table-cell table:style-name="ce27" table:formula="of:=(SUM([.B6:.AB6]))+0" office:value-type="float" office:value="168704167" calcext:value-type="float">
            <text:p>168704167</text:p>
          </table:table-cell>
          <table:table-cell table:style-name="ce27" table:formula="of:=(+[.AE6]-[.AC6])+0" office:value-type="float" office:value="4976551" calcext:value-type="float">
            <text:p>4976551</text:p>
          </table:table-cell>
          <table:table-cell table:style-name="ce27" office:value-type="float" office:value="173680718" calcext:value-type="float">
            <text:p>173680718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CALABACÍN</text:p>
          </table:table-cell>
          <table:table-cell table:style-name="ce27" office:value-type="float" office:value="99967361" calcext:value-type="float">
            <text:p>99967361</text:p>
          </table:table-cell>
          <table:table-cell table:style-name="ce27" office:value-type="float" office:value="7103018" calcext:value-type="float">
            <text:p>7103018</text:p>
          </table:table-cell>
          <table:table-cell table:style-name="ce27" office:value-type="float" office:value="15512344" calcext:value-type="float">
            <text:p>15512344</text:p>
          </table:table-cell>
          <table:table-cell table:style-name="ce27" office:value-type="float" office:value="129150" calcext:value-type="float">
            <text:p>12915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166073" calcext:value-type="float">
            <text:p>1166073</text:p>
          </table:table-cell>
          <table:table-cell table:style-name="ce27" office:value-type="float" office:value="4293897" calcext:value-type="float">
            <text:p>4293897</text:p>
          </table:table-cell>
          <table:table-cell table:style-name="ce27" office:value-type="float" office:value="1699653" calcext:value-type="float">
            <text:p>1699653</text:p>
          </table:table-cell>
          <table:table-cell table:style-name="ce27" office:value-type="float" office:value="164397" calcext:value-type="float">
            <text:p>164397</text:p>
          </table:table-cell>
          <table:table-cell table:style-name="ce27" office:value-type="float" office:value="211281" calcext:value-type="float">
            <text:p>211281</text:p>
          </table:table-cell>
          <table:table-cell table:style-name="ce27" office:value-type="float" office:value="2574987" calcext:value-type="float">
            <text:p>2574987</text:p>
          </table:table-cell>
          <table:table-cell table:style-name="ce27" office:value-type="float" office:value="131110650" calcext:value-type="float">
            <text:p>131110650</text:p>
          </table:table-cell>
          <table:table-cell table:style-name="ce27" office:value-type="float" office:value="212072" calcext:value-type="float">
            <text:p>212072</text:p>
          </table:table-cell>
          <table:table-cell table:style-name="ce27" office:value-type="float" office:value="1893561" calcext:value-type="float">
            <text:p>1893561</text:p>
          </table:table-cell>
          <table:table-cell table:style-name="ce27" office:value-type="float" office:value="1544848" calcext:value-type="float">
            <text:p>1544848</text:p>
          </table:table-cell>
          <table:table-cell table:style-name="ce27" office:value-type="float" office:value="13714326" calcext:value-type="float">
            <text:p>13714326</text:p>
          </table:table-cell>
          <table:table-cell table:style-name="ce27" office:value-type="float" office:value="802105" calcext:value-type="float">
            <text:p>802105</text:p>
          </table:table-cell>
          <table:table-cell table:style-name="ce27" office:value-type="float" office:value="1122483" calcext:value-type="float">
            <text:p>1122483</text:p>
          </table:table-cell>
          <table:table-cell table:style-name="ce27" office:value-type="float" office:value="594322" calcext:value-type="float">
            <text:p>594322</text:p>
          </table:table-cell>
          <table:table-cell table:style-name="ce27" office:value-type="float" office:value="22151" calcext:value-type="float">
            <text:p>22151</text:p>
          </table:table-cell>
          <table:table-cell table:style-name="ce27" office:value-type="float" office:value="34429478" calcext:value-type="float">
            <text:p>34429478</text:p>
          </table:table-cell>
          <table:table-cell table:style-name="ce27" office:value-type="float" office:value="14488528" calcext:value-type="float">
            <text:p>14488528</text:p>
          </table:table-cell>
          <table:table-cell table:style-name="ce27" office:value-type="float" office:value="9411316" calcext:value-type="float">
            <text:p>9411316</text:p>
          </table:table-cell>
          <table:table-cell table:style-name="ce27" office:value-type="float" office:value="44973013" calcext:value-type="float">
            <text:p>44973013</text:p>
          </table:table-cell>
          <table:table-cell table:style-name="ce27" office:value-type="float" office:value="3507496" calcext:value-type="float">
            <text:p>3507496</text:p>
          </table:table-cell>
          <table:table-cell table:style-name="ce27" office:value-type="float" office:value="852165" calcext:value-type="float">
            <text:p>852165</text:p>
          </table:table-cell>
          <table:table-cell table:style-name="ce27" office:value-type="float" office:value="3950909" calcext:value-type="float">
            <text:p>3950909</text:p>
          </table:table-cell>
          <table:table-cell table:style-name="ce27" table:formula="of:=(SUM([.B7:.AB7]))+0" office:value-type="float" office:value="395451584" calcext:value-type="float">
            <text:p>395451584</text:p>
          </table:table-cell>
          <table:table-cell table:style-name="ce27" table:formula="of:=(+[.AE7]-[.AC7])+0" office:value-type="float" office:value="10948274" calcext:value-type="float">
            <text:p>10948274</text:p>
          </table:table-cell>
          <table:table-cell table:style-name="ce27" office:value-type="float" office:value="406399858" calcext:value-type="float">
            <text:p>406399858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CALABAZA</text:p>
          </table:table-cell>
          <table:table-cell table:style-name="ce27" office:value-type="float" office:value="4469988" calcext:value-type="float">
            <text:p>4469988</text:p>
          </table:table-cell>
          <table:table-cell table:style-name="ce27" office:value-type="float" office:value="232654" calcext:value-type="float">
            <text:p>232654</text:p>
          </table:table-cell>
          <table:table-cell table:style-name="ce27" office:value-type="float" office:value="901110" calcext:value-type="float">
            <text:p>901110</text:p>
          </table:table-cell>
          <table:table-cell table:style-name="ce27" office:value-type="float" office:value="10719" calcext:value-type="float">
            <text:p>1071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678" calcext:value-type="float">
            <text:p>2678</text:p>
          </table:table-cell>
          <table:table-cell table:style-name="ce27" office:value-type="float" office:value="617086" calcext:value-type="float">
            <text:p>617086</text:p>
          </table:table-cell>
          <table:table-cell table:style-name="ce27" office:value-type="float" office:value="77244" calcext:value-type="float">
            <text:p>77244</text:p>
          </table:table-cell>
          <table:table-cell table:style-name="ce27" office:value-type="float" office:value="9463" calcext:value-type="float">
            <text:p>9463</text:p>
          </table:table-cell>
          <table:table-cell table:style-name="ce27" office:value-type="float" office:value="7590" calcext:value-type="float">
            <text:p>7590</text:p>
          </table:table-cell>
          <table:table-cell table:style-name="ce27" office:value-type="float" office:value="58762" calcext:value-type="float">
            <text:p>58762</text:p>
          </table:table-cell>
          <table:table-cell table:style-name="ce27" office:value-type="float" office:value="9782731" calcext:value-type="float">
            <text:p>9782731</text:p>
          </table:table-cell>
          <table:table-cell table:style-name="ce27" office:value-type="float" office:value="22052" calcext:value-type="float">
            <text:p>22052</text:p>
          </table:table-cell>
          <table:table-cell table:style-name="ce27" office:value-type="float" office:value="25998" calcext:value-type="float">
            <text:p>25998</text:p>
          </table:table-cell>
          <table:table-cell table:style-name="ce27" office:value-type="float" office:value="270679" calcext:value-type="float">
            <text:p>270679</text:p>
          </table:table-cell>
          <table:table-cell table:style-name="ce27" office:value-type="float" office:value="1770837" calcext:value-type="float">
            <text:p>1770837</text:p>
          </table:table-cell>
          <table:table-cell table:style-name="ce27" office:value-type="float" office:value="3885" calcext:value-type="float">
            <text:p>3885</text:p>
          </table:table-cell>
          <table:table-cell table:style-name="ce27" office:value-type="float" office:value="43320" calcext:value-type="float">
            <text:p>43320</text:p>
          </table:table-cell>
          <table:table-cell table:style-name="ce27" office:value-type="float" office:value="53691" calcext:value-type="float">
            <text:p>53691</text:p>
          </table:table-cell>
          <table:table-cell table:style-name="ce27" office:value-type="float" office:value="24032" calcext:value-type="float">
            <text:p>24032</text:p>
          </table:table-cell>
          <table:table-cell table:style-name="ce27" office:value-type="float" office:value="3856580" calcext:value-type="float">
            <text:p>3856580</text:p>
          </table:table-cell>
          <table:table-cell table:style-name="ce27" office:value-type="float" office:value="886539" calcext:value-type="float">
            <text:p>886539</text:p>
          </table:table-cell>
          <table:table-cell table:style-name="ce27" office:value-type="float" office:value="1215245" calcext:value-type="float">
            <text:p>1215245</text:p>
          </table:table-cell>
          <table:table-cell table:style-name="ce27" office:value-type="float" office:value="5741531" calcext:value-type="float">
            <text:p>5741531</text:p>
          </table:table-cell>
          <table:table-cell table:style-name="ce27" office:value-type="float" office:value="217695" calcext:value-type="float">
            <text:p>217695</text:p>
          </table:table-cell>
          <table:table-cell table:style-name="ce27" office:value-type="float" office:value="30610" calcext:value-type="float">
            <text:p>30610</text:p>
          </table:table-cell>
          <table:table-cell table:style-name="ce27" office:value-type="float" office:value="477315" calcext:value-type="float">
            <text:p>477315</text:p>
          </table:table-cell>
          <table:table-cell table:style-name="ce27" table:formula="of:=(SUM([.B8:.AB8]))+0" office:value-type="float" office:value="30810034" calcext:value-type="float">
            <text:p>30810034</text:p>
          </table:table-cell>
          <table:table-cell table:style-name="ce27" table:formula="of:=(+[.AE8]-[.AC8])+0" office:value-type="float" office:value="2221028" calcext:value-type="float">
            <text:p>2221028</text:p>
          </table:table-cell>
          <table:table-cell table:style-name="ce27" office:value-type="float" office:value="33031062" calcext:value-type="float">
            <text:p>33031062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CEBOLLA</text:p>
          </table:table-cell>
          <table:table-cell table:style-name="ce27" office:value-type="float" office:value="38140147" calcext:value-type="float">
            <text:p>38140147</text:p>
          </table:table-cell>
          <table:table-cell table:style-name="ce27" office:value-type="float" office:value="438680" calcext:value-type="float">
            <text:p>438680</text:p>
          </table:table-cell>
          <table:table-cell table:style-name="ce27" office:value-type="float" office:value="3786633" calcext:value-type="float">
            <text:p>3786633</text:p>
          </table:table-cell>
          <table:table-cell table:style-name="ce27" office:value-type="float" office:value="47235" calcext:value-type="float">
            <text:p>47235</text:p>
          </table:table-cell>
          <table:table-cell table:style-name="ce27" office:value-type="float" office:value="70464" calcext:value-type="float">
            <text:p>70464</text:p>
          </table:table-cell>
          <table:table-cell table:style-name="ce27" office:value-type="float" office:value="435874" calcext:value-type="float">
            <text:p>435874</text:p>
          </table:table-cell>
          <table:table-cell table:style-name="ce27" office:value-type="float" office:value="204198" calcext:value-type="float">
            <text:p>204198</text:p>
          </table:table-cell>
          <table:table-cell table:style-name="ce27" office:value-type="float" office:value="50118" calcext:value-type="float">
            <text:p>50118</text:p>
          </table:table-cell>
          <table:table-cell table:style-name="ce27" office:value-type="float" office:value="79954" calcext:value-type="float">
            <text:p>79954</text:p>
          </table:table-cell>
          <table:table-cell table:style-name="ce27" office:value-type="float" office:value="17292" calcext:value-type="float">
            <text:p>17292</text:p>
          </table:table-cell>
          <table:table-cell table:style-name="ce27" office:value-type="float" office:value="74283" calcext:value-type="float">
            <text:p>74283</text:p>
          </table:table-cell>
          <table:table-cell table:style-name="ce27" office:value-type="float" office:value="16331751" calcext:value-type="float">
            <text:p>16331751</text:p>
          </table:table-cell>
          <table:table-cell table:style-name="ce27" office:value-type="float" office:value="196278" calcext:value-type="float">
            <text:p>196278</text:p>
          </table:table-cell>
          <table:table-cell table:style-name="ce27" office:value-type="float" office:value="316905" calcext:value-type="float">
            <text:p>316905</text:p>
          </table:table-cell>
          <table:table-cell table:style-name="ce27" office:value-type="float" office:value="2754333" calcext:value-type="float">
            <text:p>2754333</text:p>
          </table:table-cell>
          <table:table-cell table:style-name="ce27" office:value-type="float" office:value="2601471" calcext:value-type="float">
            <text:p>2601471</text:p>
          </table:table-cell>
          <table:table-cell table:style-name="ce27" office:value-type="float" office:value="25562" calcext:value-type="float">
            <text:p>25562</text:p>
          </table:table-cell>
          <table:table-cell table:style-name="ce27" office:value-type="float" office:value="35054" calcext:value-type="float">
            <text:p>35054</text:p>
          </table:table-cell>
          <table:table-cell table:style-name="ce27" office:value-type="float" office:value="16907" calcext:value-type="float">
            <text:p>16907</text:p>
          </table:table-cell>
          <table:table-cell table:style-name="ce27" office:value-type="float" office:value="150076" calcext:value-type="float">
            <text:p>150076</text:p>
          </table:table-cell>
          <table:table-cell table:style-name="ce27" office:value-type="float" office:value="6161099" calcext:value-type="float">
            <text:p>6161099</text:p>
          </table:table-cell>
          <table:table-cell table:style-name="ce27" office:value-type="float" office:value="2804073" calcext:value-type="float">
            <text:p>2804073</text:p>
          </table:table-cell>
          <table:table-cell table:style-name="ce27" office:value-type="float" office:value="14345531" calcext:value-type="float">
            <text:p>14345531</text:p>
          </table:table-cell>
          <table:table-cell table:style-name="ce27" office:value-type="float" office:value="25668865" calcext:value-type="float">
            <text:p>25668865</text:p>
          </table:table-cell>
          <table:table-cell table:style-name="ce27" office:value-type="float" office:value="458653" calcext:value-type="float">
            <text:p>458653</text:p>
          </table:table-cell>
          <table:table-cell table:style-name="ce27" office:value-type="float" office:value="229791" calcext:value-type="float">
            <text:p>229791</text:p>
          </table:table-cell>
          <table:table-cell table:style-name="ce27" office:value-type="float" office:value="626995" calcext:value-type="float">
            <text:p>626995</text:p>
          </table:table-cell>
          <table:table-cell table:style-name="ce27" table:formula="of:=(SUM([.B9:.AB9]))+0" office:value-type="float" office:value="116068222" calcext:value-type="float">
            <text:p>116068222</text:p>
          </table:table-cell>
          <table:table-cell table:style-name="ce27" table:formula="of:=(+[.AE9]-[.AC9])+0" office:value-type="float" office:value="18507092" calcext:value-type="float">
            <text:p>18507092</text:p>
          </table:table-cell>
          <table:table-cell table:style-name="ce27" office:value-type="float" office:value="134575314" calcext:value-type="float">
            <text:p>134575314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COLES</text:p>
          </table:table-cell>
          <table:table-cell table:style-name="ce27" office:value-type="float" office:value="109195357" calcext:value-type="float">
            <text:p>109195357</text:p>
          </table:table-cell>
          <table:table-cell table:style-name="ce27" office:value-type="float" office:value="2290160" calcext:value-type="float">
            <text:p>2290160</text:p>
          </table:table-cell>
          <table:table-cell table:style-name="ce27" office:value-type="float" office:value="16330454" calcext:value-type="float">
            <text:p>16330454</text:p>
          </table:table-cell>
          <table:table-cell table:style-name="ce27" office:value-type="float" office:value="564227" calcext:value-type="float">
            <text:p>564227</text:p>
          </table:table-cell>
          <table:table-cell table:style-name="ce27" office:value-type="float" office:value="1792" calcext:value-type="float">
            <text:p>1792</text:p>
          </table:table-cell>
          <table:table-cell table:style-name="ce27" office:value-type="float" office:value="877534" calcext:value-type="float">
            <text:p>877534</text:p>
          </table:table-cell>
          <table:table-cell table:style-name="ce27" office:value-type="float" office:value="13579309" calcext:value-type="float">
            <text:p>13579309</text:p>
          </table:table-cell>
          <table:table-cell table:style-name="ce27" office:value-type="float" office:value="2198738" calcext:value-type="float">
            <text:p>2198738</text:p>
          </table:table-cell>
          <table:table-cell table:style-name="ce27" office:value-type="float" office:value="100499" calcext:value-type="float">
            <text:p>100499</text:p>
          </table:table-cell>
          <table:table-cell table:style-name="ce27" office:value-type="float" office:value="415724" calcext:value-type="float">
            <text:p>415724</text:p>
          </table:table-cell>
          <table:table-cell table:style-name="ce27" office:value-type="float" office:value="7324224" calcext:value-type="float">
            <text:p>7324224</text:p>
          </table:table-cell>
          <table:table-cell table:style-name="ce27" office:value-type="float" office:value="58813003" calcext:value-type="float">
            <text:p>58813003</text:p>
          </table:table-cell>
          <table:table-cell table:style-name="ce27" office:value-type="float" office:value="1757165" calcext:value-type="float">
            <text:p>1757165</text:p>
          </table:table-cell>
          <table:table-cell table:style-name="ce27" office:value-type="float" office:value="2908728" calcext:value-type="float">
            <text:p>2908728</text:p>
          </table:table-cell>
          <table:table-cell table:style-name="ce27" office:value-type="float" office:value="6475743" calcext:value-type="float">
            <text:p>6475743</text:p>
          </table:table-cell>
          <table:table-cell table:style-name="ce27" office:value-type="float" office:value="10092451" calcext:value-type="float">
            <text:p>10092451</text:p>
          </table:table-cell>
          <table:table-cell table:style-name="ce27" office:value-type="float" office:value="759469" calcext:value-type="float">
            <text:p>759469</text:p>
          </table:table-cell>
          <table:table-cell table:style-name="ce27" office:value-type="float" office:value="1801258" calcext:value-type="float">
            <text:p>1801258</text:p>
          </table:table-cell>
          <table:table-cell table:style-name="ce27" office:value-type="float" office:value="156994" calcext:value-type="float">
            <text:p>156994</text:p>
          </table:table-cell>
          <table:table-cell table:style-name="ce27" office:value-type="float" office:value="246055" calcext:value-type="float">
            <text:p>246055</text:p>
          </table:table-cell>
          <table:table-cell table:style-name="ce27" office:value-type="float" office:value="77306819" calcext:value-type="float">
            <text:p>77306819</text:p>
          </table:table-cell>
          <table:table-cell table:style-name="ce27" office:value-type="float" office:value="22181219" calcext:value-type="float">
            <text:p>22181219</text:p>
          </table:table-cell>
          <table:table-cell table:style-name="ce27" office:value-type="float" office:value="14001785" calcext:value-type="float">
            <text:p>14001785</text:p>
          </table:table-cell>
          <table:table-cell table:style-name="ce27" office:value-type="float" office:value="168038567" calcext:value-type="float">
            <text:p>168038567</text:p>
          </table:table-cell>
          <table:table-cell table:style-name="ce27" office:value-type="float" office:value="4061651" calcext:value-type="float">
            <text:p>4061651</text:p>
          </table:table-cell>
          <table:table-cell table:style-name="ce27" office:value-type="float" office:value="1883757" calcext:value-type="float">
            <text:p>1883757</text:p>
          </table:table-cell>
          <table:table-cell table:style-name="ce27" office:value-type="float" office:value="13515307" calcext:value-type="float">
            <text:p>13515307</text:p>
          </table:table-cell>
          <table:table-cell table:style-name="ce27" table:formula="of:=(SUM([.B10:.AB10]))+0" office:value-type="float" office:value="536877989" calcext:value-type="float">
            <text:p>536877989</text:p>
          </table:table-cell>
          <table:table-cell table:style-name="ce27" table:formula="of:=(+[.AE10]-[.AC10])+0" office:value-type="float" office:value="44198900" calcext:value-type="float">
            <text:p>44198900</text:p>
          </table:table-cell>
          <table:table-cell table:style-name="ce27" office:value-type="float" office:value="581076889" calcext:value-type="float">
            <text:p>581076889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ENDIVIA Y ESCAROLA</text:p>
          </table:table-cell>
          <table:table-cell table:style-name="ce27" office:value-type="float" office:value="9729743" calcext:value-type="float">
            <text:p>9729743</text:p>
          </table:table-cell>
          <table:table-cell table:style-name="ce27" office:value-type="float" office:value="2395171" calcext:value-type="float">
            <text:p>2395171</text:p>
          </table:table-cell>
          <table:table-cell table:style-name="ce27" office:value-type="float" office:value="1674141" calcext:value-type="float">
            <text:p>1674141</text:p>
          </table:table-cell>
          <table:table-cell table:style-name="ce27" office:value-type="float" office:value="89718" calcext:value-type="float">
            <text:p>8971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0587" calcext:value-type="float">
            <text:p>40587</text:p>
          </table:table-cell>
          <table:table-cell table:style-name="ce27" office:value-type="float" office:value="637715" calcext:value-type="float">
            <text:p>637715</text:p>
          </table:table-cell>
          <table:table-cell table:style-name="ce27" office:value-type="float" office:value="14256" calcext:value-type="float">
            <text:p>1425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2704" calcext:value-type="float">
            <text:p>42704</text:p>
          </table:table-cell>
          <table:table-cell table:style-name="ce27" office:value-type="float" office:value="215836" calcext:value-type="float">
            <text:p>215836</text:p>
          </table:table-cell>
          <table:table-cell table:style-name="ce27" office:value-type="float" office:value="16774946" calcext:value-type="float">
            <text:p>16774946</text:p>
          </table:table-cell>
          <table:table-cell table:style-name="ce27" office:value-type="float" office:value="7022" calcext:value-type="float">
            <text:p>7022</text:p>
          </table:table-cell>
          <table:table-cell table:style-name="ce27" office:value-type="float" office:value="235104" calcext:value-type="float">
            <text:p>235104</text:p>
          </table:table-cell>
          <table:table-cell table:style-name="ce27" office:value-type="float" office:value="166875" calcext:value-type="float">
            <text:p>166875</text:p>
          </table:table-cell>
          <table:table-cell table:style-name="ce27" office:value-type="float" office:value="2311034" calcext:value-type="float">
            <text:p>2311034</text:p>
          </table:table-cell>
          <table:table-cell table:style-name="ce27" office:value-type="float" office:value="50658" calcext:value-type="float">
            <text:p>50658</text:p>
          </table:table-cell>
          <table:table-cell table:style-name="ce27" office:value-type="float" office:value="1678" calcext:value-type="float">
            <text:p>1678</text:p>
          </table:table-cell>
          <table:table-cell table:style-name="ce27" office:value-type="float" office:value="52083" calcext:value-type="float">
            <text:p>52083</text:p>
          </table:table-cell>
          <table:table-cell table:style-name="ce27" office:value-type="float" office:value="1331" calcext:value-type="float">
            <text:p>1331</text:p>
          </table:table-cell>
          <table:table-cell table:style-name="ce27" office:value-type="float" office:value="9314889" calcext:value-type="float">
            <text:p>9314889</text:p>
          </table:table-cell>
          <table:table-cell table:style-name="ce27" office:value-type="float" office:value="4228987" calcext:value-type="float">
            <text:p>4228987</text:p>
          </table:table-cell>
          <table:table-cell table:style-name="ce27" office:value-type="float" office:value="647212" calcext:value-type="float">
            <text:p>647212</text:p>
          </table:table-cell>
          <table:table-cell table:style-name="ce27" office:value-type="float" office:value="3470617" calcext:value-type="float">
            <text:p>3470617</text:p>
          </table:table-cell>
          <table:table-cell table:style-name="ce27" office:value-type="float" office:value="808375" calcext:value-type="float">
            <text:p>808375</text:p>
          </table:table-cell>
          <table:table-cell table:style-name="ce27" office:value-type="float" office:value="189633" calcext:value-type="float">
            <text:p>189633</text:p>
          </table:table-cell>
          <table:table-cell table:style-name="ce27" office:value-type="float" office:value="1198590" calcext:value-type="float">
            <text:p>1198590</text:p>
          </table:table-cell>
          <table:table-cell table:style-name="ce27" table:formula="of:=(SUM([.B11:.AB11]))+0" office:value-type="float" office:value="54298905" calcext:value-type="float">
            <text:p>54298905</text:p>
          </table:table-cell>
          <table:table-cell table:style-name="ce27" table:formula="of:=(+[.AE11]-[.AC11])+0" office:value-type="float" office:value="2317449" calcext:value-type="float">
            <text:p>2317449</text:p>
          </table:table-cell>
          <table:table-cell table:style-name="ce27" office:value-type="float" office:value="56616354" calcext:value-type="float">
            <text:p>56616354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ESPÁRRAGO</text:p>
          </table:table-cell>
          <table:table-cell table:style-name="ce27" office:value-type="float" office:value="26312419" calcext:value-type="float">
            <text:p>26312419</text:p>
          </table:table-cell>
          <table:table-cell table:style-name="ce27" office:value-type="float" office:value="701099" calcext:value-type="float">
            <text:p>701099</text:p>
          </table:table-cell>
          <table:table-cell table:style-name="ce27" office:value-type="float" office:value="1744679" calcext:value-type="float">
            <text:p>1744679</text:p>
          </table:table-cell>
          <table:table-cell table:style-name="ce27" office:value-type="float" office:value="96150" calcext:value-type="float">
            <text:p>9615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4132" calcext:value-type="float">
            <text:p>14132</text:p>
          </table:table-cell>
          <table:table-cell table:style-name="ce27" office:value-type="float" office:value="3075307" calcext:value-type="float">
            <text:p>3075307</text:p>
          </table:table-cell>
          <table:table-cell table:style-name="ce27" office:value-type="float" office:value="236737" calcext:value-type="float">
            <text:p>236737</text:p>
          </table:table-cell>
          <table:table-cell table:style-name="ce27" office:value-type="float" office:value="49853" calcext:value-type="float">
            <text:p>49853</text:p>
          </table:table-cell>
          <table:table-cell table:style-name="ce27" office:value-type="float" office:value="46368" calcext:value-type="float">
            <text:p>46368</text:p>
          </table:table-cell>
          <table:table-cell table:style-name="ce27" office:value-type="float" office:value="1529249" calcext:value-type="float">
            <text:p>1529249</text:p>
          </table:table-cell>
          <table:table-cell table:style-name="ce27" office:value-type="float" office:value="24267854" calcext:value-type="float">
            <text:p>24267854</text:p>
          </table:table-cell>
          <table:table-cell table:style-name="ce27" office:value-type="float" office:value="164895" calcext:value-type="float">
            <text:p>164895</text:p>
          </table:table-cell>
          <table:table-cell table:style-name="ce27" office:value-type="float" office:value="32544" calcext:value-type="float">
            <text:p>32544</text:p>
          </table:table-cell>
          <table:table-cell table:style-name="ce27" office:value-type="float" office:value="189009" calcext:value-type="float">
            <text:p>189009</text:p>
          </table:table-cell>
          <table:table-cell table:style-name="ce27" office:value-type="float" office:value="4969156" calcext:value-type="float">
            <text:p>496915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612" calcext:value-type="float">
            <text:p>9061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8688" calcext:value-type="float">
            <text:p>8688</text:p>
          </table:table-cell>
          <table:table-cell table:style-name="ce27" office:value-type="float" office:value="1675366" calcext:value-type="float">
            <text:p>1675366</text:p>
          </table:table-cell>
          <table:table-cell table:style-name="ce27" office:value-type="float" office:value="1361367" calcext:value-type="float">
            <text:p>1361367</text:p>
          </table:table-cell>
          <table:table-cell table:style-name="ce27" office:value-type="float" office:value="3431106" calcext:value-type="float">
            <text:p>3431106</text:p>
          </table:table-cell>
          <table:table-cell table:style-name="ce27" office:value-type="float" office:value="729762" calcext:value-type="float">
            <text:p>729762</text:p>
          </table:table-cell>
          <table:table-cell table:style-name="ce27" office:value-type="float" office:value="185929" calcext:value-type="float">
            <text:p>185929</text:p>
          </table:table-cell>
          <table:table-cell table:style-name="ce27" office:value-type="float" office:value="360014" calcext:value-type="float">
            <text:p>360014</text:p>
          </table:table-cell>
          <table:table-cell table:style-name="ce27" office:value-type="float" office:value="818781" calcext:value-type="float">
            <text:p>818781</text:p>
          </table:table-cell>
          <table:table-cell table:style-name="ce27" table:formula="of:=(SUM([.B12:.AB12]))+0" office:value-type="float" office:value="72091076" calcext:value-type="float">
            <text:p>72091076</text:p>
          </table:table-cell>
          <table:table-cell table:style-name="ce27" table:formula="of:=(+[.AE12]-[.AC12])+0" office:value-type="float" office:value="5350539" calcext:value-type="float">
            <text:p>5350539</text:p>
          </table:table-cell>
          <table:table-cell table:style-name="ce27" office:value-type="float" office:value="77441615" calcext:value-type="float">
            <text:p>77441615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ESPINACA</text:p>
          </table:table-cell>
          <table:table-cell table:style-name="ce27" office:value-type="float" office:value="2497820" calcext:value-type="float">
            <text:p>2497820</text:p>
          </table:table-cell>
          <table:table-cell table:style-name="ce27" office:value-type="float" office:value="211208" calcext:value-type="float">
            <text:p>211208</text:p>
          </table:table-cell>
          <table:table-cell table:style-name="ce27" office:value-type="float" office:value="1835263" calcext:value-type="float">
            <text:p>1835263</text:p>
          </table:table-cell>
          <table:table-cell table:style-name="ce27" office:value-type="float" office:value="982" calcext:value-type="float">
            <text:p>98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660866" calcext:value-type="float">
            <text:p>660866</text:p>
          </table:table-cell>
          <table:table-cell table:style-name="ce27" office:value-type="float" office:value="264" calcext:value-type="float">
            <text:p>264</text:p>
          </table:table-cell>
          <table:table-cell table:style-name="ce27" office:value-type="float" office:value="262" calcext:value-type="float">
            <text:p>262</text:p>
          </table:table-cell>
          <table:table-cell table:style-name="ce27" office:value-type="float" office:value="708" calcext:value-type="float">
            <text:p>708</text:p>
          </table:table-cell>
          <table:table-cell table:style-name="ce27" office:value-type="float" office:value="375008" calcext:value-type="float">
            <text:p>375008</text:p>
          </table:table-cell>
          <table:table-cell table:style-name="ce27" office:value-type="float" office:value="4118907" calcext:value-type="float">
            <text:p>4118907</text:p>
          </table:table-cell>
          <table:table-cell table:style-name="ce27" office:value-type="float" office:value="664" calcext:value-type="float">
            <text:p>664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954066" calcext:value-type="float">
            <text:p>954066</text:p>
          </table:table-cell>
          <table:table-cell table:style-name="ce27" office:value-type="float" office:value="200075" calcext:value-type="float">
            <text:p>200075</text:p>
          </table:table-cell>
          <table:table-cell table:style-name="ce27" office:value-type="float" office:value="1282" calcext:value-type="float">
            <text:p>1282</text:p>
          </table:table-cell>
          <table:table-cell table:style-name="ce27" office:value-type="float" office:value="115696" calcext:value-type="float">
            <text:p>115696</text:p>
          </table:table-cell>
          <table:table-cell table:style-name="ce27" office:value-type="float" office:value="99320" calcext:value-type="float">
            <text:p>9932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1397306" calcext:value-type="float">
            <text:p>11397306</text:p>
          </table:table-cell>
          <table:table-cell table:style-name="ce27" office:value-type="float" office:value="2796892" calcext:value-type="float">
            <text:p>2796892</text:p>
          </table:table-cell>
          <table:table-cell table:style-name="ce27" office:value-type="float" office:value="1389464" calcext:value-type="float">
            <text:p>1389464</text:p>
          </table:table-cell>
          <table:table-cell table:style-name="ce27" office:value-type="float" office:value="28455270" calcext:value-type="float">
            <text:p>28455270</text:p>
          </table:table-cell>
          <table:table-cell table:style-name="ce27" office:value-type="float" office:value="280227" calcext:value-type="float">
            <text:p>280227</text:p>
          </table:table-cell>
          <table:table-cell table:style-name="ce27" office:value-type="float" office:value="278" calcext:value-type="float">
            <text:p>278</text:p>
          </table:table-cell>
          <table:table-cell table:style-name="ce27" office:value-type="float" office:value="1693168" calcext:value-type="float">
            <text:p>1693168</text:p>
          </table:table-cell>
          <table:table-cell table:style-name="ce27" table:formula="of:=(SUM([.B13:.AB13]))+0" office:value-type="float" office:value="57085080" calcext:value-type="float">
            <text:p>57085080</text:p>
          </table:table-cell>
          <table:table-cell table:style-name="ce27" table:formula="of:=(+[.AE13]-[.AC13])+0" office:value-type="float" office:value="672163" calcext:value-type="float">
            <text:p>672163</text:p>
          </table:table-cell>
          <table:table-cell table:style-name="ce27" office:value-type="float" office:value="57757243" calcext:value-type="float">
            <text:p>57757243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GUISANTE</text:p>
          </table:table-cell>
          <table:table-cell table:style-name="ce27" office:value-type="float" office:value="226028" calcext:value-type="float">
            <text:p>226028</text:p>
          </table:table-cell>
          <table:table-cell table:style-name="ce27" office:value-type="float" office:value="1231" calcext:value-type="float">
            <text:p>1231</text:p>
          </table:table-cell>
          <table:table-cell table:style-name="ce27" office:value-type="float" office:value="31008" calcext:value-type="float">
            <text:p>31008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1091" calcext:value-type="float">
            <text:p>11091</text:p>
          </table:table-cell>
          <table:table-cell table:style-name="ce27" office:value-type="float" office:value="89" calcext:value-type="float">
            <text:p>89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2951623" calcext:value-type="float">
            <text:p>2951623</text:p>
          </table:table-cell>
          <table:table-cell table:style-name="ce27" office:value-type="float" office:value="4127" calcext:value-type="float">
            <text:p>4127</text:p>
          </table:table-cell>
          <table:table-cell table:style-name="ce27" office:value-type="float" office:value="2808" calcext:value-type="float">
            <text:p>2808</text:p>
          </table:table-cell>
          <table:table-cell table:style-name="ce27" office:value-type="float" office:value="1510" calcext:value-type="float">
            <text:p>1510</text:p>
          </table:table-cell>
          <table:table-cell table:style-name="ce27" office:value-type="float" office:value="109833" calcext:value-type="float">
            <text:p>109833</text:p>
          </table:table-cell>
          <table:table-cell table:style-name="ce27" office:value-type="float" office:value="1405" calcext:value-type="float">
            <text:p>140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8892" calcext:value-type="float">
            <text:p>8892</text:p>
          </table:table-cell>
          <table:table-cell table:style-name="ce27" office:value-type="float" office:value="7662" calcext:value-type="float">
            <text:p>7662</text:p>
          </table:table-cell>
          <table:table-cell table:style-name="ce27" office:value-type="float" office:value="113188" calcext:value-type="float">
            <text:p>113188</text:p>
          </table:table-cell>
          <table:table-cell table:style-name="ce27" office:value-type="float" office:value="10854" calcext:value-type="float">
            <text:p>10854</text:p>
          </table:table-cell>
          <table:table-cell table:style-name="ce27" office:value-type="float" office:value="217737" calcext:value-type="float">
            <text:p>217737</text:p>
          </table:table-cell>
          <table:table-cell table:style-name="ce27" office:value-type="float" office:value="103579" calcext:value-type="float">
            <text:p>103579</text:p>
          </table:table-cell>
          <table:table-cell table:style-name="ce27" office:value-type="float" office:value="59025" calcext:value-type="float">
            <text:p>59025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table:formula="of:=(SUM([.B14:.AB14]))+0" office:value-type="float" office:value="3861690" calcext:value-type="float">
            <text:p>3861690</text:p>
          </table:table-cell>
          <table:table-cell table:style-name="ce27" table:formula="of:=(+[.AE14]-[.AC14])+0" office:value-type="float" office:value="64635" calcext:value-type="float">
            <text:p>64635</text:p>
          </table:table-cell>
          <table:table-cell table:style-name="ce27" office:value-type="float" office:value="3926325" calcext:value-type="float">
            <text:p>3926325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JUDÍA</text:p>
          </table:table-cell>
          <table:table-cell table:style-name="ce27" office:value-type="float" office:value="6060583" calcext:value-type="float">
            <text:p>6060583</text:p>
          </table:table-cell>
          <table:table-cell table:style-name="ce27" office:value-type="float" office:value="667430" calcext:value-type="float">
            <text:p>667430</text:p>
          </table:table-cell>
          <table:table-cell table:style-name="ce27" office:value-type="float" office:value="665954" calcext:value-type="float">
            <text:p>665954</text:p>
          </table:table-cell>
          <table:table-cell table:style-name="ce27" office:value-type="float" office:value="27193" calcext:value-type="float">
            <text:p>2719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50793" calcext:value-type="float">
            <text:p>150793</text:p>
          </table:table-cell>
          <table:table-cell table:style-name="ce27" office:value-type="float" office:value="64396" calcext:value-type="float">
            <text:p>6439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4920" calcext:value-type="float">
            <text:p>64920</text:p>
          </table:table-cell>
          <table:table-cell table:style-name="ce27" office:value-type="float" office:value="2785" calcext:value-type="float">
            <text:p>2785</text:p>
          </table:table-cell>
          <table:table-cell table:style-name="ce27" office:value-type="float" office:value="4324" calcext:value-type="float">
            <text:p>4324</text:p>
          </table:table-cell>
          <table:table-cell table:style-name="ce27" office:value-type="float" office:value="6031880" calcext:value-type="float">
            <text:p>6031880</text:p>
          </table:table-cell>
          <table:table-cell table:style-name="ce27" office:value-type="float" office:value="165646" calcext:value-type="float">
            <text:p>165646</text:p>
          </table:table-cell>
          <table:table-cell table:style-name="ce27" office:value-type="float" office:value="16100" calcext:value-type="float">
            <text:p>16100</text:p>
          </table:table-cell>
          <table:table-cell table:style-name="ce27" office:value-type="float" office:value="2230489" calcext:value-type="float">
            <text:p>2230489</text:p>
          </table:table-cell>
          <table:table-cell table:style-name="ce27" office:value-type="float" office:value="2899824" calcext:value-type="float">
            <text:p>2899824</text:p>
          </table:table-cell>
          <table:table-cell table:style-name="ce27" office:value-type="float" office:value="898" calcext:value-type="float">
            <text:p>898</text:p>
          </table:table-cell>
          <table:table-cell table:style-name="ce27" office:value-type="float" office:value="14177" calcext:value-type="float">
            <text:p>14177</text:p>
          </table:table-cell>
          <table:table-cell table:style-name="ce27" office:value-type="float" office:value="24633" calcext:value-type="float">
            <text:p>24633</text:p>
          </table:table-cell>
          <table:table-cell table:style-name="ce27" office:value-type="float" office:value="11282" calcext:value-type="float">
            <text:p>11282</text:p>
          </table:table-cell>
          <table:table-cell table:style-name="ce27" office:value-type="float" office:value="13935835" calcext:value-type="float">
            <text:p>13935835</text:p>
          </table:table-cell>
          <table:table-cell table:style-name="ce27" office:value-type="float" office:value="167583" calcext:value-type="float">
            <text:p>167583</text:p>
          </table:table-cell>
          <table:table-cell table:style-name="ce27" office:value-type="float" office:value="3529943" calcext:value-type="float">
            <text:p>3529943</text:p>
          </table:table-cell>
          <table:table-cell table:style-name="ce27" office:value-type="float" office:value="12533526" calcext:value-type="float">
            <text:p>12533526</text:p>
          </table:table-cell>
          <table:table-cell table:style-name="ce27" office:value-type="float" office:value="9961" calcext:value-type="float">
            <text:p>9961</text:p>
          </table:table-cell>
          <table:table-cell table:style-name="ce27" office:value-type="float" office:value="11413" calcext:value-type="float">
            <text:p>11413</text:p>
          </table:table-cell>
          <table:table-cell table:style-name="ce27" office:value-type="float" office:value="55857" calcext:value-type="float">
            <text:p>55857</text:p>
          </table:table-cell>
          <table:table-cell table:style-name="ce27" table:formula="of:=(SUM([.B15:.AB15]))+0" office:value-type="float" office:value="49347425" calcext:value-type="float">
            <text:p>49347425</text:p>
          </table:table-cell>
          <table:table-cell table:style-name="ce27" table:formula="of:=(+[.AE15]-[.AC15])+0" office:value-type="float" office:value="2901517" calcext:value-type="float">
            <text:p>2901517</text:p>
          </table:table-cell>
          <table:table-cell table:style-name="ce27" office:value-type="float" office:value="52248942" calcext:value-type="float">
            <text:p>52248942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LECHUGA</text:p>
          </table:table-cell>
          <table:table-cell table:style-name="ce27" office:value-type="float" office:value="178070230" calcext:value-type="float">
            <text:p>178070230</text:p>
          </table:table-cell>
          <table:table-cell table:style-name="ce27" office:value-type="float" office:value="14193577" calcext:value-type="float">
            <text:p>14193577</text:p>
          </table:table-cell>
          <table:table-cell table:style-name="ce27" office:value-type="float" office:value="9409815" calcext:value-type="float">
            <text:p>9409815</text:p>
          </table:table-cell>
          <table:table-cell table:style-name="ce27" office:value-type="float" office:value="2427936" calcext:value-type="float">
            <text:p>2427936</text:p>
          </table:table-cell>
          <table:table-cell table:style-name="ce27" office:value-type="float" office:value="94069" calcext:value-type="float">
            <text:p>94069</text:p>
          </table:table-cell>
          <table:table-cell table:style-name="ce27" office:value-type="float" office:value="803440" calcext:value-type="float">
            <text:p>803440</text:p>
          </table:table-cell>
          <table:table-cell table:style-name="ce27" office:value-type="float" office:value="14646966" calcext:value-type="float">
            <text:p>14646966</text:p>
          </table:table-cell>
          <table:table-cell table:style-name="ce27" office:value-type="float" office:value="3827718" calcext:value-type="float">
            <text:p>3827718</text:p>
          </table:table-cell>
          <table:table-cell table:style-name="ce27" office:value-type="float" office:value="59901" calcext:value-type="float">
            <text:p>59901</text:p>
          </table:table-cell>
          <table:table-cell table:style-name="ce27" office:value-type="float" office:value="719983" calcext:value-type="float">
            <text:p>719983</text:p>
          </table:table-cell>
          <table:table-cell table:style-name="ce27" office:value-type="float" office:value="11398430" calcext:value-type="float">
            <text:p>11398430</text:p>
          </table:table-cell>
          <table:table-cell table:style-name="ce27" office:value-type="float" office:value="129684844" calcext:value-type="float">
            <text:p>129684844</text:p>
          </table:table-cell>
          <table:table-cell table:style-name="ce27" office:value-type="float" office:value="802726" calcext:value-type="float">
            <text:p>802726</text:p>
          </table:table-cell>
          <table:table-cell table:style-name="ce27" office:value-type="float" office:value="4608912" calcext:value-type="float">
            <text:p>4608912</text:p>
          </table:table-cell>
          <table:table-cell table:style-name="ce27" office:value-type="float" office:value="4507842" calcext:value-type="float">
            <text:p>4507842</text:p>
          </table:table-cell>
          <table:table-cell table:style-name="ce27" office:value-type="float" office:value="48319096" calcext:value-type="float">
            <text:p>48319096</text:p>
          </table:table-cell>
          <table:table-cell table:style-name="ce27" office:value-type="float" office:value="916162" calcext:value-type="float">
            <text:p>916162</text:p>
          </table:table-cell>
          <table:table-cell table:style-name="ce27" office:value-type="float" office:value="1900598" calcext:value-type="float">
            <text:p>1900598</text:p>
          </table:table-cell>
          <table:table-cell table:style-name="ce27" office:value-type="float" office:value="307983" calcext:value-type="float">
            <text:p>307983</text:p>
          </table:table-cell>
          <table:table-cell table:style-name="ce27" office:value-type="float" office:value="258356" calcext:value-type="float">
            <text:p>258356</text:p>
          </table:table-cell>
          <table:table-cell table:style-name="ce27" office:value-type="float" office:value="50595934" calcext:value-type="float">
            <text:p>50595934</text:p>
          </table:table-cell>
          <table:table-cell table:style-name="ce27" office:value-type="float" office:value="28366268" calcext:value-type="float">
            <text:p>28366268</text:p>
          </table:table-cell>
          <table:table-cell table:style-name="ce27" office:value-type="float" office:value="7720178" calcext:value-type="float">
            <text:p>7720178</text:p>
          </table:table-cell>
          <table:table-cell table:style-name="ce27" office:value-type="float" office:value="108624428" calcext:value-type="float">
            <text:p>108624428</text:p>
          </table:table-cell>
          <table:table-cell table:style-name="ce27" office:value-type="float" office:value="13851416" calcext:value-type="float">
            <text:p>13851416</text:p>
          </table:table-cell>
          <table:table-cell table:style-name="ce27" office:value-type="float" office:value="1265429" calcext:value-type="float">
            <text:p>1265429</text:p>
          </table:table-cell>
          <table:table-cell table:style-name="ce27" office:value-type="float" office:value="25788690" calcext:value-type="float">
            <text:p>25788690</text:p>
          </table:table-cell>
          <table:table-cell table:style-name="ce27" table:formula="of:=(SUM([.B16:.AB16]))+0" office:value-type="float" office:value="663170927" calcext:value-type="float">
            <text:p>663170927</text:p>
          </table:table-cell>
          <table:table-cell table:style-name="ce27" table:formula="of:=(+[.AE16]-[.AC16])+0" office:value-type="float" office:value="35952787" calcext:value-type="float">
            <text:p>35952787</text:p>
          </table:table-cell>
          <table:table-cell table:style-name="ce27" office:value-type="float" office:value="699123714" calcext:value-type="float">
            <text:p>699123714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MAÍZ DULCE</text:p>
          </table:table-cell>
          <table:table-cell table:style-name="ce27" office:value-type="float" office:value="6530938" calcext:value-type="float">
            <text:p>6530938</text:p>
          </table:table-cell>
          <table:table-cell table:style-name="ce27" office:value-type="float" office:value="401105" calcext:value-type="float">
            <text:p>401105</text:p>
          </table:table-cell>
          <table:table-cell table:style-name="ce27" office:value-type="float" office:value="3737" calcext:value-type="float">
            <text:p>3737</text:p>
          </table:table-cell>
          <table:table-cell table:style-name="ce27" office:value-type="float" office:value="637942" calcext:value-type="float">
            <text:p>63794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11573" calcext:value-type="float">
            <text:p>111573</text:p>
          </table:table-cell>
          <table:table-cell table:style-name="ce27" office:value-type="float" office:value="1094441" calcext:value-type="float">
            <text:p>109444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3488" calcext:value-type="float">
            <text:p>3488</text:p>
          </table:table-cell>
          <table:table-cell table:style-name="ce27" office:value-type="float" office:value="992707" calcext:value-type="float">
            <text:p>992707</text:p>
          </table:table-cell>
          <table:table-cell table:style-name="ce27" office:value-type="float" office:value="3636047" calcext:value-type="float">
            <text:p>3636047</text:p>
          </table:table-cell>
          <table:table-cell table:style-name="ce27" office:value-type="float" office:value="4158" calcext:value-type="float">
            <text:p>4158</text:p>
          </table:table-cell>
          <table:table-cell table:style-name="ce27" office:value-type="float" office:value="5075" calcext:value-type="float">
            <text:p>5075</text:p>
          </table:table-cell>
          <table:table-cell table:style-name="ce27" office:value-type="float" office:value="416280" calcext:value-type="float">
            <text:p>416280</text:p>
          </table:table-cell>
          <table:table-cell table:style-name="ce27" office:value-type="float" office:value="1310959" calcext:value-type="float">
            <text:p>1310959</text:p>
          </table:table-cell>
          <table:table-cell table:style-name="ce27" office:value-type="float" office:value="139867" calcext:value-type="float">
            <text:p>139867</text:p>
          </table:table-cell>
          <table:table-cell table:style-name="ce27" office:value-type="float" office:value="121175" calcext:value-type="float">
            <text:p>121175</text:p>
          </table:table-cell>
          <table:table-cell table:style-name="ce27" office:value-type="float" office:value="1472" calcext:value-type="float">
            <text:p>1472</text:p>
          </table:table-cell>
          <table:table-cell table:style-name="ce27" office:value-type="float" office:value="3120" calcext:value-type="float">
            <text:p>3120</text:p>
          </table:table-cell>
          <table:table-cell table:style-name="ce27" office:value-type="float" office:value="2017999" calcext:value-type="float">
            <text:p>2017999</text:p>
          </table:table-cell>
          <table:table-cell table:style-name="ce27" office:value-type="float" office:value="175617" calcext:value-type="float">
            <text:p>175617</text:p>
          </table:table-cell>
          <table:table-cell table:style-name="ce27" office:value-type="float" office:value="643518" calcext:value-type="float">
            <text:p>643518</text:p>
          </table:table-cell>
          <table:table-cell table:style-name="ce27" office:value-type="float" office:value="13747950" calcext:value-type="float">
            <text:p>13747950</text:p>
          </table:table-cell>
          <table:table-cell table:style-name="ce27" office:value-type="float" office:value="777625" calcext:value-type="float">
            <text:p>777625</text:p>
          </table:table-cell>
          <table:table-cell table:style-name="ce27" office:value-type="float" office:value="141685" calcext:value-type="float">
            <text:p>141685</text:p>
          </table:table-cell>
          <table:table-cell table:style-name="ce27" office:value-type="float" office:value="6320757" calcext:value-type="float">
            <text:p>6320757</text:p>
          </table:table-cell>
          <table:table-cell table:style-name="ce27" table:formula="of:=(SUM([.B17:.AB17]))+0" office:value-type="float" office:value="39239235" calcext:value-type="float">
            <text:p>39239235</text:p>
          </table:table-cell>
          <table:table-cell table:style-name="ce27" table:formula="of:=(+[.AE17]-[.AC17])+0" office:value-type="float" office:value="1662995" calcext:value-type="float">
            <text:p>1662995</text:p>
          </table:table-cell>
          <table:table-cell table:style-name="ce27" office:value-type="float" office:value="40902230" calcext:value-type="float">
            <text:p>40902230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PATATA</text:p>
          </table:table-cell>
          <table:table-cell table:style-name="ce27" office:value-type="float" office:value="26181186" calcext:value-type="float">
            <text:p>26181186</text:p>
          </table:table-cell>
          <table:table-cell table:style-name="ce27" office:value-type="float" office:value="11176" calcext:value-type="float">
            <text:p>11176</text:p>
          </table:table-cell>
          <table:table-cell table:style-name="ce27" office:value-type="float" office:value="15051385" calcext:value-type="float">
            <text:p>15051385</text:p>
          </table:table-cell>
          <table:table-cell table:style-name="ce27" office:value-type="float" office:value="97605" calcext:value-type="float">
            <text:p>9760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27151" calcext:value-type="float">
            <text:p>127151</text:p>
          </table:table-cell>
          <table:table-cell table:style-name="ce27" office:value-type="float" office:value="1943570" calcext:value-type="float">
            <text:p>1943570</text:p>
          </table:table-cell>
          <table:table-cell table:style-name="ce27" office:value-type="float" office:value="161048" calcext:value-type="float">
            <text:p>161048</text:p>
          </table:table-cell>
          <table:table-cell table:style-name="ce27" office:value-type="float" office:value="72379" calcext:value-type="float">
            <text:p>72379</text:p>
          </table:table-cell>
          <table:table-cell table:style-name="ce27" office:value-type="float" office:value="72053" calcext:value-type="float">
            <text:p>72053</text:p>
          </table:table-cell>
          <table:table-cell table:style-name="ce27" office:value-type="float" office:value="58323" calcext:value-type="float">
            <text:p>58323</text:p>
          </table:table-cell>
          <table:table-cell table:style-name="ce27" office:value-type="float" office:value="12738803" calcext:value-type="float">
            <text:p>12738803</text:p>
          </table:table-cell>
          <table:table-cell table:style-name="ce27" office:value-type="float" office:value="50835" calcext:value-type="float">
            <text:p>50835</text:p>
          </table:table-cell>
          <table:table-cell table:style-name="ce27" office:value-type="float" office:value="130366" calcext:value-type="float">
            <text:p>130366</text:p>
          </table:table-cell>
          <table:table-cell table:style-name="ce27" office:value-type="float" office:value="732226" calcext:value-type="float">
            <text:p>732226</text:p>
          </table:table-cell>
          <table:table-cell table:style-name="ce27" office:value-type="float" office:value="3531466" calcext:value-type="float">
            <text:p>3531466</text:p>
          </table:table-cell>
          <table:table-cell table:style-name="ce27" office:value-type="float" office:value="79762" calcext:value-type="float">
            <text:p>79762</text:p>
          </table:table-cell>
          <table:table-cell table:style-name="ce27" office:value-type="float" office:value="273258" calcext:value-type="float">
            <text:p>273258</text:p>
          </table:table-cell>
          <table:table-cell table:style-name="ce27" office:value-type="float" office:value="34445" calcext:value-type="float">
            <text:p>34445</text:p>
          </table:table-cell>
          <table:table-cell table:style-name="ce27" office:value-type="float" office:value="27158" calcext:value-type="float">
            <text:p>27158</text:p>
          </table:table-cell>
          <table:table-cell table:style-name="ce27" office:value-type="float" office:value="2753603" calcext:value-type="float">
            <text:p>2753603</text:p>
          </table:table-cell>
          <table:table-cell table:style-name="ce27" office:value-type="float" office:value="3731330" calcext:value-type="float">
            <text:p>3731330</text:p>
          </table:table-cell>
          <table:table-cell table:style-name="ce27" office:value-type="float" office:value="22895406" calcext:value-type="float">
            <text:p>22895406</text:p>
          </table:table-cell>
          <table:table-cell table:style-name="ce27" office:value-type="float" office:value="4286877" calcext:value-type="float">
            <text:p>4286877</text:p>
          </table:table-cell>
          <table:table-cell table:style-name="ce27" office:value-type="float" office:value="1777279" calcext:value-type="float">
            <text:p>1777279</text:p>
          </table:table-cell>
          <table:table-cell table:style-name="ce27" office:value-type="float" office:value="124018" calcext:value-type="float">
            <text:p>124018</text:p>
          </table:table-cell>
          <table:table-cell table:style-name="ce27" office:value-type="float" office:value="33451" calcext:value-type="float">
            <text:p>33451</text:p>
          </table:table-cell>
          <table:table-cell table:style-name="ce27" table:formula="of:=(SUM([.B18:.AB18]))+0" office:value-type="float" office:value="96976159" calcext:value-type="float">
            <text:p>96976159</text:p>
          </table:table-cell>
          <table:table-cell table:style-name="ce27" table:formula="of:=(+[.AE18]-[.AC18])+0" office:value-type="float" office:value="3932820" calcext:value-type="float">
            <text:p>3932820</text:p>
          </table:table-cell>
          <table:table-cell table:style-name="ce27" office:value-type="float" office:value="100908979" calcext:value-type="float">
            <text:p>100908979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PEPINO</text:p>
          </table:table-cell>
          <table:table-cell table:style-name="ce27" office:value-type="float" office:value="265106312" calcext:value-type="float">
            <text:p>265106312</text:p>
          </table:table-cell>
          <table:table-cell table:style-name="ce27" office:value-type="float" office:value="12168436" calcext:value-type="float">
            <text:p>12168436</text:p>
          </table:table-cell>
          <table:table-cell table:style-name="ce27" office:value-type="float" office:value="9564584" calcext:value-type="float">
            <text:p>9564584</text:p>
          </table:table-cell>
          <table:table-cell table:style-name="ce27" office:value-type="float" office:value="536257" calcext:value-type="float">
            <text:p>53625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816236" calcext:value-type="float">
            <text:p>816236</text:p>
          </table:table-cell>
          <table:table-cell table:style-name="ce27" office:value-type="float" office:value="16706066" calcext:value-type="float">
            <text:p>16706066</text:p>
          </table:table-cell>
          <table:table-cell table:style-name="ce27" office:value-type="float" office:value="6251203" calcext:value-type="float">
            <text:p>6251203</text:p>
          </table:table-cell>
          <table:table-cell table:style-name="ce27" office:value-type="float" office:value="124343" calcext:value-type="float">
            <text:p>124343</text:p>
          </table:table-cell>
          <table:table-cell table:style-name="ce27" office:value-type="float" office:value="228838" calcext:value-type="float">
            <text:p>228838</text:p>
          </table:table-cell>
          <table:table-cell table:style-name="ce27" office:value-type="float" office:value="539010" calcext:value-type="float">
            <text:p>539010</text:p>
          </table:table-cell>
          <table:table-cell table:style-name="ce27" office:value-type="float" office:value="51540641" calcext:value-type="float">
            <text:p>51540641</text:p>
          </table:table-cell>
          <table:table-cell table:style-name="ce27" office:value-type="float" office:value="60876" calcext:value-type="float">
            <text:p>60876</text:p>
          </table:table-cell>
          <table:table-cell table:style-name="ce27" office:value-type="float" office:value="6291239" calcext:value-type="float">
            <text:p>6291239</text:p>
          </table:table-cell>
          <table:table-cell table:style-name="ce27" office:value-type="float" office:value="2653730" calcext:value-type="float">
            <text:p>2653730</text:p>
          </table:table-cell>
          <table:table-cell table:style-name="ce27" office:value-type="float" office:value="9214371" calcext:value-type="float">
            <text:p>9214371</text:p>
          </table:table-cell>
          <table:table-cell table:style-name="ce27" office:value-type="float" office:value="1741566" calcext:value-type="float">
            <text:p>1741566</text:p>
          </table:table-cell>
          <table:table-cell table:style-name="ce27" office:value-type="float" office:value="1088589" calcext:value-type="float">
            <text:p>1088589</text:p>
          </table:table-cell>
          <table:table-cell table:style-name="ce27" office:value-type="float" office:value="395167" calcext:value-type="float">
            <text:p>395167</text:p>
          </table:table-cell>
          <table:table-cell table:style-name="ce27" office:value-type="float" office:value="32949" calcext:value-type="float">
            <text:p>32949</text:p>
          </table:table-cell>
          <table:table-cell table:style-name="ce27" office:value-type="float" office:value="65303410" calcext:value-type="float">
            <text:p>65303410</text:p>
          </table:table-cell>
          <table:table-cell table:style-name="ce27" office:value-type="float" office:value="26915778" calcext:value-type="float">
            <text:p>26915778</text:p>
          </table:table-cell>
          <table:table-cell table:style-name="ce27" office:value-type="float" office:value="2275619" calcext:value-type="float">
            <text:p>2275619</text:p>
          </table:table-cell>
          <table:table-cell table:style-name="ce27" office:value-type="float" office:value="88076611" calcext:value-type="float">
            <text:p>88076611</text:p>
          </table:table-cell>
          <table:table-cell table:style-name="ce27" office:value-type="float" office:value="27898061" calcext:value-type="float">
            <text:p>27898061</text:p>
          </table:table-cell>
          <table:table-cell table:style-name="ce27" office:value-type="float" office:value="4005256" calcext:value-type="float">
            <text:p>4005256</text:p>
          </table:table-cell>
          <table:table-cell table:style-name="ce27" office:value-type="float" office:value="27002558" calcext:value-type="float">
            <text:p>27002558</text:p>
          </table:table-cell>
          <table:table-cell table:style-name="ce27" table:formula="of:=(SUM([.B19:.AB19]))+0" office:value-type="float" office:value="626537706" calcext:value-type="float">
            <text:p>626537706</text:p>
          </table:table-cell>
          <table:table-cell table:style-name="ce27" table:formula="of:=(+[.AE19]-[.AC19])+0" office:value-type="float" office:value="17591869" calcext:value-type="float">
            <text:p>17591869</text:p>
          </table:table-cell>
          <table:table-cell table:style-name="ce27" office:value-type="float" office:value="644129575" calcext:value-type="float">
            <text:p>644129575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PIMIENTO</text:p>
          </table:table-cell>
          <table:table-cell table:style-name="ce27" office:value-type="float" office:value="391420201" calcext:value-type="float">
            <text:p>391420201</text:p>
          </table:table-cell>
          <table:table-cell table:style-name="ce27" office:value-type="float" office:value="19756865" calcext:value-type="float">
            <text:p>19756865</text:p>
          </table:table-cell>
          <table:table-cell table:style-name="ce27" office:value-type="float" office:value="17845812" calcext:value-type="float">
            <text:p>17845812</text:p>
          </table:table-cell>
          <table:table-cell table:style-name="ce27" office:value-type="float" office:value="365929" calcext:value-type="float">
            <text:p>36592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442807" calcext:value-type="float">
            <text:p>2442807</text:p>
          </table:table-cell>
          <table:table-cell table:style-name="ce27" office:value-type="float" office:value="20131380" calcext:value-type="float">
            <text:p>20131380</text:p>
          </table:table-cell>
          <table:table-cell table:style-name="ce27" office:value-type="float" office:value="7139220" calcext:value-type="float">
            <text:p>7139220</text:p>
          </table:table-cell>
          <table:table-cell table:style-name="ce27" office:value-type="float" office:value="818673" calcext:value-type="float">
            <text:p>818673</text:p>
          </table:table-cell>
          <table:table-cell table:style-name="ce27" office:value-type="float" office:value="1435899" calcext:value-type="float">
            <text:p>1435899</text:p>
          </table:table-cell>
          <table:table-cell table:style-name="ce27" office:value-type="float" office:value="6472530" calcext:value-type="float">
            <text:p>6472530</text:p>
          </table:table-cell>
          <table:table-cell table:style-name="ce27" office:value-type="float" office:value="167124121" calcext:value-type="float">
            <text:p>167124121</text:p>
          </table:table-cell>
          <table:table-cell table:style-name="ce27" office:value-type="float" office:value="671406" calcext:value-type="float">
            <text:p>671406</text:p>
          </table:table-cell>
          <table:table-cell table:style-name="ce27" office:value-type="float" office:value="9282746" calcext:value-type="float">
            <text:p>9282746</text:p>
          </table:table-cell>
          <table:table-cell table:style-name="ce27" office:value-type="float" office:value="7057676" calcext:value-type="float">
            <text:p>7057676</text:p>
          </table:table-cell>
          <table:table-cell table:style-name="ce27" office:value-type="float" office:value="68408185" calcext:value-type="float">
            <text:p>68408185</text:p>
          </table:table-cell>
          <table:table-cell table:style-name="ce27" office:value-type="float" office:value="3145712" calcext:value-type="float">
            <text:p>3145712</text:p>
          </table:table-cell>
          <table:table-cell table:style-name="ce27" office:value-type="float" office:value="3183702" calcext:value-type="float">
            <text:p>3183702</text:p>
          </table:table-cell>
          <table:table-cell table:style-name="ce27" office:value-type="float" office:value="447096" calcext:value-type="float">
            <text:p>447096</text:p>
          </table:table-cell>
          <table:table-cell table:style-name="ce27" office:value-type="float" office:value="134627" calcext:value-type="float">
            <text:p>134627</text:p>
          </table:table-cell>
          <table:table-cell table:style-name="ce27" office:value-type="float" office:value="106402959" calcext:value-type="float">
            <text:p>106402959</text:p>
          </table:table-cell>
          <table:table-cell table:style-name="ce27" office:value-type="float" office:value="56883843" calcext:value-type="float">
            <text:p>56883843</text:p>
          </table:table-cell>
          <table:table-cell table:style-name="ce27" office:value-type="float" office:value="14902078" calcext:value-type="float">
            <text:p>14902078</text:p>
          </table:table-cell>
          <table:table-cell table:style-name="ce27" office:value-type="float" office:value="140362982" calcext:value-type="float">
            <text:p>140362982</text:p>
          </table:table-cell>
          <table:table-cell table:style-name="ce27" office:value-type="float" office:value="27460401" calcext:value-type="float">
            <text:p>27460401</text:p>
          </table:table-cell>
          <table:table-cell table:style-name="ce27" office:value-type="float" office:value="12173159" calcext:value-type="float">
            <text:p>12173159</text:p>
          </table:table-cell>
          <table:table-cell table:style-name="ce27" office:value-type="float" office:value="21850903" calcext:value-type="float">
            <text:p>21850903</text:p>
          </table:table-cell>
          <table:table-cell table:style-name="ce27" table:formula="of:=(SUM([.B20:.AB20]))+0" office:value-type="float" office:value="1107320912" calcext:value-type="float">
            <text:p>1107320912</text:p>
          </table:table-cell>
          <table:table-cell table:style-name="ce27" table:formula="of:=(+[.AE20]-[.AC20])+0" office:value-type="float" office:value="51528182" calcext:value-type="float">
            <text:p>51528182</text:p>
          </table:table-cell>
          <table:table-cell table:style-name="ce27" office:value-type="float" office:value="1158849094" calcext:value-type="float">
            <text:p>1158849094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PUERRO</text:p>
          </table:table-cell>
          <table:table-cell table:style-name="ce27" office:value-type="float" office:value="4375535" calcext:value-type="float">
            <text:p>4375535</text:p>
          </table:table-cell>
          <table:table-cell table:style-name="ce27" office:value-type="float" office:value="30736" calcext:value-type="float">
            <text:p>30736</text:p>
          </table:table-cell>
          <table:table-cell table:style-name="ce27" office:value-type="float" office:value="128468" calcext:value-type="float">
            <text:p>128468</text:p>
          </table:table-cell>
          <table:table-cell table:style-name="ce27" office:value-type="float" office:value="6219" calcext:value-type="float">
            <text:p>621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3949" calcext:value-type="float">
            <text:p>63949</text:p>
          </table:table-cell>
          <table:table-cell table:style-name="ce27" office:value-type="float" office:value="62866" calcext:value-type="float">
            <text:p>62866</text:p>
          </table:table-cell>
          <table:table-cell table:style-name="ce27" office:value-type="float" office:value="14090" calcext:value-type="float">
            <text:p>14090</text:p>
          </table:table-cell>
          <table:table-cell table:style-name="ce27" office:value-type="float" office:value="4903" calcext:value-type="float">
            <text:p>4903</text:p>
          </table:table-cell>
          <table:table-cell table:style-name="ce27" office:value-type="float" office:value="2704" calcext:value-type="float">
            <text:p>2704</text:p>
          </table:table-cell>
          <table:table-cell table:style-name="ce27" office:value-type="float" office:value="5520" calcext:value-type="float">
            <text:p>5520</text:p>
          </table:table-cell>
          <table:table-cell table:style-name="ce27" office:value-type="float" office:value="5696949" calcext:value-type="float">
            <text:p>5696949</text:p>
          </table:table-cell>
          <table:table-cell table:style-name="ce27" office:value-type="float" office:value="28458" calcext:value-type="float">
            <text:p>28458</text:p>
          </table:table-cell>
          <table:table-cell table:style-name="ce27" office:value-type="float" office:value="19602" calcext:value-type="float">
            <text:p>19602</text:p>
          </table:table-cell>
          <table:table-cell table:style-name="ce27" office:value-type="float" office:value="527106" calcext:value-type="float">
            <text:p>527106</text:p>
          </table:table-cell>
          <table:table-cell table:style-name="ce27" office:value-type="float" office:value="694345" calcext:value-type="float">
            <text:p>69434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579" calcext:value-type="float">
            <text:p>4579</text:p>
          </table:table-cell>
          <table:table-cell table:style-name="ce27" office:value-type="float" office:value="45443" calcext:value-type="float">
            <text:p>45443</text:p>
          </table:table-cell>
          <table:table-cell table:style-name="ce27" office:value-type="float" office:value="5986" calcext:value-type="float">
            <text:p>5986</text:p>
          </table:table-cell>
          <table:table-cell table:style-name="ce27" office:value-type="float" office:value="1562953" calcext:value-type="float">
            <text:p>1562953</text:p>
          </table:table-cell>
          <table:table-cell table:style-name="ce27" office:value-type="float" office:value="602979" calcext:value-type="float">
            <text:p>602979</text:p>
          </table:table-cell>
          <table:table-cell table:style-name="ce27" office:value-type="float" office:value="2043786" calcext:value-type="float">
            <text:p>2043786</text:p>
          </table:table-cell>
          <table:table-cell table:style-name="ce27" office:value-type="float" office:value="2496890" calcext:value-type="float">
            <text:p>2496890</text:p>
          </table:table-cell>
          <table:table-cell table:style-name="ce27" office:value-type="float" office:value="3850" calcext:value-type="float">
            <text:p>385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44671" calcext:value-type="float">
            <text:p>944671</text:p>
          </table:table-cell>
          <table:table-cell table:style-name="ce27" table:formula="of:=(SUM([.B21:.AB21]))+0" office:value-type="float" office:value="19372587" calcext:value-type="float">
            <text:p>19372587</text:p>
          </table:table-cell>
          <table:table-cell table:style-name="ce27" table:formula="of:=(+[.AE21]-[.AC21])+0" office:value-type="float" office:value="1584827" calcext:value-type="float">
            <text:p>1584827</text:p>
          </table:table-cell>
          <table:table-cell table:style-name="ce27" office:value-type="float" office:value="20957414" calcext:value-type="float">
            <text:p>20957414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TOMATE</text:p>
          </table:table-cell>
          <table:table-cell table:style-name="ce27" office:value-type="float" office:value="284233781" calcext:value-type="float">
            <text:p>284233781</text:p>
          </table:table-cell>
          <table:table-cell table:style-name="ce27" office:value-type="float" office:value="9847599" calcext:value-type="float">
            <text:p>9847599</text:p>
          </table:table-cell>
          <table:table-cell table:style-name="ce27" office:value-type="float" office:value="15942921" calcext:value-type="float">
            <text:p>15942921</text:p>
          </table:table-cell>
          <table:table-cell table:style-name="ce27" office:value-type="float" office:value="2207246" calcext:value-type="float">
            <text:p>220724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498728" calcext:value-type="float">
            <text:p>2498728</text:p>
          </table:table-cell>
          <table:table-cell table:style-name="ce27" office:value-type="float" office:value="17561655" calcext:value-type="float">
            <text:p>17561655</text:p>
          </table:table-cell>
          <table:table-cell table:style-name="ce27" office:value-type="float" office:value="8324501" calcext:value-type="float">
            <text:p>8324501</text:p>
          </table:table-cell>
          <table:table-cell table:style-name="ce27" office:value-type="float" office:value="1381603" calcext:value-type="float">
            <text:p>1381603</text:p>
          </table:table-cell>
          <table:table-cell table:style-name="ce27" office:value-type="float" office:value="1515354" calcext:value-type="float">
            <text:p>1515354</text:p>
          </table:table-cell>
          <table:table-cell table:style-name="ce27" office:value-type="float" office:value="14420802" calcext:value-type="float">
            <text:p>14420802</text:p>
          </table:table-cell>
          <table:table-cell table:style-name="ce27" office:value-type="float" office:value="116261791" calcext:value-type="float">
            <text:p>116261791</text:p>
          </table:table-cell>
          <table:table-cell table:style-name="ce27" office:value-type="float" office:value="886984" calcext:value-type="float">
            <text:p>886984</text:p>
          </table:table-cell>
          <table:table-cell table:style-name="ce27" office:value-type="float" office:value="9472961" calcext:value-type="float">
            <text:p>9472961</text:p>
          </table:table-cell>
          <table:table-cell table:style-name="ce27" office:value-type="float" office:value="11476915" calcext:value-type="float">
            <text:p>11476915</text:p>
          </table:table-cell>
          <table:table-cell table:style-name="ce27" office:value-type="float" office:value="30485863" calcext:value-type="float">
            <text:p>30485863</text:p>
          </table:table-cell>
          <table:table-cell table:style-name="ce27" office:value-type="float" office:value="8957939" calcext:value-type="float">
            <text:p>8957939</text:p>
          </table:table-cell>
          <table:table-cell table:style-name="ce27" office:value-type="float" office:value="7752342" calcext:value-type="float">
            <text:p>7752342</text:p>
          </table:table-cell>
          <table:table-cell table:style-name="ce27" office:value-type="float" office:value="461218" calcext:value-type="float">
            <text:p>461218</text:p>
          </table:table-cell>
          <table:table-cell table:style-name="ce27" office:value-type="float" office:value="72916" calcext:value-type="float">
            <text:p>72916</text:p>
          </table:table-cell>
          <table:table-cell table:style-name="ce27" office:value-type="float" office:value="85543430" calcext:value-type="float">
            <text:p>85543430</text:p>
          </table:table-cell>
          <table:table-cell table:style-name="ce27" office:value-type="float" office:value="66112392" calcext:value-type="float">
            <text:p>66112392</text:p>
          </table:table-cell>
          <table:table-cell table:style-name="ce27" office:value-type="float" office:value="20356320" calcext:value-type="float">
            <text:p>20356320</text:p>
          </table:table-cell>
          <table:table-cell table:style-name="ce27" office:value-type="float" office:value="120725039" calcext:value-type="float">
            <text:p>120725039</text:p>
          </table:table-cell>
          <table:table-cell table:style-name="ce27" office:value-type="float" office:value="19554455" calcext:value-type="float">
            <text:p>19554455</text:p>
          </table:table-cell>
          <table:table-cell table:style-name="ce27" office:value-type="float" office:value="15151086" calcext:value-type="float">
            <text:p>15151086</text:p>
          </table:table-cell>
          <table:table-cell table:style-name="ce27" office:value-type="float" office:value="29180572" calcext:value-type="float">
            <text:p>29180572</text:p>
          </table:table-cell>
          <table:table-cell table:style-name="ce27" table:formula="of:=(SUM([.B22:.AB22]))+0" office:value-type="float" office:value="900386413" calcext:value-type="float">
            <text:p>900386413</text:p>
          </table:table-cell>
          <table:table-cell table:style-name="ce27" table:formula="of:=(+[.AE22]-[.AC22])+0" office:value-type="float" office:value="34453472" calcext:value-type="float">
            <text:p>34453472</text:p>
          </table:table-cell>
          <table:table-cell table:style-name="ce27" office:value-type="float" office:value="934839885" calcext:value-type="float">
            <text:p>934839885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ZANAHORIA Y NABO</text:p>
          </table:table-cell>
          <table:table-cell table:style-name="ce27" office:value-type="float" office:value="16436197" calcext:value-type="float">
            <text:p>16436197</text:p>
          </table:table-cell>
          <table:table-cell table:style-name="ce27" office:value-type="float" office:value="81207" calcext:value-type="float">
            <text:p>81207</text:p>
          </table:table-cell>
          <table:table-cell table:style-name="ce27" office:value-type="float" office:value="4073795" calcext:value-type="float">
            <text:p>4073795</text:p>
          </table:table-cell>
          <table:table-cell table:style-name="ce27" office:value-type="float" office:value="49658" calcext:value-type="float">
            <text:p>4965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1694" calcext:value-type="float">
            <text:p>21694</text:p>
          </table:table-cell>
          <table:table-cell table:style-name="ce27" office:value-type="float" office:value="1147946" calcext:value-type="float">
            <text:p>1147946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9368" calcext:value-type="float">
            <text:p>19368</text:p>
          </table:table-cell>
          <table:table-cell table:style-name="ce27" office:value-type="float" office:value="85642" calcext:value-type="float">
            <text:p>85642</text:p>
          </table:table-cell>
          <table:table-cell table:style-name="ce27" office:value-type="float" office:value="25324140" calcext:value-type="float">
            <text:p>25324140</text:p>
          </table:table-cell>
          <table:table-cell table:style-name="ce27" office:value-type="float" office:value="2321" calcext:value-type="float">
            <text:p>2321</text:p>
          </table:table-cell>
          <table:table-cell table:style-name="ce27" office:value-type="float" office:value="7211" calcext:value-type="float">
            <text:p>7211</text:p>
          </table:table-cell>
          <table:table-cell table:style-name="ce27" office:value-type="float" office:value="1885842" calcext:value-type="float">
            <text:p>1885842</text:p>
          </table:table-cell>
          <table:table-cell table:style-name="ce27" office:value-type="float" office:value="942808" calcext:value-type="float">
            <text:p>94280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0929" calcext:value-type="float">
            <text:p>30929</text:p>
          </table:table-cell>
          <table:table-cell table:style-name="ce27" office:value-type="float" office:value="1175" calcext:value-type="float">
            <text:p>1175</text:p>
          </table:table-cell>
          <table:table-cell table:style-name="ce27" office:value-type="float" office:value="227660" calcext:value-type="float">
            <text:p>227660</text:p>
          </table:table-cell>
          <table:table-cell table:style-name="ce27" office:value-type="float" office:value="10466198" calcext:value-type="float">
            <text:p>10466198</text:p>
          </table:table-cell>
          <table:table-cell table:style-name="ce27" office:value-type="float" office:value="505629" calcext:value-type="float">
            <text:p>505629</text:p>
          </table:table-cell>
          <table:table-cell table:style-name="ce27" office:value-type="float" office:value="5016730" calcext:value-type="float">
            <text:p>5016730</text:p>
          </table:table-cell>
          <table:table-cell table:style-name="ce27" office:value-type="float" office:value="4996011" calcext:value-type="float">
            <text:p>4996011</text:p>
          </table:table-cell>
          <table:table-cell table:style-name="ce27" office:value-type="float" office:value="354321" calcext:value-type="float">
            <text:p>354321</text:p>
          </table:table-cell>
          <table:table-cell table:style-name="ce27" office:value-type="float" office:value="25331" calcext:value-type="float">
            <text:p>25331</text:p>
          </table:table-cell>
          <table:table-cell table:style-name="ce27" office:value-type="float" office:value="235664" calcext:value-type="float">
            <text:p>235664</text:p>
          </table:table-cell>
          <table:table-cell table:style-name="ce27" table:formula="of:=(SUM([.B23:.AB23]))+0" office:value-type="float" office:value="71937477" calcext:value-type="float">
            <text:p>71937477</text:p>
          </table:table-cell>
          <table:table-cell table:style-name="ce27" table:formula="of:=(+[.AE23]-[.AC23])+0" office:value-type="float" office:value="1712792" calcext:value-type="float">
            <text:p>1712792</text:p>
          </table:table-cell>
          <table:table-cell table:style-name="ce27" office:value-type="float" office:value="73650269" calcext:value-type="float">
            <text:p>73650269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OTRAS HORTALIZAS</text:p>
          </table:table-cell>
          <table:table-cell table:style-name="ce27" office:value-type="float" office:value="32190537" calcext:value-type="float">
            <text:p>32190537</text:p>
          </table:table-cell>
          <table:table-cell table:style-name="ce27" office:value-type="float" office:value="2967772" calcext:value-type="float">
            <text:p>2967772</text:p>
          </table:table-cell>
          <table:table-cell table:style-name="ce27" office:value-type="float" office:value="7777674" calcext:value-type="float">
            <text:p>7777674</text:p>
          </table:table-cell>
          <table:table-cell table:style-name="ce27" office:value-type="float" office:value="157462" calcext:value-type="float">
            <text:p>157462</text:p>
          </table:table-cell>
          <table:table-cell table:style-name="ce27" office:value-type="float" office:value="2672" calcext:value-type="float">
            <text:p>2672</text:p>
          </table:table-cell>
          <table:table-cell table:style-name="ce27" office:value-type="float" office:value="184438" calcext:value-type="float">
            <text:p>184438</text:p>
          </table:table-cell>
          <table:table-cell table:style-name="ce27" office:value-type="float" office:value="2804122" calcext:value-type="float">
            <text:p>2804122</text:p>
          </table:table-cell>
          <table:table-cell table:style-name="ce27" office:value-type="float" office:value="340906" calcext:value-type="float">
            <text:p>340906</text:p>
          </table:table-cell>
          <table:table-cell table:style-name="ce27" office:value-type="float" office:value="121659" calcext:value-type="float">
            <text:p>121659</text:p>
          </table:table-cell>
          <table:table-cell table:style-name="ce27" office:value-type="float" office:value="27678" calcext:value-type="float">
            <text:p>27678</text:p>
          </table:table-cell>
          <table:table-cell table:style-name="ce27" office:value-type="float" office:value="756563" calcext:value-type="float">
            <text:p>756563</text:p>
          </table:table-cell>
          <table:table-cell table:style-name="ce27" office:value-type="float" office:value="49474255" calcext:value-type="float">
            <text:p>49474255</text:p>
          </table:table-cell>
          <table:table-cell table:style-name="ce27" office:value-type="float" office:value="200951" calcext:value-type="float">
            <text:p>200951</text:p>
          </table:table-cell>
          <table:table-cell table:style-name="ce27" office:value-type="float" office:value="654029" calcext:value-type="float">
            <text:p>654029</text:p>
          </table:table-cell>
          <table:table-cell table:style-name="ce27" office:value-type="float" office:value="1830853" calcext:value-type="float">
            <text:p>1830853</text:p>
          </table:table-cell>
          <table:table-cell table:style-name="ce27" office:value-type="float" office:value="13110544" calcext:value-type="float">
            <text:p>13110544</text:p>
          </table:table-cell>
          <table:table-cell table:style-name="ce27" office:value-type="float" office:value="473424" calcext:value-type="float">
            <text:p>473424</text:p>
          </table:table-cell>
          <table:table-cell table:style-name="ce27" office:value-type="float" office:value="217517" calcext:value-type="float">
            <text:p>217517</text:p>
          </table:table-cell>
          <table:table-cell table:style-name="ce27" office:value-type="float" office:value="400144" calcext:value-type="float">
            <text:p>400144</text:p>
          </table:table-cell>
          <table:table-cell table:style-name="ce27" office:value-type="float" office:value="51783" calcext:value-type="float">
            <text:p>51783</text:p>
          </table:table-cell>
          <table:table-cell table:style-name="ce27" office:value-type="float" office:value="27513898" calcext:value-type="float">
            <text:p>27513898</text:p>
          </table:table-cell>
          <table:table-cell table:style-name="ce27" office:value-type="float" office:value="8349167" calcext:value-type="float">
            <text:p>8349167</text:p>
          </table:table-cell>
          <table:table-cell table:style-name="ce27" office:value-type="float" office:value="16987017" calcext:value-type="float">
            <text:p>16987017</text:p>
          </table:table-cell>
          <table:table-cell table:style-name="ce27" office:value-type="float" office:value="50624864" calcext:value-type="float">
            <text:p>50624864</text:p>
          </table:table-cell>
          <table:table-cell table:style-name="ce27" office:value-type="float" office:value="4040951" calcext:value-type="float">
            <text:p>4040951</text:p>
          </table:table-cell>
          <table:table-cell table:style-name="ce27" office:value-type="float" office:value="343110" calcext:value-type="float">
            <text:p>343110</text:p>
          </table:table-cell>
          <table:table-cell table:style-name="ce27" office:value-type="float" office:value="5005706" calcext:value-type="float">
            <text:p>5005706</text:p>
          </table:table-cell>
          <table:table-cell table:style-name="ce27" table:formula="of:=(SUM([.B24:.AB24]))+0" office:value-type="float" office:value="226609696" calcext:value-type="float">
            <text:p>226609696</text:p>
          </table:table-cell>
          <table:table-cell table:style-name="ce27" table:formula="of:=(+[.AE24]-[.AC24])+0" office:value-type="float" office:value="25995766" calcext:value-type="float">
            <text:p>25995766</text:p>
          </table:table-cell>
          <table:table-cell table:style-name="ce27" office:value-type="float" office:value="252605462" calcext:value-type="float">
            <text:p>252605462</text:p>
          </table:table-cell>
          <table:table-cell table:style-name="ce6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AGUACATE</text:p>
          </table:table-cell>
          <table:table-cell table:style-name="ce26" office:value-type="float" office:value="42369642" calcext:value-type="float">
            <text:p>42369642</text:p>
          </table:table-cell>
          <table:table-cell table:style-name="ce26" office:value-type="float" office:value="5991203" calcext:value-type="float">
            <text:p>5991203</text:p>
          </table:table-cell>
          <table:table-cell table:style-name="ce26" office:value-type="float" office:value="10608553" calcext:value-type="float">
            <text:p>10608553</text:p>
          </table:table-cell>
          <table:table-cell table:style-name="ce26" office:value-type="float" office:value="336282" calcext:value-type="float">
            <text:p>33628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76408" calcext:value-type="float">
            <text:p>476408</text:p>
          </table:table-cell>
          <table:table-cell table:style-name="ce26" office:value-type="float" office:value="5824698" calcext:value-type="float">
            <text:p>5824698</text:p>
          </table:table-cell>
          <table:table-cell table:style-name="ce26" office:value-type="float" office:value="531648" calcext:value-type="float">
            <text:p>531648</text:p>
          </table:table-cell>
          <table:table-cell table:style-name="ce26" office:value-type="float" office:value="281527" calcext:value-type="float">
            <text:p>281527</text:p>
          </table:table-cell>
          <table:table-cell table:style-name="ce26" office:value-type="float" office:value="1681644" calcext:value-type="float">
            <text:p>1681644</text:p>
          </table:table-cell>
          <table:table-cell table:style-name="ce26" office:value-type="float" office:value="2445388" calcext:value-type="float">
            <text:p>2445388</text:p>
          </table:table-cell>
          <table:table-cell table:style-name="ce26" office:value-type="float" office:value="165252977" calcext:value-type="float">
            <text:p>165252977</text:p>
          </table:table-cell>
          <table:table-cell table:style-name="ce26" office:value-type="float" office:value="371086" calcext:value-type="float">
            <text:p>371086</text:p>
          </table:table-cell>
          <table:table-cell table:style-name="ce26" office:value-type="float" office:value="586789" calcext:value-type="float">
            <text:p>586789</text:p>
          </table:table-cell>
          <table:table-cell table:style-name="ce26" office:value-type="float" office:value="1354343" calcext:value-type="float">
            <text:p>1354343</text:p>
          </table:table-cell>
          <table:table-cell table:style-name="ce26" office:value-type="float" office:value="17276719" calcext:value-type="float">
            <text:p>17276719</text:p>
          </table:table-cell>
          <table:table-cell table:style-name="ce26" office:value-type="float" office:value="2766586" calcext:value-type="float">
            <text:p>2766586</text:p>
          </table:table-cell>
          <table:table-cell table:style-name="ce26" office:value-type="float" office:value="1596842" calcext:value-type="float">
            <text:p>1596842</text:p>
          </table:table-cell>
          <table:table-cell table:style-name="ce26" office:value-type="float" office:value="854110" calcext:value-type="float">
            <text:p>854110</text:p>
          </table:table-cell>
          <table:table-cell table:style-name="ce26" office:value-type="float" office:value="194015" calcext:value-type="float">
            <text:p>194015</text:p>
          </table:table-cell>
          <table:table-cell table:style-name="ce26" office:value-type="float" office:value="56695726" calcext:value-type="float">
            <text:p>56695726</text:p>
          </table:table-cell>
          <table:table-cell table:style-name="ce26" office:value-type="float" office:value="5135370" calcext:value-type="float">
            <text:p>5135370</text:p>
          </table:table-cell>
          <table:table-cell table:style-name="ce26" office:value-type="float" office:value="11483638" calcext:value-type="float">
            <text:p>11483638</text:p>
          </table:table-cell>
          <table:table-cell table:style-name="ce26" office:value-type="float" office:value="30380686" calcext:value-type="float">
            <text:p>30380686</text:p>
          </table:table-cell>
          <table:table-cell table:style-name="ce26" office:value-type="float" office:value="1237285" calcext:value-type="float">
            <text:p>1237285</text:p>
          </table:table-cell>
          <table:table-cell table:style-name="ce26" office:value-type="float" office:value="3121751" calcext:value-type="float">
            <text:p>3121751</text:p>
          </table:table-cell>
          <table:table-cell table:style-name="ce26" office:value-type="float" office:value="4639883" calcext:value-type="float">
            <text:p>4639883</text:p>
          </table:table-cell>
          <table:table-cell table:style-name="ce26" table:formula="of:=(SUM([.B25:.AB25]))+0" office:value-type="float" office:value="373494799" calcext:value-type="float">
            <text:p>373494799</text:p>
          </table:table-cell>
          <table:table-cell table:style-name="ce26" table:formula="of:=(+[.AE25]-[.AC25])+0" office:value-type="float" office:value="13869843" calcext:value-type="float">
            <text:p>13869843</text:p>
          </table:table-cell>
          <table:table-cell table:style-name="ce26" office:value-type="float" office:value="387364642" calcext:value-type="float">
            <text:p>387364642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ALBARICOQUE</text:p>
          </table:table-cell>
          <table:table-cell table:style-name="ce26" office:value-type="float" office:value="52317784" calcext:value-type="float">
            <text:p>52317784</text:p>
          </table:table-cell>
          <table:table-cell table:style-name="ce26" office:value-type="float" office:value="3646557" calcext:value-type="float">
            <text:p>3646557</text:p>
          </table:table-cell>
          <table:table-cell table:style-name="ce26" office:value-type="float" office:value="4107000" calcext:value-type="float">
            <text:p>4107000</text:p>
          </table:table-cell>
          <table:table-cell table:style-name="ce26" office:value-type="float" office:value="230484" calcext:value-type="float">
            <text:p>23048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08845" calcext:value-type="float">
            <text:p>708845</text:p>
          </table:table-cell>
          <table:table-cell table:style-name="ce26" office:value-type="float" office:value="872804" calcext:value-type="float">
            <text:p>872804</text:p>
          </table:table-cell>
          <table:table-cell table:style-name="ce26" office:value-type="float" office:value="773238" calcext:value-type="float">
            <text:p>773238</text:p>
          </table:table-cell>
          <table:table-cell table:style-name="ce26" office:value-type="float" office:value="169955" calcext:value-type="float">
            <text:p>169955</text:p>
          </table:table-cell>
          <table:table-cell table:style-name="ce26" office:value-type="float" office:value="799632" calcext:value-type="float">
            <text:p>799632</text:p>
          </table:table-cell>
          <table:table-cell table:style-name="ce26" office:value-type="float" office:value="378778" calcext:value-type="float">
            <text:p>378778</text:p>
          </table:table-cell>
          <table:table-cell table:style-name="ce26" office:value-type="float" office:value="24201663" calcext:value-type="float">
            <text:p>24201663</text:p>
          </table:table-cell>
          <table:table-cell table:style-name="ce26" office:value-type="float" office:value="591022" calcext:value-type="float">
            <text:p>591022</text:p>
          </table:table-cell>
          <table:table-cell table:style-name="ce26" office:value-type="float" office:value="1167647" calcext:value-type="float">
            <text:p>1167647</text:p>
          </table:table-cell>
          <table:table-cell table:style-name="ce26" office:value-type="float" office:value="109960" calcext:value-type="float">
            <text:p>109960</text:p>
          </table:table-cell>
          <table:table-cell table:style-name="ce26" office:value-type="float" office:value="18727024" calcext:value-type="float">
            <text:p>18727024</text:p>
          </table:table-cell>
          <table:table-cell table:style-name="ce26" office:value-type="float" office:value="733618" calcext:value-type="float">
            <text:p>733618</text:p>
          </table:table-cell>
          <table:table-cell table:style-name="ce26" office:value-type="float" office:value="454511" calcext:value-type="float">
            <text:p>454511</text:p>
          </table:table-cell>
          <table:table-cell table:style-name="ce26" office:value-type="float" office:value="138407" calcext:value-type="float">
            <text:p>138407</text:p>
          </table:table-cell>
          <table:table-cell table:style-name="ce26" office:value-type="float" office:value="21902" calcext:value-type="float">
            <text:p>21902</text:p>
          </table:table-cell>
          <table:table-cell table:style-name="ce26" office:value-type="float" office:value="4609989" calcext:value-type="float">
            <text:p>4609989</text:p>
          </table:table-cell>
          <table:table-cell table:style-name="ce26" office:value-type="float" office:value="4654894" calcext:value-type="float">
            <text:p>4654894</text:p>
          </table:table-cell>
          <table:table-cell table:style-name="ce26" office:value-type="float" office:value="3252980" calcext:value-type="float">
            <text:p>3252980</text:p>
          </table:table-cell>
          <table:table-cell table:style-name="ce26" office:value-type="float" office:value="12818783" calcext:value-type="float">
            <text:p>12818783</text:p>
          </table:table-cell>
          <table:table-cell table:style-name="ce26" office:value-type="float" office:value="2688111" calcext:value-type="float">
            <text:p>2688111</text:p>
          </table:table-cell>
          <table:table-cell table:style-name="ce26" office:value-type="float" office:value="968954" calcext:value-type="float">
            <text:p>968954</text:p>
          </table:table-cell>
          <table:table-cell table:style-name="ce26" office:value-type="float" office:value="1277580" calcext:value-type="float">
            <text:p>1277580</text:p>
          </table:table-cell>
          <table:table-cell table:style-name="ce26" table:formula="of:=(SUM([.B26:.AB26]))+0" office:value-type="float" office:value="140422122" calcext:value-type="float">
            <text:p>140422122</text:p>
          </table:table-cell>
          <table:table-cell table:style-name="ce26" table:formula="of:=(+[.AE26]-[.AC26])+0" office:value-type="float" office:value="8032053" calcext:value-type="float">
            <text:p>8032053</text:p>
          </table:table-cell>
          <table:table-cell table:style-name="ce26" office:value-type="float" office:value="148454175" calcext:value-type="float">
            <text:p>148454175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ARÁNDANO</text:p>
          </table:table-cell>
          <table:table-cell table:style-name="ce26" office:value-type="float" office:value="144250433" calcext:value-type="float">
            <text:p>144250433</text:p>
          </table:table-cell>
          <table:table-cell table:style-name="ce26" office:value-type="float" office:value="5512193" calcext:value-type="float">
            <text:p>5512193</text:p>
          </table:table-cell>
          <table:table-cell table:style-name="ce26" office:value-type="float" office:value="9029826" calcext:value-type="float">
            <text:p>9029826</text:p>
          </table:table-cell>
          <table:table-cell table:style-name="ce26" office:value-type="float" office:value="372421" calcext:value-type="float">
            <text:p>37242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1694" calcext:value-type="float">
            <text:p>101694</text:p>
          </table:table-cell>
          <table:table-cell table:style-name="ce26" office:value-type="float" office:value="1718732" calcext:value-type="float">
            <text:p>1718732</text:p>
          </table:table-cell>
          <table:table-cell table:style-name="ce26" office:value-type="float" office:value="2353000" calcext:value-type="float">
            <text:p>2353000</text:p>
          </table:table-cell>
          <table:table-cell table:style-name="ce26" office:value-type="float" office:value="1406598" calcext:value-type="float">
            <text:p>1406598</text:p>
          </table:table-cell>
          <table:table-cell table:style-name="ce26" office:value-type="float" office:value="2321515" calcext:value-type="float">
            <text:p>2321515</text:p>
          </table:table-cell>
          <table:table-cell table:style-name="ce26" office:value-type="float" office:value="960738" calcext:value-type="float">
            <text:p>960738</text:p>
          </table:table-cell>
          <table:table-cell table:style-name="ce26" office:value-type="float" office:value="13250614" calcext:value-type="float">
            <text:p>13250614</text:p>
          </table:table-cell>
          <table:table-cell table:style-name="ce26" office:value-type="float" office:value="116272" calcext:value-type="float">
            <text:p>116272</text:p>
          </table:table-cell>
          <table:table-cell table:style-name="ce26" office:value-type="float" office:value="1071644" calcext:value-type="float">
            <text:p>1071644</text:p>
          </table:table-cell>
          <table:table-cell table:style-name="ce26" office:value-type="float" office:value="4320291" calcext:value-type="float">
            <text:p>4320291</text:p>
          </table:table-cell>
          <table:table-cell table:style-name="ce26" office:value-type="float" office:value="8689443" calcext:value-type="float">
            <text:p>8689443</text:p>
          </table:table-cell>
          <table:table-cell table:style-name="ce26" office:value-type="float" office:value="1442512" calcext:value-type="float">
            <text:p>1442512</text:p>
          </table:table-cell>
          <table:table-cell table:style-name="ce26" office:value-type="float" office:value="644701" calcext:value-type="float">
            <text:p>644701</text:p>
          </table:table-cell>
          <table:table-cell table:style-name="ce26" office:value-type="float" office:value="273249" calcext:value-type="float">
            <text:p>273249</text:p>
          </table:table-cell>
          <table:table-cell table:style-name="ce26" office:value-type="float" office:value="49580" calcext:value-type="float">
            <text:p>49580</text:p>
          </table:table-cell>
          <table:table-cell table:style-name="ce26" office:value-type="float" office:value="58015847" calcext:value-type="float">
            <text:p>58015847</text:p>
          </table:table-cell>
          <table:table-cell table:style-name="ce26" office:value-type="float" office:value="16539777" calcext:value-type="float">
            <text:p>16539777</text:p>
          </table:table-cell>
          <table:table-cell table:style-name="ce26" office:value-type="float" office:value="3388570" calcext:value-type="float">
            <text:p>3388570</text:p>
          </table:table-cell>
          <table:table-cell table:style-name="ce26" office:value-type="float" office:value="76285278" calcext:value-type="float">
            <text:p>76285278</text:p>
          </table:table-cell>
          <table:table-cell table:style-name="ce26" office:value-type="float" office:value="2858633" calcext:value-type="float">
            <text:p>2858633</text:p>
          </table:table-cell>
          <table:table-cell table:style-name="ce26" office:value-type="float" office:value="602399" calcext:value-type="float">
            <text:p>602399</text:p>
          </table:table-cell>
          <table:table-cell table:style-name="ce26" office:value-type="float" office:value="1551472" calcext:value-type="float">
            <text:p>1551472</text:p>
          </table:table-cell>
          <table:table-cell table:style-name="ce26" table:formula="of:=(SUM([.B27:.AB27]))+0" office:value-type="float" office:value="357127432" calcext:value-type="float">
            <text:p>357127432</text:p>
          </table:table-cell>
          <table:table-cell table:style-name="ce26" table:formula="of:=(+[.AE27]-[.AC27])+0" office:value-type="float" office:value="20984088" calcext:value-type="float">
            <text:p>20984088</text:p>
          </table:table-cell>
          <table:table-cell table:style-name="ce26" office:value-type="float" office:value="378111520" calcext:value-type="float">
            <text:p>378111520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CAQUI</text:p>
          </table:table-cell>
          <table:table-cell table:style-name="ce26" office:value-type="float" office:value="49294151" calcext:value-type="float">
            <text:p>49294151</text:p>
          </table:table-cell>
          <table:table-cell table:style-name="ce26" office:value-type="float" office:value="2284016" calcext:value-type="float">
            <text:p>2284016</text:p>
          </table:table-cell>
          <table:table-cell table:style-name="ce26" office:value-type="float" office:value="3952441" calcext:value-type="float">
            <text:p>3952441</text:p>
          </table:table-cell>
          <table:table-cell table:style-name="ce26" office:value-type="float" office:value="180349" calcext:value-type="float">
            <text:p>18034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9873" calcext:value-type="float">
            <text:p>179873</text:p>
          </table:table-cell>
          <table:table-cell table:style-name="ce26" office:value-type="float" office:value="621451" calcext:value-type="float">
            <text:p>621451</text:p>
          </table:table-cell>
          <table:table-cell table:style-name="ce26" office:value-type="float" office:value="1616977" calcext:value-type="float">
            <text:p>1616977</text:p>
          </table:table-cell>
          <table:table-cell table:style-name="ce26" office:value-type="float" office:value="992500" calcext:value-type="float">
            <text:p>992500</text:p>
          </table:table-cell>
          <table:table-cell table:style-name="ce26" office:value-type="float" office:value="2954492" calcext:value-type="float">
            <text:p>2954492</text:p>
          </table:table-cell>
          <table:table-cell table:style-name="ce26" office:value-type="float" office:value="3629863" calcext:value-type="float">
            <text:p>3629863</text:p>
          </table:table-cell>
          <table:table-cell table:style-name="ce26" office:value-type="float" office:value="21991110" calcext:value-type="float">
            <text:p>21991110</text:p>
          </table:table-cell>
          <table:table-cell table:style-name="ce26" office:value-type="float" office:value="595603" calcext:value-type="float">
            <text:p>595603</text:p>
          </table:table-cell>
          <table:table-cell table:style-name="ce26" office:value-type="float" office:value="1203872" calcext:value-type="float">
            <text:p>1203872</text:p>
          </table:table-cell>
          <table:table-cell table:style-name="ce26" office:value-type="float" office:value="457551" calcext:value-type="float">
            <text:p>457551</text:p>
          </table:table-cell>
          <table:table-cell table:style-name="ce26" office:value-type="float" office:value="25757068" calcext:value-type="float">
            <text:p>25757068</text:p>
          </table:table-cell>
          <table:table-cell table:style-name="ce26" office:value-type="float" office:value="2637175" calcext:value-type="float">
            <text:p>2637175</text:p>
          </table:table-cell>
          <table:table-cell table:style-name="ce26" office:value-type="float" office:value="3757095" calcext:value-type="float">
            <text:p>3757095</text:p>
          </table:table-cell>
          <table:table-cell table:style-name="ce26" office:value-type="float" office:value="152183" calcext:value-type="float">
            <text:p>152183</text:p>
          </table:table-cell>
          <table:table-cell table:style-name="ce26" office:value-type="float" office:value="70988" calcext:value-type="float">
            <text:p>70988</text:p>
          </table:table-cell>
          <table:table-cell table:style-name="ce26" office:value-type="float" office:value="10594166" calcext:value-type="float">
            <text:p>10594166</text:p>
          </table:table-cell>
          <table:table-cell table:style-name="ce26" office:value-type="float" office:value="8892358" calcext:value-type="float">
            <text:p>8892358</text:p>
          </table:table-cell>
          <table:table-cell table:style-name="ce26" office:value-type="float" office:value="6084909" calcext:value-type="float">
            <text:p>6084909</text:p>
          </table:table-cell>
          <table:table-cell table:style-name="ce26" office:value-type="float" office:value="7450213" calcext:value-type="float">
            <text:p>7450213</text:p>
          </table:table-cell>
          <table:table-cell table:style-name="ce26" office:value-type="float" office:value="4151291" calcext:value-type="float">
            <text:p>4151291</text:p>
          </table:table-cell>
          <table:table-cell table:style-name="ce26" office:value-type="float" office:value="2458007" calcext:value-type="float">
            <text:p>2458007</text:p>
          </table:table-cell>
          <table:table-cell table:style-name="ce26" office:value-type="float" office:value="977251" calcext:value-type="float">
            <text:p>977251</text:p>
          </table:table-cell>
          <table:table-cell table:style-name="ce26" table:formula="of:=(SUM([.B28:.AB28]))+0" office:value-type="float" office:value="162936953" calcext:value-type="float">
            <text:p>162936953</text:p>
          </table:table-cell>
          <table:table-cell table:style-name="ce26" table:formula="of:=(+[.AE28]-[.AC28])+0" office:value-type="float" office:value="41912919" calcext:value-type="float">
            <text:p>41912919</text:p>
          </table:table-cell>
          <table:table-cell table:style-name="ce26" office:value-type="float" office:value="204849872" calcext:value-type="float">
            <text:p>204849872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CEREZA Y GUINDA</text:p>
          </table:table-cell>
          <table:table-cell table:style-name="ce26" office:value-type="float" office:value="9821245" calcext:value-type="float">
            <text:p>9821245</text:p>
          </table:table-cell>
          <table:table-cell table:style-name="ce26" office:value-type="float" office:value="738040" calcext:value-type="float">
            <text:p>738040</text:p>
          </table:table-cell>
          <table:table-cell table:style-name="ce26" office:value-type="float" office:value="2814882" calcext:value-type="float">
            <text:p>2814882</text:p>
          </table:table-cell>
          <table:table-cell table:style-name="ce26" office:value-type="float" office:value="23046" calcext:value-type="float">
            <text:p>2304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06042" calcext:value-type="float">
            <text:p>106042</text:p>
          </table:table-cell>
          <table:table-cell table:style-name="ce26" office:value-type="float" office:value="942" calcext:value-type="float">
            <text:p>942</text:p>
          </table:table-cell>
          <table:table-cell table:style-name="ce26" office:value-type="float" office:value="50073" calcext:value-type="float">
            <text:p>50073</text:p>
          </table:table-cell>
          <table:table-cell table:style-name="ce26" office:value-type="float" office:value="322706" calcext:value-type="float">
            <text:p>322706</text:p>
          </table:table-cell>
          <table:table-cell table:style-name="ce26" office:value-type="float" office:value="243941" calcext:value-type="float">
            <text:p>243941</text:p>
          </table:table-cell>
          <table:table-cell table:style-name="ce26" office:value-type="float" office:value="8205449" calcext:value-type="float">
            <text:p>8205449</text:p>
          </table:table-cell>
          <table:table-cell table:style-name="ce26" office:value-type="float" office:value="49303" calcext:value-type="float">
            <text:p>49303</text:p>
          </table:table-cell>
          <table:table-cell table:style-name="ce26" office:value-type="float" office:value="58289" calcext:value-type="float">
            <text:p>58289</text:p>
          </table:table-cell>
          <table:table-cell table:style-name="ce26" office:value-type="float" office:value="346572" calcext:value-type="float">
            <text:p>346572</text:p>
          </table:table-cell>
          <table:table-cell table:style-name="ce26" office:value-type="float" office:value="9897042" calcext:value-type="float">
            <text:p>9897042</text:p>
          </table:table-cell>
          <table:table-cell table:style-name="ce26" office:value-type="float" office:value="94581" calcext:value-type="float">
            <text:p>94581</text:p>
          </table:table-cell>
          <table:table-cell table:style-name="ce26" office:value-type="float" office:value="60299" calcext:value-type="float">
            <text:p>60299</text:p>
          </table:table-cell>
          <table:table-cell table:style-name="ce26" office:value-type="float" office:value="64057" calcext:value-type="float">
            <text:p>64057</text:p>
          </table:table-cell>
          <table:table-cell table:style-name="ce26" office:value-type="float" office:value="41573" calcext:value-type="float">
            <text:p>41573</text:p>
          </table:table-cell>
          <table:table-cell table:style-name="ce26" office:value-type="float" office:value="4830535" calcext:value-type="float">
            <text:p>4830535</text:p>
          </table:table-cell>
          <table:table-cell table:style-name="ce26" office:value-type="float" office:value="1220972" calcext:value-type="float">
            <text:p>1220972</text:p>
          </table:table-cell>
          <table:table-cell table:style-name="ce26" office:value-type="float" office:value="6467521" calcext:value-type="float">
            <text:p>6467521</text:p>
          </table:table-cell>
          <table:table-cell table:style-name="ce26" office:value-type="float" office:value="15647555" calcext:value-type="float">
            <text:p>15647555</text:p>
          </table:table-cell>
          <table:table-cell table:style-name="ce26" office:value-type="float" office:value="115110" calcext:value-type="float">
            <text:p>115110</text:p>
          </table:table-cell>
          <table:table-cell table:style-name="ce26" office:value-type="float" office:value="68271" calcext:value-type="float">
            <text:p>68271</text:p>
          </table:table-cell>
          <table:table-cell table:style-name="ce26" office:value-type="float" office:value="563559" calcext:value-type="float">
            <text:p>563559</text:p>
          </table:table-cell>
          <table:table-cell table:style-name="ce26" table:formula="of:=(SUM([.B29:.AB29]))+0" office:value-type="float" office:value="61851605" calcext:value-type="float">
            <text:p>61851605</text:p>
          </table:table-cell>
          <table:table-cell table:style-name="ce26" table:formula="of:=(+[.AE29]-[.AC29])+0" office:value-type="float" office:value="2521154" calcext:value-type="float">
            <text:p>2521154</text:p>
          </table:table-cell>
          <table:table-cell table:style-name="ce26" office:value-type="float" office:value="64372759" calcext:value-type="float">
            <text:p>64372759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CIRUELA</text:p>
          </table:table-cell>
          <table:table-cell table:style-name="ce26" office:value-type="float" office:value="29186602" calcext:value-type="float">
            <text:p>29186602</text:p>
          </table:table-cell>
          <table:table-cell table:style-name="ce26" office:value-type="float" office:value="711448" calcext:value-type="float">
            <text:p>711448</text:p>
          </table:table-cell>
          <table:table-cell table:style-name="ce26" office:value-type="float" office:value="3866244" calcext:value-type="float">
            <text:p>3866244</text:p>
          </table:table-cell>
          <table:table-cell table:style-name="ce26" office:value-type="float" office:value="8861" calcext:value-type="float">
            <text:p>8861</text:p>
          </table:table-cell>
          <table:table-cell table:style-name="ce26" office:value-type="float" office:value="54300" calcext:value-type="float">
            <text:p>54300</text:p>
          </table:table-cell>
          <table:table-cell table:style-name="ce26" office:value-type="float" office:value="20597" calcext:value-type="float">
            <text:p>20597</text:p>
          </table:table-cell>
          <table:table-cell table:style-name="ce26" office:value-type="float" office:value="1192482" calcext:value-type="float">
            <text:p>1192482</text:p>
          </table:table-cell>
          <table:table-cell table:style-name="ce26" office:value-type="float" office:value="240188" calcext:value-type="float">
            <text:p>240188</text:p>
          </table:table-cell>
          <table:table-cell table:style-name="ce26" office:value-type="float" office:value="3841" calcext:value-type="float">
            <text:p>3841</text:p>
          </table:table-cell>
          <table:table-cell table:style-name="ce26" office:value-type="float" office:value="73590" calcext:value-type="float">
            <text:p>73590</text:p>
          </table:table-cell>
          <table:table-cell table:style-name="ce26" office:value-type="float" office:value="1039806" calcext:value-type="float">
            <text:p>1039806</text:p>
          </table:table-cell>
          <table:table-cell table:style-name="ce26" office:value-type="float" office:value="8619096" calcext:value-type="float">
            <text:p>8619096</text:p>
          </table:table-cell>
          <table:table-cell table:style-name="ce26" office:value-type="float" office:value="72253" calcext:value-type="float">
            <text:p>72253</text:p>
          </table:table-cell>
          <table:table-cell table:style-name="ce26" office:value-type="float" office:value="429737" calcext:value-type="float">
            <text:p>429737</text:p>
          </table:table-cell>
          <table:table-cell table:style-name="ce26" office:value-type="float" office:value="1141091" calcext:value-type="float">
            <text:p>1141091</text:p>
          </table:table-cell>
          <table:table-cell table:style-name="ce26" office:value-type="float" office:value="5710350" calcext:value-type="float">
            <text:p>5710350</text:p>
          </table:table-cell>
          <table:table-cell table:style-name="ce26" office:value-type="float" office:value="282968" calcext:value-type="float">
            <text:p>282968</text:p>
          </table:table-cell>
          <table:table-cell table:style-name="ce26" office:value-type="float" office:value="199716" calcext:value-type="float">
            <text:p>199716</text:p>
          </table:table-cell>
          <table:table-cell table:style-name="ce26" office:value-type="float" office:value="45998" calcext:value-type="float">
            <text:p>45998</text:p>
          </table:table-cell>
          <table:table-cell table:style-name="ce26" office:value-type="float" office:value="218152" calcext:value-type="float">
            <text:p>218152</text:p>
          </table:table-cell>
          <table:table-cell table:style-name="ce26" office:value-type="float" office:value="4125460" calcext:value-type="float">
            <text:p>4125460</text:p>
          </table:table-cell>
          <table:table-cell table:style-name="ce26" office:value-type="float" office:value="5620824" calcext:value-type="float">
            <text:p>5620824</text:p>
          </table:table-cell>
          <table:table-cell table:style-name="ce26" office:value-type="float" office:value="4704785" calcext:value-type="float">
            <text:p>4704785</text:p>
          </table:table-cell>
          <table:table-cell table:style-name="ce26" office:value-type="float" office:value="15961822" calcext:value-type="float">
            <text:p>15961822</text:p>
          </table:table-cell>
          <table:table-cell table:style-name="ce26" office:value-type="float" office:value="470851" calcext:value-type="float">
            <text:p>470851</text:p>
          </table:table-cell>
          <table:table-cell table:style-name="ce26" office:value-type="float" office:value="185039" calcext:value-type="float">
            <text:p>185039</text:p>
          </table:table-cell>
          <table:table-cell table:style-name="ce26" office:value-type="float" office:value="2498616" calcext:value-type="float">
            <text:p>2498616</text:p>
          </table:table-cell>
          <table:table-cell table:style-name="ce26" table:formula="of:=(SUM([.B30:.AB30]))+0" office:value-type="float" office:value="86684717" calcext:value-type="float">
            <text:p>86684717</text:p>
          </table:table-cell>
          <table:table-cell table:style-name="ce26" table:formula="of:=(+[.AE30]-[.AC30])+0" office:value-type="float" office:value="20161525" calcext:value-type="float">
            <text:p>20161525</text:p>
          </table:table-cell>
          <table:table-cell table:style-name="ce26" office:value-type="float" office:value="106846242" calcext:value-type="float">
            <text:p>106846242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FRAMBUESA</text:p>
          </table:table-cell>
          <table:table-cell table:style-name="ce26" office:value-type="float" office:value="148327700" calcext:value-type="float">
            <text:p>148327700</text:p>
          </table:table-cell>
          <table:table-cell table:style-name="ce26" office:value-type="float" office:value="4662942" calcext:value-type="float">
            <text:p>4662942</text:p>
          </table:table-cell>
          <table:table-cell table:style-name="ce26" office:value-type="float" office:value="7353556" calcext:value-type="float">
            <text:p>7353556</text:p>
          </table:table-cell>
          <table:table-cell table:style-name="ce26" office:value-type="float" office:value="58223" calcext:value-type="float">
            <text:p>5822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3256" calcext:value-type="float">
            <text:p>103256</text:p>
          </table:table-cell>
          <table:table-cell table:style-name="ce26" office:value-type="float" office:value="562391" calcext:value-type="float">
            <text:p>562391</text:p>
          </table:table-cell>
          <table:table-cell table:style-name="ce26" office:value-type="float" office:value="1256238" calcext:value-type="float">
            <text:p>1256238</text:p>
          </table:table-cell>
          <table:table-cell table:style-name="ce26" office:value-type="float" office:value="306803" calcext:value-type="float">
            <text:p>306803</text:p>
          </table:table-cell>
          <table:table-cell table:style-name="ce26" office:value-type="float" office:value="274561" calcext:value-type="float">
            <text:p>274561</text:p>
          </table:table-cell>
          <table:table-cell table:style-name="ce26" office:value-type="float" office:value="159140" calcext:value-type="float">
            <text:p>159140</text:p>
          </table:table-cell>
          <table:table-cell table:style-name="ce26" office:value-type="float" office:value="43940297" calcext:value-type="float">
            <text:p>43940297</text:p>
          </table:table-cell>
          <table:table-cell table:style-name="ce26" office:value-type="float" office:value="23585" calcext:value-type="float">
            <text:p>23585</text:p>
          </table:table-cell>
          <table:table-cell table:style-name="ce26" office:value-type="float" office:value="644315" calcext:value-type="float">
            <text:p>644315</text:p>
          </table:table-cell>
          <table:table-cell table:style-name="ce26" office:value-type="float" office:value="1947049" calcext:value-type="float">
            <text:p>1947049</text:p>
          </table:table-cell>
          <table:table-cell table:style-name="ce26" office:value-type="float" office:value="8881118" calcext:value-type="float">
            <text:p>8881118</text:p>
          </table:table-cell>
          <table:table-cell table:style-name="ce26" office:value-type="float" office:value="20182" calcext:value-type="float">
            <text:p>20182</text:p>
          </table:table-cell>
          <table:table-cell table:style-name="ce26" office:value-type="float" office:value="26848" calcext:value-type="float">
            <text:p>26848</text:p>
          </table:table-cell>
          <table:table-cell table:style-name="ce26" office:value-type="float" office:value="204783" calcext:value-type="float">
            <text:p>20478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7902823" calcext:value-type="float">
            <text:p>47902823</text:p>
          </table:table-cell>
          <table:table-cell table:style-name="ce26" office:value-type="float" office:value="5336000" calcext:value-type="float">
            <text:p>5336000</text:p>
          </table:table-cell>
          <table:table-cell table:style-name="ce26" office:value-type="float" office:value="4760270" calcext:value-type="float">
            <text:p>4760270</text:p>
          </table:table-cell>
          <table:table-cell table:style-name="ce26" office:value-type="float" office:value="134084629" calcext:value-type="float">
            <text:p>134084629</text:p>
          </table:table-cell>
          <table:table-cell table:style-name="ce26" office:value-type="float" office:value="1189536" calcext:value-type="float">
            <text:p>1189536</text:p>
          </table:table-cell>
          <table:table-cell table:style-name="ce26" office:value-type="float" office:value="585092" calcext:value-type="float">
            <text:p>585092</text:p>
          </table:table-cell>
          <table:table-cell table:style-name="ce26" office:value-type="float" office:value="924678" calcext:value-type="float">
            <text:p>924678</text:p>
          </table:table-cell>
          <table:table-cell table:style-name="ce26" table:formula="of:=(SUM([.B31:.AB31]))+0" office:value-type="float" office:value="413536015" calcext:value-type="float">
            <text:p>413536015</text:p>
          </table:table-cell>
          <table:table-cell table:style-name="ce26" table:formula="of:=(+[.AE31]-[.AC31])+0" office:value-type="float" office:value="15886598" calcext:value-type="float">
            <text:p>15886598</text:p>
          </table:table-cell>
          <table:table-cell table:style-name="ce26" office:value-type="float" office:value="429422613" calcext:value-type="float">
            <text:p>429422613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FRESA</text:p>
          </table:table-cell>
          <table:table-cell table:style-name="ce26" office:value-type="float" office:value="192736599" calcext:value-type="float">
            <text:p>192736599</text:p>
          </table:table-cell>
          <table:table-cell table:style-name="ce26" office:value-type="float" office:value="16717278" calcext:value-type="float">
            <text:p>16717278</text:p>
          </table:table-cell>
          <table:table-cell table:style-name="ce26" office:value-type="float" office:value="15932603" calcext:value-type="float">
            <text:p>15932603</text:p>
          </table:table-cell>
          <table:table-cell table:style-name="ce26" office:value-type="float" office:value="3401" calcext:value-type="float">
            <text:p>340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15786" calcext:value-type="float">
            <text:p>115786</text:p>
          </table:table-cell>
          <table:table-cell table:style-name="ce26" office:value-type="float" office:value="5676785" calcext:value-type="float">
            <text:p>5676785</text:p>
          </table:table-cell>
          <table:table-cell table:style-name="ce26" office:value-type="float" office:value="3346283" calcext:value-type="float">
            <text:p>3346283</text:p>
          </table:table-cell>
          <table:table-cell table:style-name="ce26" office:value-type="float" office:value="1406830" calcext:value-type="float">
            <text:p>1406830</text:p>
          </table:table-cell>
          <table:table-cell table:style-name="ce26" office:value-type="float" office:value="147168" calcext:value-type="float">
            <text:p>147168</text:p>
          </table:table-cell>
          <table:table-cell table:style-name="ce26" office:value-type="float" office:value="1689627" calcext:value-type="float">
            <text:p>1689627</text:p>
          </table:table-cell>
          <table:table-cell table:style-name="ce26" office:value-type="float" office:value="72085945" calcext:value-type="float">
            <text:p>72085945</text:p>
          </table:table-cell>
          <table:table-cell table:style-name="ce26" office:value-type="float" office:value="18988" calcext:value-type="float">
            <text:p>18988</text:p>
          </table:table-cell>
          <table:table-cell table:style-name="ce26" office:value-type="float" office:value="2655851" calcext:value-type="float">
            <text:p>2655851</text:p>
          </table:table-cell>
          <table:table-cell table:style-name="ce26" office:value-type="float" office:value="3941169" calcext:value-type="float">
            <text:p>3941169</text:p>
          </table:table-cell>
          <table:table-cell table:style-name="ce26" office:value-type="float" office:value="47018968" calcext:value-type="float">
            <text:p>47018968</text:p>
          </table:table-cell>
          <table:table-cell table:style-name="ce26" office:value-type="float" office:value="191130" calcext:value-type="float">
            <text:p>191130</text:p>
          </table:table-cell>
          <table:table-cell table:style-name="ce26" office:value-type="float" office:value="283334" calcext:value-type="float">
            <text:p>283334</text:p>
          </table:table-cell>
          <table:table-cell table:style-name="ce26" office:value-type="float" office:value="616617" calcext:value-type="float">
            <text:p>616617</text:p>
          </table:table-cell>
          <table:table-cell table:style-name="ce26" office:value-type="float" office:value="3753" calcext:value-type="float">
            <text:p>3753</text:p>
          </table:table-cell>
          <table:table-cell table:style-name="ce26" office:value-type="float" office:value="30163278" calcext:value-type="float">
            <text:p>30163278</text:p>
          </table:table-cell>
          <table:table-cell table:style-name="ce26" office:value-type="float" office:value="16709705" calcext:value-type="float">
            <text:p>16709705</text:p>
          </table:table-cell>
          <table:table-cell table:style-name="ce26" office:value-type="float" office:value="27220775" calcext:value-type="float">
            <text:p>27220775</text:p>
          </table:table-cell>
          <table:table-cell table:style-name="ce26" office:value-type="float" office:value="101317312" calcext:value-type="float">
            <text:p>101317312</text:p>
          </table:table-cell>
          <table:table-cell table:style-name="ce26" office:value-type="float" office:value="9870807" calcext:value-type="float">
            <text:p>9870807</text:p>
          </table:table-cell>
          <table:table-cell table:style-name="ce26" office:value-type="float" office:value="619985" calcext:value-type="float">
            <text:p>619985</text:p>
          </table:table-cell>
          <table:table-cell table:style-name="ce26" office:value-type="float" office:value="11502125" calcext:value-type="float">
            <text:p>11502125</text:p>
          </table:table-cell>
          <table:table-cell table:style-name="ce26" table:formula="of:=(SUM([.B32:.AB32]))+0" office:value-type="float" office:value="561992102" calcext:value-type="float">
            <text:p>561992102</text:p>
          </table:table-cell>
          <table:table-cell table:style-name="ce26" table:formula="of:=(+[.AE32]-[.AC32])+0" office:value-type="float" office:value="24756405" calcext:value-type="float">
            <text:p>24756405</text:p>
          </table:table-cell>
          <table:table-cell table:style-name="ce26" office:value-type="float" office:value="586748507" calcext:value-type="float">
            <text:p>586748507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GROSELLA</text:p>
          </table:table-cell>
          <table:table-cell table:style-name="ce26" office:value-type="float" office:value="358590" calcext:value-type="float">
            <text:p>35859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953" calcext:value-type="float">
            <text:p>10953</text:p>
          </table:table-cell>
          <table:table-cell table:style-name="ce26" office:value-type="float" office:value="9314" calcext:value-type="float">
            <text:p>931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194" calcext:value-type="float">
            <text:p>1194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2288" calcext:value-type="float">
            <text:p>1228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7200" calcext:value-type="float">
            <text:p>127200</text:p>
          </table:table-cell>
          <table:table-cell table:style-name="ce26" office:value-type="float" office:value="10539" calcext:value-type="float">
            <text:p>10539</text:p>
          </table:table-cell>
          <table:table-cell table:style-name="ce26" office:value-type="float" office:value="742" calcext:value-type="float">
            <text:p>74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58667" calcext:value-type="float">
            <text:p>258667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688690" calcext:value-type="float">
            <text:p>688690</text:p>
          </table:table-cell>
          <table:table-cell table:style-name="ce26" office:value-type="float" office:value="9540" calcext:value-type="float">
            <text:p>9540</text:p>
          </table:table-cell>
          <table:table-cell table:style-name="ce26" office:value-type="float" office:value="93443" calcext:value-type="float">
            <text:p>93443</text:p>
          </table:table-cell>
          <table:table-cell table:style-name="ce26" office:value-type="float" office:value="1720" calcext:value-type="float">
            <text:p>1720</text:p>
          </table:table-cell>
          <table:table-cell table:style-name="ce26" office:value-type="float" office:value="46562" calcext:value-type="float">
            <text:p>4656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63" calcext:value-type="float">
            <text:p>463</text:p>
          </table:table-cell>
          <table:table-cell table:style-name="ce26" table:formula="of:=(SUM([.B33:.AB33]))+0" office:value-type="float" office:value="1629905" calcext:value-type="float">
            <text:p>1629905</text:p>
          </table:table-cell>
          <table:table-cell table:style-name="ce26" table:formula="of:=(+[.AE33]-[.AC33])+0" office:value-type="float" office:value="19198" calcext:value-type="float">
            <text:p>19198</text:p>
          </table:table-cell>
          <table:table-cell table:style-name="ce26" office:value-type="float" office:value="1649103" calcext:value-type="float">
            <text:p>1649103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HIGO</text:p>
          </table:table-cell>
          <table:table-cell table:style-name="ce26" office:value-type="float" office:value="533498" calcext:value-type="float">
            <text:p>533498</text:p>
          </table:table-cell>
          <table:table-cell table:style-name="ce26" office:value-type="float" office:value="2097" calcext:value-type="float">
            <text:p>2097</text:p>
          </table:table-cell>
          <table:table-cell table:style-name="ce26" office:value-type="float" office:value="365106" calcext:value-type="float">
            <text:p>365106</text:p>
          </table:table-cell>
          <table:table-cell table:style-name="ce26" office:value-type="float" office:value="11842" calcext:value-type="float">
            <text:p>1184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341529" calcext:value-type="float">
            <text:p>34152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320" calcext:value-type="float">
            <text:p>23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6178490" calcext:value-type="float">
            <text:p>6178490</text:p>
          </table:table-cell>
          <table:table-cell table:style-name="ce26" office:value-type="float" office:value="1036" calcext:value-type="float">
            <text:p>1036</text:p>
          </table:table-cell>
          <table:table-cell table:style-name="ce26" office:value-type="float" office:value="11537" calcext:value-type="float">
            <text:p>11537</text:p>
          </table:table-cell>
          <table:table-cell table:style-name="ce26" office:value-type="float" office:value="25355" calcext:value-type="float">
            <text:p>25355</text:p>
          </table:table-cell>
          <table:table-cell table:style-name="ce26" office:value-type="float" office:value="958564" calcext:value-type="float">
            <text:p>95856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3562" calcext:value-type="float">
            <text:p>3562</text:p>
          </table:table-cell>
          <table:table-cell table:style-name="ce26" office:value-type="float" office:value="3446" calcext:value-type="float">
            <text:p>3446</text:p>
          </table:table-cell>
          <table:table-cell table:style-name="ce26" office:value-type="float" office:value="340231" calcext:value-type="float">
            <text:p>340231</text:p>
          </table:table-cell>
          <table:table-cell table:style-name="ce26" office:value-type="float" office:value="97554" calcext:value-type="float">
            <text:p>97554</text:p>
          </table:table-cell>
          <table:table-cell table:style-name="ce26" office:value-type="float" office:value="419591" calcext:value-type="float">
            <text:p>419591</text:p>
          </table:table-cell>
          <table:table-cell table:style-name="ce26" office:value-type="float" office:value="807585" calcext:value-type="float">
            <text:p>807585</text:p>
          </table:table-cell>
          <table:table-cell table:style-name="ce26" office:value-type="float" office:value="174333" calcext:value-type="float">
            <text:p>174333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395765" calcext:value-type="float">
            <text:p>395765</text:p>
          </table:table-cell>
          <table:table-cell table:style-name="ce26" table:formula="of:=(SUM([.B34:.AB34]))+0" office:value-type="float" office:value="10673499" calcext:value-type="float">
            <text:p>10673499</text:p>
          </table:table-cell>
          <table:table-cell table:style-name="ce26" table:formula="of:=(+[.AE34]-[.AC34])+0" office:value-type="float" office:value="197257" calcext:value-type="float">
            <text:p>197257</text:p>
          </table:table-cell>
          <table:table-cell table:style-name="ce26" office:value-type="float" office:value="10870756" calcext:value-type="float">
            <text:p>10870756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KIWI</text:p>
          </table:table-cell>
          <table:table-cell table:style-name="ce26" office:value-type="float" office:value="794545" calcext:value-type="float">
            <text:p>794545</text:p>
          </table:table-cell>
          <table:table-cell table:style-name="ce26" office:value-type="float" office:value="5317" calcext:value-type="float">
            <text:p>5317</text:p>
          </table:table-cell>
          <table:table-cell table:style-name="ce26" office:value-type="float" office:value="232477" calcext:value-type="float">
            <text:p>232477</text:p>
          </table:table-cell>
          <table:table-cell table:style-name="ce26" office:value-type="float" office:value="30836" calcext:value-type="float">
            <text:p>3083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344" calcext:value-type="float">
            <text:p>3344</text:p>
          </table:table-cell>
          <table:table-cell table:style-name="ce26" office:value-type="float" office:value="13529" calcext:value-type="float">
            <text:p>13529</text:p>
          </table:table-cell>
          <table:table-cell table:style-name="ce26" office:value-type="float" office:value="37104" calcext:value-type="float">
            <text:p>3710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3567" calcext:value-type="float">
            <text:p>19356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9711927" calcext:value-type="float">
            <text:p>9711927</text:p>
          </table:table-cell>
          <table:table-cell table:style-name="ce26" office:value-type="float" office:value="152426" calcext:value-type="float">
            <text:p>152426</text:p>
          </table:table-cell>
          <table:table-cell table:style-name="ce26" office:value-type="float" office:value="13077" calcext:value-type="float">
            <text:p>13077</text:p>
          </table:table-cell>
          <table:table-cell table:style-name="ce26" office:value-type="float" office:value="253552" calcext:value-type="float">
            <text:p>253552</text:p>
          </table:table-cell>
          <table:table-cell table:style-name="ce26" office:value-type="float" office:value="12398352" calcext:value-type="float">
            <text:p>12398352</text:p>
          </table:table-cell>
          <table:table-cell table:style-name="ce26" office:value-type="float" office:value="249559" calcext:value-type="float">
            <text:p>249559</text:p>
          </table:table-cell>
          <table:table-cell table:style-name="ce26" office:value-type="float" office:value="15413" calcext:value-type="float">
            <text:p>15413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10045" calcext:value-type="float">
            <text:p>10045</text:p>
          </table:table-cell>
          <table:table-cell table:style-name="ce26" office:value-type="float" office:value="449731" calcext:value-type="float">
            <text:p>449731</text:p>
          </table:table-cell>
          <table:table-cell table:style-name="ce26" office:value-type="float" office:value="214327" calcext:value-type="float">
            <text:p>214327</text:p>
          </table:table-cell>
          <table:table-cell table:style-name="ce26" office:value-type="float" office:value="13143026" calcext:value-type="float">
            <text:p>13143026</text:p>
          </table:table-cell>
          <table:table-cell table:style-name="ce26" office:value-type="float" office:value="252497" calcext:value-type="float">
            <text:p>252497</text:p>
          </table:table-cell>
          <table:table-cell table:style-name="ce26" office:value-type="float" office:value="132449" calcext:value-type="float">
            <text:p>132449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955" calcext:value-type="float">
            <text:p>955</text:p>
          </table:table-cell>
          <table:table-cell table:style-name="ce26" table:formula="of:=(SUM([.B35:.AB35]))+0" office:value-type="float" office:value="38308303" calcext:value-type="float">
            <text:p>38308303</text:p>
          </table:table-cell>
          <table:table-cell table:style-name="ce26" table:formula="of:=(+[.AE35]-[.AC35])+0" office:value-type="float" office:value="9200526" calcext:value-type="float">
            <text:p>9200526</text:p>
          </table:table-cell>
          <table:table-cell table:style-name="ce26" office:value-type="float" office:value="47508829" calcext:value-type="float">
            <text:p>47508829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LIMÓN</text:p>
          </table:table-cell>
          <table:table-cell table:style-name="ce26" office:value-type="float" office:value="324891469" calcext:value-type="float">
            <text:p>324891469</text:p>
          </table:table-cell>
          <table:table-cell table:style-name="ce26" office:value-type="float" office:value="23637038" calcext:value-type="float">
            <text:p>23637038</text:p>
          </table:table-cell>
          <table:table-cell table:style-name="ce26" office:value-type="float" office:value="16658003" calcext:value-type="float">
            <text:p>16658003</text:p>
          </table:table-cell>
          <table:table-cell table:style-name="ce26" office:value-type="float" office:value="1038412" calcext:value-type="float">
            <text:p>1038412</text:p>
          </table:table-cell>
          <table:table-cell table:style-name="ce26" office:value-type="float" office:value="11295" calcext:value-type="float">
            <text:p>11295</text:p>
          </table:table-cell>
          <table:table-cell table:style-name="ce26" office:value-type="float" office:value="3253822" calcext:value-type="float">
            <text:p>3253822</text:p>
          </table:table-cell>
          <table:table-cell table:style-name="ce26" office:value-type="float" office:value="11495061" calcext:value-type="float">
            <text:p>11495061</text:p>
          </table:table-cell>
          <table:table-cell table:style-name="ce26" office:value-type="float" office:value="11169496" calcext:value-type="float">
            <text:p>11169496</text:p>
          </table:table-cell>
          <table:table-cell table:style-name="ce26" office:value-type="float" office:value="2557848" calcext:value-type="float">
            <text:p>2557848</text:p>
          </table:table-cell>
          <table:table-cell table:style-name="ce26" office:value-type="float" office:value="1489183" calcext:value-type="float">
            <text:p>1489183</text:p>
          </table:table-cell>
          <table:table-cell table:style-name="ce26" office:value-type="float" office:value="3343643" calcext:value-type="float">
            <text:p>3343643</text:p>
          </table:table-cell>
          <table:table-cell table:style-name="ce26" office:value-type="float" office:value="165050045" calcext:value-type="float">
            <text:p>165050045</text:p>
          </table:table-cell>
          <table:table-cell table:style-name="ce26" office:value-type="float" office:value="1596809" calcext:value-type="float">
            <text:p>1596809</text:p>
          </table:table-cell>
          <table:table-cell table:style-name="ce26" office:value-type="float" office:value="8294392" calcext:value-type="float">
            <text:p>8294392</text:p>
          </table:table-cell>
          <table:table-cell table:style-name="ce26" office:value-type="float" office:value="5003932" calcext:value-type="float">
            <text:p>5003932</text:p>
          </table:table-cell>
          <table:table-cell table:style-name="ce26" office:value-type="float" office:value="56453535" calcext:value-type="float">
            <text:p>56453535</text:p>
          </table:table-cell>
          <table:table-cell table:style-name="ce26" office:value-type="float" office:value="1470729" calcext:value-type="float">
            <text:p>1470729</text:p>
          </table:table-cell>
          <table:table-cell table:style-name="ce26" office:value-type="float" office:value="2326489" calcext:value-type="float">
            <text:p>2326489</text:p>
          </table:table-cell>
          <table:table-cell table:style-name="ce26" office:value-type="float" office:value="919484" calcext:value-type="float">
            <text:p>919484</text:p>
          </table:table-cell>
          <table:table-cell table:style-name="ce26" office:value-type="float" office:value="182924" calcext:value-type="float">
            <text:p>182924</text:p>
          </table:table-cell>
          <table:table-cell table:style-name="ce26" office:value-type="float" office:value="28367720" calcext:value-type="float">
            <text:p>28367720</text:p>
          </table:table-cell>
          <table:table-cell table:style-name="ce26" office:value-type="float" office:value="63859811" calcext:value-type="float">
            <text:p>63859811</text:p>
          </table:table-cell>
          <table:table-cell table:style-name="ce26" office:value-type="float" office:value="8294340" calcext:value-type="float">
            <text:p>8294340</text:p>
          </table:table-cell>
          <table:table-cell table:style-name="ce26" office:value-type="float" office:value="79181642" calcext:value-type="float">
            <text:p>79181642</text:p>
          </table:table-cell>
          <table:table-cell table:style-name="ce26" office:value-type="float" office:value="15224279" calcext:value-type="float">
            <text:p>15224279</text:p>
          </table:table-cell>
          <table:table-cell table:style-name="ce26" office:value-type="float" office:value="11534870" calcext:value-type="float">
            <text:p>11534870</text:p>
          </table:table-cell>
          <table:table-cell table:style-name="ce26" office:value-type="float" office:value="14219768" calcext:value-type="float">
            <text:p>14219768</text:p>
          </table:table-cell>
          <table:table-cell table:style-name="ce26" table:formula="of:=(SUM([.B36:.AB36]))+0" office:value-type="float" office:value="861526039" calcext:value-type="float">
            <text:p>861526039</text:p>
          </table:table-cell>
          <table:table-cell table:style-name="ce26" table:formula="of:=(+[.AE36]-[.AC36])+0" office:value-type="float" office:value="39751521" calcext:value-type="float">
            <text:p>39751521</text:p>
          </table:table-cell>
          <table:table-cell table:style-name="ce26" office:value-type="float" office:value="901277560" calcext:value-type="float">
            <text:p>901277560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MANDARINA</text:p>
          </table:table-cell>
          <table:table-cell table:style-name="ce26" office:value-type="float" office:value="384451354" calcext:value-type="float">
            <text:p>384451354</text:p>
          </table:table-cell>
          <table:table-cell table:style-name="ce26" office:value-type="float" office:value="33415362" calcext:value-type="float">
            <text:p>33415362</text:p>
          </table:table-cell>
          <table:table-cell table:style-name="ce26" office:value-type="float" office:value="55418200" calcext:value-type="float">
            <text:p>55418200</text:p>
          </table:table-cell>
          <table:table-cell table:style-name="ce26" office:value-type="float" office:value="77207" calcext:value-type="float">
            <text:p>7720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57829" calcext:value-type="float">
            <text:p>657829</text:p>
          </table:table-cell>
          <table:table-cell table:style-name="ce26" office:value-type="float" office:value="17256698" calcext:value-type="float">
            <text:p>17256698</text:p>
          </table:table-cell>
          <table:table-cell table:style-name="ce26" office:value-type="float" office:value="9286555" calcext:value-type="float">
            <text:p>9286555</text:p>
          </table:table-cell>
          <table:table-cell table:style-name="ce26" office:value-type="float" office:value="3537347" calcext:value-type="float">
            <text:p>3537347</text:p>
          </table:table-cell>
          <table:table-cell table:style-name="ce26" office:value-type="float" office:value="3174978" calcext:value-type="float">
            <text:p>3174978</text:p>
          </table:table-cell>
          <table:table-cell table:style-name="ce26" office:value-type="float" office:value="24844194" calcext:value-type="float">
            <text:p>24844194</text:p>
          </table:table-cell>
          <table:table-cell table:style-name="ce26" office:value-type="float" office:value="300617913" calcext:value-type="float">
            <text:p>300617913</text:p>
          </table:table-cell>
          <table:table-cell table:style-name="ce26" office:value-type="float" office:value="139289" calcext:value-type="float">
            <text:p>139289</text:p>
          </table:table-cell>
          <table:table-cell table:style-name="ce26" office:value-type="float" office:value="6749266" calcext:value-type="float">
            <text:p>6749266</text:p>
          </table:table-cell>
          <table:table-cell table:style-name="ce26" office:value-type="float" office:value="9025347" calcext:value-type="float">
            <text:p>9025347</text:p>
          </table:table-cell>
          <table:table-cell table:style-name="ce26" office:value-type="float" office:value="84281766" calcext:value-type="float">
            <text:p>84281766</text:p>
          </table:table-cell>
          <table:table-cell table:style-name="ce26" office:value-type="float" office:value="6239871" calcext:value-type="float">
            <text:p>6239871</text:p>
          </table:table-cell>
          <table:table-cell table:style-name="ce26" office:value-type="float" office:value="4209304" calcext:value-type="float">
            <text:p>4209304</text:p>
          </table:table-cell>
          <table:table-cell table:style-name="ce26" office:value-type="float" office:value="1434427" calcext:value-type="float">
            <text:p>1434427</text:p>
          </table:table-cell>
          <table:table-cell table:style-name="ce26" office:value-type="float" office:value="503865" calcext:value-type="float">
            <text:p>503865</text:p>
          </table:table-cell>
          <table:table-cell table:style-name="ce26" office:value-type="float" office:value="76815142" calcext:value-type="float">
            <text:p>76815142</text:p>
          </table:table-cell>
          <table:table-cell table:style-name="ce26" office:value-type="float" office:value="68156078" calcext:value-type="float">
            <text:p>68156078</text:p>
          </table:table-cell>
          <table:table-cell table:style-name="ce26" office:value-type="float" office:value="15168310" calcext:value-type="float">
            <text:p>15168310</text:p>
          </table:table-cell>
          <table:table-cell table:style-name="ce26" office:value-type="float" office:value="154987814" calcext:value-type="float">
            <text:p>154987814</text:p>
          </table:table-cell>
          <table:table-cell table:style-name="ce26" office:value-type="float" office:value="20601972" calcext:value-type="float">
            <text:p>20601972</text:p>
          </table:table-cell>
          <table:table-cell table:style-name="ce26" office:value-type="float" office:value="3119272" calcext:value-type="float">
            <text:p>3119272</text:p>
          </table:table-cell>
          <table:table-cell table:style-name="ce26" office:value-type="float" office:value="29203604" calcext:value-type="float">
            <text:p>29203604</text:p>
          </table:table-cell>
          <table:table-cell table:style-name="ce26" table:formula="of:=(SUM([.B37:.AB37]))+0" office:value-type="float" office:value="1313372964" calcext:value-type="float">
            <text:p>1313372964</text:p>
          </table:table-cell>
          <table:table-cell table:style-name="ce26" table:formula="of:=(+[.AE37]-[.AC37])+0" office:value-type="float" office:value="106064857" calcext:value-type="float">
            <text:p>106064857</text:p>
          </table:table-cell>
          <table:table-cell table:style-name="ce26" office:value-type="float" office:value="1419437821" calcext:value-type="float">
            <text:p>1419437821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MANGO, GUAYABA</text:p>
          </table:table-cell>
          <table:table-cell table:style-name="ce26" office:value-type="float" office:value="14902636" calcext:value-type="float">
            <text:p>14902636</text:p>
          </table:table-cell>
          <table:table-cell table:style-name="ce26" office:value-type="float" office:value="1627294" calcext:value-type="float">
            <text:p>1627294</text:p>
          </table:table-cell>
          <table:table-cell table:style-name="ce26" office:value-type="float" office:value="1199696" calcext:value-type="float">
            <text:p>1199696</text:p>
          </table:table-cell>
          <table:table-cell table:style-name="ce26" office:value-type="float" office:value="145402" calcext:value-type="float">
            <text:p>14540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9929" calcext:value-type="float">
            <text:p>29929</text:p>
          </table:table-cell>
          <table:table-cell table:style-name="ce26" office:value-type="float" office:value="140598" calcext:value-type="float">
            <text:p>140598</text:p>
          </table:table-cell>
          <table:table-cell table:style-name="ce26" office:value-type="float" office:value="21739" calcext:value-type="float">
            <text:p>21739</text:p>
          </table:table-cell>
          <table:table-cell table:style-name="ce26" office:value-type="float" office:value="66622" calcext:value-type="float">
            <text:p>66622</text:p>
          </table:table-cell>
          <table:table-cell table:style-name="ce26" office:value-type="float" office:value="21823" calcext:value-type="float">
            <text:p>21823</text:p>
          </table:table-cell>
          <table:table-cell table:style-name="ce26" office:value-type="float" office:value="178081" calcext:value-type="float">
            <text:p>178081</text:p>
          </table:table-cell>
          <table:table-cell table:style-name="ce26" office:value-type="float" office:value="32474617" calcext:value-type="float">
            <text:p>32474617</text:p>
          </table:table-cell>
          <table:table-cell table:style-name="ce26" office:value-type="float" office:value="479938" calcext:value-type="float">
            <text:p>479938</text:p>
          </table:table-cell>
          <table:table-cell table:style-name="ce26" office:value-type="float" office:value="193027" calcext:value-type="float">
            <text:p>193027</text:p>
          </table:table-cell>
          <table:table-cell table:style-name="ce26" office:value-type="float" office:value="224486" calcext:value-type="float">
            <text:p>224486</text:p>
          </table:table-cell>
          <table:table-cell table:style-name="ce26" office:value-type="float" office:value="5106129" calcext:value-type="float">
            <text:p>5106129</text:p>
          </table:table-cell>
          <table:table-cell table:style-name="ce26" office:value-type="float" office:value="165851" calcext:value-type="float">
            <text:p>165851</text:p>
          </table:table-cell>
          <table:table-cell table:style-name="ce26" office:value-type="float" office:value="233458" calcext:value-type="float">
            <text:p>233458</text:p>
          </table:table-cell>
          <table:table-cell table:style-name="ce26" office:value-type="float" office:value="123674" calcext:value-type="float">
            <text:p>123674</text:p>
          </table:table-cell>
          <table:table-cell table:style-name="ce26" office:value-type="float" office:value="21734" calcext:value-type="float">
            <text:p>21734</text:p>
          </table:table-cell>
          <table:table-cell table:style-name="ce26" office:value-type="float" office:value="4937366" calcext:value-type="float">
            <text:p>4937366</text:p>
          </table:table-cell>
          <table:table-cell table:style-name="ce26" office:value-type="float" office:value="1703615" calcext:value-type="float">
            <text:p>1703615</text:p>
          </table:table-cell>
          <table:table-cell table:style-name="ce26" office:value-type="float" office:value="28493777" calcext:value-type="float">
            <text:p>28493777</text:p>
          </table:table-cell>
          <table:table-cell table:style-name="ce26" office:value-type="float" office:value="1182774" calcext:value-type="float">
            <text:p>1182774</text:p>
          </table:table-cell>
          <table:table-cell table:style-name="ce26" office:value-type="float" office:value="146943" calcext:value-type="float">
            <text:p>146943</text:p>
          </table:table-cell>
          <table:table-cell table:style-name="ce26" office:value-type="float" office:value="132671" calcext:value-type="float">
            <text:p>132671</text:p>
          </table:table-cell>
          <table:table-cell table:style-name="ce26" office:value-type="float" office:value="391795" calcext:value-type="float">
            <text:p>391795</text:p>
          </table:table-cell>
          <table:table-cell table:style-name="ce26" table:formula="of:=(SUM([.B38:.AB38]))+0" office:value-type="float" office:value="94345675" calcext:value-type="float">
            <text:p>94345675</text:p>
          </table:table-cell>
          <table:table-cell table:style-name="ce26" table:formula="of:=(+[.AE38]-[.AC38])+0" office:value-type="float" office:value="3992946" calcext:value-type="float">
            <text:p>3992946</text:p>
          </table:table-cell>
          <table:table-cell table:style-name="ce26" office:value-type="float" office:value="98338621" calcext:value-type="float">
            <text:p>98338621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MANZANA</text:p>
          </table:table-cell>
          <table:table-cell table:style-name="ce26" office:value-type="float" office:value="3752933" calcext:value-type="float">
            <text:p>3752933</text:p>
          </table:table-cell>
          <table:table-cell table:style-name="ce26" office:value-type="float" office:value="244028" calcext:value-type="float">
            <text:p>244028</text:p>
          </table:table-cell>
          <table:table-cell table:style-name="ce26" office:value-type="float" office:value="310299" calcext:value-type="float">
            <text:p>310299</text:p>
          </table:table-cell>
          <table:table-cell table:style-name="ce26" office:value-type="float" office:value="17906" calcext:value-type="float">
            <text:p>1790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428" calcext:value-type="float">
            <text:p>2428</text:p>
          </table:table-cell>
          <table:table-cell table:style-name="ce26" office:value-type="float" office:value="1672129" calcext:value-type="float">
            <text:p>1672129</text:p>
          </table:table-cell>
          <table:table-cell table:style-name="ce26" office:value-type="float" office:value="28817" calcext:value-type="float">
            <text:p>28817</text:p>
          </table:table-cell>
          <table:table-cell table:style-name="ce26" office:value-type="float" office:value="61314" calcext:value-type="float">
            <text:p>61314</text:p>
          </table:table-cell>
          <table:table-cell table:style-name="ce26" office:value-type="float" office:value="229771" calcext:value-type="float">
            <text:p>229771</text:p>
          </table:table-cell>
          <table:table-cell table:style-name="ce26" office:value-type="float" office:value="32537" calcext:value-type="float">
            <text:p>32537</text:p>
          </table:table-cell>
          <table:table-cell table:style-name="ce26" office:value-type="float" office:value="14597807" calcext:value-type="float">
            <text:p>14597807</text:p>
          </table:table-cell>
          <table:table-cell table:style-name="ce26" office:value-type="float" office:value="140726" calcext:value-type="float">
            <text:p>140726</text:p>
          </table:table-cell>
          <table:table-cell table:style-name="ce26" office:value-type="float" office:value="382028" calcext:value-type="float">
            <text:p>382028</text:p>
          </table:table-cell>
          <table:table-cell table:style-name="ce26" office:value-type="float" office:value="490475" calcext:value-type="float">
            <text:p>490475</text:p>
          </table:table-cell>
          <table:table-cell table:style-name="ce26" office:value-type="float" office:value="3253298" calcext:value-type="float">
            <text:p>3253298</text:p>
          </table:table-cell>
          <table:table-cell table:style-name="ce26" office:value-type="float" office:value="107104" calcext:value-type="float">
            <text:p>107104</text:p>
          </table:table-cell>
          <table:table-cell table:style-name="ce26" office:value-type="float" office:value="184079" calcext:value-type="float">
            <text:p>184079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42046" calcext:value-type="float">
            <text:p>42046</text:p>
          </table:table-cell>
          <table:table-cell table:style-name="ce26" office:value-type="float" office:value="1335653" calcext:value-type="float">
            <text:p>1335653</text:p>
          </table:table-cell>
          <table:table-cell table:style-name="ce26" office:value-type="float" office:value="2000871" calcext:value-type="float">
            <text:p>2000871</text:p>
          </table:table-cell>
          <table:table-cell table:style-name="ce26" office:value-type="float" office:value="8605524" calcext:value-type="float">
            <text:p>8605524</text:p>
          </table:table-cell>
          <table:table-cell table:style-name="ce26" office:value-type="float" office:value="10770310" calcext:value-type="float">
            <text:p>10770310</text:p>
          </table:table-cell>
          <table:table-cell table:style-name="ce26" office:value-type="float" office:value="255878" calcext:value-type="float">
            <text:p>255878</text:p>
          </table:table-cell>
          <table:table-cell table:style-name="ce26" office:value-type="float" office:value="1018459" calcext:value-type="float">
            <text:p>1018459</text:p>
          </table:table-cell>
          <table:table-cell table:style-name="ce26" office:value-type="float" office:value="752831" calcext:value-type="float">
            <text:p>752831</text:p>
          </table:table-cell>
          <table:table-cell table:style-name="ce26" table:formula="of:=(SUM([.B39:.AB39]))+0" office:value-type="float" office:value="50289764" calcext:value-type="float">
            <text:p>50289764</text:p>
          </table:table-cell>
          <table:table-cell table:style-name="ce26" table:formula="of:=(+[.AE39]-[.AC39])+0" office:value-type="float" office:value="50007812" calcext:value-type="float">
            <text:p>50007812</text:p>
          </table:table-cell>
          <table:table-cell table:style-name="ce26" office:value-type="float" office:value="100297576" calcext:value-type="float">
            <text:p>100297576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MELOCOTÓN</text:p>
          </table:table-cell>
          <table:table-cell table:style-name="ce26" office:value-type="float" office:value="137570342" calcext:value-type="float">
            <text:p>137570342</text:p>
          </table:table-cell>
          <table:table-cell table:style-name="ce26" office:value-type="float" office:value="4318755" calcext:value-type="float">
            <text:p>4318755</text:p>
          </table:table-cell>
          <table:table-cell table:style-name="ce26" office:value-type="float" office:value="8118359" calcext:value-type="float">
            <text:p>8118359</text:p>
          </table:table-cell>
          <table:table-cell table:style-name="ce26" office:value-type="float" office:value="120508" calcext:value-type="float">
            <text:p>12050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18080" calcext:value-type="float">
            <text:p>718080</text:p>
          </table:table-cell>
          <table:table-cell table:style-name="ce26" office:value-type="float" office:value="2798970" calcext:value-type="float">
            <text:p>2798970</text:p>
          </table:table-cell>
          <table:table-cell table:style-name="ce26" office:value-type="float" office:value="1419607" calcext:value-type="float">
            <text:p>1419607</text:p>
          </table:table-cell>
          <table:table-cell table:style-name="ce26" office:value-type="float" office:value="517904" calcext:value-type="float">
            <text:p>517904</text:p>
          </table:table-cell>
          <table:table-cell table:style-name="ce26" office:value-type="float" office:value="2399428" calcext:value-type="float">
            <text:p>2399428</text:p>
          </table:table-cell>
          <table:table-cell table:style-name="ce26" office:value-type="float" office:value="1674577" calcext:value-type="float">
            <text:p>1674577</text:p>
          </table:table-cell>
          <table:table-cell table:style-name="ce26" office:value-type="float" office:value="71226024" calcext:value-type="float">
            <text:p>71226024</text:p>
          </table:table-cell>
          <table:table-cell table:style-name="ce26" office:value-type="float" office:value="897565" calcext:value-type="float">
            <text:p>897565</text:p>
          </table:table-cell>
          <table:table-cell table:style-name="ce26" office:value-type="float" office:value="2295505" calcext:value-type="float">
            <text:p>2295505</text:p>
          </table:table-cell>
          <table:table-cell table:style-name="ce26" office:value-type="float" office:value="608991" calcext:value-type="float">
            <text:p>608991</text:p>
          </table:table-cell>
          <table:table-cell table:style-name="ce26" office:value-type="float" office:value="58191509" calcext:value-type="float">
            <text:p>58191509</text:p>
          </table:table-cell>
          <table:table-cell table:style-name="ce26" office:value-type="float" office:value="7124391" calcext:value-type="float">
            <text:p>7124391</text:p>
          </table:table-cell>
          <table:table-cell table:style-name="ce26" office:value-type="float" office:value="1910638" calcext:value-type="float">
            <text:p>1910638</text:p>
          </table:table-cell>
          <table:table-cell table:style-name="ce26" office:value-type="float" office:value="151731" calcext:value-type="float">
            <text:p>151731</text:p>
          </table:table-cell>
          <table:table-cell table:style-name="ce26" office:value-type="float" office:value="209374" calcext:value-type="float">
            <text:p>209374</text:p>
          </table:table-cell>
          <table:table-cell table:style-name="ce26" office:value-type="float" office:value="16213912" calcext:value-type="float">
            <text:p>16213912</text:p>
          </table:table-cell>
          <table:table-cell table:style-name="ce26" office:value-type="float" office:value="16042489" calcext:value-type="float">
            <text:p>16042489</text:p>
          </table:table-cell>
          <table:table-cell table:style-name="ce26" office:value-type="float" office:value="10827072" calcext:value-type="float">
            <text:p>10827072</text:p>
          </table:table-cell>
          <table:table-cell table:style-name="ce26" office:value-type="float" office:value="24057649" calcext:value-type="float">
            <text:p>24057649</text:p>
          </table:table-cell>
          <table:table-cell table:style-name="ce26" office:value-type="float" office:value="2646435" calcext:value-type="float">
            <text:p>2646435</text:p>
          </table:table-cell>
          <table:table-cell table:style-name="ce26" office:value-type="float" office:value="1484575" calcext:value-type="float">
            <text:p>1484575</text:p>
          </table:table-cell>
          <table:table-cell table:style-name="ce26" office:value-type="float" office:value="4099603" calcext:value-type="float">
            <text:p>4099603</text:p>
          </table:table-cell>
          <table:table-cell table:style-name="ce26" table:formula="of:=(SUM([.B40:.AB40]))+0" office:value-type="float" office:value="377643993" calcext:value-type="float">
            <text:p>377643993</text:p>
          </table:table-cell>
          <table:table-cell table:style-name="ce26" table:formula="of:=(+[.AE40]-[.AC40])+0" office:value-type="float" office:value="19849583" calcext:value-type="float">
            <text:p>19849583</text:p>
          </table:table-cell>
          <table:table-cell table:style-name="ce26" office:value-type="float" office:value="397493576" calcext:value-type="float">
            <text:p>397493576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MELÓN</text:p>
          </table:table-cell>
          <table:table-cell table:style-name="ce26" office:value-type="float" office:value="70820608" calcext:value-type="float">
            <text:p>70820608</text:p>
          </table:table-cell>
          <table:table-cell table:style-name="ce26" office:value-type="float" office:value="2824282" calcext:value-type="float">
            <text:p>2824282</text:p>
          </table:table-cell>
          <table:table-cell table:style-name="ce26" office:value-type="float" office:value="8728357" calcext:value-type="float">
            <text:p>8728357</text:p>
          </table:table-cell>
          <table:table-cell table:style-name="ce26" office:value-type="float" office:value="17241" calcext:value-type="float">
            <text:p>1724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67485" calcext:value-type="float">
            <text:p>267485</text:p>
          </table:table-cell>
          <table:table-cell table:style-name="ce26" office:value-type="float" office:value="6245535" calcext:value-type="float">
            <text:p>6245535</text:p>
          </table:table-cell>
          <table:table-cell table:style-name="ce26" office:value-type="float" office:value="1033596" calcext:value-type="float">
            <text:p>1033596</text:p>
          </table:table-cell>
          <table:table-cell table:style-name="ce26" office:value-type="float" office:value="39376" calcext:value-type="float">
            <text:p>39376</text:p>
          </table:table-cell>
          <table:table-cell table:style-name="ce26" office:value-type="float" office:value="101652" calcext:value-type="float">
            <text:p>101652</text:p>
          </table:table-cell>
          <table:table-cell table:style-name="ce26" office:value-type="float" office:value="1777247" calcext:value-type="float">
            <text:p>1777247</text:p>
          </table:table-cell>
          <table:table-cell table:style-name="ce26" office:value-type="float" office:value="98941728" calcext:value-type="float">
            <text:p>98941728</text:p>
          </table:table-cell>
          <table:table-cell table:style-name="ce26" office:value-type="float" office:value="66546" calcext:value-type="float">
            <text:p>66546</text:p>
          </table:table-cell>
          <table:table-cell table:style-name="ce26" office:value-type="float" office:value="1080985" calcext:value-type="float">
            <text:p>1080985</text:p>
          </table:table-cell>
          <table:table-cell table:style-name="ce26" office:value-type="float" office:value="2366636" calcext:value-type="float">
            <text:p>2366636</text:p>
          </table:table-cell>
          <table:table-cell table:style-name="ce26" office:value-type="float" office:value="5493641" calcext:value-type="float">
            <text:p>5493641</text:p>
          </table:table-cell>
          <table:table-cell table:style-name="ce26" office:value-type="float" office:value="590094" calcext:value-type="float">
            <text:p>590094</text:p>
          </table:table-cell>
          <table:table-cell table:style-name="ce26" office:value-type="float" office:value="561376" calcext:value-type="float">
            <text:p>561376</text:p>
          </table:table-cell>
          <table:table-cell table:style-name="ce26" office:value-type="float" office:value="72772" calcext:value-type="float">
            <text:p>72772</text:p>
          </table:table-cell>
          <table:table-cell table:style-name="ce26" office:value-type="float" office:value="172696" calcext:value-type="float">
            <text:p>172696</text:p>
          </table:table-cell>
          <table:table-cell table:style-name="ce26" office:value-type="float" office:value="32157448" calcext:value-type="float">
            <text:p>32157448</text:p>
          </table:table-cell>
          <table:table-cell table:style-name="ce26" office:value-type="float" office:value="4300252" calcext:value-type="float">
            <text:p>4300252</text:p>
          </table:table-cell>
          <table:table-cell table:style-name="ce26" office:value-type="float" office:value="21739158" calcext:value-type="float">
            <text:p>21739158</text:p>
          </table:table-cell>
          <table:table-cell table:style-name="ce26" office:value-type="float" office:value="36424714" calcext:value-type="float">
            <text:p>36424714</text:p>
          </table:table-cell>
          <table:table-cell table:style-name="ce26" office:value-type="float" office:value="1191397" calcext:value-type="float">
            <text:p>1191397</text:p>
          </table:table-cell>
          <table:table-cell table:style-name="ce26" office:value-type="float" office:value="203864" calcext:value-type="float">
            <text:p>203864</text:p>
          </table:table-cell>
          <table:table-cell table:style-name="ce26" office:value-type="float" office:value="8206507" calcext:value-type="float">
            <text:p>8206507</text:p>
          </table:table-cell>
          <table:table-cell table:style-name="ce26" table:formula="of:=(SUM([.B41:.AB41]))+0" office:value-type="float" office:value="305425193" calcext:value-type="float">
            <text:p>305425193</text:p>
          </table:table-cell>
          <table:table-cell table:style-name="ce26" table:formula="of:=(+[.AE41]-[.AC41])+0" office:value-type="float" office:value="15580791" calcext:value-type="float">
            <text:p>15580791</text:p>
          </table:table-cell>
          <table:table-cell table:style-name="ce26" office:value-type="float" office:value="321005984" calcext:value-type="float">
            <text:p>321005984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MORA</text:p>
          </table:table-cell>
          <table:table-cell table:style-name="ce26" office:value-type="float" office:value="7959163" calcext:value-type="float">
            <text:p>7959163</text:p>
          </table:table-cell>
          <table:table-cell table:style-name="ce26" office:value-type="float" office:value="357674" calcext:value-type="float">
            <text:p>357674</text:p>
          </table:table-cell>
          <table:table-cell table:style-name="ce26" office:value-type="float" office:value="744748" calcext:value-type="float">
            <text:p>744748</text:p>
          </table:table-cell>
          <table:table-cell table:style-name="ce26" office:value-type="float" office:value="8076" calcext:value-type="float">
            <text:p>807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29" calcext:value-type="float">
            <text:p>2029</text:p>
          </table:table-cell>
          <table:table-cell table:style-name="ce26" office:value-type="float" office:value="938383" calcext:value-type="float">
            <text:p>938383</text:p>
          </table:table-cell>
          <table:table-cell table:style-name="ce26" office:value-type="float" office:value="27450" calcext:value-type="float">
            <text:p>2745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995955" calcext:value-type="float">
            <text:p>1995955</text:p>
          </table:table-cell>
          <table:table-cell table:style-name="ce26" office:value-type="float" office:value="13488" calcext:value-type="float">
            <text:p>13488</text:p>
          </table:table-cell>
          <table:table-cell table:style-name="ce26" office:value-type="float" office:value="156265" calcext:value-type="float">
            <text:p>156265</text:p>
          </table:table-cell>
          <table:table-cell table:style-name="ce26" office:value-type="float" office:value="527373" calcext:value-type="float">
            <text:p>527373</text:p>
          </table:table-cell>
          <table:table-cell table:style-name="ce26" office:value-type="float" office:value="1032159" calcext:value-type="float">
            <text:p>1032159</text:p>
          </table:table-cell>
          <table:table-cell table:style-name="ce26" office:value-type="float" office:value="9778" calcext:value-type="float">
            <text:p>977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3980" calcext:value-type="float">
            <text:p>1398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8318" calcext:value-type="float">
            <text:p>1008318</text:p>
          </table:table-cell>
          <table:table-cell table:style-name="ce26" office:value-type="float" office:value="307325" calcext:value-type="float">
            <text:p>307325</text:p>
          </table:table-cell>
          <table:table-cell table:style-name="ce26" office:value-type="float" office:value="484437" calcext:value-type="float">
            <text:p>484437</text:p>
          </table:table-cell>
          <table:table-cell table:style-name="ce26" office:value-type="float" office:value="4491728" calcext:value-type="float">
            <text:p>4491728</text:p>
          </table:table-cell>
          <table:table-cell table:style-name="ce26" office:value-type="float" office:value="35454" calcext:value-type="float">
            <text:p>35454</text:p>
          </table:table-cell>
          <table:table-cell table:style-name="ce26" office:value-type="float" office:value="69057" calcext:value-type="float">
            <text:p>69057</text:p>
          </table:table-cell>
          <table:table-cell table:style-name="ce26" office:value-type="float" office:value="911508" calcext:value-type="float">
            <text:p>911508</text:p>
          </table:table-cell>
          <table:table-cell table:style-name="ce26" table:formula="of:=(SUM([.B42:.AB42]))+0" office:value-type="float" office:value="21094465" calcext:value-type="float">
            <text:p>21094465</text:p>
          </table:table-cell>
          <table:table-cell table:style-name="ce26" table:formula="of:=(+[.AE42]-[.AC42])+0" office:value-type="float" office:value="370180" calcext:value-type="float">
            <text:p>370180</text:p>
          </table:table-cell>
          <table:table-cell table:style-name="ce26" office:value-type="float" office:value="21464645" calcext:value-type="float">
            <text:p>21464645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NARANJA</text:p>
          </table:table-cell>
          <table:table-cell table:style-name="ce26" office:value-type="float" office:value="334052428" calcext:value-type="float">
            <text:p>334052428</text:p>
          </table:table-cell>
          <table:table-cell table:style-name="ce26" office:value-type="float" office:value="20324297" calcext:value-type="float">
            <text:p>20324297</text:p>
          </table:table-cell>
          <table:table-cell table:style-name="ce26" office:value-type="float" office:value="41507397" calcext:value-type="float">
            <text:p>41507397</text:p>
          </table:table-cell>
          <table:table-cell table:style-name="ce26" office:value-type="float" office:value="211026" calcext:value-type="float">
            <text:p>211026</text:p>
          </table:table-cell>
          <table:table-cell table:style-name="ce26" office:value-type="float" office:value="17738" calcext:value-type="float">
            <text:p>17738</text:p>
          </table:table-cell>
          <table:table-cell table:style-name="ce26" office:value-type="float" office:value="6802803" calcext:value-type="float">
            <text:p>6802803</text:p>
          </table:table-cell>
          <table:table-cell table:style-name="ce26" office:value-type="float" office:value="16323679" calcext:value-type="float">
            <text:p>16323679</text:p>
          </table:table-cell>
          <table:table-cell table:style-name="ce26" office:value-type="float" office:value="5068517" calcext:value-type="float">
            <text:p>5068517</text:p>
          </table:table-cell>
          <table:table-cell table:style-name="ce26" office:value-type="float" office:value="4951401" calcext:value-type="float">
            <text:p>4951401</text:p>
          </table:table-cell>
          <table:table-cell table:style-name="ce26" office:value-type="float" office:value="2497182" calcext:value-type="float">
            <text:p>2497182</text:p>
          </table:table-cell>
          <table:table-cell table:style-name="ce26" office:value-type="float" office:value="12319667" calcext:value-type="float">
            <text:p>12319667</text:p>
          </table:table-cell>
          <table:table-cell table:style-name="ce26" office:value-type="float" office:value="314834739" calcext:value-type="float">
            <text:p>314834739</text:p>
          </table:table-cell>
          <table:table-cell table:style-name="ce26" office:value-type="float" office:value="65736" calcext:value-type="float">
            <text:p>65736</text:p>
          </table:table-cell>
          <table:table-cell table:style-name="ce26" office:value-type="float" office:value="4296829" calcext:value-type="float">
            <text:p>4296829</text:p>
          </table:table-cell>
          <table:table-cell table:style-name="ce26" office:value-type="float" office:value="5697210" calcext:value-type="float">
            <text:p>5697210</text:p>
          </table:table-cell>
          <table:table-cell table:style-name="ce26" office:value-type="float" office:value="97210049" calcext:value-type="float">
            <text:p>97210049</text:p>
          </table:table-cell>
          <table:table-cell table:style-name="ce26" office:value-type="float" office:value="4404147" calcext:value-type="float">
            <text:p>4404147</text:p>
          </table:table-cell>
          <table:table-cell table:style-name="ce26" office:value-type="float" office:value="1715118" calcext:value-type="float">
            <text:p>1715118</text:p>
          </table:table-cell>
          <table:table-cell table:style-name="ce26" office:value-type="float" office:value="1446013" calcext:value-type="float">
            <text:p>1446013</text:p>
          </table:table-cell>
          <table:table-cell table:style-name="ce26" office:value-type="float" office:value="2022395" calcext:value-type="float">
            <text:p>2022395</text:p>
          </table:table-cell>
          <table:table-cell table:style-name="ce26" office:value-type="float" office:value="84673130" calcext:value-type="float">
            <text:p>84673130</text:p>
          </table:table-cell>
          <table:table-cell table:style-name="ce26" office:value-type="float" office:value="50912158" calcext:value-type="float">
            <text:p>50912158</text:p>
          </table:table-cell>
          <table:table-cell table:style-name="ce26" office:value-type="float" office:value="13319371" calcext:value-type="float">
            <text:p>13319371</text:p>
          </table:table-cell>
          <table:table-cell table:style-name="ce26" office:value-type="float" office:value="78540793" calcext:value-type="float">
            <text:p>78540793</text:p>
          </table:table-cell>
          <table:table-cell table:style-name="ce26" office:value-type="float" office:value="13898949" calcext:value-type="float">
            <text:p>13898949</text:p>
          </table:table-cell>
          <table:table-cell table:style-name="ce26" office:value-type="float" office:value="3852450" calcext:value-type="float">
            <text:p>3852450</text:p>
          </table:table-cell>
          <table:table-cell table:style-name="ce26" office:value-type="float" office:value="25600813" calcext:value-type="float">
            <text:p>25600813</text:p>
          </table:table-cell>
          <table:table-cell table:style-name="ce26" table:formula="of:=(SUM([.B43:.AB43]))+0" office:value-type="float" office:value="1146566035" calcext:value-type="float">
            <text:p>1146566035</text:p>
          </table:table-cell>
          <table:table-cell table:style-name="ce26" table:formula="of:=(+[.AE43]-[.AC43])+0" office:value-type="float" office:value="119671014" calcext:value-type="float">
            <text:p>119671014</text:p>
          </table:table-cell>
          <table:table-cell table:style-name="ce26" office:value-type="float" office:value="1266237049" calcext:value-type="float">
            <text:p>1266237049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NECTARINA</text:p>
          </table:table-cell>
          <table:table-cell table:style-name="ce26" office:value-type="float" office:value="152736600" calcext:value-type="float">
            <text:p>152736600</text:p>
          </table:table-cell>
          <table:table-cell table:style-name="ce26" office:value-type="float" office:value="3658927" calcext:value-type="float">
            <text:p>3658927</text:p>
          </table:table-cell>
          <table:table-cell table:style-name="ce26" office:value-type="float" office:value="17139299" calcext:value-type="float">
            <text:p>17139299</text:p>
          </table:table-cell>
          <table:table-cell table:style-name="ce26" office:value-type="float" office:value="88315" calcext:value-type="float">
            <text:p>8831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09499" calcext:value-type="float">
            <text:p>1609499</text:p>
          </table:table-cell>
          <table:table-cell table:style-name="ce26" office:value-type="float" office:value="4181851" calcext:value-type="float">
            <text:p>4181851</text:p>
          </table:table-cell>
          <table:table-cell table:style-name="ce26" office:value-type="float" office:value="1453909" calcext:value-type="float">
            <text:p>1453909</text:p>
          </table:table-cell>
          <table:table-cell table:style-name="ce26" office:value-type="float" office:value="792946" calcext:value-type="float">
            <text:p>792946</text:p>
          </table:table-cell>
          <table:table-cell table:style-name="ce26" office:value-type="float" office:value="2193570" calcext:value-type="float">
            <text:p>2193570</text:p>
          </table:table-cell>
          <table:table-cell table:style-name="ce26" office:value-type="float" office:value="3346115" calcext:value-type="float">
            <text:p>3346115</text:p>
          </table:table-cell>
          <table:table-cell table:style-name="ce26" office:value-type="float" office:value="65428787" calcext:value-type="float">
            <text:p>65428787</text:p>
          </table:table-cell>
          <table:table-cell table:style-name="ce26" office:value-type="float" office:value="1412849" calcext:value-type="float">
            <text:p>1412849</text:p>
          </table:table-cell>
          <table:table-cell table:style-name="ce26" office:value-type="float" office:value="2128916" calcext:value-type="float">
            <text:p>2128916</text:p>
          </table:table-cell>
          <table:table-cell table:style-name="ce26" office:value-type="float" office:value="939884" calcext:value-type="float">
            <text:p>939884</text:p>
          </table:table-cell>
          <table:table-cell table:style-name="ce26" office:value-type="float" office:value="47962848" calcext:value-type="float">
            <text:p>47962848</text:p>
          </table:table-cell>
          <table:table-cell table:style-name="ce26" office:value-type="float" office:value="3477158" calcext:value-type="float">
            <text:p>3477158</text:p>
          </table:table-cell>
          <table:table-cell table:style-name="ce26" office:value-type="float" office:value="1688288" calcext:value-type="float">
            <text:p>1688288</text:p>
          </table:table-cell>
          <table:table-cell table:style-name="ce26" office:value-type="float" office:value="377752" calcext:value-type="float">
            <text:p>377752</text:p>
          </table:table-cell>
          <table:table-cell table:style-name="ce26" office:value-type="float" office:value="107064" calcext:value-type="float">
            <text:p>107064</text:p>
          </table:table-cell>
          <table:table-cell table:style-name="ce26" office:value-type="float" office:value="19693068" calcext:value-type="float">
            <text:p>19693068</text:p>
          </table:table-cell>
          <table:table-cell table:style-name="ce26" office:value-type="float" office:value="14935866" calcext:value-type="float">
            <text:p>14935866</text:p>
          </table:table-cell>
          <table:table-cell table:style-name="ce26" office:value-type="float" office:value="16339037" calcext:value-type="float">
            <text:p>16339037</text:p>
          </table:table-cell>
          <table:table-cell table:style-name="ce26" office:value-type="float" office:value="48272173" calcext:value-type="float">
            <text:p>48272173</text:p>
          </table:table-cell>
          <table:table-cell table:style-name="ce26" office:value-type="float" office:value="3034860" calcext:value-type="float">
            <text:p>3034860</text:p>
          </table:table-cell>
          <table:table-cell table:style-name="ce26" office:value-type="float" office:value="1466387" calcext:value-type="float">
            <text:p>1466387</text:p>
          </table:table-cell>
          <table:table-cell table:style-name="ce26" office:value-type="float" office:value="6516620" calcext:value-type="float">
            <text:p>6516620</text:p>
          </table:table-cell>
          <table:table-cell table:style-name="ce26" table:formula="of:=(SUM([.B44:.AB44]))+0" office:value-type="float" office:value="420982588" calcext:value-type="float">
            <text:p>420982588</text:p>
          </table:table-cell>
          <table:table-cell table:style-name="ce26" table:formula="of:=(+[.AE44]-[.AC44])+0" office:value-type="float" office:value="30922467" calcext:value-type="float">
            <text:p>30922467</text:p>
          </table:table-cell>
          <table:table-cell table:style-name="ce26" office:value-type="float" office:value="451905055" calcext:value-type="float">
            <text:p>451905055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OTROS CÍTRICOS</text:p>
          </table:table-cell>
          <table:table-cell table:style-name="ce26" office:value-type="float" office:value="3490699" calcext:value-type="float">
            <text:p>3490699</text:p>
          </table:table-cell>
          <table:table-cell table:style-name="ce26" office:value-type="float" office:value="3282" calcext:value-type="float">
            <text:p>3282</text:p>
          </table:table-cell>
          <table:table-cell table:style-name="ce26" office:value-type="float" office:value="805366" calcext:value-type="float">
            <text:p>805366</text:p>
          </table:table-cell>
          <table:table-cell table:style-name="ce26" office:value-type="float" office:value="1366" calcext:value-type="float">
            <text:p>136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36078" calcext:value-type="float">
            <text:p>3607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2088" calcext:value-type="float">
            <text:p>2088</text:p>
          </table:table-cell>
          <table:table-cell table:style-name="ce26" office:value-type="float" office:value="40276" calcext:value-type="float">
            <text:p>40276</text:p>
          </table:table-cell>
          <table:table-cell table:style-name="ce26" office:value-type="float" office:value="9759153" calcext:value-type="float">
            <text:p>975915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58694" calcext:value-type="float">
            <text:p>158694</text:p>
          </table:table-cell>
          <table:table-cell table:style-name="ce26" office:value-type="float" office:value="47437" calcext:value-type="float">
            <text:p>47437</text:p>
          </table:table-cell>
          <table:table-cell table:style-name="ce26" office:value-type="float" office:value="752559" calcext:value-type="float">
            <text:p>752559</text:p>
          </table:table-cell>
          <table:table-cell table:style-name="ce26" office:value-type="float" office:value="264441" calcext:value-type="float">
            <text:p>26444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3565" calcext:value-type="float">
            <text:p>3565</text:p>
          </table:table-cell>
          <table:table-cell table:style-name="ce26" office:value-type="float" office:value="130617" calcext:value-type="float">
            <text:p>130617</text:p>
          </table:table-cell>
          <table:table-cell table:style-name="ce26" office:value-type="float" office:value="218893" calcext:value-type="float">
            <text:p>218893</text:p>
          </table:table-cell>
          <table:table-cell table:style-name="ce26" office:value-type="float" office:value="310565" calcext:value-type="float">
            <text:p>310565</text:p>
          </table:table-cell>
          <table:table-cell table:style-name="ce26" office:value-type="float" office:value="594781" calcext:value-type="float">
            <text:p>594781</text:p>
          </table:table-cell>
          <table:table-cell table:style-name="ce26" office:value-type="float" office:value="71087" calcext:value-type="float">
            <text:p>71087</text:p>
          </table:table-cell>
          <table:table-cell table:style-name="ce26" office:value-type="float" office:value="246039" calcext:value-type="float">
            <text:p>246039</text:p>
          </table:table-cell>
          <table:table-cell table:style-name="ce26" office:value-type="float" office:value="86153" calcext:value-type="float">
            <text:p>86153</text:p>
          </table:table-cell>
          <table:table-cell table:style-name="ce26" table:formula="of:=(SUM([.B45:.AB45]))+0" office:value-type="float" office:value="17023139" calcext:value-type="float">
            <text:p>17023139</text:p>
          </table:table-cell>
          <table:table-cell table:style-name="ce26" table:formula="of:=(+[.AE45]-[.AC45])+0" office:value-type="float" office:value="18269" calcext:value-type="float">
            <text:p>18269</text:p>
          </table:table-cell>
          <table:table-cell table:style-name="ce26" office:value-type="float" office:value="17041408" calcext:value-type="float">
            <text:p>17041408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PERA</text:p>
          </table:table-cell>
          <table:table-cell table:style-name="ce26" office:value-type="float" office:value="8938710" calcext:value-type="float">
            <text:p>8938710</text:p>
          </table:table-cell>
          <table:table-cell table:style-name="ce26" office:value-type="float" office:value="597819" calcext:value-type="float">
            <text:p>597819</text:p>
          </table:table-cell>
          <table:table-cell table:style-name="ce26" office:value-type="float" office:value="89047" calcext:value-type="float">
            <text:p>89047</text:p>
          </table:table-cell>
          <table:table-cell table:style-name="ce26" office:value-type="float" office:value="41788" calcext:value-type="float">
            <text:p>41788</text:p>
          </table:table-cell>
          <table:table-cell table:style-name="ce26" office:value-type="float" office:value="276386" calcext:value-type="float">
            <text:p>276386</text:p>
          </table:table-cell>
          <table:table-cell table:style-name="ce26" office:value-type="float" office:value="379035" calcext:value-type="float">
            <text:p>379035</text:p>
          </table:table-cell>
          <table:table-cell table:style-name="ce26" office:value-type="float" office:value="34939" calcext:value-type="float">
            <text:p>34939</text:p>
          </table:table-cell>
          <table:table-cell table:style-name="ce26" office:value-type="float" office:value="111473" calcext:value-type="float">
            <text:p>111473</text:p>
          </table:table-cell>
          <table:table-cell table:style-name="ce26" office:value-type="float" office:value="81197" calcext:value-type="float">
            <text:p>81197</text:p>
          </table:table-cell>
          <table:table-cell table:style-name="ce26" office:value-type="float" office:value="83158" calcext:value-type="float">
            <text:p>83158</text:p>
          </table:table-cell>
          <table:table-cell table:style-name="ce26" office:value-type="float" office:value="3330" calcext:value-type="float">
            <text:p>3330</text:p>
          </table:table-cell>
          <table:table-cell table:style-name="ce26" office:value-type="float" office:value="6906587" calcext:value-type="float">
            <text:p>6906587</text:p>
          </table:table-cell>
          <table:table-cell table:style-name="ce26" office:value-type="float" office:value="345519" calcext:value-type="float">
            <text:p>345519</text:p>
          </table:table-cell>
          <table:table-cell table:style-name="ce26" office:value-type="float" office:value="533697" calcext:value-type="float">
            <text:p>533697</text:p>
          </table:table-cell>
          <table:table-cell table:style-name="ce26" office:value-type="float" office:value="160727" calcext:value-type="float">
            <text:p>160727</text:p>
          </table:table-cell>
          <table:table-cell table:style-name="ce26" office:value-type="float" office:value="17438879" calcext:value-type="float">
            <text:p>17438879</text:p>
          </table:table-cell>
          <table:table-cell table:style-name="ce26" office:value-type="float" office:value="17293" calcext:value-type="float">
            <text:p>17293</text:p>
          </table:table-cell>
          <table:table-cell table:style-name="ce26" office:value-type="float" office:value="16756" calcext:value-type="float">
            <text:p>16756</text:p>
          </table:table-cell>
          <table:table-cell table:style-name="ce26" office:value-type="float" office:value="1864" calcext:value-type="float">
            <text:p>1864</text:p>
          </table:table-cell>
          <table:table-cell table:style-name="ce26" office:value-type="float" office:value="31476" calcext:value-type="float">
            <text:p>31476</text:p>
          </table:table-cell>
          <table:table-cell table:style-name="ce26" office:value-type="float" office:value="412484" calcext:value-type="float">
            <text:p>412484</text:p>
          </table:table-cell>
          <table:table-cell table:style-name="ce26" office:value-type="float" office:value="1890010" calcext:value-type="float">
            <text:p>1890010</text:p>
          </table:table-cell>
          <table:table-cell table:style-name="ce26" office:value-type="float" office:value="3113070" calcext:value-type="float">
            <text:p>3113070</text:p>
          </table:table-cell>
          <table:table-cell table:style-name="ce26" office:value-type="float" office:value="365907" calcext:value-type="float">
            <text:p>365907</text:p>
          </table:table-cell>
          <table:table-cell table:style-name="ce26" office:value-type="float" office:value="380251" calcext:value-type="float">
            <text:p>380251</text:p>
          </table:table-cell>
          <table:table-cell table:style-name="ce26" office:value-type="float" office:value="220163" calcext:value-type="float">
            <text:p>220163</text:p>
          </table:table-cell>
          <table:table-cell table:style-name="ce26" office:value-type="float" office:value="71754" calcext:value-type="float">
            <text:p>71754</text:p>
          </table:table-cell>
          <table:table-cell table:style-name="ce26" table:formula="of:=(SUM([.B46:.AB46]))+0" office:value-type="float" office:value="42543319" calcext:value-type="float">
            <text:p>42543319</text:p>
          </table:table-cell>
          <table:table-cell table:style-name="ce26" table:formula="of:=(+[.AE46]-[.AC46])+0" office:value-type="float" office:value="47465485" calcext:value-type="float">
            <text:p>47465485</text:p>
          </table:table-cell>
          <table:table-cell table:style-name="ce26" office:value-type="float" office:value="90008804" calcext:value-type="float">
            <text:p>90008804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PIÑA</text:p>
          </table:table-cell>
          <table:table-cell table:style-name="ce26" office:value-type="float" office:value="316564" calcext:value-type="float">
            <text:p>316564</text:p>
          </table:table-cell>
          <table:table-cell table:style-name="ce26" office:value-type="float" office:value="54870" calcext:value-type="float">
            <text:p>54870</text:p>
          </table:table-cell>
          <table:table-cell table:style-name="ce26" office:value-type="float" office:value="101763" calcext:value-type="float">
            <text:p>101763</text:p>
          </table:table-cell>
          <table:table-cell table:style-name="ce26" office:value-type="float" office:value="95033" calcext:value-type="float">
            <text:p>9503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6087" calcext:value-type="float">
            <text:p>10608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5451" calcext:value-type="float">
            <text:p>55451</text:p>
          </table:table-cell>
          <table:table-cell table:style-name="ce26" office:value-type="float" office:value="53975" calcext:value-type="float">
            <text:p>53975</text:p>
          </table:table-cell>
          <table:table-cell table:style-name="ce26" office:value-type="float" office:value="494" calcext:value-type="float">
            <text:p>49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571407" calcext:value-type="float">
            <text:p>4571407</text:p>
          </table:table-cell>
          <table:table-cell table:style-name="ce26" office:value-type="float" office:value="252711" calcext:value-type="float">
            <text:p>252711</text:p>
          </table:table-cell>
          <table:table-cell table:style-name="ce26" office:value-type="float" office:value="110646" calcext:value-type="float">
            <text:p>110646</text:p>
          </table:table-cell>
          <table:table-cell table:style-name="ce26" office:value-type="float" office:value="1012" calcext:value-type="float">
            <text:p>1012</text:p>
          </table:table-cell>
          <table:table-cell table:style-name="ce26" office:value-type="float" office:value="2803975" calcext:value-type="float">
            <text:p>2803975</text:p>
          </table:table-cell>
          <table:table-cell table:style-name="ce26" office:value-type="float" office:value="2240" calcext:value-type="float">
            <text:p>224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630" calcext:value-type="float">
            <text:p>16630</text:p>
          </table:table-cell>
          <table:table-cell table:style-name="ce26" office:value-type="float" office:value="10794" calcext:value-type="float">
            <text:p>10794</text:p>
          </table:table-cell>
          <table:table-cell table:style-name="ce26" office:value-type="float" office:value="748724" calcext:value-type="float">
            <text:p>748724</text:p>
          </table:table-cell>
          <table:table-cell table:style-name="ce26" office:value-type="float" office:value="479886" calcext:value-type="float">
            <text:p>479886</text:p>
          </table:table-cell>
          <table:table-cell table:style-name="ce26" office:value-type="float" office:value="10806750" calcext:value-type="float">
            <text:p>10806750</text:p>
          </table:table-cell>
          <table:table-cell table:style-name="ce26" office:value-type="float" office:value="23607" calcext:value-type="float">
            <text:p>23607</text:p>
          </table:table-cell>
          <table:table-cell table:style-name="ce26" office:value-type="float" office:value="12956" calcext:value-type="float">
            <text:p>12956</text:p>
          </table:table-cell>
          <table:table-cell table:style-name="ce26" office:value-type="float" office:value="26530" calcext:value-type="float">
            <text:p>26530</text:p>
          </table:table-cell>
          <table:table-cell table:style-name="ce26" office:value-type="float" office:value="14770" calcext:value-type="float">
            <text:p>14770</text:p>
          </table:table-cell>
          <table:table-cell table:style-name="ce26" table:formula="of:=(SUM([.B47:.AB47]))+0" office:value-type="float" office:value="20666875" calcext:value-type="float">
            <text:p>20666875</text:p>
          </table:table-cell>
          <table:table-cell table:style-name="ce26" table:formula="of:=(+[.AE47]-[.AC47])+0" office:value-type="float" office:value="1852988" calcext:value-type="float">
            <text:p>1852988</text:p>
          </table:table-cell>
          <table:table-cell table:style-name="ce26" office:value-type="float" office:value="22519863" calcext:value-type="float">
            <text:p>22519863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PLÁTANO</text:p>
          </table:table-cell>
          <table:table-cell table:style-name="ce26" office:value-type="float" office:value="22742" calcext:value-type="float">
            <text:p>22742</text:p>
          </table:table-cell>
          <table:table-cell table:style-name="ce26" office:value-type="float" office:value="8949" calcext:value-type="float">
            <text:p>8949</text:p>
          </table:table-cell>
          <table:table-cell table:style-name="ce26" office:value-type="float" office:value="8505" calcext:value-type="float">
            <text:p>8505</text:p>
          </table:table-cell>
          <table:table-cell table:style-name="ce26" office:value-type="float" office:value="3352" calcext:value-type="float">
            <text:p>3352</text:p>
          </table:table-cell>
          <table:table-cell table:number-columns-repeated="7" table:style-name="ce26" office:value-type="float" office:value="0" calcext:value-type="float">
            <text:p>0</text:p>
          </table:table-cell>
          <table:table-cell table:style-name="ce26" office:value-type="float" office:value="3243466" calcext:value-type="float">
            <text:p>3243466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483326" calcext:value-type="float">
            <text:p>48332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252" calcext:value-type="float">
            <text:p>1252</text:p>
          </table:table-cell>
          <table:table-cell table:style-name="ce26" office:value-type="float" office:value="2001" calcext:value-type="float">
            <text:p>2001</text:p>
          </table:table-cell>
          <table:table-cell table:style-name="ce26" office:value-type="float" office:value="839" calcext:value-type="float">
            <text:p>839</text:p>
          </table:table-cell>
          <table:table-cell table:style-name="ce26" office:value-type="float" office:value="2371" calcext:value-type="float">
            <text:p>2371</text:p>
          </table:table-cell>
          <table:table-cell table:style-name="ce26" office:value-type="float" office:value="54181733" calcext:value-type="float">
            <text:p>54181733</text:p>
          </table:table-cell>
          <table:table-cell table:style-name="ce26" office:value-type="float" office:value="46565" calcext:value-type="float">
            <text:p>4656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34085" calcext:value-type="float">
            <text:p>1034085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table:formula="of:=(SUM([.B48:.AB48]))+0" office:value-type="float" office:value="59039712" calcext:value-type="float">
            <text:p>59039712</text:p>
          </table:table-cell>
          <table:table-cell table:style-name="ce26" table:formula="of:=(+[.AE48]-[.AC48])+0" office:value-type="float" office:value="3075704" calcext:value-type="float">
            <text:p>3075704</text:p>
          </table:table-cell>
          <table:table-cell table:style-name="ce26" office:value-type="float" office:value="62115416" calcext:value-type="float">
            <text:p>62115416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POMELO</text:p>
          </table:table-cell>
          <table:table-cell table:style-name="ce26" office:value-type="float" office:value="22108595" calcext:value-type="float">
            <text:p>22108595</text:p>
          </table:table-cell>
          <table:table-cell table:style-name="ce26" office:value-type="float" office:value="1390049" calcext:value-type="float">
            <text:p>1390049</text:p>
          </table:table-cell>
          <table:table-cell table:style-name="ce26" office:value-type="float" office:value="1804795" calcext:value-type="float">
            <text:p>1804795</text:p>
          </table:table-cell>
          <table:table-cell table:style-name="ce26" office:value-type="float" office:value="59031" calcext:value-type="float">
            <text:p>5903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9636" calcext:value-type="float">
            <text:p>69636</text:p>
          </table:table-cell>
          <table:table-cell table:style-name="ce26" office:value-type="float" office:value="1160110" calcext:value-type="float">
            <text:p>1160110</text:p>
          </table:table-cell>
          <table:table-cell table:style-name="ce26" office:value-type="float" office:value="948301" calcext:value-type="float">
            <text:p>948301</text:p>
          </table:table-cell>
          <table:table-cell table:style-name="ce26" office:value-type="float" office:value="159058" calcext:value-type="float">
            <text:p>159058</text:p>
          </table:table-cell>
          <table:table-cell table:style-name="ce26" office:value-type="float" office:value="23041" calcext:value-type="float">
            <text:p>23041</text:p>
          </table:table-cell>
          <table:table-cell table:style-name="ce26" office:value-type="float" office:value="382670" calcext:value-type="float">
            <text:p>382670</text:p>
          </table:table-cell>
          <table:table-cell table:style-name="ce26" office:value-type="float" office:value="18679137" calcext:value-type="float">
            <text:p>18679137</text:p>
          </table:table-cell>
          <table:table-cell table:style-name="ce26" office:value-type="float" office:value="54263" calcext:value-type="float">
            <text:p>54263</text:p>
          </table:table-cell>
          <table:table-cell table:style-name="ce26" office:value-type="float" office:value="373359" calcext:value-type="float">
            <text:p>373359</text:p>
          </table:table-cell>
          <table:table-cell table:style-name="ce26" office:value-type="float" office:value="290545" calcext:value-type="float">
            <text:p>290545</text:p>
          </table:table-cell>
          <table:table-cell table:style-name="ce26" office:value-type="float" office:value="1559755" calcext:value-type="float">
            <text:p>1559755</text:p>
          </table:table-cell>
          <table:table-cell table:style-name="ce26" office:value-type="float" office:value="289870" calcext:value-type="float">
            <text:p>289870</text:p>
          </table:table-cell>
          <table:table-cell table:style-name="ce26" office:value-type="float" office:value="204428" calcext:value-type="float">
            <text:p>204428</text:p>
          </table:table-cell>
          <table:table-cell table:style-name="ce26" office:value-type="float" office:value="42169" calcext:value-type="float">
            <text:p>42169</text:p>
          </table:table-cell>
          <table:table-cell table:style-name="ce26" office:value-type="float" office:value="39931" calcext:value-type="float">
            <text:p>39931</text:p>
          </table:table-cell>
          <table:table-cell table:style-name="ce26" office:value-type="float" office:value="2638304" calcext:value-type="float">
            <text:p>2638304</text:p>
          </table:table-cell>
          <table:table-cell table:style-name="ce26" office:value-type="float" office:value="2035670" calcext:value-type="float">
            <text:p>2035670</text:p>
          </table:table-cell>
          <table:table-cell table:style-name="ce26" office:value-type="float" office:value="671249" calcext:value-type="float">
            <text:p>671249</text:p>
          </table:table-cell>
          <table:table-cell table:style-name="ce26" office:value-type="float" office:value="1624411" calcext:value-type="float">
            <text:p>1624411</text:p>
          </table:table-cell>
          <table:table-cell table:style-name="ce26" office:value-type="float" office:value="778621" calcext:value-type="float">
            <text:p>778621</text:p>
          </table:table-cell>
          <table:table-cell table:style-name="ce26" office:value-type="float" office:value="297823" calcext:value-type="float">
            <text:p>297823</text:p>
          </table:table-cell>
          <table:table-cell table:style-name="ce26" office:value-type="float" office:value="531662" calcext:value-type="float">
            <text:p>531662</text:p>
          </table:table-cell>
          <table:table-cell table:style-name="ce26" table:formula="of:=(SUM([.B49:.AB49]))+0" office:value-type="float" office:value="58216483" calcext:value-type="float">
            <text:p>58216483</text:p>
          </table:table-cell>
          <table:table-cell table:style-name="ce26" table:formula="of:=(+[.AE49]-[.AC49])+0" office:value-type="float" office:value="3325083" calcext:value-type="float">
            <text:p>3325083</text:p>
          </table:table-cell>
          <table:table-cell table:style-name="ce26" office:value-type="float" office:value="61541566" calcext:value-type="float">
            <text:p>61541566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SANDÍA</text:p>
          </table:table-cell>
          <table:table-cell table:style-name="ce26" office:value-type="float" office:value="172796119" calcext:value-type="float">
            <text:p>172796119</text:p>
          </table:table-cell>
          <table:table-cell table:style-name="ce26" office:value-type="float" office:value="12360741" calcext:value-type="float">
            <text:p>12360741</text:p>
          </table:table-cell>
          <table:table-cell table:style-name="ce26" office:value-type="float" office:value="11239684" calcext:value-type="float">
            <text:p>11239684</text:p>
          </table:table-cell>
          <table:table-cell table:style-name="ce26" office:value-type="float" office:value="80574" calcext:value-type="float">
            <text:p>80574</text:p>
          </table:table-cell>
          <table:table-cell table:style-name="ce26" office:value-type="float" office:value="34450" calcext:value-type="float">
            <text:p>34450</text:p>
          </table:table-cell>
          <table:table-cell table:style-name="ce26" office:value-type="float" office:value="109918" calcext:value-type="float">
            <text:p>109918</text:p>
          </table:table-cell>
          <table:table-cell table:style-name="ce26" office:value-type="float" office:value="12887465" calcext:value-type="float">
            <text:p>12887465</text:p>
          </table:table-cell>
          <table:table-cell table:style-name="ce26" office:value-type="float" office:value="3417394" calcext:value-type="float">
            <text:p>3417394</text:p>
          </table:table-cell>
          <table:table-cell table:style-name="ce26" office:value-type="float" office:value="130008" calcext:value-type="float">
            <text:p>130008</text:p>
          </table:table-cell>
          <table:table-cell table:style-name="ce26" office:value-type="float" office:value="206415" calcext:value-type="float">
            <text:p>206415</text:p>
          </table:table-cell>
          <table:table-cell table:style-name="ce26" office:value-type="float" office:value="6368006" calcext:value-type="float">
            <text:p>6368006</text:p>
          </table:table-cell>
          <table:table-cell table:style-name="ce26" office:value-type="float" office:value="75376226" calcext:value-type="float">
            <text:p>75376226</text:p>
          </table:table-cell>
          <table:table-cell table:style-name="ce26" office:value-type="float" office:value="19591" calcext:value-type="float">
            <text:p>19591</text:p>
          </table:table-cell>
          <table:table-cell table:style-name="ce26" office:value-type="float" office:value="825883" calcext:value-type="float">
            <text:p>825883</text:p>
          </table:table-cell>
          <table:table-cell table:style-name="ce26" office:value-type="float" office:value="1748479" calcext:value-type="float">
            <text:p>1748479</text:p>
          </table:table-cell>
          <table:table-cell table:style-name="ce26" office:value-type="float" office:value="6544374" calcext:value-type="float">
            <text:p>6544374</text:p>
          </table:table-cell>
          <table:table-cell table:style-name="ce26" office:value-type="float" office:value="1161836" calcext:value-type="float">
            <text:p>1161836</text:p>
          </table:table-cell>
          <table:table-cell table:style-name="ce26" office:value-type="float" office:value="756884" calcext:value-type="float">
            <text:p>756884</text:p>
          </table:table-cell>
          <table:table-cell table:style-name="ce26" office:value-type="float" office:value="331087" calcext:value-type="float">
            <text:p>331087</text:p>
          </table:table-cell>
          <table:table-cell table:style-name="ce26" office:value-type="float" office:value="153955" calcext:value-type="float">
            <text:p>153955</text:p>
          </table:table-cell>
          <table:table-cell table:style-name="ce26" office:value-type="float" office:value="27365573" calcext:value-type="float">
            <text:p>27365573</text:p>
          </table:table-cell>
          <table:table-cell table:style-name="ce26" office:value-type="float" office:value="15659070" calcext:value-type="float">
            <text:p>15659070</text:p>
          </table:table-cell>
          <table:table-cell table:style-name="ce26" office:value-type="float" office:value="12067095" calcext:value-type="float">
            <text:p>12067095</text:p>
          </table:table-cell>
          <table:table-cell table:style-name="ce26" office:value-type="float" office:value="38247393" calcext:value-type="float">
            <text:p>38247393</text:p>
          </table:table-cell>
          <table:table-cell table:style-name="ce26" office:value-type="float" office:value="8129922" calcext:value-type="float">
            <text:p>8129922</text:p>
          </table:table-cell>
          <table:table-cell table:style-name="ce26" office:value-type="float" office:value="1087580" calcext:value-type="float">
            <text:p>1087580</text:p>
          </table:table-cell>
          <table:table-cell table:style-name="ce26" office:value-type="float" office:value="17308855" calcext:value-type="float">
            <text:p>17308855</text:p>
          </table:table-cell>
          <table:table-cell table:style-name="ce26" table:formula="of:=(SUM([.B50:.AB50]))+0" office:value-type="float" office:value="426414577" calcext:value-type="float">
            <text:p>426414577</text:p>
          </table:table-cell>
          <table:table-cell table:style-name="ce26" table:formula="of:=(+[.AE50]-[.AC50])+0" office:value-type="float" office:value="18070856" calcext:value-type="float">
            <text:p>18070856</text:p>
          </table:table-cell>
          <table:table-cell table:style-name="ce26" office:value-type="float" office:value="444485433" calcext:value-type="float">
            <text:p>444485433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UVA DE MESA</text:p>
          </table:table-cell>
          <table:table-cell table:style-name="ce26" office:value-type="float" office:value="114517711" calcext:value-type="float">
            <text:p>114517711</text:p>
          </table:table-cell>
          <table:table-cell table:style-name="ce26" office:value-type="float" office:value="541251" calcext:value-type="float">
            <text:p>541251</text:p>
          </table:table-cell>
          <table:table-cell table:style-name="ce26" office:value-type="float" office:value="7665507" calcext:value-type="float">
            <text:p>7665507</text:p>
          </table:table-cell>
          <table:table-cell table:style-name="ce26" office:value-type="float" office:value="53659" calcext:value-type="float">
            <text:p>5365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99022" calcext:value-type="float">
            <text:p>399022</text:p>
          </table:table-cell>
          <table:table-cell table:style-name="ce26" office:value-type="float" office:value="6072757" calcext:value-type="float">
            <text:p>6072757</text:p>
          </table:table-cell>
          <table:table-cell table:style-name="ce26" office:value-type="float" office:value="453505" calcext:value-type="float">
            <text:p>453505</text:p>
          </table:table-cell>
          <table:table-cell table:style-name="ce26" office:value-type="float" office:value="61378" calcext:value-type="float">
            <text:p>61378</text:p>
          </table:table-cell>
          <table:table-cell table:style-name="ce26" office:value-type="float" office:value="196440" calcext:value-type="float">
            <text:p>196440</text:p>
          </table:table-cell>
          <table:table-cell table:style-name="ce26" office:value-type="float" office:value="7246209" calcext:value-type="float">
            <text:p>7246209</text:p>
          </table:table-cell>
          <table:table-cell table:style-name="ce26" office:value-type="float" office:value="24914926" calcext:value-type="float">
            <text:p>24914926</text:p>
          </table:table-cell>
          <table:table-cell table:style-name="ce26" office:value-type="float" office:value="194433" calcext:value-type="float">
            <text:p>194433</text:p>
          </table:table-cell>
          <table:table-cell table:style-name="ce26" office:value-type="float" office:value="1229598" calcext:value-type="float">
            <text:p>1229598</text:p>
          </table:table-cell>
          <table:table-cell table:style-name="ce26" office:value-type="float" office:value="8193397" calcext:value-type="float">
            <text:p>8193397</text:p>
          </table:table-cell>
          <table:table-cell table:style-name="ce26" office:value-type="float" office:value="4714284" calcext:value-type="float">
            <text:p>4714284</text:p>
          </table:table-cell>
          <table:table-cell table:style-name="ce26" office:value-type="float" office:value="561226" calcext:value-type="float">
            <text:p>561226</text:p>
          </table:table-cell>
          <table:table-cell table:style-name="ce26" office:value-type="float" office:value="124285" calcext:value-type="float">
            <text:p>124285</text:p>
          </table:table-cell>
          <table:table-cell table:style-name="ce26" office:value-type="float" office:value="3940" calcext:value-type="float">
            <text:p>3940</text:p>
          </table:table-cell>
          <table:table-cell table:style-name="ce26" office:value-type="float" office:value="60293" calcext:value-type="float">
            <text:p>60293</text:p>
          </table:table-cell>
          <table:table-cell table:style-name="ce26" office:value-type="float" office:value="29577146" calcext:value-type="float">
            <text:p>29577146</text:p>
          </table:table-cell>
          <table:table-cell table:style-name="ce26" office:value-type="float" office:value="8215419" calcext:value-type="float">
            <text:p>8215419</text:p>
          </table:table-cell>
          <table:table-cell table:style-name="ce26" office:value-type="float" office:value="25009420" calcext:value-type="float">
            <text:p>25009420</text:p>
          </table:table-cell>
          <table:table-cell table:style-name="ce26" office:value-type="float" office:value="122520510" calcext:value-type="float">
            <text:p>122520510</text:p>
          </table:table-cell>
          <table:table-cell table:style-name="ce26" office:value-type="float" office:value="236446" calcext:value-type="float">
            <text:p>236446</text:p>
          </table:table-cell>
          <table:table-cell table:style-name="ce26" office:value-type="float" office:value="2834583" calcext:value-type="float">
            <text:p>2834583</text:p>
          </table:table-cell>
          <table:table-cell table:style-name="ce26" office:value-type="float" office:value="8552610" calcext:value-type="float">
            <text:p>8552610</text:p>
          </table:table-cell>
          <table:table-cell table:style-name="ce26" table:formula="of:=(SUM([.B51:.AB51]))+0" office:value-type="float" office:value="374149955" calcext:value-type="float">
            <text:p>374149955</text:p>
          </table:table-cell>
          <table:table-cell table:style-name="ce26" table:formula="of:=(+[.AE51]-[.AC51])+0" office:value-type="float" office:value="38096011" calcext:value-type="float">
            <text:p>38096011</text:p>
          </table:table-cell>
          <table:table-cell table:style-name="ce26" office:value-type="float" office:value="412245966" calcext:value-type="float">
            <text:p>412245966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6" office:value-type="string" calcext:value-type="string">
            <text:p>OTRAS FRUTAS</text:p>
          </table:table-cell>
          <table:table-cell table:style-name="ce26" office:value-type="float" office:value="20355775" calcext:value-type="float">
            <text:p>20355775</text:p>
          </table:table-cell>
          <table:table-cell table:style-name="ce26" office:value-type="float" office:value="454705" calcext:value-type="float">
            <text:p>454705</text:p>
          </table:table-cell>
          <table:table-cell table:style-name="ce26" office:value-type="float" office:value="2053510" calcext:value-type="float">
            <text:p>2053510</text:p>
          </table:table-cell>
          <table:table-cell table:style-name="ce26" office:value-type="float" office:value="219029" calcext:value-type="float">
            <text:p>219029</text:p>
          </table:table-cell>
          <table:table-cell table:style-name="ce26" office:value-type="float" office:value="2000" calcext:value-type="float">
            <text:p>2000</text:p>
          </table:table-cell>
          <table:table-cell table:style-name="ce26" office:value-type="float" office:value="78036" calcext:value-type="float">
            <text:p>78036</text:p>
          </table:table-cell>
          <table:table-cell table:style-name="ce26" office:value-type="float" office:value="1033123" calcext:value-type="float">
            <text:p>1033123</text:p>
          </table:table-cell>
          <table:table-cell table:style-name="ce26" office:value-type="float" office:value="212981" calcext:value-type="float">
            <text:p>212981</text:p>
          </table:table-cell>
          <table:table-cell table:style-name="ce26" office:value-type="float" office:value="152300" calcext:value-type="float">
            <text:p>152300</text:p>
          </table:table-cell>
          <table:table-cell table:style-name="ce26" office:value-type="float" office:value="1035610" calcext:value-type="float">
            <text:p>1035610</text:p>
          </table:table-cell>
          <table:table-cell table:style-name="ce26" office:value-type="float" office:value="254824" calcext:value-type="float">
            <text:p>254824</text:p>
          </table:table-cell>
          <table:table-cell table:style-name="ce26" office:value-type="float" office:value="20537280" calcext:value-type="float">
            <text:p>20537280</text:p>
          </table:table-cell>
          <table:table-cell table:style-name="ce26" office:value-type="float" office:value="396901" calcext:value-type="float">
            <text:p>396901</text:p>
          </table:table-cell>
          <table:table-cell table:style-name="ce26" office:value-type="float" office:value="660215" calcext:value-type="float">
            <text:p>660215</text:p>
          </table:table-cell>
          <table:table-cell table:style-name="ce26" office:value-type="float" office:value="412967" calcext:value-type="float">
            <text:p>412967</text:p>
          </table:table-cell>
          <table:table-cell table:style-name="ce26" office:value-type="float" office:value="15195679" calcext:value-type="float">
            <text:p>15195679</text:p>
          </table:table-cell>
          <table:table-cell table:style-name="ce26" office:value-type="float" office:value="297358" calcext:value-type="float">
            <text:p>297358</text:p>
          </table:table-cell>
          <table:table-cell table:style-name="ce26" office:value-type="float" office:value="539510" calcext:value-type="float">
            <text:p>539510</text:p>
          </table:table-cell>
          <table:table-cell table:style-name="ce26" office:value-type="float" office:value="69499" calcext:value-type="float">
            <text:p>69499</text:p>
          </table:table-cell>
          <table:table-cell table:style-name="ce26" office:value-type="float" office:value="24473" calcext:value-type="float">
            <text:p>24473</text:p>
          </table:table-cell>
          <table:table-cell table:style-name="ce26" office:value-type="float" office:value="6809265" calcext:value-type="float">
            <text:p>6809265</text:p>
          </table:table-cell>
          <table:table-cell table:style-name="ce26" office:value-type="float" office:value="3007253" calcext:value-type="float">
            <text:p>3007253</text:p>
          </table:table-cell>
          <table:table-cell table:style-name="ce26" office:value-type="float" office:value="14109423" calcext:value-type="float">
            <text:p>14109423</text:p>
          </table:table-cell>
          <table:table-cell table:style-name="ce26" office:value-type="float" office:value="5085591" calcext:value-type="float">
            <text:p>5085591</text:p>
          </table:table-cell>
          <table:table-cell table:style-name="ce26" office:value-type="float" office:value="336646" calcext:value-type="float">
            <text:p>336646</text:p>
          </table:table-cell>
          <table:table-cell table:style-name="ce26" office:value-type="float" office:value="813828" calcext:value-type="float">
            <text:p>813828</text:p>
          </table:table-cell>
          <table:table-cell table:style-name="ce26" office:value-type="float" office:value="426408" calcext:value-type="float">
            <text:p>426408</text:p>
          </table:table-cell>
          <table:table-cell table:style-name="ce26" table:formula="of:=(SUM([.B52:.AB52]))+0" office:value-type="float" office:value="94574189" calcext:value-type="float">
            <text:p>94574189</text:p>
          </table:table-cell>
          <table:table-cell table:style-name="ce26" table:formula="of:=(+[.AE52]-[.AC52])+0" office:value-type="float" office:value="24111023" calcext:value-type="float">
            <text:p>24111023</text:p>
          </table:table-cell>
          <table:table-cell table:style-name="ce26" office:value-type="float" office:value="118685212" calcext:value-type="float">
            <text:p>118685212</text:p>
          </table:table-cell>
          <table:table-cell table:style-name="ce21" office:value-type="string" calcext:value-type="string">
            <text:p>Fruta</text:p>
          </table:table-cell>
          <table:table-cell table:number-columns-repeated="992"/>
        </table:table-row>
        <table:table-row table:style-name="ro2" table:number-rows-repeated="1048512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Titles" table:base-cell-address="$'2016'.$A$1" table:cell-range-address="$'2020'.$A$1:.$A$104857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Bookman Old Style" svg:font-family="'Bookman Old Style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2" svg:font-family="Arial" style:font-pitch="variable"/>
    <style:font-face style:name="Open Sans1" svg:font-family="'Open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Énfasis3_20_2" style:display-name="20% - Énfasis3 2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2" style:display-name="20% - Énfasis3 2 2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3" style:display-name="20% - Énfasis3 2 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3" style:display-name="20% - Énfasis3 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3_20_2" style:display-name="20% - Énfasis3 3 2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" style:display-name="Buena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3" style:display-name="Buena 3" style:family="table-cell" style:parent-style-name="Default">
      <style:table-cell-properties fo:background-color="#c6efce"/>
      <style:text-properties fo:color="#7f7f7f" style:text-outline="false" style:text-line-through-style="none" style:text-line-through-type="none" style:font-name="Open Sans Light" fo:font-family="'Open Sans Light'" style:font-family-generic="swiss" fo:font-size="24pt" fo:font-style="normal" fo:text-shadow="none" style:text-underline-style="none" fo:font-weight="normal" style:font-size-asian="24pt" style:font-style-asian="normal" style:font-weight-asian="normal" style:font-name-complex="Open Sans Light" style:font-family-complex="'Open Sans Light'" style:font-family-generic-complex="swiss" style:font-size-complex="24pt" style:font-style-complex="normal" style:font-weight-complex="normal"/>
    </style:style>
    <style:style style:name="Hipervínculo_20_2" style:display-name="Hipervínculo 2" style:family="table-cell" style:parent-style-name="Default">
      <style:text-properties fo:color="#0000ff" style:text-outline="false" style:text-line-through-style="none" style:text-line-through-type="none" style:font-name="MS Sans Serif" fo:font-family="'MS Sans Serif'" style:font-family-generic="swiss" fo:font-size="7.5pt" fo:font-style="normal" fo:text-shadow="none" style:text-underline-style="solid" style:text-underline-width="auto" style:text-underline-color="font-color" fo:font-weight="normal" style:font-size-asian="7.5pt" style:font-style-asian="normal" style:font-weight-asian="normal" style:font-name-complex="MS Sans Serif" style:font-family-complex="'MS Sans Serif'" style:font-family-generic-complex="swiss" style:font-size-complex="7.5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3" style:display-name="Normal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98UE" style:display-name="Normal_98U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man Old Style" fo:font-family="'Bookman Old Style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MS Sans Serif" fo:font-family="'MS Sans Serif'" style:font-family-generic="swiss" fo:font-size="7.5pt" fo:font-style="normal" fo:text-shadow="none" style:text-underline-style="solid" style:text-underline-width="auto" style:text-underline-color="font-color" fo:font-weight="normal" style:font-size-asian="7.5pt" style:font-style-asian="normal" style:font-weight-asian="normal" style:font-name-complex="MS Sans Serif" style:font-family-complex="'MS Sans Serif'" style:font-family-generic-complex="swiss" style:font-size-complex="7.5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.1965in" fo:margin-left="0.3937in" fo:margin-right="0.3937in" style:print-page-order="ttb" style:first-page-number="continue" loext:scale-to-X="2" loext:scale-to-Y="1" style:table-centering="horizontal" style:writing-mode="lr-tb" style:print="charts drawings objects zero-values"/>
      <style:header-style>
        <style:header-footer-properties svg:height="0.7874in" fo:margin-left="0in" fo:margin-right="0in" fo:margin-bottom="0in"/>
      </style:header-style>
      <style:footer-style>
        <style:header-footer-properties fo:min-height="0.1965in" fo:margin-left="0in" fo:margin-right="0in" fo:margin-top="0.0575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Open Sans1" fo:font-size="14pt" fo:font-style="normal" fo:text-shadow="none" style:text-underline-style="none" fo:font-weight="normal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Open Sans1" fo:font-size="12pt" fo:font-style="normal" fo:text-shadow="none" style:text-underline-style="none" fo:font-weight="normal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6" style:display-name="PageStyle_2016" style:page-layout-name="Mpm3">
      <style:header>
        <text:p><text:span text:style-name="MT1"/></text:p>
        <text:p><text:span text:style-name="MT1"/></text:p>
        <text:p><text:span text:style-name="MT1"/></text:p>
        <text:p><text:span text:style-name="MT1">EXPORTACIONES ESPAÑOLAS DE FRUTAS Y</text:span><text:span text:style-name="MT2"> </text:span><text:span text:style-name="MT1">HORTALIZAS FRESCAS - AÑO 2016 - EN EUROS</text:span></text:p>
        <text:p><text:span text:style-name="MT1"/></text:p>
      </style:header>
      <style:header-left style:display="false"/>
      <style:footer>
        <style:region-center>
          <text:p><text:span text:style-name="MT3">DATOS PROCEDENTES DE ADUANAS PROCESADOS POR FEPEX</text:span></text:p>
        </style:region-center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/>
    </style:master-page>
    <style:master-page style:name="PageStyle_5f_2019" style:display-name="PageStyle_2019" style:page-layout-name="Mpm3">
      <style:header>
        <text:p><text:span text:style-name="MT1"/></text:p>
        <text:p><text:span text:style-name="MT1"/></text:p>
        <text:p><text:span text:style-name="MT1"/></text:p>
        <text:p><text:span text:style-name="MT1">EXPORTACIONES ESPAÑOLAS DE FRUTAS Y</text:span><text:span text:style-name="MT2"> </text:span><text:span text:style-name="MT1">HORTALIZAS FRESCAS - AÑO 2019 EN EUROS</text:span></text:p>
        <text:p><text:span text:style-name="MT1"/></text:p>
      </style:header>
      <style:header-left style:display="false"/>
      <style:footer>
        <style:region-center>
          <text:p><text:span text:style-name="MT3">DATOS PROCEDENTES DE ADUANAS PROCESADOS POR FEPEX</text:span></text:p>
        </style:region-center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/>
    </style:master-page>
    <style:master-page style:name="PageStyle_5f_2020" style:display-name="PageStyle_2020" style:page-layout-name="Mpm3">
      <style:header>
        <text:p><text:span text:style-name="MT1"/></text:p>
        <text:p><text:span text:style-name="MT1"/></text:p>
        <text:p><text:span text:style-name="MT1"/></text:p>
        <text:p><text:span text:style-name="MT1">EXPORTACIONES ESPAÑOLAS DE FRUTAS Y</text:span><text:span text:style-name="MT2"> </text:span><text:span text:style-name="MT1">HORTALIZAS FRESCAS - AÑO 2020 EN EUROS</text:span></text:p>
        <text:p><text:span text:style-name="MT1"/></text:p>
      </style:header>
      <style:header-left style:display="false"/>
      <style:footer>
        <style:region-center>
          <text:p><text:span text:style-name="MT3">DATOS PROCEDENTES DE ADUANAS PROCESADOS POR FEPEX</text:span></text:p>
        </style:region-center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/>
    </style:master-page>
    <style:master-page style:name="PageStyle_5f_2017" style:display-name="PageStyle_2017" style:page-layout-name="Mpm3">
      <style:header>
        <text:p><text:span text:style-name="MT1"/></text:p>
        <text:p><text:span text:style-name="MT1"/></text:p>
        <text:p><text:span text:style-name="MT1"/></text:p>
        <text:p><text:span text:style-name="MT1">EXPORTACIONES ESPAÑOLAS DE FRUTAS Y</text:span><text:span text:style-name="MT2"> </text:span><text:span text:style-name="MT1">HORTALIZAS FRESCAS - AÑO 2017 - EN EUROS</text:span></text:p>
        <text:p><text:span text:style-name="MT1"/></text:p>
      </style:header>
      <style:header-left style:display="false"/>
      <style:footer>
        <style:region-center>
          <text:p><text:span text:style-name="MT3">DATOS PROCEDENTES DE ADUANAS PROCESADOS POR FEPEX</text:span></text:p>
        </style:region-center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/>
    </style:master-page>
    <style:master-page style:name="PageStyle_5f_2018" style:display-name="PageStyle_2018" style:page-layout-name="Mpm3">
      <style:header>
        <text:p><text:span text:style-name="MT1"/></text:p>
        <text:p><text:span text:style-name="MT1"/></text:p>
        <text:p><text:span text:style-name="MT1"/></text:p>
        <text:p><text:span text:style-name="MT1">EXPORTACIONES ESPAÑOLAS DE FRUTAS Y</text:span><text:span text:style-name="MT2"> </text:span><text:span text:style-name="MT1">HORTALIZAS FRESCAS - AÑO 2018 - EN EUROS</text:span></text:p>
        <text:p><text:span text:style-name="MT1"/></text:p>
      </style:header>
      <style:header-left style:display="false"/>
      <style:footer>
        <style:region-center>
          <text:p><text:span text:style-name="MT3">DATOS PROCEDENTES DE ADUANAS PROCESADOS POR FEPEX</text:span></text:p>
        </style:region-center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a</meta:initial-creator>
    <meta:print-date>2012-08-30T07:52:09</meta:print-date>
    <meta:creation-date>2001-06-05T11:36:50</meta:creation-date>
    <dc:date>2021-03-08T12:55:13.634970601</dc:date>
    <meta:generator>LibreOffice/6.4.6.2$Linux_X86_64 LibreOffice_project/40$Build-2</meta:generator>
    <meta:editing-duration>PT37M59S</meta:editing-duration>
    <meta:editing-cycles>4</meta:editing-cycles>
    <meta:document-statistic meta:table-count="5" meta:cell-count="8320" meta:object-count="0"/>
    <meta:user-defined meta:name="AppVersion">16.0300</meta:user-defined>
    <meta:user-defined meta:name="Company">FEPE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